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374in"/>
    </style:style>
    <style:style style:name="co7" style:family="table-column">
      <style:table-column-properties fo:break-before="auto" style:column-width="0.7311in"/>
    </style:style>
    <style:style style:name="co8" style:family="table-column">
      <style:table-column-properties fo:break-before="auto" style:column-width="1.0728in"/>
    </style:style>
    <style:style style:name="co9" style:family="table-column">
      <style:table-column-properties fo:break-before="auto" style:column-width="1.0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cc-aging-8" table:style-name="ta1">
        <table:shapes>
          <draw:frame draw:z-index="0" draw:style-name="gr1" draw:text-style-name="P1" svg:width="15.8929in" svg:height="8.4626in" svg:x="3.6437in" svg:y="0.0394in">
            <draw:object draw:notify-on-update-of-ranges="'gcc-aging-8'.A1:'gcc-aging-8'.A1 'gcc-aging-8'.A2:'gcc-aging-8'.A501 'gcc-aging-8'.C1:'gcc-aging-8'.C1 'gcc-aging-8'.C2:'gcc-aging-8'.C501 'gcc-aging-8'.A1:'gcc-aging-8'.A1 'gcc-aging-8'.A2:'gcc-aging-8'.A501 'gcc-aging-8'.D1:'gcc-aging-8'.D1 'gcc-aging-8'.D2:'gcc-aging-8'.D5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64906" calcext:value-type="float">
            <text:p>364906</text:p>
          </table:table-cell>
          <table:table-cell office:value-type="float" office:value="55427" calcext:value-type="float">
            <text:p>554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66227" calcext:value-type="float">
            <text:p>266227</text:p>
          </table:table-cell>
          <table:table-cell office:value-type="float" office:value="41762" calcext:value-type="float">
            <text:p>417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38884" calcext:value-type="float">
            <text:p>238884</text:p>
          </table:table-cell>
          <table:table-cell office:value-type="float" office:value="36062" calcext:value-type="float">
            <text:p>360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24845" calcext:value-type="float">
            <text:p>224845</text:p>
          </table:table-cell>
          <table:table-cell office:value-type="float" office:value="32634" calcext:value-type="float">
            <text:p>326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24009" calcext:value-type="float">
            <text:p>224009</text:p>
          </table:table-cell>
          <table:table-cell office:value-type="float" office:value="30815" calcext:value-type="float">
            <text:p>308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231316" calcext:value-type="float">
            <text:p>231316</text:p>
          </table:table-cell>
          <table:table-cell office:value-type="float" office:value="29852" calcext:value-type="float">
            <text:p>2985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239210" calcext:value-type="float">
            <text:p>239210</text:p>
          </table:table-cell>
          <table:table-cell office:value-type="float" office:value="29191" calcext:value-type="float">
            <text:p>291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45640" calcext:value-type="float">
            <text:p>245640</text:p>
          </table:table-cell>
          <table:table-cell office:value-type="float" office:value="28267" calcext:value-type="float">
            <text:p>282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253652" calcext:value-type="float">
            <text:p>253652</text:p>
          </table:table-cell>
          <table:table-cell office:value-type="float" office:value="27590" calcext:value-type="float">
            <text:p>275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57852" calcext:value-type="float">
            <text:p>257852</text:p>
          </table:table-cell>
          <table:table-cell office:value-type="float" office:value="26791" calcext:value-type="float">
            <text:p>2679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264424" calcext:value-type="float">
            <text:p>264424</text:p>
          </table:table-cell>
          <table:table-cell office:value-type="float" office:value="26210" calcext:value-type="float">
            <text:p>262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67666" calcext:value-type="float">
            <text:p>267666</text:p>
          </table:table-cell>
          <table:table-cell office:value-type="float" office:value="25585" calcext:value-type="float">
            <text:p>255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271203" calcext:value-type="float">
            <text:p>271203</text:p>
          </table:table-cell>
          <table:table-cell office:value-type="float" office:value="25014" calcext:value-type="float">
            <text:p>2501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office:value-type="float" office:value="276361" calcext:value-type="float">
            <text:p>276361</text:p>
          </table:table-cell>
          <table:table-cell office:value-type="float" office:value="24630" calcext:value-type="float">
            <text:p>2463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280030" calcext:value-type="float">
            <text:p>280030</text:p>
          </table:table-cell>
          <table:table-cell office:value-type="float" office:value="24161" calcext:value-type="float">
            <text:p>241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82350" calcext:value-type="float">
            <text:p>282350</text:p>
          </table:table-cell>
          <table:table-cell office:value-type="float" office:value="23812" calcext:value-type="float">
            <text:p>2381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284797" calcext:value-type="float">
            <text:p>284797</text:p>
          </table:table-cell>
          <table:table-cell office:value-type="float" office:value="23254" calcext:value-type="float">
            <text:p>2325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289309" calcext:value-type="float">
            <text:p>289309</text:p>
          </table:table-cell>
          <table:table-cell office:value-type="float" office:value="23166" calcext:value-type="float">
            <text:p>2316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float" office:value="289893" calcext:value-type="float">
            <text:p>289893</text:p>
          </table:table-cell>
          <table:table-cell office:value-type="float" office:value="22670" calcext:value-type="float">
            <text:p>2267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290462" calcext:value-type="float">
            <text:p>290462</text:p>
          </table:table-cell>
          <table:table-cell office:value-type="float" office:value="22414" calcext:value-type="float">
            <text:p>2241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float" office:value="293251" calcext:value-type="float">
            <text:p>293251</text:p>
          </table:table-cell>
          <table:table-cell office:value-type="float" office:value="22270" calcext:value-type="float">
            <text:p>2227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" calcext:value-type="float">
            <text:p>8</text:p>
          </table:table-cell>
          <table:table-cell office:value-type="float" office:value="294967" calcext:value-type="float">
            <text:p>294967</text:p>
          </table:table-cell>
          <table:table-cell office:value-type="float" office:value="22022" calcext:value-type="float">
            <text:p>220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" calcext:value-type="float">
            <text:p>8</text:p>
          </table:table-cell>
          <table:table-cell office:value-type="float" office:value="295603" calcext:value-type="float">
            <text:p>295603</text:p>
          </table:table-cell>
          <table:table-cell office:value-type="float" office:value="21767" calcext:value-type="float">
            <text:p>2176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  <table:table-cell office:value-type="float" office:value="296631" calcext:value-type="float">
            <text:p>296631</text:p>
          </table:table-cell>
          <table:table-cell office:value-type="float" office:value="21666" calcext:value-type="float">
            <text:p>216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298667" calcext:value-type="float">
            <text:p>298667</text:p>
          </table:table-cell>
          <table:table-cell office:value-type="float" office:value="21360" calcext:value-type="float">
            <text:p>2136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" calcext:value-type="float">
            <text:p>8</text:p>
          </table:table-cell>
          <table:table-cell office:value-type="float" office:value="301062" calcext:value-type="float">
            <text:p>301062</text:p>
          </table:table-cell>
          <table:table-cell office:value-type="float" office:value="21297" calcext:value-type="float">
            <text:p>2129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" calcext:value-type="float">
            <text:p>8</text:p>
          </table:table-cell>
          <table:table-cell office:value-type="float" office:value="302772" calcext:value-type="float">
            <text:p>302772</text:p>
          </table:table-cell>
          <table:table-cell office:value-type="float" office:value="21231" calcext:value-type="float">
            <text:p>2123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office:value-type="float" office:value="303277" calcext:value-type="float">
            <text:p>303277</text:p>
          </table:table-cell>
          <table:table-cell office:value-type="float" office:value="20921" calcext:value-type="float">
            <text:p>2092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" calcext:value-type="float">
            <text:p>8</text:p>
          </table:table-cell>
          <table:table-cell office:value-type="float" office:value="303836" calcext:value-type="float">
            <text:p>303836</text:p>
          </table:table-cell>
          <table:table-cell office:value-type="float" office:value="21011" calcext:value-type="float">
            <text:p>2101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305407" calcext:value-type="float">
            <text:p>305407</text:p>
          </table:table-cell>
          <table:table-cell office:value-type="float" office:value="20805" calcext:value-type="float">
            <text:p>2080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 office:value-type="float" office:value="306570" calcext:value-type="float">
            <text:p>306570</text:p>
          </table:table-cell>
          <table:table-cell office:value-type="float" office:value="20781" calcext:value-type="float">
            <text:p>2078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308038" calcext:value-type="float">
            <text:p>308038</text:p>
          </table:table-cell>
          <table:table-cell office:value-type="float" office:value="20726" calcext:value-type="float">
            <text:p>2072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" calcext:value-type="float">
            <text:p>8</text:p>
          </table:table-cell>
          <table:table-cell office:value-type="float" office:value="309855" calcext:value-type="float">
            <text:p>309855</text:p>
          </table:table-cell>
          <table:table-cell office:value-type="float" office:value="20568" calcext:value-type="float">
            <text:p>2056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" calcext:value-type="float">
            <text:p>8</text:p>
          </table:table-cell>
          <table:table-cell office:value-type="float" office:value="308957" calcext:value-type="float">
            <text:p>308957</text:p>
          </table:table-cell>
          <table:table-cell office:value-type="float" office:value="20621" calcext:value-type="float">
            <text:p>2062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office:value-type="float" office:value="313224" calcext:value-type="float">
            <text:p>313224</text:p>
          </table:table-cell>
          <table:table-cell office:value-type="float" office:value="20648" calcext:value-type="float">
            <text:p>2064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office:value-type="float" office:value="312708" calcext:value-type="float">
            <text:p>312708</text:p>
          </table:table-cell>
          <table:table-cell office:value-type="float" office:value="20578" calcext:value-type="float">
            <text:p>2057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314409" calcext:value-type="float">
            <text:p>314409</text:p>
          </table:table-cell>
          <table:table-cell office:value-type="float" office:value="20529" calcext:value-type="float">
            <text:p>2052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" calcext:value-type="float">
            <text:p>8</text:p>
          </table:table-cell>
          <table:table-cell office:value-type="float" office:value="313546" calcext:value-type="float">
            <text:p>313546</text:p>
          </table:table-cell>
          <table:table-cell office:value-type="float" office:value="20409" calcext:value-type="float">
            <text:p>2040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314450" calcext:value-type="float">
            <text:p>314450</text:p>
          </table:table-cell>
          <table:table-cell office:value-type="float" office:value="20496" calcext:value-type="float">
            <text:p>2049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office:value-type="float" office:value="315235" calcext:value-type="float">
            <text:p>315235</text:p>
          </table:table-cell>
          <table:table-cell office:value-type="float" office:value="20443" calcext:value-type="float">
            <text:p>2044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" calcext:value-type="float">
            <text:p>8</text:p>
          </table:table-cell>
          <table:table-cell office:value-type="float" office:value="317189" calcext:value-type="float">
            <text:p>317189</text:p>
          </table:table-cell>
          <table:table-cell office:value-type="float" office:value="20636" calcext:value-type="float">
            <text:p>2063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" calcext:value-type="float">
            <text:p>8</text:p>
          </table:table-cell>
          <table:table-cell office:value-type="float" office:value="318580" calcext:value-type="float">
            <text:p>318580</text:p>
          </table:table-cell>
          <table:table-cell office:value-type="float" office:value="20714" calcext:value-type="float">
            <text:p>2071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" calcext:value-type="float">
            <text:p>8</text:p>
          </table:table-cell>
          <table:table-cell office:value-type="float" office:value="317235" calcext:value-type="float">
            <text:p>317235</text:p>
          </table:table-cell>
          <table:table-cell office:value-type="float" office:value="20318" calcext:value-type="float">
            <text:p>2031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  <table:table-cell office:value-type="float" office:value="320885" calcext:value-type="float">
            <text:p>320885</text:p>
          </table:table-cell>
          <table:table-cell office:value-type="float" office:value="20658" calcext:value-type="float">
            <text:p>2065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office:value-type="float" office:value="321512" calcext:value-type="float">
            <text:p>321512</text:p>
          </table:table-cell>
          <table:table-cell office:value-type="float" office:value="20832" calcext:value-type="float">
            <text:p>2083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" calcext:value-type="float">
            <text:p>8</text:p>
          </table:table-cell>
          <table:table-cell office:value-type="float" office:value="322231" calcext:value-type="float">
            <text:p>322231</text:p>
          </table:table-cell>
          <table:table-cell office:value-type="float" office:value="20822" calcext:value-type="float">
            <text:p>2082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" calcext:value-type="float">
            <text:p>8</text:p>
          </table:table-cell>
          <table:table-cell office:value-type="float" office:value="320116" calcext:value-type="float">
            <text:p>320116</text:p>
          </table:table-cell>
          <table:table-cell office:value-type="float" office:value="20435" calcext:value-type="float">
            <text:p>2043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323152" calcext:value-type="float">
            <text:p>323152</text:p>
          </table:table-cell>
          <table:table-cell office:value-type="float" office:value="20508" calcext:value-type="float">
            <text:p>2050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" calcext:value-type="float">
            <text:p>8</text:p>
          </table:table-cell>
          <table:table-cell office:value-type="float" office:value="323008" calcext:value-type="float">
            <text:p>323008</text:p>
          </table:table-cell>
          <table:table-cell office:value-type="float" office:value="20819" calcext:value-type="float">
            <text:p>2081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324714" calcext:value-type="float">
            <text:p>324714</text:p>
          </table:table-cell>
          <table:table-cell office:value-type="float" office:value="20391" calcext:value-type="float">
            <text:p>2039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" calcext:value-type="float">
            <text:p>8</text:p>
          </table:table-cell>
          <table:table-cell office:value-type="float" office:value="325589" calcext:value-type="float">
            <text:p>325589</text:p>
          </table:table-cell>
          <table:table-cell office:value-type="float" office:value="20588" calcext:value-type="float">
            <text:p>2058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" calcext:value-type="float">
            <text:p>8</text:p>
          </table:table-cell>
          <table:table-cell office:value-type="float" office:value="328125" calcext:value-type="float">
            <text:p>328125</text:p>
          </table:table-cell>
          <table:table-cell office:value-type="float" office:value="20468" calcext:value-type="float">
            <text:p>2046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" calcext:value-type="float">
            <text:p>8</text:p>
          </table:table-cell>
          <table:table-cell office:value-type="float" office:value="327148" calcext:value-type="float">
            <text:p>327148</text:p>
          </table:table-cell>
          <table:table-cell office:value-type="float" office:value="20831" calcext:value-type="float">
            <text:p>2083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" calcext:value-type="float">
            <text:p>8</text:p>
          </table:table-cell>
          <table:table-cell office:value-type="float" office:value="329069" calcext:value-type="float">
            <text:p>329069</text:p>
          </table:table-cell>
          <table:table-cell office:value-type="float" office:value="21210" calcext:value-type="float">
            <text:p>2121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" calcext:value-type="float">
            <text:p>8</text:p>
          </table:table-cell>
          <table:table-cell office:value-type="float" office:value="331354" calcext:value-type="float">
            <text:p>331354</text:p>
          </table:table-cell>
          <table:table-cell office:value-type="float" office:value="20974" calcext:value-type="float">
            <text:p>2097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" calcext:value-type="float">
            <text:p>8</text:p>
          </table:table-cell>
          <table:table-cell office:value-type="float" office:value="331164" calcext:value-type="float">
            <text:p>331164</text:p>
          </table:table-cell>
          <table:table-cell office:value-type="float" office:value="21073" calcext:value-type="float">
            <text:p>2107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" calcext:value-type="float">
            <text:p>8</text:p>
          </table:table-cell>
          <table:table-cell office:value-type="float" office:value="330172" calcext:value-type="float">
            <text:p>330172</text:p>
          </table:table-cell>
          <table:table-cell office:value-type="float" office:value="21105" calcext:value-type="float">
            <text:p>2110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" calcext:value-type="float">
            <text:p>8</text:p>
          </table:table-cell>
          <table:table-cell office:value-type="float" office:value="330931" calcext:value-type="float">
            <text:p>330931</text:p>
          </table:table-cell>
          <table:table-cell office:value-type="float" office:value="21354" calcext:value-type="float">
            <text:p>2135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8" calcext:value-type="float">
            <text:p>8</text:p>
          </table:table-cell>
          <table:table-cell office:value-type="float" office:value="332919" calcext:value-type="float">
            <text:p>332919</text:p>
          </table:table-cell>
          <table:table-cell office:value-type="float" office:value="21012" calcext:value-type="float">
            <text:p>210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333978" calcext:value-type="float">
            <text:p>333978</text:p>
          </table:table-cell>
          <table:table-cell office:value-type="float" office:value="21134" calcext:value-type="float">
            <text:p>2113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8" calcext:value-type="float">
            <text:p>8</text:p>
          </table:table-cell>
          <table:table-cell office:value-type="float" office:value="334550" calcext:value-type="float">
            <text:p>334550</text:p>
          </table:table-cell>
          <table:table-cell office:value-type="float" office:value="21545" calcext:value-type="float">
            <text:p>2154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" calcext:value-type="float">
            <text:p>8</text:p>
          </table:table-cell>
          <table:table-cell office:value-type="float" office:value="338821" calcext:value-type="float">
            <text:p>338821</text:p>
          </table:table-cell>
          <table:table-cell office:value-type="float" office:value="22098" calcext:value-type="float">
            <text:p>2209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" calcext:value-type="float">
            <text:p>8</text:p>
          </table:table-cell>
          <table:table-cell office:value-type="float" office:value="335285" calcext:value-type="float">
            <text:p>335285</text:p>
          </table:table-cell>
          <table:table-cell office:value-type="float" office:value="21338" calcext:value-type="float">
            <text:p>2133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337472" calcext:value-type="float">
            <text:p>337472</text:p>
          </table:table-cell>
          <table:table-cell office:value-type="float" office:value="21648" calcext:value-type="float">
            <text:p>2164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" calcext:value-type="float">
            <text:p>8</text:p>
          </table:table-cell>
          <table:table-cell office:value-type="float" office:value="335328" calcext:value-type="float">
            <text:p>335328</text:p>
          </table:table-cell>
          <table:table-cell office:value-type="float" office:value="21448" calcext:value-type="float">
            <text:p>2144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" calcext:value-type="float">
            <text:p>8</text:p>
          </table:table-cell>
          <table:table-cell office:value-type="float" office:value="338959" calcext:value-type="float">
            <text:p>338959</text:p>
          </table:table-cell>
          <table:table-cell office:value-type="float" office:value="22197" calcext:value-type="float">
            <text:p>2219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8" calcext:value-type="float">
            <text:p>8</text:p>
          </table:table-cell>
          <table:table-cell office:value-type="float" office:value="340772" calcext:value-type="float">
            <text:p>340772</text:p>
          </table:table-cell>
          <table:table-cell office:value-type="float" office:value="22187" calcext:value-type="float">
            <text:p>2218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 office:value-type="float" office:value="339772" calcext:value-type="float">
            <text:p>339772</text:p>
          </table:table-cell>
          <table:table-cell office:value-type="float" office:value="22344" calcext:value-type="float">
            <text:p>2234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" calcext:value-type="float">
            <text:p>8</text:p>
          </table:table-cell>
          <table:table-cell office:value-type="float" office:value="342271" calcext:value-type="float">
            <text:p>342271</text:p>
          </table:table-cell>
          <table:table-cell office:value-type="float" office:value="22432" calcext:value-type="float">
            <text:p>224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340777" calcext:value-type="float">
            <text:p>340777</text:p>
          </table:table-cell>
          <table:table-cell office:value-type="float" office:value="22340" calcext:value-type="float">
            <text:p>2234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" calcext:value-type="float">
            <text:p>8</text:p>
          </table:table-cell>
          <table:table-cell office:value-type="float" office:value="343232" calcext:value-type="float">
            <text:p>343232</text:p>
          </table:table-cell>
          <table:table-cell office:value-type="float" office:value="22075" calcext:value-type="float">
            <text:p>2207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342056" calcext:value-type="float">
            <text:p>342056</text:p>
          </table:table-cell>
          <table:table-cell office:value-type="float" office:value="22552" calcext:value-type="float">
            <text:p>2255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" calcext:value-type="float">
            <text:p>8</text:p>
          </table:table-cell>
          <table:table-cell office:value-type="float" office:value="343529" calcext:value-type="float">
            <text:p>343529</text:p>
          </table:table-cell>
          <table:table-cell office:value-type="float" office:value="22632" calcext:value-type="float">
            <text:p>2263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" calcext:value-type="float">
            <text:p>8</text:p>
          </table:table-cell>
          <table:table-cell office:value-type="float" office:value="345617" calcext:value-type="float">
            <text:p>345617</text:p>
          </table:table-cell>
          <table:table-cell office:value-type="float" office:value="22705" calcext:value-type="float">
            <text:p>2270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" calcext:value-type="float">
            <text:p>8</text:p>
          </table:table-cell>
          <table:table-cell office:value-type="float" office:value="345090" calcext:value-type="float">
            <text:p>345090</text:p>
          </table:table-cell>
          <table:table-cell office:value-type="float" office:value="22956" calcext:value-type="float">
            <text:p>2295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8" calcext:value-type="float">
            <text:p>8</text:p>
          </table:table-cell>
          <table:table-cell office:value-type="float" office:value="345064" calcext:value-type="float">
            <text:p>345064</text:p>
          </table:table-cell>
          <table:table-cell office:value-type="float" office:value="23094" calcext:value-type="float">
            <text:p>2309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" calcext:value-type="float">
            <text:p>8</text:p>
          </table:table-cell>
          <table:table-cell office:value-type="float" office:value="346302" calcext:value-type="float">
            <text:p>346302</text:p>
          </table:table-cell>
          <table:table-cell office:value-type="float" office:value="22982" calcext:value-type="float">
            <text:p>2298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8" calcext:value-type="float">
            <text:p>8</text:p>
          </table:table-cell>
          <table:table-cell office:value-type="float" office:value="347177" calcext:value-type="float">
            <text:p>347177</text:p>
          </table:table-cell>
          <table:table-cell office:value-type="float" office:value="22892" calcext:value-type="float">
            <text:p>2289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" calcext:value-type="float">
            <text:p>8</text:p>
          </table:table-cell>
          <table:table-cell office:value-type="float" office:value="347464" calcext:value-type="float">
            <text:p>347464</text:p>
          </table:table-cell>
          <table:table-cell office:value-type="float" office:value="23505" calcext:value-type="float">
            <text:p>2350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350037" calcext:value-type="float">
            <text:p>350037</text:p>
          </table:table-cell>
          <table:table-cell office:value-type="float" office:value="23827" calcext:value-type="float">
            <text:p>2382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office:value-type="float" office:value="350725" calcext:value-type="float">
            <text:p>350725</text:p>
          </table:table-cell>
          <table:table-cell office:value-type="float" office:value="23731" calcext:value-type="float">
            <text:p>2373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" calcext:value-type="float">
            <text:p>8</text:p>
          </table:table-cell>
          <table:table-cell office:value-type="float" office:value="349368" calcext:value-type="float">
            <text:p>349368</text:p>
          </table:table-cell>
          <table:table-cell office:value-type="float" office:value="23437" calcext:value-type="float">
            <text:p>2343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" calcext:value-type="float">
            <text:p>8</text:p>
          </table:table-cell>
          <table:table-cell office:value-type="float" office:value="351598" calcext:value-type="float">
            <text:p>351598</text:p>
          </table:table-cell>
          <table:table-cell office:value-type="float" office:value="23724" calcext:value-type="float">
            <text:p>2372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" calcext:value-type="float">
            <text:p>8</text:p>
          </table:table-cell>
          <table:table-cell office:value-type="float" office:value="351285" calcext:value-type="float">
            <text:p>351285</text:p>
          </table:table-cell>
          <table:table-cell office:value-type="float" office:value="23959" calcext:value-type="float">
            <text:p>2395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" calcext:value-type="float">
            <text:p>8</text:p>
          </table:table-cell>
          <table:table-cell office:value-type="float" office:value="350173" calcext:value-type="float">
            <text:p>350173</text:p>
          </table:table-cell>
          <table:table-cell office:value-type="float" office:value="23443" calcext:value-type="float">
            <text:p>2344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8" calcext:value-type="float">
            <text:p>8</text:p>
          </table:table-cell>
          <table:table-cell office:value-type="float" office:value="351751" calcext:value-type="float">
            <text:p>351751</text:p>
          </table:table-cell>
          <table:table-cell office:value-type="float" office:value="23811" calcext:value-type="float">
            <text:p>2381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" calcext:value-type="float">
            <text:p>8</text:p>
          </table:table-cell>
          <table:table-cell office:value-type="float" office:value="350859" calcext:value-type="float">
            <text:p>350859</text:p>
          </table:table-cell>
          <table:table-cell office:value-type="float" office:value="23649" calcext:value-type="float">
            <text:p>2364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" calcext:value-type="float">
            <text:p>8</text:p>
          </table:table-cell>
          <table:table-cell office:value-type="float" office:value="356128" calcext:value-type="float">
            <text:p>356128</text:p>
          </table:table-cell>
          <table:table-cell office:value-type="float" office:value="24536" calcext:value-type="float">
            <text:p>2453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" calcext:value-type="float">
            <text:p>8</text:p>
          </table:table-cell>
          <table:table-cell office:value-type="float" office:value="355063" calcext:value-type="float">
            <text:p>355063</text:p>
          </table:table-cell>
          <table:table-cell office:value-type="float" office:value="24488" calcext:value-type="float">
            <text:p>2448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float" office:value="356662" calcext:value-type="float">
            <text:p>356662</text:p>
          </table:table-cell>
          <table:table-cell office:value-type="float" office:value="24827" calcext:value-type="float">
            <text:p>2482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 office:value-type="float" office:value="356307" calcext:value-type="float">
            <text:p>356307</text:p>
          </table:table-cell>
          <table:table-cell office:value-type="float" office:value="24293" calcext:value-type="float">
            <text:p>2429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8" calcext:value-type="float">
            <text:p>8</text:p>
          </table:table-cell>
          <table:table-cell office:value-type="float" office:value="358090" calcext:value-type="float">
            <text:p>358090</text:p>
          </table:table-cell>
          <table:table-cell office:value-type="float" office:value="24875" calcext:value-type="float">
            <text:p>2487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8" calcext:value-type="float">
            <text:p>8</text:p>
          </table:table-cell>
          <table:table-cell office:value-type="float" office:value="358202" calcext:value-type="float">
            <text:p>358202</text:p>
          </table:table-cell>
          <table:table-cell office:value-type="float" office:value="24413" calcext:value-type="float">
            <text:p>2441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" calcext:value-type="float">
            <text:p>8</text:p>
          </table:table-cell>
          <table:table-cell office:value-type="float" office:value="357074" calcext:value-type="float">
            <text:p>357074</text:p>
          </table:table-cell>
          <table:table-cell office:value-type="float" office:value="24891" calcext:value-type="float">
            <text:p>2489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" calcext:value-type="float">
            <text:p>8</text:p>
          </table:table-cell>
          <table:table-cell office:value-type="float" office:value="357807" calcext:value-type="float">
            <text:p>357807</text:p>
          </table:table-cell>
          <table:table-cell office:value-type="float" office:value="24621" calcext:value-type="float">
            <text:p>2462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361089" calcext:value-type="float">
            <text:p>361089</text:p>
          </table:table-cell>
          <table:table-cell office:value-type="float" office:value="25615" calcext:value-type="float">
            <text:p>2561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" calcext:value-type="float">
            <text:p>8</text:p>
          </table:table-cell>
          <table:table-cell office:value-type="float" office:value="360309" calcext:value-type="float">
            <text:p>360309</text:p>
          </table:table-cell>
          <table:table-cell office:value-type="float" office:value="24919" calcext:value-type="float">
            <text:p>2491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" calcext:value-type="float">
            <text:p>8</text:p>
          </table:table-cell>
          <table:table-cell office:value-type="float" office:value="359938" calcext:value-type="float">
            <text:p>359938</text:p>
          </table:table-cell>
          <table:table-cell office:value-type="float" office:value="24805" calcext:value-type="float">
            <text:p>2480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" calcext:value-type="float">
            <text:p>8</text:p>
          </table:table-cell>
          <table:table-cell office:value-type="float" office:value="361537" calcext:value-type="float">
            <text:p>361537</text:p>
          </table:table-cell>
          <table:table-cell office:value-type="float" office:value="25399" calcext:value-type="float">
            <text:p>2539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61929" calcext:value-type="float">
            <text:p>361929</text:p>
          </table:table-cell>
          <table:table-cell office:value-type="float" office:value="25143" calcext:value-type="float">
            <text:p>25143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8" calcext:value-type="float">
            <text:p>8</text:p>
          </table:table-cell>
          <table:table-cell office:value-type="float" office:value="361621" calcext:value-type="float">
            <text:p>361621</text:p>
          </table:table-cell>
          <table:table-cell office:value-type="float" office:value="25200" calcext:value-type="float">
            <text:p>2520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8" calcext:value-type="float">
            <text:p>8</text:p>
          </table:table-cell>
          <table:table-cell office:value-type="float" office:value="361545" calcext:value-type="float">
            <text:p>361545</text:p>
          </table:table-cell>
          <table:table-cell office:value-type="float" office:value="25625" calcext:value-type="float">
            <text:p>2562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8" calcext:value-type="float">
            <text:p>8</text:p>
          </table:table-cell>
          <table:table-cell office:value-type="float" office:value="366765" calcext:value-type="float">
            <text:p>366765</text:p>
          </table:table-cell>
          <table:table-cell office:value-type="float" office:value="26223" calcext:value-type="float">
            <text:p>2622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8" calcext:value-type="float">
            <text:p>8</text:p>
          </table:table-cell>
          <table:table-cell office:value-type="float" office:value="364770" calcext:value-type="float">
            <text:p>364770</text:p>
          </table:table-cell>
          <table:table-cell office:value-type="float" office:value="25712" calcext:value-type="float">
            <text:p>2571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8" calcext:value-type="float">
            <text:p>8</text:p>
          </table:table-cell>
          <table:table-cell office:value-type="float" office:value="367716" calcext:value-type="float">
            <text:p>367716</text:p>
          </table:table-cell>
          <table:table-cell office:value-type="float" office:value="26437" calcext:value-type="float">
            <text:p>26437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8" calcext:value-type="float">
            <text:p>8</text:p>
          </table:table-cell>
          <table:table-cell office:value-type="float" office:value="364250" calcext:value-type="float">
            <text:p>364250</text:p>
          </table:table-cell>
          <table:table-cell office:value-type="float" office:value="25957" calcext:value-type="float">
            <text:p>25957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8" calcext:value-type="float">
            <text:p>8</text:p>
          </table:table-cell>
          <table:table-cell office:value-type="float" office:value="366288" calcext:value-type="float">
            <text:p>366288</text:p>
          </table:table-cell>
          <table:table-cell office:value-type="float" office:value="26456" calcext:value-type="float">
            <text:p>2645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8" calcext:value-type="float">
            <text:p>8</text:p>
          </table:table-cell>
          <table:table-cell office:value-type="float" office:value="366882" calcext:value-type="float">
            <text:p>366882</text:p>
          </table:table-cell>
          <table:table-cell office:value-type="float" office:value="26599" calcext:value-type="float">
            <text:p>26599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8" calcext:value-type="float">
            <text:p>8</text:p>
          </table:table-cell>
          <table:table-cell office:value-type="float" office:value="369427" calcext:value-type="float">
            <text:p>369427</text:p>
          </table:table-cell>
          <table:table-cell office:value-type="float" office:value="26358" calcext:value-type="float">
            <text:p>2635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" calcext:value-type="float">
            <text:p>8</text:p>
          </table:table-cell>
          <table:table-cell office:value-type="float" office:value="368630" calcext:value-type="float">
            <text:p>368630</text:p>
          </table:table-cell>
          <table:table-cell office:value-type="float" office:value="26409" calcext:value-type="float">
            <text:p>2640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8" calcext:value-type="float">
            <text:p>8</text:p>
          </table:table-cell>
          <table:table-cell office:value-type="float" office:value="368388" calcext:value-type="float">
            <text:p>368388</text:p>
          </table:table-cell>
          <table:table-cell office:value-type="float" office:value="26378" calcext:value-type="float">
            <text:p>26378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8" calcext:value-type="float">
            <text:p>8</text:p>
          </table:table-cell>
          <table:table-cell office:value-type="float" office:value="370922" calcext:value-type="float">
            <text:p>370922</text:p>
          </table:table-cell>
          <table:table-cell office:value-type="float" office:value="26900" calcext:value-type="float">
            <text:p>2690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8" calcext:value-type="float">
            <text:p>8</text:p>
          </table:table-cell>
          <table:table-cell office:value-type="float" office:value="370804" calcext:value-type="float">
            <text:p>370804</text:p>
          </table:table-cell>
          <table:table-cell office:value-type="float" office:value="26823" calcext:value-type="float">
            <text:p>26823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8" calcext:value-type="float">
            <text:p>8</text:p>
          </table:table-cell>
          <table:table-cell office:value-type="float" office:value="370228" calcext:value-type="float">
            <text:p>370228</text:p>
          </table:table-cell>
          <table:table-cell office:value-type="float" office:value="26965" calcext:value-type="float">
            <text:p>2696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8" calcext:value-type="float">
            <text:p>8</text:p>
          </table:table-cell>
          <table:table-cell office:value-type="float" office:value="371127" calcext:value-type="float">
            <text:p>371127</text:p>
          </table:table-cell>
          <table:table-cell office:value-type="float" office:value="26946" calcext:value-type="float">
            <text:p>2694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8" calcext:value-type="float">
            <text:p>8</text:p>
          </table:table-cell>
          <table:table-cell office:value-type="float" office:value="372282" calcext:value-type="float">
            <text:p>372282</text:p>
          </table:table-cell>
          <table:table-cell office:value-type="float" office:value="26933" calcext:value-type="float">
            <text:p>26933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8" calcext:value-type="float">
            <text:p>8</text:p>
          </table:table-cell>
          <table:table-cell office:value-type="float" office:value="374686" calcext:value-type="float">
            <text:p>374686</text:p>
          </table:table-cell>
          <table:table-cell office:value-type="float" office:value="27492" calcext:value-type="float">
            <text:p>27492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8" calcext:value-type="float">
            <text:p>8</text:p>
          </table:table-cell>
          <table:table-cell office:value-type="float" office:value="374002" calcext:value-type="float">
            <text:p>374002</text:p>
          </table:table-cell>
          <table:table-cell office:value-type="float" office:value="27865" calcext:value-type="float">
            <text:p>27865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8" calcext:value-type="float">
            <text:p>8</text:p>
          </table:table-cell>
          <table:table-cell office:value-type="float" office:value="376149" calcext:value-type="float">
            <text:p>376149</text:p>
          </table:table-cell>
          <table:table-cell office:value-type="float" office:value="28216" calcext:value-type="float">
            <text:p>2821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376568" calcext:value-type="float">
            <text:p>376568</text:p>
          </table:table-cell>
          <table:table-cell office:value-type="float" office:value="27961" calcext:value-type="float">
            <text:p>27961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8" calcext:value-type="float">
            <text:p>8</text:p>
          </table:table-cell>
          <table:table-cell office:value-type="float" office:value="374155" calcext:value-type="float">
            <text:p>374155</text:p>
          </table:table-cell>
          <table:table-cell office:value-type="float" office:value="27219" calcext:value-type="float">
            <text:p>27219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8" calcext:value-type="float">
            <text:p>8</text:p>
          </table:table-cell>
          <table:table-cell office:value-type="float" office:value="377695" calcext:value-type="float">
            <text:p>377695</text:p>
          </table:table-cell>
          <table:table-cell office:value-type="float" office:value="28447" calcext:value-type="float">
            <text:p>28447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8" calcext:value-type="float">
            <text:p>8</text:p>
          </table:table-cell>
          <table:table-cell office:value-type="float" office:value="378588" calcext:value-type="float">
            <text:p>378588</text:p>
          </table:table-cell>
          <table:table-cell office:value-type="float" office:value="28252" calcext:value-type="float">
            <text:p>2825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8" calcext:value-type="float">
            <text:p>8</text:p>
          </table:table-cell>
          <table:table-cell office:value-type="float" office:value="378259" calcext:value-type="float">
            <text:p>378259</text:p>
          </table:table-cell>
          <table:table-cell office:value-type="float" office:value="28430" calcext:value-type="float">
            <text:p>2843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8" calcext:value-type="float">
            <text:p>8</text:p>
          </table:table-cell>
          <table:table-cell office:value-type="float" office:value="379483" calcext:value-type="float">
            <text:p>379483</text:p>
          </table:table-cell>
          <table:table-cell office:value-type="float" office:value="28293" calcext:value-type="float">
            <text:p>28293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8" calcext:value-type="float">
            <text:p>8</text:p>
          </table:table-cell>
          <table:table-cell office:value-type="float" office:value="376444" calcext:value-type="float">
            <text:p>376444</text:p>
          </table:table-cell>
          <table:table-cell office:value-type="float" office:value="27873" calcext:value-type="float">
            <text:p>27873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8" calcext:value-type="float">
            <text:p>8</text:p>
          </table:table-cell>
          <table:table-cell office:value-type="float" office:value="380157" calcext:value-type="float">
            <text:p>380157</text:p>
          </table:table-cell>
          <table:table-cell office:value-type="float" office:value="28435" calcext:value-type="float">
            <text:p>2843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8" calcext:value-type="float">
            <text:p>8</text:p>
          </table:table-cell>
          <table:table-cell office:value-type="float" office:value="377485" calcext:value-type="float">
            <text:p>377485</text:p>
          </table:table-cell>
          <table:table-cell office:value-type="float" office:value="27765" calcext:value-type="float">
            <text:p>27765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8" calcext:value-type="float">
            <text:p>8</text:p>
          </table:table-cell>
          <table:table-cell office:value-type="float" office:value="380203" calcext:value-type="float">
            <text:p>380203</text:p>
          </table:table-cell>
          <table:table-cell office:value-type="float" office:value="28395" calcext:value-type="float">
            <text:p>2839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377054" calcext:value-type="float">
            <text:p>377054</text:p>
          </table:table-cell>
          <table:table-cell office:value-type="float" office:value="27614" calcext:value-type="float">
            <text:p>27614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8" calcext:value-type="float">
            <text:p>8</text:p>
          </table:table-cell>
          <table:table-cell office:value-type="float" office:value="380799" calcext:value-type="float">
            <text:p>380799</text:p>
          </table:table-cell>
          <table:table-cell office:value-type="float" office:value="28236" calcext:value-type="float">
            <text:p>28236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8" calcext:value-type="float">
            <text:p>8</text:p>
          </table:table-cell>
          <table:table-cell office:value-type="float" office:value="382184" calcext:value-type="float">
            <text:p>382184</text:p>
          </table:table-cell>
          <table:table-cell office:value-type="float" office:value="28981" calcext:value-type="float">
            <text:p>28981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8" calcext:value-type="float">
            <text:p>8</text:p>
          </table:table-cell>
          <table:table-cell office:value-type="float" office:value="379949" calcext:value-type="float">
            <text:p>379949</text:p>
          </table:table-cell>
          <table:table-cell office:value-type="float" office:value="28560" calcext:value-type="float">
            <text:p>2856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8" calcext:value-type="float">
            <text:p>8</text:p>
          </table:table-cell>
          <table:table-cell office:value-type="float" office:value="380925" calcext:value-type="float">
            <text:p>380925</text:p>
          </table:table-cell>
          <table:table-cell office:value-type="float" office:value="28203" calcext:value-type="float">
            <text:p>2820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8" calcext:value-type="float">
            <text:p>8</text:p>
          </table:table-cell>
          <table:table-cell office:value-type="float" office:value="386034" calcext:value-type="float">
            <text:p>386034</text:p>
          </table:table-cell>
          <table:table-cell office:value-type="float" office:value="30024" calcext:value-type="float">
            <text:p>30024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8" calcext:value-type="float">
            <text:p>8</text:p>
          </table:table-cell>
          <table:table-cell office:value-type="float" office:value="385293" calcext:value-type="float">
            <text:p>385293</text:p>
          </table:table-cell>
          <table:table-cell office:value-type="float" office:value="29639" calcext:value-type="float">
            <text:p>29639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8" calcext:value-type="float">
            <text:p>8</text:p>
          </table:table-cell>
          <table:table-cell office:value-type="float" office:value="387942" calcext:value-type="float">
            <text:p>387942</text:p>
          </table:table-cell>
          <table:table-cell office:value-type="float" office:value="29911" calcext:value-type="float">
            <text:p>29911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8" calcext:value-type="float">
            <text:p>8</text:p>
          </table:table-cell>
          <table:table-cell office:value-type="float" office:value="388736" calcext:value-type="float">
            <text:p>388736</text:p>
          </table:table-cell>
          <table:table-cell office:value-type="float" office:value="30215" calcext:value-type="float">
            <text:p>30215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8" calcext:value-type="float">
            <text:p>8</text:p>
          </table:table-cell>
          <table:table-cell office:value-type="float" office:value="383722" calcext:value-type="float">
            <text:p>383722</text:p>
          </table:table-cell>
          <table:table-cell office:value-type="float" office:value="29436" calcext:value-type="float">
            <text:p>2943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8" calcext:value-type="float">
            <text:p>8</text:p>
          </table:table-cell>
          <table:table-cell office:value-type="float" office:value="388908" calcext:value-type="float">
            <text:p>388908</text:p>
          </table:table-cell>
          <table:table-cell office:value-type="float" office:value="29935" calcext:value-type="float">
            <text:p>29935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8" calcext:value-type="float">
            <text:p>8</text:p>
          </table:table-cell>
          <table:table-cell office:value-type="float" office:value="384181" calcext:value-type="float">
            <text:p>384181</text:p>
          </table:table-cell>
          <table:table-cell office:value-type="float" office:value="29412" calcext:value-type="float">
            <text:p>29412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8" calcext:value-type="float">
            <text:p>8</text:p>
          </table:table-cell>
          <table:table-cell office:value-type="float" office:value="385152" calcext:value-type="float">
            <text:p>385152</text:p>
          </table:table-cell>
          <table:table-cell office:value-type="float" office:value="28761" calcext:value-type="float">
            <text:p>28761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8" calcext:value-type="float">
            <text:p>8</text:p>
          </table:table-cell>
          <table:table-cell office:value-type="float" office:value="386292" calcext:value-type="float">
            <text:p>386292</text:p>
          </table:table-cell>
          <table:table-cell office:value-type="float" office:value="29214" calcext:value-type="float">
            <text:p>29214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8" calcext:value-type="float">
            <text:p>8</text:p>
          </table:table-cell>
          <table:table-cell office:value-type="float" office:value="388009" calcext:value-type="float">
            <text:p>388009</text:p>
          </table:table-cell>
          <table:table-cell office:value-type="float" office:value="29952" calcext:value-type="float">
            <text:p>2995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8" calcext:value-type="float">
            <text:p>8</text:p>
          </table:table-cell>
          <table:table-cell office:value-type="float" office:value="387109" calcext:value-type="float">
            <text:p>387109</text:p>
          </table:table-cell>
          <table:table-cell office:value-type="float" office:value="29814" calcext:value-type="float">
            <text:p>29814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8" calcext:value-type="float">
            <text:p>8</text:p>
          </table:table-cell>
          <table:table-cell office:value-type="float" office:value="388452" calcext:value-type="float">
            <text:p>388452</text:p>
          </table:table-cell>
          <table:table-cell office:value-type="float" office:value="29593" calcext:value-type="float">
            <text:p>29593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8" calcext:value-type="float">
            <text:p>8</text:p>
          </table:table-cell>
          <table:table-cell office:value-type="float" office:value="388554" calcext:value-type="float">
            <text:p>388554</text:p>
          </table:table-cell>
          <table:table-cell office:value-type="float" office:value="29921" calcext:value-type="float">
            <text:p>29921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8" calcext:value-type="float">
            <text:p>8</text:p>
          </table:table-cell>
          <table:table-cell office:value-type="float" office:value="394073" calcext:value-type="float">
            <text:p>394073</text:p>
          </table:table-cell>
          <table:table-cell office:value-type="float" office:value="31272" calcext:value-type="float">
            <text:p>31272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8" calcext:value-type="float">
            <text:p>8</text:p>
          </table:table-cell>
          <table:table-cell office:value-type="float" office:value="389595" calcext:value-type="float">
            <text:p>389595</text:p>
          </table:table-cell>
          <table:table-cell office:value-type="float" office:value="30444" calcext:value-type="float">
            <text:p>3044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390381" calcext:value-type="float">
            <text:p>390381</text:p>
          </table:table-cell>
          <table:table-cell office:value-type="float" office:value="30252" calcext:value-type="float">
            <text:p>30252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8" calcext:value-type="float">
            <text:p>8</text:p>
          </table:table-cell>
          <table:table-cell office:value-type="float" office:value="392661" calcext:value-type="float">
            <text:p>392661</text:p>
          </table:table-cell>
          <table:table-cell office:value-type="float" office:value="30571" calcext:value-type="float">
            <text:p>30571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8" calcext:value-type="float">
            <text:p>8</text:p>
          </table:table-cell>
          <table:table-cell office:value-type="float" office:value="392918" calcext:value-type="float">
            <text:p>392918</text:p>
          </table:table-cell>
          <table:table-cell office:value-type="float" office:value="31109" calcext:value-type="float">
            <text:p>31109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8" calcext:value-type="float">
            <text:p>8</text:p>
          </table:table-cell>
          <table:table-cell office:value-type="float" office:value="394635" calcext:value-type="float">
            <text:p>394635</text:p>
          </table:table-cell>
          <table:table-cell office:value-type="float" office:value="31507" calcext:value-type="float">
            <text:p>31507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8" calcext:value-type="float">
            <text:p>8</text:p>
          </table:table-cell>
          <table:table-cell office:value-type="float" office:value="394146" calcext:value-type="float">
            <text:p>394146</text:p>
          </table:table-cell>
          <table:table-cell office:value-type="float" office:value="31199" calcext:value-type="float">
            <text:p>31199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8" calcext:value-type="float">
            <text:p>8</text:p>
          </table:table-cell>
          <table:table-cell office:value-type="float" office:value="393520" calcext:value-type="float">
            <text:p>393520</text:p>
          </table:table-cell>
          <table:table-cell office:value-type="float" office:value="30562" calcext:value-type="float">
            <text:p>30562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8" calcext:value-type="float">
            <text:p>8</text:p>
          </table:table-cell>
          <table:table-cell office:value-type="float" office:value="390216" calcext:value-type="float">
            <text:p>390216</text:p>
          </table:table-cell>
          <table:table-cell office:value-type="float" office:value="29615" calcext:value-type="float">
            <text:p>29615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8" calcext:value-type="float">
            <text:p>8</text:p>
          </table:table-cell>
          <table:table-cell office:value-type="float" office:value="399753" calcext:value-type="float">
            <text:p>399753</text:p>
          </table:table-cell>
          <table:table-cell office:value-type="float" office:value="31815" calcext:value-type="float">
            <text:p>31815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8" calcext:value-type="float">
            <text:p>8</text:p>
          </table:table-cell>
          <table:table-cell office:value-type="float" office:value="395834" calcext:value-type="float">
            <text:p>395834</text:p>
          </table:table-cell>
          <table:table-cell office:value-type="float" office:value="31486" calcext:value-type="float">
            <text:p>3148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8" calcext:value-type="float">
            <text:p>8</text:p>
          </table:table-cell>
          <table:table-cell office:value-type="float" office:value="397163" calcext:value-type="float">
            <text:p>397163</text:p>
          </table:table-cell>
          <table:table-cell office:value-type="float" office:value="31352" calcext:value-type="float">
            <text:p>3135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8" calcext:value-type="float">
            <text:p>8</text:p>
          </table:table-cell>
          <table:table-cell office:value-type="float" office:value="398824" calcext:value-type="float">
            <text:p>398824</text:p>
          </table:table-cell>
          <table:table-cell office:value-type="float" office:value="32003" calcext:value-type="float">
            <text:p>32003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8" calcext:value-type="float">
            <text:p>8</text:p>
          </table:table-cell>
          <table:table-cell office:value-type="float" office:value="400575" calcext:value-type="float">
            <text:p>400575</text:p>
          </table:table-cell>
          <table:table-cell office:value-type="float" office:value="32383" calcext:value-type="float">
            <text:p>32383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8" calcext:value-type="float">
            <text:p>8</text:p>
          </table:table-cell>
          <table:table-cell office:value-type="float" office:value="393581" calcext:value-type="float">
            <text:p>393581</text:p>
          </table:table-cell>
          <table:table-cell office:value-type="float" office:value="30759" calcext:value-type="float">
            <text:p>30759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8" calcext:value-type="float">
            <text:p>8</text:p>
          </table:table-cell>
          <table:table-cell office:value-type="float" office:value="395867" calcext:value-type="float">
            <text:p>395867</text:p>
          </table:table-cell>
          <table:table-cell office:value-type="float" office:value="30928" calcext:value-type="float">
            <text:p>30928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8" calcext:value-type="float">
            <text:p>8</text:p>
          </table:table-cell>
          <table:table-cell office:value-type="float" office:value="397244" calcext:value-type="float">
            <text:p>397244</text:p>
          </table:table-cell>
          <table:table-cell office:value-type="float" office:value="31809" calcext:value-type="float">
            <text:p>31809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8" calcext:value-type="float">
            <text:p>8</text:p>
          </table:table-cell>
          <table:table-cell office:value-type="float" office:value="400861" calcext:value-type="float">
            <text:p>400861</text:p>
          </table:table-cell>
          <table:table-cell office:value-type="float" office:value="32133" calcext:value-type="float">
            <text:p>32133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8" calcext:value-type="float">
            <text:p>8</text:p>
          </table:table-cell>
          <table:table-cell office:value-type="float" office:value="398956" calcext:value-type="float">
            <text:p>398956</text:p>
          </table:table-cell>
          <table:table-cell office:value-type="float" office:value="31722" calcext:value-type="float">
            <text:p>31722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8" calcext:value-type="float">
            <text:p>8</text:p>
          </table:table-cell>
          <table:table-cell office:value-type="float" office:value="399078" calcext:value-type="float">
            <text:p>399078</text:p>
          </table:table-cell>
          <table:table-cell office:value-type="float" office:value="32387" calcext:value-type="float">
            <text:p>32387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8" calcext:value-type="float">
            <text:p>8</text:p>
          </table:table-cell>
          <table:table-cell office:value-type="float" office:value="400441" calcext:value-type="float">
            <text:p>400441</text:p>
          </table:table-cell>
          <table:table-cell office:value-type="float" office:value="32196" calcext:value-type="float">
            <text:p>32196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8" calcext:value-type="float">
            <text:p>8</text:p>
          </table:table-cell>
          <table:table-cell office:value-type="float" office:value="399166" calcext:value-type="float">
            <text:p>399166</text:p>
          </table:table-cell>
          <table:table-cell office:value-type="float" office:value="32304" calcext:value-type="float">
            <text:p>3230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" calcext:value-type="float">
            <text:p>8</text:p>
          </table:table-cell>
          <table:table-cell office:value-type="float" office:value="398413" calcext:value-type="float">
            <text:p>398413</text:p>
          </table:table-cell>
          <table:table-cell office:value-type="float" office:value="31858" calcext:value-type="float">
            <text:p>31858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8" calcext:value-type="float">
            <text:p>8</text:p>
          </table:table-cell>
          <table:table-cell office:value-type="float" office:value="396215" calcext:value-type="float">
            <text:p>396215</text:p>
          </table:table-cell>
          <table:table-cell office:value-type="float" office:value="31329" calcext:value-type="float">
            <text:p>31329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8" calcext:value-type="float">
            <text:p>8</text:p>
          </table:table-cell>
          <table:table-cell office:value-type="float" office:value="398995" calcext:value-type="float">
            <text:p>398995</text:p>
          </table:table-cell>
          <table:table-cell office:value-type="float" office:value="31775" calcext:value-type="float">
            <text:p>31775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8" calcext:value-type="float">
            <text:p>8</text:p>
          </table:table-cell>
          <table:table-cell office:value-type="float" office:value="402017" calcext:value-type="float">
            <text:p>402017</text:p>
          </table:table-cell>
          <table:table-cell office:value-type="float" office:value="32635" calcext:value-type="float">
            <text:p>32635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8" calcext:value-type="float">
            <text:p>8</text:p>
          </table:table-cell>
          <table:table-cell office:value-type="float" office:value="401069" calcext:value-type="float">
            <text:p>401069</text:p>
          </table:table-cell>
          <table:table-cell office:value-type="float" office:value="32984" calcext:value-type="float">
            <text:p>32984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8" calcext:value-type="float">
            <text:p>8</text:p>
          </table:table-cell>
          <table:table-cell office:value-type="float" office:value="405840" calcext:value-type="float">
            <text:p>405840</text:p>
          </table:table-cell>
          <table:table-cell office:value-type="float" office:value="33369" calcext:value-type="float">
            <text:p>33369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8" calcext:value-type="float">
            <text:p>8</text:p>
          </table:table-cell>
          <table:table-cell office:value-type="float" office:value="400683" calcext:value-type="float">
            <text:p>400683</text:p>
          </table:table-cell>
          <table:table-cell office:value-type="float" office:value="32306" calcext:value-type="float">
            <text:p>32306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8" calcext:value-type="float">
            <text:p>8</text:p>
          </table:table-cell>
          <table:table-cell office:value-type="float" office:value="397865" calcext:value-type="float">
            <text:p>397865</text:p>
          </table:table-cell>
          <table:table-cell office:value-type="float" office:value="31016" calcext:value-type="float">
            <text:p>31016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8" calcext:value-type="float">
            <text:p>8</text:p>
          </table:table-cell>
          <table:table-cell office:value-type="float" office:value="405134" calcext:value-type="float">
            <text:p>405134</text:p>
          </table:table-cell>
          <table:table-cell office:value-type="float" office:value="33171" calcext:value-type="float">
            <text:p>33171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8" calcext:value-type="float">
            <text:p>8</text:p>
          </table:table-cell>
          <table:table-cell office:value-type="float" office:value="400780" calcext:value-type="float">
            <text:p>400780</text:p>
          </table:table-cell>
          <table:table-cell office:value-type="float" office:value="32398" calcext:value-type="float">
            <text:p>3239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" calcext:value-type="float">
            <text:p>8</text:p>
          </table:table-cell>
          <table:table-cell office:value-type="float" office:value="407496" calcext:value-type="float">
            <text:p>407496</text:p>
          </table:table-cell>
          <table:table-cell office:value-type="float" office:value="33695" calcext:value-type="float">
            <text:p>33695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8" calcext:value-type="float">
            <text:p>8</text:p>
          </table:table-cell>
          <table:table-cell office:value-type="float" office:value="405155" calcext:value-type="float">
            <text:p>405155</text:p>
          </table:table-cell>
          <table:table-cell office:value-type="float" office:value="33170" calcext:value-type="float">
            <text:p>3317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8" calcext:value-type="float">
            <text:p>8</text:p>
          </table:table-cell>
          <table:table-cell office:value-type="float" office:value="404561" calcext:value-type="float">
            <text:p>404561</text:p>
          </table:table-cell>
          <table:table-cell office:value-type="float" office:value="33135" calcext:value-type="float">
            <text:p>33135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8" calcext:value-type="float">
            <text:p>8</text:p>
          </table:table-cell>
          <table:table-cell office:value-type="float" office:value="406648" calcext:value-type="float">
            <text:p>406648</text:p>
          </table:table-cell>
          <table:table-cell office:value-type="float" office:value="33313" calcext:value-type="float">
            <text:p>3331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8" calcext:value-type="float">
            <text:p>8</text:p>
          </table:table-cell>
          <table:table-cell office:value-type="float" office:value="403505" calcext:value-type="float">
            <text:p>403505</text:p>
          </table:table-cell>
          <table:table-cell office:value-type="float" office:value="31834" calcext:value-type="float">
            <text:p>31834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8" calcext:value-type="float">
            <text:p>8</text:p>
          </table:table-cell>
          <table:table-cell office:value-type="float" office:value="406866" calcext:value-type="float">
            <text:p>406866</text:p>
          </table:table-cell>
          <table:table-cell office:value-type="float" office:value="33799" calcext:value-type="float">
            <text:p>33799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8" calcext:value-type="float">
            <text:p>8</text:p>
          </table:table-cell>
          <table:table-cell office:value-type="float" office:value="407782" calcext:value-type="float">
            <text:p>407782</text:p>
          </table:table-cell>
          <table:table-cell office:value-type="float" office:value="33564" calcext:value-type="float">
            <text:p>33564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8" calcext:value-type="float">
            <text:p>8</text:p>
          </table:table-cell>
          <table:table-cell office:value-type="float" office:value="408453" calcext:value-type="float">
            <text:p>408453</text:p>
          </table:table-cell>
          <table:table-cell office:value-type="float" office:value="33421" calcext:value-type="float">
            <text:p>33421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8" calcext:value-type="float">
            <text:p>8</text:p>
          </table:table-cell>
          <table:table-cell office:value-type="float" office:value="405596" calcext:value-type="float">
            <text:p>405596</text:p>
          </table:table-cell>
          <table:table-cell office:value-type="float" office:value="33524" calcext:value-type="float">
            <text:p>33524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8" calcext:value-type="float">
            <text:p>8</text:p>
          </table:table-cell>
          <table:table-cell office:value-type="float" office:value="405849" calcext:value-type="float">
            <text:p>405849</text:p>
          </table:table-cell>
          <table:table-cell office:value-type="float" office:value="33007" calcext:value-type="float">
            <text:p>3300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" calcext:value-type="float">
            <text:p>8</text:p>
          </table:table-cell>
          <table:table-cell office:value-type="float" office:value="406218" calcext:value-type="float">
            <text:p>406218</text:p>
          </table:table-cell>
          <table:table-cell office:value-type="float" office:value="33221" calcext:value-type="float">
            <text:p>33221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8" calcext:value-type="float">
            <text:p>8</text:p>
          </table:table-cell>
          <table:table-cell office:value-type="float" office:value="408142" calcext:value-type="float">
            <text:p>408142</text:p>
          </table:table-cell>
          <table:table-cell office:value-type="float" office:value="33860" calcext:value-type="float">
            <text:p>3386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8" calcext:value-type="float">
            <text:p>8</text:p>
          </table:table-cell>
          <table:table-cell office:value-type="float" office:value="409238" calcext:value-type="float">
            <text:p>409238</text:p>
          </table:table-cell>
          <table:table-cell office:value-type="float" office:value="33649" calcext:value-type="float">
            <text:p>33649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8" calcext:value-type="float">
            <text:p>8</text:p>
          </table:table-cell>
          <table:table-cell office:value-type="float" office:value="407725" calcext:value-type="float">
            <text:p>407725</text:p>
          </table:table-cell>
          <table:table-cell office:value-type="float" office:value="33927" calcext:value-type="float">
            <text:p>33927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8" calcext:value-type="float">
            <text:p>8</text:p>
          </table:table-cell>
          <table:table-cell office:value-type="float" office:value="410300" calcext:value-type="float">
            <text:p>410300</text:p>
          </table:table-cell>
          <table:table-cell office:value-type="float" office:value="33351" calcext:value-type="float">
            <text:p>33351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8" calcext:value-type="float">
            <text:p>8</text:p>
          </table:table-cell>
          <table:table-cell office:value-type="float" office:value="402630" calcext:value-type="float">
            <text:p>402630</text:p>
          </table:table-cell>
          <table:table-cell office:value-type="float" office:value="32111" calcext:value-type="float">
            <text:p>3211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8" calcext:value-type="float">
            <text:p>8</text:p>
          </table:table-cell>
          <table:table-cell office:value-type="float" office:value="409167" calcext:value-type="float">
            <text:p>409167</text:p>
          </table:table-cell>
          <table:table-cell office:value-type="float" office:value="32987" calcext:value-type="float">
            <text:p>32987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8" calcext:value-type="float">
            <text:p>8</text:p>
          </table:table-cell>
          <table:table-cell office:value-type="float" office:value="411403" calcext:value-type="float">
            <text:p>411403</text:p>
          </table:table-cell>
          <table:table-cell office:value-type="float" office:value="34142" calcext:value-type="float">
            <text:p>3414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8" calcext:value-type="float">
            <text:p>8</text:p>
          </table:table-cell>
          <table:table-cell office:value-type="float" office:value="410621" calcext:value-type="float">
            <text:p>410621</text:p>
          </table:table-cell>
          <table:table-cell office:value-type="float" office:value="34077" calcext:value-type="float">
            <text:p>3407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8" calcext:value-type="float">
            <text:p>8</text:p>
          </table:table-cell>
          <table:table-cell office:value-type="float" office:value="408512" calcext:value-type="float">
            <text:p>408512</text:p>
          </table:table-cell>
          <table:table-cell office:value-type="float" office:value="33657" calcext:value-type="float">
            <text:p>336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409951" calcext:value-type="float">
            <text:p>409951</text:p>
          </table:table-cell>
          <table:table-cell office:value-type="float" office:value="32908" calcext:value-type="float">
            <text:p>3290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412963" calcext:value-type="float">
            <text:p>412963</text:p>
          </table:table-cell>
          <table:table-cell office:value-type="float" office:value="33971" calcext:value-type="float">
            <text:p>3397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09047" calcext:value-type="float">
            <text:p>409047</text:p>
          </table:table-cell>
          <table:table-cell office:value-type="float" office:value="33715" calcext:value-type="float">
            <text:p>33715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8" calcext:value-type="float">
            <text:p>8</text:p>
          </table:table-cell>
          <table:table-cell office:value-type="float" office:value="414157" calcext:value-type="float">
            <text:p>414157</text:p>
          </table:table-cell>
          <table:table-cell office:value-type="float" office:value="34274" calcext:value-type="float">
            <text:p>34274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8" calcext:value-type="float">
            <text:p>8</text:p>
          </table:table-cell>
          <table:table-cell office:value-type="float" office:value="411303" calcext:value-type="float">
            <text:p>411303</text:p>
          </table:table-cell>
          <table:table-cell office:value-type="float" office:value="34343" calcext:value-type="float">
            <text:p>34343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8" calcext:value-type="float">
            <text:p>8</text:p>
          </table:table-cell>
          <table:table-cell office:value-type="float" office:value="413219" calcext:value-type="float">
            <text:p>413219</text:p>
          </table:table-cell>
          <table:table-cell office:value-type="float" office:value="34721" calcext:value-type="float">
            <text:p>34721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8" calcext:value-type="float">
            <text:p>8</text:p>
          </table:table-cell>
          <table:table-cell office:value-type="float" office:value="414955" calcext:value-type="float">
            <text:p>414955</text:p>
          </table:table-cell>
          <table:table-cell office:value-type="float" office:value="35048" calcext:value-type="float">
            <text:p>35048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8" calcext:value-type="float">
            <text:p>8</text:p>
          </table:table-cell>
          <table:table-cell office:value-type="float" office:value="416714" calcext:value-type="float">
            <text:p>416714</text:p>
          </table:table-cell>
          <table:table-cell office:value-type="float" office:value="35587" calcext:value-type="float">
            <text:p>35587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8" calcext:value-type="float">
            <text:p>8</text:p>
          </table:table-cell>
          <table:table-cell office:value-type="float" office:value="410487" calcext:value-type="float">
            <text:p>410487</text:p>
          </table:table-cell>
          <table:table-cell office:value-type="float" office:value="33822" calcext:value-type="float">
            <text:p>33822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8" calcext:value-type="float">
            <text:p>8</text:p>
          </table:table-cell>
          <table:table-cell office:value-type="float" office:value="413761" calcext:value-type="float">
            <text:p>413761</text:p>
          </table:table-cell>
          <table:table-cell office:value-type="float" office:value="35022" calcext:value-type="float">
            <text:p>3502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8" calcext:value-type="float">
            <text:p>8</text:p>
          </table:table-cell>
          <table:table-cell office:value-type="float" office:value="412496" calcext:value-type="float">
            <text:p>412496</text:p>
          </table:table-cell>
          <table:table-cell office:value-type="float" office:value="34492" calcext:value-type="float">
            <text:p>34492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8" calcext:value-type="float">
            <text:p>8</text:p>
          </table:table-cell>
          <table:table-cell office:value-type="float" office:value="414843" calcext:value-type="float">
            <text:p>414843</text:p>
          </table:table-cell>
          <table:table-cell office:value-type="float" office:value="34819" calcext:value-type="float">
            <text:p>34819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8" calcext:value-type="float">
            <text:p>8</text:p>
          </table:table-cell>
          <table:table-cell office:value-type="float" office:value="416608" calcext:value-type="float">
            <text:p>416608</text:p>
          </table:table-cell>
          <table:table-cell office:value-type="float" office:value="35167" calcext:value-type="float">
            <text:p>35167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8" calcext:value-type="float">
            <text:p>8</text:p>
          </table:table-cell>
          <table:table-cell office:value-type="float" office:value="410566" calcext:value-type="float">
            <text:p>410566</text:p>
          </table:table-cell>
          <table:table-cell office:value-type="float" office:value="32982" calcext:value-type="float">
            <text:p>32982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8" calcext:value-type="float">
            <text:p>8</text:p>
          </table:table-cell>
          <table:table-cell office:value-type="float" office:value="413591" calcext:value-type="float">
            <text:p>413591</text:p>
          </table:table-cell>
          <table:table-cell office:value-type="float" office:value="34449" calcext:value-type="float">
            <text:p>34449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8" calcext:value-type="float">
            <text:p>8</text:p>
          </table:table-cell>
          <table:table-cell office:value-type="float" office:value="410367" calcext:value-type="float">
            <text:p>410367</text:p>
          </table:table-cell>
          <table:table-cell office:value-type="float" office:value="33948" calcext:value-type="float">
            <text:p>33948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414307" calcext:value-type="float">
            <text:p>414307</text:p>
          </table:table-cell>
          <table:table-cell office:value-type="float" office:value="35009" calcext:value-type="float">
            <text:p>35009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8" calcext:value-type="float">
            <text:p>8</text:p>
          </table:table-cell>
          <table:table-cell office:value-type="float" office:value="415280" calcext:value-type="float">
            <text:p>415280</text:p>
          </table:table-cell>
          <table:table-cell office:value-type="float" office:value="34092" calcext:value-type="float">
            <text:p>34092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8" calcext:value-type="float">
            <text:p>8</text:p>
          </table:table-cell>
          <table:table-cell office:value-type="float" office:value="417021" calcext:value-type="float">
            <text:p>417021</text:p>
          </table:table-cell>
          <table:table-cell office:value-type="float" office:value="34664" calcext:value-type="float">
            <text:p>34664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8" calcext:value-type="float">
            <text:p>8</text:p>
          </table:table-cell>
          <table:table-cell office:value-type="float" office:value="414127" calcext:value-type="float">
            <text:p>414127</text:p>
          </table:table-cell>
          <table:table-cell office:value-type="float" office:value="34436" calcext:value-type="float">
            <text:p>3443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" calcext:value-type="float">
            <text:p>8</text:p>
          </table:table-cell>
          <table:table-cell office:value-type="float" office:value="419902" calcext:value-type="float">
            <text:p>419902</text:p>
          </table:table-cell>
          <table:table-cell office:value-type="float" office:value="35787" calcext:value-type="float">
            <text:p>35787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8" calcext:value-type="float">
            <text:p>8</text:p>
          </table:table-cell>
          <table:table-cell office:value-type="float" office:value="416706" calcext:value-type="float">
            <text:p>416706</text:p>
          </table:table-cell>
          <table:table-cell office:value-type="float" office:value="34865" calcext:value-type="float">
            <text:p>34865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8" calcext:value-type="float">
            <text:p>8</text:p>
          </table:table-cell>
          <table:table-cell office:value-type="float" office:value="418084" calcext:value-type="float">
            <text:p>418084</text:p>
          </table:table-cell>
          <table:table-cell office:value-type="float" office:value="35181" calcext:value-type="float">
            <text:p>35181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8" calcext:value-type="float">
            <text:p>8</text:p>
          </table:table-cell>
          <table:table-cell office:value-type="float" office:value="417579" calcext:value-type="float">
            <text:p>417579</text:p>
          </table:table-cell>
          <table:table-cell office:value-type="float" office:value="35218" calcext:value-type="float">
            <text:p>35218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8" calcext:value-type="float">
            <text:p>8</text:p>
          </table:table-cell>
          <table:table-cell office:value-type="float" office:value="418744" calcext:value-type="float">
            <text:p>418744</text:p>
          </table:table-cell>
          <table:table-cell office:value-type="float" office:value="35669" calcext:value-type="float">
            <text:p>35669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8" calcext:value-type="float">
            <text:p>8</text:p>
          </table:table-cell>
          <table:table-cell office:value-type="float" office:value="415218" calcext:value-type="float">
            <text:p>415218</text:p>
          </table:table-cell>
          <table:table-cell office:value-type="float" office:value="34580" calcext:value-type="float">
            <text:p>34580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8" calcext:value-type="float">
            <text:p>8</text:p>
          </table:table-cell>
          <table:table-cell office:value-type="float" office:value="416083" calcext:value-type="float">
            <text:p>416083</text:p>
          </table:table-cell>
          <table:table-cell office:value-type="float" office:value="34610" calcext:value-type="float">
            <text:p>34610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8" calcext:value-type="float">
            <text:p>8</text:p>
          </table:table-cell>
          <table:table-cell office:value-type="float" office:value="419076" calcext:value-type="float">
            <text:p>419076</text:p>
          </table:table-cell>
          <table:table-cell office:value-type="float" office:value="35164" calcext:value-type="float">
            <text:p>35164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8" calcext:value-type="float">
            <text:p>8</text:p>
          </table:table-cell>
          <table:table-cell office:value-type="float" office:value="416737" calcext:value-type="float">
            <text:p>416737</text:p>
          </table:table-cell>
          <table:table-cell office:value-type="float" office:value="35185" calcext:value-type="float">
            <text:p>35185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8" calcext:value-type="float">
            <text:p>8</text:p>
          </table:table-cell>
          <table:table-cell office:value-type="float" office:value="417512" calcext:value-type="float">
            <text:p>417512</text:p>
          </table:table-cell>
          <table:table-cell office:value-type="float" office:value="34414" calcext:value-type="float">
            <text:p>3441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" calcext:value-type="float">
            <text:p>8</text:p>
          </table:table-cell>
          <table:table-cell office:value-type="float" office:value="416437" calcext:value-type="float">
            <text:p>416437</text:p>
          </table:table-cell>
          <table:table-cell office:value-type="float" office:value="35170" calcext:value-type="float">
            <text:p>35170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8" calcext:value-type="float">
            <text:p>8</text:p>
          </table:table-cell>
          <table:table-cell office:value-type="float" office:value="418516" calcext:value-type="float">
            <text:p>418516</text:p>
          </table:table-cell>
          <table:table-cell office:value-type="float" office:value="35409" calcext:value-type="float">
            <text:p>35409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8" calcext:value-type="float">
            <text:p>8</text:p>
          </table:table-cell>
          <table:table-cell office:value-type="float" office:value="417717" calcext:value-type="float">
            <text:p>417717</text:p>
          </table:table-cell>
          <table:table-cell office:value-type="float" office:value="35031" calcext:value-type="float">
            <text:p>35031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8" calcext:value-type="float">
            <text:p>8</text:p>
          </table:table-cell>
          <table:table-cell office:value-type="float" office:value="417229" calcext:value-type="float">
            <text:p>417229</text:p>
          </table:table-cell>
          <table:table-cell office:value-type="float" office:value="34293" calcext:value-type="float">
            <text:p>34293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8" calcext:value-type="float">
            <text:p>8</text:p>
          </table:table-cell>
          <table:table-cell office:value-type="float" office:value="419743" calcext:value-type="float">
            <text:p>419743</text:p>
          </table:table-cell>
          <table:table-cell office:value-type="float" office:value="35160" calcext:value-type="float">
            <text:p>3516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419382" calcext:value-type="float">
            <text:p>419382</text:p>
          </table:table-cell>
          <table:table-cell office:value-type="float" office:value="35307" calcext:value-type="float">
            <text:p>35307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8" calcext:value-type="float">
            <text:p>8</text:p>
          </table:table-cell>
          <table:table-cell office:value-type="float" office:value="417343" calcext:value-type="float">
            <text:p>417343</text:p>
          </table:table-cell>
          <table:table-cell office:value-type="float" office:value="34851" calcext:value-type="float">
            <text:p>34851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8" calcext:value-type="float">
            <text:p>8</text:p>
          </table:table-cell>
          <table:table-cell office:value-type="float" office:value="423169" calcext:value-type="float">
            <text:p>423169</text:p>
          </table:table-cell>
          <table:table-cell office:value-type="float" office:value="36345" calcext:value-type="float">
            <text:p>36345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8" calcext:value-type="float">
            <text:p>8</text:p>
          </table:table-cell>
          <table:table-cell office:value-type="float" office:value="424870" calcext:value-type="float">
            <text:p>424870</text:p>
          </table:table-cell>
          <table:table-cell office:value-type="float" office:value="37284" calcext:value-type="float">
            <text:p>37284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8" calcext:value-type="float">
            <text:p>8</text:p>
          </table:table-cell>
          <table:table-cell office:value-type="float" office:value="420730" calcext:value-type="float">
            <text:p>420730</text:p>
          </table:table-cell>
          <table:table-cell office:value-type="float" office:value="35645" calcext:value-type="float">
            <text:p>35645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float" office:value="420917" calcext:value-type="float">
            <text:p>420917</text:p>
          </table:table-cell>
          <table:table-cell office:value-type="float" office:value="35571" calcext:value-type="float">
            <text:p>35571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8" calcext:value-type="float">
            <text:p>8</text:p>
          </table:table-cell>
          <table:table-cell office:value-type="float" office:value="423323" calcext:value-type="float">
            <text:p>423323</text:p>
          </table:table-cell>
          <table:table-cell office:value-type="float" office:value="36371" calcext:value-type="float">
            <text:p>36371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8" calcext:value-type="float">
            <text:p>8</text:p>
          </table:table-cell>
          <table:table-cell office:value-type="float" office:value="421258" calcext:value-type="float">
            <text:p>421258</text:p>
          </table:table-cell>
          <table:table-cell office:value-type="float" office:value="35874" calcext:value-type="float">
            <text:p>35874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8" calcext:value-type="float">
            <text:p>8</text:p>
          </table:table-cell>
          <table:table-cell office:value-type="float" office:value="424515" calcext:value-type="float">
            <text:p>424515</text:p>
          </table:table-cell>
          <table:table-cell office:value-type="float" office:value="37222" calcext:value-type="float">
            <text:p>37222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8" calcext:value-type="float">
            <text:p>8</text:p>
          </table:table-cell>
          <table:table-cell office:value-type="float" office:value="423831" calcext:value-type="float">
            <text:p>423831</text:p>
          </table:table-cell>
          <table:table-cell office:value-type="float" office:value="36420" calcext:value-type="float">
            <text:p>36420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8" calcext:value-type="float">
            <text:p>8</text:p>
          </table:table-cell>
          <table:table-cell office:value-type="float" office:value="427598" calcext:value-type="float">
            <text:p>427598</text:p>
          </table:table-cell>
          <table:table-cell office:value-type="float" office:value="37665" calcext:value-type="float">
            <text:p>37665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8" calcext:value-type="float">
            <text:p>8</text:p>
          </table:table-cell>
          <table:table-cell office:value-type="float" office:value="424520" calcext:value-type="float">
            <text:p>424520</text:p>
          </table:table-cell>
          <table:table-cell office:value-type="float" office:value="36421" calcext:value-type="float">
            <text:p>36421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8" calcext:value-type="float">
            <text:p>8</text:p>
          </table:table-cell>
          <table:table-cell office:value-type="float" office:value="425705" calcext:value-type="float">
            <text:p>425705</text:p>
          </table:table-cell>
          <table:table-cell office:value-type="float" office:value="37068" calcext:value-type="float">
            <text:p>37068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8" calcext:value-type="float">
            <text:p>8</text:p>
          </table:table-cell>
          <table:table-cell office:value-type="float" office:value="423420" calcext:value-type="float">
            <text:p>423420</text:p>
          </table:table-cell>
          <table:table-cell office:value-type="float" office:value="36657" calcext:value-type="float">
            <text:p>36657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8" calcext:value-type="float">
            <text:p>8</text:p>
          </table:table-cell>
          <table:table-cell office:value-type="float" office:value="421561" calcext:value-type="float">
            <text:p>421561</text:p>
          </table:table-cell>
          <table:table-cell office:value-type="float" office:value="35794" calcext:value-type="float">
            <text:p>3579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" calcext:value-type="float">
            <text:p>8</text:p>
          </table:table-cell>
          <table:table-cell office:value-type="float" office:value="425390" calcext:value-type="float">
            <text:p>425390</text:p>
          </table:table-cell>
          <table:table-cell office:value-type="float" office:value="36031" calcext:value-type="float">
            <text:p>36031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8" calcext:value-type="float">
            <text:p>8</text:p>
          </table:table-cell>
          <table:table-cell office:value-type="float" office:value="427359" calcext:value-type="float">
            <text:p>427359</text:p>
          </table:table-cell>
          <table:table-cell office:value-type="float" office:value="37302" calcext:value-type="float">
            <text:p>37302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8" calcext:value-type="float">
            <text:p>8</text:p>
          </table:table-cell>
          <table:table-cell office:value-type="float" office:value="418406" calcext:value-type="float">
            <text:p>418406</text:p>
          </table:table-cell>
          <table:table-cell office:value-type="float" office:value="35252" calcext:value-type="float">
            <text:p>35252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8" calcext:value-type="float">
            <text:p>8</text:p>
          </table:table-cell>
          <table:table-cell office:value-type="float" office:value="420074" calcext:value-type="float">
            <text:p>420074</text:p>
          </table:table-cell>
          <table:table-cell office:value-type="float" office:value="35027" calcext:value-type="float">
            <text:p>35027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8" calcext:value-type="float">
            <text:p>8</text:p>
          </table:table-cell>
          <table:table-cell office:value-type="float" office:value="421721" calcext:value-type="float">
            <text:p>421721</text:p>
          </table:table-cell>
          <table:table-cell office:value-type="float" office:value="35378" calcext:value-type="float">
            <text:p>35378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8" calcext:value-type="float">
            <text:p>8</text:p>
          </table:table-cell>
          <table:table-cell office:value-type="float" office:value="428744" calcext:value-type="float">
            <text:p>428744</text:p>
          </table:table-cell>
          <table:table-cell office:value-type="float" office:value="37959" calcext:value-type="float">
            <text:p>37959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8" calcext:value-type="float">
            <text:p>8</text:p>
          </table:table-cell>
          <table:table-cell office:value-type="float" office:value="422043" calcext:value-type="float">
            <text:p>422043</text:p>
          </table:table-cell>
          <table:table-cell office:value-type="float" office:value="35928" calcext:value-type="float">
            <text:p>35928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8" calcext:value-type="float">
            <text:p>8</text:p>
          </table:table-cell>
          <table:table-cell office:value-type="float" office:value="422546" calcext:value-type="float">
            <text:p>422546</text:p>
          </table:table-cell>
          <table:table-cell office:value-type="float" office:value="35793" calcext:value-type="float">
            <text:p>35793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8" calcext:value-type="float">
            <text:p>8</text:p>
          </table:table-cell>
          <table:table-cell office:value-type="float" office:value="425849" calcext:value-type="float">
            <text:p>425849</text:p>
          </table:table-cell>
          <table:table-cell office:value-type="float" office:value="36718" calcext:value-type="float">
            <text:p>36718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8" calcext:value-type="float">
            <text:p>8</text:p>
          </table:table-cell>
          <table:table-cell office:value-type="float" office:value="428862" calcext:value-type="float">
            <text:p>428862</text:p>
          </table:table-cell>
          <table:table-cell office:value-type="float" office:value="38042" calcext:value-type="float">
            <text:p>3804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" calcext:value-type="float">
            <text:p>8</text:p>
          </table:table-cell>
          <table:table-cell office:value-type="float" office:value="428278" calcext:value-type="float">
            <text:p>428278</text:p>
          </table:table-cell>
          <table:table-cell office:value-type="float" office:value="37025" calcext:value-type="float">
            <text:p>37025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8" calcext:value-type="float">
            <text:p>8</text:p>
          </table:table-cell>
          <table:table-cell office:value-type="float" office:value="417917" calcext:value-type="float">
            <text:p>417917</text:p>
          </table:table-cell>
          <table:table-cell office:value-type="float" office:value="34500" calcext:value-type="float">
            <text:p>34500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8" calcext:value-type="float">
            <text:p>8</text:p>
          </table:table-cell>
          <table:table-cell office:value-type="float" office:value="418719" calcext:value-type="float">
            <text:p>418719</text:p>
          </table:table-cell>
          <table:table-cell office:value-type="float" office:value="34685" calcext:value-type="float">
            <text:p>34685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8" calcext:value-type="float">
            <text:p>8</text:p>
          </table:table-cell>
          <table:table-cell office:value-type="float" office:value="429948" calcext:value-type="float">
            <text:p>429948</text:p>
          </table:table-cell>
          <table:table-cell office:value-type="float" office:value="37751" calcext:value-type="float">
            <text:p>37751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8" calcext:value-type="float">
            <text:p>8</text:p>
          </table:table-cell>
          <table:table-cell office:value-type="float" office:value="425453" calcext:value-type="float">
            <text:p>425453</text:p>
          </table:table-cell>
          <table:table-cell office:value-type="float" office:value="36571" calcext:value-type="float">
            <text:p>36571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8" calcext:value-type="float">
            <text:p>8</text:p>
          </table:table-cell>
          <table:table-cell office:value-type="float" office:value="425832" calcext:value-type="float">
            <text:p>425832</text:p>
          </table:table-cell>
          <table:table-cell office:value-type="float" office:value="37132" calcext:value-type="float">
            <text:p>37132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8" calcext:value-type="float">
            <text:p>8</text:p>
          </table:table-cell>
          <table:table-cell office:value-type="float" office:value="422654" calcext:value-type="float">
            <text:p>422654</text:p>
          </table:table-cell>
          <table:table-cell office:value-type="float" office:value="35817" calcext:value-type="float">
            <text:p>35817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8" calcext:value-type="float">
            <text:p>8</text:p>
          </table:table-cell>
          <table:table-cell office:value-type="float" office:value="430355" calcext:value-type="float">
            <text:p>430355</text:p>
          </table:table-cell>
          <table:table-cell office:value-type="float" office:value="38146" calcext:value-type="float">
            <text:p>38146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8" calcext:value-type="float">
            <text:p>8</text:p>
          </table:table-cell>
          <table:table-cell office:value-type="float" office:value="427299" calcext:value-type="float">
            <text:p>427299</text:p>
          </table:table-cell>
          <table:table-cell office:value-type="float" office:value="36891" calcext:value-type="float">
            <text:p>36891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8" calcext:value-type="float">
            <text:p>8</text:p>
          </table:table-cell>
          <table:table-cell office:value-type="float" office:value="432777" calcext:value-type="float">
            <text:p>432777</text:p>
          </table:table-cell>
          <table:table-cell office:value-type="float" office:value="37998" calcext:value-type="float">
            <text:p>3799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8" calcext:value-type="float">
            <text:p>8</text:p>
          </table:table-cell>
          <table:table-cell office:value-type="float" office:value="436741" calcext:value-type="float">
            <text:p>436741</text:p>
          </table:table-cell>
          <table:table-cell office:value-type="float" office:value="39610" calcext:value-type="float">
            <text:p>39610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8" calcext:value-type="float">
            <text:p>8</text:p>
          </table:table-cell>
          <table:table-cell office:value-type="float" office:value="430852" calcext:value-type="float">
            <text:p>430852</text:p>
          </table:table-cell>
          <table:table-cell office:value-type="float" office:value="37529" calcext:value-type="float">
            <text:p>37529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8" calcext:value-type="float">
            <text:p>8</text:p>
          </table:table-cell>
          <table:table-cell office:value-type="float" office:value="422989" calcext:value-type="float">
            <text:p>422989</text:p>
          </table:table-cell>
          <table:table-cell office:value-type="float" office:value="36215" calcext:value-type="float">
            <text:p>36215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8" calcext:value-type="float">
            <text:p>8</text:p>
          </table:table-cell>
          <table:table-cell office:value-type="float" office:value="424494" calcext:value-type="float">
            <text:p>424494</text:p>
          </table:table-cell>
          <table:table-cell office:value-type="float" office:value="36138" calcext:value-type="float">
            <text:p>36138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8" calcext:value-type="float">
            <text:p>8</text:p>
          </table:table-cell>
          <table:table-cell office:value-type="float" office:value="430272" calcext:value-type="float">
            <text:p>430272</text:p>
          </table:table-cell>
          <table:table-cell office:value-type="float" office:value="37812" calcext:value-type="float">
            <text:p>37812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8" calcext:value-type="float">
            <text:p>8</text:p>
          </table:table-cell>
          <table:table-cell office:value-type="float" office:value="424734" calcext:value-type="float">
            <text:p>424734</text:p>
          </table:table-cell>
          <table:table-cell office:value-type="float" office:value="36434" calcext:value-type="float">
            <text:p>36434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8" calcext:value-type="float">
            <text:p>8</text:p>
          </table:table-cell>
          <table:table-cell office:value-type="float" office:value="434758" calcext:value-type="float">
            <text:p>434758</text:p>
          </table:table-cell>
          <table:table-cell office:value-type="float" office:value="38016" calcext:value-type="float">
            <text:p>38016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8" calcext:value-type="float">
            <text:p>8</text:p>
          </table:table-cell>
          <table:table-cell office:value-type="float" office:value="425757" calcext:value-type="float">
            <text:p>425757</text:p>
          </table:table-cell>
          <table:table-cell office:value-type="float" office:value="36820" calcext:value-type="float">
            <text:p>36820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8" calcext:value-type="float">
            <text:p>8</text:p>
          </table:table-cell>
          <table:table-cell office:value-type="float" office:value="430332" calcext:value-type="float">
            <text:p>430332</text:p>
          </table:table-cell>
          <table:table-cell office:value-type="float" office:value="38067" calcext:value-type="float">
            <text:p>38067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8" calcext:value-type="float">
            <text:p>8</text:p>
          </table:table-cell>
          <table:table-cell office:value-type="float" office:value="426985" calcext:value-type="float">
            <text:p>426985</text:p>
          </table:table-cell>
          <table:table-cell office:value-type="float" office:value="36420" calcext:value-type="float">
            <text:p>3642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8" calcext:value-type="float">
            <text:p>8</text:p>
          </table:table-cell>
          <table:table-cell office:value-type="float" office:value="431242" calcext:value-type="float">
            <text:p>431242</text:p>
          </table:table-cell>
          <table:table-cell office:value-type="float" office:value="37662" calcext:value-type="float">
            <text:p>37662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8" calcext:value-type="float">
            <text:p>8</text:p>
          </table:table-cell>
          <table:table-cell office:value-type="float" office:value="424614" calcext:value-type="float">
            <text:p>424614</text:p>
          </table:table-cell>
          <table:table-cell office:value-type="float" office:value="36052" calcext:value-type="float">
            <text:p>36052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8" calcext:value-type="float">
            <text:p>8</text:p>
          </table:table-cell>
          <table:table-cell office:value-type="float" office:value="430729" calcext:value-type="float">
            <text:p>430729</text:p>
          </table:table-cell>
          <table:table-cell office:value-type="float" office:value="38321" calcext:value-type="float">
            <text:p>38321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8" calcext:value-type="float">
            <text:p>8</text:p>
          </table:table-cell>
          <table:table-cell office:value-type="float" office:value="431081" calcext:value-type="float">
            <text:p>431081</text:p>
          </table:table-cell>
          <table:table-cell office:value-type="float" office:value="37360" calcext:value-type="float">
            <text:p>37360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8" calcext:value-type="float">
            <text:p>8</text:p>
          </table:table-cell>
          <table:table-cell office:value-type="float" office:value="425229" calcext:value-type="float">
            <text:p>425229</text:p>
          </table:table-cell>
          <table:table-cell office:value-type="float" office:value="35800" calcext:value-type="float">
            <text:p>35800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8" calcext:value-type="float">
            <text:p>8</text:p>
          </table:table-cell>
          <table:table-cell office:value-type="float" office:value="432304" calcext:value-type="float">
            <text:p>432304</text:p>
          </table:table-cell>
          <table:table-cell office:value-type="float" office:value="38271" calcext:value-type="float">
            <text:p>38271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8" calcext:value-type="float">
            <text:p>8</text:p>
          </table:table-cell>
          <table:table-cell office:value-type="float" office:value="427012" calcext:value-type="float">
            <text:p>427012</text:p>
          </table:table-cell>
          <table:table-cell office:value-type="float" office:value="36680" calcext:value-type="float">
            <text:p>36680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8" calcext:value-type="float">
            <text:p>8</text:p>
          </table:table-cell>
          <table:table-cell office:value-type="float" office:value="429830" calcext:value-type="float">
            <text:p>429830</text:p>
          </table:table-cell>
          <table:table-cell office:value-type="float" office:value="37206" calcext:value-type="float">
            <text:p>37206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8" calcext:value-type="float">
            <text:p>8</text:p>
          </table:table-cell>
          <table:table-cell office:value-type="float" office:value="432927" calcext:value-type="float">
            <text:p>432927</text:p>
          </table:table-cell>
          <table:table-cell office:value-type="float" office:value="37728" calcext:value-type="float">
            <text:p>37728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8" calcext:value-type="float">
            <text:p>8</text:p>
          </table:table-cell>
          <table:table-cell office:value-type="float" office:value="432291" calcext:value-type="float">
            <text:p>432291</text:p>
          </table:table-cell>
          <table:table-cell office:value-type="float" office:value="38019" calcext:value-type="float">
            <text:p>3801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8" calcext:value-type="float">
            <text:p>8</text:p>
          </table:table-cell>
          <table:table-cell office:value-type="float" office:value="426389" calcext:value-type="float">
            <text:p>426389</text:p>
          </table:table-cell>
          <table:table-cell office:value-type="float" office:value="36475" calcext:value-type="float">
            <text:p>36475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8" calcext:value-type="float">
            <text:p>8</text:p>
          </table:table-cell>
          <table:table-cell office:value-type="float" office:value="433115" calcext:value-type="float">
            <text:p>433115</text:p>
          </table:table-cell>
          <table:table-cell office:value-type="float" office:value="38618" calcext:value-type="float">
            <text:p>38618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8" calcext:value-type="float">
            <text:p>8</text:p>
          </table:table-cell>
          <table:table-cell office:value-type="float" office:value="427666" calcext:value-type="float">
            <text:p>427666</text:p>
          </table:table-cell>
          <table:table-cell office:value-type="float" office:value="36216" calcext:value-type="float">
            <text:p>36216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8" calcext:value-type="float">
            <text:p>8</text:p>
          </table:table-cell>
          <table:table-cell office:value-type="float" office:value="426648" calcext:value-type="float">
            <text:p>426648</text:p>
          </table:table-cell>
          <table:table-cell office:value-type="float" office:value="36319" calcext:value-type="float">
            <text:p>36319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8" calcext:value-type="float">
            <text:p>8</text:p>
          </table:table-cell>
          <table:table-cell office:value-type="float" office:value="433275" calcext:value-type="float">
            <text:p>433275</text:p>
          </table:table-cell>
          <table:table-cell office:value-type="float" office:value="37710" calcext:value-type="float">
            <text:p>37710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8" calcext:value-type="float">
            <text:p>8</text:p>
          </table:table-cell>
          <table:table-cell office:value-type="float" office:value="435792" calcext:value-type="float">
            <text:p>435792</text:p>
          </table:table-cell>
          <table:table-cell office:value-type="float" office:value="38932" calcext:value-type="float">
            <text:p>38932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8" calcext:value-type="float">
            <text:p>8</text:p>
          </table:table-cell>
          <table:table-cell office:value-type="float" office:value="431729" calcext:value-type="float">
            <text:p>431729</text:p>
          </table:table-cell>
          <table:table-cell office:value-type="float" office:value="37413" calcext:value-type="float">
            <text:p>37413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8" calcext:value-type="float">
            <text:p>8</text:p>
          </table:table-cell>
          <table:table-cell office:value-type="float" office:value="432667" calcext:value-type="float">
            <text:p>432667</text:p>
          </table:table-cell>
          <table:table-cell office:value-type="float" office:value="38038" calcext:value-type="float">
            <text:p>38038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8" calcext:value-type="float">
            <text:p>8</text:p>
          </table:table-cell>
          <table:table-cell office:value-type="float" office:value="432906" calcext:value-type="float">
            <text:p>432906</text:p>
          </table:table-cell>
          <table:table-cell office:value-type="float" office:value="38591" calcext:value-type="float">
            <text:p>38591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8" calcext:value-type="float">
            <text:p>8</text:p>
          </table:table-cell>
          <table:table-cell office:value-type="float" office:value="429999" calcext:value-type="float">
            <text:p>429999</text:p>
          </table:table-cell>
          <table:table-cell office:value-type="float" office:value="36923" calcext:value-type="float">
            <text:p>3692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" calcext:value-type="float">
            <text:p>8</text:p>
          </table:table-cell>
          <table:table-cell office:value-type="float" office:value="431587" calcext:value-type="float">
            <text:p>431587</text:p>
          </table:table-cell>
          <table:table-cell office:value-type="float" office:value="37549" calcext:value-type="float">
            <text:p>37549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8" calcext:value-type="float">
            <text:p>8</text:p>
          </table:table-cell>
          <table:table-cell office:value-type="float" office:value="431790" calcext:value-type="float">
            <text:p>431790</text:p>
          </table:table-cell>
          <table:table-cell office:value-type="float" office:value="37387" calcext:value-type="float">
            <text:p>37387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8" calcext:value-type="float">
            <text:p>8</text:p>
          </table:table-cell>
          <table:table-cell office:value-type="float" office:value="436204" calcext:value-type="float">
            <text:p>436204</text:p>
          </table:table-cell>
          <table:table-cell office:value-type="float" office:value="39039" calcext:value-type="float">
            <text:p>39039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8" calcext:value-type="float">
            <text:p>8</text:p>
          </table:table-cell>
          <table:table-cell office:value-type="float" office:value="431532" calcext:value-type="float">
            <text:p>431532</text:p>
          </table:table-cell>
          <table:table-cell office:value-type="float" office:value="37651" calcext:value-type="float">
            <text:p>37651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8" calcext:value-type="float">
            <text:p>8</text:p>
          </table:table-cell>
          <table:table-cell office:value-type="float" office:value="432864" calcext:value-type="float">
            <text:p>432864</text:p>
          </table:table-cell>
          <table:table-cell office:value-type="float" office:value="38218" calcext:value-type="float">
            <text:p>38218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8" calcext:value-type="float">
            <text:p>8</text:p>
          </table:table-cell>
          <table:table-cell office:value-type="float" office:value="430502" calcext:value-type="float">
            <text:p>430502</text:p>
          </table:table-cell>
          <table:table-cell office:value-type="float" office:value="36940" calcext:value-type="float">
            <text:p>36940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8" calcext:value-type="float">
            <text:p>8</text:p>
          </table:table-cell>
          <table:table-cell office:value-type="float" office:value="428740" calcext:value-type="float">
            <text:p>428740</text:p>
          </table:table-cell>
          <table:table-cell office:value-type="float" office:value="37278" calcext:value-type="float">
            <text:p>37278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8" calcext:value-type="float">
            <text:p>8</text:p>
          </table:table-cell>
          <table:table-cell office:value-type="float" office:value="440186" calcext:value-type="float">
            <text:p>440186</text:p>
          </table:table-cell>
          <table:table-cell office:value-type="float" office:value="39973" calcext:value-type="float">
            <text:p>39973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8" calcext:value-type="float">
            <text:p>8</text:p>
          </table:table-cell>
          <table:table-cell office:value-type="float" office:value="439337" calcext:value-type="float">
            <text:p>439337</text:p>
          </table:table-cell>
          <table:table-cell office:value-type="float" office:value="39566" calcext:value-type="float">
            <text:p>39566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8" calcext:value-type="float">
            <text:p>8</text:p>
          </table:table-cell>
          <table:table-cell office:value-type="float" office:value="435057" calcext:value-type="float">
            <text:p>435057</text:p>
          </table:table-cell>
          <table:table-cell office:value-type="float" office:value="38325" calcext:value-type="float">
            <text:p>3832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8" calcext:value-type="float">
            <text:p>8</text:p>
          </table:table-cell>
          <table:table-cell office:value-type="float" office:value="441674" calcext:value-type="float">
            <text:p>441674</text:p>
          </table:table-cell>
          <table:table-cell office:value-type="float" office:value="39501" calcext:value-type="float">
            <text:p>39501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8" calcext:value-type="float">
            <text:p>8</text:p>
          </table:table-cell>
          <table:table-cell office:value-type="float" office:value="432878" calcext:value-type="float">
            <text:p>432878</text:p>
          </table:table-cell>
          <table:table-cell office:value-type="float" office:value="37926" calcext:value-type="float">
            <text:p>37926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" calcext:value-type="float">
            <text:p>8</text:p>
          </table:table-cell>
          <table:table-cell office:value-type="float" office:value="431213" calcext:value-type="float">
            <text:p>431213</text:p>
          </table:table-cell>
          <table:table-cell office:value-type="float" office:value="37118" calcext:value-type="float">
            <text:p>37118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8" calcext:value-type="float">
            <text:p>8</text:p>
          </table:table-cell>
          <table:table-cell office:value-type="float" office:value="437859" calcext:value-type="float">
            <text:p>437859</text:p>
          </table:table-cell>
          <table:table-cell office:value-type="float" office:value="38556" calcext:value-type="float">
            <text:p>38556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8" calcext:value-type="float">
            <text:p>8</text:p>
          </table:table-cell>
          <table:table-cell office:value-type="float" office:value="446580" calcext:value-type="float">
            <text:p>446580</text:p>
          </table:table-cell>
          <table:table-cell office:value-type="float" office:value="40899" calcext:value-type="float">
            <text:p>40899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8" calcext:value-type="float">
            <text:p>8</text:p>
          </table:table-cell>
          <table:table-cell office:value-type="float" office:value="440910" calcext:value-type="float">
            <text:p>440910</text:p>
          </table:table-cell>
          <table:table-cell office:value-type="float" office:value="40313" calcext:value-type="float">
            <text:p>40313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8" calcext:value-type="float">
            <text:p>8</text:p>
          </table:table-cell>
          <table:table-cell office:value-type="float" office:value="432226" calcext:value-type="float">
            <text:p>432226</text:p>
          </table:table-cell>
          <table:table-cell office:value-type="float" office:value="37736" calcext:value-type="float">
            <text:p>37736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8" calcext:value-type="float">
            <text:p>8</text:p>
          </table:table-cell>
          <table:table-cell office:value-type="float" office:value="436116" calcext:value-type="float">
            <text:p>436116</text:p>
          </table:table-cell>
          <table:table-cell office:value-type="float" office:value="39024" calcext:value-type="float">
            <text:p>39024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8" calcext:value-type="float">
            <text:p>8</text:p>
          </table:table-cell>
          <table:table-cell office:value-type="float" office:value="442208" calcext:value-type="float">
            <text:p>442208</text:p>
          </table:table-cell>
          <table:table-cell office:value-type="float" office:value="40508" calcext:value-type="float">
            <text:p>40508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8" calcext:value-type="float">
            <text:p>8</text:p>
          </table:table-cell>
          <table:table-cell office:value-type="float" office:value="433241" calcext:value-type="float">
            <text:p>433241</text:p>
          </table:table-cell>
          <table:table-cell office:value-type="float" office:value="37667" calcext:value-type="float">
            <text:p>3766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8" calcext:value-type="float">
            <text:p>8</text:p>
          </table:table-cell>
          <table:table-cell office:value-type="float" office:value="431100" calcext:value-type="float">
            <text:p>431100</text:p>
          </table:table-cell>
          <table:table-cell office:value-type="float" office:value="37387" calcext:value-type="float">
            <text:p>37387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8" calcext:value-type="float">
            <text:p>8</text:p>
          </table:table-cell>
          <table:table-cell office:value-type="float" office:value="432111" calcext:value-type="float">
            <text:p>432111</text:p>
          </table:table-cell>
          <table:table-cell office:value-type="float" office:value="37363" calcext:value-type="float">
            <text:p>37363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8" calcext:value-type="float">
            <text:p>8</text:p>
          </table:table-cell>
          <table:table-cell office:value-type="float" office:value="441564" calcext:value-type="float">
            <text:p>441564</text:p>
          </table:table-cell>
          <table:table-cell office:value-type="float" office:value="40065" calcext:value-type="float">
            <text:p>40065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8" calcext:value-type="float">
            <text:p>8</text:p>
          </table:table-cell>
          <table:table-cell office:value-type="float" office:value="438738" calcext:value-type="float">
            <text:p>438738</text:p>
          </table:table-cell>
          <table:table-cell office:value-type="float" office:value="39318" calcext:value-type="float">
            <text:p>39318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8" calcext:value-type="float">
            <text:p>8</text:p>
          </table:table-cell>
          <table:table-cell office:value-type="float" office:value="430710" calcext:value-type="float">
            <text:p>430710</text:p>
          </table:table-cell>
          <table:table-cell office:value-type="float" office:value="37123" calcext:value-type="float">
            <text:p>37123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8" calcext:value-type="float">
            <text:p>8</text:p>
          </table:table-cell>
          <table:table-cell office:value-type="float" office:value="437977" calcext:value-type="float">
            <text:p>437977</text:p>
          </table:table-cell>
          <table:table-cell office:value-type="float" office:value="38608" calcext:value-type="float">
            <text:p>38608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8" calcext:value-type="float">
            <text:p>8</text:p>
          </table:table-cell>
          <table:table-cell office:value-type="float" office:value="435754" calcext:value-type="float">
            <text:p>435754</text:p>
          </table:table-cell>
          <table:table-cell office:value-type="float" office:value="38445" calcext:value-type="float">
            <text:p>38445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8" calcext:value-type="float">
            <text:p>8</text:p>
          </table:table-cell>
          <table:table-cell office:value-type="float" office:value="434741" calcext:value-type="float">
            <text:p>434741</text:p>
          </table:table-cell>
          <table:table-cell office:value-type="float" office:value="37686" calcext:value-type="float">
            <text:p>37686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8" calcext:value-type="float">
            <text:p>8</text:p>
          </table:table-cell>
          <table:table-cell office:value-type="float" office:value="437264" calcext:value-type="float">
            <text:p>437264</text:p>
          </table:table-cell>
          <table:table-cell office:value-type="float" office:value="38836" calcext:value-type="float">
            <text:p>38836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8" calcext:value-type="float">
            <text:p>8</text:p>
          </table:table-cell>
          <table:table-cell office:value-type="float" office:value="435177" calcext:value-type="float">
            <text:p>435177</text:p>
          </table:table-cell>
          <table:table-cell office:value-type="float" office:value="39170" calcext:value-type="float">
            <text:p>3917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8" calcext:value-type="float">
            <text:p>8</text:p>
          </table:table-cell>
          <table:table-cell office:value-type="float" office:value="440936" calcext:value-type="float">
            <text:p>440936</text:p>
          </table:table-cell>
          <table:table-cell office:value-type="float" office:value="39728" calcext:value-type="float">
            <text:p>39728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8" calcext:value-type="float">
            <text:p>8</text:p>
          </table:table-cell>
          <table:table-cell office:value-type="float" office:value="440974" calcext:value-type="float">
            <text:p>440974</text:p>
          </table:table-cell>
          <table:table-cell office:value-type="float" office:value="39587" calcext:value-type="float">
            <text:p>39587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8" calcext:value-type="float">
            <text:p>8</text:p>
          </table:table-cell>
          <table:table-cell office:value-type="float" office:value="440474" calcext:value-type="float">
            <text:p>440474</text:p>
          </table:table-cell>
          <table:table-cell office:value-type="float" office:value="39288" calcext:value-type="float">
            <text:p>39288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8" calcext:value-type="float">
            <text:p>8</text:p>
          </table:table-cell>
          <table:table-cell office:value-type="float" office:value="437905" calcext:value-type="float">
            <text:p>437905</text:p>
          </table:table-cell>
          <table:table-cell office:value-type="float" office:value="39060" calcext:value-type="float">
            <text:p>39060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8" calcext:value-type="float">
            <text:p>8</text:p>
          </table:table-cell>
          <table:table-cell office:value-type="float" office:value="442176" calcext:value-type="float">
            <text:p>442176</text:p>
          </table:table-cell>
          <table:table-cell office:value-type="float" office:value="40172" calcext:value-type="float">
            <text:p>40172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8" calcext:value-type="float">
            <text:p>8</text:p>
          </table:table-cell>
          <table:table-cell office:value-type="float" office:value="441399" calcext:value-type="float">
            <text:p>441399</text:p>
          </table:table-cell>
          <table:table-cell office:value-type="float" office:value="40358" calcext:value-type="float">
            <text:p>40358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8" calcext:value-type="float">
            <text:p>8</text:p>
          </table:table-cell>
          <table:table-cell office:value-type="float" office:value="443210" calcext:value-type="float">
            <text:p>443210</text:p>
          </table:table-cell>
          <table:table-cell office:value-type="float" office:value="40118" calcext:value-type="float">
            <text:p>40118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8" calcext:value-type="float">
            <text:p>8</text:p>
          </table:table-cell>
          <table:table-cell office:value-type="float" office:value="434820" calcext:value-type="float">
            <text:p>434820</text:p>
          </table:table-cell>
          <table:table-cell office:value-type="float" office:value="39038" calcext:value-type="float">
            <text:p>39038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8" calcext:value-type="float">
            <text:p>8</text:p>
          </table:table-cell>
          <table:table-cell office:value-type="float" office:value="439621" calcext:value-type="float">
            <text:p>439621</text:p>
          </table:table-cell>
          <table:table-cell office:value-type="float" office:value="39108" calcext:value-type="float">
            <text:p>39108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8" calcext:value-type="float">
            <text:p>8</text:p>
          </table:table-cell>
          <table:table-cell office:value-type="float" office:value="443595" calcext:value-type="float">
            <text:p>443595</text:p>
          </table:table-cell>
          <table:table-cell office:value-type="float" office:value="40101" calcext:value-type="float">
            <text:p>4010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float" office:value="445766" calcext:value-type="float">
            <text:p>445766</text:p>
          </table:table-cell>
          <table:table-cell office:value-type="float" office:value="41796" calcext:value-type="float">
            <text:p>41796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8" calcext:value-type="float">
            <text:p>8</text:p>
          </table:table-cell>
          <table:table-cell office:value-type="float" office:value="440662" calcext:value-type="float">
            <text:p>440662</text:p>
          </table:table-cell>
          <table:table-cell office:value-type="float" office:value="39448" calcext:value-type="float">
            <text:p>39448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8" calcext:value-type="float">
            <text:p>8</text:p>
          </table:table-cell>
          <table:table-cell office:value-type="float" office:value="436651" calcext:value-type="float">
            <text:p>436651</text:p>
          </table:table-cell>
          <table:table-cell office:value-type="float" office:value="38916" calcext:value-type="float">
            <text:p>38916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8" calcext:value-type="float">
            <text:p>8</text:p>
          </table:table-cell>
          <table:table-cell office:value-type="float" office:value="450109" calcext:value-type="float">
            <text:p>450109</text:p>
          </table:table-cell>
          <table:table-cell office:value-type="float" office:value="41586" calcext:value-type="float">
            <text:p>41586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8" calcext:value-type="float">
            <text:p>8</text:p>
          </table:table-cell>
          <table:table-cell office:value-type="float" office:value="437045" calcext:value-type="float">
            <text:p>437045</text:p>
          </table:table-cell>
          <table:table-cell office:value-type="float" office:value="38912" calcext:value-type="float">
            <text:p>38912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8" calcext:value-type="float">
            <text:p>8</text:p>
          </table:table-cell>
          <table:table-cell office:value-type="float" office:value="432524" calcext:value-type="float">
            <text:p>432524</text:p>
          </table:table-cell>
          <table:table-cell office:value-type="float" office:value="37499" calcext:value-type="float">
            <text:p>37499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8" calcext:value-type="float">
            <text:p>8</text:p>
          </table:table-cell>
          <table:table-cell office:value-type="float" office:value="440147" calcext:value-type="float">
            <text:p>440147</text:p>
          </table:table-cell>
          <table:table-cell office:value-type="float" office:value="39610" calcext:value-type="float">
            <text:p>39610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8" calcext:value-type="float">
            <text:p>8</text:p>
          </table:table-cell>
          <table:table-cell office:value-type="float" office:value="444589" calcext:value-type="float">
            <text:p>444589</text:p>
          </table:table-cell>
          <table:table-cell office:value-type="float" office:value="40363" calcext:value-type="float">
            <text:p>40363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8" calcext:value-type="float">
            <text:p>8</text:p>
          </table:table-cell>
          <table:table-cell office:value-type="float" office:value="441052" calcext:value-type="float">
            <text:p>441052</text:p>
          </table:table-cell>
          <table:table-cell office:value-type="float" office:value="39920" calcext:value-type="float">
            <text:p>39920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8" calcext:value-type="float">
            <text:p>8</text:p>
          </table:table-cell>
          <table:table-cell office:value-type="float" office:value="438811" calcext:value-type="float">
            <text:p>438811</text:p>
          </table:table-cell>
          <table:table-cell office:value-type="float" office:value="38816" calcext:value-type="float">
            <text:p>3881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8" calcext:value-type="float">
            <text:p>8</text:p>
          </table:table-cell>
          <table:table-cell office:value-type="float" office:value="434664" calcext:value-type="float">
            <text:p>434664</text:p>
          </table:table-cell>
          <table:table-cell office:value-type="float" office:value="37715" calcext:value-type="float">
            <text:p>37715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8" calcext:value-type="float">
            <text:p>8</text:p>
          </table:table-cell>
          <table:table-cell office:value-type="float" office:value="441756" calcext:value-type="float">
            <text:p>441756</text:p>
          </table:table-cell>
          <table:table-cell office:value-type="float" office:value="39244" calcext:value-type="float">
            <text:p>39244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8" calcext:value-type="float">
            <text:p>8</text:p>
          </table:table-cell>
          <table:table-cell office:value-type="float" office:value="444585" calcext:value-type="float">
            <text:p>444585</text:p>
          </table:table-cell>
          <table:table-cell office:value-type="float" office:value="40502" calcext:value-type="float">
            <text:p>40502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8" calcext:value-type="float">
            <text:p>8</text:p>
          </table:table-cell>
          <table:table-cell office:value-type="float" office:value="439187" calcext:value-type="float">
            <text:p>439187</text:p>
          </table:table-cell>
          <table:table-cell office:value-type="float" office:value="39389" calcext:value-type="float">
            <text:p>39389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8" calcext:value-type="float">
            <text:p>8</text:p>
          </table:table-cell>
          <table:table-cell office:value-type="float" office:value="435847" calcext:value-type="float">
            <text:p>435847</text:p>
          </table:table-cell>
          <table:table-cell office:value-type="float" office:value="38077" calcext:value-type="float">
            <text:p>38077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8" calcext:value-type="float">
            <text:p>8</text:p>
          </table:table-cell>
          <table:table-cell office:value-type="float" office:value="436150" calcext:value-type="float">
            <text:p>436150</text:p>
          </table:table-cell>
          <table:table-cell office:value-type="float" office:value="38226" calcext:value-type="float">
            <text:p>38226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8" calcext:value-type="float">
            <text:p>8</text:p>
          </table:table-cell>
          <table:table-cell office:value-type="float" office:value="442194" calcext:value-type="float">
            <text:p>442194</text:p>
          </table:table-cell>
          <table:table-cell office:value-type="float" office:value="39791" calcext:value-type="float">
            <text:p>39791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8" calcext:value-type="float">
            <text:p>8</text:p>
          </table:table-cell>
          <table:table-cell office:value-type="float" office:value="444097" calcext:value-type="float">
            <text:p>444097</text:p>
          </table:table-cell>
          <table:table-cell office:value-type="float" office:value="40399" calcext:value-type="float">
            <text:p>40399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8" calcext:value-type="float">
            <text:p>8</text:p>
          </table:table-cell>
          <table:table-cell office:value-type="float" office:value="434326" calcext:value-type="float">
            <text:p>434326</text:p>
          </table:table-cell>
          <table:table-cell office:value-type="float" office:value="38315" calcext:value-type="float">
            <text:p>38315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8" calcext:value-type="float">
            <text:p>8</text:p>
          </table:table-cell>
          <table:table-cell office:value-type="float" office:value="449662" calcext:value-type="float">
            <text:p>449662</text:p>
          </table:table-cell>
          <table:table-cell office:value-type="float" office:value="41494" calcext:value-type="float">
            <text:p>41494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" calcext:value-type="float">
            <text:p>8</text:p>
          </table:table-cell>
          <table:table-cell office:value-type="float" office:value="442467" calcext:value-type="float">
            <text:p>442467</text:p>
          </table:table-cell>
          <table:table-cell office:value-type="float" office:value="39747" calcext:value-type="float">
            <text:p>39747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8" calcext:value-type="float">
            <text:p>8</text:p>
          </table:table-cell>
          <table:table-cell office:value-type="float" office:value="441397" calcext:value-type="float">
            <text:p>441397</text:p>
          </table:table-cell>
          <table:table-cell office:value-type="float" office:value="39381" calcext:value-type="float">
            <text:p>39381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8" calcext:value-type="float">
            <text:p>8</text:p>
          </table:table-cell>
          <table:table-cell office:value-type="float" office:value="443218" calcext:value-type="float">
            <text:p>443218</text:p>
          </table:table-cell>
          <table:table-cell office:value-type="float" office:value="40364" calcext:value-type="float">
            <text:p>40364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8" calcext:value-type="float">
            <text:p>8</text:p>
          </table:table-cell>
          <table:table-cell office:value-type="float" office:value="442725" calcext:value-type="float">
            <text:p>442725</text:p>
          </table:table-cell>
          <table:table-cell office:value-type="float" office:value="39277" calcext:value-type="float">
            <text:p>39277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8" calcext:value-type="float">
            <text:p>8</text:p>
          </table:table-cell>
          <table:table-cell office:value-type="float" office:value="446245" calcext:value-type="float">
            <text:p>446245</text:p>
          </table:table-cell>
          <table:table-cell office:value-type="float" office:value="40875" calcext:value-type="float">
            <text:p>40875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8" calcext:value-type="float">
            <text:p>8</text:p>
          </table:table-cell>
          <table:table-cell office:value-type="float" office:value="447460" calcext:value-type="float">
            <text:p>447460</text:p>
          </table:table-cell>
          <table:table-cell office:value-type="float" office:value="40924" calcext:value-type="float">
            <text:p>40924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8" calcext:value-type="float">
            <text:p>8</text:p>
          </table:table-cell>
          <table:table-cell office:value-type="float" office:value="444671" calcext:value-type="float">
            <text:p>444671</text:p>
          </table:table-cell>
          <table:table-cell office:value-type="float" office:value="39964" calcext:value-type="float">
            <text:p>39964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8" calcext:value-type="float">
            <text:p>8</text:p>
          </table:table-cell>
          <table:table-cell office:value-type="float" office:value="449478" calcext:value-type="float">
            <text:p>449478</text:p>
          </table:table-cell>
          <table:table-cell office:value-type="float" office:value="41202" calcext:value-type="float">
            <text:p>41202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8" calcext:value-type="float">
            <text:p>8</text:p>
          </table:table-cell>
          <table:table-cell office:value-type="float" office:value="443176" calcext:value-type="float">
            <text:p>443176</text:p>
          </table:table-cell>
          <table:table-cell office:value-type="float" office:value="39731" calcext:value-type="float">
            <text:p>39731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8" calcext:value-type="float">
            <text:p>8</text:p>
          </table:table-cell>
          <table:table-cell office:value-type="float" office:value="444417" calcext:value-type="float">
            <text:p>444417</text:p>
          </table:table-cell>
          <table:table-cell office:value-type="float" office:value="39769" calcext:value-type="float">
            <text:p>3976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8" calcext:value-type="float">
            <text:p>8</text:p>
          </table:table-cell>
          <table:table-cell office:value-type="float" office:value="442642" calcext:value-type="float">
            <text:p>442642</text:p>
          </table:table-cell>
          <table:table-cell office:value-type="float" office:value="40184" calcext:value-type="float">
            <text:p>40184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8" calcext:value-type="float">
            <text:p>8</text:p>
          </table:table-cell>
          <table:table-cell office:value-type="float" office:value="443531" calcext:value-type="float">
            <text:p>443531</text:p>
          </table:table-cell>
          <table:table-cell office:value-type="float" office:value="40223" calcext:value-type="float">
            <text:p>40223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8" calcext:value-type="float">
            <text:p>8</text:p>
          </table:table-cell>
          <table:table-cell office:value-type="float" office:value="450486" calcext:value-type="float">
            <text:p>450486</text:p>
          </table:table-cell>
          <table:table-cell office:value-type="float" office:value="41762" calcext:value-type="float">
            <text:p>41762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8" calcext:value-type="float">
            <text:p>8</text:p>
          </table:table-cell>
          <table:table-cell office:value-type="float" office:value="439381" calcext:value-type="float">
            <text:p>439381</text:p>
          </table:table-cell>
          <table:table-cell office:value-type="float" office:value="38798" calcext:value-type="float">
            <text:p>38798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8" calcext:value-type="float">
            <text:p>8</text:p>
          </table:table-cell>
          <table:table-cell office:value-type="float" office:value="438868" calcext:value-type="float">
            <text:p>438868</text:p>
          </table:table-cell>
          <table:table-cell office:value-type="float" office:value="38943" calcext:value-type="float">
            <text:p>38943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8" calcext:value-type="float">
            <text:p>8</text:p>
          </table:table-cell>
          <table:table-cell office:value-type="float" office:value="446185" calcext:value-type="float">
            <text:p>446185</text:p>
          </table:table-cell>
          <table:table-cell office:value-type="float" office:value="40626" calcext:value-type="float">
            <text:p>40626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8" calcext:value-type="float">
            <text:p>8</text:p>
          </table:table-cell>
          <table:table-cell office:value-type="float" office:value="444305" calcext:value-type="float">
            <text:p>444305</text:p>
          </table:table-cell>
          <table:table-cell office:value-type="float" office:value="40826" calcext:value-type="float">
            <text:p>40826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8" calcext:value-type="float">
            <text:p>8</text:p>
          </table:table-cell>
          <table:table-cell office:value-type="float" office:value="440514" calcext:value-type="float">
            <text:p>440514</text:p>
          </table:table-cell>
          <table:table-cell office:value-type="float" office:value="38393" calcext:value-type="float">
            <text:p>38393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8" calcext:value-type="float">
            <text:p>8</text:p>
          </table:table-cell>
          <table:table-cell office:value-type="float" office:value="439014" calcext:value-type="float">
            <text:p>439014</text:p>
          </table:table-cell>
          <table:table-cell office:value-type="float" office:value="39111" calcext:value-type="float">
            <text:p>39111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8" calcext:value-type="float">
            <text:p>8</text:p>
          </table:table-cell>
          <table:table-cell office:value-type="float" office:value="445888" calcext:value-type="float">
            <text:p>445888</text:p>
          </table:table-cell>
          <table:table-cell office:value-type="float" office:value="40657" calcext:value-type="float">
            <text:p>40657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8" calcext:value-type="float">
            <text:p>8</text:p>
          </table:table-cell>
          <table:table-cell office:value-type="float" office:value="446848" calcext:value-type="float">
            <text:p>446848</text:p>
          </table:table-cell>
          <table:table-cell office:value-type="float" office:value="40865" calcext:value-type="float">
            <text:p>40865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8" calcext:value-type="float">
            <text:p>8</text:p>
          </table:table-cell>
          <table:table-cell office:value-type="float" office:value="445398" calcext:value-type="float">
            <text:p>445398</text:p>
          </table:table-cell>
          <table:table-cell office:value-type="float" office:value="39646" calcext:value-type="float">
            <text:p>39646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8" calcext:value-type="float">
            <text:p>8</text:p>
          </table:table-cell>
          <table:table-cell office:value-type="float" office:value="452191" calcext:value-type="float">
            <text:p>452191</text:p>
          </table:table-cell>
          <table:table-cell office:value-type="float" office:value="42147" calcext:value-type="float">
            <text:p>42147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8" calcext:value-type="float">
            <text:p>8</text:p>
          </table:table-cell>
          <table:table-cell office:value-type="float" office:value="452565" calcext:value-type="float">
            <text:p>452565</text:p>
          </table:table-cell>
          <table:table-cell office:value-type="float" office:value="41258" calcext:value-type="float">
            <text:p>41258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8" calcext:value-type="float">
            <text:p>8</text:p>
          </table:table-cell>
          <table:table-cell office:value-type="float" office:value="441475" calcext:value-type="float">
            <text:p>441475</text:p>
          </table:table-cell>
          <table:table-cell office:value-type="float" office:value="39291" calcext:value-type="float">
            <text:p>39291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8" calcext:value-type="float">
            <text:p>8</text:p>
          </table:table-cell>
          <table:table-cell office:value-type="float" office:value="446748" calcext:value-type="float">
            <text:p>446748</text:p>
          </table:table-cell>
          <table:table-cell office:value-type="float" office:value="40441" calcext:value-type="float">
            <text:p>40441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8" calcext:value-type="float">
            <text:p>8</text:p>
          </table:table-cell>
          <table:table-cell office:value-type="float" office:value="443300" calcext:value-type="float">
            <text:p>443300</text:p>
          </table:table-cell>
          <table:table-cell office:value-type="float" office:value="40703" calcext:value-type="float">
            <text:p>40703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8" calcext:value-type="float">
            <text:p>8</text:p>
          </table:table-cell>
          <table:table-cell office:value-type="float" office:value="447039" calcext:value-type="float">
            <text:p>447039</text:p>
          </table:table-cell>
          <table:table-cell office:value-type="float" office:value="40316" calcext:value-type="float">
            <text:p>40316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8" calcext:value-type="float">
            <text:p>8</text:p>
          </table:table-cell>
          <table:table-cell office:value-type="float" office:value="444818" calcext:value-type="float">
            <text:p>444818</text:p>
          </table:table-cell>
          <table:table-cell office:value-type="float" office:value="40405" calcext:value-type="float">
            <text:p>40405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8" calcext:value-type="float">
            <text:p>8</text:p>
          </table:table-cell>
          <table:table-cell office:value-type="float" office:value="443475" calcext:value-type="float">
            <text:p>443475</text:p>
          </table:table-cell>
          <table:table-cell office:value-type="float" office:value="39686" calcext:value-type="float">
            <text:p>39686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8" calcext:value-type="float">
            <text:p>8</text:p>
          </table:table-cell>
          <table:table-cell office:value-type="float" office:value="448852" calcext:value-type="float">
            <text:p>448852</text:p>
          </table:table-cell>
          <table:table-cell office:value-type="float" office:value="41201" calcext:value-type="float">
            <text:p>41201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8" calcext:value-type="float">
            <text:p>8</text:p>
          </table:table-cell>
          <table:table-cell office:value-type="float" office:value="445580" calcext:value-type="float">
            <text:p>445580</text:p>
          </table:table-cell>
          <table:table-cell office:value-type="float" office:value="39945" calcext:value-type="float">
            <text:p>39945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8" calcext:value-type="float">
            <text:p>8</text:p>
          </table:table-cell>
          <table:table-cell office:value-type="float" office:value="432452" calcext:value-type="float">
            <text:p>432452</text:p>
          </table:table-cell>
          <table:table-cell office:value-type="float" office:value="37055" calcext:value-type="float">
            <text:p>37055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8" calcext:value-type="float">
            <text:p>8</text:p>
          </table:table-cell>
          <table:table-cell office:value-type="float" office:value="440095" calcext:value-type="float">
            <text:p>440095</text:p>
          </table:table-cell>
          <table:table-cell office:value-type="float" office:value="39071" calcext:value-type="float">
            <text:p>39071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8" calcext:value-type="float">
            <text:p>8</text:p>
          </table:table-cell>
          <table:table-cell office:value-type="float" office:value="449640" calcext:value-type="float">
            <text:p>449640</text:p>
          </table:table-cell>
          <table:table-cell office:value-type="float" office:value="40534" calcext:value-type="float">
            <text:p>40534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8" calcext:value-type="float">
            <text:p>8</text:p>
          </table:table-cell>
          <table:table-cell office:value-type="float" office:value="440425" calcext:value-type="float">
            <text:p>440425</text:p>
          </table:table-cell>
          <table:table-cell office:value-type="float" office:value="39484" calcext:value-type="float">
            <text:p>39484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8" calcext:value-type="float">
            <text:p>8</text:p>
          </table:table-cell>
          <table:table-cell office:value-type="float" office:value="446041" calcext:value-type="float">
            <text:p>446041</text:p>
          </table:table-cell>
          <table:table-cell office:value-type="float" office:value="39939" calcext:value-type="float">
            <text:p>39939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8" calcext:value-type="float">
            <text:p>8</text:p>
          </table:table-cell>
          <table:table-cell office:value-type="float" office:value="447489" calcext:value-type="float">
            <text:p>447489</text:p>
          </table:table-cell>
          <table:table-cell office:value-type="float" office:value="41083" calcext:value-type="float">
            <text:p>41083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8" calcext:value-type="float">
            <text:p>8</text:p>
          </table:table-cell>
          <table:table-cell office:value-type="float" office:value="443000" calcext:value-type="float">
            <text:p>443000</text:p>
          </table:table-cell>
          <table:table-cell office:value-type="float" office:value="39212" calcext:value-type="float">
            <text:p>39212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8" calcext:value-type="float">
            <text:p>8</text:p>
          </table:table-cell>
          <table:table-cell office:value-type="float" office:value="444736" calcext:value-type="float">
            <text:p>444736</text:p>
          </table:table-cell>
          <table:table-cell office:value-type="float" office:value="40022" calcext:value-type="float">
            <text:p>4002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" calcext:value-type="float">
            <text:p>8</text:p>
          </table:table-cell>
          <table:table-cell office:value-type="float" office:value="446817" calcext:value-type="float">
            <text:p>446817</text:p>
          </table:table-cell>
          <table:table-cell office:value-type="float" office:value="40541" calcext:value-type="float">
            <text:p>40541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8" calcext:value-type="float">
            <text:p>8</text:p>
          </table:table-cell>
          <table:table-cell office:value-type="float" office:value="451508" calcext:value-type="float">
            <text:p>451508</text:p>
          </table:table-cell>
          <table:table-cell office:value-type="float" office:value="41357" calcext:value-type="float">
            <text:p>41357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8" calcext:value-type="float">
            <text:p>8</text:p>
          </table:table-cell>
          <table:table-cell office:value-type="float" office:value="444680" calcext:value-type="float">
            <text:p>444680</text:p>
          </table:table-cell>
          <table:table-cell office:value-type="float" office:value="39435" calcext:value-type="float">
            <text:p>39435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8" calcext:value-type="float">
            <text:p>8</text:p>
          </table:table-cell>
          <table:table-cell office:value-type="float" office:value="449132" calcext:value-type="float">
            <text:p>449132</text:p>
          </table:table-cell>
          <table:table-cell office:value-type="float" office:value="41219" calcext:value-type="float">
            <text:p>41219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8" calcext:value-type="float">
            <text:p>8</text:p>
          </table:table-cell>
          <table:table-cell office:value-type="float" office:value="441964" calcext:value-type="float">
            <text:p>441964</text:p>
          </table:table-cell>
          <table:table-cell office:value-type="float" office:value="39206" calcext:value-type="float">
            <text:p>39206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8" calcext:value-type="float">
            <text:p>8</text:p>
          </table:table-cell>
          <table:table-cell office:value-type="float" office:value="449816" calcext:value-type="float">
            <text:p>449816</text:p>
          </table:table-cell>
          <table:table-cell office:value-type="float" office:value="40876" calcext:value-type="float">
            <text:p>40876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8" calcext:value-type="float">
            <text:p>8</text:p>
          </table:table-cell>
          <table:table-cell office:value-type="float" office:value="446869" calcext:value-type="float">
            <text:p>446869</text:p>
          </table:table-cell>
          <table:table-cell office:value-type="float" office:value="40009" calcext:value-type="float">
            <text:p>40009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8" calcext:value-type="float">
            <text:p>8</text:p>
          </table:table-cell>
          <table:table-cell office:value-type="float" office:value="447029" calcext:value-type="float">
            <text:p>447029</text:p>
          </table:table-cell>
          <table:table-cell office:value-type="float" office:value="41022" calcext:value-type="float">
            <text:p>41022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8" calcext:value-type="float">
            <text:p>8</text:p>
          </table:table-cell>
          <table:table-cell office:value-type="float" office:value="446743" calcext:value-type="float">
            <text:p>446743</text:p>
          </table:table-cell>
          <table:table-cell office:value-type="float" office:value="40807" calcext:value-type="float">
            <text:p>40807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8" calcext:value-type="float">
            <text:p>8</text:p>
          </table:table-cell>
          <table:table-cell office:value-type="float" office:value="453738" calcext:value-type="float">
            <text:p>453738</text:p>
          </table:table-cell>
          <table:table-cell office:value-type="float" office:value="41949" calcext:value-type="float">
            <text:p>41949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" calcext:value-type="float">
            <text:p>8</text:p>
          </table:table-cell>
          <table:table-cell office:value-type="float" office:value="450435" calcext:value-type="float">
            <text:p>450435</text:p>
          </table:table-cell>
          <table:table-cell office:value-type="float" office:value="41546" calcext:value-type="float">
            <text:p>41546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8" calcext:value-type="float">
            <text:p>8</text:p>
          </table:table-cell>
          <table:table-cell office:value-type="float" office:value="453724" calcext:value-type="float">
            <text:p>453724</text:p>
          </table:table-cell>
          <table:table-cell office:value-type="float" office:value="42228" calcext:value-type="float">
            <text:p>42228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8" calcext:value-type="float">
            <text:p>8</text:p>
          </table:table-cell>
          <table:table-cell office:value-type="float" office:value="451085" calcext:value-type="float">
            <text:p>451085</text:p>
          </table:table-cell>
          <table:table-cell office:value-type="float" office:value="41750" calcext:value-type="float">
            <text:p>41750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8" calcext:value-type="float">
            <text:p>8</text:p>
          </table:table-cell>
          <table:table-cell office:value-type="float" office:value="448355" calcext:value-type="float">
            <text:p>448355</text:p>
          </table:table-cell>
          <table:table-cell office:value-type="float" office:value="40327" calcext:value-type="float">
            <text:p>40327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8" calcext:value-type="float">
            <text:p>8</text:p>
          </table:table-cell>
          <table:table-cell office:value-type="float" office:value="447990" calcext:value-type="float">
            <text:p>447990</text:p>
          </table:table-cell>
          <table:table-cell office:value-type="float" office:value="40749" calcext:value-type="float">
            <text:p>40749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8" calcext:value-type="float">
            <text:p>8</text:p>
          </table:table-cell>
          <table:table-cell office:value-type="float" office:value="449659" calcext:value-type="float">
            <text:p>449659</text:p>
          </table:table-cell>
          <table:table-cell office:value-type="float" office:value="40427" calcext:value-type="float">
            <text:p>40427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8" calcext:value-type="float">
            <text:p>8</text:p>
          </table:table-cell>
          <table:table-cell office:value-type="float" office:value="443876" calcext:value-type="float">
            <text:p>443876</text:p>
          </table:table-cell>
          <table:table-cell office:value-type="float" office:value="39987" calcext:value-type="float">
            <text:p>39987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8" calcext:value-type="float">
            <text:p>8</text:p>
          </table:table-cell>
          <table:table-cell office:value-type="float" office:value="448520" calcext:value-type="float">
            <text:p>448520</text:p>
          </table:table-cell>
          <table:table-cell office:value-type="float" office:value="41247" calcext:value-type="float">
            <text:p>41247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8" calcext:value-type="float">
            <text:p>8</text:p>
          </table:table-cell>
          <table:table-cell office:value-type="float" office:value="449261" calcext:value-type="float">
            <text:p>449261</text:p>
          </table:table-cell>
          <table:table-cell office:value-type="float" office:value="41516" calcext:value-type="float">
            <text:p>41516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8" calcext:value-type="float">
            <text:p>8</text:p>
          </table:table-cell>
          <table:table-cell office:value-type="float" office:value="446035" calcext:value-type="float">
            <text:p>446035</text:p>
          </table:table-cell>
          <table:table-cell office:value-type="float" office:value="40787" calcext:value-type="float">
            <text:p>40787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8" calcext:value-type="float">
            <text:p>8</text:p>
          </table:table-cell>
          <table:table-cell office:value-type="float" office:value="451487" calcext:value-type="float">
            <text:p>451487</text:p>
          </table:table-cell>
          <table:table-cell office:value-type="float" office:value="40997" calcext:value-type="float">
            <text:p>40997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8" calcext:value-type="float">
            <text:p>8</text:p>
          </table:table-cell>
          <table:table-cell office:value-type="float" office:value="447725" calcext:value-type="float">
            <text:p>447725</text:p>
          </table:table-cell>
          <table:table-cell office:value-type="float" office:value="41071" calcext:value-type="float">
            <text:p>41071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8" calcext:value-type="float">
            <text:p>8</text:p>
          </table:table-cell>
          <table:table-cell office:value-type="float" office:value="447976" calcext:value-type="float">
            <text:p>447976</text:p>
          </table:table-cell>
          <table:table-cell office:value-type="float" office:value="40645" calcext:value-type="float">
            <text:p>40645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8" calcext:value-type="float">
            <text:p>8</text:p>
          </table:table-cell>
          <table:table-cell office:value-type="float" office:value="451465" calcext:value-type="float">
            <text:p>451465</text:p>
          </table:table-cell>
          <table:table-cell office:value-type="float" office:value="41428" calcext:value-type="float">
            <text:p>41428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8" calcext:value-type="float">
            <text:p>8</text:p>
          </table:table-cell>
          <table:table-cell office:value-type="float" office:value="442978" calcext:value-type="float">
            <text:p>442978</text:p>
          </table:table-cell>
          <table:table-cell office:value-type="float" office:value="40263" calcext:value-type="float">
            <text:p>40263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8" calcext:value-type="float">
            <text:p>8</text:p>
          </table:table-cell>
          <table:table-cell office:value-type="float" office:value="457370" calcext:value-type="float">
            <text:p>457370</text:p>
          </table:table-cell>
          <table:table-cell office:value-type="float" office:value="43407" calcext:value-type="float">
            <text:p>43407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8" calcext:value-type="float">
            <text:p>8</text:p>
          </table:table-cell>
          <table:table-cell office:value-type="float" office:value="443733" calcext:value-type="float">
            <text:p>443733</text:p>
          </table:table-cell>
          <table:table-cell office:value-type="float" office:value="39504" calcext:value-type="float">
            <text:p>39504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8" calcext:value-type="float">
            <text:p>8</text:p>
          </table:table-cell>
          <table:table-cell office:value-type="float" office:value="447712" calcext:value-type="float">
            <text:p>447712</text:p>
          </table:table-cell>
          <table:table-cell office:value-type="float" office:value="40242" calcext:value-type="float">
            <text:p>40242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8" calcext:value-type="float">
            <text:p>8</text:p>
          </table:table-cell>
          <table:table-cell office:value-type="float" office:value="448384" calcext:value-type="float">
            <text:p>448384</text:p>
          </table:table-cell>
          <table:table-cell office:value-type="float" office:value="40920" calcext:value-type="float">
            <text:p>40920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8" calcext:value-type="float">
            <text:p>8</text:p>
          </table:table-cell>
          <table:table-cell office:value-type="float" office:value="449895" calcext:value-type="float">
            <text:p>449895</text:p>
          </table:table-cell>
          <table:table-cell office:value-type="float" office:value="40724" calcext:value-type="float">
            <text:p>40724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8" calcext:value-type="float">
            <text:p>8</text:p>
          </table:table-cell>
          <table:table-cell office:value-type="float" office:value="447473" calcext:value-type="float">
            <text:p>447473</text:p>
          </table:table-cell>
          <table:table-cell office:value-type="float" office:value="40634" calcext:value-type="float">
            <text:p>40634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8" calcext:value-type="float">
            <text:p>8</text:p>
          </table:table-cell>
          <table:table-cell office:value-type="float" office:value="450351" calcext:value-type="float">
            <text:p>450351</text:p>
          </table:table-cell>
          <table:table-cell office:value-type="float" office:value="40444" calcext:value-type="float">
            <text:p>40444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8" calcext:value-type="float">
            <text:p>8</text:p>
          </table:table-cell>
          <table:table-cell office:value-type="float" office:value="446732" calcext:value-type="float">
            <text:p>446732</text:p>
          </table:table-cell>
          <table:table-cell office:value-type="float" office:value="40579" calcext:value-type="float">
            <text:p>40579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8" calcext:value-type="float">
            <text:p>8</text:p>
          </table:table-cell>
          <table:table-cell office:value-type="float" office:value="441496" calcext:value-type="float">
            <text:p>441496</text:p>
          </table:table-cell>
          <table:table-cell office:value-type="float" office:value="38760" calcext:value-type="float">
            <text:p>38760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8" calcext:value-type="float">
            <text:p>8</text:p>
          </table:table-cell>
          <table:table-cell office:value-type="float" office:value="451422" calcext:value-type="float">
            <text:p>451422</text:p>
          </table:table-cell>
          <table:table-cell office:value-type="float" office:value="41105" calcext:value-type="float">
            <text:p>41105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8" calcext:value-type="float">
            <text:p>8</text:p>
          </table:table-cell>
          <table:table-cell office:value-type="float" office:value="449749" calcext:value-type="float">
            <text:p>449749</text:p>
          </table:table-cell>
          <table:table-cell office:value-type="float" office:value="41226" calcext:value-type="float">
            <text:p>41226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8" calcext:value-type="float">
            <text:p>8</text:p>
          </table:table-cell>
          <table:table-cell office:value-type="float" office:value="458663" calcext:value-type="float">
            <text:p>458663</text:p>
          </table:table-cell>
          <table:table-cell office:value-type="float" office:value="42922" calcext:value-type="float">
            <text:p>42922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8" calcext:value-type="float">
            <text:p>8</text:p>
          </table:table-cell>
          <table:table-cell office:value-type="float" office:value="453560" calcext:value-type="float">
            <text:p>453560</text:p>
          </table:table-cell>
          <table:table-cell office:value-type="float" office:value="42298" calcext:value-type="float">
            <text:p>42298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8" calcext:value-type="float">
            <text:p>8</text:p>
          </table:table-cell>
          <table:table-cell office:value-type="float" office:value="453588" calcext:value-type="float">
            <text:p>453588</text:p>
          </table:table-cell>
          <table:table-cell office:value-type="float" office:value="41799" calcext:value-type="float">
            <text:p>41799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8" calcext:value-type="float">
            <text:p>8</text:p>
          </table:table-cell>
          <table:table-cell office:value-type="float" office:value="455102" calcext:value-type="float">
            <text:p>455102</text:p>
          </table:table-cell>
          <table:table-cell office:value-type="float" office:value="41755" calcext:value-type="float">
            <text:p>41755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8" calcext:value-type="float">
            <text:p>8</text:p>
          </table:table-cell>
          <table:table-cell office:value-type="float" office:value="459232" calcext:value-type="float">
            <text:p>459232</text:p>
          </table:table-cell>
          <table:table-cell office:value-type="float" office:value="43485" calcext:value-type="float">
            <text:p>43485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8" calcext:value-type="float">
            <text:p>8</text:p>
          </table:table-cell>
          <table:table-cell office:value-type="float" office:value="448514" calcext:value-type="float">
            <text:p>448514</text:p>
          </table:table-cell>
          <table:table-cell office:value-type="float" office:value="41055" calcext:value-type="float">
            <text:p>41055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8" calcext:value-type="float">
            <text:p>8</text:p>
          </table:table-cell>
          <table:table-cell office:value-type="float" office:value="455447" calcext:value-type="float">
            <text:p>455447</text:p>
          </table:table-cell>
          <table:table-cell office:value-type="float" office:value="42170" calcext:value-type="float">
            <text:p>42170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8" calcext:value-type="float">
            <text:p>8</text:p>
          </table:table-cell>
          <table:table-cell office:value-type="float" office:value="448055" calcext:value-type="float">
            <text:p>448055</text:p>
          </table:table-cell>
          <table:table-cell office:value-type="float" office:value="41410" calcext:value-type="float">
            <text:p>41410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8" calcext:value-type="float">
            <text:p>8</text:p>
          </table:table-cell>
          <table:table-cell office:value-type="float" office:value="456940" calcext:value-type="float">
            <text:p>456940</text:p>
          </table:table-cell>
          <table:table-cell office:value-type="float" office:value="43410" calcext:value-type="float">
            <text:p>43410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8" calcext:value-type="float">
            <text:p>8</text:p>
          </table:table-cell>
          <table:table-cell office:value-type="float" office:value="456383" calcext:value-type="float">
            <text:p>456383</text:p>
          </table:table-cell>
          <table:table-cell office:value-type="float" office:value="42919" calcext:value-type="float">
            <text:p>42919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8" calcext:value-type="float">
            <text:p>8</text:p>
          </table:table-cell>
          <table:table-cell office:value-type="float" office:value="453370" calcext:value-type="float">
            <text:p>453370</text:p>
          </table:table-cell>
          <table:table-cell office:value-type="float" office:value="41745" calcext:value-type="float">
            <text:p>41745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8" calcext:value-type="float">
            <text:p>8</text:p>
          </table:table-cell>
          <table:table-cell office:value-type="float" office:value="466525" calcext:value-type="float">
            <text:p>466525</text:p>
          </table:table-cell>
          <table:table-cell office:value-type="float" office:value="45644" calcext:value-type="float">
            <text:p>45644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8" calcext:value-type="float">
            <text:p>8</text:p>
          </table:table-cell>
          <table:table-cell office:value-type="float" office:value="451110" calcext:value-type="float">
            <text:p>451110</text:p>
          </table:table-cell>
          <table:table-cell office:value-type="float" office:value="41620" calcext:value-type="float">
            <text:p>41620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8" calcext:value-type="float">
            <text:p>8</text:p>
          </table:table-cell>
          <table:table-cell office:value-type="float" office:value="448287" calcext:value-type="float">
            <text:p>448287</text:p>
          </table:table-cell>
          <table:table-cell office:value-type="float" office:value="40989" calcext:value-type="float">
            <text:p>4098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8" calcext:value-type="float">
            <text:p>8</text:p>
          </table:table-cell>
          <table:table-cell office:value-type="float" office:value="456947" calcext:value-type="float">
            <text:p>456947</text:p>
          </table:table-cell>
          <table:table-cell office:value-type="float" office:value="43000" calcext:value-type="float">
            <text:p>43000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8" calcext:value-type="float">
            <text:p>8</text:p>
          </table:table-cell>
          <table:table-cell office:value-type="float" office:value="449554" calcext:value-type="float">
            <text:p>449554</text:p>
          </table:table-cell>
          <table:table-cell office:value-type="float" office:value="41372" calcext:value-type="float">
            <text:p>41372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8" calcext:value-type="float">
            <text:p>8</text:p>
          </table:table-cell>
          <table:table-cell office:value-type="float" office:value="456475" calcext:value-type="float">
            <text:p>456475</text:p>
          </table:table-cell>
          <table:table-cell office:value-type="float" office:value="42250" calcext:value-type="float">
            <text:p>42250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8" calcext:value-type="float">
            <text:p>8</text:p>
          </table:table-cell>
          <table:table-cell office:value-type="float" office:value="452000" calcext:value-type="float">
            <text:p>452000</text:p>
          </table:table-cell>
          <table:table-cell office:value-type="float" office:value="41123" calcext:value-type="float">
            <text:p>41123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8" calcext:value-type="float">
            <text:p>8</text:p>
          </table:table-cell>
          <table:table-cell office:value-type="float" office:value="449209" calcext:value-type="float">
            <text:p>449209</text:p>
          </table:table-cell>
          <table:table-cell office:value-type="float" office:value="41147" calcext:value-type="float">
            <text:p>41147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8" calcext:value-type="float">
            <text:p>8</text:p>
          </table:table-cell>
          <table:table-cell office:value-type="float" office:value="457915" calcext:value-type="float">
            <text:p>457915</text:p>
          </table:table-cell>
          <table:table-cell office:value-type="float" office:value="42821" calcext:value-type="float">
            <text:p>42821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8" calcext:value-type="float">
            <text:p>8</text:p>
          </table:table-cell>
          <table:table-cell office:value-type="float" office:value="450207" calcext:value-type="float">
            <text:p>450207</text:p>
          </table:table-cell>
          <table:table-cell office:value-type="float" office:value="41338" calcext:value-type="float">
            <text:p>41338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8" calcext:value-type="float">
            <text:p>8</text:p>
          </table:table-cell>
          <table:table-cell office:value-type="float" office:value="446152" calcext:value-type="float">
            <text:p>446152</text:p>
          </table:table-cell>
          <table:table-cell office:value-type="float" office:value="40108" calcext:value-type="float">
            <text:p>40108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8" calcext:value-type="float">
            <text:p>8</text:p>
          </table:table-cell>
          <table:table-cell office:value-type="float" office:value="448725" calcext:value-type="float">
            <text:p>448725</text:p>
          </table:table-cell>
          <table:table-cell office:value-type="float" office:value="40860" calcext:value-type="float">
            <text:p>40860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8" calcext:value-type="float">
            <text:p>8</text:p>
          </table:table-cell>
          <table:table-cell office:value-type="float" office:value="455443" calcext:value-type="float">
            <text:p>455443</text:p>
          </table:table-cell>
          <table:table-cell office:value-type="float" office:value="42793" calcext:value-type="float">
            <text:p>42793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8" calcext:value-type="float">
            <text:p>8</text:p>
          </table:table-cell>
          <table:table-cell office:value-type="float" office:value="447441" calcext:value-type="float">
            <text:p>447441</text:p>
          </table:table-cell>
          <table:table-cell office:value-type="float" office:value="40315" calcext:value-type="float">
            <text:p>40315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8" calcext:value-type="float">
            <text:p>8</text:p>
          </table:table-cell>
          <table:table-cell office:value-type="float" office:value="446875" calcext:value-type="float">
            <text:p>446875</text:p>
          </table:table-cell>
          <table:table-cell office:value-type="float" office:value="40360" calcext:value-type="float">
            <text:p>40360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8" calcext:value-type="float">
            <text:p>8</text:p>
          </table:table-cell>
          <table:table-cell office:value-type="float" office:value="448956" calcext:value-type="float">
            <text:p>448956</text:p>
          </table:table-cell>
          <table:table-cell office:value-type="float" office:value="41409" calcext:value-type="float">
            <text:p>41409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8" calcext:value-type="float">
            <text:p>8</text:p>
          </table:table-cell>
          <table:table-cell office:value-type="float" office:value="449985" calcext:value-type="float">
            <text:p>449985</text:p>
          </table:table-cell>
          <table:table-cell office:value-type="float" office:value="41587" calcext:value-type="float">
            <text:p>41587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8" calcext:value-type="float">
            <text:p>8</text:p>
          </table:table-cell>
          <table:table-cell office:value-type="float" office:value="452023" calcext:value-type="float">
            <text:p>452023</text:p>
          </table:table-cell>
          <table:table-cell office:value-type="float" office:value="42062" calcext:value-type="float">
            <text:p>42062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8" calcext:value-type="float">
            <text:p>8</text:p>
          </table:table-cell>
          <table:table-cell office:value-type="float" office:value="454780" calcext:value-type="float">
            <text:p>454780</text:p>
          </table:table-cell>
          <table:table-cell office:value-type="float" office:value="42319" calcext:value-type="float">
            <text:p>42319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8" calcext:value-type="float">
            <text:p>8</text:p>
          </table:table-cell>
          <table:table-cell office:value-type="float" office:value="447566" calcext:value-type="float">
            <text:p>447566</text:p>
          </table:table-cell>
          <table:table-cell office:value-type="float" office:value="40474" calcext:value-type="float">
            <text:p>40474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8" calcext:value-type="float">
            <text:p>8</text:p>
          </table:table-cell>
          <table:table-cell office:value-type="float" office:value="458032" calcext:value-type="float">
            <text:p>458032</text:p>
          </table:table-cell>
          <table:table-cell office:value-type="float" office:value="43425" calcext:value-type="float">
            <text:p>43425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8" calcext:value-type="float">
            <text:p>8</text:p>
          </table:table-cell>
          <table:table-cell office:value-type="float" office:value="454353" calcext:value-type="float">
            <text:p>454353</text:p>
          </table:table-cell>
          <table:table-cell office:value-type="float" office:value="41592" calcext:value-type="float">
            <text:p>41592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8" calcext:value-type="float">
            <text:p>8</text:p>
          </table:table-cell>
          <table:table-cell office:value-type="float" office:value="455018" calcext:value-type="float">
            <text:p>455018</text:p>
          </table:table-cell>
          <table:table-cell office:value-type="float" office:value="41667" calcext:value-type="float">
            <text:p>41667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8" calcext:value-type="float">
            <text:p>8</text:p>
          </table:table-cell>
          <table:table-cell office:value-type="float" office:value="458392" calcext:value-type="float">
            <text:p>458392</text:p>
          </table:table-cell>
          <table:table-cell office:value-type="float" office:value="42854" calcext:value-type="float">
            <text:p>42854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8" calcext:value-type="float">
            <text:p>8</text:p>
          </table:table-cell>
          <table:table-cell office:value-type="float" office:value="452944" calcext:value-type="float">
            <text:p>452944</text:p>
          </table:table-cell>
          <table:table-cell office:value-type="float" office:value="41355" calcext:value-type="float">
            <text:p>41355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8" calcext:value-type="float">
            <text:p>8</text:p>
          </table:table-cell>
          <table:table-cell office:value-type="float" office:value="443953" calcext:value-type="float">
            <text:p>443953</text:p>
          </table:table-cell>
          <table:table-cell office:value-type="float" office:value="39141" calcext:value-type="float">
            <text:p>39141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8" calcext:value-type="float">
            <text:p>8</text:p>
          </table:table-cell>
          <table:table-cell office:value-type="float" office:value="451200" calcext:value-type="float">
            <text:p>451200</text:p>
          </table:table-cell>
          <table:table-cell office:value-type="float" office:value="40668" calcext:value-type="float">
            <text:p>40668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8" calcext:value-type="float">
            <text:p>8</text:p>
          </table:table-cell>
          <table:table-cell office:value-type="float" office:value="456882" calcext:value-type="float">
            <text:p>456882</text:p>
          </table:table-cell>
          <table:table-cell office:value-type="float" office:value="42755" calcext:value-type="float">
            <text:p>42755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8" calcext:value-type="float">
            <text:p>8</text:p>
          </table:table-cell>
          <table:table-cell office:value-type="float" office:value="460951" calcext:value-type="float">
            <text:p>460951</text:p>
          </table:table-cell>
          <table:table-cell office:value-type="float" office:value="43268" calcext:value-type="float">
            <text:p>43268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8" calcext:value-type="float">
            <text:p>8</text:p>
          </table:table-cell>
          <table:table-cell office:value-type="float" office:value="454307" calcext:value-type="float">
            <text:p>454307</text:p>
          </table:table-cell>
          <table:table-cell office:value-type="float" office:value="42189" calcext:value-type="float">
            <text:p>42189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8" calcext:value-type="float">
            <text:p>8</text:p>
          </table:table-cell>
          <table:table-cell office:value-type="float" office:value="453497" calcext:value-type="float">
            <text:p>453497</text:p>
          </table:table-cell>
          <table:table-cell office:value-type="float" office:value="41622" calcext:value-type="float">
            <text:p>41622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8" calcext:value-type="float">
            <text:p>8</text:p>
          </table:table-cell>
          <table:table-cell office:value-type="float" office:value="457237" calcext:value-type="float">
            <text:p>457237</text:p>
          </table:table-cell>
          <table:table-cell office:value-type="float" office:value="43061" calcext:value-type="float">
            <text:p>43061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8" calcext:value-type="float">
            <text:p>8</text:p>
          </table:table-cell>
          <table:table-cell office:value-type="float" office:value="459042" calcext:value-type="float">
            <text:p>459042</text:p>
          </table:table-cell>
          <table:table-cell office:value-type="float" office:value="43338" calcext:value-type="float">
            <text:p>4333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office:value-type="float" office:value="450640" calcext:value-type="float">
            <text:p>450640</text:p>
          </table:table-cell>
          <table:table-cell office:value-type="float" office:value="40902" calcext:value-type="float">
            <text:p>40902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8" calcext:value-type="float">
            <text:p>8</text:p>
          </table:table-cell>
          <table:table-cell office:value-type="float" office:value="455329" calcext:value-type="float">
            <text:p>455329</text:p>
          </table:table-cell>
          <table:table-cell office:value-type="float" office:value="42310" calcext:value-type="float">
            <text:p>42310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8" calcext:value-type="float">
            <text:p>8</text:p>
          </table:table-cell>
          <table:table-cell office:value-type="float" office:value="459969" calcext:value-type="float">
            <text:p>459969</text:p>
          </table:table-cell>
          <table:table-cell office:value-type="float" office:value="43068" calcext:value-type="float">
            <text:p>43068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8" calcext:value-type="float">
            <text:p>8</text:p>
          </table:table-cell>
          <table:table-cell office:value-type="float" office:value="449473" calcext:value-type="float">
            <text:p>449473</text:p>
          </table:table-cell>
          <table:table-cell office:value-type="float" office:value="40704" calcext:value-type="float">
            <text:p>40704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8" calcext:value-type="float">
            <text:p>8</text:p>
          </table:table-cell>
          <table:table-cell office:value-type="float" office:value="456925" calcext:value-type="float">
            <text:p>456925</text:p>
          </table:table-cell>
          <table:table-cell office:value-type="float" office:value="42754" calcext:value-type="float">
            <text:p>42754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8" calcext:value-type="float">
            <text:p>8</text:p>
          </table:table-cell>
          <table:table-cell office:value-type="float" office:value="453832" calcext:value-type="float">
            <text:p>453832</text:p>
          </table:table-cell>
          <table:table-cell office:value-type="float" office:value="41565" calcext:value-type="float">
            <text:p>41565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8" calcext:value-type="float">
            <text:p>8</text:p>
          </table:table-cell>
          <table:table-cell office:value-type="float" office:value="448566" calcext:value-type="float">
            <text:p>448566</text:p>
          </table:table-cell>
          <table:table-cell office:value-type="float" office:value="41317" calcext:value-type="float">
            <text:p>41317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8" calcext:value-type="float">
            <text:p>8</text:p>
          </table:table-cell>
          <table:table-cell office:value-type="float" office:value="447856" calcext:value-type="float">
            <text:p>447856</text:p>
          </table:table-cell>
          <table:table-cell office:value-type="float" office:value="40392" calcext:value-type="float">
            <text:p>40392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8" calcext:value-type="float">
            <text:p>8</text:p>
          </table:table-cell>
          <table:table-cell office:value-type="float" office:value="456086" calcext:value-type="float">
            <text:p>456086</text:p>
          </table:table-cell>
          <table:table-cell office:value-type="float" office:value="42588" calcext:value-type="float">
            <text:p>42588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8" calcext:value-type="float">
            <text:p>8</text:p>
          </table:table-cell>
          <table:table-cell office:value-type="float" office:value="459581" calcext:value-type="float">
            <text:p>459581</text:p>
          </table:table-cell>
          <table:table-cell office:value-type="float" office:value="42946" calcext:value-type="float">
            <text:p>42946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8" calcext:value-type="float">
            <text:p>8</text:p>
          </table:table-cell>
          <table:table-cell office:value-type="float" office:value="454343" calcext:value-type="float">
            <text:p>454343</text:p>
          </table:table-cell>
          <table:table-cell office:value-type="float" office:value="42618" calcext:value-type="float">
            <text:p>42618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8" calcext:value-type="float">
            <text:p>8</text:p>
          </table:table-cell>
          <table:table-cell office:value-type="float" office:value="456378" calcext:value-type="float">
            <text:p>456378</text:p>
          </table:table-cell>
          <table:table-cell office:value-type="float" office:value="42868" calcext:value-type="float">
            <text:p>42868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8" calcext:value-type="float">
            <text:p>8</text:p>
          </table:table-cell>
          <table:table-cell office:value-type="float" office:value="465102" calcext:value-type="float">
            <text:p>465102</text:p>
          </table:table-cell>
          <table:table-cell office:value-type="float" office:value="44476" calcext:value-type="float">
            <text:p>44476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8" calcext:value-type="float">
            <text:p>8</text:p>
          </table:table-cell>
          <table:table-cell office:value-type="float" office:value="456750" calcext:value-type="float">
            <text:p>456750</text:p>
          </table:table-cell>
          <table:table-cell office:value-type="float" office:value="42280" calcext:value-type="float">
            <text:p>42280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8" calcext:value-type="float">
            <text:p>8</text:p>
          </table:table-cell>
          <table:table-cell office:value-type="float" office:value="459213" calcext:value-type="float">
            <text:p>459213</text:p>
          </table:table-cell>
          <table:table-cell office:value-type="float" office:value="42776" calcext:value-type="float">
            <text:p>42776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8" calcext:value-type="float">
            <text:p>8</text:p>
          </table:table-cell>
          <table:table-cell office:value-type="float" office:value="455965" calcext:value-type="float">
            <text:p>455965</text:p>
          </table:table-cell>
          <table:table-cell office:value-type="float" office:value="42586" calcext:value-type="float">
            <text:p>42586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8" calcext:value-type="float">
            <text:p>8</text:p>
          </table:table-cell>
          <table:table-cell office:value-type="float" office:value="456013" calcext:value-type="float">
            <text:p>456013</text:p>
          </table:table-cell>
          <table:table-cell office:value-type="float" office:value="42614" calcext:value-type="float">
            <text:p>42614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8" calcext:value-type="float">
            <text:p>8</text:p>
          </table:table-cell>
          <table:table-cell office:value-type="float" office:value="457543" calcext:value-type="float">
            <text:p>457543</text:p>
          </table:table-cell>
          <table:table-cell office:value-type="float" office:value="42365" calcext:value-type="float">
            <text:p>42365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8" calcext:value-type="float">
            <text:p>8</text:p>
          </table:table-cell>
          <table:table-cell office:value-type="float" office:value="451137" calcext:value-type="float">
            <text:p>451137</text:p>
          </table:table-cell>
          <table:table-cell office:value-type="float" office:value="41060" calcext:value-type="float">
            <text:p>41060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8" calcext:value-type="float">
            <text:p>8</text:p>
          </table:table-cell>
          <table:table-cell office:value-type="float" office:value="452510" calcext:value-type="float">
            <text:p>452510</text:p>
          </table:table-cell>
          <table:table-cell office:value-type="float" office:value="41302" calcext:value-type="float">
            <text:p>4130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" calcext:value-type="float">
            <text:p>8</text:p>
          </table:table-cell>
          <table:table-cell office:value-type="float" office:value="458902" calcext:value-type="float">
            <text:p>458902</text:p>
          </table:table-cell>
          <table:table-cell office:value-type="float" office:value="42181" calcext:value-type="float">
            <text:p>42181</text:p>
          </table:table-cell>
        </table:table-row>
      </table:table>
      <table:table table:name="gcc-aging-16" table:style-name="ta1">
        <table:shapes>
          <draw:frame draw:z-index="0" draw:style-name="gr1" draw:text-style-name="P1" svg:width="6.2988in" svg:height="3.5429in" svg:x="3.5335in" svg:y="0.0394in">
            <draw:object draw:notify-on-update-of-ranges="'gcc-aging-16'.A1:'gcc-aging-16'.A1 'gcc-aging-16'.A2:'gcc-aging-16'.A501 'gcc-aging-16'.C1:'gcc-aging-16'.C1 'gcc-aging-16'.C2:'gcc-aging-16'.C501 'gcc-aging-16'.A1:'gcc-aging-16'.A1 'gcc-aging-16'.A2:'gcc-aging-16'.A501 'gcc-aging-16'.D1:'gcc-aging-16'.D1 'gcc-aging-16'.D2:'gcc-aging-16'.D50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6.2063in" svg:height="8.4941in" svg:x="3.5335in" svg:y="0.0394in">
            <draw:object draw:notify-on-update-of-ranges="'gcc-aging-16'.A2:'gcc-aging-16'.A501 'gcc-aging-16'.C1:'gcc-aging-16'.C1 'gcc-aging-16'.C2:'gcc-aging-16'.C501 'gcc-aging-16'.A2:'gcc-aging-16'.A501 'gcc-aging-16'.D1:'gcc-aging-16'.D1 'gcc-aging-16'.D2:'gcc-aging-16'.D5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26203" calcext:value-type="float">
            <text:p>326203</text:p>
          </table:table-cell>
          <table:table-cell office:value-type="float" office:value="52419" calcext:value-type="float">
            <text:p>524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59510" calcext:value-type="float">
            <text:p>259510</text:p>
          </table:table-cell>
          <table:table-cell office:value-type="float" office:value="41123" calcext:value-type="float">
            <text:p>411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24973" calcext:value-type="float">
            <text:p>224973</text:p>
          </table:table-cell>
          <table:table-cell office:value-type="float" office:value="34777" calcext:value-type="float">
            <text:p>347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208019" calcext:value-type="float">
            <text:p>208019</text:p>
          </table:table-cell>
          <table:table-cell office:value-type="float" office:value="31122" calcext:value-type="float">
            <text:p>311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93949" calcext:value-type="float">
            <text:p>193949</text:p>
          </table:table-cell>
          <table:table-cell office:value-type="float" office:value="28477" calcext:value-type="float">
            <text:p>284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80113" calcext:value-type="float">
            <text:p>180113</text:p>
          </table:table-cell>
          <table:table-cell office:value-type="float" office:value="26445" calcext:value-type="float">
            <text:p>2644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68807" calcext:value-type="float">
            <text:p>168807</text:p>
          </table:table-cell>
          <table:table-cell office:value-type="float" office:value="24832" calcext:value-type="float">
            <text:p>248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177766" calcext:value-type="float">
            <text:p>177766</text:p>
          </table:table-cell>
          <table:table-cell office:value-type="float" office:value="24576" calcext:value-type="float">
            <text:p>2457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178191" calcext:value-type="float">
            <text:p>178191</text:p>
          </table:table-cell>
          <table:table-cell office:value-type="float" office:value="24108" calcext:value-type="float">
            <text:p>241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90390" calcext:value-type="float">
            <text:p>190390</text:p>
          </table:table-cell>
          <table:table-cell office:value-type="float" office:value="24016" calcext:value-type="float">
            <text:p>2401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158524" calcext:value-type="float">
            <text:p>158524</text:p>
          </table:table-cell>
          <table:table-cell office:value-type="float" office:value="22023" calcext:value-type="float">
            <text:p>220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166704" calcext:value-type="float">
            <text:p>166704</text:p>
          </table:table-cell>
          <table:table-cell office:value-type="float" office:value="21957" calcext:value-type="float">
            <text:p>2195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office:value-type="float" office:value="167948" calcext:value-type="float">
            <text:p>167948</text:p>
          </table:table-cell>
          <table:table-cell office:value-type="float" office:value="21537" calcext:value-type="float">
            <text:p>2153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166044" calcext:value-type="float">
            <text:p>166044</text:p>
          </table:table-cell>
          <table:table-cell office:value-type="float" office:value="21026" calcext:value-type="float">
            <text:p>210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166898" calcext:value-type="float">
            <text:p>166898</text:p>
          </table:table-cell>
          <table:table-cell office:value-type="float" office:value="20865" calcext:value-type="float">
            <text:p>2086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172447" calcext:value-type="float">
            <text:p>172447</text:p>
          </table:table-cell>
          <table:table-cell office:value-type="float" office:value="20834" calcext:value-type="float">
            <text:p>2083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" calcext:value-type="float">
            <text:p>16</text:p>
          </table:table-cell>
          <table:table-cell office:value-type="float" office:value="180327" calcext:value-type="float">
            <text:p>180327</text:p>
          </table:table-cell>
          <table:table-cell office:value-type="float" office:value="20515" calcext:value-type="float">
            <text:p>205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185656" calcext:value-type="float">
            <text:p>185656</text:p>
          </table:table-cell>
          <table:table-cell office:value-type="float" office:value="20562" calcext:value-type="float">
            <text:p>2056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" calcext:value-type="float">
            <text:p>16</text:p>
          </table:table-cell>
          <table:table-cell office:value-type="float" office:value="189122" calcext:value-type="float">
            <text:p>189122</text:p>
          </table:table-cell>
          <table:table-cell office:value-type="float" office:value="20328" calcext:value-type="float">
            <text:p>203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office:value-type="float" office:value="192121" calcext:value-type="float">
            <text:p>192121</text:p>
          </table:table-cell>
          <table:table-cell office:value-type="float" office:value="20278" calcext:value-type="float">
            <text:p>2027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office:value-type="float" office:value="196238" calcext:value-type="float">
            <text:p>196238</text:p>
          </table:table-cell>
          <table:table-cell office:value-type="float" office:value="19975" calcext:value-type="float">
            <text:p>1997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6" calcext:value-type="float">
            <text:p>16</text:p>
          </table:table-cell>
          <table:table-cell office:value-type="float" office:value="198446" calcext:value-type="float">
            <text:p>198446</text:p>
          </table:table-cell>
          <table:table-cell office:value-type="float" office:value="19952" calcext:value-type="float">
            <text:p>1995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  <table:table-cell office:value-type="float" office:value="200668" calcext:value-type="float">
            <text:p>200668</text:p>
          </table:table-cell>
          <table:table-cell office:value-type="float" office:value="19547" calcext:value-type="float">
            <text:p>1954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office:value-type="float" office:value="203223" calcext:value-type="float">
            <text:p>203223</text:p>
          </table:table-cell>
          <table:table-cell office:value-type="float" office:value="19555" calcext:value-type="float">
            <text:p>195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" calcext:value-type="float">
            <text:p>16</text:p>
          </table:table-cell>
          <table:table-cell office:value-type="float" office:value="206825" calcext:value-type="float">
            <text:p>206825</text:p>
          </table:table-cell>
          <table:table-cell office:value-type="float" office:value="19322" calcext:value-type="float">
            <text:p>1932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" calcext:value-type="float">
            <text:p>16</text:p>
          </table:table-cell>
          <table:table-cell office:value-type="float" office:value="212144" calcext:value-type="float">
            <text:p>212144</text:p>
          </table:table-cell>
          <table:table-cell office:value-type="float" office:value="19303" calcext:value-type="float">
            <text:p>1930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" calcext:value-type="float">
            <text:p>16</text:p>
          </table:table-cell>
          <table:table-cell office:value-type="float" office:value="212773" calcext:value-type="float">
            <text:p>212773</text:p>
          </table:table-cell>
          <table:table-cell office:value-type="float" office:value="19205" calcext:value-type="float">
            <text:p>1920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office:value-type="float" office:value="213168" calcext:value-type="float">
            <text:p>213168</text:p>
          </table:table-cell>
          <table:table-cell office:value-type="float" office:value="18864" calcext:value-type="float">
            <text:p>1886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" calcext:value-type="float">
            <text:p>16</text:p>
          </table:table-cell>
          <table:table-cell office:value-type="float" office:value="217335" calcext:value-type="float">
            <text:p>217335</text:p>
          </table:table-cell>
          <table:table-cell office:value-type="float" office:value="18923" calcext:value-type="float">
            <text:p>1892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office:value-type="float" office:value="219940" calcext:value-type="float">
            <text:p>219940</text:p>
          </table:table-cell>
          <table:table-cell office:value-type="float" office:value="18804" calcext:value-type="float">
            <text:p>1880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6" calcext:value-type="float">
            <text:p>16</text:p>
          </table:table-cell>
          <table:table-cell office:value-type="float" office:value="221085" calcext:value-type="float">
            <text:p>221085</text:p>
          </table:table-cell>
          <table:table-cell office:value-type="float" office:value="18615" calcext:value-type="float">
            <text:p>1861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223556" calcext:value-type="float">
            <text:p>223556</text:p>
          </table:table-cell>
          <table:table-cell office:value-type="float" office:value="18590" calcext:value-type="float">
            <text:p>1859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6" calcext:value-type="float">
            <text:p>16</text:p>
          </table:table-cell>
          <table:table-cell office:value-type="float" office:value="225160" calcext:value-type="float">
            <text:p>225160</text:p>
          </table:table-cell>
          <table:table-cell office:value-type="float" office:value="18272" calcext:value-type="float">
            <text:p>1827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6" calcext:value-type="float">
            <text:p>16</text:p>
          </table:table-cell>
          <table:table-cell office:value-type="float" office:value="226408" calcext:value-type="float">
            <text:p>226408</text:p>
          </table:table-cell>
          <table:table-cell office:value-type="float" office:value="18224" calcext:value-type="float">
            <text:p>1822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" calcext:value-type="float">
            <text:p>16</text:p>
          </table:table-cell>
          <table:table-cell office:value-type="float" office:value="228618" calcext:value-type="float">
            <text:p>228618</text:p>
          </table:table-cell>
          <table:table-cell office:value-type="float" office:value="18142" calcext:value-type="float">
            <text:p>1814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" calcext:value-type="float">
            <text:p>16</text:p>
          </table:table-cell>
          <table:table-cell office:value-type="float" office:value="229734" calcext:value-type="float">
            <text:p>229734</text:p>
          </table:table-cell>
          <table:table-cell office:value-type="float" office:value="18153" calcext:value-type="float">
            <text:p>1815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6" calcext:value-type="float">
            <text:p>16</text:p>
          </table:table-cell>
          <table:table-cell office:value-type="float" office:value="231074" calcext:value-type="float">
            <text:p>231074</text:p>
          </table:table-cell>
          <table:table-cell office:value-type="float" office:value="17821" calcext:value-type="float">
            <text:p>1782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6" calcext:value-type="float">
            <text:p>16</text:p>
          </table:table-cell>
          <table:table-cell office:value-type="float" office:value="233903" calcext:value-type="float">
            <text:p>233903</text:p>
          </table:table-cell>
          <table:table-cell office:value-type="float" office:value="17767" calcext:value-type="float">
            <text:p>1776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6" calcext:value-type="float">
            <text:p>16</text:p>
          </table:table-cell>
          <table:table-cell office:value-type="float" office:value="235840" calcext:value-type="float">
            <text:p>235840</text:p>
          </table:table-cell>
          <table:table-cell office:value-type="float" office:value="17811" calcext:value-type="float">
            <text:p>178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office:value-type="float" office:value="234319" calcext:value-type="float">
            <text:p>234319</text:p>
          </table:table-cell>
          <table:table-cell office:value-type="float" office:value="17680" calcext:value-type="float">
            <text:p>1768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6" calcext:value-type="float">
            <text:p>16</text:p>
          </table:table-cell>
          <table:table-cell office:value-type="float" office:value="237343" calcext:value-type="float">
            <text:p>237343</text:p>
          </table:table-cell>
          <table:table-cell office:value-type="float" office:value="17468" calcext:value-type="float">
            <text:p>1746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6" calcext:value-type="float">
            <text:p>16</text:p>
          </table:table-cell>
          <table:table-cell office:value-type="float" office:value="237039" calcext:value-type="float">
            <text:p>237039</text:p>
          </table:table-cell>
          <table:table-cell office:value-type="float" office:value="17378" calcext:value-type="float">
            <text:p>1737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6" calcext:value-type="float">
            <text:p>16</text:p>
          </table:table-cell>
          <table:table-cell office:value-type="float" office:value="236309" calcext:value-type="float">
            <text:p>236309</text:p>
          </table:table-cell>
          <table:table-cell office:value-type="float" office:value="17323" calcext:value-type="float">
            <text:p>1732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6" calcext:value-type="float">
            <text:p>16</text:p>
          </table:table-cell>
          <table:table-cell office:value-type="float" office:value="240186" calcext:value-type="float">
            <text:p>240186</text:p>
          </table:table-cell>
          <table:table-cell office:value-type="float" office:value="17303" calcext:value-type="float">
            <text:p>1730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office:value-type="float" office:value="240338" calcext:value-type="float">
            <text:p>240338</text:p>
          </table:table-cell>
          <table:table-cell office:value-type="float" office:value="17164" calcext:value-type="float">
            <text:p>1716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6" calcext:value-type="float">
            <text:p>16</text:p>
          </table:table-cell>
          <table:table-cell office:value-type="float" office:value="241722" calcext:value-type="float">
            <text:p>241722</text:p>
          </table:table-cell>
          <table:table-cell office:value-type="float" office:value="16992" calcext:value-type="float">
            <text:p>1699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6" calcext:value-type="float">
            <text:p>16</text:p>
          </table:table-cell>
          <table:table-cell office:value-type="float" office:value="241275" calcext:value-type="float">
            <text:p>241275</text:p>
          </table:table-cell>
          <table:table-cell office:value-type="float" office:value="17047" calcext:value-type="float">
            <text:p>1704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6" calcext:value-type="float">
            <text:p>16</text:p>
          </table:table-cell>
          <table:table-cell office:value-type="float" office:value="242895" calcext:value-type="float">
            <text:p>242895</text:p>
          </table:table-cell>
          <table:table-cell office:value-type="float" office:value="16947" calcext:value-type="float">
            <text:p>1694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6" calcext:value-type="float">
            <text:p>16</text:p>
          </table:table-cell>
          <table:table-cell office:value-type="float" office:value="244805" calcext:value-type="float">
            <text:p>244805</text:p>
          </table:table-cell>
          <table:table-cell office:value-type="float" office:value="16702" calcext:value-type="float">
            <text:p>167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245743" calcext:value-type="float">
            <text:p>245743</text:p>
          </table:table-cell>
          <table:table-cell office:value-type="float" office:value="16670" calcext:value-type="float">
            <text:p>1667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6" calcext:value-type="float">
            <text:p>16</text:p>
          </table:table-cell>
          <table:table-cell office:value-type="float" office:value="247148" calcext:value-type="float">
            <text:p>247148</text:p>
          </table:table-cell>
          <table:table-cell office:value-type="float" office:value="16541" calcext:value-type="float">
            <text:p>1654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6" calcext:value-type="float">
            <text:p>16</text:p>
          </table:table-cell>
          <table:table-cell office:value-type="float" office:value="248063" calcext:value-type="float">
            <text:p>248063</text:p>
          </table:table-cell>
          <table:table-cell office:value-type="float" office:value="16629" calcext:value-type="float">
            <text:p>1662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6" calcext:value-type="float">
            <text:p>16</text:p>
          </table:table-cell>
          <table:table-cell office:value-type="float" office:value="246186" calcext:value-type="float">
            <text:p>246186</text:p>
          </table:table-cell>
          <table:table-cell office:value-type="float" office:value="16508" calcext:value-type="float">
            <text:p>1650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6" calcext:value-type="float">
            <text:p>16</text:p>
          </table:table-cell>
          <table:table-cell office:value-type="float" office:value="247917" calcext:value-type="float">
            <text:p>247917</text:p>
          </table:table-cell>
          <table:table-cell office:value-type="float" office:value="16474" calcext:value-type="float">
            <text:p>1647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6" calcext:value-type="float">
            <text:p>16</text:p>
          </table:table-cell>
          <table:table-cell office:value-type="float" office:value="251012" calcext:value-type="float">
            <text:p>251012</text:p>
          </table:table-cell>
          <table:table-cell office:value-type="float" office:value="16301" calcext:value-type="float">
            <text:p>1630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6" calcext:value-type="float">
            <text:p>16</text:p>
          </table:table-cell>
          <table:table-cell office:value-type="float" office:value="248616" calcext:value-type="float">
            <text:p>248616</text:p>
          </table:table-cell>
          <table:table-cell office:value-type="float" office:value="16248" calcext:value-type="float">
            <text:p>1624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6" calcext:value-type="float">
            <text:p>16</text:p>
          </table:table-cell>
          <table:table-cell office:value-type="float" office:value="252482" calcext:value-type="float">
            <text:p>252482</text:p>
          </table:table-cell>
          <table:table-cell office:value-type="float" office:value="16100" calcext:value-type="float">
            <text:p>1610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6" calcext:value-type="float">
            <text:p>16</text:p>
          </table:table-cell>
          <table:table-cell office:value-type="float" office:value="250651" calcext:value-type="float">
            <text:p>250651</text:p>
          </table:table-cell>
          <table:table-cell office:value-type="float" office:value="16150" calcext:value-type="float">
            <text:p>1615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6" calcext:value-type="float">
            <text:p>16</text:p>
          </table:table-cell>
          <table:table-cell office:value-type="float" office:value="252828" calcext:value-type="float">
            <text:p>252828</text:p>
          </table:table-cell>
          <table:table-cell office:value-type="float" office:value="16126" calcext:value-type="float">
            <text:p>1612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office:value-type="float" office:value="254640" calcext:value-type="float">
            <text:p>254640</text:p>
          </table:table-cell>
          <table:table-cell office:value-type="float" office:value="16074" calcext:value-type="float">
            <text:p>1607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6" calcext:value-type="float">
            <text:p>16</text:p>
          </table:table-cell>
          <table:table-cell office:value-type="float" office:value="254297" calcext:value-type="float">
            <text:p>254297</text:p>
          </table:table-cell>
          <table:table-cell office:value-type="float" office:value="16056" calcext:value-type="float">
            <text:p>1605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6" calcext:value-type="float">
            <text:p>16</text:p>
          </table:table-cell>
          <table:table-cell office:value-type="float" office:value="255389" calcext:value-type="float">
            <text:p>255389</text:p>
          </table:table-cell>
          <table:table-cell office:value-type="float" office:value="15943" calcext:value-type="float">
            <text:p>1594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6" calcext:value-type="float">
            <text:p>16</text:p>
          </table:table-cell>
          <table:table-cell office:value-type="float" office:value="253980" calcext:value-type="float">
            <text:p>253980</text:p>
          </table:table-cell>
          <table:table-cell office:value-type="float" office:value="15934" calcext:value-type="float">
            <text:p>1593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257243" calcext:value-type="float">
            <text:p>257243</text:p>
          </table:table-cell>
          <table:table-cell office:value-type="float" office:value="15891" calcext:value-type="float">
            <text:p>1589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6" calcext:value-type="float">
            <text:p>16</text:p>
          </table:table-cell>
          <table:table-cell office:value-type="float" office:value="257532" calcext:value-type="float">
            <text:p>257532</text:p>
          </table:table-cell>
          <table:table-cell office:value-type="float" office:value="15924" calcext:value-type="float">
            <text:p>1592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6" calcext:value-type="float">
            <text:p>16</text:p>
          </table:table-cell>
          <table:table-cell office:value-type="float" office:value="256576" calcext:value-type="float">
            <text:p>256576</text:p>
          </table:table-cell>
          <table:table-cell office:value-type="float" office:value="15739" calcext:value-type="float">
            <text:p>1573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6" calcext:value-type="float">
            <text:p>16</text:p>
          </table:table-cell>
          <table:table-cell office:value-type="float" office:value="260117" calcext:value-type="float">
            <text:p>260117</text:p>
          </table:table-cell>
          <table:table-cell office:value-type="float" office:value="15758" calcext:value-type="float">
            <text:p>1575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258019" calcext:value-type="float">
            <text:p>258019</text:p>
          </table:table-cell>
          <table:table-cell office:value-type="float" office:value="15589" calcext:value-type="float">
            <text:p>1558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6" calcext:value-type="float">
            <text:p>16</text:p>
          </table:table-cell>
          <table:table-cell office:value-type="float" office:value="260438" calcext:value-type="float">
            <text:p>260438</text:p>
          </table:table-cell>
          <table:table-cell office:value-type="float" office:value="15645" calcext:value-type="float">
            <text:p>1564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6" calcext:value-type="float">
            <text:p>16</text:p>
          </table:table-cell>
          <table:table-cell office:value-type="float" office:value="258446" calcext:value-type="float">
            <text:p>258446</text:p>
          </table:table-cell>
          <table:table-cell office:value-type="float" office:value="15635" calcext:value-type="float">
            <text:p>1563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6" calcext:value-type="float">
            <text:p>16</text:p>
          </table:table-cell>
          <table:table-cell office:value-type="float" office:value="261619" calcext:value-type="float">
            <text:p>261619</text:p>
          </table:table-cell>
          <table:table-cell office:value-type="float" office:value="15586" calcext:value-type="float">
            <text:p>1558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6" calcext:value-type="float">
            <text:p>16</text:p>
          </table:table-cell>
          <table:table-cell office:value-type="float" office:value="257629" calcext:value-type="float">
            <text:p>257629</text:p>
          </table:table-cell>
          <table:table-cell office:value-type="float" office:value="15467" calcext:value-type="float">
            <text:p>1546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6" calcext:value-type="float">
            <text:p>16</text:p>
          </table:table-cell>
          <table:table-cell office:value-type="float" office:value="261898" calcext:value-type="float">
            <text:p>261898</text:p>
          </table:table-cell>
          <table:table-cell office:value-type="float" office:value="15332" calcext:value-type="float">
            <text:p>1533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6" calcext:value-type="float">
            <text:p>16</text:p>
          </table:table-cell>
          <table:table-cell office:value-type="float" office:value="261847" calcext:value-type="float">
            <text:p>261847</text:p>
          </table:table-cell>
          <table:table-cell office:value-type="float" office:value="15309" calcext:value-type="float">
            <text:p>1530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261524" calcext:value-type="float">
            <text:p>261524</text:p>
          </table:table-cell>
          <table:table-cell office:value-type="float" office:value="15300" calcext:value-type="float">
            <text:p>1530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6" calcext:value-type="float">
            <text:p>16</text:p>
          </table:table-cell>
          <table:table-cell office:value-type="float" office:value="261896" calcext:value-type="float">
            <text:p>261896</text:p>
          </table:table-cell>
          <table:table-cell office:value-type="float" office:value="15255" calcext:value-type="float">
            <text:p>1525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6" calcext:value-type="float">
            <text:p>16</text:p>
          </table:table-cell>
          <table:table-cell office:value-type="float" office:value="263731" calcext:value-type="float">
            <text:p>263731</text:p>
          </table:table-cell>
          <table:table-cell office:value-type="float" office:value="15423" calcext:value-type="float">
            <text:p>1542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6" calcext:value-type="float">
            <text:p>16</text:p>
          </table:table-cell>
          <table:table-cell office:value-type="float" office:value="264014" calcext:value-type="float">
            <text:p>264014</text:p>
          </table:table-cell>
          <table:table-cell office:value-type="float" office:value="15330" calcext:value-type="float">
            <text:p>1533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6" calcext:value-type="float">
            <text:p>16</text:p>
          </table:table-cell>
          <table:table-cell office:value-type="float" office:value="265389" calcext:value-type="float">
            <text:p>265389</text:p>
          </table:table-cell>
          <table:table-cell office:value-type="float" office:value="15301" calcext:value-type="float">
            <text:p>1530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" calcext:value-type="float">
            <text:p>16</text:p>
          </table:table-cell>
          <table:table-cell office:value-type="float" office:value="265894" calcext:value-type="float">
            <text:p>265894</text:p>
          </table:table-cell>
          <table:table-cell office:value-type="float" office:value="15316" calcext:value-type="float">
            <text:p>1531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6" calcext:value-type="float">
            <text:p>16</text:p>
          </table:table-cell>
          <table:table-cell office:value-type="float" office:value="266701" calcext:value-type="float">
            <text:p>266701</text:p>
          </table:table-cell>
          <table:table-cell office:value-type="float" office:value="15353" calcext:value-type="float">
            <text:p>1535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6" calcext:value-type="float">
            <text:p>16</text:p>
          </table:table-cell>
          <table:table-cell office:value-type="float" office:value="265319" calcext:value-type="float">
            <text:p>265319</text:p>
          </table:table-cell>
          <table:table-cell office:value-type="float" office:value="15160" calcext:value-type="float">
            <text:p>1516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6" calcext:value-type="float">
            <text:p>16</text:p>
          </table:table-cell>
          <table:table-cell office:value-type="float" office:value="266428" calcext:value-type="float">
            <text:p>266428</text:p>
          </table:table-cell>
          <table:table-cell office:value-type="float" office:value="15100" calcext:value-type="float">
            <text:p>1510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6" calcext:value-type="float">
            <text:p>16</text:p>
          </table:table-cell>
          <table:table-cell office:value-type="float" office:value="264505" calcext:value-type="float">
            <text:p>264505</text:p>
          </table:table-cell>
          <table:table-cell office:value-type="float" office:value="15064" calcext:value-type="float">
            <text:p>1506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6" calcext:value-type="float">
            <text:p>16</text:p>
          </table:table-cell>
          <table:table-cell office:value-type="float" office:value="265600" calcext:value-type="float">
            <text:p>265600</text:p>
          </table:table-cell>
          <table:table-cell office:value-type="float" office:value="14891" calcext:value-type="float">
            <text:p>1489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6" calcext:value-type="float">
            <text:p>16</text:p>
          </table:table-cell>
          <table:table-cell office:value-type="float" office:value="266942" calcext:value-type="float">
            <text:p>266942</text:p>
          </table:table-cell>
          <table:table-cell office:value-type="float" office:value="15021" calcext:value-type="float">
            <text:p>1502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6" calcext:value-type="float">
            <text:p>16</text:p>
          </table:table-cell>
          <table:table-cell office:value-type="float" office:value="268709" calcext:value-type="float">
            <text:p>268709</text:p>
          </table:table-cell>
          <table:table-cell office:value-type="float" office:value="15012" calcext:value-type="float">
            <text:p>1501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6" calcext:value-type="float">
            <text:p>16</text:p>
          </table:table-cell>
          <table:table-cell office:value-type="float" office:value="266808" calcext:value-type="float">
            <text:p>266808</text:p>
          </table:table-cell>
          <table:table-cell office:value-type="float" office:value="14927" calcext:value-type="float">
            <text:p>1492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6" calcext:value-type="float">
            <text:p>16</text:p>
          </table:table-cell>
          <table:table-cell office:value-type="float" office:value="270514" calcext:value-type="float">
            <text:p>270514</text:p>
          </table:table-cell>
          <table:table-cell office:value-type="float" office:value="15223" calcext:value-type="float">
            <text:p>1522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" calcext:value-type="float">
            <text:p>16</text:p>
          </table:table-cell>
          <table:table-cell office:value-type="float" office:value="270001" calcext:value-type="float">
            <text:p>270001</text:p>
          </table:table-cell>
          <table:table-cell office:value-type="float" office:value="15175" calcext:value-type="float">
            <text:p>1517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6" calcext:value-type="float">
            <text:p>16</text:p>
          </table:table-cell>
          <table:table-cell office:value-type="float" office:value="271045" calcext:value-type="float">
            <text:p>271045</text:p>
          </table:table-cell>
          <table:table-cell office:value-type="float" office:value="14994" calcext:value-type="float">
            <text:p>1499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6" calcext:value-type="float">
            <text:p>16</text:p>
          </table:table-cell>
          <table:table-cell office:value-type="float" office:value="270268" calcext:value-type="float">
            <text:p>270268</text:p>
          </table:table-cell>
          <table:table-cell office:value-type="float" office:value="14900" calcext:value-type="float">
            <text:p>1490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6" calcext:value-type="float">
            <text:p>16</text:p>
          </table:table-cell>
          <table:table-cell office:value-type="float" office:value="271499" calcext:value-type="float">
            <text:p>271499</text:p>
          </table:table-cell>
          <table:table-cell office:value-type="float" office:value="14880" calcext:value-type="float">
            <text:p>1488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6" calcext:value-type="float">
            <text:p>16</text:p>
          </table:table-cell>
          <table:table-cell office:value-type="float" office:value="271033" calcext:value-type="float">
            <text:p>271033</text:p>
          </table:table-cell>
          <table:table-cell office:value-type="float" office:value="15110" calcext:value-type="float">
            <text:p>1511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6" calcext:value-type="float">
            <text:p>16</text:p>
          </table:table-cell>
          <table:table-cell office:value-type="float" office:value="272518" calcext:value-type="float">
            <text:p>272518</text:p>
          </table:table-cell>
          <table:table-cell office:value-type="float" office:value="14930" calcext:value-type="float">
            <text:p>1493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6" calcext:value-type="float">
            <text:p>16</text:p>
          </table:table-cell>
          <table:table-cell office:value-type="float" office:value="272446" calcext:value-type="float">
            <text:p>272446</text:p>
          </table:table-cell>
          <table:table-cell office:value-type="float" office:value="15148" calcext:value-type="float">
            <text:p>1514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6" calcext:value-type="float">
            <text:p>16</text:p>
          </table:table-cell>
          <table:table-cell office:value-type="float" office:value="271699" calcext:value-type="float">
            <text:p>271699</text:p>
          </table:table-cell>
          <table:table-cell office:value-type="float" office:value="14815" calcext:value-type="float">
            <text:p>1481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 office:value-type="float" office:value="272836" calcext:value-type="float">
            <text:p>272836</text:p>
          </table:table-cell>
          <table:table-cell office:value-type="float" office:value="14890" calcext:value-type="float">
            <text:p>1489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6" calcext:value-type="float">
            <text:p>16</text:p>
          </table:table-cell>
          <table:table-cell office:value-type="float" office:value="272015" calcext:value-type="float">
            <text:p>272015</text:p>
          </table:table-cell>
          <table:table-cell office:value-type="float" office:value="14866" calcext:value-type="float">
            <text:p>1486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274298" calcext:value-type="float">
            <text:p>274298</text:p>
          </table:table-cell>
          <table:table-cell office:value-type="float" office:value="14897" calcext:value-type="float">
            <text:p>14897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6" calcext:value-type="float">
            <text:p>16</text:p>
          </table:table-cell>
          <table:table-cell office:value-type="float" office:value="275898" calcext:value-type="float">
            <text:p>275898</text:p>
          </table:table-cell>
          <table:table-cell office:value-type="float" office:value="14877" calcext:value-type="float">
            <text:p>1487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6" calcext:value-type="float">
            <text:p>16</text:p>
          </table:table-cell>
          <table:table-cell office:value-type="float" office:value="274736" calcext:value-type="float">
            <text:p>274736</text:p>
          </table:table-cell>
          <table:table-cell office:value-type="float" office:value="14854" calcext:value-type="float">
            <text:p>14854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76777" calcext:value-type="float">
            <text:p>276777</text:p>
          </table:table-cell>
          <table:table-cell office:value-type="float" office:value="15041" calcext:value-type="float">
            <text:p>15041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6" calcext:value-type="float">
            <text:p>16</text:p>
          </table:table-cell>
          <table:table-cell office:value-type="float" office:value="275648" calcext:value-type="float">
            <text:p>275648</text:p>
          </table:table-cell>
          <table:table-cell office:value-type="float" office:value="14968" calcext:value-type="float">
            <text:p>1496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6" calcext:value-type="float">
            <text:p>16</text:p>
          </table:table-cell>
          <table:table-cell office:value-type="float" office:value="276722" calcext:value-type="float">
            <text:p>276722</text:p>
          </table:table-cell>
          <table:table-cell office:value-type="float" office:value="14944" calcext:value-type="float">
            <text:p>14944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6" calcext:value-type="float">
            <text:p>16</text:p>
          </table:table-cell>
          <table:table-cell office:value-type="float" office:value="273666" calcext:value-type="float">
            <text:p>273666</text:p>
          </table:table-cell>
          <table:table-cell office:value-type="float" office:value="14897" calcext:value-type="float">
            <text:p>14897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6" calcext:value-type="float">
            <text:p>16</text:p>
          </table:table-cell>
          <table:table-cell office:value-type="float" office:value="275225" calcext:value-type="float">
            <text:p>275225</text:p>
          </table:table-cell>
          <table:table-cell office:value-type="float" office:value="14850" calcext:value-type="float">
            <text:p>1485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6" calcext:value-type="float">
            <text:p>16</text:p>
          </table:table-cell>
          <table:table-cell office:value-type="float" office:value="275307" calcext:value-type="float">
            <text:p>275307</text:p>
          </table:table-cell>
          <table:table-cell office:value-type="float" office:value="14992" calcext:value-type="float">
            <text:p>14992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6" calcext:value-type="float">
            <text:p>16</text:p>
          </table:table-cell>
          <table:table-cell office:value-type="float" office:value="276483" calcext:value-type="float">
            <text:p>276483</text:p>
          </table:table-cell>
          <table:table-cell office:value-type="float" office:value="14937" calcext:value-type="float">
            <text:p>1493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6" calcext:value-type="float">
            <text:p>16</text:p>
          </table:table-cell>
          <table:table-cell office:value-type="float" office:value="278857" calcext:value-type="float">
            <text:p>278857</text:p>
          </table:table-cell>
          <table:table-cell office:value-type="float" office:value="14970" calcext:value-type="float">
            <text:p>1497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6" calcext:value-type="float">
            <text:p>16</text:p>
          </table:table-cell>
          <table:table-cell office:value-type="float" office:value="278233" calcext:value-type="float">
            <text:p>278233</text:p>
          </table:table-cell>
          <table:table-cell office:value-type="float" office:value="14959" calcext:value-type="float">
            <text:p>14959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6" calcext:value-type="float">
            <text:p>16</text:p>
          </table:table-cell>
          <table:table-cell office:value-type="float" office:value="276854" calcext:value-type="float">
            <text:p>276854</text:p>
          </table:table-cell>
          <table:table-cell office:value-type="float" office:value="14805" calcext:value-type="float">
            <text:p>14805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6" calcext:value-type="float">
            <text:p>16</text:p>
          </table:table-cell>
          <table:table-cell office:value-type="float" office:value="278780" calcext:value-type="float">
            <text:p>278780</text:p>
          </table:table-cell>
          <table:table-cell office:value-type="float" office:value="14783" calcext:value-type="float">
            <text:p>14783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6" calcext:value-type="float">
            <text:p>16</text:p>
          </table:table-cell>
          <table:table-cell office:value-type="float" office:value="277941" calcext:value-type="float">
            <text:p>277941</text:p>
          </table:table-cell>
          <table:table-cell office:value-type="float" office:value="14825" calcext:value-type="float">
            <text:p>1482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6" calcext:value-type="float">
            <text:p>16</text:p>
          </table:table-cell>
          <table:table-cell office:value-type="float" office:value="278785" calcext:value-type="float">
            <text:p>278785</text:p>
          </table:table-cell>
          <table:table-cell office:value-type="float" office:value="14872" calcext:value-type="float">
            <text:p>14872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6" calcext:value-type="float">
            <text:p>16</text:p>
          </table:table-cell>
          <table:table-cell office:value-type="float" office:value="280574" calcext:value-type="float">
            <text:p>280574</text:p>
          </table:table-cell>
          <table:table-cell office:value-type="float" office:value="14960" calcext:value-type="float">
            <text:p>1496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6" calcext:value-type="float">
            <text:p>16</text:p>
          </table:table-cell>
          <table:table-cell office:value-type="float" office:value="283415" calcext:value-type="float">
            <text:p>283415</text:p>
          </table:table-cell>
          <table:table-cell office:value-type="float" office:value="14991" calcext:value-type="float">
            <text:p>1499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6" calcext:value-type="float">
            <text:p>16</text:p>
          </table:table-cell>
          <table:table-cell office:value-type="float" office:value="280110" calcext:value-type="float">
            <text:p>280110</text:p>
          </table:table-cell>
          <table:table-cell office:value-type="float" office:value="14818" calcext:value-type="float">
            <text:p>14818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6" calcext:value-type="float">
            <text:p>16</text:p>
          </table:table-cell>
          <table:table-cell office:value-type="float" office:value="281028" calcext:value-type="float">
            <text:p>281028</text:p>
          </table:table-cell>
          <table:table-cell office:value-type="float" office:value="14905" calcext:value-type="float">
            <text:p>149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6" calcext:value-type="float">
            <text:p>16</text:p>
          </table:table-cell>
          <table:table-cell office:value-type="float" office:value="280332" calcext:value-type="float">
            <text:p>280332</text:p>
          </table:table-cell>
          <table:table-cell office:value-type="float" office:value="14730" calcext:value-type="float">
            <text:p>1473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6" calcext:value-type="float">
            <text:p>16</text:p>
          </table:table-cell>
          <table:table-cell office:value-type="float" office:value="282111" calcext:value-type="float">
            <text:p>282111</text:p>
          </table:table-cell>
          <table:table-cell office:value-type="float" office:value="15106" calcext:value-type="float">
            <text:p>15106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6" calcext:value-type="float">
            <text:p>16</text:p>
          </table:table-cell>
          <table:table-cell office:value-type="float" office:value="281187" calcext:value-type="float">
            <text:p>281187</text:p>
          </table:table-cell>
          <table:table-cell office:value-type="float" office:value="14989" calcext:value-type="float">
            <text:p>14989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6" calcext:value-type="float">
            <text:p>16</text:p>
          </table:table-cell>
          <table:table-cell office:value-type="float" office:value="281857" calcext:value-type="float">
            <text:p>281857</text:p>
          </table:table-cell>
          <table:table-cell office:value-type="float" office:value="14666" calcext:value-type="float">
            <text:p>14666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6" calcext:value-type="float">
            <text:p>16</text:p>
          </table:table-cell>
          <table:table-cell office:value-type="float" office:value="283678" calcext:value-type="float">
            <text:p>283678</text:p>
          </table:table-cell>
          <table:table-cell office:value-type="float" office:value="14839" calcext:value-type="float">
            <text:p>1483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6" calcext:value-type="float">
            <text:p>16</text:p>
          </table:table-cell>
          <table:table-cell office:value-type="float" office:value="284546" calcext:value-type="float">
            <text:p>284546</text:p>
          </table:table-cell>
          <table:table-cell office:value-type="float" office:value="14988" calcext:value-type="float">
            <text:p>14988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6" calcext:value-type="float">
            <text:p>16</text:p>
          </table:table-cell>
          <table:table-cell office:value-type="float" office:value="280360" calcext:value-type="float">
            <text:p>280360</text:p>
          </table:table-cell>
          <table:table-cell office:value-type="float" office:value="14731" calcext:value-type="float">
            <text:p>14731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6" calcext:value-type="float">
            <text:p>16</text:p>
          </table:table-cell>
          <table:table-cell office:value-type="float" office:value="284014" calcext:value-type="float">
            <text:p>284014</text:p>
          </table:table-cell>
          <table:table-cell office:value-type="float" office:value="14676" calcext:value-type="float">
            <text:p>1467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6" calcext:value-type="float">
            <text:p>16</text:p>
          </table:table-cell>
          <table:table-cell office:value-type="float" office:value="283769" calcext:value-type="float">
            <text:p>283769</text:p>
          </table:table-cell>
          <table:table-cell office:value-type="float" office:value="15050" calcext:value-type="float">
            <text:p>1505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6" calcext:value-type="float">
            <text:p>16</text:p>
          </table:table-cell>
          <table:table-cell office:value-type="float" office:value="284082" calcext:value-type="float">
            <text:p>284082</text:p>
          </table:table-cell>
          <table:table-cell office:value-type="float" office:value="15084" calcext:value-type="float">
            <text:p>1508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6" calcext:value-type="float">
            <text:p>16</text:p>
          </table:table-cell>
          <table:table-cell office:value-type="float" office:value="285458" calcext:value-type="float">
            <text:p>285458</text:p>
          </table:table-cell>
          <table:table-cell office:value-type="float" office:value="15081" calcext:value-type="float">
            <text:p>15081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6" calcext:value-type="float">
            <text:p>16</text:p>
          </table:table-cell>
          <table:table-cell office:value-type="float" office:value="282665" calcext:value-type="float">
            <text:p>282665</text:p>
          </table:table-cell>
          <table:table-cell office:value-type="float" office:value="14705" calcext:value-type="float">
            <text:p>14705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6" calcext:value-type="float">
            <text:p>16</text:p>
          </table:table-cell>
          <table:table-cell office:value-type="float" office:value="286380" calcext:value-type="float">
            <text:p>286380</text:p>
          </table:table-cell>
          <table:table-cell office:value-type="float" office:value="15299" calcext:value-type="float">
            <text:p>15299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6" calcext:value-type="float">
            <text:p>16</text:p>
          </table:table-cell>
          <table:table-cell office:value-type="float" office:value="284808" calcext:value-type="float">
            <text:p>284808</text:p>
          </table:table-cell>
          <table:table-cell office:value-type="float" office:value="15022" calcext:value-type="float">
            <text:p>15022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6" calcext:value-type="float">
            <text:p>16</text:p>
          </table:table-cell>
          <table:table-cell office:value-type="float" office:value="287628" calcext:value-type="float">
            <text:p>287628</text:p>
          </table:table-cell>
          <table:table-cell office:value-type="float" office:value="15180" calcext:value-type="float">
            <text:p>1518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6" calcext:value-type="float">
            <text:p>16</text:p>
          </table:table-cell>
          <table:table-cell office:value-type="float" office:value="286634" calcext:value-type="float">
            <text:p>286634</text:p>
          </table:table-cell>
          <table:table-cell office:value-type="float" office:value="14907" calcext:value-type="float">
            <text:p>14907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6" calcext:value-type="float">
            <text:p>16</text:p>
          </table:table-cell>
          <table:table-cell office:value-type="float" office:value="288028" calcext:value-type="float">
            <text:p>288028</text:p>
          </table:table-cell>
          <table:table-cell office:value-type="float" office:value="15293" calcext:value-type="float">
            <text:p>15293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6" calcext:value-type="float">
            <text:p>16</text:p>
          </table:table-cell>
          <table:table-cell office:value-type="float" office:value="287678" calcext:value-type="float">
            <text:p>287678</text:p>
          </table:table-cell>
          <table:table-cell office:value-type="float" office:value="14919" calcext:value-type="float">
            <text:p>14919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6" calcext:value-type="float">
            <text:p>16</text:p>
          </table:table-cell>
          <table:table-cell office:value-type="float" office:value="288552" calcext:value-type="float">
            <text:p>288552</text:p>
          </table:table-cell>
          <table:table-cell office:value-type="float" office:value="15336" calcext:value-type="float">
            <text:p>15336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6" calcext:value-type="float">
            <text:p>16</text:p>
          </table:table-cell>
          <table:table-cell office:value-type="float" office:value="287184" calcext:value-type="float">
            <text:p>287184</text:p>
          </table:table-cell>
          <table:table-cell office:value-type="float" office:value="14903" calcext:value-type="float">
            <text:p>1490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6" calcext:value-type="float">
            <text:p>16</text:p>
          </table:table-cell>
          <table:table-cell office:value-type="float" office:value="287868" calcext:value-type="float">
            <text:p>287868</text:p>
          </table:table-cell>
          <table:table-cell office:value-type="float" office:value="15167" calcext:value-type="float">
            <text:p>15167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6" calcext:value-type="float">
            <text:p>16</text:p>
          </table:table-cell>
          <table:table-cell office:value-type="float" office:value="289968" calcext:value-type="float">
            <text:p>289968</text:p>
          </table:table-cell>
          <table:table-cell office:value-type="float" office:value="15684" calcext:value-type="float">
            <text:p>15684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6" calcext:value-type="float">
            <text:p>16</text:p>
          </table:table-cell>
          <table:table-cell office:value-type="float" office:value="287624" calcext:value-type="float">
            <text:p>287624</text:p>
          </table:table-cell>
          <table:table-cell office:value-type="float" office:value="14828" calcext:value-type="float">
            <text:p>14828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6" calcext:value-type="float">
            <text:p>16</text:p>
          </table:table-cell>
          <table:table-cell office:value-type="float" office:value="290848" calcext:value-type="float">
            <text:p>290848</text:p>
          </table:table-cell>
          <table:table-cell office:value-type="float" office:value="15591" calcext:value-type="float">
            <text:p>15591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6" calcext:value-type="float">
            <text:p>16</text:p>
          </table:table-cell>
          <table:table-cell office:value-type="float" office:value="288656" calcext:value-type="float">
            <text:p>288656</text:p>
          </table:table-cell>
          <table:table-cell office:value-type="float" office:value="15312" calcext:value-type="float">
            <text:p>1531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6" calcext:value-type="float">
            <text:p>16</text:p>
          </table:table-cell>
          <table:table-cell office:value-type="float" office:value="288774" calcext:value-type="float">
            <text:p>288774</text:p>
          </table:table-cell>
          <table:table-cell office:value-type="float" office:value="15055" calcext:value-type="float">
            <text:p>15055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6" calcext:value-type="float">
            <text:p>16</text:p>
          </table:table-cell>
          <table:table-cell office:value-type="float" office:value="291094" calcext:value-type="float">
            <text:p>291094</text:p>
          </table:table-cell>
          <table:table-cell office:value-type="float" office:value="15252" calcext:value-type="float">
            <text:p>15252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6" calcext:value-type="float">
            <text:p>16</text:p>
          </table:table-cell>
          <table:table-cell office:value-type="float" office:value="290331" calcext:value-type="float">
            <text:p>290331</text:p>
          </table:table-cell>
          <table:table-cell office:value-type="float" office:value="15106" calcext:value-type="float">
            <text:p>15106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6" calcext:value-type="float">
            <text:p>16</text:p>
          </table:table-cell>
          <table:table-cell office:value-type="float" office:value="291782" calcext:value-type="float">
            <text:p>291782</text:p>
          </table:table-cell>
          <table:table-cell office:value-type="float" office:value="15554" calcext:value-type="float">
            <text:p>15554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6" calcext:value-type="float">
            <text:p>16</text:p>
          </table:table-cell>
          <table:table-cell office:value-type="float" office:value="290451" calcext:value-type="float">
            <text:p>290451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" calcext:value-type="float">
            <text:p>16</text:p>
          </table:table-cell>
          <table:table-cell office:value-type="float" office:value="291946" calcext:value-type="float">
            <text:p>291946</text:p>
          </table:table-cell>
          <table:table-cell office:value-type="float" office:value="15386" calcext:value-type="float">
            <text:p>15386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6" calcext:value-type="float">
            <text:p>16</text:p>
          </table:table-cell>
          <table:table-cell office:value-type="float" office:value="293768" calcext:value-type="float">
            <text:p>293768</text:p>
          </table:table-cell>
          <table:table-cell office:value-type="float" office:value="15560" calcext:value-type="float">
            <text:p>1556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6" calcext:value-type="float">
            <text:p>16</text:p>
          </table:table-cell>
          <table:table-cell office:value-type="float" office:value="290207" calcext:value-type="float">
            <text:p>290207</text:p>
          </table:table-cell>
          <table:table-cell office:value-type="float" office:value="15498" calcext:value-type="float">
            <text:p>15498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6" calcext:value-type="float">
            <text:p>16</text:p>
          </table:table-cell>
          <table:table-cell office:value-type="float" office:value="296236" calcext:value-type="float">
            <text:p>296236</text:p>
          </table:table-cell>
          <table:table-cell office:value-type="float" office:value="16014" calcext:value-type="float">
            <text:p>16014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6" calcext:value-type="float">
            <text:p>16</text:p>
          </table:table-cell>
          <table:table-cell office:value-type="float" office:value="293995" calcext:value-type="float">
            <text:p>293995</text:p>
          </table:table-cell>
          <table:table-cell office:value-type="float" office:value="15867" calcext:value-type="float">
            <text:p>1586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6" calcext:value-type="float">
            <text:p>16</text:p>
          </table:table-cell>
          <table:table-cell office:value-type="float" office:value="293134" calcext:value-type="float">
            <text:p>293134</text:p>
          </table:table-cell>
          <table:table-cell office:value-type="float" office:value="15322" calcext:value-type="float">
            <text:p>15322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6" calcext:value-type="float">
            <text:p>16</text:p>
          </table:table-cell>
          <table:table-cell office:value-type="float" office:value="294768" calcext:value-type="float">
            <text:p>294768</text:p>
          </table:table-cell>
          <table:table-cell office:value-type="float" office:value="15678" calcext:value-type="float">
            <text:p>15678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6" calcext:value-type="float">
            <text:p>16</text:p>
          </table:table-cell>
          <table:table-cell office:value-type="float" office:value="296753" calcext:value-type="float">
            <text:p>296753</text:p>
          </table:table-cell>
          <table:table-cell office:value-type="float" office:value="15720" calcext:value-type="float">
            <text:p>1572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6" calcext:value-type="float">
            <text:p>16</text:p>
          </table:table-cell>
          <table:table-cell office:value-type="float" office:value="296597" calcext:value-type="float">
            <text:p>296597</text:p>
          </table:table-cell>
          <table:table-cell office:value-type="float" office:value="15766" calcext:value-type="float">
            <text:p>15766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6" calcext:value-type="float">
            <text:p>16</text:p>
          </table:table-cell>
          <table:table-cell office:value-type="float" office:value="295797" calcext:value-type="float">
            <text:p>295797</text:p>
          </table:table-cell>
          <table:table-cell office:value-type="float" office:value="15951" calcext:value-type="float">
            <text:p>1595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" calcext:value-type="float">
            <text:p>16</text:p>
          </table:table-cell>
          <table:table-cell office:value-type="float" office:value="297349" calcext:value-type="float">
            <text:p>297349</text:p>
          </table:table-cell>
          <table:table-cell office:value-type="float" office:value="15965" calcext:value-type="float">
            <text:p>15965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6" calcext:value-type="float">
            <text:p>16</text:p>
          </table:table-cell>
          <table:table-cell office:value-type="float" office:value="298863" calcext:value-type="float">
            <text:p>298863</text:p>
          </table:table-cell>
          <table:table-cell office:value-type="float" office:value="16249" calcext:value-type="float">
            <text:p>16249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6" calcext:value-type="float">
            <text:p>16</text:p>
          </table:table-cell>
          <table:table-cell office:value-type="float" office:value="297105" calcext:value-type="float">
            <text:p>297105</text:p>
          </table:table-cell>
          <table:table-cell office:value-type="float" office:value="15748" calcext:value-type="float">
            <text:p>15748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6" calcext:value-type="float">
            <text:p>16</text:p>
          </table:table-cell>
          <table:table-cell office:value-type="float" office:value="298995" calcext:value-type="float">
            <text:p>298995</text:p>
          </table:table-cell>
          <table:table-cell office:value-type="float" office:value="16100" calcext:value-type="float">
            <text:p>1610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6" calcext:value-type="float">
            <text:p>16</text:p>
          </table:table-cell>
          <table:table-cell office:value-type="float" office:value="296613" calcext:value-type="float">
            <text:p>296613</text:p>
          </table:table-cell>
          <table:table-cell office:value-type="float" office:value="15738" calcext:value-type="float">
            <text:p>15738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6" calcext:value-type="float">
            <text:p>16</text:p>
          </table:table-cell>
          <table:table-cell office:value-type="float" office:value="301000" calcext:value-type="float">
            <text:p>301000</text:p>
          </table:table-cell>
          <table:table-cell office:value-type="float" office:value="16535" calcext:value-type="float">
            <text:p>16535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6" calcext:value-type="float">
            <text:p>16</text:p>
          </table:table-cell>
          <table:table-cell office:value-type="float" office:value="298222" calcext:value-type="float">
            <text:p>298222</text:p>
          </table:table-cell>
          <table:table-cell office:value-type="float" office:value="15610" calcext:value-type="float">
            <text:p>1561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6" calcext:value-type="float">
            <text:p>16</text:p>
          </table:table-cell>
          <table:table-cell office:value-type="float" office:value="300125" calcext:value-type="float">
            <text:p>300125</text:p>
          </table:table-cell>
          <table:table-cell office:value-type="float" office:value="16448" calcext:value-type="float">
            <text:p>16448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6" calcext:value-type="float">
            <text:p>16</text:p>
          </table:table-cell>
          <table:table-cell office:value-type="float" office:value="298567" calcext:value-type="float">
            <text:p>298567</text:p>
          </table:table-cell>
          <table:table-cell office:value-type="float" office:value="16201" calcext:value-type="float">
            <text:p>16201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6" calcext:value-type="float">
            <text:p>16</text:p>
          </table:table-cell>
          <table:table-cell office:value-type="float" office:value="296155" calcext:value-type="float">
            <text:p>296155</text:p>
          </table:table-cell>
          <table:table-cell office:value-type="float" office:value="15759" calcext:value-type="float">
            <text:p>1575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6" calcext:value-type="float">
            <text:p>16</text:p>
          </table:table-cell>
          <table:table-cell office:value-type="float" office:value="300602" calcext:value-type="float">
            <text:p>300602</text:p>
          </table:table-cell>
          <table:table-cell office:value-type="float" office:value="16599" calcext:value-type="float">
            <text:p>16599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6" calcext:value-type="float">
            <text:p>16</text:p>
          </table:table-cell>
          <table:table-cell office:value-type="float" office:value="299412" calcext:value-type="float">
            <text:p>299412</text:p>
          </table:table-cell>
          <table:table-cell office:value-type="float" office:value="16015" calcext:value-type="float">
            <text:p>16015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6" calcext:value-type="float">
            <text:p>16</text:p>
          </table:table-cell>
          <table:table-cell office:value-type="float" office:value="299440" calcext:value-type="float">
            <text:p>299440</text:p>
          </table:table-cell>
          <table:table-cell office:value-type="float" office:value="16064" calcext:value-type="float">
            <text:p>16064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6" calcext:value-type="float">
            <text:p>16</text:p>
          </table:table-cell>
          <table:table-cell office:value-type="float" office:value="302734" calcext:value-type="float">
            <text:p>302734</text:p>
          </table:table-cell>
          <table:table-cell office:value-type="float" office:value="16771" calcext:value-type="float">
            <text:p>16771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6" calcext:value-type="float">
            <text:p>16</text:p>
          </table:table-cell>
          <table:table-cell office:value-type="float" office:value="301571" calcext:value-type="float">
            <text:p>301571</text:p>
          </table:table-cell>
          <table:table-cell office:value-type="float" office:value="16638" calcext:value-type="float">
            <text:p>16638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6" calcext:value-type="float">
            <text:p>16</text:p>
          </table:table-cell>
          <table:table-cell office:value-type="float" office:value="300672" calcext:value-type="float">
            <text:p>300672</text:p>
          </table:table-cell>
          <table:table-cell office:value-type="float" office:value="16030" calcext:value-type="float">
            <text:p>1603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6" calcext:value-type="float">
            <text:p>16</text:p>
          </table:table-cell>
          <table:table-cell office:value-type="float" office:value="302430" calcext:value-type="float">
            <text:p>302430</text:p>
          </table:table-cell>
          <table:table-cell office:value-type="float" office:value="16705" calcext:value-type="float">
            <text:p>16705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6" calcext:value-type="float">
            <text:p>16</text:p>
          </table:table-cell>
          <table:table-cell office:value-type="float" office:value="302272" calcext:value-type="float">
            <text:p>302272</text:p>
          </table:table-cell>
          <table:table-cell office:value-type="float" office:value="16215" calcext:value-type="float">
            <text:p>1621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6" calcext:value-type="float">
            <text:p>16</text:p>
          </table:table-cell>
          <table:table-cell office:value-type="float" office:value="304126" calcext:value-type="float">
            <text:p>304126</text:p>
          </table:table-cell>
          <table:table-cell office:value-type="float" office:value="16986" calcext:value-type="float">
            <text:p>16986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6" calcext:value-type="float">
            <text:p>16</text:p>
          </table:table-cell>
          <table:table-cell office:value-type="float" office:value="303371" calcext:value-type="float">
            <text:p>303371</text:p>
          </table:table-cell>
          <table:table-cell office:value-type="float" office:value="16711" calcext:value-type="float">
            <text:p>1671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6" calcext:value-type="float">
            <text:p>16</text:p>
          </table:table-cell>
          <table:table-cell office:value-type="float" office:value="302774" calcext:value-type="float">
            <text:p>302774</text:p>
          </table:table-cell>
          <table:table-cell office:value-type="float" office:value="16020" calcext:value-type="float">
            <text:p>1602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6" calcext:value-type="float">
            <text:p>16</text:p>
          </table:table-cell>
          <table:table-cell office:value-type="float" office:value="304485" calcext:value-type="float">
            <text:p>304485</text:p>
          </table:table-cell>
          <table:table-cell office:value-type="float" office:value="16884" calcext:value-type="float">
            <text:p>16884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6" calcext:value-type="float">
            <text:p>16</text:p>
          </table:table-cell>
          <table:table-cell office:value-type="float" office:value="303198" calcext:value-type="float">
            <text:p>303198</text:p>
          </table:table-cell>
          <table:table-cell office:value-type="float" office:value="16458" calcext:value-type="float">
            <text:p>16458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6" calcext:value-type="float">
            <text:p>16</text:p>
          </table:table-cell>
          <table:table-cell office:value-type="float" office:value="306085" calcext:value-type="float">
            <text:p>306085</text:p>
          </table:table-cell>
          <table:table-cell office:value-type="float" office:value="16702" calcext:value-type="float">
            <text:p>16702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6" calcext:value-type="float">
            <text:p>16</text:p>
          </table:table-cell>
          <table:table-cell office:value-type="float" office:value="307330" calcext:value-type="float">
            <text:p>307330</text:p>
          </table:table-cell>
          <table:table-cell office:value-type="float" office:value="16852" calcext:value-type="float">
            <text:p>16852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6" calcext:value-type="float">
            <text:p>16</text:p>
          </table:table-cell>
          <table:table-cell office:value-type="float" office:value="306143" calcext:value-type="float">
            <text:p>306143</text:p>
          </table:table-cell>
          <table:table-cell office:value-type="float" office:value="16898" calcext:value-type="float">
            <text:p>16898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6" calcext:value-type="float">
            <text:p>16</text:p>
          </table:table-cell>
          <table:table-cell office:value-type="float" office:value="306528" calcext:value-type="float">
            <text:p>306528</text:p>
          </table:table-cell>
          <table:table-cell office:value-type="float" office:value="16609" calcext:value-type="float">
            <text:p>16609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6" calcext:value-type="float">
            <text:p>16</text:p>
          </table:table-cell>
          <table:table-cell office:value-type="float" office:value="306059" calcext:value-type="float">
            <text:p>306059</text:p>
          </table:table-cell>
          <table:table-cell office:value-type="float" office:value="16693" calcext:value-type="float">
            <text:p>16693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6" calcext:value-type="float">
            <text:p>16</text:p>
          </table:table-cell>
          <table:table-cell office:value-type="float" office:value="304517" calcext:value-type="float">
            <text:p>304517</text:p>
          </table:table-cell>
          <table:table-cell office:value-type="float" office:value="16721" calcext:value-type="float">
            <text:p>16721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6" calcext:value-type="float">
            <text:p>16</text:p>
          </table:table-cell>
          <table:table-cell office:value-type="float" office:value="305816" calcext:value-type="float">
            <text:p>305816</text:p>
          </table:table-cell>
          <table:table-cell office:value-type="float" office:value="16709" calcext:value-type="float">
            <text:p>1670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6" calcext:value-type="float">
            <text:p>16</text:p>
          </table:table-cell>
          <table:table-cell office:value-type="float" office:value="306194" calcext:value-type="float">
            <text:p>306194</text:p>
          </table:table-cell>
          <table:table-cell office:value-type="float" office:value="16667" calcext:value-type="float">
            <text:p>16667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6" calcext:value-type="float">
            <text:p>16</text:p>
          </table:table-cell>
          <table:table-cell office:value-type="float" office:value="307407" calcext:value-type="float">
            <text:p>307407</text:p>
          </table:table-cell>
          <table:table-cell office:value-type="float" office:value="17030" calcext:value-type="float">
            <text:p>1703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6" calcext:value-type="float">
            <text:p>16</text:p>
          </table:table-cell>
          <table:table-cell office:value-type="float" office:value="307679" calcext:value-type="float">
            <text:p>307679</text:p>
          </table:table-cell>
          <table:table-cell office:value-type="float" office:value="17309" calcext:value-type="float">
            <text:p>17309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6" calcext:value-type="float">
            <text:p>16</text:p>
          </table:table-cell>
          <table:table-cell office:value-type="float" office:value="306431" calcext:value-type="float">
            <text:p>306431</text:p>
          </table:table-cell>
          <table:table-cell office:value-type="float" office:value="16901" calcext:value-type="float">
            <text:p>16901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6" calcext:value-type="float">
            <text:p>16</text:p>
          </table:table-cell>
          <table:table-cell office:value-type="float" office:value="308688" calcext:value-type="float">
            <text:p>308688</text:p>
          </table:table-cell>
          <table:table-cell office:value-type="float" office:value="16692" calcext:value-type="float">
            <text:p>16692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6" calcext:value-type="float">
            <text:p>16</text:p>
          </table:table-cell>
          <table:table-cell office:value-type="float" office:value="309133" calcext:value-type="float">
            <text:p>309133</text:p>
          </table:table-cell>
          <table:table-cell office:value-type="float" office:value="17325" calcext:value-type="float">
            <text:p>17325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6" calcext:value-type="float">
            <text:p>16</text:p>
          </table:table-cell>
          <table:table-cell office:value-type="float" office:value="309607" calcext:value-type="float">
            <text:p>309607</text:p>
          </table:table-cell>
          <table:table-cell office:value-type="float" office:value="16826" calcext:value-type="float">
            <text:p>1682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6" calcext:value-type="float">
            <text:p>16</text:p>
          </table:table-cell>
          <table:table-cell office:value-type="float" office:value="312215" calcext:value-type="float">
            <text:p>312215</text:p>
          </table:table-cell>
          <table:table-cell office:value-type="float" office:value="17637" calcext:value-type="float">
            <text:p>1763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6" calcext:value-type="float">
            <text:p>16</text:p>
          </table:table-cell>
          <table:table-cell office:value-type="float" office:value="305958" calcext:value-type="float">
            <text:p>305958</text:p>
          </table:table-cell>
          <table:table-cell office:value-type="float" office:value="16895" calcext:value-type="float">
            <text:p>1689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6" calcext:value-type="float">
            <text:p>16</text:p>
          </table:table-cell>
          <table:table-cell office:value-type="float" office:value="309646" calcext:value-type="float">
            <text:p>309646</text:p>
          </table:table-cell>
          <table:table-cell office:value-type="float" office:value="17201" calcext:value-type="float">
            <text:p>172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311219" calcext:value-type="float">
            <text:p>311219</text:p>
          </table:table-cell>
          <table:table-cell office:value-type="float" office:value="17279" calcext:value-type="float">
            <text:p>1727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  <table:table-cell office:value-type="float" office:value="312207" calcext:value-type="float">
            <text:p>312207</text:p>
          </table:table-cell>
          <table:table-cell office:value-type="float" office:value="17395" calcext:value-type="float">
            <text:p>1739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 office:value-type="float" office:value="313718" calcext:value-type="float">
            <text:p>313718</text:p>
          </table:table-cell>
          <table:table-cell office:value-type="float" office:value="17853" calcext:value-type="float">
            <text:p>17853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6" calcext:value-type="float">
            <text:p>16</text:p>
          </table:table-cell>
          <table:table-cell office:value-type="float" office:value="311836" calcext:value-type="float">
            <text:p>311836</text:p>
          </table:table-cell>
          <table:table-cell office:value-type="float" office:value="16715" calcext:value-type="float">
            <text:p>16715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6" calcext:value-type="float">
            <text:p>16</text:p>
          </table:table-cell>
          <table:table-cell office:value-type="float" office:value="313550" calcext:value-type="float">
            <text:p>313550</text:p>
          </table:table-cell>
          <table:table-cell office:value-type="float" office:value="17481" calcext:value-type="float">
            <text:p>17481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6" calcext:value-type="float">
            <text:p>16</text:p>
          </table:table-cell>
          <table:table-cell office:value-type="float" office:value="314138" calcext:value-type="float">
            <text:p>314138</text:p>
          </table:table-cell>
          <table:table-cell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6" calcext:value-type="float">
            <text:p>16</text:p>
          </table:table-cell>
          <table:table-cell office:value-type="float" office:value="314993" calcext:value-type="float">
            <text:p>314993</text:p>
          </table:table-cell>
          <table:table-cell office:value-type="float" office:value="18050" calcext:value-type="float">
            <text:p>18050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6" calcext:value-type="float">
            <text:p>16</text:p>
          </table:table-cell>
          <table:table-cell office:value-type="float" office:value="315315" calcext:value-type="float">
            <text:p>315315</text:p>
          </table:table-cell>
          <table:table-cell office:value-type="float" office:value="17620" calcext:value-type="float">
            <text:p>17620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6" calcext:value-type="float">
            <text:p>16</text:p>
          </table:table-cell>
          <table:table-cell office:value-type="float" office:value="311473" calcext:value-type="float">
            <text:p>311473</text:p>
          </table:table-cell>
          <table:table-cell office:value-type="float" office:value="16844" calcext:value-type="float">
            <text:p>16844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6" calcext:value-type="float">
            <text:p>16</text:p>
          </table:table-cell>
          <table:table-cell office:value-type="float" office:value="315966" calcext:value-type="float">
            <text:p>315966</text:p>
          </table:table-cell>
          <table:table-cell office:value-type="float" office:value="17909" calcext:value-type="float">
            <text:p>17909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312748" calcext:value-type="float">
            <text:p>312748</text:p>
          </table:table-cell>
          <table:table-cell office:value-type="float" office:value="17742" calcext:value-type="float">
            <text:p>17742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6" calcext:value-type="float">
            <text:p>16</text:p>
          </table:table-cell>
          <table:table-cell office:value-type="float" office:value="316059" calcext:value-type="float">
            <text:p>316059</text:p>
          </table:table-cell>
          <table:table-cell office:value-type="float" office:value="17419" calcext:value-type="float">
            <text:p>17419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6" calcext:value-type="float">
            <text:p>16</text:p>
          </table:table-cell>
          <table:table-cell office:value-type="float" office:value="312760" calcext:value-type="float">
            <text:p>312760</text:p>
          </table:table-cell>
          <table:table-cell office:value-type="float" office:value="17490" calcext:value-type="float">
            <text:p>17490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6" calcext:value-type="float">
            <text:p>16</text:p>
          </table:table-cell>
          <table:table-cell office:value-type="float" office:value="315786" calcext:value-type="float">
            <text:p>315786</text:p>
          </table:table-cell>
          <table:table-cell office:value-type="float" office:value="17549" calcext:value-type="float">
            <text:p>17549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6" calcext:value-type="float">
            <text:p>16</text:p>
          </table:table-cell>
          <table:table-cell office:value-type="float" office:value="312334" calcext:value-type="float">
            <text:p>312334</text:p>
          </table:table-cell>
          <table:table-cell office:value-type="float" office:value="17204" calcext:value-type="float">
            <text:p>17204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6" calcext:value-type="float">
            <text:p>16</text:p>
          </table:table-cell>
          <table:table-cell office:value-type="float" office:value="314566" calcext:value-type="float">
            <text:p>314566</text:p>
          </table:table-cell>
          <table:table-cell office:value-type="float" office:value="17341" calcext:value-type="float">
            <text:p>17341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6" calcext:value-type="float">
            <text:p>16</text:p>
          </table:table-cell>
          <table:table-cell office:value-type="float" office:value="312813" calcext:value-type="float">
            <text:p>312813</text:p>
          </table:table-cell>
          <table:table-cell office:value-type="float" office:value="17134" calcext:value-type="float">
            <text:p>17134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6" calcext:value-type="float">
            <text:p>16</text:p>
          </table:table-cell>
          <table:table-cell office:value-type="float" office:value="316965" calcext:value-type="float">
            <text:p>316965</text:p>
          </table:table-cell>
          <table:table-cell office:value-type="float" office:value="17791" calcext:value-type="float">
            <text:p>17791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6" calcext:value-type="float">
            <text:p>16</text:p>
          </table:table-cell>
          <table:table-cell office:value-type="float" office:value="316138" calcext:value-type="float">
            <text:p>316138</text:p>
          </table:table-cell>
          <table:table-cell office:value-type="float" office:value="17590" calcext:value-type="float">
            <text:p>17590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6" calcext:value-type="float">
            <text:p>16</text:p>
          </table:table-cell>
          <table:table-cell office:value-type="float" office:value="314365" calcext:value-type="float">
            <text:p>314365</text:p>
          </table:table-cell>
          <table:table-cell office:value-type="float" office:value="16904" calcext:value-type="float">
            <text:p>1690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6" calcext:value-type="float">
            <text:p>16</text:p>
          </table:table-cell>
          <table:table-cell office:value-type="float" office:value="320273" calcext:value-type="float">
            <text:p>320273</text:p>
          </table:table-cell>
          <table:table-cell office:value-type="float" office:value="18303" calcext:value-type="float">
            <text:p>18303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6" calcext:value-type="float">
            <text:p>16</text:p>
          </table:table-cell>
          <table:table-cell office:value-type="float" office:value="318630" calcext:value-type="float">
            <text:p>318630</text:p>
          </table:table-cell>
          <table:table-cell office:value-type="float" office:value="17752" calcext:value-type="float">
            <text:p>17752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6" calcext:value-type="float">
            <text:p>16</text:p>
          </table:table-cell>
          <table:table-cell office:value-type="float" office:value="318253" calcext:value-type="float">
            <text:p>318253</text:p>
          </table:table-cell>
          <table:table-cell office:value-type="float" office:value="18527" calcext:value-type="float">
            <text:p>18527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6" calcext:value-type="float">
            <text:p>16</text:p>
          </table:table-cell>
          <table:table-cell office:value-type="float" office:value="320940" calcext:value-type="float">
            <text:p>320940</text:p>
          </table:table-cell>
          <table:table-cell office:value-type="float" office:value="18157" calcext:value-type="float">
            <text:p>18157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6" calcext:value-type="float">
            <text:p>16</text:p>
          </table:table-cell>
          <table:table-cell office:value-type="float" office:value="320478" calcext:value-type="float">
            <text:p>320478</text:p>
          </table:table-cell>
          <table:table-cell office:value-type="float" office:value="18657" calcext:value-type="float">
            <text:p>18657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6" calcext:value-type="float">
            <text:p>16</text:p>
          </table:table-cell>
          <table:table-cell office:value-type="float" office:value="317557" calcext:value-type="float">
            <text:p>317557</text:p>
          </table:table-cell>
          <table:table-cell office:value-type="float" office:value="18046" calcext:value-type="float">
            <text:p>18046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6" calcext:value-type="float">
            <text:p>16</text:p>
          </table:table-cell>
          <table:table-cell office:value-type="float" office:value="319511" calcext:value-type="float">
            <text:p>319511</text:p>
          </table:table-cell>
          <table:table-cell office:value-type="float" office:value="18261" calcext:value-type="float">
            <text:p>18261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6" calcext:value-type="float">
            <text:p>16</text:p>
          </table:table-cell>
          <table:table-cell office:value-type="float" office:value="318694" calcext:value-type="float">
            <text:p>318694</text:p>
          </table:table-cell>
          <table:table-cell office:value-type="float" office:value="17743" calcext:value-type="float">
            <text:p>17743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6" calcext:value-type="float">
            <text:p>16</text:p>
          </table:table-cell>
          <table:table-cell office:value-type="float" office:value="319075" calcext:value-type="float">
            <text:p>319075</text:p>
          </table:table-cell>
          <table:table-cell office:value-type="float" office:value="18237" calcext:value-type="float">
            <text:p>18237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6" calcext:value-type="float">
            <text:p>16</text:p>
          </table:table-cell>
          <table:table-cell office:value-type="float" office:value="320853" calcext:value-type="float">
            <text:p>320853</text:p>
          </table:table-cell>
          <table:table-cell office:value-type="float" office:value="18144" calcext:value-type="float">
            <text:p>1814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6" calcext:value-type="float">
            <text:p>16</text:p>
          </table:table-cell>
          <table:table-cell office:value-type="float" office:value="318742" calcext:value-type="float">
            <text:p>318742</text:p>
          </table:table-cell>
          <table:table-cell office:value-type="float" office:value="18152" calcext:value-type="float">
            <text:p>18152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6" calcext:value-type="float">
            <text:p>16</text:p>
          </table:table-cell>
          <table:table-cell office:value-type="float" office:value="319768" calcext:value-type="float">
            <text:p>319768</text:p>
          </table:table-cell>
          <table:table-cell office:value-type="float" office:value="18160" calcext:value-type="float">
            <text:p>18160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6" calcext:value-type="float">
            <text:p>16</text:p>
          </table:table-cell>
          <table:table-cell office:value-type="float" office:value="319505" calcext:value-type="float">
            <text:p>319505</text:p>
          </table:table-cell>
          <table:table-cell office:value-type="float" office:value="17937" calcext:value-type="float">
            <text:p>17937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6" calcext:value-type="float">
            <text:p>16</text:p>
          </table:table-cell>
          <table:table-cell office:value-type="float" office:value="322315" calcext:value-type="float">
            <text:p>322315</text:p>
          </table:table-cell>
          <table:table-cell office:value-type="float" office:value="18652" calcext:value-type="float">
            <text:p>18652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6" calcext:value-type="float">
            <text:p>16</text:p>
          </table:table-cell>
          <table:table-cell office:value-type="float" office:value="321926" calcext:value-type="float">
            <text:p>321926</text:p>
          </table:table-cell>
          <table:table-cell office:value-type="float" office:value="18279" calcext:value-type="float">
            <text:p>18279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6" calcext:value-type="float">
            <text:p>16</text:p>
          </table:table-cell>
          <table:table-cell office:value-type="float" office:value="320349" calcext:value-type="float">
            <text:p>320349</text:p>
          </table:table-cell>
          <table:table-cell office:value-type="float" office:value="18246" calcext:value-type="float">
            <text:p>18246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6" calcext:value-type="float">
            <text:p>16</text:p>
          </table:table-cell>
          <table:table-cell office:value-type="float" office:value="320463" calcext:value-type="float">
            <text:p>320463</text:p>
          </table:table-cell>
          <table:table-cell office:value-type="float" office:value="17979" calcext:value-type="float">
            <text:p>17979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6" calcext:value-type="float">
            <text:p>16</text:p>
          </table:table-cell>
          <table:table-cell office:value-type="float" office:value="322880" calcext:value-type="float">
            <text:p>322880</text:p>
          </table:table-cell>
          <table:table-cell office:value-type="float" office:value="18435" calcext:value-type="float">
            <text:p>18435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6" calcext:value-type="float">
            <text:p>16</text:p>
          </table:table-cell>
          <table:table-cell office:value-type="float" office:value="324269" calcext:value-type="float">
            <text:p>324269</text:p>
          </table:table-cell>
          <table:table-cell office:value-type="float" office:value="19320" calcext:value-type="float">
            <text:p>19320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16" calcext:value-type="float">
            <text:p>16</text:p>
          </table:table-cell>
          <table:table-cell office:value-type="float" office:value="323714" calcext:value-type="float">
            <text:p>323714</text:p>
          </table:table-cell>
          <table:table-cell office:value-type="float" office:value="18821" calcext:value-type="float">
            <text:p>1882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325783" calcext:value-type="float">
            <text:p>325783</text:p>
          </table:table-cell>
          <table:table-cell office:value-type="float" office:value="19223" calcext:value-type="float">
            <text:p>19223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6" calcext:value-type="float">
            <text:p>16</text:p>
          </table:table-cell>
          <table:table-cell office:value-type="float" office:value="323515" calcext:value-type="float">
            <text:p>323515</text:p>
          </table:table-cell>
          <table:table-cell office:value-type="float" office:value="18747" calcext:value-type="float">
            <text:p>18747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6" calcext:value-type="float">
            <text:p>16</text:p>
          </table:table-cell>
          <table:table-cell office:value-type="float" office:value="325078" calcext:value-type="float">
            <text:p>325078</text:p>
          </table:table-cell>
          <table:table-cell office:value-type="float" office:value="19049" calcext:value-type="float">
            <text:p>1904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6" calcext:value-type="float">
            <text:p>16</text:p>
          </table:table-cell>
          <table:table-cell office:value-type="float" office:value="322715" calcext:value-type="float">
            <text:p>322715</text:p>
          </table:table-cell>
          <table:table-cell office:value-type="float" office:value="18215" calcext:value-type="float">
            <text:p>18215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6" calcext:value-type="float">
            <text:p>16</text:p>
          </table:table-cell>
          <table:table-cell office:value-type="float" office:value="326031" calcext:value-type="float">
            <text:p>326031</text:p>
          </table:table-cell>
          <table:table-cell office:value-type="float" office:value="19166" calcext:value-type="float">
            <text:p>19166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6" calcext:value-type="float">
            <text:p>16</text:p>
          </table:table-cell>
          <table:table-cell office:value-type="float" office:value="323804" calcext:value-type="float">
            <text:p>323804</text:p>
          </table:table-cell>
          <table:table-cell office:value-type="float" office:value="18653" calcext:value-type="float">
            <text:p>18653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6" calcext:value-type="float">
            <text:p>16</text:p>
          </table:table-cell>
          <table:table-cell office:value-type="float" office:value="326534" calcext:value-type="float">
            <text:p>326534</text:p>
          </table:table-cell>
          <table:table-cell office:value-type="float" office:value="18900" calcext:value-type="float">
            <text:p>18900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16" calcext:value-type="float">
            <text:p>16</text:p>
          </table:table-cell>
          <table:table-cell office:value-type="float" office:value="326953" calcext:value-type="float">
            <text:p>326953</text:p>
          </table:table-cell>
          <table:table-cell office:value-type="float" office:value="19436" calcext:value-type="float">
            <text:p>19436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6" calcext:value-type="float">
            <text:p>16</text:p>
          </table:table-cell>
          <table:table-cell office:value-type="float" office:value="328556" calcext:value-type="float">
            <text:p>328556</text:p>
          </table:table-cell>
          <table:table-cell office:value-type="float" office:value="19848" calcext:value-type="float">
            <text:p>19848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16" calcext:value-type="float">
            <text:p>16</text:p>
          </table:table-cell>
          <table:table-cell office:value-type="float" office:value="325740" calcext:value-type="float">
            <text:p>325740</text:p>
          </table:table-cell>
          <table:table-cell office:value-type="float" office:value="19146" calcext:value-type="float">
            <text:p>1914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6" calcext:value-type="float">
            <text:p>16</text:p>
          </table:table-cell>
          <table:table-cell office:value-type="float" office:value="328533" calcext:value-type="float">
            <text:p>328533</text:p>
          </table:table-cell>
          <table:table-cell office:value-type="float" office:value="18972" calcext:value-type="float">
            <text:p>18972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6" calcext:value-type="float">
            <text:p>16</text:p>
          </table:table-cell>
          <table:table-cell office:value-type="float" office:value="329786" calcext:value-type="float">
            <text:p>329786</text:p>
          </table:table-cell>
          <table:table-cell office:value-type="float" office:value="19702" calcext:value-type="float">
            <text:p>19702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6" calcext:value-type="float">
            <text:p>16</text:p>
          </table:table-cell>
          <table:table-cell office:value-type="float" office:value="325624" calcext:value-type="float">
            <text:p>325624</text:p>
          </table:table-cell>
          <table:table-cell office:value-type="float" office:value="19217" calcext:value-type="float">
            <text:p>19217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6" calcext:value-type="float">
            <text:p>16</text:p>
          </table:table-cell>
          <table:table-cell office:value-type="float" office:value="324800" calcext:value-type="float">
            <text:p>324800</text:p>
          </table:table-cell>
          <table:table-cell office:value-type="float" office:value="18720" calcext:value-type="float">
            <text:p>18720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16" calcext:value-type="float">
            <text:p>16</text:p>
          </table:table-cell>
          <table:table-cell office:value-type="float" office:value="328823" calcext:value-type="float">
            <text:p>328823</text:p>
          </table:table-cell>
          <table:table-cell office:value-type="float" office:value="18873" calcext:value-type="float">
            <text:p>18873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6" calcext:value-type="float">
            <text:p>16</text:p>
          </table:table-cell>
          <table:table-cell office:value-type="float" office:value="329602" calcext:value-type="float">
            <text:p>329602</text:p>
          </table:table-cell>
          <table:table-cell office:value-type="float" office:value="19959" calcext:value-type="float">
            <text:p>19959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6" calcext:value-type="float">
            <text:p>16</text:p>
          </table:table-cell>
          <table:table-cell office:value-type="float" office:value="325230" calcext:value-type="float">
            <text:p>325230</text:p>
          </table:table-cell>
          <table:table-cell office:value-type="float" office:value="18397" calcext:value-type="float">
            <text:p>18397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16" calcext:value-type="float">
            <text:p>16</text:p>
          </table:table-cell>
          <table:table-cell office:value-type="float" office:value="329389" calcext:value-type="float">
            <text:p>329389</text:p>
          </table:table-cell>
          <table:table-cell office:value-type="float" office:value="19901" calcext:value-type="float">
            <text:p>19901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6" calcext:value-type="float">
            <text:p>16</text:p>
          </table:table-cell>
          <table:table-cell office:value-type="float" office:value="327379" calcext:value-type="float">
            <text:p>327379</text:p>
          </table:table-cell>
          <table:table-cell office:value-type="float" office:value="18787" calcext:value-type="float">
            <text:p>18787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16" calcext:value-type="float">
            <text:p>16</text:p>
          </table:table-cell>
          <table:table-cell office:value-type="float" office:value="331897" calcext:value-type="float">
            <text:p>331897</text:p>
          </table:table-cell>
          <table:table-cell office:value-type="float" office:value="20107" calcext:value-type="float">
            <text:p>2010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6" calcext:value-type="float">
            <text:p>16</text:p>
          </table:table-cell>
          <table:table-cell office:value-type="float" office:value="330299" calcext:value-type="float">
            <text:p>330299</text:p>
          </table:table-cell>
          <table:table-cell office:value-type="float" office:value="19408" calcext:value-type="float">
            <text:p>19408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16" calcext:value-type="float">
            <text:p>16</text:p>
          </table:table-cell>
          <table:table-cell office:value-type="float" office:value="324067" calcext:value-type="float">
            <text:p>324067</text:p>
          </table:table-cell>
          <table:table-cell office:value-type="float" office:value="18456" calcext:value-type="float">
            <text:p>18456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6" calcext:value-type="float">
            <text:p>16</text:p>
          </table:table-cell>
          <table:table-cell office:value-type="float" office:value="326830" calcext:value-type="float">
            <text:p>326830</text:p>
          </table:table-cell>
          <table:table-cell office:value-type="float" office:value="19205" calcext:value-type="float">
            <text:p>19205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16" calcext:value-type="float">
            <text:p>16</text:p>
          </table:table-cell>
          <table:table-cell office:value-type="float" office:value="329851" calcext:value-type="float">
            <text:p>329851</text:p>
          </table:table-cell>
          <table:table-cell office:value-type="float" office:value="19402" calcext:value-type="float">
            <text:p>19402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6" calcext:value-type="float">
            <text:p>16</text:p>
          </table:table-cell>
          <table:table-cell office:value-type="float" office:value="331434" calcext:value-type="float">
            <text:p>331434</text:p>
          </table:table-cell>
          <table:table-cell office:value-type="float" office:value="20195" calcext:value-type="float">
            <text:p>20195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16" calcext:value-type="float">
            <text:p>16</text:p>
          </table:table-cell>
          <table:table-cell office:value-type="float" office:value="331721" calcext:value-type="float">
            <text:p>331721</text:p>
          </table:table-cell>
          <table:table-cell office:value-type="float" office:value="20033" calcext:value-type="float">
            <text:p>20033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6" calcext:value-type="float">
            <text:p>16</text:p>
          </table:table-cell>
          <table:table-cell office:value-type="float" office:value="330252" calcext:value-type="float">
            <text:p>330252</text:p>
          </table:table-cell>
          <table:table-cell office:value-type="float" office:value="19924" calcext:value-type="float">
            <text:p>19924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6" calcext:value-type="float">
            <text:p>16</text:p>
          </table:table-cell>
          <table:table-cell office:value-type="float" office:value="336003" calcext:value-type="float">
            <text:p>336003</text:p>
          </table:table-cell>
          <table:table-cell office:value-type="float" office:value="20776" calcext:value-type="float">
            <text:p>20776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6" calcext:value-type="float">
            <text:p>16</text:p>
          </table:table-cell>
          <table:table-cell office:value-type="float" office:value="334896" calcext:value-type="float">
            <text:p>334896</text:p>
          </table:table-cell>
          <table:table-cell office:value-type="float" office:value="20560" calcext:value-type="float">
            <text:p>20560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16" calcext:value-type="float">
            <text:p>16</text:p>
          </table:table-cell>
          <table:table-cell office:value-type="float" office:value="334461" calcext:value-type="float">
            <text:p>334461</text:p>
          </table:table-cell>
          <table:table-cell office:value-type="float" office:value="19879" calcext:value-type="float">
            <text:p>1987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6" calcext:value-type="float">
            <text:p>16</text:p>
          </table:table-cell>
          <table:table-cell office:value-type="float" office:value="330687" calcext:value-type="float">
            <text:p>330687</text:p>
          </table:table-cell>
          <table:table-cell office:value-type="float" office:value="19234" calcext:value-type="float">
            <text:p>19234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16" calcext:value-type="float">
            <text:p>16</text:p>
          </table:table-cell>
          <table:table-cell office:value-type="float" office:value="332105" calcext:value-type="float">
            <text:p>332105</text:p>
          </table:table-cell>
          <table:table-cell office:value-type="float" office:value="19332" calcext:value-type="float">
            <text:p>19332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6" calcext:value-type="float">
            <text:p>16</text:p>
          </table:table-cell>
          <table:table-cell office:value-type="float" office:value="328060" calcext:value-type="float">
            <text:p>328060</text:p>
          </table:table-cell>
          <table:table-cell office:value-type="float" office:value="18855" calcext:value-type="float">
            <text:p>18855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6" calcext:value-type="float">
            <text:p>16</text:p>
          </table:table-cell>
          <table:table-cell office:value-type="float" office:value="327650" calcext:value-type="float">
            <text:p>327650</text:p>
          </table:table-cell>
          <table:table-cell office:value-type="float" office:value="18808" calcext:value-type="float">
            <text:p>18808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6" calcext:value-type="float">
            <text:p>16</text:p>
          </table:table-cell>
          <table:table-cell office:value-type="float" office:value="332428" calcext:value-type="float">
            <text:p>332428</text:p>
          </table:table-cell>
          <table:table-cell office:value-type="float" office:value="20013" calcext:value-type="float">
            <text:p>20013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6" calcext:value-type="float">
            <text:p>16</text:p>
          </table:table-cell>
          <table:table-cell office:value-type="float" office:value="333191" calcext:value-type="float">
            <text:p>333191</text:p>
          </table:table-cell>
          <table:table-cell office:value-type="float" office:value="20210" calcext:value-type="float">
            <text:p>20210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6" calcext:value-type="float">
            <text:p>16</text:p>
          </table:table-cell>
          <table:table-cell office:value-type="float" office:value="334613" calcext:value-type="float">
            <text:p>334613</text:p>
          </table:table-cell>
          <table:table-cell office:value-type="float" office:value="20021" calcext:value-type="float">
            <text:p>20021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6" calcext:value-type="float">
            <text:p>16</text:p>
          </table:table-cell>
          <table:table-cell office:value-type="float" office:value="334974" calcext:value-type="float">
            <text:p>334974</text:p>
          </table:table-cell>
          <table:table-cell office:value-type="float" office:value="20570" calcext:value-type="float">
            <text:p>20570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6" calcext:value-type="float">
            <text:p>16</text:p>
          </table:table-cell>
          <table:table-cell office:value-type="float" office:value="333011" calcext:value-type="float">
            <text:p>333011</text:p>
          </table:table-cell>
          <table:table-cell office:value-type="float" office:value="19902" calcext:value-type="float">
            <text:p>19902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6" calcext:value-type="float">
            <text:p>16</text:p>
          </table:table-cell>
          <table:table-cell office:value-type="float" office:value="330647" calcext:value-type="float">
            <text:p>330647</text:p>
          </table:table-cell>
          <table:table-cell office:value-type="float" office:value="19108" calcext:value-type="float">
            <text:p>19108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6" calcext:value-type="float">
            <text:p>16</text:p>
          </table:table-cell>
          <table:table-cell office:value-type="float" office:value="332100" calcext:value-type="float">
            <text:p>332100</text:p>
          </table:table-cell>
          <table:table-cell office:value-type="float" office:value="19433" calcext:value-type="float">
            <text:p>19433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6" calcext:value-type="float">
            <text:p>16</text:p>
          </table:table-cell>
          <table:table-cell office:value-type="float" office:value="329658" calcext:value-type="float">
            <text:p>329658</text:p>
          </table:table-cell>
          <table:table-cell office:value-type="float" office:value="18999" calcext:value-type="float">
            <text:p>18999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6" calcext:value-type="float">
            <text:p>16</text:p>
          </table:table-cell>
          <table:table-cell office:value-type="float" office:value="335594" calcext:value-type="float">
            <text:p>335594</text:p>
          </table:table-cell>
          <table:table-cell office:value-type="float" office:value="20090" calcext:value-type="float">
            <text:p>20090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6" calcext:value-type="float">
            <text:p>16</text:p>
          </table:table-cell>
          <table:table-cell office:value-type="float" office:value="335239" calcext:value-type="float">
            <text:p>335239</text:p>
          </table:table-cell>
          <table:table-cell office:value-type="float" office:value="19788" calcext:value-type="float">
            <text:p>19788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6" calcext:value-type="float">
            <text:p>16</text:p>
          </table:table-cell>
          <table:table-cell office:value-type="float" office:value="336815" calcext:value-type="float">
            <text:p>336815</text:p>
          </table:table-cell>
          <table:table-cell office:value-type="float" office:value="20196" calcext:value-type="float">
            <text:p>20196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6" calcext:value-type="float">
            <text:p>16</text:p>
          </table:table-cell>
          <table:table-cell office:value-type="float" office:value="337919" calcext:value-type="float">
            <text:p>337919</text:p>
          </table:table-cell>
          <table:table-cell office:value-type="float" office:value="20863" calcext:value-type="float">
            <text:p>20863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6" calcext:value-type="float">
            <text:p>16</text:p>
          </table:table-cell>
          <table:table-cell office:value-type="float" office:value="341355" calcext:value-type="float">
            <text:p>341355</text:p>
          </table:table-cell>
          <table:table-cell office:value-type="float" office:value="21379" calcext:value-type="float">
            <text:p>21379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6" calcext:value-type="float">
            <text:p>16</text:p>
          </table:table-cell>
          <table:table-cell office:value-type="float" office:value="336005" calcext:value-type="float">
            <text:p>336005</text:p>
          </table:table-cell>
          <table:table-cell office:value-type="float" office:value="19953" calcext:value-type="float">
            <text:p>19953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6" calcext:value-type="float">
            <text:p>16</text:p>
          </table:table-cell>
          <table:table-cell office:value-type="float" office:value="336050" calcext:value-type="float">
            <text:p>336050</text:p>
          </table:table-cell>
          <table:table-cell office:value-type="float" office:value="20425" calcext:value-type="float">
            <text:p>20425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16" calcext:value-type="float">
            <text:p>16</text:p>
          </table:table-cell>
          <table:table-cell office:value-type="float" office:value="337101" calcext:value-type="float">
            <text:p>337101</text:p>
          </table:table-cell>
          <table:table-cell office:value-type="float" office:value="20579" calcext:value-type="float">
            <text:p>2057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6" calcext:value-type="float">
            <text:p>16</text:p>
          </table:table-cell>
          <table:table-cell office:value-type="float" office:value="333200" calcext:value-type="float">
            <text:p>333200</text:p>
          </table:table-cell>
          <table:table-cell office:value-type="float" office:value="19951" calcext:value-type="float">
            <text:p>19951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6" calcext:value-type="float">
            <text:p>16</text:p>
          </table:table-cell>
          <table:table-cell office:value-type="float" office:value="338059" calcext:value-type="float">
            <text:p>338059</text:p>
          </table:table-cell>
          <table:table-cell office:value-type="float" office:value="20993" calcext:value-type="float">
            <text:p>20993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6" calcext:value-type="float">
            <text:p>16</text:p>
          </table:table-cell>
          <table:table-cell office:value-type="float" office:value="336743" calcext:value-type="float">
            <text:p>336743</text:p>
          </table:table-cell>
          <table:table-cell office:value-type="float" office:value="20409" calcext:value-type="float">
            <text:p>20409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6" calcext:value-type="float">
            <text:p>16</text:p>
          </table:table-cell>
          <table:table-cell office:value-type="float" office:value="334909" calcext:value-type="float">
            <text:p>334909</text:p>
          </table:table-cell>
          <table:table-cell office:value-type="float" office:value="20286" calcext:value-type="float">
            <text:p>20286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6" calcext:value-type="float">
            <text:p>16</text:p>
          </table:table-cell>
          <table:table-cell office:value-type="float" office:value="340367" calcext:value-type="float">
            <text:p>340367</text:p>
          </table:table-cell>
          <table:table-cell office:value-type="float" office:value="21155" calcext:value-type="float">
            <text:p>21155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6" calcext:value-type="float">
            <text:p>16</text:p>
          </table:table-cell>
          <table:table-cell office:value-type="float" office:value="340660" calcext:value-type="float">
            <text:p>340660</text:p>
          </table:table-cell>
          <table:table-cell office:value-type="float" office:value="21129" calcext:value-type="float">
            <text:p>21129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6" calcext:value-type="float">
            <text:p>16</text:p>
          </table:table-cell>
          <table:table-cell office:value-type="float" office:value="340220" calcext:value-type="float">
            <text:p>340220</text:p>
          </table:table-cell>
          <table:table-cell office:value-type="float" office:value="21454" calcext:value-type="float">
            <text:p>21454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16" calcext:value-type="float">
            <text:p>16</text:p>
          </table:table-cell>
          <table:table-cell office:value-type="float" office:value="338320" calcext:value-type="float">
            <text:p>338320</text:p>
          </table:table-cell>
          <table:table-cell office:value-type="float" office:value="21208" calcext:value-type="float">
            <text:p>21208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16" calcext:value-type="float">
            <text:p>16</text:p>
          </table:table-cell>
          <table:table-cell office:value-type="float" office:value="341525" calcext:value-type="float">
            <text:p>341525</text:p>
          </table:table-cell>
          <table:table-cell office:value-type="float" office:value="22408" calcext:value-type="float">
            <text:p>22408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16" calcext:value-type="float">
            <text:p>16</text:p>
          </table:table-cell>
          <table:table-cell office:value-type="float" office:value="336520" calcext:value-type="float">
            <text:p>336520</text:p>
          </table:table-cell>
          <table:table-cell office:value-type="float" office:value="19727" calcext:value-type="float">
            <text:p>1972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" calcext:value-type="float">
            <text:p>16</text:p>
          </table:table-cell>
          <table:table-cell office:value-type="float" office:value="336340" calcext:value-type="float">
            <text:p>336340</text:p>
          </table:table-cell>
          <table:table-cell office:value-type="float" office:value="20467" calcext:value-type="float">
            <text:p>20467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6" calcext:value-type="float">
            <text:p>16</text:p>
          </table:table-cell>
          <table:table-cell office:value-type="float" office:value="337120" calcext:value-type="float">
            <text:p>337120</text:p>
          </table:table-cell>
          <table:table-cell office:value-type="float" office:value="20288" calcext:value-type="float">
            <text:p>20288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6" calcext:value-type="float">
            <text:p>16</text:p>
          </table:table-cell>
          <table:table-cell office:value-type="float" office:value="344957" calcext:value-type="float">
            <text:p>344957</text:p>
          </table:table-cell>
          <table:table-cell office:value-type="float" office:value="21908" calcext:value-type="float">
            <text:p>21908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6" calcext:value-type="float">
            <text:p>16</text:p>
          </table:table-cell>
          <table:table-cell office:value-type="float" office:value="341648" calcext:value-type="float">
            <text:p>341648</text:p>
          </table:table-cell>
          <table:table-cell office:value-type="float" office:value="20351" calcext:value-type="float">
            <text:p>20351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6" calcext:value-type="float">
            <text:p>16</text:p>
          </table:table-cell>
          <table:table-cell office:value-type="float" office:value="340262" calcext:value-type="float">
            <text:p>340262</text:p>
          </table:table-cell>
          <table:table-cell office:value-type="float" office:value="21291" calcext:value-type="float">
            <text:p>21291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16" calcext:value-type="float">
            <text:p>16</text:p>
          </table:table-cell>
          <table:table-cell office:value-type="float" office:value="341689" calcext:value-type="float">
            <text:p>341689</text:p>
          </table:table-cell>
          <table:table-cell office:value-type="float" office:value="21134" calcext:value-type="float">
            <text:p>21134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6" calcext:value-type="float">
            <text:p>16</text:p>
          </table:table-cell>
          <table:table-cell office:value-type="float" office:value="339356" calcext:value-type="float">
            <text:p>339356</text:p>
          </table:table-cell>
          <table:table-cell office:value-type="float" office:value="20851" calcext:value-type="float">
            <text:p>20851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16" calcext:value-type="float">
            <text:p>16</text:p>
          </table:table-cell>
          <table:table-cell office:value-type="float" office:value="345127" calcext:value-type="float">
            <text:p>345127</text:p>
          </table:table-cell>
          <table:table-cell office:value-type="float" office:value="21589" calcext:value-type="float">
            <text:p>21589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6" calcext:value-type="float">
            <text:p>16</text:p>
          </table:table-cell>
          <table:table-cell office:value-type="float" office:value="342601" calcext:value-type="float">
            <text:p>342601</text:p>
          </table:table-cell>
          <table:table-cell office:value-type="float" office:value="21841" calcext:value-type="float">
            <text:p>21841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6" calcext:value-type="float">
            <text:p>16</text:p>
          </table:table-cell>
          <table:table-cell office:value-type="float" office:value="344241" calcext:value-type="float">
            <text:p>344241</text:p>
          </table:table-cell>
          <table:table-cell office:value-type="float" office:value="21481" calcext:value-type="float">
            <text:p>21481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6" calcext:value-type="float">
            <text:p>16</text:p>
          </table:table-cell>
          <table:table-cell office:value-type="float" office:value="343583" calcext:value-type="float">
            <text:p>343583</text:p>
          </table:table-cell>
          <table:table-cell office:value-type="float" office:value="21405" calcext:value-type="float">
            <text:p>21405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6" calcext:value-type="float">
            <text:p>16</text:p>
          </table:table-cell>
          <table:table-cell office:value-type="float" office:value="341740" calcext:value-type="float">
            <text:p>341740</text:p>
          </table:table-cell>
          <table:table-cell office:value-type="float" office:value="20923" calcext:value-type="float">
            <text:p>209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6" calcext:value-type="float">
            <text:p>16</text:p>
          </table:table-cell>
          <table:table-cell office:value-type="float" office:value="339060" calcext:value-type="float">
            <text:p>339060</text:p>
          </table:table-cell>
          <table:table-cell office:value-type="float" office:value="20413" calcext:value-type="float">
            <text:p>20413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16" calcext:value-type="float">
            <text:p>16</text:p>
          </table:table-cell>
          <table:table-cell office:value-type="float" office:value="342726" calcext:value-type="float">
            <text:p>342726</text:p>
          </table:table-cell>
          <table:table-cell office:value-type="float" office:value="21007" calcext:value-type="float">
            <text:p>21007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6" calcext:value-type="float">
            <text:p>16</text:p>
          </table:table-cell>
          <table:table-cell office:value-type="float" office:value="344997" calcext:value-type="float">
            <text:p>344997</text:p>
          </table:table-cell>
          <table:table-cell office:value-type="float" office:value="21645" calcext:value-type="float">
            <text:p>21645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6" calcext:value-type="float">
            <text:p>16</text:p>
          </table:table-cell>
          <table:table-cell office:value-type="float" office:value="340376" calcext:value-type="float">
            <text:p>340376</text:p>
          </table:table-cell>
          <table:table-cell office:value-type="float" office:value="20662" calcext:value-type="float">
            <text:p>20662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16" calcext:value-type="float">
            <text:p>16</text:p>
          </table:table-cell>
          <table:table-cell office:value-type="float" office:value="343876" calcext:value-type="float">
            <text:p>343876</text:p>
          </table:table-cell>
          <table:table-cell office:value-type="float" office:value="21332" calcext:value-type="float">
            <text:p>21332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16" calcext:value-type="float">
            <text:p>16</text:p>
          </table:table-cell>
          <table:table-cell office:value-type="float" office:value="346837" calcext:value-type="float">
            <text:p>346837</text:p>
          </table:table-cell>
          <table:table-cell office:value-type="float" office:value="22571" calcext:value-type="float">
            <text:p>22571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6" calcext:value-type="float">
            <text:p>16</text:p>
          </table:table-cell>
          <table:table-cell office:value-type="float" office:value="339563" calcext:value-type="float">
            <text:p>339563</text:p>
          </table:table-cell>
          <table:table-cell office:value-type="float" office:value="20869" calcext:value-type="float">
            <text:p>20869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16" calcext:value-type="float">
            <text:p>16</text:p>
          </table:table-cell>
          <table:table-cell office:value-type="float" office:value="345014" calcext:value-type="float">
            <text:p>345014</text:p>
          </table:table-cell>
          <table:table-cell office:value-type="float" office:value="21762" calcext:value-type="float">
            <text:p>2176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6" calcext:value-type="float">
            <text:p>16</text:p>
          </table:table-cell>
          <table:table-cell office:value-type="float" office:value="343282" calcext:value-type="float">
            <text:p>343282</text:p>
          </table:table-cell>
          <table:table-cell office:value-type="float" office:value="21543" calcext:value-type="float">
            <text:p>21543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16" calcext:value-type="float">
            <text:p>16</text:p>
          </table:table-cell>
          <table:table-cell office:value-type="float" office:value="342799" calcext:value-type="float">
            <text:p>342799</text:p>
          </table:table-cell>
          <table:table-cell office:value-type="float" office:value="21648" calcext:value-type="float">
            <text:p>21648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6" calcext:value-type="float">
            <text:p>16</text:p>
          </table:table-cell>
          <table:table-cell office:value-type="float" office:value="343077" calcext:value-type="float">
            <text:p>343077</text:p>
          </table:table-cell>
          <table:table-cell office:value-type="float" office:value="21522" calcext:value-type="float">
            <text:p>21522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16" calcext:value-type="float">
            <text:p>16</text:p>
          </table:table-cell>
          <table:table-cell office:value-type="float" office:value="345292" calcext:value-type="float">
            <text:p>345292</text:p>
          </table:table-cell>
          <table:table-cell office:value-type="float" office:value="21722" calcext:value-type="float">
            <text:p>21722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6" calcext:value-type="float">
            <text:p>16</text:p>
          </table:table-cell>
          <table:table-cell office:value-type="float" office:value="348430" calcext:value-type="float">
            <text:p>348430</text:p>
          </table:table-cell>
          <table:table-cell office:value-type="float" office:value="22382" calcext:value-type="float">
            <text:p>22382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6" calcext:value-type="float">
            <text:p>16</text:p>
          </table:table-cell>
          <table:table-cell office:value-type="float" office:value="344799" calcext:value-type="float">
            <text:p>344799</text:p>
          </table:table-cell>
          <table:table-cell office:value-type="float" office:value="21700" calcext:value-type="float">
            <text:p>21700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16" calcext:value-type="float">
            <text:p>16</text:p>
          </table:table-cell>
          <table:table-cell office:value-type="float" office:value="344890" calcext:value-type="float">
            <text:p>344890</text:p>
          </table:table-cell>
          <table:table-cell office:value-type="float" office:value="21573" calcext:value-type="float">
            <text:p>21573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16" calcext:value-type="float">
            <text:p>16</text:p>
          </table:table-cell>
          <table:table-cell office:value-type="float" office:value="345061" calcext:value-type="float">
            <text:p>345061</text:p>
          </table:table-cell>
          <table:table-cell office:value-type="float" office:value="21325" calcext:value-type="float">
            <text:p>21325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6" calcext:value-type="float">
            <text:p>16</text:p>
          </table:table-cell>
          <table:table-cell office:value-type="float" office:value="346867" calcext:value-type="float">
            <text:p>346867</text:p>
          </table:table-cell>
          <table:table-cell office:value-type="float" office:value="22072" calcext:value-type="float">
            <text:p>22072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16" calcext:value-type="float">
            <text:p>16</text:p>
          </table:table-cell>
          <table:table-cell office:value-type="float" office:value="348534" calcext:value-type="float">
            <text:p>348534</text:p>
          </table:table-cell>
          <table:table-cell office:value-type="float" office:value="22716" calcext:value-type="float">
            <text:p>2271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6" calcext:value-type="float">
            <text:p>16</text:p>
          </table:table-cell>
          <table:table-cell office:value-type="float" office:value="346497" calcext:value-type="float">
            <text:p>346497</text:p>
          </table:table-cell>
          <table:table-cell office:value-type="float" office:value="21979" calcext:value-type="float">
            <text:p>21979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6" calcext:value-type="float">
            <text:p>16</text:p>
          </table:table-cell>
          <table:table-cell office:value-type="float" office:value="348048" calcext:value-type="float">
            <text:p>348048</text:p>
          </table:table-cell>
          <table:table-cell office:value-type="float" office:value="21980" calcext:value-type="float">
            <text:p>21980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6" calcext:value-type="float">
            <text:p>16</text:p>
          </table:table-cell>
          <table:table-cell office:value-type="float" office:value="344895" calcext:value-type="float">
            <text:p>344895</text:p>
          </table:table-cell>
          <table:table-cell office:value-type="float" office:value="21301" calcext:value-type="float">
            <text:p>21301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16" calcext:value-type="float">
            <text:p>16</text:p>
          </table:table-cell>
          <table:table-cell office:value-type="float" office:value="353491" calcext:value-type="float">
            <text:p>353491</text:p>
          </table:table-cell>
          <table:table-cell office:value-type="float" office:value="23565" calcext:value-type="float">
            <text:p>23565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6" calcext:value-type="float">
            <text:p>16</text:p>
          </table:table-cell>
          <table:table-cell office:value-type="float" office:value="350840" calcext:value-type="float">
            <text:p>350840</text:p>
          </table:table-cell>
          <table:table-cell office:value-type="float" office:value="22952" calcext:value-type="float">
            <text:p>22952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16" calcext:value-type="float">
            <text:p>16</text:p>
          </table:table-cell>
          <table:table-cell office:value-type="float" office:value="351906" calcext:value-type="float">
            <text:p>351906</text:p>
          </table:table-cell>
          <table:table-cell office:value-type="float" office:value="22819" calcext:value-type="float">
            <text:p>22819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6" calcext:value-type="float">
            <text:p>16</text:p>
          </table:table-cell>
          <table:table-cell office:value-type="float" office:value="347888" calcext:value-type="float">
            <text:p>347888</text:p>
          </table:table-cell>
          <table:table-cell office:value-type="float" office:value="22247" calcext:value-type="float">
            <text:p>22247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16" calcext:value-type="float">
            <text:p>16</text:p>
          </table:table-cell>
          <table:table-cell office:value-type="float" office:value="346252" calcext:value-type="float">
            <text:p>346252</text:p>
          </table:table-cell>
          <table:table-cell office:value-type="float" office:value="22243" calcext:value-type="float">
            <text:p>22243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6" calcext:value-type="float">
            <text:p>16</text:p>
          </table:table-cell>
          <table:table-cell office:value-type="float" office:value="342566" calcext:value-type="float">
            <text:p>342566</text:p>
          </table:table-cell>
          <table:table-cell office:value-type="float" office:value="21178" calcext:value-type="float">
            <text:p>21178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6" calcext:value-type="float">
            <text:p>16</text:p>
          </table:table-cell>
          <table:table-cell office:value-type="float" office:value="349049" calcext:value-type="float">
            <text:p>349049</text:p>
          </table:table-cell>
          <table:table-cell office:value-type="float" office:value="22283" calcext:value-type="float">
            <text:p>2228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6" calcext:value-type="float">
            <text:p>16</text:p>
          </table:table-cell>
          <table:table-cell office:value-type="float" office:value="353796" calcext:value-type="float">
            <text:p>353796</text:p>
          </table:table-cell>
          <table:table-cell office:value-type="float" office:value="24146" calcext:value-type="float">
            <text:p>24146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16" calcext:value-type="float">
            <text:p>16</text:p>
          </table:table-cell>
          <table:table-cell office:value-type="float" office:value="351087" calcext:value-type="float">
            <text:p>351087</text:p>
          </table:table-cell>
          <table:table-cell office:value-type="float" office:value="23219" calcext:value-type="float">
            <text:p>23219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6" calcext:value-type="float">
            <text:p>16</text:p>
          </table:table-cell>
          <table:table-cell office:value-type="float" office:value="346129" calcext:value-type="float">
            <text:p>346129</text:p>
          </table:table-cell>
          <table:table-cell office:value-type="float" office:value="21630" calcext:value-type="float">
            <text:p>21630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16" calcext:value-type="float">
            <text:p>16</text:p>
          </table:table-cell>
          <table:table-cell office:value-type="float" office:value="354640" calcext:value-type="float">
            <text:p>354640</text:p>
          </table:table-cell>
          <table:table-cell office:value-type="float" office:value="23525" calcext:value-type="float">
            <text:p>23525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16" calcext:value-type="float">
            <text:p>16</text:p>
          </table:table-cell>
          <table:table-cell office:value-type="float" office:value="344776" calcext:value-type="float">
            <text:p>344776</text:p>
          </table:table-cell>
          <table:table-cell office:value-type="float" office:value="21745" calcext:value-type="float">
            <text:p>21745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16" calcext:value-type="float">
            <text:p>16</text:p>
          </table:table-cell>
          <table:table-cell office:value-type="float" office:value="350549" calcext:value-type="float">
            <text:p>350549</text:p>
          </table:table-cell>
          <table:table-cell office:value-type="float" office:value="22753" calcext:value-type="float">
            <text:p>22753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16" calcext:value-type="float">
            <text:p>16</text:p>
          </table:table-cell>
          <table:table-cell office:value-type="float" office:value="348752" calcext:value-type="float">
            <text:p>348752</text:p>
          </table:table-cell>
          <table:table-cell office:value-type="float" office:value="22155" calcext:value-type="float">
            <text:p>22155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16" calcext:value-type="float">
            <text:p>16</text:p>
          </table:table-cell>
          <table:table-cell office:value-type="float" office:value="351131" calcext:value-type="float">
            <text:p>351131</text:p>
          </table:table-cell>
          <table:table-cell office:value-type="float" office:value="22955" calcext:value-type="float">
            <text:p>22955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6" calcext:value-type="float">
            <text:p>16</text:p>
          </table:table-cell>
          <table:table-cell office:value-type="float" office:value="347491" calcext:value-type="float">
            <text:p>347491</text:p>
          </table:table-cell>
          <table:table-cell office:value-type="float" office:value="21755" calcext:value-type="float">
            <text:p>21755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16" calcext:value-type="float">
            <text:p>16</text:p>
          </table:table-cell>
          <table:table-cell office:value-type="float" office:value="349875" calcext:value-type="float">
            <text:p>349875</text:p>
          </table:table-cell>
          <table:table-cell office:value-type="float" office:value="22251" calcext:value-type="float">
            <text:p>2225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6" calcext:value-type="float">
            <text:p>16</text:p>
          </table:table-cell>
          <table:table-cell office:value-type="float" office:value="346694" calcext:value-type="float">
            <text:p>346694</text:p>
          </table:table-cell>
          <table:table-cell office:value-type="float" office:value="21570" calcext:value-type="float">
            <text:p>21570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16" calcext:value-type="float">
            <text:p>16</text:p>
          </table:table-cell>
          <table:table-cell office:value-type="float" office:value="349730" calcext:value-type="float">
            <text:p>349730</text:p>
          </table:table-cell>
          <table:table-cell office:value-type="float" office:value="22503" calcext:value-type="float">
            <text:p>22503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6" calcext:value-type="float">
            <text:p>16</text:p>
          </table:table-cell>
          <table:table-cell office:value-type="float" office:value="355077" calcext:value-type="float">
            <text:p>355077</text:p>
          </table:table-cell>
          <table:table-cell office:value-type="float" office:value="23021" calcext:value-type="float">
            <text:p>23021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16" calcext:value-type="float">
            <text:p>16</text:p>
          </table:table-cell>
          <table:table-cell office:value-type="float" office:value="348192" calcext:value-type="float">
            <text:p>348192</text:p>
          </table:table-cell>
          <table:table-cell office:value-type="float" office:value="22018" calcext:value-type="float">
            <text:p>22018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6" calcext:value-type="float">
            <text:p>16</text:p>
          </table:table-cell>
          <table:table-cell office:value-type="float" office:value="350677" calcext:value-type="float">
            <text:p>350677</text:p>
          </table:table-cell>
          <table:table-cell office:value-type="float" office:value="22144" calcext:value-type="float">
            <text:p>22144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16" calcext:value-type="float">
            <text:p>16</text:p>
          </table:table-cell>
          <table:table-cell office:value-type="float" office:value="349125" calcext:value-type="float">
            <text:p>349125</text:p>
          </table:table-cell>
          <table:table-cell office:value-type="float" office:value="21911" calcext:value-type="float">
            <text:p>21911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16" calcext:value-type="float">
            <text:p>16</text:p>
          </table:table-cell>
          <table:table-cell office:value-type="float" office:value="349552" calcext:value-type="float">
            <text:p>349552</text:p>
          </table:table-cell>
          <table:table-cell office:value-type="float" office:value="22469" calcext:value-type="float">
            <text:p>22469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16" calcext:value-type="float">
            <text:p>16</text:p>
          </table:table-cell>
          <table:table-cell office:value-type="float" office:value="351799" calcext:value-type="float">
            <text:p>351799</text:p>
          </table:table-cell>
          <table:table-cell office:value-type="float" office:value="22220" calcext:value-type="float">
            <text:p>22220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16" calcext:value-type="float">
            <text:p>16</text:p>
          </table:table-cell>
          <table:table-cell office:value-type="float" office:value="350646" calcext:value-type="float">
            <text:p>350646</text:p>
          </table:table-cell>
          <table:table-cell office:value-type="float" office:value="22823" calcext:value-type="float">
            <text:p>22823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16" calcext:value-type="float">
            <text:p>16</text:p>
          </table:table-cell>
          <table:table-cell office:value-type="float" office:value="354286" calcext:value-type="float">
            <text:p>354286</text:p>
          </table:table-cell>
          <table:table-cell office:value-type="float" office:value="22841" calcext:value-type="float">
            <text:p>22841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6" calcext:value-type="float">
            <text:p>16</text:p>
          </table:table-cell>
          <table:table-cell office:value-type="float" office:value="349387" calcext:value-type="float">
            <text:p>349387</text:p>
          </table:table-cell>
          <table:table-cell office:value-type="float" office:value="21859" calcext:value-type="float">
            <text:p>21859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16" calcext:value-type="float">
            <text:p>16</text:p>
          </table:table-cell>
          <table:table-cell office:value-type="float" office:value="352483" calcext:value-type="float">
            <text:p>352483</text:p>
          </table:table-cell>
          <table:table-cell office:value-type="float" office:value="22762" calcext:value-type="float">
            <text:p>22762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16" calcext:value-type="float">
            <text:p>16</text:p>
          </table:table-cell>
          <table:table-cell office:value-type="float" office:value="354187" calcext:value-type="float">
            <text:p>354187</text:p>
          </table:table-cell>
          <table:table-cell office:value-type="float" office:value="23583" calcext:value-type="float">
            <text:p>23583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16" calcext:value-type="float">
            <text:p>16</text:p>
          </table:table-cell>
          <table:table-cell office:value-type="float" office:value="353440" calcext:value-type="float">
            <text:p>353440</text:p>
          </table:table-cell>
          <table:table-cell office:value-type="float" office:value="22735" calcext:value-type="float">
            <text:p>22735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16" calcext:value-type="float">
            <text:p>16</text:p>
          </table:table-cell>
          <table:table-cell office:value-type="float" office:value="352841" calcext:value-type="float">
            <text:p>352841</text:p>
          </table:table-cell>
          <table:table-cell office:value-type="float" office:value="23358" calcext:value-type="float">
            <text:p>23358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16" calcext:value-type="float">
            <text:p>16</text:p>
          </table:table-cell>
          <table:table-cell office:value-type="float" office:value="359998" calcext:value-type="float">
            <text:p>359998</text:p>
          </table:table-cell>
          <table:table-cell office:value-type="float" office:value="23699" calcext:value-type="float">
            <text:p>23699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6" calcext:value-type="float">
            <text:p>16</text:p>
          </table:table-cell>
          <table:table-cell office:value-type="float" office:value="352022" calcext:value-type="float">
            <text:p>352022</text:p>
          </table:table-cell>
          <table:table-cell office:value-type="float" office:value="22384" calcext:value-type="float">
            <text:p>22384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16" calcext:value-type="float">
            <text:p>16</text:p>
          </table:table-cell>
          <table:table-cell office:value-type="float" office:value="358108" calcext:value-type="float">
            <text:p>358108</text:p>
          </table:table-cell>
          <table:table-cell office:value-type="float" office:value="24052" calcext:value-type="float">
            <text:p>24052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16" calcext:value-type="float">
            <text:p>16</text:p>
          </table:table-cell>
          <table:table-cell office:value-type="float" office:value="356736" calcext:value-type="float">
            <text:p>356736</text:p>
          </table:table-cell>
          <table:table-cell office:value-type="float" office:value="23464" calcext:value-type="float">
            <text:p>23464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16" calcext:value-type="float">
            <text:p>16</text:p>
          </table:table-cell>
          <table:table-cell office:value-type="float" office:value="354027" calcext:value-type="float">
            <text:p>354027</text:p>
          </table:table-cell>
          <table:table-cell office:value-type="float" office:value="22697" calcext:value-type="float">
            <text:p>22697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6" calcext:value-type="float">
            <text:p>16</text:p>
          </table:table-cell>
          <table:table-cell office:value-type="float" office:value="354712" calcext:value-type="float">
            <text:p>354712</text:p>
          </table:table-cell>
          <table:table-cell office:value-type="float" office:value="23780" calcext:value-type="float">
            <text:p>23780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16" calcext:value-type="float">
            <text:p>16</text:p>
          </table:table-cell>
          <table:table-cell office:value-type="float" office:value="352719" calcext:value-type="float">
            <text:p>352719</text:p>
          </table:table-cell>
          <table:table-cell office:value-type="float" office:value="22234" calcext:value-type="float">
            <text:p>22234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6" calcext:value-type="float">
            <text:p>16</text:p>
          </table:table-cell>
          <table:table-cell office:value-type="float" office:value="355876" calcext:value-type="float">
            <text:p>355876</text:p>
          </table:table-cell>
          <table:table-cell office:value-type="float" office:value="23347" calcext:value-type="float">
            <text:p>23347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16" calcext:value-type="float">
            <text:p>16</text:p>
          </table:table-cell>
          <table:table-cell office:value-type="float" office:value="353699" calcext:value-type="float">
            <text:p>353699</text:p>
          </table:table-cell>
          <table:table-cell office:value-type="float" office:value="22777" calcext:value-type="float">
            <text:p>22777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16" calcext:value-type="float">
            <text:p>16</text:p>
          </table:table-cell>
          <table:table-cell office:value-type="float" office:value="352641" calcext:value-type="float">
            <text:p>352641</text:p>
          </table:table-cell>
          <table:table-cell office:value-type="float" office:value="22849" calcext:value-type="float">
            <text:p>22849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6" calcext:value-type="float">
            <text:p>16</text:p>
          </table:table-cell>
          <table:table-cell office:value-type="float" office:value="356655" calcext:value-type="float">
            <text:p>356655</text:p>
          </table:table-cell>
          <table:table-cell office:value-type="float" office:value="23367" calcext:value-type="float">
            <text:p>23367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16" calcext:value-type="float">
            <text:p>16</text:p>
          </table:table-cell>
          <table:table-cell office:value-type="float" office:value="353503" calcext:value-type="float">
            <text:p>353503</text:p>
          </table:table-cell>
          <table:table-cell office:value-type="float" office:value="23321" calcext:value-type="float">
            <text:p>23321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16" calcext:value-type="float">
            <text:p>16</text:p>
          </table:table-cell>
          <table:table-cell office:value-type="float" office:value="354129" calcext:value-type="float">
            <text:p>354129</text:p>
          </table:table-cell>
          <table:table-cell office:value-type="float" office:value="22367" calcext:value-type="float">
            <text:p>22367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16" calcext:value-type="float">
            <text:p>16</text:p>
          </table:table-cell>
          <table:table-cell office:value-type="float" office:value="351838" calcext:value-type="float">
            <text:p>351838</text:p>
          </table:table-cell>
          <table:table-cell office:value-type="float" office:value="22911" calcext:value-type="float">
            <text:p>22911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16" calcext:value-type="float">
            <text:p>16</text:p>
          </table:table-cell>
          <table:table-cell office:value-type="float" office:value="354595" calcext:value-type="float">
            <text:p>354595</text:p>
          </table:table-cell>
          <table:table-cell office:value-type="float" office:value="23287" calcext:value-type="float">
            <text:p>23287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6" calcext:value-type="float">
            <text:p>16</text:p>
          </table:table-cell>
          <table:table-cell office:value-type="float" office:value="353282" calcext:value-type="float">
            <text:p>353282</text:p>
          </table:table-cell>
          <table:table-cell office:value-type="float" office:value="23286" calcext:value-type="float">
            <text:p>23286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16" calcext:value-type="float">
            <text:p>16</text:p>
          </table:table-cell>
          <table:table-cell office:value-type="float" office:value="359878" calcext:value-type="float">
            <text:p>359878</text:p>
          </table:table-cell>
          <table:table-cell office:value-type="float" office:value="24334" calcext:value-type="float">
            <text:p>24334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16" calcext:value-type="float">
            <text:p>16</text:p>
          </table:table-cell>
          <table:table-cell office:value-type="float" office:value="358544" calcext:value-type="float">
            <text:p>358544</text:p>
          </table:table-cell>
          <table:table-cell office:value-type="float" office:value="24180" calcext:value-type="float">
            <text:p>24180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16" calcext:value-type="float">
            <text:p>16</text:p>
          </table:table-cell>
          <table:table-cell office:value-type="float" office:value="361179" calcext:value-type="float">
            <text:p>361179</text:p>
          </table:table-cell>
          <table:table-cell office:value-type="float" office:value="24668" calcext:value-type="float">
            <text:p>24668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16" calcext:value-type="float">
            <text:p>16</text:p>
          </table:table-cell>
          <table:table-cell office:value-type="float" office:value="352531" calcext:value-type="float">
            <text:p>352531</text:p>
          </table:table-cell>
          <table:table-cell office:value-type="float" office:value="23164" calcext:value-type="float">
            <text:p>23164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16" calcext:value-type="float">
            <text:p>16</text:p>
          </table:table-cell>
          <table:table-cell office:value-type="float" office:value="360015" calcext:value-type="float">
            <text:p>360015</text:p>
          </table:table-cell>
          <table:table-cell office:value-type="float" office:value="24206" calcext:value-type="float">
            <text:p>24206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16" calcext:value-type="float">
            <text:p>16</text:p>
          </table:table-cell>
          <table:table-cell office:value-type="float" office:value="353583" calcext:value-type="float">
            <text:p>353583</text:p>
          </table:table-cell>
          <table:table-cell office:value-type="float" office:value="23161" calcext:value-type="float">
            <text:p>23161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16" calcext:value-type="float">
            <text:p>16</text:p>
          </table:table-cell>
          <table:table-cell office:value-type="float" office:value="359360" calcext:value-type="float">
            <text:p>359360</text:p>
          </table:table-cell>
          <table:table-cell office:value-type="float" office:value="23686" calcext:value-type="float">
            <text:p>23686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16" calcext:value-type="float">
            <text:p>16</text:p>
          </table:table-cell>
          <table:table-cell office:value-type="float" office:value="356446" calcext:value-type="float">
            <text:p>356446</text:p>
          </table:table-cell>
          <table:table-cell office:value-type="float" office:value="23234" calcext:value-type="float">
            <text:p>23234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16" calcext:value-type="float">
            <text:p>16</text:p>
          </table:table-cell>
          <table:table-cell office:value-type="float" office:value="355296" calcext:value-type="float">
            <text:p>355296</text:p>
          </table:table-cell>
          <table:table-cell office:value-type="float" office:value="22561" calcext:value-type="float">
            <text:p>22561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6" calcext:value-type="float">
            <text:p>16</text:p>
          </table:table-cell>
          <table:table-cell office:value-type="float" office:value="359914" calcext:value-type="float">
            <text:p>359914</text:p>
          </table:table-cell>
          <table:table-cell office:value-type="float" office:value="24104" calcext:value-type="float">
            <text:p>24104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16" calcext:value-type="float">
            <text:p>16</text:p>
          </table:table-cell>
          <table:table-cell office:value-type="float" office:value="361503" calcext:value-type="float">
            <text:p>361503</text:p>
          </table:table-cell>
          <table:table-cell office:value-type="float" office:value="24107" calcext:value-type="float">
            <text:p>24107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16" calcext:value-type="float">
            <text:p>16</text:p>
          </table:table-cell>
          <table:table-cell office:value-type="float" office:value="350818" calcext:value-type="float">
            <text:p>350818</text:p>
          </table:table-cell>
          <table:table-cell office:value-type="float" office:value="21640" calcext:value-type="float">
            <text:p>21640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16" calcext:value-type="float">
            <text:p>16</text:p>
          </table:table-cell>
          <table:table-cell office:value-type="float" office:value="357058" calcext:value-type="float">
            <text:p>357058</text:p>
          </table:table-cell>
          <table:table-cell office:value-type="float" office:value="24124" calcext:value-type="float">
            <text:p>24124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16" calcext:value-type="float">
            <text:p>16</text:p>
          </table:table-cell>
          <table:table-cell office:value-type="float" office:value="359162" calcext:value-type="float">
            <text:p>359162</text:p>
          </table:table-cell>
          <table:table-cell office:value-type="float" office:value="22957" calcext:value-type="float">
            <text:p>22957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16" calcext:value-type="float">
            <text:p>16</text:p>
          </table:table-cell>
          <table:table-cell office:value-type="float" office:value="354735" calcext:value-type="float">
            <text:p>354735</text:p>
          </table:table-cell>
          <table:table-cell office:value-type="float" office:value="23089" calcext:value-type="float">
            <text:p>23089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16" calcext:value-type="float">
            <text:p>16</text:p>
          </table:table-cell>
          <table:table-cell office:value-type="float" office:value="358229" calcext:value-type="float">
            <text:p>358229</text:p>
          </table:table-cell>
          <table:table-cell office:value-type="float" office:value="23864" calcext:value-type="float">
            <text:p>23864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16" calcext:value-type="float">
            <text:p>16</text:p>
          </table:table-cell>
          <table:table-cell office:value-type="float" office:value="359868" calcext:value-type="float">
            <text:p>359868</text:p>
          </table:table-cell>
          <table:table-cell office:value-type="float" office:value="24539" calcext:value-type="float">
            <text:p>24539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16" calcext:value-type="float">
            <text:p>16</text:p>
          </table:table-cell>
          <table:table-cell office:value-type="float" office:value="360835" calcext:value-type="float">
            <text:p>360835</text:p>
          </table:table-cell>
          <table:table-cell office:value-type="float" office:value="24290" calcext:value-type="float">
            <text:p>24290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16" calcext:value-type="float">
            <text:p>16</text:p>
          </table:table-cell>
          <table:table-cell office:value-type="float" office:value="359814" calcext:value-type="float">
            <text:p>359814</text:p>
          </table:table-cell>
          <table:table-cell office:value-type="float" office:value="24262" calcext:value-type="float">
            <text:p>2426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" calcext:value-type="float">
            <text:p>16</text:p>
          </table:table-cell>
          <table:table-cell office:value-type="float" office:value="360662" calcext:value-type="float">
            <text:p>360662</text:p>
          </table:table-cell>
          <table:table-cell office:value-type="float" office:value="24494" calcext:value-type="float">
            <text:p>24494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16" calcext:value-type="float">
            <text:p>16</text:p>
          </table:table-cell>
          <table:table-cell office:value-type="float" office:value="362200" calcext:value-type="float">
            <text:p>362200</text:p>
          </table:table-cell>
          <table:table-cell office:value-type="float" office:value="24758" calcext:value-type="float">
            <text:p>24758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16" calcext:value-type="float">
            <text:p>16</text:p>
          </table:table-cell>
          <table:table-cell office:value-type="float" office:value="358236" calcext:value-type="float">
            <text:p>358236</text:p>
          </table:table-cell>
          <table:table-cell office:value-type="float" office:value="23710" calcext:value-type="float">
            <text:p>23710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16" calcext:value-type="float">
            <text:p>16</text:p>
          </table:table-cell>
          <table:table-cell office:value-type="float" office:value="360496" calcext:value-type="float">
            <text:p>360496</text:p>
          </table:table-cell>
          <table:table-cell office:value-type="float" office:value="23976" calcext:value-type="float">
            <text:p>23976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16" calcext:value-type="float">
            <text:p>16</text:p>
          </table:table-cell>
          <table:table-cell office:value-type="float" office:value="357009" calcext:value-type="float">
            <text:p>357009</text:p>
          </table:table-cell>
          <table:table-cell office:value-type="float" office:value="23432" calcext:value-type="float">
            <text:p>23432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16" calcext:value-type="float">
            <text:p>16</text:p>
          </table:table-cell>
          <table:table-cell office:value-type="float" office:value="361145" calcext:value-type="float">
            <text:p>361145</text:p>
          </table:table-cell>
          <table:table-cell office:value-type="float" office:value="23892" calcext:value-type="float">
            <text:p>23892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16" calcext:value-type="float">
            <text:p>16</text:p>
          </table:table-cell>
          <table:table-cell office:value-type="float" office:value="358568" calcext:value-type="float">
            <text:p>358568</text:p>
          </table:table-cell>
          <table:table-cell office:value-type="float" office:value="23541" calcext:value-type="float">
            <text:p>23541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16" calcext:value-type="float">
            <text:p>16</text:p>
          </table:table-cell>
          <table:table-cell office:value-type="float" office:value="358885" calcext:value-type="float">
            <text:p>358885</text:p>
          </table:table-cell>
          <table:table-cell office:value-type="float" office:value="23739" calcext:value-type="float">
            <text:p>23739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16" calcext:value-type="float">
            <text:p>16</text:p>
          </table:table-cell>
          <table:table-cell office:value-type="float" office:value="361248" calcext:value-type="float">
            <text:p>361248</text:p>
          </table:table-cell>
          <table:table-cell office:value-type="float" office:value="23543" calcext:value-type="float">
            <text:p>23543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16" calcext:value-type="float">
            <text:p>16</text:p>
          </table:table-cell>
          <table:table-cell office:value-type="float" office:value="362050" calcext:value-type="float">
            <text:p>362050</text:p>
          </table:table-cell>
          <table:table-cell office:value-type="float" office:value="24085" calcext:value-type="float">
            <text:p>2408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6" calcext:value-type="float">
            <text:p>16</text:p>
          </table:table-cell>
          <table:table-cell office:value-type="float" office:value="360901" calcext:value-type="float">
            <text:p>360901</text:p>
          </table:table-cell>
          <table:table-cell office:value-type="float" office:value="24314" calcext:value-type="float">
            <text:p>24314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16" calcext:value-type="float">
            <text:p>16</text:p>
          </table:table-cell>
          <table:table-cell office:value-type="float" office:value="364578" calcext:value-type="float">
            <text:p>364578</text:p>
          </table:table-cell>
          <table:table-cell office:value-type="float" office:value="24996" calcext:value-type="float">
            <text:p>24996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16" calcext:value-type="float">
            <text:p>16</text:p>
          </table:table-cell>
          <table:table-cell office:value-type="float" office:value="359025" calcext:value-type="float">
            <text:p>359025</text:p>
          </table:table-cell>
          <table:table-cell office:value-type="float" office:value="23667" calcext:value-type="float">
            <text:p>23667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16" calcext:value-type="float">
            <text:p>16</text:p>
          </table:table-cell>
          <table:table-cell office:value-type="float" office:value="364396" calcext:value-type="float">
            <text:p>364396</text:p>
          </table:table-cell>
          <table:table-cell office:value-type="float" office:value="24316" calcext:value-type="float">
            <text:p>24316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16" calcext:value-type="float">
            <text:p>16</text:p>
          </table:table-cell>
          <table:table-cell office:value-type="float" office:value="358730" calcext:value-type="float">
            <text:p>358730</text:p>
          </table:table-cell>
          <table:table-cell office:value-type="float" office:value="23356" calcext:value-type="float">
            <text:p>23356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16" calcext:value-type="float">
            <text:p>16</text:p>
          </table:table-cell>
          <table:table-cell office:value-type="float" office:value="361779" calcext:value-type="float">
            <text:p>361779</text:p>
          </table:table-cell>
          <table:table-cell office:value-type="float" office:value="23912" calcext:value-type="float">
            <text:p>23912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16" calcext:value-type="float">
            <text:p>16</text:p>
          </table:table-cell>
          <table:table-cell office:value-type="float" office:value="354449" calcext:value-type="float">
            <text:p>354449</text:p>
          </table:table-cell>
          <table:table-cell office:value-type="float" office:value="22522" calcext:value-type="float">
            <text:p>22522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16" calcext:value-type="float">
            <text:p>16</text:p>
          </table:table-cell>
          <table:table-cell office:value-type="float" office:value="358932" calcext:value-type="float">
            <text:p>358932</text:p>
          </table:table-cell>
          <table:table-cell office:value-type="float" office:value="23470" calcext:value-type="float">
            <text:p>23470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16" calcext:value-type="float">
            <text:p>16</text:p>
          </table:table-cell>
          <table:table-cell office:value-type="float" office:value="366306" calcext:value-type="float">
            <text:p>366306</text:p>
          </table:table-cell>
          <table:table-cell office:value-type="float" office:value="25064" calcext:value-type="float">
            <text:p>25064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16" calcext:value-type="float">
            <text:p>16</text:p>
          </table:table-cell>
          <table:table-cell office:value-type="float" office:value="364500" calcext:value-type="float">
            <text:p>364500</text:p>
          </table:table-cell>
          <table:table-cell office:value-type="float" office:value="25160" calcext:value-type="float">
            <text:p>2516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6" calcext:value-type="float">
            <text:p>16</text:p>
          </table:table-cell>
          <table:table-cell office:value-type="float" office:value="360424" calcext:value-type="float">
            <text:p>360424</text:p>
          </table:table-cell>
          <table:table-cell office:value-type="float" office:value="23801" calcext:value-type="float">
            <text:p>23801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16" calcext:value-type="float">
            <text:p>16</text:p>
          </table:table-cell>
          <table:table-cell office:value-type="float" office:value="360465" calcext:value-type="float">
            <text:p>360465</text:p>
          </table:table-cell>
          <table:table-cell office:value-type="float" office:value="24279" calcext:value-type="float">
            <text:p>24279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16" calcext:value-type="float">
            <text:p>16</text:p>
          </table:table-cell>
          <table:table-cell office:value-type="float" office:value="361580" calcext:value-type="float">
            <text:p>361580</text:p>
          </table:table-cell>
          <table:table-cell office:value-type="float" office:value="23841" calcext:value-type="float">
            <text:p>23841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6" calcext:value-type="float">
            <text:p>16</text:p>
          </table:table-cell>
          <table:table-cell office:value-type="float" office:value="366043" calcext:value-type="float">
            <text:p>366043</text:p>
          </table:table-cell>
          <table:table-cell office:value-type="float" office:value="24649" calcext:value-type="float">
            <text:p>24649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16" calcext:value-type="float">
            <text:p>16</text:p>
          </table:table-cell>
          <table:table-cell office:value-type="float" office:value="354946" calcext:value-type="float">
            <text:p>354946</text:p>
          </table:table-cell>
          <table:table-cell office:value-type="float" office:value="23491" calcext:value-type="float">
            <text:p>23491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6" calcext:value-type="float">
            <text:p>16</text:p>
          </table:table-cell>
          <table:table-cell office:value-type="float" office:value="366343" calcext:value-type="float">
            <text:p>366343</text:p>
          </table:table-cell>
          <table:table-cell office:value-type="float" office:value="25514" calcext:value-type="float">
            <text:p>25514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16" calcext:value-type="float">
            <text:p>16</text:p>
          </table:table-cell>
          <table:table-cell office:value-type="float" office:value="362614" calcext:value-type="float">
            <text:p>362614</text:p>
          </table:table-cell>
          <table:table-cell office:value-type="float" office:value="24142" calcext:value-type="float">
            <text:p>24142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16" calcext:value-type="float">
            <text:p>16</text:p>
          </table:table-cell>
          <table:table-cell office:value-type="float" office:value="364285" calcext:value-type="float">
            <text:p>364285</text:p>
          </table:table-cell>
          <table:table-cell office:value-type="float" office:value="24587" calcext:value-type="float">
            <text:p>24587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16" calcext:value-type="float">
            <text:p>16</text:p>
          </table:table-cell>
          <table:table-cell office:value-type="float" office:value="356834" calcext:value-type="float">
            <text:p>356834</text:p>
          </table:table-cell>
          <table:table-cell office:value-type="float" office:value="22760" calcext:value-type="float">
            <text:p>22760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16" calcext:value-type="float">
            <text:p>16</text:p>
          </table:table-cell>
          <table:table-cell office:value-type="float" office:value="366893" calcext:value-type="float">
            <text:p>366893</text:p>
          </table:table-cell>
          <table:table-cell office:value-type="float" office:value="25230" calcext:value-type="float">
            <text:p>2523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6" calcext:value-type="float">
            <text:p>16</text:p>
          </table:table-cell>
          <table:table-cell office:value-type="float" office:value="359862" calcext:value-type="float">
            <text:p>359862</text:p>
          </table:table-cell>
          <table:table-cell office:value-type="float" office:value="23140" calcext:value-type="float">
            <text:p>23140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16" calcext:value-type="float">
            <text:p>16</text:p>
          </table:table-cell>
          <table:table-cell office:value-type="float" office:value="366702" calcext:value-type="float">
            <text:p>366702</text:p>
          </table:table-cell>
          <table:table-cell office:value-type="float" office:value="24274" calcext:value-type="float">
            <text:p>24274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16" calcext:value-type="float">
            <text:p>16</text:p>
          </table:table-cell>
          <table:table-cell office:value-type="float" office:value="358651" calcext:value-type="float">
            <text:p>358651</text:p>
          </table:table-cell>
          <table:table-cell office:value-type="float" office:value="23448" calcext:value-type="float">
            <text:p>23448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16" calcext:value-type="float">
            <text:p>16</text:p>
          </table:table-cell>
          <table:table-cell office:value-type="float" office:value="366293" calcext:value-type="float">
            <text:p>366293</text:p>
          </table:table-cell>
          <table:table-cell office:value-type="float" office:value="24797" calcext:value-type="float">
            <text:p>24797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16" calcext:value-type="float">
            <text:p>16</text:p>
          </table:table-cell>
          <table:table-cell office:value-type="float" office:value="367622" calcext:value-type="float">
            <text:p>367622</text:p>
          </table:table-cell>
          <table:table-cell office:value-type="float" office:value="25419" calcext:value-type="float">
            <text:p>25419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16" calcext:value-type="float">
            <text:p>16</text:p>
          </table:table-cell>
          <table:table-cell office:value-type="float" office:value="362519" calcext:value-type="float">
            <text:p>362519</text:p>
          </table:table-cell>
          <table:table-cell office:value-type="float" office:value="24107" calcext:value-type="float">
            <text:p>24107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16" calcext:value-type="float">
            <text:p>16</text:p>
          </table:table-cell>
          <table:table-cell office:value-type="float" office:value="369167" calcext:value-type="float">
            <text:p>369167</text:p>
          </table:table-cell>
          <table:table-cell office:value-type="float" office:value="25537" calcext:value-type="float">
            <text:p>25537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16" calcext:value-type="float">
            <text:p>16</text:p>
          </table:table-cell>
          <table:table-cell office:value-type="float" office:value="360679" calcext:value-type="float">
            <text:p>360679</text:p>
          </table:table-cell>
          <table:table-cell office:value-type="float" office:value="24299" calcext:value-type="float">
            <text:p>24299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16" calcext:value-type="float">
            <text:p>16</text:p>
          </table:table-cell>
          <table:table-cell office:value-type="float" office:value="365633" calcext:value-type="float">
            <text:p>365633</text:p>
          </table:table-cell>
          <table:table-cell office:value-type="float" office:value="24654" calcext:value-type="float">
            <text:p>24654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16" calcext:value-type="float">
            <text:p>16</text:p>
          </table:table-cell>
          <table:table-cell office:value-type="float" office:value="366386" calcext:value-type="float">
            <text:p>366386</text:p>
          </table:table-cell>
          <table:table-cell office:value-type="float" office:value="24516" calcext:value-type="float">
            <text:p>24516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6" calcext:value-type="float">
            <text:p>16</text:p>
          </table:table-cell>
          <table:table-cell office:value-type="float" office:value="370975" calcext:value-type="float">
            <text:p>370975</text:p>
          </table:table-cell>
          <table:table-cell office:value-type="float" office:value="26168" calcext:value-type="float">
            <text:p>26168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16" calcext:value-type="float">
            <text:p>16</text:p>
          </table:table-cell>
          <table:table-cell office:value-type="float" office:value="366352" calcext:value-type="float">
            <text:p>366352</text:p>
          </table:table-cell>
          <table:table-cell office:value-type="float" office:value="25419" calcext:value-type="float">
            <text:p>25419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16" calcext:value-type="float">
            <text:p>16</text:p>
          </table:table-cell>
          <table:table-cell office:value-type="float" office:value="369826" calcext:value-type="float">
            <text:p>369826</text:p>
          </table:table-cell>
          <table:table-cell office:value-type="float" office:value="25243" calcext:value-type="float">
            <text:p>25243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16" calcext:value-type="float">
            <text:p>16</text:p>
          </table:table-cell>
          <table:table-cell office:value-type="float" office:value="366517" calcext:value-type="float">
            <text:p>366517</text:p>
          </table:table-cell>
          <table:table-cell office:value-type="float" office:value="25277" calcext:value-type="float">
            <text:p>25277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16" calcext:value-type="float">
            <text:p>16</text:p>
          </table:table-cell>
          <table:table-cell office:value-type="float" office:value="369868" calcext:value-type="float">
            <text:p>369868</text:p>
          </table:table-cell>
          <table:table-cell office:value-type="float" office:value="26603" calcext:value-type="float">
            <text:p>26603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16" calcext:value-type="float">
            <text:p>16</text:p>
          </table:table-cell>
          <table:table-cell office:value-type="float" office:value="369567" calcext:value-type="float">
            <text:p>369567</text:p>
          </table:table-cell>
          <table:table-cell office:value-type="float" office:value="25696" calcext:value-type="float">
            <text:p>25696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16" calcext:value-type="float">
            <text:p>16</text:p>
          </table:table-cell>
          <table:table-cell office:value-type="float" office:value="371179" calcext:value-type="float">
            <text:p>371179</text:p>
          </table:table-cell>
          <table:table-cell office:value-type="float" office:value="25690" calcext:value-type="float">
            <text:p>25690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16" calcext:value-type="float">
            <text:p>16</text:p>
          </table:table-cell>
          <table:table-cell office:value-type="float" office:value="366176" calcext:value-type="float">
            <text:p>366176</text:p>
          </table:table-cell>
          <table:table-cell office:value-type="float" office:value="24767" calcext:value-type="float">
            <text:p>24767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16" calcext:value-type="float">
            <text:p>16</text:p>
          </table:table-cell>
          <table:table-cell office:value-type="float" office:value="365774" calcext:value-type="float">
            <text:p>365774</text:p>
          </table:table-cell>
          <table:table-cell office:value-type="float" office:value="25252" calcext:value-type="float">
            <text:p>25252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16" calcext:value-type="float">
            <text:p>16</text:p>
          </table:table-cell>
          <table:table-cell office:value-type="float" office:value="361053" calcext:value-type="float">
            <text:p>361053</text:p>
          </table:table-cell>
          <table:table-cell office:value-type="float" office:value="23921" calcext:value-type="float">
            <text:p>23921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6" calcext:value-type="float">
            <text:p>16</text:p>
          </table:table-cell>
          <table:table-cell office:value-type="float" office:value="364392" calcext:value-type="float">
            <text:p>364392</text:p>
          </table:table-cell>
          <table:table-cell office:value-type="float" office:value="24781" calcext:value-type="float">
            <text:p>24781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16" calcext:value-type="float">
            <text:p>16</text:p>
          </table:table-cell>
          <table:table-cell office:value-type="float" office:value="363668" calcext:value-type="float">
            <text:p>363668</text:p>
          </table:table-cell>
          <table:table-cell office:value-type="float" office:value="24371" calcext:value-type="float">
            <text:p>24371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16" calcext:value-type="float">
            <text:p>16</text:p>
          </table:table-cell>
          <table:table-cell office:value-type="float" office:value="371286" calcext:value-type="float">
            <text:p>371286</text:p>
          </table:table-cell>
          <table:table-cell office:value-type="float" office:value="25888" calcext:value-type="float">
            <text:p>25888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16" calcext:value-type="float">
            <text:p>16</text:p>
          </table:table-cell>
          <table:table-cell office:value-type="float" office:value="368541" calcext:value-type="float">
            <text:p>368541</text:p>
          </table:table-cell>
          <table:table-cell office:value-type="float" office:value="25457" calcext:value-type="float">
            <text:p>25457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16" calcext:value-type="float">
            <text:p>16</text:p>
          </table:table-cell>
          <table:table-cell office:value-type="float" office:value="361115" calcext:value-type="float">
            <text:p>361115</text:p>
          </table:table-cell>
          <table:table-cell office:value-type="float" office:value="23804" calcext:value-type="float">
            <text:p>23804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16" calcext:value-type="float">
            <text:p>16</text:p>
          </table:table-cell>
          <table:table-cell office:value-type="float" office:value="370587" calcext:value-type="float">
            <text:p>370587</text:p>
          </table:table-cell>
          <table:table-cell office:value-type="float" office:value="25983" calcext:value-type="float">
            <text:p>25983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16" calcext:value-type="float">
            <text:p>16</text:p>
          </table:table-cell>
          <table:table-cell office:value-type="float" office:value="367616" calcext:value-type="float">
            <text:p>367616</text:p>
          </table:table-cell>
          <table:table-cell office:value-type="float" office:value="25265" calcext:value-type="float">
            <text:p>25265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16" calcext:value-type="float">
            <text:p>16</text:p>
          </table:table-cell>
          <table:table-cell office:value-type="float" office:value="363642" calcext:value-type="float">
            <text:p>363642</text:p>
          </table:table-cell>
          <table:table-cell office:value-type="float" office:value="23638" calcext:value-type="float">
            <text:p>23638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16" calcext:value-type="float">
            <text:p>16</text:p>
          </table:table-cell>
          <table:table-cell office:value-type="float" office:value="361958" calcext:value-type="float">
            <text:p>361958</text:p>
          </table:table-cell>
          <table:table-cell office:value-type="float" office:value="24343" calcext:value-type="float">
            <text:p>24343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16" calcext:value-type="float">
            <text:p>16</text:p>
          </table:table-cell>
          <table:table-cell office:value-type="float" office:value="370394" calcext:value-type="float">
            <text:p>370394</text:p>
          </table:table-cell>
          <table:table-cell office:value-type="float" office:value="25794" calcext:value-type="float">
            <text:p>2579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6" calcext:value-type="float">
            <text:p>16</text:p>
          </table:table-cell>
          <table:table-cell office:value-type="float" office:value="366282" calcext:value-type="float">
            <text:p>366282</text:p>
          </table:table-cell>
          <table:table-cell office:value-type="float" office:value="24667" calcext:value-type="float">
            <text:p>24667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16" calcext:value-type="float">
            <text:p>16</text:p>
          </table:table-cell>
          <table:table-cell office:value-type="float" office:value="364603" calcext:value-type="float">
            <text:p>364603</text:p>
          </table:table-cell>
          <table:table-cell office:value-type="float" office:value="25078" calcext:value-type="float">
            <text:p>25078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16" calcext:value-type="float">
            <text:p>16</text:p>
          </table:table-cell>
          <table:table-cell office:value-type="float" office:value="365101" calcext:value-type="float">
            <text:p>365101</text:p>
          </table:table-cell>
          <table:table-cell office:value-type="float" office:value="24753" calcext:value-type="float">
            <text:p>24753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16" calcext:value-type="float">
            <text:p>16</text:p>
          </table:table-cell>
          <table:table-cell office:value-type="float" office:value="369143" calcext:value-type="float">
            <text:p>369143</text:p>
          </table:table-cell>
          <table:table-cell office:value-type="float" office:value="25677" calcext:value-type="float">
            <text:p>25677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16" calcext:value-type="float">
            <text:p>16</text:p>
          </table:table-cell>
          <table:table-cell office:value-type="float" office:value="365211" calcext:value-type="float">
            <text:p>365211</text:p>
          </table:table-cell>
          <table:table-cell office:value-type="float" office:value="24566" calcext:value-type="float">
            <text:p>24566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16" calcext:value-type="float">
            <text:p>16</text:p>
          </table:table-cell>
          <table:table-cell office:value-type="float" office:value="368048" calcext:value-type="float">
            <text:p>368048</text:p>
          </table:table-cell>
          <table:table-cell office:value-type="float" office:value="25397" calcext:value-type="float">
            <text:p>25397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16" calcext:value-type="float">
            <text:p>16</text:p>
          </table:table-cell>
          <table:table-cell office:value-type="float" office:value="369926" calcext:value-type="float">
            <text:p>369926</text:p>
          </table:table-cell>
          <table:table-cell office:value-type="float" office:value="25632" calcext:value-type="float">
            <text:p>25632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16" calcext:value-type="float">
            <text:p>16</text:p>
          </table:table-cell>
          <table:table-cell office:value-type="float" office:value="372875" calcext:value-type="float">
            <text:p>372875</text:p>
          </table:table-cell>
          <table:table-cell office:value-type="float" office:value="26198" calcext:value-type="float">
            <text:p>26198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16" calcext:value-type="float">
            <text:p>16</text:p>
          </table:table-cell>
          <table:table-cell office:value-type="float" office:value="371484" calcext:value-type="float">
            <text:p>371484</text:p>
          </table:table-cell>
          <table:table-cell office:value-type="float" office:value="25487" calcext:value-type="float">
            <text:p>25487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16" calcext:value-type="float">
            <text:p>16</text:p>
          </table:table-cell>
          <table:table-cell office:value-type="float" office:value="369817" calcext:value-type="float">
            <text:p>369817</text:p>
          </table:table-cell>
          <table:table-cell office:value-type="float" office:value="24907" calcext:value-type="float">
            <text:p>24907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6" calcext:value-type="float">
            <text:p>16</text:p>
          </table:table-cell>
          <table:table-cell office:value-type="float" office:value="366425" calcext:value-type="float">
            <text:p>366425</text:p>
          </table:table-cell>
          <table:table-cell office:value-type="float" office:value="24693" calcext:value-type="float">
            <text:p>24693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16" calcext:value-type="float">
            <text:p>16</text:p>
          </table:table-cell>
          <table:table-cell office:value-type="float" office:value="371611" calcext:value-type="float">
            <text:p>371611</text:p>
          </table:table-cell>
          <table:table-cell office:value-type="float" office:value="25997" calcext:value-type="float">
            <text:p>25997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16" calcext:value-type="float">
            <text:p>16</text:p>
          </table:table-cell>
          <table:table-cell office:value-type="float" office:value="362733" calcext:value-type="float">
            <text:p>362733</text:p>
          </table:table-cell>
          <table:table-cell office:value-type="float" office:value="23348" calcext:value-type="float">
            <text:p>23348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16" calcext:value-type="float">
            <text:p>16</text:p>
          </table:table-cell>
          <table:table-cell office:value-type="float" office:value="373083" calcext:value-type="float">
            <text:p>373083</text:p>
          </table:table-cell>
          <table:table-cell office:value-type="float" office:value="25791" calcext:value-type="float">
            <text:p>25791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16" calcext:value-type="float">
            <text:p>16</text:p>
          </table:table-cell>
          <table:table-cell office:value-type="float" office:value="364601" calcext:value-type="float">
            <text:p>364601</text:p>
          </table:table-cell>
          <table:table-cell office:value-type="float" office:value="24133" calcext:value-type="float">
            <text:p>24133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6" calcext:value-type="float">
            <text:p>16</text:p>
          </table:table-cell>
          <table:table-cell office:value-type="float" office:value="371354" calcext:value-type="float">
            <text:p>371354</text:p>
          </table:table-cell>
          <table:table-cell office:value-type="float" office:value="25584" calcext:value-type="float">
            <text:p>25584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16" calcext:value-type="float">
            <text:p>16</text:p>
          </table:table-cell>
          <table:table-cell office:value-type="float" office:value="364925" calcext:value-type="float">
            <text:p>364925</text:p>
          </table:table-cell>
          <table:table-cell office:value-type="float" office:value="24402" calcext:value-type="float">
            <text:p>24402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16" calcext:value-type="float">
            <text:p>16</text:p>
          </table:table-cell>
          <table:table-cell office:value-type="float" office:value="364791" calcext:value-type="float">
            <text:p>364791</text:p>
          </table:table-cell>
          <table:table-cell office:value-type="float" office:value="24823" calcext:value-type="float">
            <text:p>24823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16" calcext:value-type="float">
            <text:p>16</text:p>
          </table:table-cell>
          <table:table-cell office:value-type="float" office:value="372478" calcext:value-type="float">
            <text:p>372478</text:p>
          </table:table-cell>
          <table:table-cell office:value-type="float" office:value="26327" calcext:value-type="float">
            <text:p>26327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16" calcext:value-type="float">
            <text:p>16</text:p>
          </table:table-cell>
          <table:table-cell office:value-type="float" office:value="367168" calcext:value-type="float">
            <text:p>367168</text:p>
          </table:table-cell>
          <table:table-cell office:value-type="float" office:value="24423" calcext:value-type="float">
            <text:p>24423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6" calcext:value-type="float">
            <text:p>16</text:p>
          </table:table-cell>
          <table:table-cell office:value-type="float" office:value="364573" calcext:value-type="float">
            <text:p>364573</text:p>
          </table:table-cell>
          <table:table-cell office:value-type="float" office:value="23985" calcext:value-type="float">
            <text:p>23985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16" calcext:value-type="float">
            <text:p>16</text:p>
          </table:table-cell>
          <table:table-cell office:value-type="float" office:value="361188" calcext:value-type="float">
            <text:p>361188</text:p>
          </table:table-cell>
          <table:table-cell office:value-type="float" office:value="23275" calcext:value-type="float">
            <text:p>23275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16" calcext:value-type="float">
            <text:p>16</text:p>
          </table:table-cell>
          <table:table-cell office:value-type="float" office:value="367203" calcext:value-type="float">
            <text:p>367203</text:p>
          </table:table-cell>
          <table:table-cell office:value-type="float" office:value="24487" calcext:value-type="float">
            <text:p>24487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16" calcext:value-type="float">
            <text:p>16</text:p>
          </table:table-cell>
          <table:table-cell office:value-type="float" office:value="371789" calcext:value-type="float">
            <text:p>371789</text:p>
          </table:table-cell>
          <table:table-cell office:value-type="float" office:value="26052" calcext:value-type="float">
            <text:p>26052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16" calcext:value-type="float">
            <text:p>16</text:p>
          </table:table-cell>
          <table:table-cell office:value-type="float" office:value="372816" calcext:value-type="float">
            <text:p>372816</text:p>
          </table:table-cell>
          <table:table-cell office:value-type="float" office:value="25845" calcext:value-type="float">
            <text:p>25845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16" calcext:value-type="float">
            <text:p>16</text:p>
          </table:table-cell>
          <table:table-cell office:value-type="float" office:value="368928" calcext:value-type="float">
            <text:p>368928</text:p>
          </table:table-cell>
          <table:table-cell office:value-type="float" office:value="25116" calcext:value-type="float">
            <text:p>25116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16" calcext:value-type="float">
            <text:p>16</text:p>
          </table:table-cell>
          <table:table-cell office:value-type="float" office:value="363218" calcext:value-type="float">
            <text:p>363218</text:p>
          </table:table-cell>
          <table:table-cell office:value-type="float" office:value="23956" calcext:value-type="float">
            <text:p>23956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16" calcext:value-type="float">
            <text:p>16</text:p>
          </table:table-cell>
          <table:table-cell office:value-type="float" office:value="368852" calcext:value-type="float">
            <text:p>368852</text:p>
          </table:table-cell>
          <table:table-cell office:value-type="float" office:value="25225" calcext:value-type="float">
            <text:p>25225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16" calcext:value-type="float">
            <text:p>16</text:p>
          </table:table-cell>
          <table:table-cell office:value-type="float" office:value="372287" calcext:value-type="float">
            <text:p>372287</text:p>
          </table:table-cell>
          <table:table-cell office:value-type="float" office:value="25813" calcext:value-type="float">
            <text:p>25813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16" calcext:value-type="float">
            <text:p>16</text:p>
          </table:table-cell>
          <table:table-cell office:value-type="float" office:value="371694" calcext:value-type="float">
            <text:p>371694</text:p>
          </table:table-cell>
          <table:table-cell office:value-type="float" office:value="25656" calcext:value-type="float">
            <text:p>25656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6" calcext:value-type="float">
            <text:p>16</text:p>
          </table:table-cell>
          <table:table-cell office:value-type="float" office:value="370136" calcext:value-type="float">
            <text:p>370136</text:p>
          </table:table-cell>
          <table:table-cell office:value-type="float" office:value="25535" calcext:value-type="float">
            <text:p>25535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16" calcext:value-type="float">
            <text:p>16</text:p>
          </table:table-cell>
          <table:table-cell office:value-type="float" office:value="373122" calcext:value-type="float">
            <text:p>373122</text:p>
          </table:table-cell>
          <table:table-cell office:value-type="float" office:value="26228" calcext:value-type="float">
            <text:p>26228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16" calcext:value-type="float">
            <text:p>16</text:p>
          </table:table-cell>
          <table:table-cell office:value-type="float" office:value="376875" calcext:value-type="float">
            <text:p>376875</text:p>
          </table:table-cell>
          <table:table-cell office:value-type="float" office:value="26479" calcext:value-type="float">
            <text:p>26479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16" calcext:value-type="float">
            <text:p>16</text:p>
          </table:table-cell>
          <table:table-cell office:value-type="float" office:value="370530" calcext:value-type="float">
            <text:p>370530</text:p>
          </table:table-cell>
          <table:table-cell office:value-type="float" office:value="25557" calcext:value-type="float">
            <text:p>25557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16" calcext:value-type="float">
            <text:p>16</text:p>
          </table:table-cell>
          <table:table-cell office:value-type="float" office:value="372152" calcext:value-type="float">
            <text:p>372152</text:p>
          </table:table-cell>
          <table:table-cell office:value-type="float" office:value="25940" calcext:value-type="float">
            <text:p>25940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6" calcext:value-type="float">
            <text:p>16</text:p>
          </table:table-cell>
          <table:table-cell office:value-type="float" office:value="372153" calcext:value-type="float">
            <text:p>372153</text:p>
          </table:table-cell>
          <table:table-cell office:value-type="float" office:value="26528" calcext:value-type="float">
            <text:p>26528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16" calcext:value-type="float">
            <text:p>16</text:p>
          </table:table-cell>
          <table:table-cell office:value-type="float" office:value="374762" calcext:value-type="float">
            <text:p>374762</text:p>
          </table:table-cell>
          <table:table-cell office:value-type="float" office:value="26563" calcext:value-type="float">
            <text:p>26563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16" calcext:value-type="float">
            <text:p>16</text:p>
          </table:table-cell>
          <table:table-cell office:value-type="float" office:value="372912" calcext:value-type="float">
            <text:p>372912</text:p>
          </table:table-cell>
          <table:table-cell office:value-type="float" office:value="26053" calcext:value-type="float">
            <text:p>26053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16" calcext:value-type="float">
            <text:p>16</text:p>
          </table:table-cell>
          <table:table-cell office:value-type="float" office:value="365608" calcext:value-type="float">
            <text:p>365608</text:p>
          </table:table-cell>
          <table:table-cell office:value-type="float" office:value="24713" calcext:value-type="float">
            <text:p>24713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16" calcext:value-type="float">
            <text:p>16</text:p>
          </table:table-cell>
          <table:table-cell office:value-type="float" office:value="369857" calcext:value-type="float">
            <text:p>369857</text:p>
          </table:table-cell>
          <table:table-cell office:value-type="float" office:value="25399" calcext:value-type="float">
            <text:p>2539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office:value-type="float" office:value="376970" calcext:value-type="float">
            <text:p>376970</text:p>
          </table:table-cell>
          <table:table-cell office:value-type="float" office:value="26330" calcext:value-type="float">
            <text:p>26330</text:p>
          </table:table-cell>
        </table:table-row>
      </table:table>
      <table:table table:name="gcc-aging-32" table:style-name="ta1">
        <table:shapes>
          <draw:frame draw:z-index="0" draw:style-name="gr1" draw:text-style-name="P1" svg:width="14.8591in" svg:height="7.6343in" svg:x="3.528in" svg:y="0.0417in">
            <draw:object draw:notify-on-update-of-ranges="'gcc-aging-32'.A1:'gcc-aging-32'.A1 'gcc-aging-32'.A2:'gcc-aging-32'.A501 'gcc-aging-32'.C1:'gcc-aging-32'.C1 'gcc-aging-32'.C2:'gcc-aging-32'.C501 'gcc-aging-32'.A1:'gcc-aging-32'.A1 'gcc-aging-32'.A2:'gcc-aging-32'.A501 'gcc-aging-32'.D1:'gcc-aging-32'.D1 'gcc-aging-32'.D2:'gcc-aging-32'.D5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22220" calcext:value-type="float">
            <text:p>322220</text:p>
          </table:table-cell>
          <table:table-cell office:value-type="float" office:value="52005" calcext:value-type="float">
            <text:p>520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51348" calcext:value-type="float">
            <text:p>251348</text:p>
          </table:table-cell>
          <table:table-cell office:value-type="float" office:value="40384" calcext:value-type="float">
            <text:p>403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29926" calcext:value-type="float">
            <text:p>229926</text:p>
          </table:table-cell>
          <table:table-cell office:value-type="float" office:value="35120" calcext:value-type="float">
            <text:p>351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01083" calcext:value-type="float">
            <text:p>201083</text:p>
          </table:table-cell>
          <table:table-cell office:value-type="float" office:value="30683" calcext:value-type="float">
            <text:p>306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84343" calcext:value-type="float">
            <text:p>184343</text:p>
          </table:table-cell>
          <table:table-cell office:value-type="float" office:value="27780" calcext:value-type="float">
            <text:p>2778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172076" calcext:value-type="float">
            <text:p>172076</text:p>
          </table:table-cell>
          <table:table-cell office:value-type="float" office:value="25776" calcext:value-type="float">
            <text:p>257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163722" calcext:value-type="float">
            <text:p>163722</text:p>
          </table:table-cell>
          <table:table-cell office:value-type="float" office:value="24322" calcext:value-type="float">
            <text:p>243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158520" calcext:value-type="float">
            <text:p>158520</text:p>
          </table:table-cell>
          <table:table-cell office:value-type="float" office:value="23321" calcext:value-type="float">
            <text:p>233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float" office:value="151832" calcext:value-type="float">
            <text:p>151832</text:p>
          </table:table-cell>
          <table:table-cell office:value-type="float" office:value="22363" calcext:value-type="float">
            <text:p>223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48523" calcext:value-type="float">
            <text:p>148523</text:p>
          </table:table-cell>
          <table:table-cell office:value-type="float" office:value="21540" calcext:value-type="float">
            <text:p>2154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  <table:table-cell office:value-type="float" office:value="141538" calcext:value-type="float">
            <text:p>141538</text:p>
          </table:table-cell>
          <table:table-cell office:value-type="float" office:value="20698" calcext:value-type="float">
            <text:p>206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140111" calcext:value-type="float">
            <text:p>140111</text:p>
          </table:table-cell>
          <table:table-cell office:value-type="float" office:value="20161" calcext:value-type="float">
            <text:p>2016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137234" calcext:value-type="float">
            <text:p>137234</text:p>
          </table:table-cell>
          <table:table-cell office:value-type="float" office:value="19665" calcext:value-type="float">
            <text:p>1966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136557" calcext:value-type="float">
            <text:p>136557</text:p>
          </table:table-cell>
          <table:table-cell office:value-type="float" office:value="19306" calcext:value-type="float">
            <text:p>193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128655" calcext:value-type="float">
            <text:p>128655</text:p>
          </table:table-cell>
          <table:table-cell office:value-type="float" office:value="18564" calcext:value-type="float">
            <text:p>1856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125601" calcext:value-type="float">
            <text:p>125601</text:p>
          </table:table-cell>
          <table:table-cell office:value-type="float" office:value="18119" calcext:value-type="float">
            <text:p>1811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2" calcext:value-type="float">
            <text:p>32</text:p>
          </table:table-cell>
          <table:table-cell office:value-type="float" office:value="124128" calcext:value-type="float">
            <text:p>124128</text:p>
          </table:table-cell>
          <table:table-cell office:value-type="float" office:value="17939" calcext:value-type="float">
            <text:p>1793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office:value-type="float" office:value="125877" calcext:value-type="float">
            <text:p>125877</text:p>
          </table:table-cell>
          <table:table-cell office:value-type="float" office:value="17818" calcext:value-type="float">
            <text:p>178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2" calcext:value-type="float">
            <text:p>32</text:p>
          </table:table-cell>
          <table:table-cell office:value-type="float" office:value="127167" calcext:value-type="float">
            <text:p>127167</text:p>
          </table:table-cell>
          <table:table-cell office:value-type="float" office:value="17804" calcext:value-type="float">
            <text:p>178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118252" calcext:value-type="float">
            <text:p>118252</text:p>
          </table:table-cell>
          <table:table-cell office:value-type="float" office:value="17104" calcext:value-type="float">
            <text:p>1710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  <table:table-cell office:value-type="float" office:value="123705" calcext:value-type="float">
            <text:p>123705</text:p>
          </table:table-cell>
          <table:table-cell office:value-type="float" office:value="17235" calcext:value-type="float">
            <text:p>1723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2" calcext:value-type="float">
            <text:p>32</text:p>
          </table:table-cell>
          <table:table-cell office:value-type="float" office:value="114778" calcext:value-type="float">
            <text:p>114778</text:p>
          </table:table-cell>
          <table:table-cell office:value-type="float" office:value="16617" calcext:value-type="float">
            <text:p>1661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2" calcext:value-type="float">
            <text:p>32</text:p>
          </table:table-cell>
          <table:table-cell office:value-type="float" office:value="121202" calcext:value-type="float">
            <text:p>121202</text:p>
          </table:table-cell>
          <table:table-cell office:value-type="float" office:value="16826" calcext:value-type="float">
            <text:p>1682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2" calcext:value-type="float">
            <text:p>32</text:p>
          </table:table-cell>
          <table:table-cell office:value-type="float" office:value="115033" calcext:value-type="float">
            <text:p>115033</text:p>
          </table:table-cell>
          <table:table-cell office:value-type="float" office:value="16415" calcext:value-type="float">
            <text:p>1641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2" calcext:value-type="float">
            <text:p>32</text:p>
          </table:table-cell>
          <table:table-cell office:value-type="float" office:value="121430" calcext:value-type="float">
            <text:p>121430</text:p>
          </table:table-cell>
          <table:table-cell office:value-type="float" office:value="16629" calcext:value-type="float">
            <text:p>1662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2" calcext:value-type="float">
            <text:p>32</text:p>
          </table:table-cell>
          <table:table-cell office:value-type="float" office:value="112880" calcext:value-type="float">
            <text:p>112880</text:p>
          </table:table-cell>
          <table:table-cell office:value-type="float" office:value="16125" calcext:value-type="float">
            <text:p>1612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2" calcext:value-type="float">
            <text:p>32</text:p>
          </table:table-cell>
          <table:table-cell office:value-type="float" office:value="114087" calcext:value-type="float">
            <text:p>114087</text:p>
          </table:table-cell>
          <table:table-cell office:value-type="float" office:value="16063" calcext:value-type="float">
            <text:p>1606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2" calcext:value-type="float">
            <text:p>32</text:p>
          </table:table-cell>
          <table:table-cell office:value-type="float" office:value="115776" calcext:value-type="float">
            <text:p>115776</text:p>
          </table:table-cell>
          <table:table-cell office:value-type="float" office:value="15979" calcext:value-type="float">
            <text:p>1597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2" calcext:value-type="float">
            <text:p>32</text:p>
          </table:table-cell>
          <table:table-cell office:value-type="float" office:value="115887" calcext:value-type="float">
            <text:p>115887</text:p>
          </table:table-cell>
          <table:table-cell office:value-type="float" office:value="16056" calcext:value-type="float">
            <text:p>1605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float" office:value="116364" calcext:value-type="float">
            <text:p>116364</text:p>
          </table:table-cell>
          <table:table-cell office:value-type="float" office:value="15957" calcext:value-type="float">
            <text:p>1595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2" calcext:value-type="float">
            <text:p>32</text:p>
          </table:table-cell>
          <table:table-cell office:value-type="float" office:value="114814" calcext:value-type="float">
            <text:p>114814</text:p>
          </table:table-cell>
          <table:table-cell office:value-type="float" office:value="15773" calcext:value-type="float">
            <text:p>1577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115551" calcext:value-type="float">
            <text:p>115551</text:p>
          </table:table-cell>
          <table:table-cell office:value-type="float" office:value="15638" calcext:value-type="float">
            <text:p>1563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" calcext:value-type="float">
            <text:p>32</text:p>
          </table:table-cell>
          <table:table-cell office:value-type="float" office:value="118040" calcext:value-type="float">
            <text:p>118040</text:p>
          </table:table-cell>
          <table:table-cell office:value-type="float" office:value="15697" calcext:value-type="float">
            <text:p>1569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" calcext:value-type="float">
            <text:p>32</text:p>
          </table:table-cell>
          <table:table-cell office:value-type="float" office:value="121293" calcext:value-type="float">
            <text:p>121293</text:p>
          </table:table-cell>
          <table:table-cell office:value-type="float" office:value="15857" calcext:value-type="float">
            <text:p>1585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2" calcext:value-type="float">
            <text:p>32</text:p>
          </table:table-cell>
          <table:table-cell office:value-type="float" office:value="125551" calcext:value-type="float">
            <text:p>125551</text:p>
          </table:table-cell>
          <table:table-cell office:value-type="float" office:value="15829" calcext:value-type="float">
            <text:p>1582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" calcext:value-type="float">
            <text:p>32</text:p>
          </table:table-cell>
          <table:table-cell office:value-type="float" office:value="123246" calcext:value-type="float">
            <text:p>123246</text:p>
          </table:table-cell>
          <table:table-cell office:value-type="float" office:value="15662" calcext:value-type="float">
            <text:p>1566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2" calcext:value-type="float">
            <text:p>32</text:p>
          </table:table-cell>
          <table:table-cell office:value-type="float" office:value="120527" calcext:value-type="float">
            <text:p>120527</text:p>
          </table:table-cell>
          <table:table-cell office:value-type="float" office:value="15505" calcext:value-type="float">
            <text:p>1550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2" calcext:value-type="float">
            <text:p>32</text:p>
          </table:table-cell>
          <table:table-cell office:value-type="float" office:value="125558" calcext:value-type="float">
            <text:p>125558</text:p>
          </table:table-cell>
          <table:table-cell office:value-type="float" office:value="15553" calcext:value-type="float">
            <text:p>1555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2" calcext:value-type="float">
            <text:p>32</text:p>
          </table:table-cell>
          <table:table-cell office:value-type="float" office:value="125081" calcext:value-type="float">
            <text:p>125081</text:p>
          </table:table-cell>
          <table:table-cell office:value-type="float" office:value="15402" calcext:value-type="float">
            <text:p>154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2" calcext:value-type="float">
            <text:p>32</text:p>
          </table:table-cell>
          <table:table-cell office:value-type="float" office:value="126313" calcext:value-type="float">
            <text:p>126313</text:p>
          </table:table-cell>
          <table:table-cell office:value-type="float" office:value="15300" calcext:value-type="float">
            <text:p>1530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2" calcext:value-type="float">
            <text:p>32</text:p>
          </table:table-cell>
          <table:table-cell office:value-type="float" office:value="127434" calcext:value-type="float">
            <text:p>127434</text:p>
          </table:table-cell>
          <table:table-cell office:value-type="float" office:value="15246" calcext:value-type="float">
            <text:p>1524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2" calcext:value-type="float">
            <text:p>32</text:p>
          </table:table-cell>
          <table:table-cell office:value-type="float" office:value="127553" calcext:value-type="float">
            <text:p>127553</text:p>
          </table:table-cell>
          <table:table-cell office:value-type="float" office:value="15276" calcext:value-type="float">
            <text:p>1527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2" calcext:value-type="float">
            <text:p>32</text:p>
          </table:table-cell>
          <table:table-cell office:value-type="float" office:value="130214" calcext:value-type="float">
            <text:p>130214</text:p>
          </table:table-cell>
          <table:table-cell office:value-type="float" office:value="15313" calcext:value-type="float">
            <text:p>1531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2" calcext:value-type="float">
            <text:p>32</text:p>
          </table:table-cell>
          <table:table-cell office:value-type="float" office:value="133652" calcext:value-type="float">
            <text:p>133652</text:p>
          </table:table-cell>
          <table:table-cell office:value-type="float" office:value="15192" calcext:value-type="float">
            <text:p>1519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2" calcext:value-type="float">
            <text:p>32</text:p>
          </table:table-cell>
          <table:table-cell office:value-type="float" office:value="132537" calcext:value-type="float">
            <text:p>132537</text:p>
          </table:table-cell>
          <table:table-cell office:value-type="float" office:value="15157" calcext:value-type="float">
            <text:p>1515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2" calcext:value-type="float">
            <text:p>32</text:p>
          </table:table-cell>
          <table:table-cell office:value-type="float" office:value="135748" calcext:value-type="float">
            <text:p>135748</text:p>
          </table:table-cell>
          <table:table-cell office:value-type="float" office:value="15145" calcext:value-type="float">
            <text:p>1514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2" calcext:value-type="float">
            <text:p>32</text:p>
          </table:table-cell>
          <table:table-cell office:value-type="float" office:value="142807" calcext:value-type="float">
            <text:p>142807</text:p>
          </table:table-cell>
          <table:table-cell office:value-type="float" office:value="15208" calcext:value-type="float">
            <text:p>1520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2" calcext:value-type="float">
            <text:p>32</text:p>
          </table:table-cell>
          <table:table-cell office:value-type="float" office:value="140597" calcext:value-type="float">
            <text:p>140597</text:p>
          </table:table-cell>
          <table:table-cell office:value-type="float" office:value="15073" calcext:value-type="float">
            <text:p>1507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2" calcext:value-type="float">
            <text:p>32</text:p>
          </table:table-cell>
          <table:table-cell office:value-type="float" office:value="141723" calcext:value-type="float">
            <text:p>141723</text:p>
          </table:table-cell>
          <table:table-cell office:value-type="float" office:value="15043" calcext:value-type="float">
            <text:p>150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float" office:value="142737" calcext:value-type="float">
            <text:p>142737</text:p>
          </table:table-cell>
          <table:table-cell office:value-type="float" office:value="15076" calcext:value-type="float">
            <text:p>1507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2" calcext:value-type="float">
            <text:p>32</text:p>
          </table:table-cell>
          <table:table-cell office:value-type="float" office:value="143985" calcext:value-type="float">
            <text:p>143985</text:p>
          </table:table-cell>
          <table:table-cell office:value-type="float" office:value="15053" calcext:value-type="float">
            <text:p>1505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2" calcext:value-type="float">
            <text:p>32</text:p>
          </table:table-cell>
          <table:table-cell office:value-type="float" office:value="149685" calcext:value-type="float">
            <text:p>149685</text:p>
          </table:table-cell>
          <table:table-cell office:value-type="float" office:value="15014" calcext:value-type="float">
            <text:p>1501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2" calcext:value-type="float">
            <text:p>32</text:p>
          </table:table-cell>
          <table:table-cell office:value-type="float" office:value="148814" calcext:value-type="float">
            <text:p>148814</text:p>
          </table:table-cell>
          <table:table-cell office:value-type="float" office:value="14887" calcext:value-type="float">
            <text:p>1488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2" calcext:value-type="float">
            <text:p>32</text:p>
          </table:table-cell>
          <table:table-cell office:value-type="float" office:value="148148" calcext:value-type="float">
            <text:p>148148</text:p>
          </table:table-cell>
          <table:table-cell office:value-type="float" office:value="14854" calcext:value-type="float">
            <text:p>1485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2" calcext:value-type="float">
            <text:p>32</text:p>
          </table:table-cell>
          <table:table-cell office:value-type="float" office:value="150838" calcext:value-type="float">
            <text:p>150838</text:p>
          </table:table-cell>
          <table:table-cell office:value-type="float" office:value="14763" calcext:value-type="float">
            <text:p>1476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2" calcext:value-type="float">
            <text:p>32</text:p>
          </table:table-cell>
          <table:table-cell office:value-type="float" office:value="154085" calcext:value-type="float">
            <text:p>154085</text:p>
          </table:table-cell>
          <table:table-cell office:value-type="float" office:value="14801" calcext:value-type="float">
            <text:p>1480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2" calcext:value-type="float">
            <text:p>32</text:p>
          </table:table-cell>
          <table:table-cell office:value-type="float" office:value="152955" calcext:value-type="float">
            <text:p>152955</text:p>
          </table:table-cell>
          <table:table-cell office:value-type="float" office:value="14721" calcext:value-type="float">
            <text:p>1472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2" calcext:value-type="float">
            <text:p>32</text:p>
          </table:table-cell>
          <table:table-cell office:value-type="float" office:value="153725" calcext:value-type="float">
            <text:p>153725</text:p>
          </table:table-cell>
          <table:table-cell office:value-type="float" office:value="14794" calcext:value-type="float">
            <text:p>1479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2" calcext:value-type="float">
            <text:p>32</text:p>
          </table:table-cell>
          <table:table-cell office:value-type="float" office:value="155853" calcext:value-type="float">
            <text:p>155853</text:p>
          </table:table-cell>
          <table:table-cell office:value-type="float" office:value="14698" calcext:value-type="float">
            <text:p>1469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2" calcext:value-type="float">
            <text:p>32</text:p>
          </table:table-cell>
          <table:table-cell office:value-type="float" office:value="157016" calcext:value-type="float">
            <text:p>157016</text:p>
          </table:table-cell>
          <table:table-cell office:value-type="float" office:value="14640" calcext:value-type="float">
            <text:p>1464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2" calcext:value-type="float">
            <text:p>32</text:p>
          </table:table-cell>
          <table:table-cell office:value-type="float" office:value="158767" calcext:value-type="float">
            <text:p>158767</text:p>
          </table:table-cell>
          <table:table-cell office:value-type="float" office:value="14622" calcext:value-type="float">
            <text:p>1462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2" calcext:value-type="float">
            <text:p>32</text:p>
          </table:table-cell>
          <table:table-cell office:value-type="float" office:value="159680" calcext:value-type="float">
            <text:p>159680</text:p>
          </table:table-cell>
          <table:table-cell office:value-type="float" office:value="14479" calcext:value-type="float">
            <text:p>1447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2" calcext:value-type="float">
            <text:p>32</text:p>
          </table:table-cell>
          <table:table-cell office:value-type="float" office:value="160353" calcext:value-type="float">
            <text:p>160353</text:p>
          </table:table-cell>
          <table:table-cell office:value-type="float" office:value="14489" calcext:value-type="float">
            <text:p>1448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160809" calcext:value-type="float">
            <text:p>160809</text:p>
          </table:table-cell>
          <table:table-cell office:value-type="float" office:value="14420" calcext:value-type="float">
            <text:p>1442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2" calcext:value-type="float">
            <text:p>32</text:p>
          </table:table-cell>
          <table:table-cell office:value-type="float" office:value="163025" calcext:value-type="float">
            <text:p>163025</text:p>
          </table:table-cell>
          <table:table-cell office:value-type="float" office:value="14428" calcext:value-type="float">
            <text:p>1442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2" calcext:value-type="float">
            <text:p>32</text:p>
          </table:table-cell>
          <table:table-cell office:value-type="float" office:value="165619" calcext:value-type="float">
            <text:p>165619</text:p>
          </table:table-cell>
          <table:table-cell office:value-type="float" office:value="14392" calcext:value-type="float">
            <text:p>1439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2" calcext:value-type="float">
            <text:p>32</text:p>
          </table:table-cell>
          <table:table-cell office:value-type="float" office:value="165835" calcext:value-type="float">
            <text:p>165835</text:p>
          </table:table-cell>
          <table:table-cell office:value-type="float" office:value="14360" calcext:value-type="float">
            <text:p>1436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2" calcext:value-type="float">
            <text:p>32</text:p>
          </table:table-cell>
          <table:table-cell office:value-type="float" office:value="164761" calcext:value-type="float">
            <text:p>164761</text:p>
          </table:table-cell>
          <table:table-cell office:value-type="float" office:value="14368" calcext:value-type="float">
            <text:p>1436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2" calcext:value-type="float">
            <text:p>32</text:p>
          </table:table-cell>
          <table:table-cell office:value-type="float" office:value="168454" calcext:value-type="float">
            <text:p>168454</text:p>
          </table:table-cell>
          <table:table-cell office:value-type="float" office:value="14313" calcext:value-type="float">
            <text:p>1431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2" calcext:value-type="float">
            <text:p>32</text:p>
          </table:table-cell>
          <table:table-cell office:value-type="float" office:value="168548" calcext:value-type="float">
            <text:p>168548</text:p>
          </table:table-cell>
          <table:table-cell office:value-type="float" office:value="14239" calcext:value-type="float">
            <text:p>1423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2" calcext:value-type="float">
            <text:p>32</text:p>
          </table:table-cell>
          <table:table-cell office:value-type="float" office:value="168504" calcext:value-type="float">
            <text:p>168504</text:p>
          </table:table-cell>
          <table:table-cell office:value-type="float" office:value="14235" calcext:value-type="float">
            <text:p>1423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2" calcext:value-type="float">
            <text:p>32</text:p>
          </table:table-cell>
          <table:table-cell office:value-type="float" office:value="171054" calcext:value-type="float">
            <text:p>171054</text:p>
          </table:table-cell>
          <table:table-cell office:value-type="float" office:value="14216" calcext:value-type="float">
            <text:p>1421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2" calcext:value-type="float">
            <text:p>32</text:p>
          </table:table-cell>
          <table:table-cell office:value-type="float" office:value="173513" calcext:value-type="float">
            <text:p>173513</text:p>
          </table:table-cell>
          <table:table-cell office:value-type="float" office:value="14126" calcext:value-type="float">
            <text:p>1412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2" calcext:value-type="float">
            <text:p>32</text:p>
          </table:table-cell>
          <table:table-cell office:value-type="float" office:value="170619" calcext:value-type="float">
            <text:p>170619</text:p>
          </table:table-cell>
          <table:table-cell office:value-type="float" office:value="14110" calcext:value-type="float">
            <text:p>1411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2" calcext:value-type="float">
            <text:p>32</text:p>
          </table:table-cell>
          <table:table-cell office:value-type="float" office:value="171968" calcext:value-type="float">
            <text:p>171968</text:p>
          </table:table-cell>
          <table:table-cell office:value-type="float" office:value="14017" calcext:value-type="float">
            <text:p>1401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2" calcext:value-type="float">
            <text:p>32</text:p>
          </table:table-cell>
          <table:table-cell office:value-type="float" office:value="171584" calcext:value-type="float">
            <text:p>171584</text:p>
          </table:table-cell>
          <table:table-cell office:value-type="float" office:value="13984" calcext:value-type="float">
            <text:p>1398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2" calcext:value-type="float">
            <text:p>32</text:p>
          </table:table-cell>
          <table:table-cell office:value-type="float" office:value="174242" calcext:value-type="float">
            <text:p>174242</text:p>
          </table:table-cell>
          <table:table-cell office:value-type="float" office:value="13996" calcext:value-type="float">
            <text:p>1399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2" calcext:value-type="float">
            <text:p>32</text:p>
          </table:table-cell>
          <table:table-cell office:value-type="float" office:value="175884" calcext:value-type="float">
            <text:p>175884</text:p>
          </table:table-cell>
          <table:table-cell office:value-type="float" office:value="13893" calcext:value-type="float">
            <text:p>1389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2" calcext:value-type="float">
            <text:p>32</text:p>
          </table:table-cell>
          <table:table-cell office:value-type="float" office:value="177091" calcext:value-type="float">
            <text:p>177091</text:p>
          </table:table-cell>
          <table:table-cell office:value-type="float" office:value="13885" calcext:value-type="float">
            <text:p>1388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office:value-type="float" office:value="177347" calcext:value-type="float">
            <text:p>177347</text:p>
          </table:table-cell>
          <table:table-cell office:value-type="float" office:value="13874" calcext:value-type="float">
            <text:p>1387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2" calcext:value-type="float">
            <text:p>32</text:p>
          </table:table-cell>
          <table:table-cell office:value-type="float" office:value="178298" calcext:value-type="float">
            <text:p>178298</text:p>
          </table:table-cell>
          <table:table-cell office:value-type="float" office:value="13834" calcext:value-type="float">
            <text:p>1383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2" calcext:value-type="float">
            <text:p>32</text:p>
          </table:table-cell>
          <table:table-cell office:value-type="float" office:value="177774" calcext:value-type="float">
            <text:p>177774</text:p>
          </table:table-cell>
          <table:table-cell office:value-type="float" office:value="13733" calcext:value-type="float">
            <text:p>1373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2" calcext:value-type="float">
            <text:p>32</text:p>
          </table:table-cell>
          <table:table-cell office:value-type="float" office:value="180222" calcext:value-type="float">
            <text:p>180222</text:p>
          </table:table-cell>
          <table:table-cell office:value-type="float" office:value="13712" calcext:value-type="float">
            <text:p>1371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2" calcext:value-type="float">
            <text:p>32</text:p>
          </table:table-cell>
          <table:table-cell office:value-type="float" office:value="178822" calcext:value-type="float">
            <text:p>178822</text:p>
          </table:table-cell>
          <table:table-cell office:value-type="float" office:value="13694" calcext:value-type="float">
            <text:p>1369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office:value-type="float" office:value="180694" calcext:value-type="float">
            <text:p>180694</text:p>
          </table:table-cell>
          <table:table-cell office:value-type="float" office:value="13699" calcext:value-type="float">
            <text:p>1369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2" calcext:value-type="float">
            <text:p>32</text:p>
          </table:table-cell>
          <table:table-cell office:value-type="float" office:value="182255" calcext:value-type="float">
            <text:p>182255</text:p>
          </table:table-cell>
          <table:table-cell office:value-type="float" office:value="13697" calcext:value-type="float">
            <text:p>1369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2" calcext:value-type="float">
            <text:p>32</text:p>
          </table:table-cell>
          <table:table-cell office:value-type="float" office:value="183090" calcext:value-type="float">
            <text:p>183090</text:p>
          </table:table-cell>
          <table:table-cell office:value-type="float" office:value="13646" calcext:value-type="float">
            <text:p>1364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2" calcext:value-type="float">
            <text:p>32</text:p>
          </table:table-cell>
          <table:table-cell office:value-type="float" office:value="181758" calcext:value-type="float">
            <text:p>181758</text:p>
          </table:table-cell>
          <table:table-cell office:value-type="float" office:value="13573" calcext:value-type="float">
            <text:p>1357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2" calcext:value-type="float">
            <text:p>32</text:p>
          </table:table-cell>
          <table:table-cell office:value-type="float" office:value="185663" calcext:value-type="float">
            <text:p>185663</text:p>
          </table:table-cell>
          <table:table-cell office:value-type="float" office:value="13575" calcext:value-type="float">
            <text:p>1357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2" calcext:value-type="float">
            <text:p>32</text:p>
          </table:table-cell>
          <table:table-cell office:value-type="float" office:value="185132" calcext:value-type="float">
            <text:p>185132</text:p>
          </table:table-cell>
          <table:table-cell office:value-type="float" office:value="13580" calcext:value-type="float">
            <text:p>1358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2" calcext:value-type="float">
            <text:p>32</text:p>
          </table:table-cell>
          <table:table-cell office:value-type="float" office:value="188222" calcext:value-type="float">
            <text:p>188222</text:p>
          </table:table-cell>
          <table:table-cell office:value-type="float" office:value="13537" calcext:value-type="float">
            <text:p>1353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2" calcext:value-type="float">
            <text:p>32</text:p>
          </table:table-cell>
          <table:table-cell office:value-type="float" office:value="187594" calcext:value-type="float">
            <text:p>187594</text:p>
          </table:table-cell>
          <table:table-cell office:value-type="float" office:value="13530" calcext:value-type="float">
            <text:p>1353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2" calcext:value-type="float">
            <text:p>32</text:p>
          </table:table-cell>
          <table:table-cell office:value-type="float" office:value="189710" calcext:value-type="float">
            <text:p>189710</text:p>
          </table:table-cell>
          <table:table-cell office:value-type="float" office:value="13497" calcext:value-type="float">
            <text:p>1349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2" calcext:value-type="float">
            <text:p>32</text:p>
          </table:table-cell>
          <table:table-cell office:value-type="float" office:value="187629" calcext:value-type="float">
            <text:p>187629</text:p>
          </table:table-cell>
          <table:table-cell office:value-type="float" office:value="13450" calcext:value-type="float">
            <text:p>1345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2" calcext:value-type="float">
            <text:p>32</text:p>
          </table:table-cell>
          <table:table-cell office:value-type="float" office:value="187795" calcext:value-type="float">
            <text:p>187795</text:p>
          </table:table-cell>
          <table:table-cell office:value-type="float" office:value="13412" calcext:value-type="float">
            <text:p>1341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2" calcext:value-type="float">
            <text:p>32</text:p>
          </table:table-cell>
          <table:table-cell office:value-type="float" office:value="189044" calcext:value-type="float">
            <text:p>189044</text:p>
          </table:table-cell>
          <table:table-cell office:value-type="float" office:value="13354" calcext:value-type="float">
            <text:p>1335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2" calcext:value-type="float">
            <text:p>32</text:p>
          </table:table-cell>
          <table:table-cell office:value-type="float" office:value="188955" calcext:value-type="float">
            <text:p>188955</text:p>
          </table:table-cell>
          <table:table-cell office:value-type="float" office:value="13302" calcext:value-type="float">
            <text:p>1330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2" calcext:value-type="float">
            <text:p>32</text:p>
          </table:table-cell>
          <table:table-cell office:value-type="float" office:value="189553" calcext:value-type="float">
            <text:p>189553</text:p>
          </table:table-cell>
          <table:table-cell office:value-type="float" office:value="13301" calcext:value-type="float">
            <text:p>1330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2" calcext:value-type="float">
            <text:p>32</text:p>
          </table:table-cell>
          <table:table-cell office:value-type="float" office:value="190230" calcext:value-type="float">
            <text:p>190230</text:p>
          </table:table-cell>
          <table:table-cell office:value-type="float" office:value="13281" calcext:value-type="float">
            <text:p>1328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189821" calcext:value-type="float">
            <text:p>189821</text:p>
          </table:table-cell>
          <table:table-cell office:value-type="float" office:value="13273" calcext:value-type="float">
            <text:p>13273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2" calcext:value-type="float">
            <text:p>32</text:p>
          </table:table-cell>
          <table:table-cell office:value-type="float" office:value="193091" calcext:value-type="float">
            <text:p>193091</text:p>
          </table:table-cell>
          <table:table-cell office:value-type="float" office:value="13265" calcext:value-type="float">
            <text:p>1326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2" calcext:value-type="float">
            <text:p>32</text:p>
          </table:table-cell>
          <table:table-cell office:value-type="float" office:value="192089" calcext:value-type="float">
            <text:p>192089</text:p>
          </table:table-cell>
          <table:table-cell office:value-type="float" office:value="13253" calcext:value-type="float">
            <text:p>13253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2" calcext:value-type="float">
            <text:p>32</text:p>
          </table:table-cell>
          <table:table-cell office:value-type="float" office:value="193869" calcext:value-type="float">
            <text:p>193869</text:p>
          </table:table-cell>
          <table:table-cell office:value-type="float" office:value="13116" calcext:value-type="float">
            <text:p>1311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2" calcext:value-type="float">
            <text:p>32</text:p>
          </table:table-cell>
          <table:table-cell office:value-type="float" office:value="194535" calcext:value-type="float">
            <text:p>194535</text:p>
          </table:table-cell>
          <table:table-cell office:value-type="float" office:value="13070" calcext:value-type="float">
            <text:p>1307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2" calcext:value-type="float">
            <text:p>32</text:p>
          </table:table-cell>
          <table:table-cell office:value-type="float" office:value="195267" calcext:value-type="float">
            <text:p>195267</text:p>
          </table:table-cell>
          <table:table-cell office:value-type="float" office:value="13101" calcext:value-type="float">
            <text:p>1310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2" calcext:value-type="float">
            <text:p>32</text:p>
          </table:table-cell>
          <table:table-cell office:value-type="float" office:value="194628" calcext:value-type="float">
            <text:p>194628</text:p>
          </table:table-cell>
          <table:table-cell office:value-type="float" office:value="13041" calcext:value-type="float">
            <text:p>13041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2" calcext:value-type="float">
            <text:p>32</text:p>
          </table:table-cell>
          <table:table-cell office:value-type="float" office:value="195245" calcext:value-type="float">
            <text:p>195245</text:p>
          </table:table-cell>
          <table:table-cell office:value-type="float" office:value="12998" calcext:value-type="float">
            <text:p>12998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2" calcext:value-type="float">
            <text:p>32</text:p>
          </table:table-cell>
          <table:table-cell office:value-type="float" office:value="196093" calcext:value-type="float">
            <text:p>196093</text:p>
          </table:table-cell>
          <table:table-cell office:value-type="float" office:value="12988" calcext:value-type="float">
            <text:p>12988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2" calcext:value-type="float">
            <text:p>32</text:p>
          </table:table-cell>
          <table:table-cell office:value-type="float" office:value="196664" calcext:value-type="float">
            <text:p>196664</text:p>
          </table:table-cell>
          <table:table-cell office:value-type="float" office:value="12970" calcext:value-type="float">
            <text:p>1297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2" calcext:value-type="float">
            <text:p>32</text:p>
          </table:table-cell>
          <table:table-cell office:value-type="float" office:value="197458" calcext:value-type="float">
            <text:p>197458</text:p>
          </table:table-cell>
          <table:table-cell office:value-type="float" office:value="12831" calcext:value-type="float">
            <text:p>1283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2" calcext:value-type="float">
            <text:p>32</text:p>
          </table:table-cell>
          <table:table-cell office:value-type="float" office:value="197731" calcext:value-type="float">
            <text:p>197731</text:p>
          </table:table-cell>
          <table:table-cell office:value-type="float" office:value="12838" calcext:value-type="float">
            <text:p>12838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2" calcext:value-type="float">
            <text:p>32</text:p>
          </table:table-cell>
          <table:table-cell office:value-type="float" office:value="200985" calcext:value-type="float">
            <text:p>200985</text:p>
          </table:table-cell>
          <table:table-cell office:value-type="float" office:value="12902" calcext:value-type="float">
            <text:p>12902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32" calcext:value-type="float">
            <text:p>32</text:p>
          </table:table-cell>
          <table:table-cell office:value-type="float" office:value="196873" calcext:value-type="float">
            <text:p>196873</text:p>
          </table:table-cell>
          <table:table-cell office:value-type="float" office:value="12780" calcext:value-type="float">
            <text:p>1278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2" calcext:value-type="float">
            <text:p>32</text:p>
          </table:table-cell>
          <table:table-cell office:value-type="float" office:value="196890" calcext:value-type="float">
            <text:p>196890</text:p>
          </table:table-cell>
          <table:table-cell office:value-type="float" office:value="12760" calcext:value-type="float">
            <text:p>1276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2" calcext:value-type="float">
            <text:p>32</text:p>
          </table:table-cell>
          <table:table-cell office:value-type="float" office:value="198934" calcext:value-type="float">
            <text:p>198934</text:p>
          </table:table-cell>
          <table:table-cell office:value-type="float" office:value="12837" calcext:value-type="float">
            <text:p>12837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2" calcext:value-type="float">
            <text:p>32</text:p>
          </table:table-cell>
          <table:table-cell office:value-type="float" office:value="200871" calcext:value-type="float">
            <text:p>200871</text:p>
          </table:table-cell>
          <table:table-cell office:value-type="float" office:value="12845" calcext:value-type="float">
            <text:p>12845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2" calcext:value-type="float">
            <text:p>32</text:p>
          </table:table-cell>
          <table:table-cell office:value-type="float" office:value="201712" calcext:value-type="float">
            <text:p>201712</text:p>
          </table:table-cell>
          <table:table-cell office:value-type="float" office:value="12838" calcext:value-type="float">
            <text:p>12838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2" calcext:value-type="float">
            <text:p>32</text:p>
          </table:table-cell>
          <table:table-cell office:value-type="float" office:value="201043" calcext:value-type="float">
            <text:p>201043</text:p>
          </table:table-cell>
          <table:table-cell office:value-type="float" office:value="12771" calcext:value-type="float">
            <text:p>1277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32" calcext:value-type="float">
            <text:p>32</text:p>
          </table:table-cell>
          <table:table-cell office:value-type="float" office:value="203329" calcext:value-type="float">
            <text:p>203329</text:p>
          </table:table-cell>
          <table:table-cell office:value-type="float" office:value="12730" calcext:value-type="float">
            <text:p>1273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office:value-type="float" office:value="202728" calcext:value-type="float">
            <text:p>202728</text:p>
          </table:table-cell>
          <table:table-cell office:value-type="float" office:value="12743" calcext:value-type="float">
            <text:p>1274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2" calcext:value-type="float">
            <text:p>32</text:p>
          </table:table-cell>
          <table:table-cell office:value-type="float" office:value="202479" calcext:value-type="float">
            <text:p>202479</text:p>
          </table:table-cell>
          <table:table-cell office:value-type="float" office:value="12758" calcext:value-type="float">
            <text:p>12758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2" calcext:value-type="float">
            <text:p>32</text:p>
          </table:table-cell>
          <table:table-cell office:value-type="float" office:value="200942" calcext:value-type="float">
            <text:p>200942</text:p>
          </table:table-cell>
          <table:table-cell office:value-type="float" office:value="12582" calcext:value-type="float">
            <text:p>12582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2" calcext:value-type="float">
            <text:p>32</text:p>
          </table:table-cell>
          <table:table-cell office:value-type="float" office:value="202604" calcext:value-type="float">
            <text:p>202604</text:p>
          </table:table-cell>
          <table:table-cell office:value-type="float" office:value="12459" calcext:value-type="float">
            <text:p>12459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2" calcext:value-type="float">
            <text:p>32</text:p>
          </table:table-cell>
          <table:table-cell office:value-type="float" office:value="201704" calcext:value-type="float">
            <text:p>201704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2" calcext:value-type="float">
            <text:p>32</text:p>
          </table:table-cell>
          <table:table-cell office:value-type="float" office:value="205978" calcext:value-type="float">
            <text:p>205978</text:p>
          </table:table-cell>
          <table:table-cell office:value-type="float" office:value="12459" calcext:value-type="float">
            <text:p>12459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2" calcext:value-type="float">
            <text:p>32</text:p>
          </table:table-cell>
          <table:table-cell office:value-type="float" office:value="201150" calcext:value-type="float">
            <text:p>201150</text:p>
          </table:table-cell>
          <table:table-cell office:value-type="float" office:value="12468" calcext:value-type="float">
            <text:p>12468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32" calcext:value-type="float">
            <text:p>32</text:p>
          </table:table-cell>
          <table:table-cell office:value-type="float" office:value="203874" calcext:value-type="float">
            <text:p>203874</text:p>
          </table:table-cell>
          <table:table-cell office:value-type="float" office:value="12469" calcext:value-type="float">
            <text:p>12469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2" calcext:value-type="float">
            <text:p>32</text:p>
          </table:table-cell>
          <table:table-cell office:value-type="float" office:value="204128" calcext:value-type="float">
            <text:p>204128</text:p>
          </table:table-cell>
          <table:table-cell office:value-type="float" office:value="12423" calcext:value-type="float">
            <text:p>12423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32" calcext:value-type="float">
            <text:p>32</text:p>
          </table:table-cell>
          <table:table-cell office:value-type="float" office:value="204583" calcext:value-type="float">
            <text:p>204583</text:p>
          </table:table-cell>
          <table:table-cell office:value-type="float" office:value="12457" calcext:value-type="float">
            <text:p>1245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2" calcext:value-type="float">
            <text:p>32</text:p>
          </table:table-cell>
          <table:table-cell office:value-type="float" office:value="203607" calcext:value-type="float">
            <text:p>203607</text:p>
          </table:table-cell>
          <table:table-cell office:value-type="float" office:value="12462" calcext:value-type="float">
            <text:p>12462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32" calcext:value-type="float">
            <text:p>32</text:p>
          </table:table-cell>
          <table:table-cell office:value-type="float" office:value="204860" calcext:value-type="float">
            <text:p>204860</text:p>
          </table:table-cell>
          <table:table-cell office:value-type="float" office:value="12344" calcext:value-type="float">
            <text:p>12344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32" calcext:value-type="float">
            <text:p>32</text:p>
          </table:table-cell>
          <table:table-cell office:value-type="float" office:value="206140" calcext:value-type="float">
            <text:p>206140</text:p>
          </table:table-cell>
          <table:table-cell office:value-type="float" office:value="12320" calcext:value-type="float">
            <text:p>1232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32" calcext:value-type="float">
            <text:p>32</text:p>
          </table:table-cell>
          <table:table-cell office:value-type="float" office:value="205782" calcext:value-type="float">
            <text:p>205782</text:p>
          </table:table-cell>
          <table:table-cell office:value-type="float" office:value="12304" calcext:value-type="float">
            <text:p>12304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32" calcext:value-type="float">
            <text:p>32</text:p>
          </table:table-cell>
          <table:table-cell office:value-type="float" office:value="205520" calcext:value-type="float">
            <text:p>205520</text:p>
          </table:table-cell>
          <table:table-cell office:value-type="float" office:value="12369" calcext:value-type="float">
            <text:p>12369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2" calcext:value-type="float">
            <text:p>32</text:p>
          </table:table-cell>
          <table:table-cell office:value-type="float" office:value="206420" calcext:value-type="float">
            <text:p>206420</text:p>
          </table:table-cell>
          <table:table-cell office:value-type="float" office:value="12340" calcext:value-type="float">
            <text:p>1234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32" calcext:value-type="float">
            <text:p>32</text:p>
          </table:table-cell>
          <table:table-cell office:value-type="float" office:value="208341" calcext:value-type="float">
            <text:p>208341</text:p>
          </table:table-cell>
          <table:table-cell office:value-type="float" office:value="12275" calcext:value-type="float">
            <text:p>12275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2" calcext:value-type="float">
            <text:p>32</text:p>
          </table:table-cell>
          <table:table-cell office:value-type="float" office:value="207954" calcext:value-type="float">
            <text:p>207954</text:p>
          </table:table-cell>
          <table:table-cell office:value-type="float" office:value="12265" calcext:value-type="float">
            <text:p>12265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2" calcext:value-type="float">
            <text:p>32</text:p>
          </table:table-cell>
          <table:table-cell office:value-type="float" office:value="207072" calcext:value-type="float">
            <text:p>207072</text:p>
          </table:table-cell>
          <table:table-cell office:value-type="float" office:value="12343" calcext:value-type="float">
            <text:p>12343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32" calcext:value-type="float">
            <text:p>32</text:p>
          </table:table-cell>
          <table:table-cell office:value-type="float" office:value="206558" calcext:value-type="float">
            <text:p>206558</text:p>
          </table:table-cell>
          <table:table-cell office:value-type="float" office:value="12268" calcext:value-type="float">
            <text:p>1226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2" calcext:value-type="float">
            <text:p>32</text:p>
          </table:table-cell>
          <table:table-cell office:value-type="float" office:value="209389" calcext:value-type="float">
            <text:p>209389</text:p>
          </table:table-cell>
          <table:table-cell office:value-type="float" office:value="12204" calcext:value-type="float">
            <text:p>12204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32" calcext:value-type="float">
            <text:p>32</text:p>
          </table:table-cell>
          <table:table-cell office:value-type="float" office:value="211819" calcext:value-type="float">
            <text:p>211819</text:p>
          </table:table-cell>
          <table:table-cell office:value-type="float" office:value="12208" calcext:value-type="float">
            <text:p>12208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32" calcext:value-type="float">
            <text:p>32</text:p>
          </table:table-cell>
          <table:table-cell office:value-type="float" office:value="208168" calcext:value-type="float">
            <text:p>208168</text:p>
          </table:table-cell>
          <table:table-cell office:value-type="float" office:value="12168" calcext:value-type="float">
            <text:p>12168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32" calcext:value-type="float">
            <text:p>32</text:p>
          </table:table-cell>
          <table:table-cell office:value-type="float" office:value="209905" calcext:value-type="float">
            <text:p>209905</text:p>
          </table:table-cell>
          <table:table-cell office:value-type="float" office:value="12188" calcext:value-type="float">
            <text:p>12188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2" calcext:value-type="float">
            <text:p>32</text:p>
          </table:table-cell>
          <table:table-cell office:value-type="float" office:value="208183" calcext:value-type="float">
            <text:p>208183</text:p>
          </table:table-cell>
          <table:table-cell office:value-type="float" office:value="12170" calcext:value-type="float">
            <text:p>1217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32" calcext:value-type="float">
            <text:p>32</text:p>
          </table:table-cell>
          <table:table-cell office:value-type="float" office:value="209056" calcext:value-type="float">
            <text:p>209056</text:p>
          </table:table-cell>
          <table:table-cell office:value-type="float" office:value="12153" calcext:value-type="float">
            <text:p>12153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32" calcext:value-type="float">
            <text:p>32</text:p>
          </table:table-cell>
          <table:table-cell office:value-type="float" office:value="211886" calcext:value-type="float">
            <text:p>211886</text:p>
          </table:table-cell>
          <table:table-cell office:value-type="float" office:value="12144" calcext:value-type="float">
            <text:p>12144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32" calcext:value-type="float">
            <text:p>32</text:p>
          </table:table-cell>
          <table:table-cell office:value-type="float" office:value="210987" calcext:value-type="float">
            <text:p>210987</text:p>
          </table:table-cell>
          <table:table-cell office:value-type="float" office:value="12082" calcext:value-type="float">
            <text:p>1208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2" calcext:value-type="float">
            <text:p>32</text:p>
          </table:table-cell>
          <table:table-cell office:value-type="float" office:value="210857" calcext:value-type="float">
            <text:p>210857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32" calcext:value-type="float">
            <text:p>32</text:p>
          </table:table-cell>
          <table:table-cell office:value-type="float" office:value="210933" calcext:value-type="float">
            <text:p>210933</text:p>
          </table:table-cell>
          <table:table-cell office:value-type="float" office:value="12095" calcext:value-type="float">
            <text:p>1209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2" calcext:value-type="float">
            <text:p>32</text:p>
          </table:table-cell>
          <table:table-cell office:value-type="float" office:value="211866" calcext:value-type="float">
            <text:p>211866</text:p>
          </table:table-cell>
          <table:table-cell office:value-type="float" office:value="12098" calcext:value-type="float">
            <text:p>12098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32" calcext:value-type="float">
            <text:p>32</text:p>
          </table:table-cell>
          <table:table-cell office:value-type="float" office:value="213442" calcext:value-type="float">
            <text:p>213442</text:p>
          </table:table-cell>
          <table:table-cell office:value-type="float" office:value="12035" calcext:value-type="float">
            <text:p>12035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32" calcext:value-type="float">
            <text:p>32</text:p>
          </table:table-cell>
          <table:table-cell office:value-type="float" office:value="210946" calcext:value-type="float">
            <text:p>210946</text:p>
          </table:table-cell>
          <table:table-cell office:value-type="float" office:value="12030" calcext:value-type="float">
            <text:p>1203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32" calcext:value-type="float">
            <text:p>32</text:p>
          </table:table-cell>
          <table:table-cell office:value-type="float" office:value="213104" calcext:value-type="float">
            <text:p>213104</text:p>
          </table:table-cell>
          <table:table-cell office:value-type="float" office:value="12027" calcext:value-type="float">
            <text:p>12027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32" calcext:value-type="float">
            <text:p>32</text:p>
          </table:table-cell>
          <table:table-cell office:value-type="float" office:value="211116" calcext:value-type="float">
            <text:p>211116</text:p>
          </table:table-cell>
          <table:table-cell office:value-type="float" office:value="11954" calcext:value-type="float">
            <text:p>11954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32" calcext:value-type="float">
            <text:p>32</text:p>
          </table:table-cell>
          <table:table-cell office:value-type="float" office:value="214160" calcext:value-type="float">
            <text:p>214160</text:p>
          </table:table-cell>
          <table:table-cell office:value-type="float" office:value="11960" calcext:value-type="float">
            <text:p>1196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32" calcext:value-type="float">
            <text:p>32</text:p>
          </table:table-cell>
          <table:table-cell office:value-type="float" office:value="211178" calcext:value-type="float">
            <text:p>211178</text:p>
          </table:table-cell>
          <table:table-cell office:value-type="float" office:value="11915" calcext:value-type="float">
            <text:p>11915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32" calcext:value-type="float">
            <text:p>32</text:p>
          </table:table-cell>
          <table:table-cell office:value-type="float" office:value="214480" calcext:value-type="float">
            <text:p>214480</text:p>
          </table:table-cell>
          <table:table-cell office:value-type="float" office:value="11880" calcext:value-type="float">
            <text:p>1188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32" calcext:value-type="float">
            <text:p>32</text:p>
          </table:table-cell>
          <table:table-cell office:value-type="float" office:value="214996" calcext:value-type="float">
            <text:p>214996</text:p>
          </table:table-cell>
          <table:table-cell office:value-type="float" office:value="11894" calcext:value-type="float">
            <text:p>11894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32" calcext:value-type="float">
            <text:p>32</text:p>
          </table:table-cell>
          <table:table-cell office:value-type="float" office:value="214003" calcext:value-type="float">
            <text:p>214003</text:p>
          </table:table-cell>
          <table:table-cell office:value-type="float" office:value="11824" calcext:value-type="float">
            <text:p>1182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2" calcext:value-type="float">
            <text:p>32</text:p>
          </table:table-cell>
          <table:table-cell office:value-type="float" office:value="215592" calcext:value-type="float">
            <text:p>215592</text:p>
          </table:table-cell>
          <table:table-cell office:value-type="float" office:value="11831" calcext:value-type="float">
            <text:p>11831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32" calcext:value-type="float">
            <text:p>32</text:p>
          </table:table-cell>
          <table:table-cell office:value-type="float" office:value="215525" calcext:value-type="float">
            <text:p>215525</text:p>
          </table:table-cell>
          <table:table-cell office:value-type="float" office:value="11816" calcext:value-type="float">
            <text:p>11816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32" calcext:value-type="float">
            <text:p>32</text:p>
          </table:table-cell>
          <table:table-cell office:value-type="float" office:value="214704" calcext:value-type="float">
            <text:p>214704</text:p>
          </table:table-cell>
          <table:table-cell office:value-type="float" office:value="11824" calcext:value-type="float">
            <text:p>11824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32" calcext:value-type="float">
            <text:p>32</text:p>
          </table:table-cell>
          <table:table-cell office:value-type="float" office:value="215999" calcext:value-type="float">
            <text:p>215999</text:p>
          </table:table-cell>
          <table:table-cell office:value-type="float" office:value="11824" calcext:value-type="float">
            <text:p>11824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32" calcext:value-type="float">
            <text:p>32</text:p>
          </table:table-cell>
          <table:table-cell office:value-type="float" office:value="213271" calcext:value-type="float">
            <text:p>213271</text:p>
          </table:table-cell>
          <table:table-cell office:value-type="float" office:value="11745" calcext:value-type="float">
            <text:p>11745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32" calcext:value-type="float">
            <text:p>32</text:p>
          </table:table-cell>
          <table:table-cell office:value-type="float" office:value="215982" calcext:value-type="float">
            <text:p>215982</text:p>
          </table:table-cell>
          <table:table-cell office:value-type="float" office:value="11763" calcext:value-type="float">
            <text:p>11763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32" calcext:value-type="float">
            <text:p>32</text:p>
          </table:table-cell>
          <table:table-cell office:value-type="float" office:value="214944" calcext:value-type="float">
            <text:p>214944</text:p>
          </table:table-cell>
          <table:table-cell office:value-type="float" office:value="11734" calcext:value-type="float">
            <text:p>11734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32" calcext:value-type="float">
            <text:p>32</text:p>
          </table:table-cell>
          <table:table-cell office:value-type="float" office:value="214244" calcext:value-type="float">
            <text:p>214244</text:p>
          </table:table-cell>
          <table:table-cell office:value-type="float" office:value="11764" calcext:value-type="float">
            <text:p>11764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32" calcext:value-type="float">
            <text:p>32</text:p>
          </table:table-cell>
          <table:table-cell office:value-type="float" office:value="217055" calcext:value-type="float">
            <text:p>217055</text:p>
          </table:table-cell>
          <table:table-cell office:value-type="float" office:value="11768" calcext:value-type="float">
            <text:p>11768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32" calcext:value-type="float">
            <text:p>32</text:p>
          </table:table-cell>
          <table:table-cell office:value-type="float" office:value="214577" calcext:value-type="float">
            <text:p>214577</text:p>
          </table:table-cell>
          <table:table-cell office:value-type="float" office:value="11710" calcext:value-type="float">
            <text:p>1171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2" calcext:value-type="float">
            <text:p>32</text:p>
          </table:table-cell>
          <table:table-cell office:value-type="float" office:value="216136" calcext:value-type="float">
            <text:p>216136</text:p>
          </table:table-cell>
          <table:table-cell office:value-type="float" office:value="11665" calcext:value-type="float">
            <text:p>11665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32" calcext:value-type="float">
            <text:p>32</text:p>
          </table:table-cell>
          <table:table-cell office:value-type="float" office:value="215836" calcext:value-type="float">
            <text:p>215836</text:p>
          </table:table-cell>
          <table:table-cell office:value-type="float" office:value="11638" calcext:value-type="float">
            <text:p>11638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2" calcext:value-type="float">
            <text:p>32</text:p>
          </table:table-cell>
          <table:table-cell office:value-type="float" office:value="215592" calcext:value-type="float">
            <text:p>215592</text:p>
          </table:table-cell>
          <table:table-cell office:value-type="float" office:value="11646" calcext:value-type="float">
            <text:p>11646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32" calcext:value-type="float">
            <text:p>32</text:p>
          </table:table-cell>
          <table:table-cell office:value-type="float" office:value="219143" calcext:value-type="float">
            <text:p>219143</text:p>
          </table:table-cell>
          <table:table-cell office:value-type="float" office:value="11636" calcext:value-type="float">
            <text:p>11636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32" calcext:value-type="float">
            <text:p>32</text:p>
          </table:table-cell>
          <table:table-cell office:value-type="float" office:value="220202" calcext:value-type="float">
            <text:p>220202</text:p>
          </table:table-cell>
          <table:table-cell office:value-type="float" office:value="11678" calcext:value-type="float">
            <text:p>11678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2" calcext:value-type="float">
            <text:p>32</text:p>
          </table:table-cell>
          <table:table-cell office:value-type="float" office:value="219409" calcext:value-type="float">
            <text:p>219409</text:p>
          </table:table-cell>
          <table:table-cell office:value-type="float" office:value="11599" calcext:value-type="float">
            <text:p>11599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32" calcext:value-type="float">
            <text:p>32</text:p>
          </table:table-cell>
          <table:table-cell office:value-type="float" office:value="218888" calcext:value-type="float">
            <text:p>218888</text:p>
          </table:table-cell>
          <table:table-cell office:value-type="float" office:value="11585" calcext:value-type="float">
            <text:p>11585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32" calcext:value-type="float">
            <text:p>32</text:p>
          </table:table-cell>
          <table:table-cell office:value-type="float" office:value="218624" calcext:value-type="float">
            <text:p>218624</text:p>
          </table:table-cell>
          <table:table-cell office:value-type="float" office:value="11493" calcext:value-type="float">
            <text:p>11493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2" calcext:value-type="float">
            <text:p>32</text:p>
          </table:table-cell>
          <table:table-cell office:value-type="float" office:value="219998" calcext:value-type="float">
            <text:p>219998</text:p>
          </table:table-cell>
          <table:table-cell office:value-type="float" office:value="11518" calcext:value-type="float">
            <text:p>11518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32" calcext:value-type="float">
            <text:p>32</text:p>
          </table:table-cell>
          <table:table-cell office:value-type="float" office:value="215433" calcext:value-type="float">
            <text:p>215433</text:p>
          </table:table-cell>
          <table:table-cell office:value-type="float" office:value="11551" calcext:value-type="float">
            <text:p>1155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2" calcext:value-type="float">
            <text:p>32</text:p>
          </table:table-cell>
          <table:table-cell office:value-type="float" office:value="220124" calcext:value-type="float">
            <text:p>220124</text:p>
          </table:table-cell>
          <table:table-cell office:value-type="float" office:value="11533" calcext:value-type="float">
            <text:p>11533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32" calcext:value-type="float">
            <text:p>32</text:p>
          </table:table-cell>
          <table:table-cell office:value-type="float" office:value="217045" calcext:value-type="float">
            <text:p>217045</text:p>
          </table:table-cell>
          <table:table-cell office:value-type="float" office:value="11508" calcext:value-type="float">
            <text:p>11508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2" calcext:value-type="float">
            <text:p>32</text:p>
          </table:table-cell>
          <table:table-cell office:value-type="float" office:value="219592" calcext:value-type="float">
            <text:p>219592</text:p>
          </table:table-cell>
          <table:table-cell office:value-type="float" office:value="11588" calcext:value-type="float">
            <text:p>11588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32" calcext:value-type="float">
            <text:p>32</text:p>
          </table:table-cell>
          <table:table-cell office:value-type="float" office:value="222082" calcext:value-type="float">
            <text:p>222082</text:p>
          </table:table-cell>
          <table:table-cell office:value-type="float" office:value="11459" calcext:value-type="float">
            <text:p>11459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2" calcext:value-type="float">
            <text:p>32</text:p>
          </table:table-cell>
          <table:table-cell office:value-type="float" office:value="219326" calcext:value-type="float">
            <text:p>219326</text:p>
          </table:table-cell>
          <table:table-cell office:value-type="float" office:value="11486" calcext:value-type="float">
            <text:p>11486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32" calcext:value-type="float">
            <text:p>32</text:p>
          </table:table-cell>
          <table:table-cell office:value-type="float" office:value="221948" calcext:value-type="float">
            <text:p>221948</text:p>
          </table:table-cell>
          <table:table-cell office:value-type="float" office:value="11502" calcext:value-type="float">
            <text:p>11502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32" calcext:value-type="float">
            <text:p>32</text:p>
          </table:table-cell>
          <table:table-cell office:value-type="float" office:value="223178" calcext:value-type="float">
            <text:p>223178</text:p>
          </table:table-cell>
          <table:table-cell office:value-type="float" office:value="11439" calcext:value-type="float">
            <text:p>11439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32" calcext:value-type="float">
            <text:p>32</text:p>
          </table:table-cell>
          <table:table-cell office:value-type="float" office:value="220177" calcext:value-type="float">
            <text:p>220177</text:p>
          </table:table-cell>
          <table:table-cell office:value-type="float" office:value="11415" calcext:value-type="float">
            <text:p>11415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2" calcext:value-type="float">
            <text:p>32</text:p>
          </table:table-cell>
          <table:table-cell office:value-type="float" office:value="221189" calcext:value-type="float">
            <text:p>221189</text:p>
          </table:table-cell>
          <table:table-cell office:value-type="float" office:value="11478" calcext:value-type="float">
            <text:p>11478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32" calcext:value-type="float">
            <text:p>32</text:p>
          </table:table-cell>
          <table:table-cell office:value-type="float" office:value="220007" calcext:value-type="float">
            <text:p>220007</text:p>
          </table:table-cell>
          <table:table-cell office:value-type="float" office:value="11411" calcext:value-type="float">
            <text:p>11411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2" calcext:value-type="float">
            <text:p>32</text:p>
          </table:table-cell>
          <table:table-cell office:value-type="float" office:value="221961" calcext:value-type="float">
            <text:p>221961</text:p>
          </table:table-cell>
          <table:table-cell office:value-type="float" office:value="11370" calcext:value-type="float">
            <text:p>1137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32" calcext:value-type="float">
            <text:p>32</text:p>
          </table:table-cell>
          <table:table-cell office:value-type="float" office:value="221586" calcext:value-type="float">
            <text:p>221586</text:p>
          </table:table-cell>
          <table:table-cell office:value-type="float" office:value="11393" calcext:value-type="float">
            <text:p>11393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32" calcext:value-type="float">
            <text:p>32</text:p>
          </table:table-cell>
          <table:table-cell office:value-type="float" office:value="220666" calcext:value-type="float">
            <text:p>220666</text:p>
          </table:table-cell>
          <table:table-cell office:value-type="float" office:value="11297" calcext:value-type="float">
            <text:p>11297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32" calcext:value-type="float">
            <text:p>32</text:p>
          </table:table-cell>
          <table:table-cell office:value-type="float" office:value="220994" calcext:value-type="float">
            <text:p>220994</text:p>
          </table:table-cell>
          <table:table-cell office:value-type="float" office:value="11290" calcext:value-type="float">
            <text:p>11290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32" calcext:value-type="float">
            <text:p>32</text:p>
          </table:table-cell>
          <table:table-cell office:value-type="float" office:value="222208" calcext:value-type="float">
            <text:p>222208</text:p>
          </table:table-cell>
          <table:table-cell office:value-type="float" office:value="11313" calcext:value-type="float">
            <text:p>11313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32" calcext:value-type="float">
            <text:p>32</text:p>
          </table:table-cell>
          <table:table-cell office:value-type="float" office:value="219715" calcext:value-type="float">
            <text:p>219715</text:p>
          </table:table-cell>
          <table:table-cell office:value-type="float" office:value="11279" calcext:value-type="float">
            <text:p>11279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2" calcext:value-type="float">
            <text:p>32</text:p>
          </table:table-cell>
          <table:table-cell office:value-type="float" office:value="223707" calcext:value-type="float">
            <text:p>223707</text:p>
          </table:table-cell>
          <table:table-cell office:value-type="float" office:value="11293" calcext:value-type="float">
            <text:p>11293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2" calcext:value-type="float">
            <text:p>32</text:p>
          </table:table-cell>
          <table:table-cell office:value-type="float" office:value="226696" calcext:value-type="float">
            <text:p>226696</text:p>
          </table:table-cell>
          <table:table-cell office:value-type="float" office:value="11290" calcext:value-type="float">
            <text:p>1129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2" calcext:value-type="float">
            <text:p>32</text:p>
          </table:table-cell>
          <table:table-cell office:value-type="float" office:value="221695" calcext:value-type="float">
            <text:p>221695</text:p>
          </table:table-cell>
          <table:table-cell office:value-type="float" office:value="11299" calcext:value-type="float">
            <text:p>11299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2" calcext:value-type="float">
            <text:p>32</text:p>
          </table:table-cell>
          <table:table-cell office:value-type="float" office:value="222717" calcext:value-type="float">
            <text:p>222717</text:p>
          </table:table-cell>
          <table:table-cell office:value-type="float" office:value="11336" calcext:value-type="float">
            <text:p>113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float" office:value="223410" calcext:value-type="float">
            <text:p>223410</text:p>
          </table:table-cell>
          <table:table-cell office:value-type="float" office:value="11287" calcext:value-type="float">
            <text:p>1128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  <table:table-cell office:value-type="float" office:value="225336" calcext:value-type="float">
            <text:p>225336</text:p>
          </table:table-cell>
          <table:table-cell office:value-type="float" office:value="11230" calcext:value-type="float">
            <text:p>1123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" calcext:value-type="float">
            <text:p>32</text:p>
          </table:table-cell>
          <table:table-cell office:value-type="float" office:value="223321" calcext:value-type="float">
            <text:p>223321</text:p>
          </table:table-cell>
          <table:table-cell office:value-type="float" office:value="11321" calcext:value-type="float">
            <text:p>11321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32" calcext:value-type="float">
            <text:p>32</text:p>
          </table:table-cell>
          <table:table-cell office:value-type="float" office:value="229683" calcext:value-type="float">
            <text:p>229683</text:p>
          </table:table-cell>
          <table:table-cell office:value-type="float" office:value="11211" calcext:value-type="float">
            <text:p>11211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32" calcext:value-type="float">
            <text:p>32</text:p>
          </table:table-cell>
          <table:table-cell office:value-type="float" office:value="224417" calcext:value-type="float">
            <text:p>224417</text:p>
          </table:table-cell>
          <table:table-cell office:value-type="float" office:value="11242" calcext:value-type="float">
            <text:p>11242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32" calcext:value-type="float">
            <text:p>32</text:p>
          </table:table-cell>
          <table:table-cell office:value-type="float" office:value="224963" calcext:value-type="float">
            <text:p>224963</text:p>
          </table:table-cell>
          <table:table-cell office:value-type="float" office:value="11284" calcext:value-type="float">
            <text:p>11284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32" calcext:value-type="float">
            <text:p>32</text:p>
          </table:table-cell>
          <table:table-cell office:value-type="float" office:value="224912" calcext:value-type="float">
            <text:p>224912</text:p>
          </table:table-cell>
          <table:table-cell office:value-type="float" office:value="11091" calcext:value-type="float">
            <text:p>11091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32" calcext:value-type="float">
            <text:p>32</text:p>
          </table:table-cell>
          <table:table-cell office:value-type="float" office:value="224825" calcext:value-type="float">
            <text:p>224825</text:p>
          </table:table-cell>
          <table:table-cell office:value-type="float" office:value="11118" calcext:value-type="float">
            <text:p>11118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32" calcext:value-type="float">
            <text:p>32</text:p>
          </table:table-cell>
          <table:table-cell office:value-type="float" office:value="225261" calcext:value-type="float">
            <text:p>225261</text:p>
          </table:table-cell>
          <table:table-cell office:value-type="float" office:value="11174" calcext:value-type="float">
            <text:p>11174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32" calcext:value-type="float">
            <text:p>32</text:p>
          </table:table-cell>
          <table:table-cell office:value-type="float" office:value="224661" calcext:value-type="float">
            <text:p>224661</text:p>
          </table:table-cell>
          <table:table-cell office:value-type="float" office:value="11053" calcext:value-type="float">
            <text:p>1105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2" calcext:value-type="float">
            <text:p>32</text:p>
          </table:table-cell>
          <table:table-cell office:value-type="float" office:value="224759" calcext:value-type="float">
            <text:p>224759</text:p>
          </table:table-cell>
          <table:table-cell office:value-type="float" office:value="10992" calcext:value-type="float">
            <text:p>10992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32" calcext:value-type="float">
            <text:p>32</text:p>
          </table:table-cell>
          <table:table-cell office:value-type="float" office:value="225080" calcext:value-type="float">
            <text:p>225080</text:p>
          </table:table-cell>
          <table:table-cell office:value-type="float" office:value="10911" calcext:value-type="float">
            <text:p>10911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32" calcext:value-type="float">
            <text:p>32</text:p>
          </table:table-cell>
          <table:table-cell office:value-type="float" office:value="226771" calcext:value-type="float">
            <text:p>226771</text:p>
          </table:table-cell>
          <table:table-cell office:value-type="float" office:value="11125" calcext:value-type="float">
            <text:p>11125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32" calcext:value-type="float">
            <text:p>32</text:p>
          </table:table-cell>
          <table:table-cell office:value-type="float" office:value="226178" calcext:value-type="float">
            <text:p>226178</text:p>
          </table:table-cell>
          <table:table-cell office:value-type="float" office:value="11010" calcext:value-type="float">
            <text:p>11010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32" calcext:value-type="float">
            <text:p>32</text:p>
          </table:table-cell>
          <table:table-cell office:value-type="float" office:value="226736" calcext:value-type="float">
            <text:p>226736</text:p>
          </table:table-cell>
          <table:table-cell office:value-type="float" office:value="10964" calcext:value-type="float">
            <text:p>10964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32" calcext:value-type="float">
            <text:p>32</text:p>
          </table:table-cell>
          <table:table-cell office:value-type="float" office:value="228503" calcext:value-type="float">
            <text:p>228503</text:p>
          </table:table-cell>
          <table:table-cell office:value-type="float" office:value="11046" calcext:value-type="float">
            <text:p>11046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32" calcext:value-type="float">
            <text:p>32</text:p>
          </table:table-cell>
          <table:table-cell office:value-type="float" office:value="229545" calcext:value-type="float">
            <text:p>229545</text:p>
          </table:table-cell>
          <table:table-cell office:value-type="float" office:value="11095" calcext:value-type="float">
            <text:p>11095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32" calcext:value-type="float">
            <text:p>32</text:p>
          </table:table-cell>
          <table:table-cell office:value-type="float" office:value="226773" calcext:value-type="float">
            <text:p>226773</text:p>
          </table:table-cell>
          <table:table-cell office:value-type="float" office:value="10869" calcext:value-type="float">
            <text:p>10869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32" calcext:value-type="float">
            <text:p>32</text:p>
          </table:table-cell>
          <table:table-cell office:value-type="float" office:value="227205" calcext:value-type="float">
            <text:p>227205</text:p>
          </table:table-cell>
          <table:table-cell office:value-type="float" office:value="10939" calcext:value-type="float">
            <text:p>10939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32" calcext:value-type="float">
            <text:p>32</text:p>
          </table:table-cell>
          <table:table-cell office:value-type="float" office:value="228876" calcext:value-type="float">
            <text:p>228876</text:p>
          </table:table-cell>
          <table:table-cell office:value-type="float" office:value="11030" calcext:value-type="float">
            <text:p>1103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2" calcext:value-type="float">
            <text:p>32</text:p>
          </table:table-cell>
          <table:table-cell office:value-type="float" office:value="227137" calcext:value-type="float">
            <text:p>227137</text:p>
          </table:table-cell>
          <table:table-cell office:value-type="float" office:value="10998" calcext:value-type="float">
            <text:p>10998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32" calcext:value-type="float">
            <text:p>32</text:p>
          </table:table-cell>
          <table:table-cell office:value-type="float" office:value="227926" calcext:value-type="float">
            <text:p>227926</text:p>
          </table:table-cell>
          <table:table-cell office:value-type="float" office:value="11095" calcext:value-type="float">
            <text:p>11095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32" calcext:value-type="float">
            <text:p>32</text:p>
          </table:table-cell>
          <table:table-cell office:value-type="float" office:value="226560" calcext:value-type="float">
            <text:p>226560</text:p>
          </table:table-cell>
          <table:table-cell office:value-type="float" office:value="10992" calcext:value-type="float">
            <text:p>10992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32" calcext:value-type="float">
            <text:p>32</text:p>
          </table:table-cell>
          <table:table-cell office:value-type="float" office:value="227911" calcext:value-type="float">
            <text:p>227911</text:p>
          </table:table-cell>
          <table:table-cell office:value-type="float" office:value="10953" calcext:value-type="float">
            <text:p>10953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32" calcext:value-type="float">
            <text:p>32</text:p>
          </table:table-cell>
          <table:table-cell office:value-type="float" office:value="231328" calcext:value-type="float">
            <text:p>231328</text:p>
          </table:table-cell>
          <table:table-cell office:value-type="float" office:value="11029" calcext:value-type="float">
            <text:p>11029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2" calcext:value-type="float">
            <text:p>32</text:p>
          </table:table-cell>
          <table:table-cell office:value-type="float" office:value="229205" calcext:value-type="float">
            <text:p>229205</text:p>
          </table:table-cell>
          <table:table-cell office:value-type="float" office:value="10972" calcext:value-type="float">
            <text:p>10972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32" calcext:value-type="float">
            <text:p>32</text:p>
          </table:table-cell>
          <table:table-cell office:value-type="float" office:value="226434" calcext:value-type="float">
            <text:p>226434</text:p>
          </table:table-cell>
          <table:table-cell office:value-type="float" office:value="11040" calcext:value-type="float">
            <text:p>11040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32" calcext:value-type="float">
            <text:p>32</text:p>
          </table:table-cell>
          <table:table-cell office:value-type="float" office:value="229690" calcext:value-type="float">
            <text:p>229690</text:p>
          </table:table-cell>
          <table:table-cell office:value-type="float" office:value="10904" calcext:value-type="float">
            <text:p>10904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32" calcext:value-type="float">
            <text:p>32</text:p>
          </table:table-cell>
          <table:table-cell office:value-type="float" office:value="228273" calcext:value-type="float">
            <text:p>228273</text:p>
          </table:table-cell>
          <table:table-cell office:value-type="float" office:value="10921" calcext:value-type="float">
            <text:p>10921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32" calcext:value-type="float">
            <text:p>32</text:p>
          </table:table-cell>
          <table:table-cell office:value-type="float" office:value="230541" calcext:value-type="float">
            <text:p>230541</text:p>
          </table:table-cell>
          <table:table-cell office:value-type="float" office:value="10835" calcext:value-type="float">
            <text:p>1083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2" calcext:value-type="float">
            <text:p>32</text:p>
          </table:table-cell>
          <table:table-cell office:value-type="float" office:value="228204" calcext:value-type="float">
            <text:p>228204</text:p>
          </table:table-cell>
          <table:table-cell office:value-type="float" office:value="11067" calcext:value-type="float">
            <text:p>11067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32" calcext:value-type="float">
            <text:p>32</text:p>
          </table:table-cell>
          <table:table-cell office:value-type="float" office:value="230076" calcext:value-type="float">
            <text:p>230076</text:p>
          </table:table-cell>
          <table:table-cell office:value-type="float" office:value="10977" calcext:value-type="float">
            <text:p>10977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32" calcext:value-type="float">
            <text:p>32</text:p>
          </table:table-cell>
          <table:table-cell office:value-type="float" office:value="231902" calcext:value-type="float">
            <text:p>231902</text:p>
          </table:table-cell>
          <table:table-cell office:value-type="float" office:value="11038" calcext:value-type="float">
            <text:p>11038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32" calcext:value-type="float">
            <text:p>32</text:p>
          </table:table-cell>
          <table:table-cell office:value-type="float" office:value="231418" calcext:value-type="float">
            <text:p>231418</text:p>
          </table:table-cell>
          <table:table-cell office:value-type="float" office:value="10873" calcext:value-type="float">
            <text:p>10873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32" calcext:value-type="float">
            <text:p>32</text:p>
          </table:table-cell>
          <table:table-cell office:value-type="float" office:value="230417" calcext:value-type="float">
            <text:p>230417</text:p>
          </table:table-cell>
          <table:table-cell office:value-type="float" office:value="10964" calcext:value-type="float">
            <text:p>10964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32" calcext:value-type="float">
            <text:p>32</text:p>
          </table:table-cell>
          <table:table-cell office:value-type="float" office:value="229166" calcext:value-type="float">
            <text:p>229166</text:p>
          </table:table-cell>
          <table:table-cell office:value-type="float" office:value="11010" calcext:value-type="float">
            <text:p>11010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32" calcext:value-type="float">
            <text:p>32</text:p>
          </table:table-cell>
          <table:table-cell office:value-type="float" office:value="231592" calcext:value-type="float">
            <text:p>231592</text:p>
          </table:table-cell>
          <table:table-cell office:value-type="float" office:value="11123" calcext:value-type="float">
            <text:p>11123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32" calcext:value-type="float">
            <text:p>32</text:p>
          </table:table-cell>
          <table:table-cell office:value-type="float" office:value="230426" calcext:value-type="float">
            <text:p>230426</text:p>
          </table:table-cell>
          <table:table-cell office:value-type="float" office:value="11049" calcext:value-type="float">
            <text:p>11049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32" calcext:value-type="float">
            <text:p>32</text:p>
          </table:table-cell>
          <table:table-cell office:value-type="float" office:value="231336" calcext:value-type="float">
            <text:p>231336</text:p>
          </table:table-cell>
          <table:table-cell office:value-type="float" office:value="10910" calcext:value-type="float">
            <text:p>10910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32" calcext:value-type="float">
            <text:p>32</text:p>
          </table:table-cell>
          <table:table-cell office:value-type="float" office:value="231871" calcext:value-type="float">
            <text:p>231871</text:p>
          </table:table-cell>
          <table:table-cell office:value-type="float" office:value="10991" calcext:value-type="float">
            <text:p>1099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2" calcext:value-type="float">
            <text:p>32</text:p>
          </table:table-cell>
          <table:table-cell office:value-type="float" office:value="230353" calcext:value-type="float">
            <text:p>230353</text:p>
          </table:table-cell>
          <table:table-cell office:value-type="float" office:value="10995" calcext:value-type="float">
            <text:p>10995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32" calcext:value-type="float">
            <text:p>32</text:p>
          </table:table-cell>
          <table:table-cell office:value-type="float" office:value="230734" calcext:value-type="float">
            <text:p>230734</text:p>
          </table:table-cell>
          <table:table-cell office:value-type="float" office:value="10867" calcext:value-type="float">
            <text:p>10867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32" calcext:value-type="float">
            <text:p>32</text:p>
          </table:table-cell>
          <table:table-cell office:value-type="float" office:value="232395" calcext:value-type="float">
            <text:p>232395</text:p>
          </table:table-cell>
          <table:table-cell office:value-type="float" office:value="11020" calcext:value-type="float">
            <text:p>11020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32" calcext:value-type="float">
            <text:p>32</text:p>
          </table:table-cell>
          <table:table-cell office:value-type="float" office:value="233642" calcext:value-type="float">
            <text:p>233642</text:p>
          </table:table-cell>
          <table:table-cell office:value-type="float" office:value="10983" calcext:value-type="float">
            <text:p>10983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32" calcext:value-type="float">
            <text:p>32</text:p>
          </table:table-cell>
          <table:table-cell office:value-type="float" office:value="232596" calcext:value-type="float">
            <text:p>232596</text:p>
          </table:table-cell>
          <table:table-cell office:value-type="float" office:value="10838" calcext:value-type="float">
            <text:p>10838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32" calcext:value-type="float">
            <text:p>32</text:p>
          </table:table-cell>
          <table:table-cell office:value-type="float" office:value="231587" calcext:value-type="float">
            <text:p>231587</text:p>
          </table:table-cell>
          <table:table-cell office:value-type="float" office:value="10710" calcext:value-type="float">
            <text:p>10710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32" calcext:value-type="float">
            <text:p>32</text:p>
          </table:table-cell>
          <table:table-cell office:value-type="float" office:value="232773" calcext:value-type="float">
            <text:p>232773</text:p>
          </table:table-cell>
          <table:table-cell office:value-type="float" office:value="10740" calcext:value-type="float">
            <text:p>10740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32" calcext:value-type="float">
            <text:p>32</text:p>
          </table:table-cell>
          <table:table-cell office:value-type="float" office:value="230006" calcext:value-type="float">
            <text:p>230006</text:p>
          </table:table-cell>
          <table:table-cell office:value-type="float" office:value="10588" calcext:value-type="float">
            <text:p>10588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32" calcext:value-type="float">
            <text:p>32</text:p>
          </table:table-cell>
          <table:table-cell office:value-type="float" office:value="231663" calcext:value-type="float">
            <text:p>231663</text:p>
          </table:table-cell>
          <table:table-cell office:value-type="float" office:value="10751" calcext:value-type="float">
            <text:p>10751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32" calcext:value-type="float">
            <text:p>32</text:p>
          </table:table-cell>
          <table:table-cell office:value-type="float" office:value="233482" calcext:value-type="float">
            <text:p>233482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2" calcext:value-type="float">
            <text:p>32</text:p>
          </table:table-cell>
          <table:table-cell office:value-type="float" office:value="234482" calcext:value-type="float">
            <text:p>234482</text:p>
          </table:table-cell>
          <table:table-cell office:value-type="float" office:value="10490" calcext:value-type="float">
            <text:p>10490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32" calcext:value-type="float">
            <text:p>32</text:p>
          </table:table-cell>
          <table:table-cell office:value-type="float" office:value="231809" calcext:value-type="float">
            <text:p>231809</text:p>
          </table:table-cell>
          <table:table-cell office:value-type="float" office:value="10517" calcext:value-type="float">
            <text:p>10517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32" calcext:value-type="float">
            <text:p>32</text:p>
          </table:table-cell>
          <table:table-cell office:value-type="float" office:value="230717" calcext:value-type="float">
            <text:p>230717</text:p>
          </table:table-cell>
          <table:table-cell office:value-type="float" office:value="10665" calcext:value-type="float">
            <text:p>10665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32" calcext:value-type="float">
            <text:p>32</text:p>
          </table:table-cell>
          <table:table-cell office:value-type="float" office:value="232613" calcext:value-type="float">
            <text:p>232613</text:p>
          </table:table-cell>
          <table:table-cell office:value-type="float" office:value="10801" calcext:value-type="float">
            <text:p>10801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32" calcext:value-type="float">
            <text:p>32</text:p>
          </table:table-cell>
          <table:table-cell office:value-type="float" office:value="231904" calcext:value-type="float">
            <text:p>231904</text:p>
          </table:table-cell>
          <table:table-cell office:value-type="float" office:value="10598" calcext:value-type="float">
            <text:p>10598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32" calcext:value-type="float">
            <text:p>32</text:p>
          </table:table-cell>
          <table:table-cell office:value-type="float" office:value="231520" calcext:value-type="float">
            <text:p>231520</text:p>
          </table:table-cell>
          <table:table-cell office:value-type="float" office:value="10731" calcext:value-type="float">
            <text:p>10731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32" calcext:value-type="float">
            <text:p>32</text:p>
          </table:table-cell>
          <table:table-cell office:value-type="float" office:value="234275" calcext:value-type="float">
            <text:p>234275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32" calcext:value-type="float">
            <text:p>32</text:p>
          </table:table-cell>
          <table:table-cell office:value-type="float" office:value="232406" calcext:value-type="float">
            <text:p>232406</text:p>
          </table:table-cell>
          <table:table-cell office:value-type="float" office:value="10819" calcext:value-type="float">
            <text:p>10819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32" calcext:value-type="float">
            <text:p>32</text:p>
          </table:table-cell>
          <table:table-cell office:value-type="float" office:value="233448" calcext:value-type="float">
            <text:p>233448</text:p>
          </table:table-cell>
          <table:table-cell office:value-type="float" office:value="10691" calcext:value-type="float">
            <text:p>10691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32" calcext:value-type="float">
            <text:p>32</text:p>
          </table:table-cell>
          <table:table-cell office:value-type="float" office:value="233758" calcext:value-type="float">
            <text:p>233758</text:p>
          </table:table-cell>
          <table:table-cell office:value-type="float" office:value="10654" calcext:value-type="float">
            <text:p>1065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2" calcext:value-type="float">
            <text:p>32</text:p>
          </table:table-cell>
          <table:table-cell office:value-type="float" office:value="234418" calcext:value-type="float">
            <text:p>234418</text:p>
          </table:table-cell>
          <table:table-cell office:value-type="float" office:value="10529" calcext:value-type="float">
            <text:p>10529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32" calcext:value-type="float">
            <text:p>32</text:p>
          </table:table-cell>
          <table:table-cell office:value-type="float" office:value="230692" calcext:value-type="float">
            <text:p>230692</text:p>
          </table:table-cell>
          <table:table-cell office:value-type="float" office:value="10364" calcext:value-type="float">
            <text:p>10364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32" calcext:value-type="float">
            <text:p>32</text:p>
          </table:table-cell>
          <table:table-cell office:value-type="float" office:value="230975" calcext:value-type="float">
            <text:p>230975</text:p>
          </table:table-cell>
          <table:table-cell office:value-type="float" office:value="10622" calcext:value-type="float">
            <text:p>10622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32" calcext:value-type="float">
            <text:p>32</text:p>
          </table:table-cell>
          <table:table-cell office:value-type="float" office:value="234893" calcext:value-type="float">
            <text:p>234893</text:p>
          </table:table-cell>
          <table:table-cell office:value-type="float" office:value="10575" calcext:value-type="float">
            <text:p>10575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32" calcext:value-type="float">
            <text:p>32</text:p>
          </table:table-cell>
          <table:table-cell office:value-type="float" office:value="232498" calcext:value-type="float">
            <text:p>232498</text:p>
          </table:table-cell>
          <table:table-cell office:value-type="float" office:value="10735" calcext:value-type="float">
            <text:p>10735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32" calcext:value-type="float">
            <text:p>32</text:p>
          </table:table-cell>
          <table:table-cell office:value-type="float" office:value="236914" calcext:value-type="float">
            <text:p>236914</text:p>
          </table:table-cell>
          <table:table-cell office:value-type="float" office:value="10646" calcext:value-type="float">
            <text:p>10646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32" calcext:value-type="float">
            <text:p>32</text:p>
          </table:table-cell>
          <table:table-cell office:value-type="float" office:value="236656" calcext:value-type="float">
            <text:p>236656</text:p>
          </table:table-cell>
          <table:table-cell office:value-type="float" office:value="10659" calcext:value-type="float">
            <text:p>10659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32" calcext:value-type="float">
            <text:p>32</text:p>
          </table:table-cell>
          <table:table-cell office:value-type="float" office:value="235131" calcext:value-type="float">
            <text:p>235131</text:p>
          </table:table-cell>
          <table:table-cell office:value-type="float" office:value="10676" calcext:value-type="float">
            <text:p>10676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32" calcext:value-type="float">
            <text:p>32</text:p>
          </table:table-cell>
          <table:table-cell office:value-type="float" office:value="233963" calcext:value-type="float">
            <text:p>233963</text:p>
          </table:table-cell>
          <table:table-cell office:value-type="float" office:value="10475" calcext:value-type="float">
            <text:p>10475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32" calcext:value-type="float">
            <text:p>32</text:p>
          </table:table-cell>
          <table:table-cell office:value-type="float" office:value="240263" calcext:value-type="float">
            <text:p>240263</text:p>
          </table:table-cell>
          <table:table-cell office:value-type="float" office:value="10633" calcext:value-type="float">
            <text:p>10633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32" calcext:value-type="float">
            <text:p>32</text:p>
          </table:table-cell>
          <table:table-cell office:value-type="float" office:value="235444" calcext:value-type="float">
            <text:p>235444</text:p>
          </table:table-cell>
          <table:table-cell office:value-type="float" office:value="10502" calcext:value-type="float">
            <text:p>10502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32" calcext:value-type="float">
            <text:p>32</text:p>
          </table:table-cell>
          <table:table-cell office:value-type="float" office:value="235679" calcext:value-type="float">
            <text:p>235679</text:p>
          </table:table-cell>
          <table:table-cell office:value-type="float" office:value="10435" calcext:value-type="float">
            <text:p>10435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32" calcext:value-type="float">
            <text:p>32</text:p>
          </table:table-cell>
          <table:table-cell office:value-type="float" office:value="234841" calcext:value-type="float">
            <text:p>234841</text:p>
          </table:table-cell>
          <table:table-cell office:value-type="float" office:value="10567" calcext:value-type="float">
            <text:p>10567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32" calcext:value-type="float">
            <text:p>32</text:p>
          </table:table-cell>
          <table:table-cell office:value-type="float" office:value="236503" calcext:value-type="float">
            <text:p>236503</text:p>
          </table:table-cell>
          <table:table-cell office:value-type="float" office:value="10611" calcext:value-type="float">
            <text:p>10611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32" calcext:value-type="float">
            <text:p>32</text:p>
          </table:table-cell>
          <table:table-cell office:value-type="float" office:value="236760" calcext:value-type="float">
            <text:p>236760</text:p>
          </table:table-cell>
          <table:table-cell office:value-type="float" office:value="10491" calcext:value-type="float">
            <text:p>10491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32" calcext:value-type="float">
            <text:p>32</text:p>
          </table:table-cell>
          <table:table-cell office:value-type="float" office:value="237415" calcext:value-type="float">
            <text:p>237415</text:p>
          </table:table-cell>
          <table:table-cell office:value-type="float" office:value="10633" calcext:value-type="float">
            <text:p>10633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32" calcext:value-type="float">
            <text:p>32</text:p>
          </table:table-cell>
          <table:table-cell office:value-type="float" office:value="235790" calcext:value-type="float">
            <text:p>235790</text:p>
          </table:table-cell>
          <table:table-cell office:value-type="float" office:value="10688" calcext:value-type="float">
            <text:p>10688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32" calcext:value-type="float">
            <text:p>32</text:p>
          </table:table-cell>
          <table:table-cell office:value-type="float" office:value="236574" calcext:value-type="float">
            <text:p>236574</text:p>
          </table:table-cell>
          <table:table-cell office:value-type="float" office:value="10653" calcext:value-type="float">
            <text:p>10653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32" calcext:value-type="float">
            <text:p>32</text:p>
          </table:table-cell>
          <table:table-cell office:value-type="float" office:value="237286" calcext:value-type="float">
            <text:p>237286</text:p>
          </table:table-cell>
          <table:table-cell office:value-type="float" office:value="10733" calcext:value-type="float">
            <text:p>10733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32" calcext:value-type="float">
            <text:p>32</text:p>
          </table:table-cell>
          <table:table-cell office:value-type="float" office:value="236803" calcext:value-type="float">
            <text:p>236803</text:p>
          </table:table-cell>
          <table:table-cell office:value-type="float" office:value="10735" calcext:value-type="float">
            <text:p>1073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2" calcext:value-type="float">
            <text:p>32</text:p>
          </table:table-cell>
          <table:table-cell office:value-type="float" office:value="239628" calcext:value-type="float">
            <text:p>239628</text:p>
          </table:table-cell>
          <table:table-cell office:value-type="float" office:value="10398" calcext:value-type="float">
            <text:p>10398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32" calcext:value-type="float">
            <text:p>32</text:p>
          </table:table-cell>
          <table:table-cell office:value-type="float" office:value="236788" calcext:value-type="float">
            <text:p>236788</text:p>
          </table:table-cell>
          <table:table-cell office:value-type="float" office:value="10501" calcext:value-type="float">
            <text:p>10501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32" calcext:value-type="float">
            <text:p>32</text:p>
          </table:table-cell>
          <table:table-cell office:value-type="float" office:value="240020" calcext:value-type="float">
            <text:p>240020</text:p>
          </table:table-cell>
          <table:table-cell office:value-type="float" office:value="10550" calcext:value-type="float">
            <text:p>10550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32" calcext:value-type="float">
            <text:p>32</text:p>
          </table:table-cell>
          <table:table-cell office:value-type="float" office:value="238323" calcext:value-type="float">
            <text:p>238323</text:p>
          </table:table-cell>
          <table:table-cell office:value-type="float" office:value="10650" calcext:value-type="float">
            <text:p>10650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32" calcext:value-type="float">
            <text:p>32</text:p>
          </table:table-cell>
          <table:table-cell office:value-type="float" office:value="241369" calcext:value-type="float">
            <text:p>241369</text:p>
          </table:table-cell>
          <table:table-cell office:value-type="float" office:value="10708" calcext:value-type="float">
            <text:p>10708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32" calcext:value-type="float">
            <text:p>32</text:p>
          </table:table-cell>
          <table:table-cell office:value-type="float" office:value="240397" calcext:value-type="float">
            <text:p>240397</text:p>
          </table:table-cell>
          <table:table-cell office:value-type="float" office:value="10736" calcext:value-type="float">
            <text:p>10736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32" calcext:value-type="float">
            <text:p>32</text:p>
          </table:table-cell>
          <table:table-cell office:value-type="float" office:value="239230" calcext:value-type="float">
            <text:p>239230</text:p>
          </table:table-cell>
          <table:table-cell office:value-type="float" office:value="10787" calcext:value-type="float">
            <text:p>10787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32" calcext:value-type="float">
            <text:p>32</text:p>
          </table:table-cell>
          <table:table-cell office:value-type="float" office:value="240300" calcext:value-type="float">
            <text:p>240300</text:p>
          </table:table-cell>
          <table:table-cell office:value-type="float" office:value="10657" calcext:value-type="float">
            <text:p>10657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32" calcext:value-type="float">
            <text:p>32</text:p>
          </table:table-cell>
          <table:table-cell office:value-type="float" office:value="237686" calcext:value-type="float">
            <text:p>237686</text:p>
          </table:table-cell>
          <table:table-cell office:value-type="float" office:value="10631" calcext:value-type="float">
            <text:p>10631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32" calcext:value-type="float">
            <text:p>32</text:p>
          </table:table-cell>
          <table:table-cell office:value-type="float" office:value="240209" calcext:value-type="float">
            <text:p>240209</text:p>
          </table:table-cell>
          <table:table-cell office:value-type="float" office:value="10690" calcext:value-type="float">
            <text:p>1069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2" calcext:value-type="float">
            <text:p>32</text:p>
          </table:table-cell>
          <table:table-cell office:value-type="float" office:value="237149" calcext:value-type="float">
            <text:p>237149</text:p>
          </table:table-cell>
          <table:table-cell office:value-type="float" office:value="10474" calcext:value-type="float">
            <text:p>10474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32" calcext:value-type="float">
            <text:p>32</text:p>
          </table:table-cell>
          <table:table-cell office:value-type="float" office:value="238465" calcext:value-type="float">
            <text:p>238465</text:p>
          </table:table-cell>
          <table:table-cell office:value-type="float" office:value="10403" calcext:value-type="float">
            <text:p>10403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32" calcext:value-type="float">
            <text:p>32</text:p>
          </table:table-cell>
          <table:table-cell office:value-type="float" office:value="239231" calcext:value-type="float">
            <text:p>239231</text:p>
          </table:table-cell>
          <table:table-cell office:value-type="float" office:value="10467" calcext:value-type="float">
            <text:p>10467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32" calcext:value-type="float">
            <text:p>32</text:p>
          </table:table-cell>
          <table:table-cell office:value-type="float" office:value="237108" calcext:value-type="float">
            <text:p>237108</text:p>
          </table:table-cell>
          <table:table-cell office:value-type="float" office:value="10501" calcext:value-type="float">
            <text:p>10501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32" calcext:value-type="float">
            <text:p>32</text:p>
          </table:table-cell>
          <table:table-cell office:value-type="float" office:value="239904" calcext:value-type="float">
            <text:p>239904</text:p>
          </table:table-cell>
          <table:table-cell office:value-type="float" office:value="10581" calcext:value-type="float">
            <text:p>10581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32" calcext:value-type="float">
            <text:p>32</text:p>
          </table:table-cell>
          <table:table-cell office:value-type="float" office:value="241169" calcext:value-type="float">
            <text:p>241169</text:p>
          </table:table-cell>
          <table:table-cell office:value-type="float" office:value="10708" calcext:value-type="float">
            <text:p>10708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2" calcext:value-type="float">
            <text:p>32</text:p>
          </table:table-cell>
          <table:table-cell office:value-type="float" office:value="240112" calcext:value-type="float">
            <text:p>240112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32" calcext:value-type="float">
            <text:p>32</text:p>
          </table:table-cell>
          <table:table-cell office:value-type="float" office:value="240512" calcext:value-type="float">
            <text:p>240512</text:p>
          </table:table-cell>
          <table:table-cell office:value-type="float" office:value="10461" calcext:value-type="float">
            <text:p>10461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32" calcext:value-type="float">
            <text:p>32</text:p>
          </table:table-cell>
          <table:table-cell office:value-type="float" office:value="237048" calcext:value-type="float">
            <text:p>237048</text:p>
          </table:table-cell>
          <table:table-cell office:value-type="float" office:value="10684" calcext:value-type="float">
            <text:p>10684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32" calcext:value-type="float">
            <text:p>32</text:p>
          </table:table-cell>
          <table:table-cell office:value-type="float" office:value="239752" calcext:value-type="float">
            <text:p>239752</text:p>
          </table:table-cell>
          <table:table-cell office:value-type="float" office:value="10597" calcext:value-type="float">
            <text:p>1059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2" calcext:value-type="float">
            <text:p>32</text:p>
          </table:table-cell>
          <table:table-cell office:value-type="float" office:value="239407" calcext:value-type="float">
            <text:p>239407</text:p>
          </table:table-cell>
          <table:table-cell office:value-type="float" office:value="10514" calcext:value-type="float">
            <text:p>10514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32" calcext:value-type="float">
            <text:p>32</text:p>
          </table:table-cell>
          <table:table-cell office:value-type="float" office:value="241400" calcext:value-type="float">
            <text:p>241400</text:p>
          </table:table-cell>
          <table:table-cell office:value-type="float" office:value="10448" calcext:value-type="float">
            <text:p>10448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32" calcext:value-type="float">
            <text:p>32</text:p>
          </table:table-cell>
          <table:table-cell office:value-type="float" office:value="243068" calcext:value-type="float">
            <text:p>243068</text:p>
          </table:table-cell>
          <table:table-cell office:value-type="float" office:value="10552" calcext:value-type="float">
            <text:p>10552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32" calcext:value-type="float">
            <text:p>32</text:p>
          </table:table-cell>
          <table:table-cell office:value-type="float" office:value="243754" calcext:value-type="float">
            <text:p>243754</text:p>
          </table:table-cell>
          <table:table-cell office:value-type="float" office:value="10726" calcext:value-type="float">
            <text:p>10726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32" calcext:value-type="float">
            <text:p>32</text:p>
          </table:table-cell>
          <table:table-cell office:value-type="float" office:value="240488" calcext:value-type="float">
            <text:p>240488</text:p>
          </table:table-cell>
          <table:table-cell office:value-type="float" office:value="10526" calcext:value-type="float">
            <text:p>10526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32" calcext:value-type="float">
            <text:p>32</text:p>
          </table:table-cell>
          <table:table-cell office:value-type="float" office:value="240424" calcext:value-type="float">
            <text:p>240424</text:p>
          </table:table-cell>
          <table:table-cell office:value-type="float" office:value="10725" calcext:value-type="float">
            <text:p>10725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32" calcext:value-type="float">
            <text:p>32</text:p>
          </table:table-cell>
          <table:table-cell office:value-type="float" office:value="241290" calcext:value-type="float">
            <text:p>241290</text:p>
          </table:table-cell>
          <table:table-cell office:value-type="float" office:value="10627" calcext:value-type="float">
            <text:p>10627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32" calcext:value-type="float">
            <text:p>32</text:p>
          </table:table-cell>
          <table:table-cell office:value-type="float" office:value="242698" calcext:value-type="float">
            <text:p>242698</text:p>
          </table:table-cell>
          <table:table-cell office:value-type="float" office:value="10552" calcext:value-type="float">
            <text:p>10552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32" calcext:value-type="float">
            <text:p>32</text:p>
          </table:table-cell>
          <table:table-cell office:value-type="float" office:value="240686" calcext:value-type="float">
            <text:p>240686</text:p>
          </table:table-cell>
          <table:table-cell office:value-type="float" office:value="10580" calcext:value-type="float">
            <text:p>10580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32" calcext:value-type="float">
            <text:p>32</text:p>
          </table:table-cell>
          <table:table-cell office:value-type="float" office:value="241224" calcext:value-type="float">
            <text:p>241224</text:p>
          </table:table-cell>
          <table:table-cell office:value-type="float" office:value="10767" calcext:value-type="float">
            <text:p>1076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2" calcext:value-type="float">
            <text:p>32</text:p>
          </table:table-cell>
          <table:table-cell office:value-type="float" office:value="244814" calcext:value-type="float">
            <text:p>244814</text:p>
          </table:table-cell>
          <table:table-cell office:value-type="float" office:value="10739" calcext:value-type="float">
            <text:p>10739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32" calcext:value-type="float">
            <text:p>32</text:p>
          </table:table-cell>
          <table:table-cell office:value-type="float" office:value="241478" calcext:value-type="float">
            <text:p>241478</text:p>
          </table:table-cell>
          <table:table-cell office:value-type="float" office:value="10714" calcext:value-type="float">
            <text:p>10714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2" calcext:value-type="float">
            <text:p>32</text:p>
          </table:table-cell>
          <table:table-cell office:value-type="float" office:value="241019" calcext:value-type="float">
            <text:p>241019</text:p>
          </table:table-cell>
          <table:table-cell office:value-type="float" office:value="10416" calcext:value-type="float">
            <text:p>10416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32" calcext:value-type="float">
            <text:p>32</text:p>
          </table:table-cell>
          <table:table-cell office:value-type="float" office:value="239954" calcext:value-type="float">
            <text:p>239954</text:p>
          </table:table-cell>
          <table:table-cell office:value-type="float" office:value="10622" calcext:value-type="float">
            <text:p>10622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32" calcext:value-type="float">
            <text:p>32</text:p>
          </table:table-cell>
          <table:table-cell office:value-type="float" office:value="243837" calcext:value-type="float">
            <text:p>243837</text:p>
          </table:table-cell>
          <table:table-cell office:value-type="float" office:value="10638" calcext:value-type="float">
            <text:p>10638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32" calcext:value-type="float">
            <text:p>32</text:p>
          </table:table-cell>
          <table:table-cell office:value-type="float" office:value="244924" calcext:value-type="float">
            <text:p>244924</text:p>
          </table:table-cell>
          <table:table-cell office:value-type="float" office:value="10735" calcext:value-type="float">
            <text:p>10735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32" calcext:value-type="float">
            <text:p>32</text:p>
          </table:table-cell>
          <table:table-cell office:value-type="float" office:value="242786" calcext:value-type="float">
            <text:p>242786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32" calcext:value-type="float">
            <text:p>32</text:p>
          </table:table-cell>
          <table:table-cell office:value-type="float" office:value="244475" calcext:value-type="float">
            <text:p>244475</text:p>
          </table:table-cell>
          <table:table-cell office:value-type="float" office:value="10737" calcext:value-type="float">
            <text:p>10737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32" calcext:value-type="float">
            <text:p>32</text:p>
          </table:table-cell>
          <table:table-cell office:value-type="float" office:value="244396" calcext:value-type="float">
            <text:p>244396</text:p>
          </table:table-cell>
          <table:table-cell office:value-type="float" office:value="10683" calcext:value-type="float">
            <text:p>10683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32" calcext:value-type="float">
            <text:p>32</text:p>
          </table:table-cell>
          <table:table-cell office:value-type="float" office:value="245030" calcext:value-type="float">
            <text:p>245030</text:p>
          </table:table-cell>
          <table:table-cell office:value-type="float" office:value="10869" calcext:value-type="float">
            <text:p>1086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2" calcext:value-type="float">
            <text:p>32</text:p>
          </table:table-cell>
          <table:table-cell office:value-type="float" office:value="243141" calcext:value-type="float">
            <text:p>243141</text:p>
          </table:table-cell>
          <table:table-cell office:value-type="float" office:value="10549" calcext:value-type="float">
            <text:p>10549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32" calcext:value-type="float">
            <text:p>32</text:p>
          </table:table-cell>
          <table:table-cell office:value-type="float" office:value="243594" calcext:value-type="float">
            <text:p>243594</text:p>
          </table:table-cell>
          <table:table-cell office:value-type="float" office:value="10619" calcext:value-type="float">
            <text:p>10619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32" calcext:value-type="float">
            <text:p>32</text:p>
          </table:table-cell>
          <table:table-cell office:value-type="float" office:value="242814" calcext:value-type="float">
            <text:p>242814</text:p>
          </table:table-cell>
          <table:table-cell office:value-type="float" office:value="10516" calcext:value-type="float">
            <text:p>10516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32" calcext:value-type="float">
            <text:p>32</text:p>
          </table:table-cell>
          <table:table-cell office:value-type="float" office:value="243773" calcext:value-type="float">
            <text:p>243773</text:p>
          </table:table-cell>
          <table:table-cell office:value-type="float" office:value="10595" calcext:value-type="float">
            <text:p>10595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32" calcext:value-type="float">
            <text:p>32</text:p>
          </table:table-cell>
          <table:table-cell office:value-type="float" office:value="246937" calcext:value-type="float">
            <text:p>246937</text:p>
          </table:table-cell>
          <table:table-cell office:value-type="float" office:value="10630" calcext:value-type="float">
            <text:p>10630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32" calcext:value-type="float">
            <text:p>32</text:p>
          </table:table-cell>
          <table:table-cell office:value-type="float" office:value="242436" calcext:value-type="float">
            <text:p>242436</text:p>
          </table:table-cell>
          <table:table-cell office:value-type="float" office:value="10696" calcext:value-type="float">
            <text:p>10696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32" calcext:value-type="float">
            <text:p>32</text:p>
          </table:table-cell>
          <table:table-cell office:value-type="float" office:value="245332" calcext:value-type="float">
            <text:p>245332</text:p>
          </table:table-cell>
          <table:table-cell office:value-type="float" office:value="10602" calcext:value-type="float">
            <text:p>10602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32" calcext:value-type="float">
            <text:p>32</text:p>
          </table:table-cell>
          <table:table-cell office:value-type="float" office:value="246723" calcext:value-type="float">
            <text:p>246723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32" calcext:value-type="float">
            <text:p>32</text:p>
          </table:table-cell>
          <table:table-cell office:value-type="float" office:value="243190" calcext:value-type="float">
            <text:p>243190</text:p>
          </table:table-cell>
          <table:table-cell office:value-type="float" office:value="10544" calcext:value-type="float">
            <text:p>10544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32" calcext:value-type="float">
            <text:p>32</text:p>
          </table:table-cell>
          <table:table-cell office:value-type="float" office:value="242052" calcext:value-type="float">
            <text:p>242052</text:p>
          </table:table-cell>
          <table:table-cell office:value-type="float" office:value="10358" calcext:value-type="float">
            <text:p>1035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2" calcext:value-type="float">
            <text:p>32</text:p>
          </table:table-cell>
          <table:table-cell office:value-type="float" office:value="244613" calcext:value-type="float">
            <text:p>244613</text:p>
          </table:table-cell>
          <table:table-cell office:value-type="float" office:value="10517" calcext:value-type="float">
            <text:p>10517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32" calcext:value-type="float">
            <text:p>32</text:p>
          </table:table-cell>
          <table:table-cell office:value-type="float" office:value="245422" calcext:value-type="float">
            <text:p>245422</text:p>
          </table:table-cell>
          <table:table-cell office:value-type="float" office:value="10633" calcext:value-type="float">
            <text:p>10633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32" calcext:value-type="float">
            <text:p>32</text:p>
          </table:table-cell>
          <table:table-cell office:value-type="float" office:value="246916" calcext:value-type="float">
            <text:p>246916</text:p>
          </table:table-cell>
          <table:table-cell office:value-type="float" office:value="10741" calcext:value-type="float">
            <text:p>10741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32" calcext:value-type="float">
            <text:p>32</text:p>
          </table:table-cell>
          <table:table-cell office:value-type="float" office:value="245337" calcext:value-type="float">
            <text:p>245337</text:p>
          </table:table-cell>
          <table:table-cell office:value-type="float" office:value="10880" calcext:value-type="float">
            <text:p>10880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32" calcext:value-type="float">
            <text:p>32</text:p>
          </table:table-cell>
          <table:table-cell office:value-type="float" office:value="246254" calcext:value-type="float">
            <text:p>246254</text:p>
          </table:table-cell>
          <table:table-cell office:value-type="float" office:value="10627" calcext:value-type="float">
            <text:p>10627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32" calcext:value-type="float">
            <text:p>32</text:p>
          </table:table-cell>
          <table:table-cell office:value-type="float" office:value="246607" calcext:value-type="float">
            <text:p>246607</text:p>
          </table:table-cell>
          <table:table-cell office:value-type="float" office:value="10674" calcext:value-type="float">
            <text:p>10674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32" calcext:value-type="float">
            <text:p>32</text:p>
          </table:table-cell>
          <table:table-cell office:value-type="float" office:value="245837" calcext:value-type="float">
            <text:p>245837</text:p>
          </table:table-cell>
          <table:table-cell office:value-type="float" office:value="10732" calcext:value-type="float">
            <text:p>10732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32" calcext:value-type="float">
            <text:p>32</text:p>
          </table:table-cell>
          <table:table-cell office:value-type="float" office:value="245090" calcext:value-type="float">
            <text:p>245090</text:p>
          </table:table-cell>
          <table:table-cell office:value-type="float" office:value="10656" calcext:value-type="float">
            <text:p>10656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32" calcext:value-type="float">
            <text:p>32</text:p>
          </table:table-cell>
          <table:table-cell office:value-type="float" office:value="246450" calcext:value-type="float">
            <text:p>246450</text:p>
          </table:table-cell>
          <table:table-cell office:value-type="float" office:value="10791" calcext:value-type="float">
            <text:p>10791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32" calcext:value-type="float">
            <text:p>32</text:p>
          </table:table-cell>
          <table:table-cell office:value-type="float" office:value="248134" calcext:value-type="float">
            <text:p>248134</text:p>
          </table:table-cell>
          <table:table-cell office:value-type="float" office:value="10708" calcext:value-type="float">
            <text:p>10708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2" calcext:value-type="float">
            <text:p>32</text:p>
          </table:table-cell>
          <table:table-cell office:value-type="float" office:value="246231" calcext:value-type="float">
            <text:p>246231</text:p>
          </table:table-cell>
          <table:table-cell office:value-type="float" office:value="10489" calcext:value-type="float">
            <text:p>10489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32" calcext:value-type="float">
            <text:p>32</text:p>
          </table:table-cell>
          <table:table-cell office:value-type="float" office:value="245564" calcext:value-type="float">
            <text:p>245564</text:p>
          </table:table-cell>
          <table:table-cell office:value-type="float" office:value="10812" calcext:value-type="float">
            <text:p>10812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32" calcext:value-type="float">
            <text:p>32</text:p>
          </table:table-cell>
          <table:table-cell office:value-type="float" office:value="248318" calcext:value-type="float">
            <text:p>248318</text:p>
          </table:table-cell>
          <table:table-cell office:value-type="float" office:value="10844" calcext:value-type="float">
            <text:p>10844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32" calcext:value-type="float">
            <text:p>32</text:p>
          </table:table-cell>
          <table:table-cell office:value-type="float" office:value="246084" calcext:value-type="float">
            <text:p>246084</text:p>
          </table:table-cell>
          <table:table-cell office:value-type="float" office:value="10511" calcext:value-type="float">
            <text:p>10511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32" calcext:value-type="float">
            <text:p>32</text:p>
          </table:table-cell>
          <table:table-cell office:value-type="float" office:value="245779" calcext:value-type="float">
            <text:p>245779</text:p>
          </table:table-cell>
          <table:table-cell office:value-type="float" office:value="10702" calcext:value-type="float">
            <text:p>10702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32" calcext:value-type="float">
            <text:p>32</text:p>
          </table:table-cell>
          <table:table-cell office:value-type="float" office:value="249690" calcext:value-type="float">
            <text:p>249690</text:p>
          </table:table-cell>
          <table:table-cell office:value-type="float" office:value="10671" calcext:value-type="float">
            <text:p>10671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32" calcext:value-type="float">
            <text:p>32</text:p>
          </table:table-cell>
          <table:table-cell office:value-type="float" office:value="245555" calcext:value-type="float">
            <text:p>245555</text:p>
          </table:table-cell>
          <table:table-cell office:value-type="float" office:value="10436" calcext:value-type="float">
            <text:p>10436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32" calcext:value-type="float">
            <text:p>32</text:p>
          </table:table-cell>
          <table:table-cell office:value-type="float" office:value="245747" calcext:value-type="float">
            <text:p>245747</text:p>
          </table:table-cell>
          <table:table-cell office:value-type="float" office:value="10736" calcext:value-type="float">
            <text:p>10736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32" calcext:value-type="float">
            <text:p>32</text:p>
          </table:table-cell>
          <table:table-cell office:value-type="float" office:value="251453" calcext:value-type="float">
            <text:p>251453</text:p>
          </table:table-cell>
          <table:table-cell office:value-type="float" office:value="10758" calcext:value-type="float">
            <text:p>10758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32" calcext:value-type="float">
            <text:p>32</text:p>
          </table:table-cell>
          <table:table-cell office:value-type="float" office:value="248883" calcext:value-type="float">
            <text:p>248883</text:p>
          </table:table-cell>
          <table:table-cell office:value-type="float" office:value="10644" calcext:value-type="float">
            <text:p>1064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2" calcext:value-type="float">
            <text:p>32</text:p>
          </table:table-cell>
          <table:table-cell office:value-type="float" office:value="247891" calcext:value-type="float">
            <text:p>247891</text:p>
          </table:table-cell>
          <table:table-cell office:value-type="float" office:value="10472" calcext:value-type="float">
            <text:p>10472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32" calcext:value-type="float">
            <text:p>32</text:p>
          </table:table-cell>
          <table:table-cell office:value-type="float" office:value="247465" calcext:value-type="float">
            <text:p>247465</text:p>
          </table:table-cell>
          <table:table-cell office:value-type="float" office:value="10665" calcext:value-type="float">
            <text:p>10665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32" calcext:value-type="float">
            <text:p>32</text:p>
          </table:table-cell>
          <table:table-cell office:value-type="float" office:value="248719" calcext:value-type="float">
            <text:p>248719</text:p>
          </table:table-cell>
          <table:table-cell office:value-type="float" office:value="10569" calcext:value-type="float">
            <text:p>10569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32" calcext:value-type="float">
            <text:p>32</text:p>
          </table:table-cell>
          <table:table-cell office:value-type="float" office:value="247051" calcext:value-type="float">
            <text:p>247051</text:p>
          </table:table-cell>
          <table:table-cell office:value-type="float" office:value="10587" calcext:value-type="float">
            <text:p>10587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32" calcext:value-type="float">
            <text:p>32</text:p>
          </table:table-cell>
          <table:table-cell office:value-type="float" office:value="247644" calcext:value-type="float">
            <text:p>247644</text:p>
          </table:table-cell>
          <table:table-cell office:value-type="float" office:value="10435" calcext:value-type="float">
            <text:p>10435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32" calcext:value-type="float">
            <text:p>32</text:p>
          </table:table-cell>
          <table:table-cell office:value-type="float" office:value="248290" calcext:value-type="float">
            <text:p>248290</text:p>
          </table:table-cell>
          <table:table-cell office:value-type="float" office:value="10875" calcext:value-type="float">
            <text:p>10875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32" calcext:value-type="float">
            <text:p>32</text:p>
          </table:table-cell>
          <table:table-cell office:value-type="float" office:value="249664" calcext:value-type="float">
            <text:p>249664</text:p>
          </table:table-cell>
          <table:table-cell office:value-type="float" office:value="10515" calcext:value-type="float">
            <text:p>10515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32" calcext:value-type="float">
            <text:p>32</text:p>
          </table:table-cell>
          <table:table-cell office:value-type="float" office:value="249986" calcext:value-type="float">
            <text:p>249986</text:p>
          </table:table-cell>
          <table:table-cell office:value-type="float" office:value="10792" calcext:value-type="float">
            <text:p>10792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32" calcext:value-type="float">
            <text:p>32</text:p>
          </table:table-cell>
          <table:table-cell office:value-type="float" office:value="245265" calcext:value-type="float">
            <text:p>245265</text:p>
          </table:table-cell>
          <table:table-cell office:value-type="float" office:value="10639" calcext:value-type="float">
            <text:p>10639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32" calcext:value-type="float">
            <text:p>32</text:p>
          </table:table-cell>
          <table:table-cell office:value-type="float" office:value="250186" calcext:value-type="float">
            <text:p>250186</text:p>
          </table:table-cell>
          <table:table-cell office:value-type="float" office:value="10467" calcext:value-type="float">
            <text:p>1046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2" calcext:value-type="float">
            <text:p>32</text:p>
          </table:table-cell>
          <table:table-cell office:value-type="float" office:value="247818" calcext:value-type="float">
            <text:p>247818</text:p>
          </table:table-cell>
          <table:table-cell office:value-type="float" office:value="10651" calcext:value-type="float">
            <text:p>10651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32" calcext:value-type="float">
            <text:p>32</text:p>
          </table:table-cell>
          <table:table-cell office:value-type="float" office:value="250600" calcext:value-type="float">
            <text:p>250600</text:p>
          </table:table-cell>
          <table:table-cell office:value-type="float" office:value="10856" calcext:value-type="float">
            <text:p>10856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32" calcext:value-type="float">
            <text:p>32</text:p>
          </table:table-cell>
          <table:table-cell office:value-type="float" office:value="247628" calcext:value-type="float">
            <text:p>247628</text:p>
          </table:table-cell>
          <table:table-cell office:value-type="float" office:value="10885" calcext:value-type="float">
            <text:p>10885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32" calcext:value-type="float">
            <text:p>32</text:p>
          </table:table-cell>
          <table:table-cell office:value-type="float" office:value="250165" calcext:value-type="float">
            <text:p>250165</text:p>
          </table:table-cell>
          <table:table-cell office:value-type="float" office:value="10565" calcext:value-type="float">
            <text:p>10565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32" calcext:value-type="float">
            <text:p>32</text:p>
          </table:table-cell>
          <table:table-cell office:value-type="float" office:value="246728" calcext:value-type="float">
            <text:p>246728</text:p>
          </table:table-cell>
          <table:table-cell office:value-type="float" office:value="10512" calcext:value-type="float">
            <text:p>10512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32" calcext:value-type="float">
            <text:p>32</text:p>
          </table:table-cell>
          <table:table-cell office:value-type="float" office:value="252623" calcext:value-type="float">
            <text:p>252623</text:p>
          </table:table-cell>
          <table:table-cell office:value-type="float" office:value="11342" calcext:value-type="float">
            <text:p>11342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32" calcext:value-type="float">
            <text:p>32</text:p>
          </table:table-cell>
          <table:table-cell office:value-type="float" office:value="250194" calcext:value-type="float">
            <text:p>250194</text:p>
          </table:table-cell>
          <table:table-cell office:value-type="float" office:value="10448" calcext:value-type="float">
            <text:p>10448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32" calcext:value-type="float">
            <text:p>32</text:p>
          </table:table-cell>
          <table:table-cell office:value-type="float" office:value="251764" calcext:value-type="float">
            <text:p>251764</text:p>
          </table:table-cell>
          <table:table-cell office:value-type="float" office:value="10720" calcext:value-type="float">
            <text:p>10720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32" calcext:value-type="float">
            <text:p>32</text:p>
          </table:table-cell>
          <table:table-cell office:value-type="float" office:value="246164" calcext:value-type="float">
            <text:p>246164</text:p>
          </table:table-cell>
          <table:table-cell office:value-type="float" office:value="10665" calcext:value-type="float">
            <text:p>10665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32" calcext:value-type="float">
            <text:p>32</text:p>
          </table:table-cell>
          <table:table-cell office:value-type="float" office:value="252261" calcext:value-type="float">
            <text:p>252261</text:p>
          </table:table-cell>
          <table:table-cell office:value-type="float" office:value="10650" calcext:value-type="float">
            <text:p>1065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32" calcext:value-type="float">
            <text:p>32</text:p>
          </table:table-cell>
          <table:table-cell office:value-type="float" office:value="249438" calcext:value-type="float">
            <text:p>249438</text:p>
          </table:table-cell>
          <table:table-cell office:value-type="float" office:value="10969" calcext:value-type="float">
            <text:p>10969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32" calcext:value-type="float">
            <text:p>32</text:p>
          </table:table-cell>
          <table:table-cell office:value-type="float" office:value="251380" calcext:value-type="float">
            <text:p>251380</text:p>
          </table:table-cell>
          <table:table-cell office:value-type="float" office:value="10728" calcext:value-type="float">
            <text:p>10728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32" calcext:value-type="float">
            <text:p>32</text:p>
          </table:table-cell>
          <table:table-cell office:value-type="float" office:value="251165" calcext:value-type="float">
            <text:p>251165</text:p>
          </table:table-cell>
          <table:table-cell office:value-type="float" office:value="10832" calcext:value-type="float">
            <text:p>10832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32" calcext:value-type="float">
            <text:p>32</text:p>
          </table:table-cell>
          <table:table-cell office:value-type="float" office:value="251227" calcext:value-type="float">
            <text:p>251227</text:p>
          </table:table-cell>
          <table:table-cell office:value-type="float" office:value="10599" calcext:value-type="float">
            <text:p>10599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32" calcext:value-type="float">
            <text:p>32</text:p>
          </table:table-cell>
          <table:table-cell office:value-type="float" office:value="250163" calcext:value-type="float">
            <text:p>250163</text:p>
          </table:table-cell>
          <table:table-cell office:value-type="float" office:value="10779" calcext:value-type="float">
            <text:p>10779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32" calcext:value-type="float">
            <text:p>32</text:p>
          </table:table-cell>
          <table:table-cell office:value-type="float" office:value="251845" calcext:value-type="float">
            <text:p>251845</text:p>
          </table:table-cell>
          <table:table-cell office:value-type="float" office:value="10733" calcext:value-type="float">
            <text:p>10733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32" calcext:value-type="float">
            <text:p>32</text:p>
          </table:table-cell>
          <table:table-cell office:value-type="float" office:value="250920" calcext:value-type="float">
            <text:p>250920</text:p>
          </table:table-cell>
          <table:table-cell office:value-type="float" office:value="10715" calcext:value-type="float">
            <text:p>10715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32" calcext:value-type="float">
            <text:p>32</text:p>
          </table:table-cell>
          <table:table-cell office:value-type="float" office:value="252546" calcext:value-type="float">
            <text:p>252546</text:p>
          </table:table-cell>
          <table:table-cell office:value-type="float" office:value="10690" calcext:value-type="float">
            <text:p>10690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32" calcext:value-type="float">
            <text:p>32</text:p>
          </table:table-cell>
          <table:table-cell office:value-type="float" office:value="249288" calcext:value-type="float">
            <text:p>249288</text:p>
          </table:table-cell>
          <table:table-cell office:value-type="float" office:value="10626" calcext:value-type="float">
            <text:p>10626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32" calcext:value-type="float">
            <text:p>32</text:p>
          </table:table-cell>
          <table:table-cell office:value-type="float" office:value="250855" calcext:value-type="float">
            <text:p>250855</text:p>
          </table:table-cell>
          <table:table-cell office:value-type="float" office:value="11327" calcext:value-type="float">
            <text:p>11327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2" calcext:value-type="float">
            <text:p>32</text:p>
          </table:table-cell>
          <table:table-cell office:value-type="float" office:value="249545" calcext:value-type="float">
            <text:p>249545</text:p>
          </table:table-cell>
          <table:table-cell office:value-type="float" office:value="10568" calcext:value-type="float">
            <text:p>10568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32" calcext:value-type="float">
            <text:p>32</text:p>
          </table:table-cell>
          <table:table-cell office:value-type="float" office:value="248748" calcext:value-type="float">
            <text:p>248748</text:p>
          </table:table-cell>
          <table:table-cell office:value-type="float" office:value="10709" calcext:value-type="float">
            <text:p>10709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32" calcext:value-type="float">
            <text:p>32</text:p>
          </table:table-cell>
          <table:table-cell office:value-type="float" office:value="251105" calcext:value-type="float">
            <text:p>251105</text:p>
          </table:table-cell>
          <table:table-cell office:value-type="float" office:value="10797" calcext:value-type="float">
            <text:p>10797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32" calcext:value-type="float">
            <text:p>32</text:p>
          </table:table-cell>
          <table:table-cell office:value-type="float" office:value="254288" calcext:value-type="float">
            <text:p>254288</text:p>
          </table:table-cell>
          <table:table-cell office:value-type="float" office:value="10877" calcext:value-type="float">
            <text:p>10877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32" calcext:value-type="float">
            <text:p>32</text:p>
          </table:table-cell>
          <table:table-cell office:value-type="float" office:value="246224" calcext:value-type="float">
            <text:p>246224</text:p>
          </table:table-cell>
          <table:table-cell office:value-type="float" office:value="10548" calcext:value-type="float">
            <text:p>10548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32" calcext:value-type="float">
            <text:p>32</text:p>
          </table:table-cell>
          <table:table-cell office:value-type="float" office:value="251425" calcext:value-type="float">
            <text:p>251425</text:p>
          </table:table-cell>
          <table:table-cell office:value-type="float" office:value="11020" calcext:value-type="float">
            <text:p>11020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32" calcext:value-type="float">
            <text:p>32</text:p>
          </table:table-cell>
          <table:table-cell office:value-type="float" office:value="249780" calcext:value-type="float">
            <text:p>249780</text:p>
          </table:table-cell>
          <table:table-cell office:value-type="float" office:value="10573" calcext:value-type="float">
            <text:p>10573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32" calcext:value-type="float">
            <text:p>32</text:p>
          </table:table-cell>
          <table:table-cell office:value-type="float" office:value="253864" calcext:value-type="float">
            <text:p>253864</text:p>
          </table:table-cell>
          <table:table-cell office:value-type="float" office:value="11098" calcext:value-type="float">
            <text:p>11098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32" calcext:value-type="float">
            <text:p>32</text:p>
          </table:table-cell>
          <table:table-cell office:value-type="float" office:value="253420" calcext:value-type="float">
            <text:p>253420</text:p>
          </table:table-cell>
          <table:table-cell office:value-type="float" office:value="10905" calcext:value-type="float">
            <text:p>10905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32" calcext:value-type="float">
            <text:p>32</text:p>
          </table:table-cell>
          <table:table-cell office:value-type="float" office:value="252567" calcext:value-type="float">
            <text:p>252567</text:p>
          </table:table-cell>
          <table:table-cell office:value-type="float" office:value="10662" calcext:value-type="float">
            <text:p>10662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2" calcext:value-type="float">
            <text:p>32</text:p>
          </table:table-cell>
          <table:table-cell office:value-type="float" office:value="253263" calcext:value-type="float">
            <text:p>253263</text:p>
          </table:table-cell>
          <table:table-cell office:value-type="float" office:value="10971" calcext:value-type="float">
            <text:p>10971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32" calcext:value-type="float">
            <text:p>32</text:p>
          </table:table-cell>
          <table:table-cell office:value-type="float" office:value="253906" calcext:value-type="float">
            <text:p>253906</text:p>
          </table:table-cell>
          <table:table-cell office:value-type="float" office:value="10731" calcext:value-type="float">
            <text:p>10731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32" calcext:value-type="float">
            <text:p>32</text:p>
          </table:table-cell>
          <table:table-cell office:value-type="float" office:value="252028" calcext:value-type="float">
            <text:p>252028</text:p>
          </table:table-cell>
          <table:table-cell office:value-type="float" office:value="10806" calcext:value-type="float">
            <text:p>10806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32" calcext:value-type="float">
            <text:p>32</text:p>
          </table:table-cell>
          <table:table-cell office:value-type="float" office:value="249926" calcext:value-type="float">
            <text:p>249926</text:p>
          </table:table-cell>
          <table:table-cell office:value-type="float" office:value="10905" calcext:value-type="float">
            <text:p>10905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32" calcext:value-type="float">
            <text:p>32</text:p>
          </table:table-cell>
          <table:table-cell office:value-type="float" office:value="256565" calcext:value-type="float">
            <text:p>256565</text:p>
          </table:table-cell>
          <table:table-cell office:value-type="float" office:value="10915" calcext:value-type="float">
            <text:p>10915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32" calcext:value-type="float">
            <text:p>32</text:p>
          </table:table-cell>
          <table:table-cell office:value-type="float" office:value="249742" calcext:value-type="float">
            <text:p>249742</text:p>
          </table:table-cell>
          <table:table-cell office:value-type="float" office:value="10704" calcext:value-type="float">
            <text:p>10704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32" calcext:value-type="float">
            <text:p>32</text:p>
          </table:table-cell>
          <table:table-cell office:value-type="float" office:value="252705" calcext:value-type="float">
            <text:p>252705</text:p>
          </table:table-cell>
          <table:table-cell office:value-type="float" office:value="10767" calcext:value-type="float">
            <text:p>10767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32" calcext:value-type="float">
            <text:p>32</text:p>
          </table:table-cell>
          <table:table-cell office:value-type="float" office:value="250905" calcext:value-type="float">
            <text:p>250905</text:p>
          </table:table-cell>
          <table:table-cell office:value-type="float" office:value="10969" calcext:value-type="float">
            <text:p>10969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32" calcext:value-type="float">
            <text:p>32</text:p>
          </table:table-cell>
          <table:table-cell office:value-type="float" office:value="253883" calcext:value-type="float">
            <text:p>253883</text:p>
          </table:table-cell>
          <table:table-cell office:value-type="float" office:value="10799" calcext:value-type="float">
            <text:p>10799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32" calcext:value-type="float">
            <text:p>32</text:p>
          </table:table-cell>
          <table:table-cell office:value-type="float" office:value="251587" calcext:value-type="float">
            <text:p>251587</text:p>
          </table:table-cell>
          <table:table-cell office:value-type="float" office:value="10735" calcext:value-type="float">
            <text:p>1073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2" calcext:value-type="float">
            <text:p>32</text:p>
          </table:table-cell>
          <table:table-cell office:value-type="float" office:value="251806" calcext:value-type="float">
            <text:p>251806</text:p>
          </table:table-cell>
          <table:table-cell office:value-type="float" office:value="10794" calcext:value-type="float">
            <text:p>10794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32" calcext:value-type="float">
            <text:p>32</text:p>
          </table:table-cell>
          <table:table-cell office:value-type="float" office:value="254436" calcext:value-type="float">
            <text:p>254436</text:p>
          </table:table-cell>
          <table:table-cell office:value-type="float" office:value="10530" calcext:value-type="float">
            <text:p>10530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32" calcext:value-type="float">
            <text:p>32</text:p>
          </table:table-cell>
          <table:table-cell office:value-type="float" office:value="251771" calcext:value-type="float">
            <text:p>251771</text:p>
          </table:table-cell>
          <table:table-cell office:value-type="float" office:value="10929" calcext:value-type="float">
            <text:p>10929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32" calcext:value-type="float">
            <text:p>32</text:p>
          </table:table-cell>
          <table:table-cell office:value-type="float" office:value="253066" calcext:value-type="float">
            <text:p>253066</text:p>
          </table:table-cell>
          <table:table-cell office:value-type="float" office:value="10545" calcext:value-type="float">
            <text:p>10545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32" calcext:value-type="float">
            <text:p>32</text:p>
          </table:table-cell>
          <table:table-cell office:value-type="float" office:value="253234" calcext:value-type="float">
            <text:p>253234</text:p>
          </table:table-cell>
          <table:table-cell office:value-type="float" office:value="11563" calcext:value-type="float">
            <text:p>11563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32" calcext:value-type="float">
            <text:p>32</text:p>
          </table:table-cell>
          <table:table-cell office:value-type="float" office:value="257866" calcext:value-type="float">
            <text:p>257866</text:p>
          </table:table-cell>
          <table:table-cell office:value-type="float" office:value="10724" calcext:value-type="float">
            <text:p>10724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32" calcext:value-type="float">
            <text:p>32</text:p>
          </table:table-cell>
          <table:table-cell office:value-type="float" office:value="257437" calcext:value-type="float">
            <text:p>257437</text:p>
          </table:table-cell>
          <table:table-cell office:value-type="float" office:value="11003" calcext:value-type="float">
            <text:p>11003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32" calcext:value-type="float">
            <text:p>32</text:p>
          </table:table-cell>
          <table:table-cell office:value-type="float" office:value="251008" calcext:value-type="float">
            <text:p>251008</text:p>
          </table:table-cell>
          <table:table-cell office:value-type="float" office:value="11078" calcext:value-type="float">
            <text:p>11078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32" calcext:value-type="float">
            <text:p>32</text:p>
          </table:table-cell>
          <table:table-cell office:value-type="float" office:value="255691" calcext:value-type="float">
            <text:p>255691</text:p>
          </table:table-cell>
          <table:table-cell office:value-type="float" office:value="10869" calcext:value-type="float">
            <text:p>10869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32" calcext:value-type="float">
            <text:p>32</text:p>
          </table:table-cell>
          <table:table-cell office:value-type="float" office:value="253488" calcext:value-type="float">
            <text:p>253488</text:p>
          </table:table-cell>
          <table:table-cell office:value-type="float" office:value="10955" calcext:value-type="float">
            <text:p>1095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32" calcext:value-type="float">
            <text:p>32</text:p>
          </table:table-cell>
          <table:table-cell office:value-type="float" office:value="254589" calcext:value-type="float">
            <text:p>254589</text:p>
          </table:table-cell>
          <table:table-cell office:value-type="float" office:value="10635" calcext:value-type="float">
            <text:p>10635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32" calcext:value-type="float">
            <text:p>32</text:p>
          </table:table-cell>
          <table:table-cell office:value-type="float" office:value="254741" calcext:value-type="float">
            <text:p>254741</text:p>
          </table:table-cell>
          <table:table-cell office:value-type="float" office:value="11105" calcext:value-type="float">
            <text:p>11105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32" calcext:value-type="float">
            <text:p>32</text:p>
          </table:table-cell>
          <table:table-cell office:value-type="float" office:value="253512" calcext:value-type="float">
            <text:p>253512</text:p>
          </table:table-cell>
          <table:table-cell office:value-type="float" office:value="10657" calcext:value-type="float">
            <text:p>10657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32" calcext:value-type="float">
            <text:p>32</text:p>
          </table:table-cell>
          <table:table-cell office:value-type="float" office:value="257739" calcext:value-type="float">
            <text:p>257739</text:p>
          </table:table-cell>
          <table:table-cell office:value-type="float" office:value="11382" calcext:value-type="float">
            <text:p>11382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32" calcext:value-type="float">
            <text:p>32</text:p>
          </table:table-cell>
          <table:table-cell office:value-type="float" office:value="250823" calcext:value-type="float">
            <text:p>250823</text:p>
          </table:table-cell>
          <table:table-cell office:value-type="float" office:value="10559" calcext:value-type="float">
            <text:p>10559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32" calcext:value-type="float">
            <text:p>32</text:p>
          </table:table-cell>
          <table:table-cell office:value-type="float" office:value="259027" calcext:value-type="float">
            <text:p>259027</text:p>
          </table:table-cell>
          <table:table-cell office:value-type="float" office:value="11382" calcext:value-type="float">
            <text:p>11382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32" calcext:value-type="float">
            <text:p>32</text:p>
          </table:table-cell>
          <table:table-cell office:value-type="float" office:value="256769" calcext:value-type="float">
            <text:p>256769</text:p>
          </table:table-cell>
          <table:table-cell office:value-type="float" office:value="10702" calcext:value-type="float">
            <text:p>10702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32" calcext:value-type="float">
            <text:p>32</text:p>
          </table:table-cell>
          <table:table-cell office:value-type="float" office:value="256146" calcext:value-type="float">
            <text:p>256146</text:p>
          </table:table-cell>
          <table:table-cell office:value-type="float" office:value="11110" calcext:value-type="float">
            <text:p>11110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32" calcext:value-type="float">
            <text:p>32</text:p>
          </table:table-cell>
          <table:table-cell office:value-type="float" office:value="255493" calcext:value-type="float">
            <text:p>255493</text:p>
          </table:table-cell>
          <table:table-cell office:value-type="float" office:value="10696" calcext:value-type="float">
            <text:p>10696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32" calcext:value-type="float">
            <text:p>32</text:p>
          </table:table-cell>
          <table:table-cell office:value-type="float" office:value="255385" calcext:value-type="float">
            <text:p>255385</text:p>
          </table:table-cell>
          <table:table-cell office:value-type="float" office:value="11096" calcext:value-type="float">
            <text:p>11096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32" calcext:value-type="float">
            <text:p>32</text:p>
          </table:table-cell>
          <table:table-cell office:value-type="float" office:value="254636" calcext:value-type="float">
            <text:p>254636</text:p>
          </table:table-cell>
          <table:table-cell office:value-type="float" office:value="10642" calcext:value-type="float">
            <text:p>10642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32" calcext:value-type="float">
            <text:p>32</text:p>
          </table:table-cell>
          <table:table-cell office:value-type="float" office:value="253254" calcext:value-type="float">
            <text:p>253254</text:p>
          </table:table-cell>
          <table:table-cell office:value-type="float" office:value="11120" calcext:value-type="float">
            <text:p>11120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32" calcext:value-type="float">
            <text:p>32</text:p>
          </table:table-cell>
          <table:table-cell office:value-type="float" office:value="255809" calcext:value-type="float">
            <text:p>255809</text:p>
          </table:table-cell>
          <table:table-cell office:value-type="float" office:value="11020" calcext:value-type="float">
            <text:p>11020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32" calcext:value-type="float">
            <text:p>32</text:p>
          </table:table-cell>
          <table:table-cell office:value-type="float" office:value="259895" calcext:value-type="float">
            <text:p>259895</text:p>
          </table:table-cell>
          <table:table-cell office:value-type="float" office:value="10876" calcext:value-type="float">
            <text:p>10876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32" calcext:value-type="float">
            <text:p>32</text:p>
          </table:table-cell>
          <table:table-cell office:value-type="float" office:value="255053" calcext:value-type="float">
            <text:p>255053</text:p>
          </table:table-cell>
          <table:table-cell office:value-type="float" office:value="10995" calcext:value-type="float">
            <text:p>10995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32" calcext:value-type="float">
            <text:p>32</text:p>
          </table:table-cell>
          <table:table-cell office:value-type="float" office:value="257340" calcext:value-type="float">
            <text:p>257340</text:p>
          </table:table-cell>
          <table:table-cell office:value-type="float" office:value="11025" calcext:value-type="float">
            <text:p>11025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32" calcext:value-type="float">
            <text:p>32</text:p>
          </table:table-cell>
          <table:table-cell office:value-type="float" office:value="256133" calcext:value-type="float">
            <text:p>256133</text:p>
          </table:table-cell>
          <table:table-cell office:value-type="float" office:value="10898" calcext:value-type="float">
            <text:p>10898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32" calcext:value-type="float">
            <text:p>32</text:p>
          </table:table-cell>
          <table:table-cell office:value-type="float" office:value="255067" calcext:value-type="float">
            <text:p>255067</text:p>
          </table:table-cell>
          <table:table-cell office:value-type="float" office:value="11018" calcext:value-type="float">
            <text:p>11018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32" calcext:value-type="float">
            <text:p>32</text:p>
          </table:table-cell>
          <table:table-cell office:value-type="float" office:value="255849" calcext:value-type="float">
            <text:p>255849</text:p>
          </table:table-cell>
          <table:table-cell office:value-type="float" office:value="10551" calcext:value-type="float">
            <text:p>10551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32" calcext:value-type="float">
            <text:p>32</text:p>
          </table:table-cell>
          <table:table-cell office:value-type="float" office:value="257342" calcext:value-type="float">
            <text:p>257342</text:p>
          </table:table-cell>
          <table:table-cell office:value-type="float" office:value="11472" calcext:value-type="float">
            <text:p>11472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2" calcext:value-type="float">
            <text:p>32</text:p>
          </table:table-cell>
          <table:table-cell office:value-type="float" office:value="256293" calcext:value-type="float">
            <text:p>256293</text:p>
          </table:table-cell>
          <table:table-cell office:value-type="float" office:value="10499" calcext:value-type="float">
            <text:p>10499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32" calcext:value-type="float">
            <text:p>32</text:p>
          </table:table-cell>
          <table:table-cell office:value-type="float" office:value="259133" calcext:value-type="float">
            <text:p>259133</text:p>
          </table:table-cell>
          <table:table-cell office:value-type="float" office:value="11506" calcext:value-type="float">
            <text:p>11506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32" calcext:value-type="float">
            <text:p>32</text:p>
          </table:table-cell>
          <table:table-cell office:value-type="float" office:value="258214" calcext:value-type="float">
            <text:p>258214</text:p>
          </table:table-cell>
          <table:table-cell office:value-type="float" office:value="11310" calcext:value-type="float">
            <text:p>11310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32" calcext:value-type="float">
            <text:p>32</text:p>
          </table:table-cell>
          <table:table-cell office:value-type="float" office:value="258836" calcext:value-type="float">
            <text:p>258836</text:p>
          </table:table-cell>
          <table:table-cell office:value-type="float" office:value="11478" calcext:value-type="float">
            <text:p>11478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32" calcext:value-type="float">
            <text:p>32</text:p>
          </table:table-cell>
          <table:table-cell office:value-type="float" office:value="257329" calcext:value-type="float">
            <text:p>257329</text:p>
          </table:table-cell>
          <table:table-cell office:value-type="float" office:value="10955" calcext:value-type="float">
            <text:p>10955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32" calcext:value-type="float">
            <text:p>32</text:p>
          </table:table-cell>
          <table:table-cell office:value-type="float" office:value="256994" calcext:value-type="float">
            <text:p>256994</text:p>
          </table:table-cell>
          <table:table-cell office:value-type="float" office:value="11087" calcext:value-type="float">
            <text:p>11087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32" calcext:value-type="float">
            <text:p>32</text:p>
          </table:table-cell>
          <table:table-cell office:value-type="float" office:value="261062" calcext:value-type="float">
            <text:p>261062</text:p>
          </table:table-cell>
          <table:table-cell office:value-type="float" office:value="11350" calcext:value-type="float">
            <text:p>11350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32" calcext:value-type="float">
            <text:p>32</text:p>
          </table:table-cell>
          <table:table-cell office:value-type="float" office:value="258217" calcext:value-type="float">
            <text:p>258217</text:p>
          </table:table-cell>
          <table:table-cell office:value-type="float" office:value="11135" calcext:value-type="float">
            <text:p>11135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32" calcext:value-type="float">
            <text:p>32</text:p>
          </table:table-cell>
          <table:table-cell office:value-type="float" office:value="259431" calcext:value-type="float">
            <text:p>259431</text:p>
          </table:table-cell>
          <table:table-cell office:value-type="float" office:value="11020" calcext:value-type="float">
            <text:p>11020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32" calcext:value-type="float">
            <text:p>32</text:p>
          </table:table-cell>
          <table:table-cell office:value-type="float" office:value="258737" calcext:value-type="float">
            <text:p>258737</text:p>
          </table:table-cell>
          <table:table-cell office:value-type="float" office:value="10857" calcext:value-type="float">
            <text:p>10857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2" calcext:value-type="float">
            <text:p>32</text:p>
          </table:table-cell>
          <table:table-cell office:value-type="float" office:value="258083" calcext:value-type="float">
            <text:p>258083</text:p>
          </table:table-cell>
          <table:table-cell office:value-type="float" office:value="11208" calcext:value-type="float">
            <text:p>11208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32" calcext:value-type="float">
            <text:p>32</text:p>
          </table:table-cell>
          <table:table-cell office:value-type="float" office:value="257120" calcext:value-type="float">
            <text:p>257120</text:p>
          </table:table-cell>
          <table:table-cell office:value-type="float" office:value="10991" calcext:value-type="float">
            <text:p>10991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32" calcext:value-type="float">
            <text:p>32</text:p>
          </table:table-cell>
          <table:table-cell office:value-type="float" office:value="258279" calcext:value-type="float">
            <text:p>258279</text:p>
          </table:table-cell>
          <table:table-cell office:value-type="float" office:value="10886" calcext:value-type="float">
            <text:p>10886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32" calcext:value-type="float">
            <text:p>32</text:p>
          </table:table-cell>
          <table:table-cell office:value-type="float" office:value="256674" calcext:value-type="float">
            <text:p>256674</text:p>
          </table:table-cell>
          <table:table-cell office:value-type="float" office:value="11056" calcext:value-type="float">
            <text:p>11056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32" calcext:value-type="float">
            <text:p>32</text:p>
          </table:table-cell>
          <table:table-cell office:value-type="float" office:value="257682" calcext:value-type="float">
            <text:p>257682</text:p>
          </table:table-cell>
          <table:table-cell office:value-type="float" office:value="11395" calcext:value-type="float">
            <text:p>11395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32" calcext:value-type="float">
            <text:p>32</text:p>
          </table:table-cell>
          <table:table-cell office:value-type="float" office:value="259961" calcext:value-type="float">
            <text:p>259961</text:p>
          </table:table-cell>
          <table:table-cell office:value-type="float" office:value="10923" calcext:value-type="float">
            <text:p>10923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32" calcext:value-type="float">
            <text:p>32</text:p>
          </table:table-cell>
          <table:table-cell office:value-type="float" office:value="260343" calcext:value-type="float">
            <text:p>260343</text:p>
          </table:table-cell>
          <table:table-cell office:value-type="float" office:value="11367" calcext:value-type="float">
            <text:p>11367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32" calcext:value-type="float">
            <text:p>32</text:p>
          </table:table-cell>
          <table:table-cell office:value-type="float" office:value="254733" calcext:value-type="float">
            <text:p>254733</text:p>
          </table:table-cell>
          <table:table-cell office:value-type="float" office:value="10573" calcext:value-type="float">
            <text:p>10573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32" calcext:value-type="float">
            <text:p>32</text:p>
          </table:table-cell>
          <table:table-cell office:value-type="float" office:value="262103" calcext:value-type="float">
            <text:p>262103</text:p>
          </table:table-cell>
          <table:table-cell office:value-type="float" office:value="11890" calcext:value-type="float">
            <text:p>11890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32" calcext:value-type="float">
            <text:p>32</text:p>
          </table:table-cell>
          <table:table-cell office:value-type="float" office:value="257584" calcext:value-type="float">
            <text:p>257584</text:p>
          </table:table-cell>
          <table:table-cell office:value-type="float" office:value="10743" calcext:value-type="float">
            <text:p>10743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2" calcext:value-type="float">
            <text:p>32</text:p>
          </table:table-cell>
          <table:table-cell office:value-type="float" office:value="261156" calcext:value-type="float">
            <text:p>261156</text:p>
          </table:table-cell>
          <table:table-cell office:value-type="float" office:value="11258" calcext:value-type="float">
            <text:p>11258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32" calcext:value-type="float">
            <text:p>32</text:p>
          </table:table-cell>
          <table:table-cell office:value-type="float" office:value="260706" calcext:value-type="float">
            <text:p>260706</text:p>
          </table:table-cell>
          <table:table-cell office:value-type="float" office:value="11293" calcext:value-type="float">
            <text:p>11293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32" calcext:value-type="float">
            <text:p>32</text:p>
          </table:table-cell>
          <table:table-cell office:value-type="float" office:value="263267" calcext:value-type="float">
            <text:p>263267</text:p>
          </table:table-cell>
          <table:table-cell office:value-type="float" office:value="11789" calcext:value-type="float">
            <text:p>11789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32" calcext:value-type="float">
            <text:p>32</text:p>
          </table:table-cell>
          <table:table-cell office:value-type="float" office:value="263608" calcext:value-type="float">
            <text:p>263608</text:p>
          </table:table-cell>
          <table:table-cell office:value-type="float" office:value="11560" calcext:value-type="float">
            <text:p>11560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32" calcext:value-type="float">
            <text:p>32</text:p>
          </table:table-cell>
          <table:table-cell office:value-type="float" office:value="259567" calcext:value-type="float">
            <text:p>259567</text:p>
          </table:table-cell>
          <table:table-cell office:value-type="float" office:value="10903" calcext:value-type="float">
            <text:p>10903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32" calcext:value-type="float">
            <text:p>32</text:p>
          </table:table-cell>
          <table:table-cell office:value-type="float" office:value="260823" calcext:value-type="float">
            <text:p>260823</text:p>
          </table:table-cell>
          <table:table-cell office:value-type="float" office:value="11327" calcext:value-type="float">
            <text:p>11327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32" calcext:value-type="float">
            <text:p>32</text:p>
          </table:table-cell>
          <table:table-cell office:value-type="float" office:value="260596" calcext:value-type="float">
            <text:p>260596</text:p>
          </table:table-cell>
          <table:table-cell office:value-type="float" office:value="11319" calcext:value-type="float">
            <text:p>11319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32" calcext:value-type="float">
            <text:p>32</text:p>
          </table:table-cell>
          <table:table-cell office:value-type="float" office:value="262646" calcext:value-type="float">
            <text:p>262646</text:p>
          </table:table-cell>
          <table:table-cell office:value-type="float" office:value="11195" calcext:value-type="float">
            <text:p>11195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32" calcext:value-type="float">
            <text:p>32</text:p>
          </table:table-cell>
          <table:table-cell office:value-type="float" office:value="258124" calcext:value-type="float">
            <text:p>258124</text:p>
          </table:table-cell>
          <table:table-cell office:value-type="float" office:value="11079" calcext:value-type="float">
            <text:p>11079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32" calcext:value-type="float">
            <text:p>32</text:p>
          </table:table-cell>
          <table:table-cell office:value-type="float" office:value="262335" calcext:value-type="float">
            <text:p>262335</text:p>
          </table:table-cell>
          <table:table-cell office:value-type="float" office:value="11295" calcext:value-type="float">
            <text:p>11295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32" calcext:value-type="float">
            <text:p>32</text:p>
          </table:table-cell>
          <table:table-cell office:value-type="float" office:value="260323" calcext:value-type="float">
            <text:p>260323</text:p>
          </table:table-cell>
          <table:table-cell office:value-type="float" office:value="11096" calcext:value-type="float">
            <text:p>11096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32" calcext:value-type="float">
            <text:p>32</text:p>
          </table:table-cell>
          <table:table-cell office:value-type="float" office:value="259636" calcext:value-type="float">
            <text:p>259636</text:p>
          </table:table-cell>
          <table:table-cell office:value-type="float" office:value="11243" calcext:value-type="float">
            <text:p>11243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32" calcext:value-type="float">
            <text:p>32</text:p>
          </table:table-cell>
          <table:table-cell office:value-type="float" office:value="259974" calcext:value-type="float">
            <text:p>259974</text:p>
          </table:table-cell>
          <table:table-cell office:value-type="float" office:value="11162" calcext:value-type="float">
            <text:p>11162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32" calcext:value-type="float">
            <text:p>32</text:p>
          </table:table-cell>
          <table:table-cell office:value-type="float" office:value="261427" calcext:value-type="float">
            <text:p>261427</text:p>
          </table:table-cell>
          <table:table-cell office:value-type="float" office:value="11283" calcext:value-type="float">
            <text:p>11283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32" calcext:value-type="float">
            <text:p>32</text:p>
          </table:table-cell>
          <table:table-cell office:value-type="float" office:value="259868" calcext:value-type="float">
            <text:p>259868</text:p>
          </table:table-cell>
          <table:table-cell office:value-type="float" office:value="11480" calcext:value-type="float">
            <text:p>11480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32" calcext:value-type="float">
            <text:p>32</text:p>
          </table:table-cell>
          <table:table-cell office:value-type="float" office:value="258516" calcext:value-type="float">
            <text:p>258516</text:p>
          </table:table-cell>
          <table:table-cell office:value-type="float" office:value="11348" calcext:value-type="float">
            <text:p>11348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32" calcext:value-type="float">
            <text:p>32</text:p>
          </table:table-cell>
          <table:table-cell office:value-type="float" office:value="260752" calcext:value-type="float">
            <text:p>260752</text:p>
          </table:table-cell>
          <table:table-cell office:value-type="float" office:value="11200" calcext:value-type="float">
            <text:p>11200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32" calcext:value-type="float">
            <text:p>32</text:p>
          </table:table-cell>
          <table:table-cell office:value-type="float" office:value="262340" calcext:value-type="float">
            <text:p>262340</text:p>
          </table:table-cell>
          <table:table-cell office:value-type="float" office:value="11894" calcext:value-type="float">
            <text:p>11894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32" calcext:value-type="float">
            <text:p>32</text:p>
          </table:table-cell>
          <table:table-cell office:value-type="float" office:value="262272" calcext:value-type="float">
            <text:p>262272</text:p>
          </table:table-cell>
          <table:table-cell office:value-type="float" office:value="11472" calcext:value-type="float">
            <text:p>11472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32" calcext:value-type="float">
            <text:p>32</text:p>
          </table:table-cell>
          <table:table-cell office:value-type="float" office:value="263797" calcext:value-type="float">
            <text:p>263797</text:p>
          </table:table-cell>
          <table:table-cell office:value-type="float" office:value="11481" calcext:value-type="float">
            <text:p>11481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32" calcext:value-type="float">
            <text:p>32</text:p>
          </table:table-cell>
          <table:table-cell office:value-type="float" office:value="263410" calcext:value-type="float">
            <text:p>263410</text:p>
          </table:table-cell>
          <table:table-cell office:value-type="float" office:value="11644" calcext:value-type="float">
            <text:p>11644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32" calcext:value-type="float">
            <text:p>32</text:p>
          </table:table-cell>
          <table:table-cell office:value-type="float" office:value="264859" calcext:value-type="float">
            <text:p>264859</text:p>
          </table:table-cell>
          <table:table-cell office:value-type="float" office:value="11179" calcext:value-type="float">
            <text:p>11179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32" calcext:value-type="float">
            <text:p>32</text:p>
          </table:table-cell>
          <table:table-cell office:value-type="float" office:value="263836" calcext:value-type="float">
            <text:p>263836</text:p>
          </table:table-cell>
          <table:table-cell office:value-type="float" office:value="11293" calcext:value-type="float">
            <text:p>11293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32" calcext:value-type="float">
            <text:p>32</text:p>
          </table:table-cell>
          <table:table-cell office:value-type="float" office:value="262673" calcext:value-type="float">
            <text:p>262673</text:p>
          </table:table-cell>
          <table:table-cell office:value-type="float" office:value="11318" calcext:value-type="float">
            <text:p>11318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32" calcext:value-type="float">
            <text:p>32</text:p>
          </table:table-cell>
          <table:table-cell office:value-type="float" office:value="262063" calcext:value-type="float">
            <text:p>262063</text:p>
          </table:table-cell>
          <table:table-cell office:value-type="float" office:value="11390" calcext:value-type="float">
            <text:p>11390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32" calcext:value-type="float">
            <text:p>32</text:p>
          </table:table-cell>
          <table:table-cell office:value-type="float" office:value="264965" calcext:value-type="float">
            <text:p>264965</text:p>
          </table:table-cell>
          <table:table-cell office:value-type="float" office:value="11320" calcext:value-type="float">
            <text:p>11320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32" calcext:value-type="float">
            <text:p>32</text:p>
          </table:table-cell>
          <table:table-cell office:value-type="float" office:value="260429" calcext:value-type="float">
            <text:p>260429</text:p>
          </table:table-cell>
          <table:table-cell office:value-type="float" office:value="11041" calcext:value-type="float">
            <text:p>11041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32" calcext:value-type="float">
            <text:p>32</text:p>
          </table:table-cell>
          <table:table-cell office:value-type="float" office:value="261326" calcext:value-type="float">
            <text:p>261326</text:p>
          </table:table-cell>
          <table:table-cell office:value-type="float" office:value="11542" calcext:value-type="float">
            <text:p>11542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32" calcext:value-type="float">
            <text:p>32</text:p>
          </table:table-cell>
          <table:table-cell office:value-type="float" office:value="266540" calcext:value-type="float">
            <text:p>266540</text:p>
          </table:table-cell>
          <table:table-cell office:value-type="float" office:value="11780" calcext:value-type="float">
            <text:p>11780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32" calcext:value-type="float">
            <text:p>32</text:p>
          </table:table-cell>
          <table:table-cell office:value-type="float" office:value="261690" calcext:value-type="float">
            <text:p>261690</text:p>
          </table:table-cell>
          <table:table-cell office:value-type="float" office:value="11034" calcext:value-type="float">
            <text:p>11034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2" calcext:value-type="float">
            <text:p>32</text:p>
          </table:table-cell>
          <table:table-cell office:value-type="float" office:value="261756" calcext:value-type="float">
            <text:p>261756</text:p>
          </table:table-cell>
          <table:table-cell office:value-type="float" office:value="11449" calcext:value-type="float">
            <text:p>11449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32" calcext:value-type="float">
            <text:p>32</text:p>
          </table:table-cell>
          <table:table-cell office:value-type="float" office:value="263902" calcext:value-type="float">
            <text:p>263902</text:p>
          </table:table-cell>
          <table:table-cell office:value-type="float" office:value="11280" calcext:value-type="float">
            <text:p>11280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32" calcext:value-type="float">
            <text:p>32</text:p>
          </table:table-cell>
          <table:table-cell office:value-type="float" office:value="261845" calcext:value-type="float">
            <text:p>261845</text:p>
          </table:table-cell>
          <table:table-cell office:value-type="float" office:value="11250" calcext:value-type="float">
            <text:p>11250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32" calcext:value-type="float">
            <text:p>32</text:p>
          </table:table-cell>
          <table:table-cell office:value-type="float" office:value="264214" calcext:value-type="float">
            <text:p>264214</text:p>
          </table:table-cell>
          <table:table-cell office:value-type="float" office:value="11528" calcext:value-type="float">
            <text:p>11528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32" calcext:value-type="float">
            <text:p>32</text:p>
          </table:table-cell>
          <table:table-cell office:value-type="float" office:value="264973" calcext:value-type="float">
            <text:p>264973</text:p>
          </table:table-cell>
          <table:table-cell office:value-type="float" office:value="11492" calcext:value-type="float">
            <text:p>11492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32" calcext:value-type="float">
            <text:p>32</text:p>
          </table:table-cell>
          <table:table-cell office:value-type="float" office:value="265226" calcext:value-type="float">
            <text:p>265226</text:p>
          </table:table-cell>
          <table:table-cell office:value-type="float" office:value="11673" calcext:value-type="float">
            <text:p>11673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32" calcext:value-type="float">
            <text:p>32</text:p>
          </table:table-cell>
          <table:table-cell office:value-type="float" office:value="263595" calcext:value-type="float">
            <text:p>263595</text:p>
          </table:table-cell>
          <table:table-cell office:value-type="float" office:value="11350" calcext:value-type="float">
            <text:p>11350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32" calcext:value-type="float">
            <text:p>32</text:p>
          </table:table-cell>
          <table:table-cell office:value-type="float" office:value="262958" calcext:value-type="float">
            <text:p>262958</text:p>
          </table:table-cell>
          <table:table-cell office:value-type="float" office:value="11468" calcext:value-type="float">
            <text:p>11468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32" calcext:value-type="float">
            <text:p>32</text:p>
          </table:table-cell>
          <table:table-cell office:value-type="float" office:value="266017" calcext:value-type="float">
            <text:p>266017</text:p>
          </table:table-cell>
          <table:table-cell office:value-type="float" office:value="11458" calcext:value-type="float">
            <text:p>11458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32" calcext:value-type="float">
            <text:p>32</text:p>
          </table:table-cell>
          <table:table-cell office:value-type="float" office:value="263830" calcext:value-type="float">
            <text:p>263830</text:p>
          </table:table-cell>
          <table:table-cell office:value-type="float" office:value="11087" calcext:value-type="float">
            <text:p>11087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32" calcext:value-type="float">
            <text:p>32</text:p>
          </table:table-cell>
          <table:table-cell office:value-type="float" office:value="264213" calcext:value-type="float">
            <text:p>264213</text:p>
          </table:table-cell>
          <table:table-cell office:value-type="float" office:value="11653" calcext:value-type="float">
            <text:p>11653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32" calcext:value-type="float">
            <text:p>32</text:p>
          </table:table-cell>
          <table:table-cell office:value-type="float" office:value="266375" calcext:value-type="float">
            <text:p>266375</text:p>
          </table:table-cell>
          <table:table-cell office:value-type="float" office:value="11762" calcext:value-type="float">
            <text:p>11762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32" calcext:value-type="float">
            <text:p>32</text:p>
          </table:table-cell>
          <table:table-cell office:value-type="float" office:value="266021" calcext:value-type="float">
            <text:p>266021</text:p>
          </table:table-cell>
          <table:table-cell office:value-type="float" office:value="11046" calcext:value-type="float">
            <text:p>11046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32" calcext:value-type="float">
            <text:p>32</text:p>
          </table:table-cell>
          <table:table-cell office:value-type="float" office:value="264637" calcext:value-type="float">
            <text:p>264637</text:p>
          </table:table-cell>
          <table:table-cell office:value-type="float" office:value="11925" calcext:value-type="float">
            <text:p>11925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32" calcext:value-type="float">
            <text:p>32</text:p>
          </table:table-cell>
          <table:table-cell office:value-type="float" office:value="266024" calcext:value-type="float">
            <text:p>266024</text:p>
          </table:table-cell>
          <table:table-cell office:value-type="float" office:value="11698" calcext:value-type="float">
            <text:p>11698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32" calcext:value-type="float">
            <text:p>32</text:p>
          </table:table-cell>
          <table:table-cell office:value-type="float" office:value="264797" calcext:value-type="float">
            <text:p>264797</text:p>
          </table:table-cell>
          <table:table-cell office:value-type="float" office:value="11202" calcext:value-type="float">
            <text:p>11202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32" calcext:value-type="float">
            <text:p>32</text:p>
          </table:table-cell>
          <table:table-cell office:value-type="float" office:value="265055" calcext:value-type="float">
            <text:p>265055</text:p>
          </table:table-cell>
          <table:table-cell office:value-type="float" office:value="11546" calcext:value-type="float">
            <text:p>11546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32" calcext:value-type="float">
            <text:p>32</text:p>
          </table:table-cell>
          <table:table-cell office:value-type="float" office:value="264947" calcext:value-type="float">
            <text:p>264947</text:p>
          </table:table-cell>
          <table:table-cell office:value-type="float" office:value="11332" calcext:value-type="float">
            <text:p>11332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32" calcext:value-type="float">
            <text:p>32</text:p>
          </table:table-cell>
          <table:table-cell office:value-type="float" office:value="264921" calcext:value-type="float">
            <text:p>264921</text:p>
          </table:table-cell>
          <table:table-cell office:value-type="float" office:value="12061" calcext:value-type="float">
            <text:p>12061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32" calcext:value-type="float">
            <text:p>32</text:p>
          </table:table-cell>
          <table:table-cell office:value-type="float" office:value="268872" calcext:value-type="float">
            <text:p>268872</text:p>
          </table:table-cell>
          <table:table-cell office:value-type="float" office:value="11733" calcext:value-type="float">
            <text:p>1173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office:value-type="float" office:value="266575" calcext:value-type="float">
            <text:p>266575</text:p>
          </table:table-cell>
          <table:table-cell office:value-type="float" office:value="11080" calcext:value-type="float">
            <text:p>11080</text:p>
          </table:table-cell>
        </table:table-row>
      </table:table>
      <table:table table:name="gcc-aging-64" table:style-name="ta1">
        <table:shapes>
          <draw:frame draw:z-index="0" draw:style-name="gr1" draw:text-style-name="P1" svg:width="14.8591in" svg:height="7.6343in" svg:x="3.5173in" svg:y="0.1783in">
            <draw:object draw:notify-on-update-of-ranges="'gcc-aging-64'.A2:'gcc-aging-64'.A501 'gcc-aging-64'.C1:'gcc-aging-64'.C1 'gcc-aging-64'.C2:'gcc-aging-64'.C501 'gcc-aging-64'.A2:'gcc-aging-64'.A501 'gcc-aging-64'.D1:'gcc-aging-64'.D1 'gcc-aging-64'.D2:'gcc-aging-64'.D50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310823" calcext:value-type="float">
            <text:p>310823</text:p>
          </table:table-cell>
          <table:table-cell office:value-type="float" office:value="50867" calcext:value-type="float">
            <text:p>508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249107" calcext:value-type="float">
            <text:p>249107</text:p>
          </table:table-cell>
          <table:table-cell office:value-type="float" office:value="40214" calcext:value-type="float">
            <text:p>402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216459" calcext:value-type="float">
            <text:p>216459</text:p>
          </table:table-cell>
          <table:table-cell office:value-type="float" office:value="34004" calcext:value-type="float">
            <text:p>340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92453" calcext:value-type="float">
            <text:p>192453</text:p>
          </table:table-cell>
          <table:table-cell office:value-type="float" office:value="30001" calcext:value-type="float">
            <text:p>300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79492" calcext:value-type="float">
            <text:p>179492</text:p>
          </table:table-cell>
          <table:table-cell office:value-type="float" office:value="27399" calcext:value-type="float">
            <text:p>273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69028" calcext:value-type="float">
            <text:p>169028</text:p>
          </table:table-cell>
          <table:table-cell office:value-type="float" office:value="25498" calcext:value-type="float">
            <text:p>254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160516" calcext:value-type="float">
            <text:p>160516</text:p>
          </table:table-cell>
          <table:table-cell office:value-type="float" office:value="24062" calcext:value-type="float">
            <text:p>240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152695" calcext:value-type="float">
            <text:p>152695</text:p>
          </table:table-cell>
          <table:table-cell office:value-type="float" office:value="22926" calcext:value-type="float">
            <text:p>229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149973" calcext:value-type="float">
            <text:p>149973</text:p>
          </table:table-cell>
          <table:table-cell office:value-type="float" office:value="22193" calcext:value-type="float">
            <text:p>221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45539" calcext:value-type="float">
            <text:p>145539</text:p>
          </table:table-cell>
          <table:table-cell office:value-type="float" office:value="21321" calcext:value-type="float">
            <text:p>2132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4" calcext:value-type="float">
            <text:p>64</text:p>
          </table:table-cell>
          <table:table-cell office:value-type="float" office:value="140808" calcext:value-type="float">
            <text:p>140808</text:p>
          </table:table-cell>
          <table:table-cell office:value-type="float" office:value="20577" calcext:value-type="float">
            <text:p>2057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135745" calcext:value-type="float">
            <text:p>135745</text:p>
          </table:table-cell>
          <table:table-cell office:value-type="float" office:value="19838" calcext:value-type="float">
            <text:p>198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office:value-type="float" office:value="132680" calcext:value-type="float">
            <text:p>132680</text:p>
          </table:table-cell>
          <table:table-cell office:value-type="float" office:value="19358" calcext:value-type="float">
            <text:p>1935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4" calcext:value-type="float">
            <text:p>64</text:p>
          </table:table-cell>
          <table:table-cell office:value-type="float" office:value="131561" calcext:value-type="float">
            <text:p>131561</text:p>
          </table:table-cell>
          <table:table-cell office:value-type="float" office:value="18841" calcext:value-type="float">
            <text:p>188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4" calcext:value-type="float">
            <text:p>64</text:p>
          </table:table-cell>
          <table:table-cell office:value-type="float" office:value="127549" calcext:value-type="float">
            <text:p>127549</text:p>
          </table:table-cell>
          <table:table-cell office:value-type="float" office:value="18368" calcext:value-type="float">
            <text:p>1836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office:value-type="float" office:value="121402" calcext:value-type="float">
            <text:p>121402</text:p>
          </table:table-cell>
          <table:table-cell office:value-type="float" office:value="17758" calcext:value-type="float">
            <text:p>1775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119739" calcext:value-type="float">
            <text:p>119739</text:p>
          </table:table-cell>
          <table:table-cell office:value-type="float" office:value="17424" calcext:value-type="float">
            <text:p>174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office:value-type="float" office:value="116141" calcext:value-type="float">
            <text:p>116141</text:p>
          </table:table-cell>
          <table:table-cell office:value-type="float" office:value="16979" calcext:value-type="float">
            <text:p>169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4" calcext:value-type="float">
            <text:p>64</text:p>
          </table:table-cell>
          <table:table-cell office:value-type="float" office:value="115842" calcext:value-type="float">
            <text:p>115842</text:p>
          </table:table-cell>
          <table:table-cell office:value-type="float" office:value="16811" calcext:value-type="float">
            <text:p>168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112971" calcext:value-type="float">
            <text:p>112971</text:p>
          </table:table-cell>
          <table:table-cell office:value-type="float" office:value="16461" calcext:value-type="float">
            <text:p>1646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4" calcext:value-type="float">
            <text:p>64</text:p>
          </table:table-cell>
          <table:table-cell office:value-type="float" office:value="113772" calcext:value-type="float">
            <text:p>113772</text:p>
          </table:table-cell>
          <table:table-cell office:value-type="float" office:value="16349" calcext:value-type="float">
            <text:p>1634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4" calcext:value-type="float">
            <text:p>64</text:p>
          </table:table-cell>
          <table:table-cell office:value-type="float" office:value="108368" calcext:value-type="float">
            <text:p>108368</text:p>
          </table:table-cell>
          <table:table-cell office:value-type="float" office:value="15842" calcext:value-type="float">
            <text:p>1584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4" calcext:value-type="float">
            <text:p>64</text:p>
          </table:table-cell>
          <table:table-cell office:value-type="float" office:value="107920" calcext:value-type="float">
            <text:p>107920</text:p>
          </table:table-cell>
          <table:table-cell office:value-type="float" office:value="15697" calcext:value-type="float">
            <text:p>1569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4" calcext:value-type="float">
            <text:p>64</text:p>
          </table:table-cell>
          <table:table-cell office:value-type="float" office:value="106221" calcext:value-type="float">
            <text:p>106221</text:p>
          </table:table-cell>
          <table:table-cell office:value-type="float" office:value="15513" calcext:value-type="float">
            <text:p>155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4" calcext:value-type="float">
            <text:p>64</text:p>
          </table:table-cell>
          <table:table-cell office:value-type="float" office:value="105434" calcext:value-type="float">
            <text:p>105434</text:p>
          </table:table-cell>
          <table:table-cell office:value-type="float" office:value="15318" calcext:value-type="float">
            <text:p>153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4" calcext:value-type="float">
            <text:p>64</text:p>
          </table:table-cell>
          <table:table-cell office:value-type="float" office:value="104033" calcext:value-type="float">
            <text:p>104033</text:p>
          </table:table-cell>
          <table:table-cell office:value-type="float" office:value="15093" calcext:value-type="float">
            <text:p>1509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4" calcext:value-type="float">
            <text:p>64</text:p>
          </table:table-cell>
          <table:table-cell office:value-type="float" office:value="102020" calcext:value-type="float">
            <text:p>102020</text:p>
          </table:table-cell>
          <table:table-cell office:value-type="float" office:value="14901" calcext:value-type="float">
            <text:p>1490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4" calcext:value-type="float">
            <text:p>64</text:p>
          </table:table-cell>
          <table:table-cell office:value-type="float" office:value="102330" calcext:value-type="float">
            <text:p>102330</text:p>
          </table:table-cell>
          <table:table-cell office:value-type="float" office:value="14890" calcext:value-type="float">
            <text:p>1489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4" calcext:value-type="float">
            <text:p>64</text:p>
          </table:table-cell>
          <table:table-cell office:value-type="float" office:value="99901" calcext:value-type="float">
            <text:p>99901</text:p>
          </table:table-cell>
          <table:table-cell office:value-type="float" office:value="14702" calcext:value-type="float">
            <text:p>147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100337" calcext:value-type="float">
            <text:p>100337</text:p>
          </table:table-cell>
          <table:table-cell office:value-type="float" office:value="14610" calcext:value-type="float">
            <text:p>1461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4" calcext:value-type="float">
            <text:p>64</text:p>
          </table:table-cell>
          <table:table-cell office:value-type="float" office:value="97939" calcext:value-type="float">
            <text:p>97939</text:p>
          </table:table-cell>
          <table:table-cell office:value-type="float" office:value="14347" calcext:value-type="float">
            <text:p>1434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4" calcext:value-type="float">
            <text:p>64</text:p>
          </table:table-cell>
          <table:table-cell office:value-type="float" office:value="97476" calcext:value-type="float">
            <text:p>97476</text:p>
          </table:table-cell>
          <table:table-cell office:value-type="float" office:value="14349" calcext:value-type="float">
            <text:p>1434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4" calcext:value-type="float">
            <text:p>64</text:p>
          </table:table-cell>
          <table:table-cell office:value-type="float" office:value="95972" calcext:value-type="float">
            <text:p>95972</text:p>
          </table:table-cell>
          <table:table-cell office:value-type="float" office:value="14060" calcext:value-type="float">
            <text:p>1406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4" calcext:value-type="float">
            <text:p>64</text:p>
          </table:table-cell>
          <table:table-cell office:value-type="float" office:value="96154" calcext:value-type="float">
            <text:p>96154</text:p>
          </table:table-cell>
          <table:table-cell office:value-type="float" office:value="14076" calcext:value-type="float">
            <text:p>1407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4" calcext:value-type="float">
            <text:p>64</text:p>
          </table:table-cell>
          <table:table-cell office:value-type="float" office:value="94294" calcext:value-type="float">
            <text:p>94294</text:p>
          </table:table-cell>
          <table:table-cell office:value-type="float" office:value="13942" calcext:value-type="float">
            <text:p>1394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4" calcext:value-type="float">
            <text:p>64</text:p>
          </table:table-cell>
          <table:table-cell office:value-type="float" office:value="94936" calcext:value-type="float">
            <text:p>94936</text:p>
          </table:table-cell>
          <table:table-cell office:value-type="float" office:value="13965" calcext:value-type="float">
            <text:p>1396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4" calcext:value-type="float">
            <text:p>64</text:p>
          </table:table-cell>
          <table:table-cell office:value-type="float" office:value="92617" calcext:value-type="float">
            <text:p>92617</text:p>
          </table:table-cell>
          <table:table-cell office:value-type="float" office:value="13705" calcext:value-type="float">
            <text:p>1370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4" calcext:value-type="float">
            <text:p>64</text:p>
          </table:table-cell>
          <table:table-cell office:value-type="float" office:value="91582" calcext:value-type="float">
            <text:p>91582</text:p>
          </table:table-cell>
          <table:table-cell office:value-type="float" office:value="13612" calcext:value-type="float">
            <text:p>1361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4" calcext:value-type="float">
            <text:p>64</text:p>
          </table:table-cell>
          <table:table-cell office:value-type="float" office:value="91984" calcext:value-type="float">
            <text:p>91984</text:p>
          </table:table-cell>
          <table:table-cell office:value-type="float" office:value="13655" calcext:value-type="float">
            <text:p>1365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office:value-type="float" office:value="90723" calcext:value-type="float">
            <text:p>90723</text:p>
          </table:table-cell>
          <table:table-cell office:value-type="float" office:value="13505" calcext:value-type="float">
            <text:p>1350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4" calcext:value-type="float">
            <text:p>64</text:p>
          </table:table-cell>
          <table:table-cell office:value-type="float" office:value="89995" calcext:value-type="float">
            <text:p>89995</text:p>
          </table:table-cell>
          <table:table-cell office:value-type="float" office:value="13417" calcext:value-type="float">
            <text:p>1341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4" calcext:value-type="float">
            <text:p>64</text:p>
          </table:table-cell>
          <table:table-cell office:value-type="float" office:value="88915" calcext:value-type="float">
            <text:p>88915</text:p>
          </table:table-cell>
          <table:table-cell office:value-type="float" office:value="13359" calcext:value-type="float">
            <text:p>1335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4" calcext:value-type="float">
            <text:p>64</text:p>
          </table:table-cell>
          <table:table-cell office:value-type="float" office:value="89919" calcext:value-type="float">
            <text:p>89919</text:p>
          </table:table-cell>
          <table:table-cell office:value-type="float" office:value="13403" calcext:value-type="float">
            <text:p>1340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4" calcext:value-type="float">
            <text:p>64</text:p>
          </table:table-cell>
          <table:table-cell office:value-type="float" office:value="89111" calcext:value-type="float">
            <text:p>89111</text:p>
          </table:table-cell>
          <table:table-cell office:value-type="float" office:value="13268" calcext:value-type="float">
            <text:p>1326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4" calcext:value-type="float">
            <text:p>64</text:p>
          </table:table-cell>
          <table:table-cell office:value-type="float" office:value="88547" calcext:value-type="float">
            <text:p>88547</text:p>
          </table:table-cell>
          <table:table-cell office:value-type="float" office:value="13157" calcext:value-type="float">
            <text:p>1315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4" calcext:value-type="float">
            <text:p>64</text:p>
          </table:table-cell>
          <table:table-cell office:value-type="float" office:value="88043" calcext:value-type="float">
            <text:p>88043</text:p>
          </table:table-cell>
          <table:table-cell office:value-type="float" office:value="13044" calcext:value-type="float">
            <text:p>1304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4" calcext:value-type="float">
            <text:p>64</text:p>
          </table:table-cell>
          <table:table-cell office:value-type="float" office:value="87564" calcext:value-type="float">
            <text:p>87564</text:p>
          </table:table-cell>
          <table:table-cell office:value-type="float" office:value="13099" calcext:value-type="float">
            <text:p>1309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4" calcext:value-type="float">
            <text:p>64</text:p>
          </table:table-cell>
          <table:table-cell office:value-type="float" office:value="87946" calcext:value-type="float">
            <text:p>87946</text:p>
          </table:table-cell>
          <table:table-cell office:value-type="float" office:value="13050" calcext:value-type="float">
            <text:p>1305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4" calcext:value-type="float">
            <text:p>64</text:p>
          </table:table-cell>
          <table:table-cell office:value-type="float" office:value="85793" calcext:value-type="float">
            <text:p>85793</text:p>
          </table:table-cell>
          <table:table-cell office:value-type="float" office:value="12864" calcext:value-type="float">
            <text:p>1286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 office:value-type="float" office:value="84743" calcext:value-type="float">
            <text:p>84743</text:p>
          </table:table-cell>
          <table:table-cell office:value-type="float" office:value="12770" calcext:value-type="float">
            <text:p>1277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4" calcext:value-type="float">
            <text:p>64</text:p>
          </table:table-cell>
          <table:table-cell office:value-type="float" office:value="85551" calcext:value-type="float">
            <text:p>85551</text:p>
          </table:table-cell>
          <table:table-cell office:value-type="float" office:value="12879" calcext:value-type="float">
            <text:p>1287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4" calcext:value-type="float">
            <text:p>64</text:p>
          </table:table-cell>
          <table:table-cell office:value-type="float" office:value="84473" calcext:value-type="float">
            <text:p>84473</text:p>
          </table:table-cell>
          <table:table-cell office:value-type="float" office:value="12695" calcext:value-type="float">
            <text:p>1269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4" calcext:value-type="float">
            <text:p>64</text:p>
          </table:table-cell>
          <table:table-cell office:value-type="float" office:value="83644" calcext:value-type="float">
            <text:p>83644</text:p>
          </table:table-cell>
          <table:table-cell office:value-type="float" office:value="12665" calcext:value-type="float">
            <text:p>1266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4" calcext:value-type="float">
            <text:p>64</text:p>
          </table:table-cell>
          <table:table-cell office:value-type="float" office:value="82876" calcext:value-type="float">
            <text:p>82876</text:p>
          </table:table-cell>
          <table:table-cell office:value-type="float" office:value="12574" calcext:value-type="float">
            <text:p>1257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4" calcext:value-type="float">
            <text:p>64</text:p>
          </table:table-cell>
          <table:table-cell office:value-type="float" office:value="83227" calcext:value-type="float">
            <text:p>83227</text:p>
          </table:table-cell>
          <table:table-cell office:value-type="float" office:value="12576" calcext:value-type="float">
            <text:p>1257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4" calcext:value-type="float">
            <text:p>64</text:p>
          </table:table-cell>
          <table:table-cell office:value-type="float" office:value="83020" calcext:value-type="float">
            <text:p>83020</text:p>
          </table:table-cell>
          <table:table-cell office:value-type="float" office:value="12537" calcext:value-type="float">
            <text:p>1253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4" calcext:value-type="float">
            <text:p>64</text:p>
          </table:table-cell>
          <table:table-cell office:value-type="float" office:value="84032" calcext:value-type="float">
            <text:p>84032</text:p>
          </table:table-cell>
          <table:table-cell office:value-type="float" office:value="12563" calcext:value-type="float">
            <text:p>1256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4" calcext:value-type="float">
            <text:p>64</text:p>
          </table:table-cell>
          <table:table-cell office:value-type="float" office:value="84952" calcext:value-type="float">
            <text:p>84952</text:p>
          </table:table-cell>
          <table:table-cell office:value-type="float" office:value="12541" calcext:value-type="float">
            <text:p>1254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4" calcext:value-type="float">
            <text:p>64</text:p>
          </table:table-cell>
          <table:table-cell office:value-type="float" office:value="83442" calcext:value-type="float">
            <text:p>83442</text:p>
          </table:table-cell>
          <table:table-cell office:value-type="float" office:value="12388" calcext:value-type="float">
            <text:p>1238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4" calcext:value-type="float">
            <text:p>64</text:p>
          </table:table-cell>
          <table:table-cell office:value-type="float" office:value="82508" calcext:value-type="float">
            <text:p>82508</text:p>
          </table:table-cell>
          <table:table-cell office:value-type="float" office:value="12298" calcext:value-type="float">
            <text:p>1229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4" calcext:value-type="float">
            <text:p>64</text:p>
          </table:table-cell>
          <table:table-cell office:value-type="float" office:value="81531" calcext:value-type="float">
            <text:p>81531</text:p>
          </table:table-cell>
          <table:table-cell office:value-type="float" office:value="12236" calcext:value-type="float">
            <text:p>12236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4" calcext:value-type="float">
            <text:p>64</text:p>
          </table:table-cell>
          <table:table-cell office:value-type="float" office:value="81935" calcext:value-type="float">
            <text:p>81935</text:p>
          </table:table-cell>
          <table:table-cell office:value-type="float" office:value="12218" calcext:value-type="float">
            <text:p>1221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4" calcext:value-type="float">
            <text:p>64</text:p>
          </table:table-cell>
          <table:table-cell office:value-type="float" office:value="83095" calcext:value-type="float">
            <text:p>83095</text:p>
          </table:table-cell>
          <table:table-cell office:value-type="float" office:value="12281" calcext:value-type="float">
            <text:p>1228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4" calcext:value-type="float">
            <text:p>64</text:p>
          </table:table-cell>
          <table:table-cell office:value-type="float" office:value="84026" calcext:value-type="float">
            <text:p>84026</text:p>
          </table:table-cell>
          <table:table-cell office:value-type="float" office:value="12212" calcext:value-type="float">
            <text:p>1221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4" calcext:value-type="float">
            <text:p>64</text:p>
          </table:table-cell>
          <table:table-cell office:value-type="float" office:value="82851" calcext:value-type="float">
            <text:p>82851</text:p>
          </table:table-cell>
          <table:table-cell office:value-type="float" office:value="12134" calcext:value-type="float">
            <text:p>1213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4" calcext:value-type="float">
            <text:p>64</text:p>
          </table:table-cell>
          <table:table-cell office:value-type="float" office:value="82536" calcext:value-type="float">
            <text:p>82536</text:p>
          </table:table-cell>
          <table:table-cell office:value-type="float" office:value="12147" calcext:value-type="float">
            <text:p>1214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4" calcext:value-type="float">
            <text:p>64</text:p>
          </table:table-cell>
          <table:table-cell office:value-type="float" office:value="84022" calcext:value-type="float">
            <text:p>84022</text:p>
          </table:table-cell>
          <table:table-cell office:value-type="float" office:value="12084" calcext:value-type="float">
            <text:p>1208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4" calcext:value-type="float">
            <text:p>64</text:p>
          </table:table-cell>
          <table:table-cell office:value-type="float" office:value="80398" calcext:value-type="float">
            <text:p>80398</text:p>
          </table:table-cell>
          <table:table-cell office:value-type="float" office:value="11927" calcext:value-type="float">
            <text:p>1192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4" calcext:value-type="float">
            <text:p>64</text:p>
          </table:table-cell>
          <table:table-cell office:value-type="float" office:value="79790" calcext:value-type="float">
            <text:p>79790</text:p>
          </table:table-cell>
          <table:table-cell office:value-type="float" office:value="11846" calcext:value-type="float">
            <text:p>1184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4" calcext:value-type="float">
            <text:p>64</text:p>
          </table:table-cell>
          <table:table-cell office:value-type="float" office:value="80371" calcext:value-type="float">
            <text:p>80371</text:p>
          </table:table-cell>
          <table:table-cell office:value-type="float" office:value="11879" calcext:value-type="float">
            <text:p>1187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4" calcext:value-type="float">
            <text:p>64</text:p>
          </table:table-cell>
          <table:table-cell office:value-type="float" office:value="79985" calcext:value-type="float">
            <text:p>79985</text:p>
          </table:table-cell>
          <table:table-cell office:value-type="float" office:value="11838" calcext:value-type="float">
            <text:p>1183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4" calcext:value-type="float">
            <text:p>64</text:p>
          </table:table-cell>
          <table:table-cell office:value-type="float" office:value="84457" calcext:value-type="float">
            <text:p>84457</text:p>
          </table:table-cell>
          <table:table-cell office:value-type="float" office:value="12029" calcext:value-type="float">
            <text:p>1202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4" calcext:value-type="float">
            <text:p>64</text:p>
          </table:table-cell>
          <table:table-cell office:value-type="float" office:value="81686" calcext:value-type="float">
            <text:p>81686</text:p>
          </table:table-cell>
          <table:table-cell office:value-type="float" office:value="11818" calcext:value-type="float">
            <text:p>1181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4" calcext:value-type="float">
            <text:p>64</text:p>
          </table:table-cell>
          <table:table-cell office:value-type="float" office:value="82089" calcext:value-type="float">
            <text:p>82089</text:p>
          </table:table-cell>
          <table:table-cell office:value-type="float" office:value="11746" calcext:value-type="float">
            <text:p>117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4" calcext:value-type="float">
            <text:p>64</text:p>
          </table:table-cell>
          <table:table-cell office:value-type="float" office:value="82137" calcext:value-type="float">
            <text:p>82137</text:p>
          </table:table-cell>
          <table:table-cell office:value-type="float" office:value="11742" calcext:value-type="float">
            <text:p>1174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4" calcext:value-type="float">
            <text:p>64</text:p>
          </table:table-cell>
          <table:table-cell office:value-type="float" office:value="82365" calcext:value-type="float">
            <text:p>82365</text:p>
          </table:table-cell>
          <table:table-cell office:value-type="float" office:value="11791" calcext:value-type="float">
            <text:p>1179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4" calcext:value-type="float">
            <text:p>64</text:p>
          </table:table-cell>
          <table:table-cell office:value-type="float" office:value="81723" calcext:value-type="float">
            <text:p>81723</text:p>
          </table:table-cell>
          <table:table-cell office:value-type="float" office:value="11660" calcext:value-type="float">
            <text:p>1166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4" calcext:value-type="float">
            <text:p>64</text:p>
          </table:table-cell>
          <table:table-cell office:value-type="float" office:value="82455" calcext:value-type="float">
            <text:p>82455</text:p>
          </table:table-cell>
          <table:table-cell office:value-type="float" office:value="11671" calcext:value-type="float">
            <text:p>1167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4" calcext:value-type="float">
            <text:p>64</text:p>
          </table:table-cell>
          <table:table-cell office:value-type="float" office:value="83322" calcext:value-type="float">
            <text:p>83322</text:p>
          </table:table-cell>
          <table:table-cell office:value-type="float" office:value="11705" calcext:value-type="float">
            <text:p>1170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4" calcext:value-type="float">
            <text:p>64</text:p>
          </table:table-cell>
          <table:table-cell office:value-type="float" office:value="82458" calcext:value-type="float">
            <text:p>82458</text:p>
          </table:table-cell>
          <table:table-cell office:value-type="float" office:value="11731" calcext:value-type="float">
            <text:p>1173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4" calcext:value-type="float">
            <text:p>64</text:p>
          </table:table-cell>
          <table:table-cell office:value-type="float" office:value="84726" calcext:value-type="float">
            <text:p>84726</text:p>
          </table:table-cell>
          <table:table-cell office:value-type="float" office:value="11731" calcext:value-type="float">
            <text:p>1173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4" calcext:value-type="float">
            <text:p>64</text:p>
          </table:table-cell>
          <table:table-cell office:value-type="float" office:value="84692" calcext:value-type="float">
            <text:p>84692</text:p>
          </table:table-cell>
          <table:table-cell office:value-type="float" office:value="11705" calcext:value-type="float">
            <text:p>1170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4" calcext:value-type="float">
            <text:p>64</text:p>
          </table:table-cell>
          <table:table-cell office:value-type="float" office:value="84923" calcext:value-type="float">
            <text:p>84923</text:p>
          </table:table-cell>
          <table:table-cell office:value-type="float" office:value="11682" calcext:value-type="float">
            <text:p>1168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4" calcext:value-type="float">
            <text:p>64</text:p>
          </table:table-cell>
          <table:table-cell office:value-type="float" office:value="82070" calcext:value-type="float">
            <text:p>82070</text:p>
          </table:table-cell>
          <table:table-cell office:value-type="float" office:value="11553" calcext:value-type="float">
            <text:p>1155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4" calcext:value-type="float">
            <text:p>64</text:p>
          </table:table-cell>
          <table:table-cell office:value-type="float" office:value="88623" calcext:value-type="float">
            <text:p>88623</text:p>
          </table:table-cell>
          <table:table-cell office:value-type="float" office:value="11768" calcext:value-type="float">
            <text:p>1176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4" calcext:value-type="float">
            <text:p>64</text:p>
          </table:table-cell>
          <table:table-cell office:value-type="float" office:value="86903" calcext:value-type="float">
            <text:p>86903</text:p>
          </table:table-cell>
          <table:table-cell office:value-type="float" office:value="11658" calcext:value-type="float">
            <text:p>1165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4" calcext:value-type="float">
            <text:p>64</text:p>
          </table:table-cell>
          <table:table-cell office:value-type="float" office:value="82521" calcext:value-type="float">
            <text:p>82521</text:p>
          </table:table-cell>
          <table:table-cell office:value-type="float" office:value="11483" calcext:value-type="float">
            <text:p>1148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4" calcext:value-type="float">
            <text:p>64</text:p>
          </table:table-cell>
          <table:table-cell office:value-type="float" office:value="89715" calcext:value-type="float">
            <text:p>89715</text:p>
          </table:table-cell>
          <table:table-cell office:value-type="float" office:value="11686" calcext:value-type="float">
            <text:p>1168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4" calcext:value-type="float">
            <text:p>64</text:p>
          </table:table-cell>
          <table:table-cell office:value-type="float" office:value="83830" calcext:value-type="float">
            <text:p>83830</text:p>
          </table:table-cell>
          <table:table-cell office:value-type="float" office:value="11474" calcext:value-type="float">
            <text:p>1147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4" calcext:value-type="float">
            <text:p>64</text:p>
          </table:table-cell>
          <table:table-cell office:value-type="float" office:value="84235" calcext:value-type="float">
            <text:p>84235</text:p>
          </table:table-cell>
          <table:table-cell office:value-type="float" office:value="11466" calcext:value-type="float">
            <text:p>1146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4" calcext:value-type="float">
            <text:p>64</text:p>
          </table:table-cell>
          <table:table-cell office:value-type="float" office:value="85880" calcext:value-type="float">
            <text:p>85880</text:p>
          </table:table-cell>
          <table:table-cell office:value-type="float" office:value="11497" calcext:value-type="float">
            <text:p>1149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4" calcext:value-type="float">
            <text:p>64</text:p>
          </table:table-cell>
          <table:table-cell office:value-type="float" office:value="90824" calcext:value-type="float">
            <text:p>90824</text:p>
          </table:table-cell>
          <table:table-cell office:value-type="float" office:value="11611" calcext:value-type="float">
            <text:p>1161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4" calcext:value-type="float">
            <text:p>64</text:p>
          </table:table-cell>
          <table:table-cell office:value-type="float" office:value="85949" calcext:value-type="float">
            <text:p>85949</text:p>
          </table:table-cell>
          <table:table-cell office:value-type="float" office:value="11450" calcext:value-type="float">
            <text:p>1145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4" calcext:value-type="float">
            <text:p>64</text:p>
          </table:table-cell>
          <table:table-cell office:value-type="float" office:value="90339" calcext:value-type="float">
            <text:p>90339</text:p>
          </table:table-cell>
          <table:table-cell office:value-type="float" office:value="11561" calcext:value-type="float">
            <text:p>1156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4" calcext:value-type="float">
            <text:p>64</text:p>
          </table:table-cell>
          <table:table-cell office:value-type="float" office:value="91462" calcext:value-type="float">
            <text:p>91462</text:p>
          </table:table-cell>
          <table:table-cell office:value-type="float" office:value="11603" calcext:value-type="float">
            <text:p>1160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4" calcext:value-type="float">
            <text:p>64</text:p>
          </table:table-cell>
          <table:table-cell office:value-type="float" office:value="87016" calcext:value-type="float">
            <text:p>87016</text:p>
          </table:table-cell>
          <table:table-cell office:value-type="float" office:value="11362" calcext:value-type="float">
            <text:p>1136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4" calcext:value-type="float">
            <text:p>64</text:p>
          </table:table-cell>
          <table:table-cell office:value-type="float" office:value="89773" calcext:value-type="float">
            <text:p>89773</text:p>
          </table:table-cell>
          <table:table-cell office:value-type="float" office:value="11413" calcext:value-type="float">
            <text:p>1141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4" calcext:value-type="float">
            <text:p>64</text:p>
          </table:table-cell>
          <table:table-cell office:value-type="float" office:value="88617" calcext:value-type="float">
            <text:p>88617</text:p>
          </table:table-cell>
          <table:table-cell office:value-type="float" office:value="11366" calcext:value-type="float">
            <text:p>1136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4" calcext:value-type="float">
            <text:p>64</text:p>
          </table:table-cell>
          <table:table-cell office:value-type="float" office:value="89054" calcext:value-type="float">
            <text:p>89054</text:p>
          </table:table-cell>
          <table:table-cell office:value-type="float" office:value="11372" calcext:value-type="float">
            <text:p>1137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float" office:value="89508" calcext:value-type="float">
            <text:p>89508</text:p>
          </table:table-cell>
          <table:table-cell office:value-type="float" office:value="11384" calcext:value-type="float">
            <text:p>1138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4" calcext:value-type="float">
            <text:p>64</text:p>
          </table:table-cell>
          <table:table-cell office:value-type="float" office:value="94769" calcext:value-type="float">
            <text:p>94769</text:p>
          </table:table-cell>
          <table:table-cell office:value-type="float" office:value="11478" calcext:value-type="float">
            <text:p>11478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64" calcext:value-type="float">
            <text:p>64</text:p>
          </table:table-cell>
          <table:table-cell office:value-type="float" office:value="88009" calcext:value-type="float">
            <text:p>88009</text:p>
          </table:table-cell>
          <table:table-cell office:value-type="float" office:value="11293" calcext:value-type="float">
            <text:p>11293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64" calcext:value-type="float">
            <text:p>64</text:p>
          </table:table-cell>
          <table:table-cell office:value-type="float" office:value="89882" calcext:value-type="float">
            <text:p>89882</text:p>
          </table:table-cell>
          <table:table-cell office:value-type="float" office:value="11212" calcext:value-type="float">
            <text:p>11212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64" calcext:value-type="float">
            <text:p>64</text:p>
          </table:table-cell>
          <table:table-cell office:value-type="float" office:value="92990" calcext:value-type="float">
            <text:p>92990</text:p>
          </table:table-cell>
          <table:table-cell office:value-type="float" office:value="11302" calcext:value-type="float">
            <text:p>1130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64" calcext:value-type="float">
            <text:p>64</text:p>
          </table:table-cell>
          <table:table-cell office:value-type="float" office:value="92512" calcext:value-type="float">
            <text:p>92512</text:p>
          </table:table-cell>
          <table:table-cell office:value-type="float" office:value="11275" calcext:value-type="float">
            <text:p>1127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64" calcext:value-type="float">
            <text:p>64</text:p>
          </table:table-cell>
          <table:table-cell office:value-type="float" office:value="94075" calcext:value-type="float">
            <text:p>94075</text:p>
          </table:table-cell>
          <table:table-cell office:value-type="float" office:value="11296" calcext:value-type="float">
            <text:p>11296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64" calcext:value-type="float">
            <text:p>64</text:p>
          </table:table-cell>
          <table:table-cell office:value-type="float" office:value="92073" calcext:value-type="float">
            <text:p>92073</text:p>
          </table:table-cell>
          <table:table-cell office:value-type="float" office:value="11179" calcext:value-type="float">
            <text:p>11179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4" calcext:value-type="float">
            <text:p>64</text:p>
          </table:table-cell>
          <table:table-cell office:value-type="float" office:value="92049" calcext:value-type="float">
            <text:p>92049</text:p>
          </table:table-cell>
          <table:table-cell office:value-type="float" office:value="11174" calcext:value-type="float">
            <text:p>11174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4" calcext:value-type="float">
            <text:p>64</text:p>
          </table:table-cell>
          <table:table-cell office:value-type="float" office:value="95385" calcext:value-type="float">
            <text:p>95385</text:p>
          </table:table-cell>
          <table:table-cell office:value-type="float" office:value="11282" calcext:value-type="float">
            <text:p>1128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64" calcext:value-type="float">
            <text:p>64</text:p>
          </table:table-cell>
          <table:table-cell office:value-type="float" office:value="91451" calcext:value-type="float">
            <text:p>91451</text:p>
          </table:table-cell>
          <table:table-cell office:value-type="float" office:value="11173" calcext:value-type="float">
            <text:p>11173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64" calcext:value-type="float">
            <text:p>64</text:p>
          </table:table-cell>
          <table:table-cell office:value-type="float" office:value="96265" calcext:value-type="float">
            <text:p>96265</text:p>
          </table:table-cell>
          <table:table-cell office:value-type="float" office:value="11157" calcext:value-type="float">
            <text:p>11157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64" calcext:value-type="float">
            <text:p>64</text:p>
          </table:table-cell>
          <table:table-cell office:value-type="float" office:value="94029" calcext:value-type="float">
            <text:p>94029</text:p>
          </table:table-cell>
          <table:table-cell office:value-type="float" office:value="11171" calcext:value-type="float">
            <text:p>1117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64" calcext:value-type="float">
            <text:p>64</text:p>
          </table:table-cell>
          <table:table-cell office:value-type="float" office:value="97583" calcext:value-type="float">
            <text:p>97583</text:p>
          </table:table-cell>
          <table:table-cell office:value-type="float" office:value="11124" calcext:value-type="float">
            <text:p>11124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64" calcext:value-type="float">
            <text:p>64</text:p>
          </table:table-cell>
          <table:table-cell office:value-type="float" office:value="95345" calcext:value-type="float">
            <text:p>95345</text:p>
          </table:table-cell>
          <table:table-cell office:value-type="float" office:value="11095" calcext:value-type="float">
            <text:p>1109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64" calcext:value-type="float">
            <text:p>64</text:p>
          </table:table-cell>
          <table:table-cell office:value-type="float" office:value="95738" calcext:value-type="float">
            <text:p>95738</text:p>
          </table:table-cell>
          <table:table-cell office:value-type="float" office:value="11058" calcext:value-type="float">
            <text:p>11058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64" calcext:value-type="float">
            <text:p>64</text:p>
          </table:table-cell>
          <table:table-cell office:value-type="float" office:value="97748" calcext:value-type="float">
            <text:p>97748</text:p>
          </table:table-cell>
          <table:table-cell office:value-type="float" office:value="11068" calcext:value-type="float">
            <text:p>11068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64" calcext:value-type="float">
            <text:p>64</text:p>
          </table:table-cell>
          <table:table-cell office:value-type="float" office:value="97540" calcext:value-type="float">
            <text:p>97540</text:p>
          </table:table-cell>
          <table:table-cell office:value-type="float" office:value="11075" calcext:value-type="float">
            <text:p>1107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64" calcext:value-type="float">
            <text:p>64</text:p>
          </table:table-cell>
          <table:table-cell office:value-type="float" office:value="97604" calcext:value-type="float">
            <text:p>97604</text:p>
          </table:table-cell>
          <table:table-cell office:value-type="float" office:value="11067" calcext:value-type="float">
            <text:p>11067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64" calcext:value-type="float">
            <text:p>64</text:p>
          </table:table-cell>
          <table:table-cell office:value-type="float" office:value="102064" calcext:value-type="float">
            <text:p>102064</text:p>
          </table:table-cell>
          <table:table-cell office:value-type="float" office:value="11119" calcext:value-type="float">
            <text:p>1111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4" calcext:value-type="float">
            <text:p>64</text:p>
          </table:table-cell>
          <table:table-cell office:value-type="float" office:value="102361" calcext:value-type="float">
            <text:p>102361</text:p>
          </table:table-cell>
          <table:table-cell office:value-type="float" office:value="11120" calcext:value-type="float">
            <text:p>1112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4" calcext:value-type="float">
            <text:p>64</text:p>
          </table:table-cell>
          <table:table-cell office:value-type="float" office:value="99568" calcext:value-type="float">
            <text:p>99568</text:p>
          </table:table-cell>
          <table:table-cell office:value-type="float" office:value="11085" calcext:value-type="float">
            <text:p>11085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64" calcext:value-type="float">
            <text:p>64</text:p>
          </table:table-cell>
          <table:table-cell office:value-type="float" office:value="99564" calcext:value-type="float">
            <text:p>99564</text:p>
          </table:table-cell>
          <table:table-cell office:value-type="float" office:value="11030" calcext:value-type="float">
            <text:p>1103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64" calcext:value-type="float">
            <text:p>64</text:p>
          </table:table-cell>
          <table:table-cell office:value-type="float" office:value="99166" calcext:value-type="float">
            <text:p>99166</text:p>
          </table:table-cell>
          <table:table-cell office:value-type="float" office:value="11012" calcext:value-type="float">
            <text:p>1101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64" calcext:value-type="float">
            <text:p>64</text:p>
          </table:table-cell>
          <table:table-cell office:value-type="float" office:value="100759" calcext:value-type="float">
            <text:p>100759</text:p>
          </table:table-cell>
          <table:table-cell office:value-type="float" office:value="11003" calcext:value-type="float">
            <text:p>1100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4" calcext:value-type="float">
            <text:p>64</text:p>
          </table:table-cell>
          <table:table-cell office:value-type="float" office:value="103835" calcext:value-type="float">
            <text:p>103835</text:p>
          </table:table-cell>
          <table:table-cell office:value-type="float" office:value="11025" calcext:value-type="float">
            <text:p>11025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64" calcext:value-type="float">
            <text:p>64</text:p>
          </table:table-cell>
          <table:table-cell office:value-type="float" office:value="101507" calcext:value-type="float">
            <text:p>101507</text:p>
          </table:table-cell>
          <table:table-cell office:value-type="float" office:value="10974" calcext:value-type="float">
            <text:p>10974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64" calcext:value-type="float">
            <text:p>64</text:p>
          </table:table-cell>
          <table:table-cell office:value-type="float" office:value="103969" calcext:value-type="float">
            <text:p>103969</text:p>
          </table:table-cell>
          <table:table-cell office:value-type="float" office:value="11007" calcext:value-type="float">
            <text:p>1100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64" calcext:value-type="float">
            <text:p>64</text:p>
          </table:table-cell>
          <table:table-cell office:value-type="float" office:value="105493" calcext:value-type="float">
            <text:p>105493</text:p>
          </table:table-cell>
          <table:table-cell office:value-type="float" office:value="11026" calcext:value-type="float">
            <text:p>11026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64" calcext:value-type="float">
            <text:p>64</text:p>
          </table:table-cell>
          <table:table-cell office:value-type="float" office:value="104634" calcext:value-type="float">
            <text:p>10463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64" calcext:value-type="float">
            <text:p>64</text:p>
          </table:table-cell>
          <table:table-cell office:value-type="float" office:value="105607" calcext:value-type="float">
            <text:p>105607</text:p>
          </table:table-cell>
          <table:table-cell office:value-type="float" office:value="11013" calcext:value-type="float">
            <text:p>11013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4" calcext:value-type="float">
            <text:p>64</text:p>
          </table:table-cell>
          <table:table-cell office:value-type="float" office:value="105211" calcext:value-type="float">
            <text:p>105211</text:p>
          </table:table-cell>
          <table:table-cell office:value-type="float" office:value="10935" calcext:value-type="float">
            <text:p>10935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64" calcext:value-type="float">
            <text:p>64</text:p>
          </table:table-cell>
          <table:table-cell office:value-type="float" office:value="104741" calcext:value-type="float">
            <text:p>104741</text:p>
          </table:table-cell>
          <table:table-cell office:value-type="float" office:value="10931" calcext:value-type="float">
            <text:p>10931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64" calcext:value-type="float">
            <text:p>64</text:p>
          </table:table-cell>
          <table:table-cell office:value-type="float" office:value="105268" calcext:value-type="float">
            <text:p>105268</text:p>
          </table:table-cell>
          <table:table-cell office:value-type="float" office:value="10917" calcext:value-type="float">
            <text:p>10917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64" calcext:value-type="float">
            <text:p>64</text:p>
          </table:table-cell>
          <table:table-cell office:value-type="float" office:value="105748" calcext:value-type="float">
            <text:p>105748</text:p>
          </table:table-cell>
          <table:table-cell office:value-type="float" office:value="10917" calcext:value-type="float">
            <text:p>10917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4" calcext:value-type="float">
            <text:p>64</text:p>
          </table:table-cell>
          <table:table-cell office:value-type="float" office:value="106963" calcext:value-type="float">
            <text:p>106963</text:p>
          </table:table-cell>
          <table:table-cell office:value-type="float" office:value="10924" calcext:value-type="float">
            <text:p>10924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64" calcext:value-type="float">
            <text:p>64</text:p>
          </table:table-cell>
          <table:table-cell office:value-type="float" office:value="108096" calcext:value-type="float">
            <text:p>108096</text:p>
          </table:table-cell>
          <table:table-cell office:value-type="float" office:value="10885" calcext:value-type="float">
            <text:p>10885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64" calcext:value-type="float">
            <text:p>64</text:p>
          </table:table-cell>
          <table:table-cell office:value-type="float" office:value="106204" calcext:value-type="float">
            <text:p>106204</text:p>
          </table:table-cell>
          <table:table-cell office:value-type="float" office:value="10887" calcext:value-type="float">
            <text:p>10887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64" calcext:value-type="float">
            <text:p>64</text:p>
          </table:table-cell>
          <table:table-cell office:value-type="float" office:value="109278" calcext:value-type="float">
            <text:p>109278</text:p>
          </table:table-cell>
          <table:table-cell office:value-type="float" office:value="10958" calcext:value-type="float">
            <text:p>10958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64" calcext:value-type="float">
            <text:p>64</text:p>
          </table:table-cell>
          <table:table-cell office:value-type="float" office:value="108740" calcext:value-type="float">
            <text:p>108740</text:p>
          </table:table-cell>
          <table:table-cell office:value-type="float" office:value="10846" calcext:value-type="float">
            <text:p>1084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4" calcext:value-type="float">
            <text:p>64</text:p>
          </table:table-cell>
          <table:table-cell office:value-type="float" office:value="110652" calcext:value-type="float">
            <text:p>110652</text:p>
          </table:table-cell>
          <table:table-cell office:value-type="float" office:value="10876" calcext:value-type="float">
            <text:p>10876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4" calcext:value-type="float">
            <text:p>64</text:p>
          </table:table-cell>
          <table:table-cell office:value-type="float" office:value="110737" calcext:value-type="float">
            <text:p>110737</text:p>
          </table:table-cell>
          <table:table-cell office:value-type="float" office:value="10941" calcext:value-type="float">
            <text:p>10941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4" calcext:value-type="float">
            <text:p>64</text:p>
          </table:table-cell>
          <table:table-cell office:value-type="float" office:value="110463" calcext:value-type="float">
            <text:p>110463</text:p>
          </table:table-cell>
          <table:table-cell office:value-type="float" office:value="10858" calcext:value-type="float">
            <text:p>10858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64" calcext:value-type="float">
            <text:p>64</text:p>
          </table:table-cell>
          <table:table-cell office:value-type="float" office:value="111033" calcext:value-type="float">
            <text:p>111033</text:p>
          </table:table-cell>
          <table:table-cell office:value-type="float" office:value="10840" calcext:value-type="float">
            <text:p>1084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4" calcext:value-type="float">
            <text:p>64</text:p>
          </table:table-cell>
          <table:table-cell office:value-type="float" office:value="111157" calcext:value-type="float">
            <text:p>111157</text:p>
          </table:table-cell>
          <table:table-cell office:value-type="float" office:value="10796" calcext:value-type="float">
            <text:p>10796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64" calcext:value-type="float">
            <text:p>64</text:p>
          </table:table-cell>
          <table:table-cell office:value-type="float" office:value="112345" calcext:value-type="float">
            <text:p>112345</text:p>
          </table:table-cell>
          <table:table-cell office:value-type="float" office:value="10770" calcext:value-type="float">
            <text:p>1077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64" calcext:value-type="float">
            <text:p>64</text:p>
          </table:table-cell>
          <table:table-cell office:value-type="float" office:value="114031" calcext:value-type="float">
            <text:p>114031</text:p>
          </table:table-cell>
          <table:table-cell office:value-type="float" office:value="10734" calcext:value-type="float">
            <text:p>10734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64" calcext:value-type="float">
            <text:p>64</text:p>
          </table:table-cell>
          <table:table-cell office:value-type="float" office:value="116585" calcext:value-type="float">
            <text:p>116585</text:p>
          </table:table-cell>
          <table:table-cell office:value-type="float" office:value="10713" calcext:value-type="float">
            <text:p>10713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64" calcext:value-type="float">
            <text:p>64</text:p>
          </table:table-cell>
          <table:table-cell office:value-type="float" office:value="116463" calcext:value-type="float">
            <text:p>116463</text:p>
          </table:table-cell>
          <table:table-cell office:value-type="float" office:value="10700" calcext:value-type="float">
            <text:p>1070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64" calcext:value-type="float">
            <text:p>64</text:p>
          </table:table-cell>
          <table:table-cell office:value-type="float" office:value="115974" calcext:value-type="float">
            <text:p>115974</text:p>
          </table:table-cell>
          <table:table-cell office:value-type="float" office:value="10724" calcext:value-type="float">
            <text:p>1072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4" calcext:value-type="float">
            <text:p>64</text:p>
          </table:table-cell>
          <table:table-cell office:value-type="float" office:value="115571" calcext:value-type="float">
            <text:p>115571</text:p>
          </table:table-cell>
          <table:table-cell office:value-type="float" office:value="10711" calcext:value-type="float">
            <text:p>10711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4" calcext:value-type="float">
            <text:p>64</text:p>
          </table:table-cell>
          <table:table-cell office:value-type="float" office:value="116827" calcext:value-type="float">
            <text:p>116827</text:p>
          </table:table-cell>
          <table:table-cell office:value-type="float" office:value="10673" calcext:value-type="float">
            <text:p>10673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64" calcext:value-type="float">
            <text:p>64</text:p>
          </table:table-cell>
          <table:table-cell office:value-type="float" office:value="118228" calcext:value-type="float">
            <text:p>118228</text:p>
          </table:table-cell>
          <table:table-cell office:value-type="float" office:value="10695" calcext:value-type="float">
            <text:p>10695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64" calcext:value-type="float">
            <text:p>64</text:p>
          </table:table-cell>
          <table:table-cell office:value-type="float" office:value="117970" calcext:value-type="float">
            <text:p>117970</text:p>
          </table:table-cell>
          <table:table-cell office:value-type="float" office:value="10684" calcext:value-type="float">
            <text:p>10684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4" calcext:value-type="float">
            <text:p>64</text:p>
          </table:table-cell>
          <table:table-cell office:value-type="float" office:value="117073" calcext:value-type="float">
            <text:p>117073</text:p>
          </table:table-cell>
          <table:table-cell office:value-type="float" office:value="10631" calcext:value-type="float">
            <text:p>1063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4" calcext:value-type="float">
            <text:p>64</text:p>
          </table:table-cell>
          <table:table-cell office:value-type="float" office:value="118058" calcext:value-type="float">
            <text:p>118058</text:p>
          </table:table-cell>
          <table:table-cell office:value-type="float" office:value="10645" calcext:value-type="float">
            <text:p>1064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4" calcext:value-type="float">
            <text:p>64</text:p>
          </table:table-cell>
          <table:table-cell office:value-type="float" office:value="119048" calcext:value-type="float">
            <text:p>119048</text:p>
          </table:table-cell>
          <table:table-cell office:value-type="float" office:value="10681" calcext:value-type="float">
            <text:p>10681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4" calcext:value-type="float">
            <text:p>64</text:p>
          </table:table-cell>
          <table:table-cell office:value-type="float" office:value="120970" calcext:value-type="float">
            <text:p>120970</text:p>
          </table:table-cell>
          <table:table-cell office:value-type="float" office:value="10611" calcext:value-type="float">
            <text:p>10611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4" calcext:value-type="float">
            <text:p>64</text:p>
          </table:table-cell>
          <table:table-cell office:value-type="float" office:value="120364" calcext:value-type="float">
            <text:p>120364</text:p>
          </table:table-cell>
          <table:table-cell office:value-type="float" office:value="10632" calcext:value-type="float">
            <text:p>10632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64" calcext:value-type="float">
            <text:p>64</text:p>
          </table:table-cell>
          <table:table-cell office:value-type="float" office:value="120307" calcext:value-type="float">
            <text:p>120307</text:p>
          </table:table-cell>
          <table:table-cell office:value-type="float" office:value="10596" calcext:value-type="float">
            <text:p>1059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4" calcext:value-type="float">
            <text:p>64</text:p>
          </table:table-cell>
          <table:table-cell office:value-type="float" office:value="121284" calcext:value-type="float">
            <text:p>121284</text:p>
          </table:table-cell>
          <table:table-cell office:value-type="float" office:value="10587" calcext:value-type="float">
            <text:p>10587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4" calcext:value-type="float">
            <text:p>64</text:p>
          </table:table-cell>
          <table:table-cell office:value-type="float" office:value="120577" calcext:value-type="float">
            <text:p>120577</text:p>
          </table:table-cell>
          <table:table-cell office:value-type="float" office:value="10582" calcext:value-type="float">
            <text:p>10582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4" calcext:value-type="float">
            <text:p>64</text:p>
          </table:table-cell>
          <table:table-cell office:value-type="float" office:value="122192" calcext:value-type="float">
            <text:p>122192</text:p>
          </table:table-cell>
          <table:table-cell office:value-type="float" office:value="10593" calcext:value-type="float">
            <text:p>10593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4" calcext:value-type="float">
            <text:p>64</text:p>
          </table:table-cell>
          <table:table-cell office:value-type="float" office:value="122848" calcext:value-type="float">
            <text:p>122848</text:p>
          </table:table-cell>
          <table:table-cell office:value-type="float" office:value="10494" calcext:value-type="float">
            <text:p>10494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4" calcext:value-type="float">
            <text:p>64</text:p>
          </table:table-cell>
          <table:table-cell office:value-type="float" office:value="119929" calcext:value-type="float">
            <text:p>119929</text:p>
          </table:table-cell>
          <table:table-cell office:value-type="float" office:value="10527" calcext:value-type="float">
            <text:p>10527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4" calcext:value-type="float">
            <text:p>64</text:p>
          </table:table-cell>
          <table:table-cell office:value-type="float" office:value="124544" calcext:value-type="float">
            <text:p>124544</text:p>
          </table:table-cell>
          <table:table-cell office:value-type="float" office:value="10491" calcext:value-type="float">
            <text:p>10491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4" calcext:value-type="float">
            <text:p>64</text:p>
          </table:table-cell>
          <table:table-cell office:value-type="float" office:value="122273" calcext:value-type="float">
            <text:p>122273</text:p>
          </table:table-cell>
          <table:table-cell office:value-type="float" office:value="10489" calcext:value-type="float">
            <text:p>10489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4" calcext:value-type="float">
            <text:p>64</text:p>
          </table:table-cell>
          <table:table-cell office:value-type="float" office:value="125936" calcext:value-type="float">
            <text:p>125936</text:p>
          </table:table-cell>
          <table:table-cell office:value-type="float" office:value="10534" calcext:value-type="float">
            <text:p>10534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64" calcext:value-type="float">
            <text:p>64</text:p>
          </table:table-cell>
          <table:table-cell office:value-type="float" office:value="123894" calcext:value-type="float">
            <text:p>123894</text:p>
          </table:table-cell>
          <table:table-cell office:value-type="float" office:value="10422" calcext:value-type="float">
            <text:p>10422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64" calcext:value-type="float">
            <text:p>64</text:p>
          </table:table-cell>
          <table:table-cell office:value-type="float" office:value="124153" calcext:value-type="float">
            <text:p>124153</text:p>
          </table:table-cell>
          <table:table-cell office:value-type="float" office:value="10497" calcext:value-type="float">
            <text:p>1049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4" calcext:value-type="float">
            <text:p>64</text:p>
          </table:table-cell>
          <table:table-cell office:value-type="float" office:value="125740" calcext:value-type="float">
            <text:p>125740</text:p>
          </table:table-cell>
          <table:table-cell office:value-type="float" office:value="10454" calcext:value-type="float">
            <text:p>10454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64" calcext:value-type="float">
            <text:p>64</text:p>
          </table:table-cell>
          <table:table-cell office:value-type="float" office:value="124129" calcext:value-type="float">
            <text:p>124129</text:p>
          </table:table-cell>
          <table:table-cell office:value-type="float" office:value="10470" calcext:value-type="float">
            <text:p>1047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64" calcext:value-type="float">
            <text:p>64</text:p>
          </table:table-cell>
          <table:table-cell office:value-type="float" office:value="126098" calcext:value-type="float">
            <text:p>126098</text:p>
          </table:table-cell>
          <table:table-cell office:value-type="float" office:value="10459" calcext:value-type="float">
            <text:p>10459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64" calcext:value-type="float">
            <text:p>64</text:p>
          </table:table-cell>
          <table:table-cell office:value-type="float" office:value="125226" calcext:value-type="float">
            <text:p>125226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64" calcext:value-type="float">
            <text:p>64</text:p>
          </table:table-cell>
          <table:table-cell office:value-type="float" office:value="130228" calcext:value-type="float">
            <text:p>130228</text:p>
          </table:table-cell>
          <table:table-cell office:value-type="float" office:value="10423" calcext:value-type="float">
            <text:p>1042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4" calcext:value-type="float">
            <text:p>64</text:p>
          </table:table-cell>
          <table:table-cell office:value-type="float" office:value="126750" calcext:value-type="float">
            <text:p>126750</text:p>
          </table:table-cell>
          <table:table-cell office:value-type="float" office:value="10444" calcext:value-type="float">
            <text:p>10444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64" calcext:value-type="float">
            <text:p>64</text:p>
          </table:table-cell>
          <table:table-cell office:value-type="float" office:value="130835" calcext:value-type="float">
            <text:p>130835</text:p>
          </table:table-cell>
          <table:table-cell office:value-type="float" office:value="10495" calcext:value-type="float">
            <text:p>10495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64" calcext:value-type="float">
            <text:p>64</text:p>
          </table:table-cell>
          <table:table-cell office:value-type="float" office:value="128849" calcext:value-type="float">
            <text:p>128849</text:p>
          </table:table-cell>
          <table:table-cell office:value-type="float" office:value="10388" calcext:value-type="float">
            <text:p>10388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64" calcext:value-type="float">
            <text:p>64</text:p>
          </table:table-cell>
          <table:table-cell office:value-type="float" office:value="129086" calcext:value-type="float">
            <text:p>129086</text:p>
          </table:table-cell>
          <table:table-cell office:value-type="float" office:value="10383" calcext:value-type="float">
            <text:p>10383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64" calcext:value-type="float">
            <text:p>64</text:p>
          </table:table-cell>
          <table:table-cell office:value-type="float" office:value="127124" calcext:value-type="float">
            <text:p>127124</text:p>
          </table:table-cell>
          <table:table-cell office:value-type="float" office:value="10393" calcext:value-type="float">
            <text:p>1039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4" calcext:value-type="float">
            <text:p>64</text:p>
          </table:table-cell>
          <table:table-cell office:value-type="float" office:value="131711" calcext:value-type="float">
            <text:p>131711</text:p>
          </table:table-cell>
          <table:table-cell office:value-type="float" office:value="10358" calcext:value-type="float">
            <text:p>10358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4" calcext:value-type="float">
            <text:p>64</text:p>
          </table:table-cell>
          <table:table-cell office:value-type="float" office:value="128231" calcext:value-type="float">
            <text:p>128231</text:p>
          </table:table-cell>
          <table:table-cell office:value-type="float" office:value="10378" calcext:value-type="float">
            <text:p>10378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64" calcext:value-type="float">
            <text:p>64</text:p>
          </table:table-cell>
          <table:table-cell office:value-type="float" office:value="129603" calcext:value-type="float">
            <text:p>129603</text:p>
          </table:table-cell>
          <table:table-cell office:value-type="float" office:value="10364" calcext:value-type="float">
            <text:p>10364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64" calcext:value-type="float">
            <text:p>64</text:p>
          </table:table-cell>
          <table:table-cell office:value-type="float" office:value="131400" calcext:value-type="float">
            <text:p>131400</text:p>
          </table:table-cell>
          <table:table-cell office:value-type="float" office:value="10305" calcext:value-type="float">
            <text:p>10305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64" calcext:value-type="float">
            <text:p>64</text:p>
          </table:table-cell>
          <table:table-cell office:value-type="float" office:value="129251" calcext:value-type="float">
            <text:p>129251</text:p>
          </table:table-cell>
          <table:table-cell office:value-type="float" office:value="10290" calcext:value-type="float">
            <text:p>1029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4" calcext:value-type="float">
            <text:p>64</text:p>
          </table:table-cell>
          <table:table-cell office:value-type="float" office:value="130134" calcext:value-type="float">
            <text:p>130134</text:p>
          </table:table-cell>
          <table:table-cell office:value-type="float" office:value="10296" calcext:value-type="float">
            <text:p>10296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64" calcext:value-type="float">
            <text:p>64</text:p>
          </table:table-cell>
          <table:table-cell office:value-type="float" office:value="134561" calcext:value-type="float">
            <text:p>134561</text:p>
          </table:table-cell>
          <table:table-cell office:value-type="float" office:value="10333" calcext:value-type="float">
            <text:p>10333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64" calcext:value-type="float">
            <text:p>64</text:p>
          </table:table-cell>
          <table:table-cell office:value-type="float" office:value="132244" calcext:value-type="float">
            <text:p>132244</text:p>
          </table:table-cell>
          <table:table-cell office:value-type="float" office:value="10269" calcext:value-type="float">
            <text:p>10269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64" calcext:value-type="float">
            <text:p>64</text:p>
          </table:table-cell>
          <table:table-cell office:value-type="float" office:value="135033" calcext:value-type="float">
            <text:p>135033</text:p>
          </table:table-cell>
          <table:table-cell office:value-type="float" office:value="10342" calcext:value-type="float">
            <text:p>10342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64" calcext:value-type="float">
            <text:p>64</text:p>
          </table:table-cell>
          <table:table-cell office:value-type="float" office:value="133406" calcext:value-type="float">
            <text:p>133406</text:p>
          </table:table-cell>
          <table:table-cell office:value-type="float" office:value="10274" calcext:value-type="float">
            <text:p>1027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4" calcext:value-type="float">
            <text:p>64</text:p>
          </table:table-cell>
          <table:table-cell office:value-type="float" office:value="133893" calcext:value-type="float">
            <text:p>133893</text:p>
          </table:table-cell>
          <table:table-cell office:value-type="float" office:value="10281" calcext:value-type="float">
            <text:p>10281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4" calcext:value-type="float">
            <text:p>64</text:p>
          </table:table-cell>
          <table:table-cell office:value-type="float" office:value="134334" calcext:value-type="float">
            <text:p>134334</text:p>
          </table:table-cell>
          <table:table-cell office:value-type="float" office:value="10312" calcext:value-type="float">
            <text:p>10312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64" calcext:value-type="float">
            <text:p>64</text:p>
          </table:table-cell>
          <table:table-cell office:value-type="float" office:value="133943" calcext:value-type="float">
            <text:p>133943</text:p>
          </table:table-cell>
          <table:table-cell office:value-type="float" office:value="10134" calcext:value-type="float">
            <text:p>10134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64" calcext:value-type="float">
            <text:p>64</text:p>
          </table:table-cell>
          <table:table-cell office:value-type="float" office:value="135202" calcext:value-type="float">
            <text:p>135202</text:p>
          </table:table-cell>
          <table:table-cell office:value-type="float" office:value="10117" calcext:value-type="float">
            <text:p>10117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64" calcext:value-type="float">
            <text:p>64</text:p>
          </table:table-cell>
          <table:table-cell office:value-type="float" office:value="135482" calcext:value-type="float">
            <text:p>135482</text:p>
          </table:table-cell>
          <table:table-cell office:value-type="float" office:value="10033" calcext:value-type="float">
            <text:p>10033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4" calcext:value-type="float">
            <text:p>64</text:p>
          </table:table-cell>
          <table:table-cell office:value-type="float" office:value="133638" calcext:value-type="float">
            <text:p>133638</text:p>
          </table:table-cell>
          <table:table-cell office:value-type="float" office:value="10096" calcext:value-type="float">
            <text:p>10096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4" calcext:value-type="float">
            <text:p>64</text:p>
          </table:table-cell>
          <table:table-cell office:value-type="float" office:value="134521" calcext:value-type="float">
            <text:p>134521</text:p>
          </table:table-cell>
          <table:table-cell office:value-type="float" office:value="10069" calcext:value-type="float">
            <text:p>10069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4" calcext:value-type="float">
            <text:p>64</text:p>
          </table:table-cell>
          <table:table-cell office:value-type="float" office:value="138726" calcext:value-type="float">
            <text:p>138726</text:p>
          </table:table-cell>
          <table:table-cell office:value-type="float" office:value="10042" calcext:value-type="float">
            <text:p>1004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64" calcext:value-type="float">
            <text:p>64</text:p>
          </table:table-cell>
          <table:table-cell office:value-type="float" office:value="139011" calcext:value-type="float">
            <text:p>139011</text:p>
          </table:table-cell>
          <table:table-cell office:value-type="float" office:value="10127" calcext:value-type="float">
            <text:p>10127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4" calcext:value-type="float">
            <text:p>64</text:p>
          </table:table-cell>
          <table:table-cell office:value-type="float" office:value="136568" calcext:value-type="float">
            <text:p>136568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4" calcext:value-type="float">
            <text:p>64</text:p>
          </table:table-cell>
          <table:table-cell office:value-type="float" office:value="139489" calcext:value-type="float">
            <text:p>139489</text:p>
          </table:table-cell>
          <table:table-cell office:value-type="float" office:value="10063" calcext:value-type="float">
            <text:p>1006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4" calcext:value-type="float">
            <text:p>64</text:p>
          </table:table-cell>
          <table:table-cell office:value-type="float" office:value="137442" calcext:value-type="float">
            <text:p>137442</text:p>
          </table:table-cell>
          <table:table-cell office:value-type="float" office:value="10065" calcext:value-type="float">
            <text:p>1006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4" calcext:value-type="float">
            <text:p>64</text:p>
          </table:table-cell>
          <table:table-cell office:value-type="float" office:value="140091" calcext:value-type="float">
            <text:p>140091</text:p>
          </table:table-cell>
          <table:table-cell office:value-type="float" office:value="10020" calcext:value-type="float">
            <text:p>10020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64" calcext:value-type="float">
            <text:p>64</text:p>
          </table:table-cell>
          <table:table-cell office:value-type="float" office:value="140656" calcext:value-type="float">
            <text:p>140656</text:p>
          </table:table-cell>
          <table:table-cell office:value-type="float" office:value="9966" calcext:value-type="float">
            <text:p>9966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64" calcext:value-type="float">
            <text:p>64</text:p>
          </table:table-cell>
          <table:table-cell office:value-type="float" office:value="140849" calcext:value-type="float">
            <text:p>140849</text:p>
          </table:table-cell>
          <table:table-cell office:value-type="float" office:value="9904" calcext:value-type="float">
            <text:p>9904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64" calcext:value-type="float">
            <text:p>64</text:p>
          </table:table-cell>
          <table:table-cell office:value-type="float" office:value="139467" calcext:value-type="float">
            <text:p>139467</text:p>
          </table:table-cell>
          <table:table-cell office:value-type="float" office:value="9957" calcext:value-type="float">
            <text:p>9957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64" calcext:value-type="float">
            <text:p>64</text:p>
          </table:table-cell>
          <table:table-cell office:value-type="float" office:value="141776" calcext:value-type="float">
            <text:p>141776</text:p>
          </table:table-cell>
          <table:table-cell office:value-type="float" office:value="9936" calcext:value-type="float">
            <text:p>9936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64" calcext:value-type="float">
            <text:p>64</text:p>
          </table:table-cell>
          <table:table-cell office:value-type="float" office:value="141234" calcext:value-type="float">
            <text:p>141234</text:p>
          </table:table-cell>
          <table:table-cell office:value-type="float" office:value="9939" calcext:value-type="float">
            <text:p>9939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64" calcext:value-type="float">
            <text:p>64</text:p>
          </table:table-cell>
          <table:table-cell office:value-type="float" office:value="141669" calcext:value-type="float">
            <text:p>141669</text:p>
          </table:table-cell>
          <table:table-cell office:value-type="float" office:value="9930" calcext:value-type="float">
            <text:p>9930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64" calcext:value-type="float">
            <text:p>64</text:p>
          </table:table-cell>
          <table:table-cell office:value-type="float" office:value="139106" calcext:value-type="float">
            <text:p>139106</text:p>
          </table:table-cell>
          <table:table-cell office:value-type="float" office:value="9881" calcext:value-type="float">
            <text:p>9881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64" calcext:value-type="float">
            <text:p>64</text:p>
          </table:table-cell>
          <table:table-cell office:value-type="float" office:value="135959" calcext:value-type="float">
            <text:p>135959</text:p>
          </table:table-cell>
          <table:table-cell office:value-type="float" office:value="9919" calcext:value-type="float">
            <text:p>9919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64" calcext:value-type="float">
            <text:p>64</text:p>
          </table:table-cell>
          <table:table-cell office:value-type="float" office:value="139559" calcext:value-type="float">
            <text:p>139559</text:p>
          </table:table-cell>
          <table:table-cell office:value-type="float" office:value="9847" calcext:value-type="float">
            <text:p>9847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64" calcext:value-type="float">
            <text:p>64</text:p>
          </table:table-cell>
          <table:table-cell office:value-type="float" office:value="142575" calcext:value-type="float">
            <text:p>142575</text:p>
          </table:table-cell>
          <table:table-cell office:value-type="float" office:value="9875" calcext:value-type="float">
            <text:p>9875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64" calcext:value-type="float">
            <text:p>64</text:p>
          </table:table-cell>
          <table:table-cell office:value-type="float" office:value="139980" calcext:value-type="float">
            <text:p>139980</text:p>
          </table:table-cell>
          <table:table-cell office:value-type="float" office:value="10044" calcext:value-type="float">
            <text:p>10044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64" calcext:value-type="float">
            <text:p>64</text:p>
          </table:table-cell>
          <table:table-cell office:value-type="float" office:value="141591" calcext:value-type="float">
            <text:p>141591</text:p>
          </table:table-cell>
          <table:table-cell office:value-type="float" office:value="10018" calcext:value-type="float">
            <text:p>10018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64" calcext:value-type="float">
            <text:p>64</text:p>
          </table:table-cell>
          <table:table-cell office:value-type="float" office:value="143397" calcext:value-type="float">
            <text:p>143397</text:p>
          </table:table-cell>
          <table:table-cell office:value-type="float" office:value="9983" calcext:value-type="float">
            <text:p>9983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64" calcext:value-type="float">
            <text:p>64</text:p>
          </table:table-cell>
          <table:table-cell office:value-type="float" office:value="144046" calcext:value-type="float">
            <text:p>144046</text:p>
          </table:table-cell>
          <table:table-cell office:value-type="float" office:value="9969" calcext:value-type="float">
            <text:p>9969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64" calcext:value-type="float">
            <text:p>64</text:p>
          </table:table-cell>
          <table:table-cell office:value-type="float" office:value="142272" calcext:value-type="float">
            <text:p>142272</text:p>
          </table:table-cell>
          <table:table-cell office:value-type="float" office:value="10019" calcext:value-type="float">
            <text:p>10019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64" calcext:value-type="float">
            <text:p>64</text:p>
          </table:table-cell>
          <table:table-cell office:value-type="float" office:value="142918" calcext:value-type="float">
            <text:p>142918</text:p>
          </table:table-cell>
          <table:table-cell office:value-type="float" office:value="10028" calcext:value-type="float">
            <text:p>10028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64" calcext:value-type="float">
            <text:p>64</text:p>
          </table:table-cell>
          <table:table-cell office:value-type="float" office:value="142850" calcext:value-type="float">
            <text:p>142850</text:p>
          </table:table-cell>
          <table:table-cell office:value-type="float" office:value="9960" calcext:value-type="float">
            <text:p>996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64" calcext:value-type="float">
            <text:p>64</text:p>
          </table:table-cell>
          <table:table-cell office:value-type="float" office:value="144211" calcext:value-type="float">
            <text:p>144211</text:p>
          </table:table-cell>
          <table:table-cell office:value-type="float" office:value="9976" calcext:value-type="float">
            <text:p>9976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64" calcext:value-type="float">
            <text:p>64</text:p>
          </table:table-cell>
          <table:table-cell office:value-type="float" office:value="143517" calcext:value-type="float">
            <text:p>143517</text:p>
          </table:table-cell>
          <table:table-cell office:value-type="float" office:value="9993" calcext:value-type="float">
            <text:p>9993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64" calcext:value-type="float">
            <text:p>64</text:p>
          </table:table-cell>
          <table:table-cell office:value-type="float" office:value="146117" calcext:value-type="float">
            <text:p>146117</text:p>
          </table:table-cell>
          <table:table-cell office:value-type="float" office:value="9970" calcext:value-type="float">
            <text:p>9970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64" calcext:value-type="float">
            <text:p>64</text:p>
          </table:table-cell>
          <table:table-cell office:value-type="float" office:value="145330" calcext:value-type="float">
            <text:p>145330</text:p>
          </table:table-cell>
          <table:table-cell office:value-type="float" office:value="9923" calcext:value-type="float">
            <text:p>9923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64" calcext:value-type="float">
            <text:p>64</text:p>
          </table:table-cell>
          <table:table-cell office:value-type="float" office:value="148739" calcext:value-type="float">
            <text:p>148739</text:p>
          </table:table-cell>
          <table:table-cell office:value-type="float" office:value="9856" calcext:value-type="float">
            <text:p>9856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4" calcext:value-type="float">
            <text:p>64</text:p>
          </table:table-cell>
          <table:table-cell office:value-type="float" office:value="144969" calcext:value-type="float">
            <text:p>144969</text:p>
          </table:table-cell>
          <table:table-cell office:value-type="float" office:value="9914" calcext:value-type="float">
            <text:p>9914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64" calcext:value-type="float">
            <text:p>64</text:p>
          </table:table-cell>
          <table:table-cell office:value-type="float" office:value="145383" calcext:value-type="float">
            <text:p>145383</text:p>
          </table:table-cell>
          <table:table-cell office:value-type="float" office:value="9852" calcext:value-type="float">
            <text:p>9852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64" calcext:value-type="float">
            <text:p>64</text:p>
          </table:table-cell>
          <table:table-cell office:value-type="float" office:value="148340" calcext:value-type="float">
            <text:p>148340</text:p>
          </table:table-cell>
          <table:table-cell office:value-type="float" office:value="9890" calcext:value-type="float">
            <text:p>9890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64" calcext:value-type="float">
            <text:p>64</text:p>
          </table:table-cell>
          <table:table-cell office:value-type="float" office:value="147175" calcext:value-type="float">
            <text:p>147175</text:p>
          </table:table-cell>
          <table:table-cell office:value-type="float" office:value="9696" calcext:value-type="float">
            <text:p>9696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64" calcext:value-type="float">
            <text:p>64</text:p>
          </table:table-cell>
          <table:table-cell office:value-type="float" office:value="146802" calcext:value-type="float">
            <text:p>146802</text:p>
          </table:table-cell>
          <table:table-cell office:value-type="float" office:value="9681" calcext:value-type="float">
            <text:p>968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64" calcext:value-type="float">
            <text:p>64</text:p>
          </table:table-cell>
          <table:table-cell office:value-type="float" office:value="146543" calcext:value-type="float">
            <text:p>146543</text:p>
          </table:table-cell>
          <table:table-cell office:value-type="float" office:value="9672" calcext:value-type="float">
            <text:p>9672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64" calcext:value-type="float">
            <text:p>64</text:p>
          </table:table-cell>
          <table:table-cell office:value-type="float" office:value="146521" calcext:value-type="float">
            <text:p>146521</text:p>
          </table:table-cell>
          <table:table-cell office:value-type="float" office:value="9685" calcext:value-type="float">
            <text:p>9685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64" calcext:value-type="float">
            <text:p>64</text:p>
          </table:table-cell>
          <table:table-cell office:value-type="float" office:value="145208" calcext:value-type="float">
            <text:p>145208</text:p>
          </table:table-cell>
          <table:table-cell office:value-type="float" office:value="9632" calcext:value-type="float">
            <text:p>9632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64" calcext:value-type="float">
            <text:p>64</text:p>
          </table:table-cell>
          <table:table-cell office:value-type="float" office:value="146748" calcext:value-type="float">
            <text:p>146748</text:p>
          </table:table-cell>
          <table:table-cell office:value-type="float" office:value="9622" calcext:value-type="float">
            <text:p>9622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64" calcext:value-type="float">
            <text:p>64</text:p>
          </table:table-cell>
          <table:table-cell office:value-type="float" office:value="147843" calcext:value-type="float">
            <text:p>147843</text:p>
          </table:table-cell>
          <table:table-cell office:value-type="float" office:value="9628" calcext:value-type="float">
            <text:p>9628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64" calcext:value-type="float">
            <text:p>64</text:p>
          </table:table-cell>
          <table:table-cell office:value-type="float" office:value="147256" calcext:value-type="float">
            <text:p>147256</text:p>
          </table:table-cell>
          <table:table-cell office:value-type="float" office:value="9653" calcext:value-type="float">
            <text:p>9653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64" calcext:value-type="float">
            <text:p>64</text:p>
          </table:table-cell>
          <table:table-cell office:value-type="float" office:value="145592" calcext:value-type="float">
            <text:p>145592</text:p>
          </table:table-cell>
          <table:table-cell office:value-type="float" office:value="9617" calcext:value-type="float">
            <text:p>9617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64" calcext:value-type="float">
            <text:p>64</text:p>
          </table:table-cell>
          <table:table-cell office:value-type="float" office:value="148598" calcext:value-type="float">
            <text:p>148598</text:p>
          </table:table-cell>
          <table:table-cell office:value-type="float" office:value="9663" calcext:value-type="float">
            <text:p>9663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64" calcext:value-type="float">
            <text:p>64</text:p>
          </table:table-cell>
          <table:table-cell office:value-type="float" office:value="149449" calcext:value-type="float">
            <text:p>149449</text:p>
          </table:table-cell>
          <table:table-cell office:value-type="float" office:value="9609" calcext:value-type="float">
            <text:p>9609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64" calcext:value-type="float">
            <text:p>64</text:p>
          </table:table-cell>
          <table:table-cell office:value-type="float" office:value="147358" calcext:value-type="float">
            <text:p>147358</text:p>
          </table:table-cell>
          <table:table-cell office:value-type="float" office:value="9589" calcext:value-type="float">
            <text:p>958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64" calcext:value-type="float">
            <text:p>64</text:p>
          </table:table-cell>
          <table:table-cell office:value-type="float" office:value="148803" calcext:value-type="float">
            <text:p>148803</text:p>
          </table:table-cell>
          <table:table-cell office:value-type="float" office:value="9618" calcext:value-type="float">
            <text:p>9618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64" calcext:value-type="float">
            <text:p>64</text:p>
          </table:table-cell>
          <table:table-cell office:value-type="float" office:value="148658" calcext:value-type="float">
            <text:p>148658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64" calcext:value-type="float">
            <text:p>64</text:p>
          </table:table-cell>
          <table:table-cell office:value-type="float" office:value="150557" calcext:value-type="float">
            <text:p>150557</text:p>
          </table:table-cell>
          <table:table-cell office:value-type="float" office:value="9536" calcext:value-type="float">
            <text:p>9536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64" calcext:value-type="float">
            <text:p>64</text:p>
          </table:table-cell>
          <table:table-cell office:value-type="float" office:value="149797" calcext:value-type="float">
            <text:p>149797</text:p>
          </table:table-cell>
          <table:table-cell office:value-type="float" office:value="9591" calcext:value-type="float">
            <text:p>9591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64" calcext:value-type="float">
            <text:p>64</text:p>
          </table:table-cell>
          <table:table-cell office:value-type="float" office:value="150353" calcext:value-type="float">
            <text:p>150353</text:p>
          </table:table-cell>
          <table:table-cell office:value-type="float" office:value="9545" calcext:value-type="float">
            <text:p>9545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64" calcext:value-type="float">
            <text:p>64</text:p>
          </table:table-cell>
          <table:table-cell office:value-type="float" office:value="148713" calcext:value-type="float">
            <text:p>148713</text:p>
          </table:table-cell>
          <table:table-cell office:value-type="float" office:value="9546" calcext:value-type="float">
            <text:p>9546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64" calcext:value-type="float">
            <text:p>64</text:p>
          </table:table-cell>
          <table:table-cell office:value-type="float" office:value="148734" calcext:value-type="float">
            <text:p>148734</text:p>
          </table:table-cell>
          <table:table-cell office:value-type="float" office:value="9579" calcext:value-type="float">
            <text:p>9579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64" calcext:value-type="float">
            <text:p>64</text:p>
          </table:table-cell>
          <table:table-cell office:value-type="float" office:value="148645" calcext:value-type="float">
            <text:p>148645</text:p>
          </table:table-cell>
          <table:table-cell office:value-type="float" office:value="9554" calcext:value-type="float">
            <text:p>9554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64" calcext:value-type="float">
            <text:p>64</text:p>
          </table:table-cell>
          <table:table-cell office:value-type="float" office:value="152126" calcext:value-type="float">
            <text:p>152126</text:p>
          </table:table-cell>
          <table:table-cell office:value-type="float" office:value="9547" calcext:value-type="float">
            <text:p>9547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64" calcext:value-type="float">
            <text:p>64</text:p>
          </table:table-cell>
          <table:table-cell office:value-type="float" office:value="151037" calcext:value-type="float">
            <text:p>151037</text:p>
          </table:table-cell>
          <table:table-cell office:value-type="float" office:value="9512" calcext:value-type="float">
            <text:p>951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4" calcext:value-type="float">
            <text:p>64</text:p>
          </table:table-cell>
          <table:table-cell office:value-type="float" office:value="153984" calcext:value-type="float">
            <text:p>153984</text:p>
          </table:table-cell>
          <table:table-cell office:value-type="float" office:value="9503" calcext:value-type="float">
            <text:p>9503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64" calcext:value-type="float">
            <text:p>64</text:p>
          </table:table-cell>
          <table:table-cell office:value-type="float" office:value="154119" calcext:value-type="float">
            <text:p>154119</text:p>
          </table:table-cell>
          <table:table-cell office:value-type="float" office:value="9484" calcext:value-type="float">
            <text:p>9484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64" calcext:value-type="float">
            <text:p>64</text:p>
          </table:table-cell>
          <table:table-cell office:value-type="float" office:value="150232" calcext:value-type="float">
            <text:p>150232</text:p>
          </table:table-cell>
          <table:table-cell office:value-type="float" office:value="9512" calcext:value-type="float">
            <text:p>9512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64" calcext:value-type="float">
            <text:p>64</text:p>
          </table:table-cell>
          <table:table-cell office:value-type="float" office:value="152325" calcext:value-type="float">
            <text:p>152325</text:p>
          </table:table-cell>
          <table:table-cell office:value-type="float" office:value="9504" calcext:value-type="float">
            <text:p>9504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64" calcext:value-type="float">
            <text:p>64</text:p>
          </table:table-cell>
          <table:table-cell office:value-type="float" office:value="150780" calcext:value-type="float">
            <text:p>150780</text:p>
          </table:table-cell>
          <table:table-cell office:value-type="float" office:value="9515" calcext:value-type="float">
            <text:p>9515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64" calcext:value-type="float">
            <text:p>64</text:p>
          </table:table-cell>
          <table:table-cell office:value-type="float" office:value="152841" calcext:value-type="float">
            <text:p>152841</text:p>
          </table:table-cell>
          <table:table-cell office:value-type="float" office:value="9510" calcext:value-type="float">
            <text:p>9510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64" calcext:value-type="float">
            <text:p>64</text:p>
          </table:table-cell>
          <table:table-cell office:value-type="float" office:value="152726" calcext:value-type="float">
            <text:p>152726</text:p>
          </table:table-cell>
          <table:table-cell office:value-type="float" office:value="9481" calcext:value-type="float">
            <text:p>9481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64" calcext:value-type="float">
            <text:p>64</text:p>
          </table:table-cell>
          <table:table-cell office:value-type="float" office:value="154714" calcext:value-type="float">
            <text:p>154714</text:p>
          </table:table-cell>
          <table:table-cell office:value-type="float" office:value="9518" calcext:value-type="float">
            <text:p>9518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64" calcext:value-type="float">
            <text:p>64</text:p>
          </table:table-cell>
          <table:table-cell office:value-type="float" office:value="152755" calcext:value-type="float">
            <text:p>152755</text:p>
          </table:table-cell>
          <table:table-cell office:value-type="float" office:value="9485" calcext:value-type="float">
            <text:p>9485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64" calcext:value-type="float">
            <text:p>64</text:p>
          </table:table-cell>
          <table:table-cell office:value-type="float" office:value="154994" calcext:value-type="float">
            <text:p>154994</text:p>
          </table:table-cell>
          <table:table-cell office:value-type="float" office:value="9495" calcext:value-type="float">
            <text:p>949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64" calcext:value-type="float">
            <text:p>64</text:p>
          </table:table-cell>
          <table:table-cell office:value-type="float" office:value="153961" calcext:value-type="float">
            <text:p>153961</text:p>
          </table:table-cell>
          <table:table-cell office:value-type="float" office:value="9447" calcext:value-type="float">
            <text:p>9447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64" calcext:value-type="float">
            <text:p>64</text:p>
          </table:table-cell>
          <table:table-cell office:value-type="float" office:value="148688" calcext:value-type="float">
            <text:p>148688</text:p>
          </table:table-cell>
          <table:table-cell office:value-type="float" office:value="9403" calcext:value-type="float">
            <text:p>9403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64" calcext:value-type="float">
            <text:p>64</text:p>
          </table:table-cell>
          <table:table-cell office:value-type="float" office:value="151792" calcext:value-type="float">
            <text:p>151792</text:p>
          </table:table-cell>
          <table:table-cell office:value-type="float" office:value="9502" calcext:value-type="float">
            <text:p>9502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64" calcext:value-type="float">
            <text:p>64</text:p>
          </table:table-cell>
          <table:table-cell office:value-type="float" office:value="156243" calcext:value-type="float">
            <text:p>156243</text:p>
          </table:table-cell>
          <table:table-cell office:value-type="float" office:value="9421" calcext:value-type="float">
            <text:p>9421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64" calcext:value-type="float">
            <text:p>64</text:p>
          </table:table-cell>
          <table:table-cell office:value-type="float" office:value="152774" calcext:value-type="float">
            <text:p>152774</text:p>
          </table:table-cell>
          <table:table-cell office:value-type="float" office:value="9448" calcext:value-type="float">
            <text:p>9448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64" calcext:value-type="float">
            <text:p>64</text:p>
          </table:table-cell>
          <table:table-cell office:value-type="float" office:value="154835" calcext:value-type="float">
            <text:p>154835</text:p>
          </table:table-cell>
          <table:table-cell office:value-type="float" office:value="9437" calcext:value-type="float">
            <text:p>9437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64" calcext:value-type="float">
            <text:p>64</text:p>
          </table:table-cell>
          <table:table-cell office:value-type="float" office:value="156694" calcext:value-type="float">
            <text:p>156694</text:p>
          </table:table-cell>
          <table:table-cell office:value-type="float" office:value="9439" calcext:value-type="float">
            <text:p>9439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64" calcext:value-type="float">
            <text:p>64</text:p>
          </table:table-cell>
          <table:table-cell office:value-type="float" office:value="155297" calcext:value-type="float">
            <text:p>155297</text:p>
          </table:table-cell>
          <table:table-cell office:value-type="float" office:value="9451" calcext:value-type="float">
            <text:p>9451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64" calcext:value-type="float">
            <text:p>64</text:p>
          </table:table-cell>
          <table:table-cell office:value-type="float" office:value="155904" calcext:value-type="float">
            <text:p>155904</text:p>
          </table:table-cell>
          <table:table-cell office:value-type="float" office:value="9393" calcext:value-type="float">
            <text:p>9393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64" calcext:value-type="float">
            <text:p>64</text:p>
          </table:table-cell>
          <table:table-cell office:value-type="float" office:value="155449" calcext:value-type="float">
            <text:p>155449</text:p>
          </table:table-cell>
          <table:table-cell office:value-type="float" office:value="9379" calcext:value-type="float">
            <text:p>937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64" calcext:value-type="float">
            <text:p>64</text:p>
          </table:table-cell>
          <table:table-cell office:value-type="float" office:value="155102" calcext:value-type="float">
            <text:p>155102</text:p>
          </table:table-cell>
          <table:table-cell office:value-type="float" office:value="9344" calcext:value-type="float">
            <text:p>9344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64" calcext:value-type="float">
            <text:p>64</text:p>
          </table:table-cell>
          <table:table-cell office:value-type="float" office:value="153240" calcext:value-type="float">
            <text:p>153240</text:p>
          </table:table-cell>
          <table:table-cell office:value-type="float" office:value="9333" calcext:value-type="float">
            <text:p>9333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64" calcext:value-type="float">
            <text:p>64</text:p>
          </table:table-cell>
          <table:table-cell office:value-type="float" office:value="153596" calcext:value-type="float">
            <text:p>153596</text:p>
          </table:table-cell>
          <table:table-cell office:value-type="float" office:value="9375" calcext:value-type="float">
            <text:p>9375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64" calcext:value-type="float">
            <text:p>64</text:p>
          </table:table-cell>
          <table:table-cell office:value-type="float" office:value="156628" calcext:value-type="float">
            <text:p>156628</text:p>
          </table:table-cell>
          <table:table-cell office:value-type="float" office:value="9386" calcext:value-type="float">
            <text:p>9386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64" calcext:value-type="float">
            <text:p>64</text:p>
          </table:table-cell>
          <table:table-cell office:value-type="float" office:value="156141" calcext:value-type="float">
            <text:p>156141</text:p>
          </table:table-cell>
          <table:table-cell office:value-type="float" office:value="9366" calcext:value-type="float">
            <text:p>9366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64" calcext:value-type="float">
            <text:p>64</text:p>
          </table:table-cell>
          <table:table-cell office:value-type="float" office:value="157277" calcext:value-type="float">
            <text:p>157277</text:p>
          </table:table-cell>
          <table:table-cell office:value-type="float" office:value="9360" calcext:value-type="float">
            <text:p>9360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64" calcext:value-type="float">
            <text:p>64</text:p>
          </table:table-cell>
          <table:table-cell office:value-type="float" office:value="157072" calcext:value-type="float">
            <text:p>157072</text:p>
          </table:table-cell>
          <table:table-cell office:value-type="float" office:value="9333" calcext:value-type="float">
            <text:p>9333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64" calcext:value-type="float">
            <text:p>64</text:p>
          </table:table-cell>
          <table:table-cell office:value-type="float" office:value="157236" calcext:value-type="float">
            <text:p>157236</text:p>
          </table:table-cell>
          <table:table-cell office:value-type="float" office:value="9337" calcext:value-type="float">
            <text:p>9337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64" calcext:value-type="float">
            <text:p>64</text:p>
          </table:table-cell>
          <table:table-cell office:value-type="float" office:value="156205" calcext:value-type="float">
            <text:p>156205</text:p>
          </table:table-cell>
          <table:table-cell office:value-type="float" office:value="9339" calcext:value-type="float">
            <text:p>9339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64" calcext:value-type="float">
            <text:p>64</text:p>
          </table:table-cell>
          <table:table-cell office:value-type="float" office:value="159170" calcext:value-type="float">
            <text:p>159170</text:p>
          </table:table-cell>
          <table:table-cell office:value-type="float" office:value="9334" calcext:value-type="float">
            <text:p>933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64" calcext:value-type="float">
            <text:p>64</text:p>
          </table:table-cell>
          <table:table-cell office:value-type="float" office:value="157704" calcext:value-type="float">
            <text:p>157704</text:p>
          </table:table-cell>
          <table:table-cell office:value-type="float" office:value="9278" calcext:value-type="float">
            <text:p>9278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64" calcext:value-type="float">
            <text:p>64</text:p>
          </table:table-cell>
          <table:table-cell office:value-type="float" office:value="159699" calcext:value-type="float">
            <text:p>159699</text:p>
          </table:table-cell>
          <table:table-cell office:value-type="float" office:value="9289" calcext:value-type="float">
            <text:p>9289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64" calcext:value-type="float">
            <text:p>64</text:p>
          </table:table-cell>
          <table:table-cell office:value-type="float" office:value="160197" calcext:value-type="float">
            <text:p>160197</text:p>
          </table:table-cell>
          <table:table-cell office:value-type="float" office:value="9368" calcext:value-type="float">
            <text:p>9368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64" calcext:value-type="float">
            <text:p>64</text:p>
          </table:table-cell>
          <table:table-cell office:value-type="float" office:value="157672" calcext:value-type="float">
            <text:p>157672</text:p>
          </table:table-cell>
          <table:table-cell office:value-type="float" office:value="9305" calcext:value-type="float">
            <text:p>9305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64" calcext:value-type="float">
            <text:p>64</text:p>
          </table:table-cell>
          <table:table-cell office:value-type="float" office:value="158593" calcext:value-type="float">
            <text:p>158593</text:p>
          </table:table-cell>
          <table:table-cell office:value-type="float" office:value="9270" calcext:value-type="float">
            <text:p>9270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64" calcext:value-type="float">
            <text:p>64</text:p>
          </table:table-cell>
          <table:table-cell office:value-type="float" office:value="161384" calcext:value-type="float">
            <text:p>161384</text:p>
          </table:table-cell>
          <table:table-cell office:value-type="float" office:value="9320" calcext:value-type="float">
            <text:p>9320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64" calcext:value-type="float">
            <text:p>64</text:p>
          </table:table-cell>
          <table:table-cell office:value-type="float" office:value="158646" calcext:value-type="float">
            <text:p>158646</text:p>
          </table:table-cell>
          <table:table-cell office:value-type="float" office:value="9313" calcext:value-type="float">
            <text:p>9313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64" calcext:value-type="float">
            <text:p>64</text:p>
          </table:table-cell>
          <table:table-cell office:value-type="float" office:value="156025" calcext:value-type="float">
            <text:p>156025</text:p>
          </table:table-cell>
          <table:table-cell office:value-type="float" office:value="9295" calcext:value-type="float">
            <text:p>9295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64" calcext:value-type="float">
            <text:p>64</text:p>
          </table:table-cell>
          <table:table-cell office:value-type="float" office:value="159071" calcext:value-type="float">
            <text:p>159071</text:p>
          </table:table-cell>
          <table:table-cell office:value-type="float" office:value="9288" calcext:value-type="float">
            <text:p>9288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64" calcext:value-type="float">
            <text:p>64</text:p>
          </table:table-cell>
          <table:table-cell office:value-type="float" office:value="159402" calcext:value-type="float">
            <text:p>159402</text:p>
          </table:table-cell>
          <table:table-cell office:value-type="float" office:value="9233" calcext:value-type="float">
            <text:p>9233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64" calcext:value-type="float">
            <text:p>64</text:p>
          </table:table-cell>
          <table:table-cell office:value-type="float" office:value="159365" calcext:value-type="float">
            <text:p>159365</text:p>
          </table:table-cell>
          <table:table-cell office:value-type="float" office:value="9245" calcext:value-type="float">
            <text:p>9245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64" calcext:value-type="float">
            <text:p>64</text:p>
          </table:table-cell>
          <table:table-cell office:value-type="float" office:value="159482" calcext:value-type="float">
            <text:p>159482</text:p>
          </table:table-cell>
          <table:table-cell office:value-type="float" office:value="9219" calcext:value-type="float">
            <text:p>9219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64" calcext:value-type="float">
            <text:p>64</text:p>
          </table:table-cell>
          <table:table-cell office:value-type="float" office:value="157450" calcext:value-type="float">
            <text:p>157450</text:p>
          </table:table-cell>
          <table:table-cell office:value-type="float" office:value="9258" calcext:value-type="float">
            <text:p>9258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64" calcext:value-type="float">
            <text:p>64</text:p>
          </table:table-cell>
          <table:table-cell office:value-type="float" office:value="157780" calcext:value-type="float">
            <text:p>157780</text:p>
          </table:table-cell>
          <table:table-cell office:value-type="float" office:value="9216" calcext:value-type="float">
            <text:p>9216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64" calcext:value-type="float">
            <text:p>64</text:p>
          </table:table-cell>
          <table:table-cell office:value-type="float" office:value="160829" calcext:value-type="float">
            <text:p>160829</text:p>
          </table:table-cell>
          <table:table-cell office:value-type="float" office:value="9213" calcext:value-type="float">
            <text:p>9213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64" calcext:value-type="float">
            <text:p>64</text:p>
          </table:table-cell>
          <table:table-cell office:value-type="float" office:value="160330" calcext:value-type="float">
            <text:p>160330</text:p>
          </table:table-cell>
          <table:table-cell office:value-type="float" office:value="9251" calcext:value-type="float">
            <text:p>9251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64" calcext:value-type="float">
            <text:p>64</text:p>
          </table:table-cell>
          <table:table-cell office:value-type="float" office:value="162249" calcext:value-type="float">
            <text:p>162249</text:p>
          </table:table-cell>
          <table:table-cell office:value-type="float" office:value="9226" calcext:value-type="float">
            <text:p>9226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64" calcext:value-type="float">
            <text:p>64</text:p>
          </table:table-cell>
          <table:table-cell office:value-type="float" office:value="160932" calcext:value-type="float">
            <text:p>160932</text:p>
          </table:table-cell>
          <table:table-cell office:value-type="float" office:value="9222" calcext:value-type="float">
            <text:p>9222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64" calcext:value-type="float">
            <text:p>64</text:p>
          </table:table-cell>
          <table:table-cell office:value-type="float" office:value="160905" calcext:value-type="float">
            <text:p>160905</text:p>
          </table:table-cell>
          <table:table-cell office:value-type="float" office:value="9306" calcext:value-type="float">
            <text:p>9306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64" calcext:value-type="float">
            <text:p>64</text:p>
          </table:table-cell>
          <table:table-cell office:value-type="float" office:value="159216" calcext:value-type="float">
            <text:p>159216</text:p>
          </table:table-cell>
          <table:table-cell office:value-type="float" office:value="9181" calcext:value-type="float">
            <text:p>918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4" calcext:value-type="float">
            <text:p>64</text:p>
          </table:table-cell>
          <table:table-cell office:value-type="float" office:value="160561" calcext:value-type="float">
            <text:p>160561</text:p>
          </table:table-cell>
          <table:table-cell office:value-type="float" office:value="9207" calcext:value-type="float">
            <text:p>9207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64" calcext:value-type="float">
            <text:p>64</text:p>
          </table:table-cell>
          <table:table-cell office:value-type="float" office:value="162484" calcext:value-type="float">
            <text:p>162484</text:p>
          </table:table-cell>
          <table:table-cell office:value-type="float" office:value="9183" calcext:value-type="float">
            <text:p>9183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64" calcext:value-type="float">
            <text:p>64</text:p>
          </table:table-cell>
          <table:table-cell office:value-type="float" office:value="164116" calcext:value-type="float">
            <text:p>164116</text:p>
          </table:table-cell>
          <table:table-cell office:value-type="float" office:value="9180" calcext:value-type="float">
            <text:p>9180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64" calcext:value-type="float">
            <text:p>64</text:p>
          </table:table-cell>
          <table:table-cell office:value-type="float" office:value="161191" calcext:value-type="float">
            <text:p>161191</text:p>
          </table:table-cell>
          <table:table-cell office:value-type="float" office:value="9182" calcext:value-type="float">
            <text:p>9182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64" calcext:value-type="float">
            <text:p>64</text:p>
          </table:table-cell>
          <table:table-cell office:value-type="float" office:value="161355" calcext:value-type="float">
            <text:p>161355</text:p>
          </table:table-cell>
          <table:table-cell office:value-type="float" office:value="9180" calcext:value-type="float">
            <text:p>9180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64" calcext:value-type="float">
            <text:p>64</text:p>
          </table:table-cell>
          <table:table-cell office:value-type="float" office:value="161015" calcext:value-type="float">
            <text:p>161015</text:p>
          </table:table-cell>
          <table:table-cell office:value-type="float" office:value="9174" calcext:value-type="float">
            <text:p>9174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64" calcext:value-type="float">
            <text:p>64</text:p>
          </table:table-cell>
          <table:table-cell office:value-type="float" office:value="160844" calcext:value-type="float">
            <text:p>160844</text:p>
          </table:table-cell>
          <table:table-cell office:value-type="float" office:value="9173" calcext:value-type="float">
            <text:p>9173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64" calcext:value-type="float">
            <text:p>64</text:p>
          </table:table-cell>
          <table:table-cell office:value-type="float" office:value="164995" calcext:value-type="float">
            <text:p>164995</text:p>
          </table:table-cell>
          <table:table-cell office:value-type="float" office:value="9112" calcext:value-type="float">
            <text:p>9112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64" calcext:value-type="float">
            <text:p>64</text:p>
          </table:table-cell>
          <table:table-cell office:value-type="float" office:value="161198" calcext:value-type="float">
            <text:p>161198</text:p>
          </table:table-cell>
          <table:table-cell office:value-type="float" office:value="9108" calcext:value-type="float">
            <text:p>9108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64" calcext:value-type="float">
            <text:p>64</text:p>
          </table:table-cell>
          <table:table-cell office:value-type="float" office:value="162572" calcext:value-type="float">
            <text:p>162572</text:p>
          </table:table-cell>
          <table:table-cell office:value-type="float" office:value="9152" calcext:value-type="float">
            <text:p>9152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4" calcext:value-type="float">
            <text:p>64</text:p>
          </table:table-cell>
          <table:table-cell office:value-type="float" office:value="163270" calcext:value-type="float">
            <text:p>163270</text:p>
          </table:table-cell>
          <table:table-cell office:value-type="float" office:value="9108" calcext:value-type="float">
            <text:p>9108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64" calcext:value-type="float">
            <text:p>64</text:p>
          </table:table-cell>
          <table:table-cell office:value-type="float" office:value="160044" calcext:value-type="float">
            <text:p>160044</text:p>
          </table:table-cell>
          <table:table-cell office:value-type="float" office:value="9121" calcext:value-type="float">
            <text:p>91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4" calcext:value-type="float">
            <text:p>64</text:p>
          </table:table-cell>
          <table:table-cell office:value-type="float" office:value="162021" calcext:value-type="float">
            <text:p>162021</text:p>
          </table:table-cell>
          <table:table-cell office:value-type="float" office:value="9073" calcext:value-type="float">
            <text:p>9073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64" calcext:value-type="float">
            <text:p>64</text:p>
          </table:table-cell>
          <table:table-cell office:value-type="float" office:value="161261" calcext:value-type="float">
            <text:p>161261</text:p>
          </table:table-cell>
          <table:table-cell office:value-type="float" office:value="9217" calcext:value-type="float">
            <text:p>9217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64" calcext:value-type="float">
            <text:p>64</text:p>
          </table:table-cell>
          <table:table-cell office:value-type="float" office:value="165038" calcext:value-type="float">
            <text:p>165038</text:p>
          </table:table-cell>
          <table:table-cell office:value-type="float" office:value="9095" calcext:value-type="float">
            <text:p>9095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64" calcext:value-type="float">
            <text:p>64</text:p>
          </table:table-cell>
          <table:table-cell office:value-type="float" office:value="161522" calcext:value-type="float">
            <text:p>161522</text:p>
          </table:table-cell>
          <table:table-cell office:value-type="float" office:value="9084" calcext:value-type="float">
            <text:p>9084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64" calcext:value-type="float">
            <text:p>64</text:p>
          </table:table-cell>
          <table:table-cell office:value-type="float" office:value="164058" calcext:value-type="float">
            <text:p>164058</text:p>
          </table:table-cell>
          <table:table-cell office:value-type="float" office:value="9112" calcext:value-type="float">
            <text:p>9112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64" calcext:value-type="float">
            <text:p>64</text:p>
          </table:table-cell>
          <table:table-cell office:value-type="float" office:value="165707" calcext:value-type="float">
            <text:p>165707</text:p>
          </table:table-cell>
          <table:table-cell office:value-type="float" office:value="9104" calcext:value-type="float">
            <text:p>9104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64" calcext:value-type="float">
            <text:p>64</text:p>
          </table:table-cell>
          <table:table-cell office:value-type="float" office:value="164765" calcext:value-type="float">
            <text:p>164765</text:p>
          </table:table-cell>
          <table:table-cell office:value-type="float" office:value="9067" calcext:value-type="float">
            <text:p>9067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64" calcext:value-type="float">
            <text:p>64</text:p>
          </table:table-cell>
          <table:table-cell office:value-type="float" office:value="163368" calcext:value-type="float">
            <text:p>163368</text:p>
          </table:table-cell>
          <table:table-cell office:value-type="float" office:value="9070" calcext:value-type="float">
            <text:p>907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4" calcext:value-type="float">
            <text:p>64</text:p>
          </table:table-cell>
          <table:table-cell office:value-type="float" office:value="162018" calcext:value-type="float">
            <text:p>162018</text:p>
          </table:table-cell>
          <table:table-cell office:value-type="float" office:value="9054" calcext:value-type="float">
            <text:p>9054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64" calcext:value-type="float">
            <text:p>64</text:p>
          </table:table-cell>
          <table:table-cell office:value-type="float" office:value="166055" calcext:value-type="float">
            <text:p>166055</text:p>
          </table:table-cell>
          <table:table-cell office:value-type="float" office:value="9055" calcext:value-type="float">
            <text:p>9055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64" calcext:value-type="float">
            <text:p>64</text:p>
          </table:table-cell>
          <table:table-cell office:value-type="float" office:value="164322" calcext:value-type="float">
            <text:p>164322</text:p>
          </table:table-cell>
          <table:table-cell office:value-type="float" office:value="9042" calcext:value-type="float">
            <text:p>9042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64" calcext:value-type="float">
            <text:p>64</text:p>
          </table:table-cell>
          <table:table-cell office:value-type="float" office:value="164955" calcext:value-type="float">
            <text:p>164955</text:p>
          </table:table-cell>
          <table:table-cell office:value-type="float" office:value="9028" calcext:value-type="float">
            <text:p>9028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64" calcext:value-type="float">
            <text:p>64</text:p>
          </table:table-cell>
          <table:table-cell office:value-type="float" office:value="167097" calcext:value-type="float">
            <text:p>167097</text:p>
          </table:table-cell>
          <table:table-cell office:value-type="float" office:value="9052" calcext:value-type="float">
            <text:p>9052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64" calcext:value-type="float">
            <text:p>64</text:p>
          </table:table-cell>
          <table:table-cell office:value-type="float" office:value="165023" calcext:value-type="float">
            <text:p>165023</text:p>
          </table:table-cell>
          <table:table-cell office:value-type="float" office:value="9049" calcext:value-type="float">
            <text:p>9049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64" calcext:value-type="float">
            <text:p>64</text:p>
          </table:table-cell>
          <table:table-cell office:value-type="float" office:value="164440" calcext:value-type="float">
            <text:p>164440</text:p>
          </table:table-cell>
          <table:table-cell office:value-type="float" office:value="9013" calcext:value-type="float">
            <text:p>9013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64" calcext:value-type="float">
            <text:p>64</text:p>
          </table:table-cell>
          <table:table-cell office:value-type="float" office:value="166279" calcext:value-type="float">
            <text:p>166279</text:p>
          </table:table-cell>
          <table:table-cell office:value-type="float" office:value="9049" calcext:value-type="float">
            <text:p>9049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64" calcext:value-type="float">
            <text:p>64</text:p>
          </table:table-cell>
          <table:table-cell office:value-type="float" office:value="165659" calcext:value-type="float">
            <text:p>165659</text:p>
          </table:table-cell>
          <table:table-cell office:value-type="float" office:value="9037" calcext:value-type="float">
            <text:p>9037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64" calcext:value-type="float">
            <text:p>64</text:p>
          </table:table-cell>
          <table:table-cell office:value-type="float" office:value="164208" calcext:value-type="float">
            <text:p>164208</text:p>
          </table:table-cell>
          <table:table-cell office:value-type="float" office:value="9034" calcext:value-type="float">
            <text:p>9034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64" calcext:value-type="float">
            <text:p>64</text:p>
          </table:table-cell>
          <table:table-cell office:value-type="float" office:value="165372" calcext:value-type="float">
            <text:p>165372</text:p>
          </table:table-cell>
          <table:table-cell office:value-type="float" office:value="8959" calcext:value-type="float">
            <text:p>8959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64" calcext:value-type="float">
            <text:p>64</text:p>
          </table:table-cell>
          <table:table-cell office:value-type="float" office:value="166792" calcext:value-type="float">
            <text:p>166792</text:p>
          </table:table-cell>
          <table:table-cell office:value-type="float" office:value="8975" calcext:value-type="float">
            <text:p>8975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64" calcext:value-type="float">
            <text:p>64</text:p>
          </table:table-cell>
          <table:table-cell office:value-type="float" office:value="165131" calcext:value-type="float">
            <text:p>165131</text:p>
          </table:table-cell>
          <table:table-cell office:value-type="float" office:value="9004" calcext:value-type="float">
            <text:p>9004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64" calcext:value-type="float">
            <text:p>64</text:p>
          </table:table-cell>
          <table:table-cell office:value-type="float" office:value="167071" calcext:value-type="float">
            <text:p>167071</text:p>
          </table:table-cell>
          <table:table-cell office:value-type="float" office:value="9025" calcext:value-type="float">
            <text:p>9025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64" calcext:value-type="float">
            <text:p>64</text:p>
          </table:table-cell>
          <table:table-cell office:value-type="float" office:value="169947" calcext:value-type="float">
            <text:p>169947</text:p>
          </table:table-cell>
          <table:table-cell office:value-type="float" office:value="9005" calcext:value-type="float">
            <text:p>9005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64" calcext:value-type="float">
            <text:p>64</text:p>
          </table:table-cell>
          <table:table-cell office:value-type="float" office:value="164920" calcext:value-type="float">
            <text:p>164920</text:p>
          </table:table-cell>
          <table:table-cell office:value-type="float" office:value="8979" calcext:value-type="float">
            <text:p>8979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64" calcext:value-type="float">
            <text:p>64</text:p>
          </table:table-cell>
          <table:table-cell office:value-type="float" office:value="167227" calcext:value-type="float">
            <text:p>167227</text:p>
          </table:table-cell>
          <table:table-cell office:value-type="float" office:value="8934" calcext:value-type="float">
            <text:p>8934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64" calcext:value-type="float">
            <text:p>64</text:p>
          </table:table-cell>
          <table:table-cell office:value-type="float" office:value="167298" calcext:value-type="float">
            <text:p>167298</text:p>
          </table:table-cell>
          <table:table-cell office:value-type="float" office:value="8914" calcext:value-type="float">
            <text:p>8914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64" calcext:value-type="float">
            <text:p>64</text:p>
          </table:table-cell>
          <table:table-cell office:value-type="float" office:value="166053" calcext:value-type="float">
            <text:p>166053</text:p>
          </table:table-cell>
          <table:table-cell office:value-type="float" office:value="8936" calcext:value-type="float">
            <text:p>8936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64" calcext:value-type="float">
            <text:p>64</text:p>
          </table:table-cell>
          <table:table-cell office:value-type="float" office:value="166630" calcext:value-type="float">
            <text:p>166630</text:p>
          </table:table-cell>
          <table:table-cell office:value-type="float" office:value="8909" calcext:value-type="float">
            <text:p>8909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64" calcext:value-type="float">
            <text:p>64</text:p>
          </table:table-cell>
          <table:table-cell office:value-type="float" office:value="165409" calcext:value-type="float">
            <text:p>165409</text:p>
          </table:table-cell>
          <table:table-cell office:value-type="float" office:value="8906" calcext:value-type="float">
            <text:p>8906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64" calcext:value-type="float">
            <text:p>64</text:p>
          </table:table-cell>
          <table:table-cell office:value-type="float" office:value="165951" calcext:value-type="float">
            <text:p>165951</text:p>
          </table:table-cell>
          <table:table-cell office:value-type="float" office:value="8910" calcext:value-type="float">
            <text:p>8910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64" calcext:value-type="float">
            <text:p>64</text:p>
          </table:table-cell>
          <table:table-cell office:value-type="float" office:value="169026" calcext:value-type="float">
            <text:p>169026</text:p>
          </table:table-cell>
          <table:table-cell office:value-type="float" office:value="8923" calcext:value-type="float">
            <text:p>8923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64" calcext:value-type="float">
            <text:p>64</text:p>
          </table:table-cell>
          <table:table-cell office:value-type="float" office:value="165557" calcext:value-type="float">
            <text:p>165557</text:p>
          </table:table-cell>
          <table:table-cell office:value-type="float" office:value="8914" calcext:value-type="float">
            <text:p>8914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64" calcext:value-type="float">
            <text:p>64</text:p>
          </table:table-cell>
          <table:table-cell office:value-type="float" office:value="165383" calcext:value-type="float">
            <text:p>165383</text:p>
          </table:table-cell>
          <table:table-cell office:value-type="float" office:value="8900" calcext:value-type="float">
            <text:p>890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64" calcext:value-type="float">
            <text:p>64</text:p>
          </table:table-cell>
          <table:table-cell office:value-type="float" office:value="165425" calcext:value-type="float">
            <text:p>165425</text:p>
          </table:table-cell>
          <table:table-cell office:value-type="float" office:value="8906" calcext:value-type="float">
            <text:p>8906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64" calcext:value-type="float">
            <text:p>64</text:p>
          </table:table-cell>
          <table:table-cell office:value-type="float" office:value="166561" calcext:value-type="float">
            <text:p>166561</text:p>
          </table:table-cell>
          <table:table-cell office:value-type="float" office:value="8867" calcext:value-type="float">
            <text:p>8867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64" calcext:value-type="float">
            <text:p>64</text:p>
          </table:table-cell>
          <table:table-cell office:value-type="float" office:value="166694" calcext:value-type="float">
            <text:p>166694</text:p>
          </table:table-cell>
          <table:table-cell office:value-type="float" office:value="8928" calcext:value-type="float">
            <text:p>8928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64" calcext:value-type="float">
            <text:p>64</text:p>
          </table:table-cell>
          <table:table-cell office:value-type="float" office:value="171070" calcext:value-type="float">
            <text:p>171070</text:p>
          </table:table-cell>
          <table:table-cell office:value-type="float" office:value="8846" calcext:value-type="float">
            <text:p>8846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64" calcext:value-type="float">
            <text:p>64</text:p>
          </table:table-cell>
          <table:table-cell office:value-type="float" office:value="170716" calcext:value-type="float">
            <text:p>170716</text:p>
          </table:table-cell>
          <table:table-cell office:value-type="float" office:value="8843" calcext:value-type="float">
            <text:p>8843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4" calcext:value-type="float">
            <text:p>64</text:p>
          </table:table-cell>
          <table:table-cell office:value-type="float" office:value="167844" calcext:value-type="float">
            <text:p>167844</text:p>
          </table:table-cell>
          <table:table-cell office:value-type="float" office:value="8847" calcext:value-type="float">
            <text:p>8847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64" calcext:value-type="float">
            <text:p>64</text:p>
          </table:table-cell>
          <table:table-cell office:value-type="float" office:value="166223" calcext:value-type="float">
            <text:p>166223</text:p>
          </table:table-cell>
          <table:table-cell office:value-type="float" office:value="8855" calcext:value-type="float">
            <text:p>8855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64" calcext:value-type="float">
            <text:p>64</text:p>
          </table:table-cell>
          <table:table-cell office:value-type="float" office:value="167751" calcext:value-type="float">
            <text:p>167751</text:p>
          </table:table-cell>
          <table:table-cell office:value-type="float" office:value="8821" calcext:value-type="float">
            <text:p>8821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64" calcext:value-type="float">
            <text:p>64</text:p>
          </table:table-cell>
          <table:table-cell office:value-type="float" office:value="167854" calcext:value-type="float">
            <text:p>167854</text:p>
          </table:table-cell>
          <table:table-cell office:value-type="float" office:value="8870" calcext:value-type="float">
            <text:p>8870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64" calcext:value-type="float">
            <text:p>64</text:p>
          </table:table-cell>
          <table:table-cell office:value-type="float" office:value="167507" calcext:value-type="float">
            <text:p>167507</text:p>
          </table:table-cell>
          <table:table-cell office:value-type="float" office:value="8839" calcext:value-type="float">
            <text:p>8839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64" calcext:value-type="float">
            <text:p>64</text:p>
          </table:table-cell>
          <table:table-cell office:value-type="float" office:value="168759" calcext:value-type="float">
            <text:p>168759</text:p>
          </table:table-cell>
          <table:table-cell office:value-type="float" office:value="8863" calcext:value-type="float">
            <text:p>8863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64" calcext:value-type="float">
            <text:p>64</text:p>
          </table:table-cell>
          <table:table-cell office:value-type="float" office:value="167253" calcext:value-type="float">
            <text:p>167253</text:p>
          </table:table-cell>
          <table:table-cell office:value-type="float" office:value="8783" calcext:value-type="float">
            <text:p>8783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64" calcext:value-type="float">
            <text:p>64</text:p>
          </table:table-cell>
          <table:table-cell office:value-type="float" office:value="171292" calcext:value-type="float">
            <text:p>171292</text:p>
          </table:table-cell>
          <table:table-cell office:value-type="float" office:value="8838" calcext:value-type="float">
            <text:p>8838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64" calcext:value-type="float">
            <text:p>64</text:p>
          </table:table-cell>
          <table:table-cell office:value-type="float" office:value="165573" calcext:value-type="float">
            <text:p>165573</text:p>
          </table:table-cell>
          <table:table-cell office:value-type="float" office:value="8843" calcext:value-type="float">
            <text:p>8843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64" calcext:value-type="float">
            <text:p>64</text:p>
          </table:table-cell>
          <table:table-cell office:value-type="float" office:value="167964" calcext:value-type="float">
            <text:p>167964</text:p>
          </table:table-cell>
          <table:table-cell office:value-type="float" office:value="8792" calcext:value-type="float">
            <text:p>879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4" calcext:value-type="float">
            <text:p>64</text:p>
          </table:table-cell>
          <table:table-cell office:value-type="float" office:value="168636" calcext:value-type="float">
            <text:p>168636</text:p>
          </table:table-cell>
          <table:table-cell office:value-type="float" office:value="8807" calcext:value-type="float">
            <text:p>8807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64" calcext:value-type="float">
            <text:p>64</text:p>
          </table:table-cell>
          <table:table-cell office:value-type="float" office:value="171356" calcext:value-type="float">
            <text:p>171356</text:p>
          </table:table-cell>
          <table:table-cell office:value-type="float" office:value="8810" calcext:value-type="float">
            <text:p>8810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64" calcext:value-type="float">
            <text:p>64</text:p>
          </table:table-cell>
          <table:table-cell office:value-type="float" office:value="166592" calcext:value-type="float">
            <text:p>166592</text:p>
          </table:table-cell>
          <table:table-cell office:value-type="float" office:value="8796" calcext:value-type="float">
            <text:p>8796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64" calcext:value-type="float">
            <text:p>64</text:p>
          </table:table-cell>
          <table:table-cell office:value-type="float" office:value="170818" calcext:value-type="float">
            <text:p>170818</text:p>
          </table:table-cell>
          <table:table-cell office:value-type="float" office:value="8803" calcext:value-type="float">
            <text:p>8803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64" calcext:value-type="float">
            <text:p>64</text:p>
          </table:table-cell>
          <table:table-cell office:value-type="float" office:value="167435" calcext:value-type="float">
            <text:p>167435</text:p>
          </table:table-cell>
          <table:table-cell office:value-type="float" office:value="8761" calcext:value-type="float">
            <text:p>8761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64" calcext:value-type="float">
            <text:p>64</text:p>
          </table:table-cell>
          <table:table-cell office:value-type="float" office:value="167636" calcext:value-type="float">
            <text:p>167636</text:p>
          </table:table-cell>
          <table:table-cell office:value-type="float" office:value="8851" calcext:value-type="float">
            <text:p>8851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64" calcext:value-type="float">
            <text:p>64</text:p>
          </table:table-cell>
          <table:table-cell office:value-type="float" office:value="170841" calcext:value-type="float">
            <text:p>170841</text:p>
          </table:table-cell>
          <table:table-cell office:value-type="float" office:value="8728" calcext:value-type="float">
            <text:p>8728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64" calcext:value-type="float">
            <text:p>64</text:p>
          </table:table-cell>
          <table:table-cell office:value-type="float" office:value="168741" calcext:value-type="float">
            <text:p>168741</text:p>
          </table:table-cell>
          <table:table-cell office:value-type="float" office:value="8786" calcext:value-type="float">
            <text:p>8786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64" calcext:value-type="float">
            <text:p>64</text:p>
          </table:table-cell>
          <table:table-cell office:value-type="float" office:value="169621" calcext:value-type="float">
            <text:p>169621</text:p>
          </table:table-cell>
          <table:table-cell office:value-type="float" office:value="8732" calcext:value-type="float">
            <text:p>8732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64" calcext:value-type="float">
            <text:p>64</text:p>
          </table:table-cell>
          <table:table-cell office:value-type="float" office:value="169483" calcext:value-type="float">
            <text:p>169483</text:p>
          </table:table-cell>
          <table:table-cell office:value-type="float" office:value="8774" calcext:value-type="float">
            <text:p>8774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4" calcext:value-type="float">
            <text:p>64</text:p>
          </table:table-cell>
          <table:table-cell office:value-type="float" office:value="169720" calcext:value-type="float">
            <text:p>169720</text:p>
          </table:table-cell>
          <table:table-cell office:value-type="float" office:value="8732" calcext:value-type="float">
            <text:p>8732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64" calcext:value-type="float">
            <text:p>64</text:p>
          </table:table-cell>
          <table:table-cell office:value-type="float" office:value="167186" calcext:value-type="float">
            <text:p>167186</text:p>
          </table:table-cell>
          <table:table-cell office:value-type="float" office:value="8737" calcext:value-type="float">
            <text:p>8737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64" calcext:value-type="float">
            <text:p>64</text:p>
          </table:table-cell>
          <table:table-cell office:value-type="float" office:value="172909" calcext:value-type="float">
            <text:p>172909</text:p>
          </table:table-cell>
          <table:table-cell office:value-type="float" office:value="8733" calcext:value-type="float">
            <text:p>8733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64" calcext:value-type="float">
            <text:p>64</text:p>
          </table:table-cell>
          <table:table-cell office:value-type="float" office:value="168320" calcext:value-type="float">
            <text:p>168320</text:p>
          </table:table-cell>
          <table:table-cell office:value-type="float" office:value="8708" calcext:value-type="float">
            <text:p>8708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64" calcext:value-type="float">
            <text:p>64</text:p>
          </table:table-cell>
          <table:table-cell office:value-type="float" office:value="168747" calcext:value-type="float">
            <text:p>168747</text:p>
          </table:table-cell>
          <table:table-cell office:value-type="float" office:value="8689" calcext:value-type="float">
            <text:p>8689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64" calcext:value-type="float">
            <text:p>64</text:p>
          </table:table-cell>
          <table:table-cell office:value-type="float" office:value="169152" calcext:value-type="float">
            <text:p>169152</text:p>
          </table:table-cell>
          <table:table-cell office:value-type="float" office:value="8676" calcext:value-type="float">
            <text:p>8676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64" calcext:value-type="float">
            <text:p>64</text:p>
          </table:table-cell>
          <table:table-cell office:value-type="float" office:value="170290" calcext:value-type="float">
            <text:p>170290</text:p>
          </table:table-cell>
          <table:table-cell office:value-type="float" office:value="8709" calcext:value-type="float">
            <text:p>8709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64" calcext:value-type="float">
            <text:p>64</text:p>
          </table:table-cell>
          <table:table-cell office:value-type="float" office:value="169510" calcext:value-type="float">
            <text:p>169510</text:p>
          </table:table-cell>
          <table:table-cell office:value-type="float" office:value="8701" calcext:value-type="float">
            <text:p>8701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64" calcext:value-type="float">
            <text:p>64</text:p>
          </table:table-cell>
          <table:table-cell office:value-type="float" office:value="170876" calcext:value-type="float">
            <text:p>170876</text:p>
          </table:table-cell>
          <table:table-cell office:value-type="float" office:value="8693" calcext:value-type="float">
            <text:p>8693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64" calcext:value-type="float">
            <text:p>64</text:p>
          </table:table-cell>
          <table:table-cell office:value-type="float" office:value="166064" calcext:value-type="float">
            <text:p>166064</text:p>
          </table:table-cell>
          <table:table-cell office:value-type="float" office:value="8748" calcext:value-type="float">
            <text:p>8748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64" calcext:value-type="float">
            <text:p>64</text:p>
          </table:table-cell>
          <table:table-cell office:value-type="float" office:value="172019" calcext:value-type="float">
            <text:p>172019</text:p>
          </table:table-cell>
          <table:table-cell office:value-type="float" office:value="8684" calcext:value-type="float">
            <text:p>8684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64" calcext:value-type="float">
            <text:p>64</text:p>
          </table:table-cell>
          <table:table-cell office:value-type="float" office:value="169255" calcext:value-type="float">
            <text:p>169255</text:p>
          </table:table-cell>
          <table:table-cell office:value-type="float" office:value="8669" calcext:value-type="float">
            <text:p>8669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64" calcext:value-type="float">
            <text:p>64</text:p>
          </table:table-cell>
          <table:table-cell office:value-type="float" office:value="172045" calcext:value-type="float">
            <text:p>172045</text:p>
          </table:table-cell>
          <table:table-cell office:value-type="float" office:value="8669" calcext:value-type="float">
            <text:p>8669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64" calcext:value-type="float">
            <text:p>64</text:p>
          </table:table-cell>
          <table:table-cell office:value-type="float" office:value="173205" calcext:value-type="float">
            <text:p>173205</text:p>
          </table:table-cell>
          <table:table-cell office:value-type="float" office:value="8684" calcext:value-type="float">
            <text:p>8684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64" calcext:value-type="float">
            <text:p>64</text:p>
          </table:table-cell>
          <table:table-cell office:value-type="float" office:value="166216" calcext:value-type="float">
            <text:p>166216</text:p>
          </table:table-cell>
          <table:table-cell office:value-type="float" office:value="8650" calcext:value-type="float">
            <text:p>8650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64" calcext:value-type="float">
            <text:p>64</text:p>
          </table:table-cell>
          <table:table-cell office:value-type="float" office:value="170843" calcext:value-type="float">
            <text:p>170843</text:p>
          </table:table-cell>
          <table:table-cell office:value-type="float" office:value="8691" calcext:value-type="float">
            <text:p>8691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64" calcext:value-type="float">
            <text:p>64</text:p>
          </table:table-cell>
          <table:table-cell office:value-type="float" office:value="168616" calcext:value-type="float">
            <text:p>168616</text:p>
          </table:table-cell>
          <table:table-cell office:value-type="float" office:value="8676" calcext:value-type="float">
            <text:p>8676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64" calcext:value-type="float">
            <text:p>64</text:p>
          </table:table-cell>
          <table:table-cell office:value-type="float" office:value="171536" calcext:value-type="float">
            <text:p>171536</text:p>
          </table:table-cell>
          <table:table-cell office:value-type="float" office:value="8626" calcext:value-type="float">
            <text:p>8626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64" calcext:value-type="float">
            <text:p>64</text:p>
          </table:table-cell>
          <table:table-cell office:value-type="float" office:value="169994" calcext:value-type="float">
            <text:p>169994</text:p>
          </table:table-cell>
          <table:table-cell office:value-type="float" office:value="8658" calcext:value-type="float">
            <text:p>8658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64" calcext:value-type="float">
            <text:p>64</text:p>
          </table:table-cell>
          <table:table-cell office:value-type="float" office:value="173317" calcext:value-type="float">
            <text:p>173317</text:p>
          </table:table-cell>
          <table:table-cell office:value-type="float" office:value="8604" calcext:value-type="float">
            <text:p>8604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64" calcext:value-type="float">
            <text:p>64</text:p>
          </table:table-cell>
          <table:table-cell office:value-type="float" office:value="172144" calcext:value-type="float">
            <text:p>172144</text:p>
          </table:table-cell>
          <table:table-cell office:value-type="float" office:value="8676" calcext:value-type="float">
            <text:p>8676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64" calcext:value-type="float">
            <text:p>64</text:p>
          </table:table-cell>
          <table:table-cell office:value-type="float" office:value="173455" calcext:value-type="float">
            <text:p>173455</text:p>
          </table:table-cell>
          <table:table-cell office:value-type="float" office:value="8556" calcext:value-type="float">
            <text:p>8556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64" calcext:value-type="float">
            <text:p>64</text:p>
          </table:table-cell>
          <table:table-cell office:value-type="float" office:value="165354" calcext:value-type="float">
            <text:p>165354</text:p>
          </table:table-cell>
          <table:table-cell office:value-type="float" office:value="8610" calcext:value-type="float">
            <text:p>8610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64" calcext:value-type="float">
            <text:p>64</text:p>
          </table:table-cell>
          <table:table-cell office:value-type="float" office:value="167342" calcext:value-type="float">
            <text:p>167342</text:p>
          </table:table-cell>
          <table:table-cell office:value-type="float" office:value="8624" calcext:value-type="float">
            <text:p>8624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64" calcext:value-type="float">
            <text:p>64</text:p>
          </table:table-cell>
          <table:table-cell office:value-type="float" office:value="174193" calcext:value-type="float">
            <text:p>174193</text:p>
          </table:table-cell>
          <table:table-cell office:value-type="float" office:value="8608" calcext:value-type="float">
            <text:p>8608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64" calcext:value-type="float">
            <text:p>64</text:p>
          </table:table-cell>
          <table:table-cell office:value-type="float" office:value="165628" calcext:value-type="float">
            <text:p>165628</text:p>
          </table:table-cell>
          <table:table-cell office:value-type="float" office:value="8557" calcext:value-type="float">
            <text:p>8557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64" calcext:value-type="float">
            <text:p>64</text:p>
          </table:table-cell>
          <table:table-cell office:value-type="float" office:value="170302" calcext:value-type="float">
            <text:p>170302</text:p>
          </table:table-cell>
          <table:table-cell office:value-type="float" office:value="8644" calcext:value-type="float">
            <text:p>8644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64" calcext:value-type="float">
            <text:p>64</text:p>
          </table:table-cell>
          <table:table-cell office:value-type="float" office:value="172287" calcext:value-type="float">
            <text:p>172287</text:p>
          </table:table-cell>
          <table:table-cell office:value-type="float" office:value="8631" calcext:value-type="float">
            <text:p>8631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64" calcext:value-type="float">
            <text:p>64</text:p>
          </table:table-cell>
          <table:table-cell office:value-type="float" office:value="172704" calcext:value-type="float">
            <text:p>172704</text:p>
          </table:table-cell>
          <table:table-cell office:value-type="float" office:value="8589" calcext:value-type="float">
            <text:p>8589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64" calcext:value-type="float">
            <text:p>64</text:p>
          </table:table-cell>
          <table:table-cell office:value-type="float" office:value="173614" calcext:value-type="float">
            <text:p>173614</text:p>
          </table:table-cell>
          <table:table-cell office:value-type="float" office:value="8628" calcext:value-type="float">
            <text:p>862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4" calcext:value-type="float">
            <text:p>64</text:p>
          </table:table-cell>
          <table:table-cell office:value-type="float" office:value="171086" calcext:value-type="float">
            <text:p>171086</text:p>
          </table:table-cell>
          <table:table-cell office:value-type="float" office:value="8577" calcext:value-type="float">
            <text:p>8577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64" calcext:value-type="float">
            <text:p>64</text:p>
          </table:table-cell>
          <table:table-cell office:value-type="float" office:value="170871" calcext:value-type="float">
            <text:p>170871</text:p>
          </table:table-cell>
          <table:table-cell office:value-type="float" office:value="8534" calcext:value-type="float">
            <text:p>8534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64" calcext:value-type="float">
            <text:p>64</text:p>
          </table:table-cell>
          <table:table-cell office:value-type="float" office:value="171361" calcext:value-type="float">
            <text:p>171361</text:p>
          </table:table-cell>
          <table:table-cell office:value-type="float" office:value="8595" calcext:value-type="float">
            <text:p>8595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64" calcext:value-type="float">
            <text:p>64</text:p>
          </table:table-cell>
          <table:table-cell office:value-type="float" office:value="172606" calcext:value-type="float">
            <text:p>172606</text:p>
          </table:table-cell>
          <table:table-cell office:value-type="float" office:value="8519" calcext:value-type="float">
            <text:p>8519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64" calcext:value-type="float">
            <text:p>64</text:p>
          </table:table-cell>
          <table:table-cell office:value-type="float" office:value="171250" calcext:value-type="float">
            <text:p>171250</text:p>
          </table:table-cell>
          <table:table-cell office:value-type="float" office:value="8573" calcext:value-type="float">
            <text:p>8573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64" calcext:value-type="float">
            <text:p>64</text:p>
          </table:table-cell>
          <table:table-cell office:value-type="float" office:value="174388" calcext:value-type="float">
            <text:p>174388</text:p>
          </table:table-cell>
          <table:table-cell office:value-type="float" office:value="8587" calcext:value-type="float">
            <text:p>8587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64" calcext:value-type="float">
            <text:p>64</text:p>
          </table:table-cell>
          <table:table-cell office:value-type="float" office:value="172700" calcext:value-type="float">
            <text:p>172700</text:p>
          </table:table-cell>
          <table:table-cell office:value-type="float" office:value="8524" calcext:value-type="float">
            <text:p>8524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64" calcext:value-type="float">
            <text:p>64</text:p>
          </table:table-cell>
          <table:table-cell office:value-type="float" office:value="167837" calcext:value-type="float">
            <text:p>167837</text:p>
          </table:table-cell>
          <table:table-cell office:value-type="float" office:value="8556" calcext:value-type="float">
            <text:p>8556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64" calcext:value-type="float">
            <text:p>64</text:p>
          </table:table-cell>
          <table:table-cell office:value-type="float" office:value="171091" calcext:value-type="float">
            <text:p>171091</text:p>
          </table:table-cell>
          <table:table-cell office:value-type="float" office:value="8514" calcext:value-type="float">
            <text:p>8514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64" calcext:value-type="float">
            <text:p>64</text:p>
          </table:table-cell>
          <table:table-cell office:value-type="float" office:value="173122" calcext:value-type="float">
            <text:p>173122</text:p>
          </table:table-cell>
          <table:table-cell office:value-type="float" office:value="8561" calcext:value-type="float">
            <text:p>8561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64" calcext:value-type="float">
            <text:p>64</text:p>
          </table:table-cell>
          <table:table-cell office:value-type="float" office:value="172416" calcext:value-type="float">
            <text:p>172416</text:p>
          </table:table-cell>
          <table:table-cell office:value-type="float" office:value="8518" calcext:value-type="float">
            <text:p>8518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64" calcext:value-type="float">
            <text:p>64</text:p>
          </table:table-cell>
          <table:table-cell office:value-type="float" office:value="172049" calcext:value-type="float">
            <text:p>172049</text:p>
          </table:table-cell>
          <table:table-cell office:value-type="float" office:value="8551" calcext:value-type="float">
            <text:p>8551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64" calcext:value-type="float">
            <text:p>64</text:p>
          </table:table-cell>
          <table:table-cell office:value-type="float" office:value="174261" calcext:value-type="float">
            <text:p>174261</text:p>
          </table:table-cell>
          <table:table-cell office:value-type="float" office:value="8487" calcext:value-type="float">
            <text:p>8487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64" calcext:value-type="float">
            <text:p>64</text:p>
          </table:table-cell>
          <table:table-cell office:value-type="float" office:value="172949" calcext:value-type="float">
            <text:p>172949</text:p>
          </table:table-cell>
          <table:table-cell office:value-type="float" office:value="8498" calcext:value-type="float">
            <text:p>8498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64" calcext:value-type="float">
            <text:p>64</text:p>
          </table:table-cell>
          <table:table-cell office:value-type="float" office:value="172397" calcext:value-type="float">
            <text:p>172397</text:p>
          </table:table-cell>
          <table:table-cell office:value-type="float" office:value="8472" calcext:value-type="float">
            <text:p>8472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64" calcext:value-type="float">
            <text:p>64</text:p>
          </table:table-cell>
          <table:table-cell office:value-type="float" office:value="174702" calcext:value-type="float">
            <text:p>174702</text:p>
          </table:table-cell>
          <table:table-cell office:value-type="float" office:value="8497" calcext:value-type="float">
            <text:p>8497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64" calcext:value-type="float">
            <text:p>64</text:p>
          </table:table-cell>
          <table:table-cell office:value-type="float" office:value="174677" calcext:value-type="float">
            <text:p>174677</text:p>
          </table:table-cell>
          <table:table-cell office:value-type="float" office:value="8453" calcext:value-type="float">
            <text:p>8453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64" calcext:value-type="float">
            <text:p>64</text:p>
          </table:table-cell>
          <table:table-cell office:value-type="float" office:value="172061" calcext:value-type="float">
            <text:p>172061</text:p>
          </table:table-cell>
          <table:table-cell office:value-type="float" office:value="8494" calcext:value-type="float">
            <text:p>8494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64" calcext:value-type="float">
            <text:p>64</text:p>
          </table:table-cell>
          <table:table-cell office:value-type="float" office:value="171104" calcext:value-type="float">
            <text:p>171104</text:p>
          </table:table-cell>
          <table:table-cell office:value-type="float" office:value="8474" calcext:value-type="float">
            <text:p>8474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64" calcext:value-type="float">
            <text:p>64</text:p>
          </table:table-cell>
          <table:table-cell office:value-type="float" office:value="170114" calcext:value-type="float">
            <text:p>170114</text:p>
          </table:table-cell>
          <table:table-cell office:value-type="float" office:value="8492" calcext:value-type="float">
            <text:p>8492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64" calcext:value-type="float">
            <text:p>64</text:p>
          </table:table-cell>
          <table:table-cell office:value-type="float" office:value="170179" calcext:value-type="float">
            <text:p>170179</text:p>
          </table:table-cell>
          <table:table-cell office:value-type="float" office:value="8470" calcext:value-type="float">
            <text:p>8470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64" calcext:value-type="float">
            <text:p>64</text:p>
          </table:table-cell>
          <table:table-cell office:value-type="float" office:value="171407" calcext:value-type="float">
            <text:p>171407</text:p>
          </table:table-cell>
          <table:table-cell office:value-type="float" office:value="8482" calcext:value-type="float">
            <text:p>8482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64" calcext:value-type="float">
            <text:p>64</text:p>
          </table:table-cell>
          <table:table-cell office:value-type="float" office:value="174507" calcext:value-type="float">
            <text:p>174507</text:p>
          </table:table-cell>
          <table:table-cell office:value-type="float" office:value="8466" calcext:value-type="float">
            <text:p>8466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64" calcext:value-type="float">
            <text:p>64</text:p>
          </table:table-cell>
          <table:table-cell office:value-type="float" office:value="173144" calcext:value-type="float">
            <text:p>173144</text:p>
          </table:table-cell>
          <table:table-cell office:value-type="float" office:value="8458" calcext:value-type="float">
            <text:p>8458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64" calcext:value-type="float">
            <text:p>64</text:p>
          </table:table-cell>
          <table:table-cell office:value-type="float" office:value="172610" calcext:value-type="float">
            <text:p>172610</text:p>
          </table:table-cell>
          <table:table-cell office:value-type="float" office:value="8467" calcext:value-type="float">
            <text:p>8467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64" calcext:value-type="float">
            <text:p>64</text:p>
          </table:table-cell>
          <table:table-cell office:value-type="float" office:value="176205" calcext:value-type="float">
            <text:p>176205</text:p>
          </table:table-cell>
          <table:table-cell office:value-type="float" office:value="8458" calcext:value-type="float">
            <text:p>8458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64" calcext:value-type="float">
            <text:p>64</text:p>
          </table:table-cell>
          <table:table-cell office:value-type="float" office:value="169786" calcext:value-type="float">
            <text:p>169786</text:p>
          </table:table-cell>
          <table:table-cell office:value-type="float" office:value="8409" calcext:value-type="float">
            <text:p>8409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64" calcext:value-type="float">
            <text:p>64</text:p>
          </table:table-cell>
          <table:table-cell office:value-type="float" office:value="170591" calcext:value-type="float">
            <text:p>170591</text:p>
          </table:table-cell>
          <table:table-cell office:value-type="float" office:value="8435" calcext:value-type="float">
            <text:p>8435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64" calcext:value-type="float">
            <text:p>64</text:p>
          </table:table-cell>
          <table:table-cell office:value-type="float" office:value="170997" calcext:value-type="float">
            <text:p>170997</text:p>
          </table:table-cell>
          <table:table-cell office:value-type="float" office:value="8426" calcext:value-type="float">
            <text:p>8426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64" calcext:value-type="float">
            <text:p>64</text:p>
          </table:table-cell>
          <table:table-cell office:value-type="float" office:value="172798" calcext:value-type="float">
            <text:p>172798</text:p>
          </table:table-cell>
          <table:table-cell office:value-type="float" office:value="8451" calcext:value-type="float">
            <text:p>8451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64" calcext:value-type="float">
            <text:p>64</text:p>
          </table:table-cell>
          <table:table-cell office:value-type="float" office:value="173222" calcext:value-type="float">
            <text:p>173222</text:p>
          </table:table-cell>
          <table:table-cell office:value-type="float" office:value="8375" calcext:value-type="float">
            <text:p>8375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64" calcext:value-type="float">
            <text:p>64</text:p>
          </table:table-cell>
          <table:table-cell office:value-type="float" office:value="172808" calcext:value-type="float">
            <text:p>172808</text:p>
          </table:table-cell>
          <table:table-cell office:value-type="float" office:value="8413" calcext:value-type="float">
            <text:p>8413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64" calcext:value-type="float">
            <text:p>64</text:p>
          </table:table-cell>
          <table:table-cell office:value-type="float" office:value="174430" calcext:value-type="float">
            <text:p>174430</text:p>
          </table:table-cell>
          <table:table-cell office:value-type="float" office:value="8409" calcext:value-type="float">
            <text:p>8409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64" calcext:value-type="float">
            <text:p>64</text:p>
          </table:table-cell>
          <table:table-cell office:value-type="float" office:value="172558" calcext:value-type="float">
            <text:p>172558</text:p>
          </table:table-cell>
          <table:table-cell office:value-type="float" office:value="8412" calcext:value-type="float">
            <text:p>8412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64" calcext:value-type="float">
            <text:p>64</text:p>
          </table:table-cell>
          <table:table-cell office:value-type="float" office:value="174329" calcext:value-type="float">
            <text:p>174329</text:p>
          </table:table-cell>
          <table:table-cell office:value-type="float" office:value="8427" calcext:value-type="float">
            <text:p>8427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64" calcext:value-type="float">
            <text:p>64</text:p>
          </table:table-cell>
          <table:table-cell office:value-type="float" office:value="174657" calcext:value-type="float">
            <text:p>17465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64" calcext:value-type="float">
            <text:p>64</text:p>
          </table:table-cell>
          <table:table-cell office:value-type="float" office:value="174045" calcext:value-type="float">
            <text:p>174045</text:p>
          </table:table-cell>
          <table:table-cell office:value-type="float" office:value="8443" calcext:value-type="float">
            <text:p>8443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64" calcext:value-type="float">
            <text:p>64</text:p>
          </table:table-cell>
          <table:table-cell office:value-type="float" office:value="173175" calcext:value-type="float">
            <text:p>173175</text:p>
          </table:table-cell>
          <table:table-cell office:value-type="float" office:value="8403" calcext:value-type="float">
            <text:p>8403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64" calcext:value-type="float">
            <text:p>64</text:p>
          </table:table-cell>
          <table:table-cell office:value-type="float" office:value="173414" calcext:value-type="float">
            <text:p>173414</text:p>
          </table:table-cell>
          <table:table-cell office:value-type="float" office:value="8406" calcext:value-type="float">
            <text:p>8406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64" calcext:value-type="float">
            <text:p>64</text:p>
          </table:table-cell>
          <table:table-cell office:value-type="float" office:value="173404" calcext:value-type="float">
            <text:p>173404</text:p>
          </table:table-cell>
          <table:table-cell office:value-type="float" office:value="8349" calcext:value-type="float">
            <text:p>8349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64" calcext:value-type="float">
            <text:p>64</text:p>
          </table:table-cell>
          <table:table-cell office:value-type="float" office:value="173414" calcext:value-type="float">
            <text:p>173414</text:p>
          </table:table-cell>
          <table:table-cell office:value-type="float" office:value="8402" calcext:value-type="float">
            <text:p>8402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64" calcext:value-type="float">
            <text:p>64</text:p>
          </table:table-cell>
          <table:table-cell office:value-type="float" office:value="175717" calcext:value-type="float">
            <text:p>175717</text:p>
          </table:table-cell>
          <table:table-cell office:value-type="float" office:value="8364" calcext:value-type="float">
            <text:p>8364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64" calcext:value-type="float">
            <text:p>64</text:p>
          </table:table-cell>
          <table:table-cell office:value-type="float" office:value="176165" calcext:value-type="float">
            <text:p>176165</text:p>
          </table:table-cell>
          <table:table-cell office:value-type="float" office:value="8331" calcext:value-type="float">
            <text:p>8331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64" calcext:value-type="float">
            <text:p>64</text:p>
          </table:table-cell>
          <table:table-cell office:value-type="float" office:value="174459" calcext:value-type="float">
            <text:p>174459</text:p>
          </table:table-cell>
          <table:table-cell office:value-type="float" office:value="8362" calcext:value-type="float">
            <text:p>8362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64" calcext:value-type="float">
            <text:p>64</text:p>
          </table:table-cell>
          <table:table-cell office:value-type="float" office:value="173681" calcext:value-type="float">
            <text:p>173681</text:p>
          </table:table-cell>
          <table:table-cell office:value-type="float" office:value="8368" calcext:value-type="float">
            <text:p>8368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64" calcext:value-type="float">
            <text:p>64</text:p>
          </table:table-cell>
          <table:table-cell office:value-type="float" office:value="176843" calcext:value-type="float">
            <text:p>176843</text:p>
          </table:table-cell>
          <table:table-cell office:value-type="float" office:value="8340" calcext:value-type="float">
            <text:p>8340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64" calcext:value-type="float">
            <text:p>64</text:p>
          </table:table-cell>
          <table:table-cell office:value-type="float" office:value="174332" calcext:value-type="float">
            <text:p>174332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64" calcext:value-type="float">
            <text:p>64</text:p>
          </table:table-cell>
          <table:table-cell office:value-type="float" office:value="177363" calcext:value-type="float">
            <text:p>177363</text:p>
          </table:table-cell>
          <table:table-cell office:value-type="float" office:value="8325" calcext:value-type="float">
            <text:p>8325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64" calcext:value-type="float">
            <text:p>64</text:p>
          </table:table-cell>
          <table:table-cell office:value-type="float" office:value="175597" calcext:value-type="float">
            <text:p>175597</text:p>
          </table:table-cell>
          <table:table-cell office:value-type="float" office:value="8364" calcext:value-type="float">
            <text:p>8364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64" calcext:value-type="float">
            <text:p>64</text:p>
          </table:table-cell>
          <table:table-cell office:value-type="float" office:value="172712" calcext:value-type="float">
            <text:p>172712</text:p>
          </table:table-cell>
          <table:table-cell office:value-type="float" office:value="8283" calcext:value-type="float">
            <text:p>8283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64" calcext:value-type="float">
            <text:p>64</text:p>
          </table:table-cell>
          <table:table-cell office:value-type="float" office:value="172041" calcext:value-type="float">
            <text:p>172041</text:p>
          </table:table-cell>
          <table:table-cell office:value-type="float" office:value="8344" calcext:value-type="float">
            <text:p>8344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64" calcext:value-type="float">
            <text:p>64</text:p>
          </table:table-cell>
          <table:table-cell office:value-type="float" office:value="172767" calcext:value-type="float">
            <text:p>172767</text:p>
          </table:table-cell>
          <table:table-cell office:value-type="float" office:value="8311" calcext:value-type="float">
            <text:p>8311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64" calcext:value-type="float">
            <text:p>64</text:p>
          </table:table-cell>
          <table:table-cell office:value-type="float" office:value="175057" calcext:value-type="float">
            <text:p>175057</text:p>
          </table:table-cell>
          <table:table-cell office:value-type="float" office:value="8285" calcext:value-type="float">
            <text:p>8285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64" calcext:value-type="float">
            <text:p>64</text:p>
          </table:table-cell>
          <table:table-cell office:value-type="float" office:value="176869" calcext:value-type="float">
            <text:p>176869</text:p>
          </table:table-cell>
          <table:table-cell office:value-type="float" office:value="8270" calcext:value-type="float">
            <text:p>8270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64" calcext:value-type="float">
            <text:p>64</text:p>
          </table:table-cell>
          <table:table-cell office:value-type="float" office:value="175717" calcext:value-type="float">
            <text:p>175717</text:p>
          </table:table-cell>
          <table:table-cell office:value-type="float" office:value="8332" calcext:value-type="float">
            <text:p>8332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64" calcext:value-type="float">
            <text:p>64</text:p>
          </table:table-cell>
          <table:table-cell office:value-type="float" office:value="175927" calcext:value-type="float">
            <text:p>175927</text:p>
          </table:table-cell>
          <table:table-cell office:value-type="float" office:value="8378" calcext:value-type="float">
            <text:p>8378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64" calcext:value-type="float">
            <text:p>64</text:p>
          </table:table-cell>
          <table:table-cell office:value-type="float" office:value="176348" calcext:value-type="float">
            <text:p>176348</text:p>
          </table:table-cell>
          <table:table-cell office:value-type="float" office:value="8318" calcext:value-type="float">
            <text:p>8318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64" calcext:value-type="float">
            <text:p>64</text:p>
          </table:table-cell>
          <table:table-cell office:value-type="float" office:value="173898" calcext:value-type="float">
            <text:p>173898</text:p>
          </table:table-cell>
          <table:table-cell office:value-type="float" office:value="8270" calcext:value-type="float">
            <text:p>8270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64" calcext:value-type="float">
            <text:p>64</text:p>
          </table:table-cell>
          <table:table-cell office:value-type="float" office:value="173464" calcext:value-type="float">
            <text:p>173464</text:p>
          </table:table-cell>
          <table:table-cell office:value-type="float" office:value="8337" calcext:value-type="float">
            <text:p>8337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64" calcext:value-type="float">
            <text:p>64</text:p>
          </table:table-cell>
          <table:table-cell office:value-type="float" office:value="175202" calcext:value-type="float">
            <text:p>175202</text:p>
          </table:table-cell>
          <table:table-cell office:value-type="float" office:value="8304" calcext:value-type="float">
            <text:p>830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64" calcext:value-type="float">
            <text:p>64</text:p>
          </table:table-cell>
          <table:table-cell office:value-type="float" office:value="175942" calcext:value-type="float">
            <text:p>175942</text:p>
          </table:table-cell>
          <table:table-cell office:value-type="float" office:value="8307" calcext:value-type="float">
            <text:p>8307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64" calcext:value-type="float">
            <text:p>64</text:p>
          </table:table-cell>
          <table:table-cell office:value-type="float" office:value="173131" calcext:value-type="float">
            <text:p>173131</text:p>
          </table:table-cell>
          <table:table-cell office:value-type="float" office:value="8284" calcext:value-type="float">
            <text:p>8284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64" calcext:value-type="float">
            <text:p>64</text:p>
          </table:table-cell>
          <table:table-cell office:value-type="float" office:value="174794" calcext:value-type="float">
            <text:p>174794</text:p>
          </table:table-cell>
          <table:table-cell office:value-type="float" office:value="8299" calcext:value-type="float">
            <text:p>8299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64" calcext:value-type="float">
            <text:p>64</text:p>
          </table:table-cell>
          <table:table-cell office:value-type="float" office:value="173909" calcext:value-type="float">
            <text:p>173909</text:p>
          </table:table-cell>
          <table:table-cell office:value-type="float" office:value="8281" calcext:value-type="float">
            <text:p>8281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64" calcext:value-type="float">
            <text:p>64</text:p>
          </table:table-cell>
          <table:table-cell office:value-type="float" office:value="172113" calcext:value-type="float">
            <text:p>172113</text:p>
          </table:table-cell>
          <table:table-cell office:value-type="float" office:value="8253" calcext:value-type="float">
            <text:p>8253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64" calcext:value-type="float">
            <text:p>64</text:p>
          </table:table-cell>
          <table:table-cell office:value-type="float" office:value="171909" calcext:value-type="float">
            <text:p>171909</text:p>
          </table:table-cell>
          <table:table-cell office:value-type="float" office:value="8289" calcext:value-type="float">
            <text:p>8289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64" calcext:value-type="float">
            <text:p>64</text:p>
          </table:table-cell>
          <table:table-cell office:value-type="float" office:value="174353" calcext:value-type="float">
            <text:p>174353</text:p>
          </table:table-cell>
          <table:table-cell office:value-type="float" office:value="8238" calcext:value-type="float">
            <text:p>8238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64" calcext:value-type="float">
            <text:p>64</text:p>
          </table:table-cell>
          <table:table-cell office:value-type="float" office:value="179265" calcext:value-type="float">
            <text:p>179265</text:p>
          </table:table-cell>
          <table:table-cell office:value-type="float" office:value="8225" calcext:value-type="float">
            <text:p>8225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64" calcext:value-type="float">
            <text:p>64</text:p>
          </table:table-cell>
          <table:table-cell office:value-type="float" office:value="177399" calcext:value-type="float">
            <text:p>177399</text:p>
          </table:table-cell>
          <table:table-cell office:value-type="float" office:value="8304" calcext:value-type="float">
            <text:p>8304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64" calcext:value-type="float">
            <text:p>64</text:p>
          </table:table-cell>
          <table:table-cell office:value-type="float" office:value="177661" calcext:value-type="float">
            <text:p>177661</text:p>
          </table:table-cell>
          <table:table-cell office:value-type="float" office:value="8220" calcext:value-type="float">
            <text:p>822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64" calcext:value-type="float">
            <text:p>64</text:p>
          </table:table-cell>
          <table:table-cell office:value-type="float" office:value="176848" calcext:value-type="float">
            <text:p>176848</text:p>
          </table:table-cell>
          <table:table-cell office:value-type="float" office:value="8256" calcext:value-type="float">
            <text:p>8256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64" calcext:value-type="float">
            <text:p>64</text:p>
          </table:table-cell>
          <table:table-cell office:value-type="float" office:value="178612" calcext:value-type="float">
            <text:p>178612</text:p>
          </table:table-cell>
          <table:table-cell office:value-type="float" office:value="8265" calcext:value-type="float">
            <text:p>8265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64" calcext:value-type="float">
            <text:p>64</text:p>
          </table:table-cell>
          <table:table-cell office:value-type="float" office:value="170957" calcext:value-type="float">
            <text:p>170957</text:p>
          </table:table-cell>
          <table:table-cell office:value-type="float" office:value="8191" calcext:value-type="float">
            <text:p>8191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64" calcext:value-type="float">
            <text:p>64</text:p>
          </table:table-cell>
          <table:table-cell office:value-type="float" office:value="176154" calcext:value-type="float">
            <text:p>176154</text:p>
          </table:table-cell>
          <table:table-cell office:value-type="float" office:value="8245" calcext:value-type="float">
            <text:p>8245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64" calcext:value-type="float">
            <text:p>64</text:p>
          </table:table-cell>
          <table:table-cell office:value-type="float" office:value="175310" calcext:value-type="float">
            <text:p>175310</text:p>
          </table:table-cell>
          <table:table-cell office:value-type="float" office:value="8183" calcext:value-type="float">
            <text:p>8183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64" calcext:value-type="float">
            <text:p>64</text:p>
          </table:table-cell>
          <table:table-cell office:value-type="float" office:value="175981" calcext:value-type="float">
            <text:p>175981</text:p>
          </table:table-cell>
          <table:table-cell office:value-type="float" office:value="8214" calcext:value-type="float">
            <text:p>8214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64" calcext:value-type="float">
            <text:p>64</text:p>
          </table:table-cell>
          <table:table-cell office:value-type="float" office:value="175430" calcext:value-type="float">
            <text:p>175430</text:p>
          </table:table-cell>
          <table:table-cell office:value-type="float" office:value="8175" calcext:value-type="float">
            <text:p>8175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64" calcext:value-type="float">
            <text:p>64</text:p>
          </table:table-cell>
          <table:table-cell office:value-type="float" office:value="174561" calcext:value-type="float">
            <text:p>174561</text:p>
          </table:table-cell>
          <table:table-cell office:value-type="float" office:value="8222" calcext:value-type="float">
            <text:p>8222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64" calcext:value-type="float">
            <text:p>64</text:p>
          </table:table-cell>
          <table:table-cell office:value-type="float" office:value="175389" calcext:value-type="float">
            <text:p>175389</text:p>
          </table:table-cell>
          <table:table-cell office:value-type="float" office:value="8275" calcext:value-type="float">
            <text:p>8275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64" calcext:value-type="float">
            <text:p>64</text:p>
          </table:table-cell>
          <table:table-cell office:value-type="float" office:value="174399" calcext:value-type="float">
            <text:p>174399</text:p>
          </table:table-cell>
          <table:table-cell office:value-type="float" office:value="8163" calcext:value-type="float">
            <text:p>8163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64" calcext:value-type="float">
            <text:p>64</text:p>
          </table:table-cell>
          <table:table-cell office:value-type="float" office:value="175526" calcext:value-type="float">
            <text:p>175526</text:p>
          </table:table-cell>
          <table:table-cell office:value-type="float" office:value="8240" calcext:value-type="float">
            <text:p>8240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64" calcext:value-type="float">
            <text:p>64</text:p>
          </table:table-cell>
          <table:table-cell office:value-type="float" office:value="177298" calcext:value-type="float">
            <text:p>177298</text:p>
          </table:table-cell>
          <table:table-cell office:value-type="float" office:value="8169" calcext:value-type="float">
            <text:p>8169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64" calcext:value-type="float">
            <text:p>64</text:p>
          </table:table-cell>
          <table:table-cell office:value-type="float" office:value="176042" calcext:value-type="float">
            <text:p>176042</text:p>
          </table:table-cell>
          <table:table-cell office:value-type="float" office:value="8211" calcext:value-type="float">
            <text:p>8211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64" calcext:value-type="float">
            <text:p>64</text:p>
          </table:table-cell>
          <table:table-cell office:value-type="float" office:value="175340" calcext:value-type="float">
            <text:p>175340</text:p>
          </table:table-cell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64" calcext:value-type="float">
            <text:p>64</text:p>
          </table:table-cell>
          <table:table-cell office:value-type="float" office:value="176773" calcext:value-type="float">
            <text:p>176773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64" calcext:value-type="float">
            <text:p>64</text:p>
          </table:table-cell>
          <table:table-cell office:value-type="float" office:value="175711" calcext:value-type="float">
            <text:p>175711</text:p>
          </table:table-cell>
          <table:table-cell office:value-type="float" office:value="8261" calcext:value-type="float">
            <text:p>8261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64" calcext:value-type="float">
            <text:p>64</text:p>
          </table:table-cell>
          <table:table-cell office:value-type="float" office:value="177050" calcext:value-type="float">
            <text:p>177050</text:p>
          </table:table-cell>
          <table:table-cell office:value-type="float" office:value="8183" calcext:value-type="float">
            <text:p>8183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64" calcext:value-type="float">
            <text:p>64</text:p>
          </table:table-cell>
          <table:table-cell office:value-type="float" office:value="173593" calcext:value-type="float">
            <text:p>173593</text:p>
          </table:table-cell>
          <table:table-cell office:value-type="float" office:value="8181" calcext:value-type="float">
            <text:p>8181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64" calcext:value-type="float">
            <text:p>64</text:p>
          </table:table-cell>
          <table:table-cell office:value-type="float" office:value="175473" calcext:value-type="float">
            <text:p>175473</text:p>
          </table:table-cell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64" calcext:value-type="float">
            <text:p>64</text:p>
          </table:table-cell>
          <table:table-cell office:value-type="float" office:value="178280" calcext:value-type="float">
            <text:p>178280</text:p>
          </table:table-cell>
          <table:table-cell office:value-type="float" office:value="8153" calcext:value-type="float">
            <text:p>8153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64" calcext:value-type="float">
            <text:p>64</text:p>
          </table:table-cell>
          <table:table-cell office:value-type="float" office:value="173384" calcext:value-type="float">
            <text:p>173384</text:p>
          </table:table-cell>
          <table:table-cell office:value-type="float" office:value="8198" calcext:value-type="float">
            <text:p>8198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64" calcext:value-type="float">
            <text:p>64</text:p>
          </table:table-cell>
          <table:table-cell office:value-type="float" office:value="177260" calcext:value-type="float">
            <text:p>177260</text:p>
          </table:table-cell>
          <table:table-cell office:value-type="float" office:value="8204" calcext:value-type="float">
            <text:p>8204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64" calcext:value-type="float">
            <text:p>64</text:p>
          </table:table-cell>
          <table:table-cell office:value-type="float" office:value="178387" calcext:value-type="float">
            <text:p>178387</text:p>
          </table:table-cell>
          <table:table-cell office:value-type="float" office:value="8201" calcext:value-type="float">
            <text:p>8201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64" calcext:value-type="float">
            <text:p>64</text:p>
          </table:table-cell>
          <table:table-cell office:value-type="float" office:value="177727" calcext:value-type="float">
            <text:p>177727</text:p>
          </table:table-cell>
          <table:table-cell office:value-type="float" office:value="8152" calcext:value-type="float">
            <text:p>8152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64" calcext:value-type="float">
            <text:p>64</text:p>
          </table:table-cell>
          <table:table-cell office:value-type="float" office:value="177768" calcext:value-type="float">
            <text:p>177768</text:p>
          </table:table-cell>
          <table:table-cell office:value-type="float" office:value="8168" calcext:value-type="float">
            <text:p>8168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64" calcext:value-type="float">
            <text:p>64</text:p>
          </table:table-cell>
          <table:table-cell office:value-type="float" office:value="178912" calcext:value-type="float">
            <text:p>178912</text:p>
          </table:table-cell>
          <table:table-cell office:value-type="float" office:value="8167" calcext:value-type="float">
            <text:p>8167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64" calcext:value-type="float">
            <text:p>64</text:p>
          </table:table-cell>
          <table:table-cell office:value-type="float" office:value="177160" calcext:value-type="float">
            <text:p>177160</text:p>
          </table:table-cell>
          <table:table-cell office:value-type="float" office:value="8172" calcext:value-type="float">
            <text:p>8172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64" calcext:value-type="float">
            <text:p>64</text:p>
          </table:table-cell>
          <table:table-cell office:value-type="float" office:value="177630" calcext:value-type="float">
            <text:p>177630</text:p>
          </table:table-cell>
          <table:table-cell office:value-type="float" office:value="8185" calcext:value-type="float">
            <text:p>8185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64" calcext:value-type="float">
            <text:p>64</text:p>
          </table:table-cell>
          <table:table-cell office:value-type="float" office:value="176006" calcext:value-type="float">
            <text:p>176006</text:p>
          </table:table-cell>
          <table:table-cell office:value-type="float" office:value="8115" calcext:value-type="float">
            <text:p>8115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64" calcext:value-type="float">
            <text:p>64</text:p>
          </table:table-cell>
          <table:table-cell office:value-type="float" office:value="176131" calcext:value-type="float">
            <text:p>176131</text:p>
          </table:table-cell>
          <table:table-cell office:value-type="float" office:value="8134" calcext:value-type="float">
            <text:p>813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office:value-type="float" office:value="181113" calcext:value-type="float">
            <text:p>181113</text:p>
          </table:table-cell>
          <table:table-cell office:value-type="float" office:value="8143" calcext:value-type="float">
            <text:p>8143</text:p>
          </table:table-cell>
        </table:table-row>
      </table:table>
      <table:table table:name="gcc-aging-128" table:style-name="ta1">
        <table:shapes>
          <draw:frame draw:z-index="0" draw:style-name="gr1" draw:text-style-name="P1" svg:width="14.8591in" svg:height="7.6343in" svg:x="3.5173in" svg:y="0.3559in">
            <draw:object draw:notify-on-update-of-ranges="'gcc-aging-128'.A2:'gcc-aging-128'.A501 'gcc-aging-128'.C1:'gcc-aging-128'.C1 'gcc-aging-128'.C2:'gcc-aging-128'.C501 'gcc-aging-128'.A2:'gcc-aging-128'.A501 'gcc-aging-128'.D1:'gcc-aging-128'.D1 'gcc-aging-128'.D2:'gcc-aging-128'.D50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<text:s/>FRAMES</text:p>
          </table:table-cell>
          <table:table-cell office:value-type="string" calcext:value-type="string">
            <text:p><text:s/>PAGE FAULTS</text:p>
          </table:table-cell>
          <table:table-cell office:value-type="string" calcext:value-type="string">
            <text:p><text:s/>DISK WRIT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306872" calcext:value-type="float">
            <text:p>306872</text:p>
          </table:table-cell>
          <table:table-cell office:value-type="float" office:value="50356" calcext:value-type="float">
            <text:p>503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240257" calcext:value-type="float">
            <text:p>240257</text:p>
          </table:table-cell>
          <table:table-cell office:value-type="float" office:value="39398" calcext:value-type="float">
            <text:p>393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209189" calcext:value-type="float">
            <text:p>209189</text:p>
          </table:table-cell>
          <table:table-cell office:value-type="float" office:value="33401" calcext:value-type="float">
            <text:p>334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88950" calcext:value-type="float">
            <text:p>188950</text:p>
          </table:table-cell>
          <table:table-cell office:value-type="float" office:value="29583" calcext:value-type="float">
            <text:p>295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office:value-type="float" office:value="174764" calcext:value-type="float">
            <text:p>174764</text:p>
          </table:table-cell>
          <table:table-cell office:value-type="float" office:value="26929" calcext:value-type="float">
            <text:p>269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65021" calcext:value-type="float">
            <text:p>165021</text:p>
          </table:table-cell>
          <table:table-cell office:value-type="float" office:value="25170" calcext:value-type="float">
            <text:p>2517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155865" calcext:value-type="float">
            <text:p>155865</text:p>
          </table:table-cell>
          <table:table-cell office:value-type="float" office:value="23681" calcext:value-type="float">
            <text:p>236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150113" calcext:value-type="float">
            <text:p>150113</text:p>
          </table:table-cell>
          <table:table-cell office:value-type="float" office:value="22663" calcext:value-type="float">
            <text:p>226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144118" calcext:value-type="float">
            <text:p>144118</text:p>
          </table:table-cell>
          <table:table-cell office:value-type="float" office:value="21772" calcext:value-type="float">
            <text:p>217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40528" calcext:value-type="float">
            <text:p>140528</text:p>
          </table:table-cell>
          <table:table-cell office:value-type="float" office:value="20930" calcext:value-type="float">
            <text:p>2093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32708" calcext:value-type="float">
            <text:p>132708</text:p>
          </table:table-cell>
          <table:table-cell office:value-type="float" office:value="20010" calcext:value-type="float">
            <text:p>200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30780" calcext:value-type="float">
            <text:p>130780</text:p>
          </table:table-cell>
          <table:table-cell office:value-type="float" office:value="19521" calcext:value-type="float">
            <text:p>1952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128214" calcext:value-type="float">
            <text:p>128214</text:p>
          </table:table-cell>
          <table:table-cell office:value-type="float" office:value="18941" calcext:value-type="float">
            <text:p>1894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124750" calcext:value-type="float">
            <text:p>124750</text:p>
          </table:table-cell>
          <table:table-cell office:value-type="float" office:value="18412" calcext:value-type="float">
            <text:p>184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8" calcext:value-type="float">
            <text:p>128</text:p>
          </table:table-cell>
          <table:table-cell office:value-type="float" office:value="121375" calcext:value-type="float">
            <text:p>121375</text:p>
          </table:table-cell>
          <table:table-cell office:value-type="float" office:value="17929" calcext:value-type="float">
            <text:p>1792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float" office:value="117960" calcext:value-type="float">
            <text:p>117960</text:p>
          </table:table-cell>
          <table:table-cell office:value-type="float" office:value="17485" calcext:value-type="float">
            <text:p>1748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office:value-type="float" office:value="117340" calcext:value-type="float">
            <text:p>117340</text:p>
          </table:table-cell>
          <table:table-cell office:value-type="float" office:value="17193" calcext:value-type="float">
            <text:p>1719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8" calcext:value-type="float">
            <text:p>128</text:p>
          </table:table-cell>
          <table:table-cell office:value-type="float" office:value="113334" calcext:value-type="float">
            <text:p>113334</text:p>
          </table:table-cell>
          <table:table-cell office:value-type="float" office:value="16739" calcext:value-type="float">
            <text:p>1673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8" calcext:value-type="float">
            <text:p>128</text:p>
          </table:table-cell>
          <table:table-cell office:value-type="float" office:value="112184" calcext:value-type="float">
            <text:p>112184</text:p>
          </table:table-cell>
          <table:table-cell office:value-type="float" office:value="16457" calcext:value-type="float">
            <text:p>1645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8" calcext:value-type="float">
            <text:p>128</text:p>
          </table:table-cell>
          <table:table-cell office:value-type="float" office:value="110824" calcext:value-type="float">
            <text:p>110824</text:p>
          </table:table-cell>
          <table:table-cell office:value-type="float" office:value="16238" calcext:value-type="float">
            <text:p>1623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8" calcext:value-type="float">
            <text:p>128</text:p>
          </table:table-cell>
          <table:table-cell office:value-type="float" office:value="109068" calcext:value-type="float">
            <text:p>109068</text:p>
          </table:table-cell>
          <table:table-cell office:value-type="float" office:value="15985" calcext:value-type="float">
            <text:p>1598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8" calcext:value-type="float">
            <text:p>128</text:p>
          </table:table-cell>
          <table:table-cell office:value-type="float" office:value="106036" calcext:value-type="float">
            <text:p>106036</text:p>
          </table:table-cell>
          <table:table-cell office:value-type="float" office:value="15617" calcext:value-type="float">
            <text:p>1561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28" calcext:value-type="float">
            <text:p>128</text:p>
          </table:table-cell>
          <table:table-cell office:value-type="float" office:value="106366" calcext:value-type="float">
            <text:p>106366</text:p>
          </table:table-cell>
          <table:table-cell office:value-type="float" office:value="15521" calcext:value-type="float">
            <text:p>1552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float" office:value="104439" calcext:value-type="float">
            <text:p>104439</text:p>
          </table:table-cell>
          <table:table-cell office:value-type="float" office:value="15276" calcext:value-type="float">
            <text:p>1527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8" calcext:value-type="float">
            <text:p>128</text:p>
          </table:table-cell>
          <table:table-cell office:value-type="float" office:value="104182" calcext:value-type="float">
            <text:p>104182</text:p>
          </table:table-cell>
          <table:table-cell office:value-type="float" office:value="15129" calcext:value-type="float">
            <text:p>1512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28" calcext:value-type="float">
            <text:p>128</text:p>
          </table:table-cell>
          <table:table-cell office:value-type="float" office:value="101056" calcext:value-type="float">
            <text:p>101056</text:p>
          </table:table-cell>
          <table:table-cell office:value-type="float" office:value="14785" calcext:value-type="float">
            <text:p>1478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8" calcext:value-type="float">
            <text:p>128</text:p>
          </table:table-cell>
          <table:table-cell office:value-type="float" office:value="100030" calcext:value-type="float">
            <text:p>100030</text:p>
          </table:table-cell>
          <table:table-cell office:value-type="float" office:value="14650" calcext:value-type="float">
            <text:p>1465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8" calcext:value-type="float">
            <text:p>128</text:p>
          </table:table-cell>
          <table:table-cell office:value-type="float" office:value="99760" calcext:value-type="float">
            <text:p>99760</text:p>
          </table:table-cell>
          <table:table-cell office:value-type="float" office:value="14530" calcext:value-type="float">
            <text:p>1453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28" calcext:value-type="float">
            <text:p>128</text:p>
          </table:table-cell>
          <table:table-cell office:value-type="float" office:value="97291" calcext:value-type="float">
            <text:p>97291</text:p>
          </table:table-cell>
          <table:table-cell office:value-type="float" office:value="14252" calcext:value-type="float">
            <text:p>142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96046" calcext:value-type="float">
            <text:p>96046</text:p>
          </table:table-cell>
          <table:table-cell office:value-type="float" office:value="14080" calcext:value-type="float">
            <text:p>1408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28" calcext:value-type="float">
            <text:p>128</text:p>
          </table:table-cell>
          <table:table-cell office:value-type="float" office:value="95456" calcext:value-type="float">
            <text:p>95456</text:p>
          </table:table-cell>
          <table:table-cell office:value-type="float" office:value="13966" calcext:value-type="float">
            <text:p>1396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float" office:value="95176" calcext:value-type="float">
            <text:p>95176</text:p>
          </table:table-cell>
          <table:table-cell office:value-type="float" office:value="13906" calcext:value-type="float">
            <text:p>1390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28" calcext:value-type="float">
            <text:p>128</text:p>
          </table:table-cell>
          <table:table-cell office:value-type="float" office:value="94328" calcext:value-type="float">
            <text:p>94328</text:p>
          </table:table-cell>
          <table:table-cell office:value-type="float" office:value="13746" calcext:value-type="float">
            <text:p>1374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8" calcext:value-type="float">
            <text:p>128</text:p>
          </table:table-cell>
          <table:table-cell office:value-type="float" office:value="92498" calcext:value-type="float">
            <text:p>92498</text:p>
          </table:table-cell>
          <table:table-cell office:value-type="float" office:value="13576" calcext:value-type="float">
            <text:p>1357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8" calcext:value-type="float">
            <text:p>128</text:p>
          </table:table-cell>
          <table:table-cell office:value-type="float" office:value="91667" calcext:value-type="float">
            <text:p>91667</text:p>
          </table:table-cell>
          <table:table-cell office:value-type="float" office:value="13416" calcext:value-type="float">
            <text:p>1341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8" calcext:value-type="float">
            <text:p>128</text:p>
          </table:table-cell>
          <table:table-cell office:value-type="float" office:value="90208" calcext:value-type="float">
            <text:p>90208</text:p>
          </table:table-cell>
          <table:table-cell office:value-type="float" office:value="13305" calcext:value-type="float">
            <text:p>1330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28" calcext:value-type="float">
            <text:p>128</text:p>
          </table:table-cell>
          <table:table-cell office:value-type="float" office:value="89510" calcext:value-type="float">
            <text:p>89510</text:p>
          </table:table-cell>
          <table:table-cell office:value-type="float" office:value="13165" calcext:value-type="float">
            <text:p>1316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8" calcext:value-type="float">
            <text:p>128</text:p>
          </table:table-cell>
          <table:table-cell office:value-type="float" office:value="90088" calcext:value-type="float">
            <text:p>90088</text:p>
          </table:table-cell>
          <table:table-cell office:value-type="float" office:value="13143" calcext:value-type="float">
            <text:p>1314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8" calcext:value-type="float">
            <text:p>128</text:p>
          </table:table-cell>
          <table:table-cell office:value-type="float" office:value="89116" calcext:value-type="float">
            <text:p>89116</text:p>
          </table:table-cell>
          <table:table-cell office:value-type="float" office:value="13042" calcext:value-type="float">
            <text:p>1304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float" office:value="86838" calcext:value-type="float">
            <text:p>86838</text:p>
          </table:table-cell>
          <table:table-cell office:value-type="float" office:value="12813" calcext:value-type="float">
            <text:p>1281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28" calcext:value-type="float">
            <text:p>128</text:p>
          </table:table-cell>
          <table:table-cell office:value-type="float" office:value="87314" calcext:value-type="float">
            <text:p>87314</text:p>
          </table:table-cell>
          <table:table-cell office:value-type="float" office:value="12764" calcext:value-type="float">
            <text:p>1276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28" calcext:value-type="float">
            <text:p>128</text:p>
          </table:table-cell>
          <table:table-cell office:value-type="float" office:value="86221" calcext:value-type="float">
            <text:p>86221</text:p>
          </table:table-cell>
          <table:table-cell office:value-type="float" office:value="12654" calcext:value-type="float">
            <text:p>1265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28" calcext:value-type="float">
            <text:p>128</text:p>
          </table:table-cell>
          <table:table-cell office:value-type="float" office:value="85481" calcext:value-type="float">
            <text:p>85481</text:p>
          </table:table-cell>
          <table:table-cell office:value-type="float" office:value="12478" calcext:value-type="float">
            <text:p>1247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8" calcext:value-type="float">
            <text:p>128</text:p>
          </table:table-cell>
          <table:table-cell office:value-type="float" office:value="84553" calcext:value-type="float">
            <text:p>84553</text:p>
          </table:table-cell>
          <table:table-cell office:value-type="float" office:value="12433" calcext:value-type="float">
            <text:p>1243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28" calcext:value-type="float">
            <text:p>128</text:p>
          </table:table-cell>
          <table:table-cell office:value-type="float" office:value="85247" calcext:value-type="float">
            <text:p>85247</text:p>
          </table:table-cell>
          <table:table-cell office:value-type="float" office:value="12421" calcext:value-type="float">
            <text:p>1242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28" calcext:value-type="float">
            <text:p>128</text:p>
          </table:table-cell>
          <table:table-cell office:value-type="float" office:value="84652" calcext:value-type="float">
            <text:p>84652</text:p>
          </table:table-cell>
          <table:table-cell office:value-type="float" office:value="12315" calcext:value-type="float">
            <text:p>1231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28" calcext:value-type="float">
            <text:p>128</text:p>
          </table:table-cell>
          <table:table-cell office:value-type="float" office:value="84801" calcext:value-type="float">
            <text:p>84801</text:p>
          </table:table-cell>
          <table:table-cell office:value-type="float" office:value="12299" calcext:value-type="float">
            <text:p>1229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8" calcext:value-type="float">
            <text:p>128</text:p>
          </table:table-cell>
          <table:table-cell office:value-type="float" office:value="82927" calcext:value-type="float">
            <text:p>82927</text:p>
          </table:table-cell>
          <table:table-cell office:value-type="float" office:value="12112" calcext:value-type="float">
            <text:p>1211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8" calcext:value-type="float">
            <text:p>128</text:p>
          </table:table-cell>
          <table:table-cell office:value-type="float" office:value="82211" calcext:value-type="float">
            <text:p>82211</text:p>
          </table:table-cell>
          <table:table-cell office:value-type="float" office:value="12039" calcext:value-type="float">
            <text:p>120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" calcext:value-type="float">
            <text:p>128</text:p>
          </table:table-cell>
          <table:table-cell office:value-type="float" office:value="81297" calcext:value-type="float">
            <text:p>81297</text:p>
          </table:table-cell>
          <table:table-cell office:value-type="float" office:value="11982" calcext:value-type="float">
            <text:p>1198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28" calcext:value-type="float">
            <text:p>128</text:p>
          </table:table-cell>
          <table:table-cell office:value-type="float" office:value="81333" calcext:value-type="float">
            <text:p>81333</text:p>
          </table:table-cell>
          <table:table-cell office:value-type="float" office:value="12017" calcext:value-type="float">
            <text:p>1201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28" calcext:value-type="float">
            <text:p>128</text:p>
          </table:table-cell>
          <table:table-cell office:value-type="float" office:value="80386" calcext:value-type="float">
            <text:p>80386</text:p>
          </table:table-cell>
          <table:table-cell office:value-type="float" office:value="11870" calcext:value-type="float">
            <text:p>1187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28" calcext:value-type="float">
            <text:p>128</text:p>
          </table:table-cell>
          <table:table-cell office:value-type="float" office:value="80083" calcext:value-type="float">
            <text:p>80083</text:p>
          </table:table-cell>
          <table:table-cell office:value-type="float" office:value="11822" calcext:value-type="float">
            <text:p>1182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28" calcext:value-type="float">
            <text:p>128</text:p>
          </table:table-cell>
          <table:table-cell office:value-type="float" office:value="79776" calcext:value-type="float">
            <text:p>79776</text:p>
          </table:table-cell>
          <table:table-cell office:value-type="float" office:value="11793" calcext:value-type="float">
            <text:p>1179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8" calcext:value-type="float">
            <text:p>128</text:p>
          </table:table-cell>
          <table:table-cell office:value-type="float" office:value="78424" calcext:value-type="float">
            <text:p>78424</text:p>
          </table:table-cell>
          <table:table-cell office:value-type="float" office:value="11627" calcext:value-type="float">
            <text:p>1162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28" calcext:value-type="float">
            <text:p>128</text:p>
          </table:table-cell>
          <table:table-cell office:value-type="float" office:value="78405" calcext:value-type="float">
            <text:p>78405</text:p>
          </table:table-cell>
          <table:table-cell office:value-type="float" office:value="11642" calcext:value-type="float">
            <text:p>1164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28" calcext:value-type="float">
            <text:p>128</text:p>
          </table:table-cell>
          <table:table-cell office:value-type="float" office:value="78917" calcext:value-type="float">
            <text:p>78917</text:p>
          </table:table-cell>
          <table:table-cell office:value-type="float" office:value="11662" calcext:value-type="float">
            <text:p>1166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28" calcext:value-type="float">
            <text:p>128</text:p>
          </table:table-cell>
          <table:table-cell office:value-type="float" office:value="78084" calcext:value-type="float">
            <text:p>78084</text:p>
          </table:table-cell>
          <table:table-cell office:value-type="float" office:value="11551" calcext:value-type="float">
            <text:p>1155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28" calcext:value-type="float">
            <text:p>128</text:p>
          </table:table-cell>
          <table:table-cell office:value-type="float" office:value="77890" calcext:value-type="float">
            <text:p>77890</text:p>
          </table:table-cell>
          <table:table-cell office:value-type="float" office:value="11526" calcext:value-type="float">
            <text:p>1152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8" calcext:value-type="float">
            <text:p>128</text:p>
          </table:table-cell>
          <table:table-cell office:value-type="float" office:value="76430" calcext:value-type="float">
            <text:p>76430</text:p>
          </table:table-cell>
          <table:table-cell office:value-type="float" office:value="11433" calcext:value-type="float">
            <text:p>1143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28" calcext:value-type="float">
            <text:p>128</text:p>
          </table:table-cell>
          <table:table-cell office:value-type="float" office:value="77040" calcext:value-type="float">
            <text:p>77040</text:p>
          </table:table-cell>
          <table:table-cell office:value-type="float" office:value="11430" calcext:value-type="float">
            <text:p>1143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28" calcext:value-type="float">
            <text:p>128</text:p>
          </table:table-cell>
          <table:table-cell office:value-type="float" office:value="76565" calcext:value-type="float">
            <text:p>76565</text:p>
          </table:table-cell>
          <table:table-cell office:value-type="float" office:value="11353" calcext:value-type="float">
            <text:p>1135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28" calcext:value-type="float">
            <text:p>128</text:p>
          </table:table-cell>
          <table:table-cell office:value-type="float" office:value="75875" calcext:value-type="float">
            <text:p>75875</text:p>
          </table:table-cell>
          <table:table-cell office:value-type="float" office:value="11302" calcext:value-type="float">
            <text:p>1130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8" calcext:value-type="float">
            <text:p>128</text:p>
          </table:table-cell>
          <table:table-cell office:value-type="float" office:value="76180" calcext:value-type="float">
            <text:p>76180</text:p>
          </table:table-cell>
          <table:table-cell office:value-type="float" office:value="11277" calcext:value-type="float">
            <text:p>112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28" calcext:value-type="float">
            <text:p>128</text:p>
          </table:table-cell>
          <table:table-cell office:value-type="float" office:value="75774" calcext:value-type="float">
            <text:p>75774</text:p>
          </table:table-cell>
          <table:table-cell office:value-type="float" office:value="11204" calcext:value-type="float">
            <text:p>1120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28" calcext:value-type="float">
            <text:p>128</text:p>
          </table:table-cell>
          <table:table-cell office:value-type="float" office:value="75989" calcext:value-type="float">
            <text:p>75989</text:p>
          </table:table-cell>
          <table:table-cell office:value-type="float" office:value="11195" calcext:value-type="float">
            <text:p>1119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28" calcext:value-type="float">
            <text:p>128</text:p>
          </table:table-cell>
          <table:table-cell office:value-type="float" office:value="74553" calcext:value-type="float">
            <text:p>74553</text:p>
          </table:table-cell>
          <table:table-cell office:value-type="float" office:value="11092" calcext:value-type="float">
            <text:p>1109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28" calcext:value-type="float">
            <text:p>128</text:p>
          </table:table-cell>
          <table:table-cell office:value-type="float" office:value="75189" calcext:value-type="float">
            <text:p>75189</text:p>
          </table:table-cell>
          <table:table-cell office:value-type="float" office:value="11155" calcext:value-type="float">
            <text:p>1115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28" calcext:value-type="float">
            <text:p>128</text:p>
          </table:table-cell>
          <table:table-cell office:value-type="float" office:value="73668" calcext:value-type="float">
            <text:p>73668</text:p>
          </table:table-cell>
          <table:table-cell office:value-type="float" office:value="11068" calcext:value-type="float">
            <text:p>1106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28" calcext:value-type="float">
            <text:p>128</text:p>
          </table:table-cell>
          <table:table-cell office:value-type="float" office:value="73754" calcext:value-type="float">
            <text:p>73754</text:p>
          </table:table-cell>
          <table:table-cell office:value-type="float" office:value="11055" calcext:value-type="float">
            <text:p>1105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28" calcext:value-type="float">
            <text:p>128</text:p>
          </table:table-cell>
          <table:table-cell office:value-type="float" office:value="73244" calcext:value-type="float">
            <text:p>73244</text:p>
          </table:table-cell>
          <table:table-cell office:value-type="float" office:value="10953" calcext:value-type="float">
            <text:p>1095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28" calcext:value-type="float">
            <text:p>128</text:p>
          </table:table-cell>
          <table:table-cell office:value-type="float" office:value="74473" calcext:value-type="float">
            <text:p>74473</text:p>
          </table:table-cell>
          <table:table-cell office:value-type="float" office:value="11008" calcext:value-type="float">
            <text:p>1100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28" calcext:value-type="float">
            <text:p>128</text:p>
          </table:table-cell>
          <table:table-cell office:value-type="float" office:value="73091" calcext:value-type="float">
            <text:p>73091</text:p>
          </table:table-cell>
          <table:table-cell office:value-type="float" office:value="10877" calcext:value-type="float">
            <text:p>1087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28" calcext:value-type="float">
            <text:p>128</text:p>
          </table:table-cell>
          <table:table-cell office:value-type="float" office:value="71917" calcext:value-type="float">
            <text:p>71917</text:p>
          </table:table-cell>
          <table:table-cell office:value-type="float" office:value="10831" calcext:value-type="float">
            <text:p>1083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28" calcext:value-type="float">
            <text:p>128</text:p>
          </table:table-cell>
          <table:table-cell office:value-type="float" office:value="71344" calcext:value-type="float">
            <text:p>71344</text:p>
          </table:table-cell>
          <table:table-cell office:value-type="float" office:value="10790" calcext:value-type="float">
            <text:p>1079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28" calcext:value-type="float">
            <text:p>128</text:p>
          </table:table-cell>
          <table:table-cell office:value-type="float" office:value="72754" calcext:value-type="float">
            <text:p>72754</text:p>
          </table:table-cell>
          <table:table-cell office:value-type="float" office:value="10821" calcext:value-type="float">
            <text:p>1082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28" calcext:value-type="float">
            <text:p>128</text:p>
          </table:table-cell>
          <table:table-cell office:value-type="float" office:value="72458" calcext:value-type="float">
            <text:p>72458</text:p>
          </table:table-cell>
          <table:table-cell office:value-type="float" office:value="10761" calcext:value-type="float">
            <text:p>1076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28" calcext:value-type="float">
            <text:p>128</text:p>
          </table:table-cell>
          <table:table-cell office:value-type="float" office:value="71525" calcext:value-type="float">
            <text:p>71525</text:p>
          </table:table-cell>
          <table:table-cell office:value-type="float" office:value="10743" calcext:value-type="float">
            <text:p>1074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28" calcext:value-type="float">
            <text:p>128</text:p>
          </table:table-cell>
          <table:table-cell office:value-type="float" office:value="71491" calcext:value-type="float">
            <text:p>71491</text:p>
          </table:table-cell>
          <table:table-cell office:value-type="float" office:value="10637" calcext:value-type="float">
            <text:p>1063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8" calcext:value-type="float">
            <text:p>128</text:p>
          </table:table-cell>
          <table:table-cell office:value-type="float" office:value="72012" calcext:value-type="float">
            <text:p>72012</text:p>
          </table:table-cell>
          <table:table-cell office:value-type="float" office:value="10709" calcext:value-type="float">
            <text:p>1070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28" calcext:value-type="float">
            <text:p>128</text:p>
          </table:table-cell>
          <table:table-cell office:value-type="float" office:value="71451" calcext:value-type="float">
            <text:p>71451</text:p>
          </table:table-cell>
          <table:table-cell office:value-type="float" office:value="10676" calcext:value-type="float">
            <text:p>10676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28" calcext:value-type="float">
            <text:p>128</text:p>
          </table:table-cell>
          <table:table-cell office:value-type="float" office:value="71280" calcext:value-type="float">
            <text:p>71280</text:p>
          </table:table-cell>
          <table:table-cell office:value-type="float" office:value="10708" calcext:value-type="float">
            <text:p>1070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28" calcext:value-type="float">
            <text:p>128</text:p>
          </table:table-cell>
          <table:table-cell office:value-type="float" office:value="70165" calcext:value-type="float">
            <text:p>70165</text:p>
          </table:table-cell>
          <table:table-cell office:value-type="float" office:value="10585" calcext:value-type="float">
            <text:p>1058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28" calcext:value-type="float">
            <text:p>128</text:p>
          </table:table-cell>
          <table:table-cell office:value-type="float" office:value="70220" calcext:value-type="float">
            <text:p>70220</text:p>
          </table:table-cell>
          <table:table-cell office:value-type="float" office:value="10586" calcext:value-type="float">
            <text:p>1058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28" calcext:value-type="float">
            <text:p>128</text:p>
          </table:table-cell>
          <table:table-cell office:value-type="float" office:value="70486" calcext:value-type="float">
            <text:p>70486</text:p>
          </table:table-cell>
          <table:table-cell office:value-type="float" office:value="10543" calcext:value-type="float">
            <text:p>1054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28" calcext:value-type="float">
            <text:p>128</text:p>
          </table:table-cell>
          <table:table-cell office:value-type="float" office:value="69202" calcext:value-type="float">
            <text:p>69202</text:p>
          </table:table-cell>
          <table:table-cell office:value-type="float" office:value="10481" calcext:value-type="float">
            <text:p>10481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28" calcext:value-type="float">
            <text:p>128</text:p>
          </table:table-cell>
          <table:table-cell office:value-type="float" office:value="68225" calcext:value-type="float">
            <text:p>68225</text:p>
          </table:table-cell>
          <table:table-cell office:value-type="float" office:value="10416" calcext:value-type="float">
            <text:p>1041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28" calcext:value-type="float">
            <text:p>128</text:p>
          </table:table-cell>
          <table:table-cell office:value-type="float" office:value="69805" calcext:value-type="float">
            <text:p>69805</text:p>
          </table:table-cell>
          <table:table-cell office:value-type="float" office:value="10483" calcext:value-type="float">
            <text:p>1048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28" calcext:value-type="float">
            <text:p>128</text:p>
          </table:table-cell>
          <table:table-cell office:value-type="float" office:value="70145" calcext:value-type="float">
            <text:p>70145</text:p>
          </table:table-cell>
          <table:table-cell office:value-type="float" office:value="10476" calcext:value-type="float">
            <text:p>1047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28" calcext:value-type="float">
            <text:p>128</text:p>
          </table:table-cell>
          <table:table-cell office:value-type="float" office:value="69002" calcext:value-type="float">
            <text:p>69002</text:p>
          </table:table-cell>
          <table:table-cell office:value-type="float" office:value="10378" calcext:value-type="float">
            <text:p>1037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28" calcext:value-type="float">
            <text:p>128</text:p>
          </table:table-cell>
          <table:table-cell office:value-type="float" office:value="68859" calcext:value-type="float">
            <text:p>68859</text:p>
          </table:table-cell>
          <table:table-cell office:value-type="float" office:value="10347" calcext:value-type="float">
            <text:p>1034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28" calcext:value-type="float">
            <text:p>128</text:p>
          </table:table-cell>
          <table:table-cell office:value-type="float" office:value="68781" calcext:value-type="float">
            <text:p>68781</text:p>
          </table:table-cell>
          <table:table-cell office:value-type="float" office:value="10318" calcext:value-type="float">
            <text:p>1031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28" calcext:value-type="float">
            <text:p>128</text:p>
          </table:table-cell>
          <table:table-cell office:value-type="float" office:value="68352" calcext:value-type="float">
            <text:p>68352</text:p>
          </table:table-cell>
          <table:table-cell office:value-type="float" office:value="10287" calcext:value-type="float">
            <text:p>1028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28" calcext:value-type="float">
            <text:p>128</text:p>
          </table:table-cell>
          <table:table-cell office:value-type="float" office:value="68446" calcext:value-type="float">
            <text:p>68446</text:p>
          </table:table-cell>
          <table:table-cell office:value-type="float" office:value="10313" calcext:value-type="float">
            <text:p>1031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28" calcext:value-type="float">
            <text:p>128</text:p>
          </table:table-cell>
          <table:table-cell office:value-type="float" office:value="68575" calcext:value-type="float">
            <text:p>68575</text:p>
          </table:table-cell>
          <table:table-cell office:value-type="float" office:value="10277" calcext:value-type="float">
            <text:p>1027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28" calcext:value-type="float">
            <text:p>128</text:p>
          </table:table-cell>
          <table:table-cell office:value-type="float" office:value="68533" calcext:value-type="float">
            <text:p>68533</text:p>
          </table:table-cell>
          <table:table-cell office:value-type="float" office:value="10254" calcext:value-type="float">
            <text:p>1025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28" calcext:value-type="float">
            <text:p>128</text:p>
          </table:table-cell>
          <table:table-cell office:value-type="float" office:value="67002" calcext:value-type="float">
            <text:p>67002</text:p>
          </table:table-cell>
          <table:table-cell office:value-type="float" office:value="10102" calcext:value-type="float">
            <text:p>1010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28" calcext:value-type="float">
            <text:p>128</text:p>
          </table:table-cell>
          <table:table-cell office:value-type="float" office:value="69431" calcext:value-type="float">
            <text:p>69431</text:p>
          </table:table-cell>
          <table:table-cell office:value-type="float" office:value="10243" calcext:value-type="float">
            <text:p>1024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28" calcext:value-type="float">
            <text:p>128</text:p>
          </table:table-cell>
          <table:table-cell office:value-type="float" office:value="67786" calcext:value-type="float">
            <text:p>67786</text:p>
          </table:table-cell>
          <table:table-cell office:value-type="float" office:value="10050" calcext:value-type="float">
            <text:p>100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float" office:value="66807" calcext:value-type="float">
            <text:p>66807</text:p>
          </table:table-cell>
          <table:table-cell office:value-type="float" office:value="10019" calcext:value-type="float">
            <text:p>1001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28" calcext:value-type="float">
            <text:p>128</text:p>
          </table:table-cell>
          <table:table-cell office:value-type="float" office:value="65637" calcext:value-type="float">
            <text:p>65637</text:p>
          </table:table-cell>
          <table:table-cell office:value-type="float" office:value="9902" calcext:value-type="float">
            <text:p>990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28" calcext:value-type="float">
            <text:p>128</text:p>
          </table:table-cell>
          <table:table-cell office:value-type="float" office:value="66437" calcext:value-type="float">
            <text:p>66437</text:p>
          </table:table-cell>
          <table:table-cell office:value-type="float" office:value="9955" calcext:value-type="float">
            <text:p>995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28" calcext:value-type="float">
            <text:p>128</text:p>
          </table:table-cell>
          <table:table-cell office:value-type="float" office:value="66167" calcext:value-type="float">
            <text:p>66167</text:p>
          </table:table-cell>
          <table:table-cell office:value-type="float" office:value="9950" calcext:value-type="float">
            <text:p>995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28" calcext:value-type="float">
            <text:p>128</text:p>
          </table:table-cell>
          <table:table-cell office:value-type="float" office:value="65806" calcext:value-type="float">
            <text:p>65806</text:p>
          </table:table-cell>
          <table:table-cell office:value-type="float" office:value="9911" calcext:value-type="float">
            <text:p>991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28" calcext:value-type="float">
            <text:p>128</text:p>
          </table:table-cell>
          <table:table-cell office:value-type="float" office:value="65236" calcext:value-type="float">
            <text:p>65236</text:p>
          </table:table-cell>
          <table:table-cell office:value-type="float" office:value="9846" calcext:value-type="float">
            <text:p>9846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28" calcext:value-type="float">
            <text:p>128</text:p>
          </table:table-cell>
          <table:table-cell office:value-type="float" office:value="65373" calcext:value-type="float">
            <text:p>65373</text:p>
          </table:table-cell>
          <table:table-cell office:value-type="float" office:value="9927" calcext:value-type="float">
            <text:p>9927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28" calcext:value-type="float">
            <text:p>128</text:p>
          </table:table-cell>
          <table:table-cell office:value-type="float" office:value="65315" calcext:value-type="float">
            <text:p>65315</text:p>
          </table:table-cell>
          <table:table-cell office:value-type="float" office:value="9895" calcext:value-type="float">
            <text:p>989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28" calcext:value-type="float">
            <text:p>128</text:p>
          </table:table-cell>
          <table:table-cell office:value-type="float" office:value="64813" calcext:value-type="float">
            <text:p>64813</text:p>
          </table:table-cell>
          <table:table-cell office:value-type="float" office:value="9878" calcext:value-type="float">
            <text:p>9878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28" calcext:value-type="float">
            <text:p>128</text:p>
          </table:table-cell>
          <table:table-cell office:value-type="float" office:value="64349" calcext:value-type="float">
            <text:p>64349</text:p>
          </table:table-cell>
          <table:table-cell office:value-type="float" office:value="9810" calcext:value-type="float">
            <text:p>981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28" calcext:value-type="float">
            <text:p>128</text:p>
          </table:table-cell>
          <table:table-cell office:value-type="float" office:value="65377" calcext:value-type="float">
            <text:p>65377</text:p>
          </table:table-cell>
          <table:table-cell office:value-type="float" office:value="9924" calcext:value-type="float">
            <text:p>9924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28" calcext:value-type="float">
            <text:p>128</text:p>
          </table:table-cell>
          <table:table-cell office:value-type="float" office:value="64784" calcext:value-type="float">
            <text:p>64784</text:p>
          </table:table-cell>
          <table:table-cell office:value-type="float" office:value="9880" calcext:value-type="float">
            <text:p>988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28" calcext:value-type="float">
            <text:p>128</text:p>
          </table:table-cell>
          <table:table-cell office:value-type="float" office:value="63189" calcext:value-type="float">
            <text:p>63189</text:p>
          </table:table-cell>
          <table:table-cell office:value-type="float" office:value="9771" calcext:value-type="float">
            <text:p>977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28" calcext:value-type="float">
            <text:p>128</text:p>
          </table:table-cell>
          <table:table-cell office:value-type="float" office:value="63913" calcext:value-type="float">
            <text:p>63913</text:p>
          </table:table-cell>
          <table:table-cell office:value-type="float" office:value="9743" calcext:value-type="float">
            <text:p>9743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28" calcext:value-type="float">
            <text:p>128</text:p>
          </table:table-cell>
          <table:table-cell office:value-type="float" office:value="63306" calcext:value-type="float">
            <text:p>63306</text:p>
          </table:table-cell>
          <table:table-cell office:value-type="float" office:value="9709" calcext:value-type="float">
            <text:p>9709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28" calcext:value-type="float">
            <text:p>128</text:p>
          </table:table-cell>
          <table:table-cell office:value-type="float" office:value="63022" calcext:value-type="float">
            <text:p>63022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28" calcext:value-type="float">
            <text:p>128</text:p>
          </table:table-cell>
          <table:table-cell office:value-type="float" office:value="64100" calcext:value-type="float">
            <text:p>64100</text:p>
          </table:table-cell>
          <table:table-cell office:value-type="float" office:value="9681" calcext:value-type="float">
            <text:p>9681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28" calcext:value-type="float">
            <text:p>128</text:p>
          </table:table-cell>
          <table:table-cell office:value-type="float" office:value="65497" calcext:value-type="float">
            <text:p>65497</text:p>
          </table:table-cell>
          <table:table-cell office:value-type="float" office:value="9747" calcext:value-type="float">
            <text:p>9747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28" calcext:value-type="float">
            <text:p>128</text:p>
          </table:table-cell>
          <table:table-cell office:value-type="float" office:value="63654" calcext:value-type="float">
            <text:p>63654</text:p>
          </table:table-cell>
          <table:table-cell office:value-type="float" office:value="9620" calcext:value-type="float">
            <text:p>962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28" calcext:value-type="float">
            <text:p>128</text:p>
          </table:table-cell>
          <table:table-cell office:value-type="float" office:value="63859" calcext:value-type="float">
            <text:p>63859</text:p>
          </table:table-cell>
          <table:table-cell office:value-type="float" office:value="9665" calcext:value-type="float">
            <text:p>966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8" calcext:value-type="float">
            <text:p>128</text:p>
          </table:table-cell>
          <table:table-cell office:value-type="float" office:value="64826" calcext:value-type="float">
            <text:p>64826</text:p>
          </table:table-cell>
          <table:table-cell office:value-type="float" office:value="9677" calcext:value-type="float">
            <text:p>9677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28" calcext:value-type="float">
            <text:p>128</text:p>
          </table:table-cell>
          <table:table-cell office:value-type="float" office:value="63065" calcext:value-type="float">
            <text:p>63065</text:p>
          </table:table-cell>
          <table:table-cell office:value-type="float" office:value="9504" calcext:value-type="float">
            <text:p>9504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28" calcext:value-type="float">
            <text:p>128</text:p>
          </table:table-cell>
          <table:table-cell office:value-type="float" office:value="64639" calcext:value-type="float">
            <text:p>64639</text:p>
          </table:table-cell>
          <table:table-cell office:value-type="float" office:value="9623" calcext:value-type="float">
            <text:p>9623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28" calcext:value-type="float">
            <text:p>128</text:p>
          </table:table-cell>
          <table:table-cell office:value-type="float" office:value="64184" calcext:value-type="float">
            <text:p>64184</text:p>
          </table:table-cell>
          <table:table-cell office:value-type="float" office:value="9631" calcext:value-type="float">
            <text:p>963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28" calcext:value-type="float">
            <text:p>128</text:p>
          </table:table-cell>
          <table:table-cell office:value-type="float" office:value="65052" calcext:value-type="float">
            <text:p>65052</text:p>
          </table:table-cell>
          <table:table-cell office:value-type="float" office:value="9584" calcext:value-type="float">
            <text:p>958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8" calcext:value-type="float">
            <text:p>128</text:p>
          </table:table-cell>
          <table:table-cell office:value-type="float" office:value="65289" calcext:value-type="float">
            <text:p>65289</text:p>
          </table:table-cell>
          <table:table-cell office:value-type="float" office:value="9655" calcext:value-type="float">
            <text:p>9655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28" calcext:value-type="float">
            <text:p>128</text:p>
          </table:table-cell>
          <table:table-cell office:value-type="float" office:value="63196" calcext:value-type="float">
            <text:p>63196</text:p>
          </table:table-cell>
          <table:table-cell office:value-type="float" office:value="9554" calcext:value-type="float">
            <text:p>9554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28" calcext:value-type="float">
            <text:p>128</text:p>
          </table:table-cell>
          <table:table-cell office:value-type="float" office:value="63608" calcext:value-type="float">
            <text:p>63608</text:p>
          </table:table-cell>
          <table:table-cell office:value-type="float" office:value="9524" calcext:value-type="float">
            <text:p>9524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28" calcext:value-type="float">
            <text:p>128</text:p>
          </table:table-cell>
          <table:table-cell office:value-type="float" office:value="64273" calcext:value-type="float">
            <text:p>64273</text:p>
          </table:table-cell>
          <table:table-cell office:value-type="float" office:value="9594" calcext:value-type="float">
            <text:p>9594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28" calcext:value-type="float">
            <text:p>128</text:p>
          </table:table-cell>
          <table:table-cell office:value-type="float" office:value="63634" calcext:value-type="float">
            <text:p>63634</text:p>
          </table:table-cell>
          <table:table-cell office:value-type="float" office:value="9573" calcext:value-type="float">
            <text:p>957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28" calcext:value-type="float">
            <text:p>128</text:p>
          </table:table-cell>
          <table:table-cell office:value-type="float" office:value="62564" calcext:value-type="float">
            <text:p>62564</text:p>
          </table:table-cell>
          <table:table-cell office:value-type="float" office:value="9481" calcext:value-type="float">
            <text:p>9481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28" calcext:value-type="float">
            <text:p>128</text:p>
          </table:table-cell>
          <table:table-cell office:value-type="float" office:value="61931" calcext:value-type="float">
            <text:p>61931</text:p>
          </table:table-cell>
          <table:table-cell office:value-type="float" office:value="9403" calcext:value-type="float">
            <text:p>940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28" calcext:value-type="float">
            <text:p>128</text:p>
          </table:table-cell>
          <table:table-cell office:value-type="float" office:value="62178" calcext:value-type="float">
            <text:p>62178</text:p>
          </table:table-cell>
          <table:table-cell office:value-type="float" office:value="9414" calcext:value-type="float">
            <text:p>9414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28" calcext:value-type="float">
            <text:p>128</text:p>
          </table:table-cell>
          <table:table-cell office:value-type="float" office:value="61293" calcext:value-type="float">
            <text:p>61293</text:p>
          </table:table-cell>
          <table:table-cell office:value-type="float" office:value="9343" calcext:value-type="float">
            <text:p>9343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28" calcext:value-type="float">
            <text:p>128</text:p>
          </table:table-cell>
          <table:table-cell office:value-type="float" office:value="61893" calcext:value-type="float">
            <text:p>61893</text:p>
          </table:table-cell>
          <table:table-cell office:value-type="float" office:value="9341" calcext:value-type="float">
            <text:p>934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28" calcext:value-type="float">
            <text:p>128</text:p>
          </table:table-cell>
          <table:table-cell office:value-type="float" office:value="62317" calcext:value-type="float">
            <text:p>62317</text:p>
          </table:table-cell>
          <table:table-cell office:value-type="float" office:value="9407" calcext:value-type="float">
            <text:p>9407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28" calcext:value-type="float">
            <text:p>128</text:p>
          </table:table-cell>
          <table:table-cell office:value-type="float" office:value="61142" calcext:value-type="float">
            <text:p>61142</text:p>
          </table:table-cell>
          <table:table-cell office:value-type="float" office:value="9268" calcext:value-type="float">
            <text:p>9268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28" calcext:value-type="float">
            <text:p>128</text:p>
          </table:table-cell>
          <table:table-cell office:value-type="float" office:value="60576" calcext:value-type="float">
            <text:p>60576</text:p>
          </table:table-cell>
          <table:table-cell office:value-type="float" office:value="9305" calcext:value-type="float">
            <text:p>9305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28" calcext:value-type="float">
            <text:p>128</text:p>
          </table:table-cell>
          <table:table-cell office:value-type="float" office:value="61233" calcext:value-type="float">
            <text:p>61233</text:p>
          </table:table-cell>
          <table:table-cell office:value-type="float" office:value="9324" calcext:value-type="float">
            <text:p>9324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28" calcext:value-type="float">
            <text:p>128</text:p>
          </table:table-cell>
          <table:table-cell office:value-type="float" office:value="60683" calcext:value-type="float">
            <text:p>60683</text:p>
          </table:table-cell>
          <table:table-cell office:value-type="float" office:value="9228" calcext:value-type="float">
            <text:p>922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28" calcext:value-type="float">
            <text:p>128</text:p>
          </table:table-cell>
          <table:table-cell office:value-type="float" office:value="61131" calcext:value-type="float">
            <text:p>61131</text:p>
          </table:table-cell>
          <table:table-cell office:value-type="float" office:value="9232" calcext:value-type="float">
            <text:p>9232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28" calcext:value-type="float">
            <text:p>128</text:p>
          </table:table-cell>
          <table:table-cell office:value-type="float" office:value="61750" calcext:value-type="float">
            <text:p>61750</text:p>
          </table:table-cell>
          <table:table-cell office:value-type="float" office:value="9272" calcext:value-type="float">
            <text:p>9272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28" calcext:value-type="float">
            <text:p>128</text:p>
          </table:table-cell>
          <table:table-cell office:value-type="float" office:value="60958" calcext:value-type="float">
            <text:p>60958</text:p>
          </table:table-cell>
          <table:table-cell office:value-type="float" office:value="9155" calcext:value-type="float">
            <text:p>9155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28" calcext:value-type="float">
            <text:p>128</text:p>
          </table:table-cell>
          <table:table-cell office:value-type="float" office:value="60987" calcext:value-type="float">
            <text:p>60987</text:p>
          </table:table-cell>
          <table:table-cell office:value-type="float" office:value="9207" calcext:value-type="float">
            <text:p>920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28" calcext:value-type="float">
            <text:p>128</text:p>
          </table:table-cell>
          <table:table-cell office:value-type="float" office:value="61112" calcext:value-type="float">
            <text:p>61112</text:p>
          </table:table-cell>
          <table:table-cell office:value-type="float" office:value="9156" calcext:value-type="float">
            <text:p>9156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28" calcext:value-type="float">
            <text:p>128</text:p>
          </table:table-cell>
          <table:table-cell office:value-type="float" office:value="60885" calcext:value-type="float">
            <text:p>60885</text:p>
          </table:table-cell>
          <table:table-cell office:value-type="float" office:value="9111" calcext:value-type="float">
            <text:p>9111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28" calcext:value-type="float">
            <text:p>128</text:p>
          </table:table-cell>
          <table:table-cell office:value-type="float" office:value="61890" calcext:value-type="float">
            <text:p>61890</text:p>
          </table:table-cell>
          <table:table-cell office:value-type="float" office:value="9084" calcext:value-type="float">
            <text:p>9084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28" calcext:value-type="float">
            <text:p>128</text:p>
          </table:table-cell>
          <table:table-cell office:value-type="float" office:value="62028" calcext:value-type="float">
            <text:p>62028</text:p>
          </table:table-cell>
          <table:table-cell office:value-type="float" office:value="9069" calcext:value-type="float">
            <text:p>9069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28" calcext:value-type="float">
            <text:p>128</text:p>
          </table:table-cell>
          <table:table-cell office:value-type="float" office:value="60958" calcext:value-type="float">
            <text:p>60958</text:p>
          </table:table-cell>
          <table:table-cell office:value-type="float" office:value="9073" calcext:value-type="float">
            <text:p>9073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28" calcext:value-type="float">
            <text:p>128</text:p>
          </table:table-cell>
          <table:table-cell office:value-type="float" office:value="60205" calcext:value-type="float">
            <text:p>60205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28" calcext:value-type="float">
            <text:p>128</text:p>
          </table:table-cell>
          <table:table-cell office:value-type="float" office:value="60005" calcext:value-type="float">
            <text:p>60005</text:p>
          </table:table-cell>
          <table:table-cell office:value-type="float" office:value="9011" calcext:value-type="float">
            <text:p>9011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28" calcext:value-type="float">
            <text:p>128</text:p>
          </table:table-cell>
          <table:table-cell office:value-type="float" office:value="59303" calcext:value-type="float">
            <text:p>59303</text:p>
          </table:table-cell>
          <table:table-cell office:value-type="float" office:value="8932" calcext:value-type="float">
            <text:p>8932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28" calcext:value-type="float">
            <text:p>128</text:p>
          </table:table-cell>
          <table:table-cell office:value-type="float" office:value="58481" calcext:value-type="float">
            <text:p>58481</text:p>
          </table:table-cell>
          <table:table-cell office:value-type="float" office:value="8884" calcext:value-type="float">
            <text:p>8884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28" calcext:value-type="float">
            <text:p>128</text:p>
          </table:table-cell>
          <table:table-cell office:value-type="float" office:value="59663" calcext:value-type="float">
            <text:p>59663</text:p>
          </table:table-cell>
          <table:table-cell office:value-type="float" office:value="8902" calcext:value-type="float">
            <text:p>8902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28" calcext:value-type="float">
            <text:p>128</text:p>
          </table:table-cell>
          <table:table-cell office:value-type="float" office:value="59156" calcext:value-type="float">
            <text:p>59156</text:p>
          </table:table-cell>
          <table:table-cell office:value-type="float" office:value="8916" calcext:value-type="float">
            <text:p>8916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28" calcext:value-type="float">
            <text:p>128</text:p>
          </table:table-cell>
          <table:table-cell office:value-type="float" office:value="59914" calcext:value-type="float">
            <text:p>59914</text:p>
          </table:table-cell>
          <table:table-cell office:value-type="float" office:value="8998" calcext:value-type="float">
            <text:p>8998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28" calcext:value-type="float">
            <text:p>128</text:p>
          </table:table-cell>
          <table:table-cell office:value-type="float" office:value="58038" calcext:value-type="float">
            <text:p>58038</text:p>
          </table:table-cell>
          <table:table-cell office:value-type="float" office:value="8834" calcext:value-type="float">
            <text:p>8834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28" calcext:value-type="float">
            <text:p>128</text:p>
          </table:table-cell>
          <table:table-cell office:value-type="float" office:value="58870" calcext:value-type="float">
            <text:p>58870</text:p>
          </table:table-cell>
          <table:table-cell office:value-type="float" office:value="8862" calcext:value-type="float">
            <text:p>8862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28" calcext:value-type="float">
            <text:p>128</text:p>
          </table:table-cell>
          <table:table-cell office:value-type="float" office:value="58498" calcext:value-type="float">
            <text:p>58498</text:p>
          </table:table-cell>
          <table:table-cell office:value-type="float" office:value="8807" calcext:value-type="float">
            <text:p>8807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28" calcext:value-type="float">
            <text:p>128</text:p>
          </table:table-cell>
          <table:table-cell office:value-type="float" office:value="59091" calcext:value-type="float">
            <text:p>59091</text:p>
          </table:table-cell>
          <table:table-cell office:value-type="float" office:value="8801" calcext:value-type="float">
            <text:p>880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8" calcext:value-type="float">
            <text:p>128</text:p>
          </table:table-cell>
          <table:table-cell office:value-type="float" office:value="59805" calcext:value-type="float">
            <text:p>59805</text:p>
          </table:table-cell>
          <table:table-cell office:value-type="float" office:value="8887" calcext:value-type="float">
            <text:p>8887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28" calcext:value-type="float">
            <text:p>128</text:p>
          </table:table-cell>
          <table:table-cell office:value-type="float" office:value="57585" calcext:value-type="float">
            <text:p>57585</text:p>
          </table:table-cell>
          <table:table-cell office:value-type="float" office:value="8704" calcext:value-type="float">
            <text:p>8704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28" calcext:value-type="float">
            <text:p>128</text:p>
          </table:table-cell>
          <table:table-cell office:value-type="float" office:value="58142" calcext:value-type="float">
            <text:p>58142</text:p>
          </table:table-cell>
          <table:table-cell office:value-type="float" office:value="8683" calcext:value-type="float">
            <text:p>8683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28" calcext:value-type="float">
            <text:p>128</text:p>
          </table:table-cell>
          <table:table-cell office:value-type="float" office:value="57584" calcext:value-type="float">
            <text:p>57584</text:p>
          </table:table-cell>
          <table:table-cell office:value-type="float" office:value="8655" calcext:value-type="float">
            <text:p>8655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28" calcext:value-type="float">
            <text:p>128</text:p>
          </table:table-cell>
          <table:table-cell office:value-type="float" office:value="59004" calcext:value-type="float">
            <text:p>59004</text:p>
          </table:table-cell>
          <table:table-cell office:value-type="float" office:value="8649" calcext:value-type="float">
            <text:p>8649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28" calcext:value-type="float">
            <text:p>128</text:p>
          </table:table-cell>
          <table:table-cell office:value-type="float" office:value="58319" calcext:value-type="float">
            <text:p>58319</text:p>
          </table:table-cell>
          <table:table-cell office:value-type="float" office:value="8635" calcext:value-type="float">
            <text:p>8635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28" calcext:value-type="float">
            <text:p>128</text:p>
          </table:table-cell>
          <table:table-cell office:value-type="float" office:value="56899" calcext:value-type="float">
            <text:p>56899</text:p>
          </table:table-cell>
          <table:table-cell office:value-type="float" office:value="8590" calcext:value-type="float">
            <text:p>859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28" calcext:value-type="float">
            <text:p>128</text:p>
          </table:table-cell>
          <table:table-cell office:value-type="float" office:value="57165" calcext:value-type="float">
            <text:p>57165</text:p>
          </table:table-cell>
          <table:table-cell office:value-type="float" office:value="8630" calcext:value-type="float">
            <text:p>863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28" calcext:value-type="float">
            <text:p>128</text:p>
          </table:table-cell>
          <table:table-cell office:value-type="float" office:value="57156" calcext:value-type="float">
            <text:p>57156</text:p>
          </table:table-cell>
          <table:table-cell office:value-type="float" office:value="8647" calcext:value-type="float">
            <text:p>8647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28" calcext:value-type="float">
            <text:p>128</text:p>
          </table:table-cell>
          <table:table-cell office:value-type="float" office:value="57967" calcext:value-type="float">
            <text:p>57967</text:p>
          </table:table-cell>
          <table:table-cell office:value-type="float" office:value="8590" calcext:value-type="float">
            <text:p>859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28" calcext:value-type="float">
            <text:p>128</text:p>
          </table:table-cell>
          <table:table-cell office:value-type="float" office:value="59164" calcext:value-type="float">
            <text:p>59164</text:p>
          </table:table-cell>
          <table:table-cell office:value-type="float" office:value="8601" calcext:value-type="float">
            <text:p>8601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28" calcext:value-type="float">
            <text:p>128</text:p>
          </table:table-cell>
          <table:table-cell office:value-type="float" office:value="56820" calcext:value-type="float">
            <text:p>56820</text:p>
          </table:table-cell>
          <table:table-cell office:value-type="float" office:value="8514" calcext:value-type="float">
            <text:p>8514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28" calcext:value-type="float">
            <text:p>128</text:p>
          </table:table-cell>
          <table:table-cell office:value-type="float" office:value="55612" calcext:value-type="float">
            <text:p>55612</text:p>
          </table:table-cell>
          <table:table-cell office:value-type="float" office:value="8468" calcext:value-type="float">
            <text:p>8468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28" calcext:value-type="float">
            <text:p>128</text:p>
          </table:table-cell>
          <table:table-cell office:value-type="float" office:value="57208" calcext:value-type="float">
            <text:p>57208</text:p>
          </table:table-cell>
          <table:table-cell office:value-type="float" office:value="8522" calcext:value-type="float">
            <text:p>8522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28" calcext:value-type="float">
            <text:p>128</text:p>
          </table:table-cell>
          <table:table-cell office:value-type="float" office:value="56147" calcext:value-type="float">
            <text:p>56147</text:p>
          </table:table-cell>
          <table:table-cell office:value-type="float" office:value="8419" calcext:value-type="float">
            <text:p>8419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28" calcext:value-type="float">
            <text:p>128</text:p>
          </table:table-cell>
          <table:table-cell office:value-type="float" office:value="56881" calcext:value-type="float">
            <text:p>56881</text:p>
          </table:table-cell>
          <table:table-cell office:value-type="float" office:value="8501" calcext:value-type="float">
            <text:p>8501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28" calcext:value-type="float">
            <text:p>128</text:p>
          </table:table-cell>
          <table:table-cell office:value-type="float" office:value="56452" calcext:value-type="float">
            <text:p>56452</text:p>
          </table:table-cell>
          <table:table-cell office:value-type="float" office:value="8437" calcext:value-type="float">
            <text:p>8437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28" calcext:value-type="float">
            <text:p>128</text:p>
          </table:table-cell>
          <table:table-cell office:value-type="float" office:value="55808" calcext:value-type="float">
            <text:p>55808</text:p>
          </table:table-cell>
          <table:table-cell office:value-type="float" office:value="8365" calcext:value-type="float">
            <text:p>8365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28" calcext:value-type="float">
            <text:p>128</text:p>
          </table:table-cell>
          <table:table-cell office:value-type="float" office:value="55060" calcext:value-type="float">
            <text:p>55060</text:p>
          </table:table-cell>
          <table:table-cell office:value-type="float" office:value="8351" calcext:value-type="float">
            <text:p>8351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28" calcext:value-type="float">
            <text:p>128</text:p>
          </table:table-cell>
          <table:table-cell office:value-type="float" office:value="55420" calcext:value-type="float">
            <text:p>55420</text:p>
          </table:table-cell>
          <table:table-cell office:value-type="float" office:value="8357" calcext:value-type="float">
            <text:p>835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28" calcext:value-type="float">
            <text:p>128</text:p>
          </table:table-cell>
          <table:table-cell office:value-type="float" office:value="56290" calcext:value-type="float">
            <text:p>56290</text:p>
          </table:table-cell>
          <table:table-cell office:value-type="float" office:value="8348" calcext:value-type="float">
            <text:p>8348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28" calcext:value-type="float">
            <text:p>128</text:p>
          </table:table-cell>
          <table:table-cell office:value-type="float" office:value="56680" calcext:value-type="float">
            <text:p>56680</text:p>
          </table:table-cell>
          <table:table-cell office:value-type="float" office:value="8376" calcext:value-type="float">
            <text:p>8376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28" calcext:value-type="float">
            <text:p>128</text:p>
          </table:table-cell>
          <table:table-cell office:value-type="float" office:value="55790" calcext:value-type="float">
            <text:p>55790</text:p>
          </table:table-cell>
          <table:table-cell office:value-type="float" office:value="8303" calcext:value-type="float">
            <text:p>8303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28" calcext:value-type="float">
            <text:p>128</text:p>
          </table:table-cell>
          <table:table-cell office:value-type="float" office:value="54489" calcext:value-type="float">
            <text:p>54489</text:p>
          </table:table-cell>
          <table:table-cell office:value-type="float" office:value="8234" calcext:value-type="float">
            <text:p>8234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28" calcext:value-type="float">
            <text:p>128</text:p>
          </table:table-cell>
          <table:table-cell office:value-type="float" office:value="55749" calcext:value-type="float">
            <text:p>55749</text:p>
          </table:table-cell>
          <table:table-cell office:value-type="float" office:value="8282" calcext:value-type="float">
            <text:p>8282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28" calcext:value-type="float">
            <text:p>128</text:p>
          </table:table-cell>
          <table:table-cell office:value-type="float" office:value="54391" calcext:value-type="float">
            <text:p>54391</text:p>
          </table:table-cell>
          <table:table-cell office:value-type="float" office:value="8229" calcext:value-type="float">
            <text:p>8229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28" calcext:value-type="float">
            <text:p>128</text:p>
          </table:table-cell>
          <table:table-cell office:value-type="float" office:value="55040" calcext:value-type="float">
            <text:p>55040</text:p>
          </table:table-cell>
          <table:table-cell office:value-type="float" office:value="8213" calcext:value-type="float">
            <text:p>8213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28" calcext:value-type="float">
            <text:p>128</text:p>
          </table:table-cell>
          <table:table-cell office:value-type="float" office:value="56491" calcext:value-type="float">
            <text:p>56491</text:p>
          </table:table-cell>
          <table:table-cell office:value-type="float" office:value="8290" calcext:value-type="float">
            <text:p>829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28" calcext:value-type="float">
            <text:p>128</text:p>
          </table:table-cell>
          <table:table-cell office:value-type="float" office:value="57230" calcext:value-type="float">
            <text:p>57230</text:p>
          </table:table-cell>
          <table:table-cell office:value-type="float" office:value="8314" calcext:value-type="float">
            <text:p>8314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28" calcext:value-type="float">
            <text:p>128</text:p>
          </table:table-cell>
          <table:table-cell office:value-type="float" office:value="55350" calcext:value-type="float">
            <text:p>55350</text:p>
          </table:table-cell>
          <table:table-cell office:value-type="float" office:value="8264" calcext:value-type="float">
            <text:p>826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8" calcext:value-type="float">
            <text:p>128</text:p>
          </table:table-cell>
          <table:table-cell office:value-type="float" office:value="55510" calcext:value-type="float">
            <text:p>55510</text:p>
          </table:table-cell>
          <table:table-cell office:value-type="float" office:value="8263" calcext:value-type="float">
            <text:p>8263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28" calcext:value-type="float">
            <text:p>128</text:p>
          </table:table-cell>
          <table:table-cell office:value-type="float" office:value="56163" calcext:value-type="float">
            <text:p>56163</text:p>
          </table:table-cell>
          <table:table-cell office:value-type="float" office:value="8199" calcext:value-type="float">
            <text:p>8199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28" calcext:value-type="float">
            <text:p>128</text:p>
          </table:table-cell>
          <table:table-cell office:value-type="float" office:value="55729" calcext:value-type="float">
            <text:p>55729</text:p>
          </table:table-cell>
          <table:table-cell office:value-type="float" office:value="8159" calcext:value-type="float">
            <text:p>8159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28" calcext:value-type="float">
            <text:p>128</text:p>
          </table:table-cell>
          <table:table-cell office:value-type="float" office:value="57311" calcext:value-type="float">
            <text:p>57311</text:p>
          </table:table-cell>
          <table:table-cell office:value-type="float" office:value="8218" calcext:value-type="float">
            <text:p>8218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28" calcext:value-type="float">
            <text:p>128</text:p>
          </table:table-cell>
          <table:table-cell office:value-type="float" office:value="56723" calcext:value-type="float">
            <text:p>56723</text:p>
          </table:table-cell>
          <table:table-cell office:value-type="float" office:value="8173" calcext:value-type="float">
            <text:p>8173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28" calcext:value-type="float">
            <text:p>128</text:p>
          </table:table-cell>
          <table:table-cell office:value-type="float" office:value="55740" calcext:value-type="float">
            <text:p>55740</text:p>
          </table:table-cell>
          <table:table-cell office:value-type="float" office:value="8176" calcext:value-type="float">
            <text:p>8176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28" calcext:value-type="float">
            <text:p>128</text:p>
          </table:table-cell>
          <table:table-cell office:value-type="float" office:value="55030" calcext:value-type="float">
            <text:p>55030</text:p>
          </table:table-cell>
          <table:table-cell office:value-type="float" office:value="8144" calcext:value-type="float">
            <text:p>8144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28" calcext:value-type="float">
            <text:p>128</text:p>
          </table:table-cell>
          <table:table-cell office:value-type="float" office:value="54957" calcext:value-type="float">
            <text:p>54957</text:p>
          </table:table-cell>
          <table:table-cell office:value-type="float" office:value="8122" calcext:value-type="float">
            <text:p>8122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8" calcext:value-type="float">
            <text:p>128</text:p>
          </table:table-cell>
          <table:table-cell office:value-type="float" office:value="54875" calcext:value-type="float">
            <text:p>54875</text:p>
          </table:table-cell>
          <table:table-cell office:value-type="float" office:value="8135" calcext:value-type="float">
            <text:p>813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28" calcext:value-type="float">
            <text:p>128</text:p>
          </table:table-cell>
          <table:table-cell office:value-type="float" office:value="54913" calcext:value-type="float">
            <text:p>54913</text:p>
          </table:table-cell>
          <table:table-cell office:value-type="float" office:value="8138" calcext:value-type="float">
            <text:p>813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office:value-type="float" office:value="55027" calcext:value-type="float">
            <text:p>55027</text:p>
          </table:table-cell>
          <table:table-cell office:value-type="float" office:value="8113" calcext:value-type="float">
            <text:p>811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8" calcext:value-type="float">
            <text:p>128</text:p>
          </table:table-cell>
          <table:table-cell office:value-type="float" office:value="57520" calcext:value-type="float">
            <text:p>57520</text:p>
          </table:table-cell>
          <table:table-cell office:value-type="float" office:value="8178" calcext:value-type="float">
            <text:p>8178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8" calcext:value-type="float">
            <text:p>128</text:p>
          </table:table-cell>
          <table:table-cell office:value-type="float" office:value="55731" calcext:value-type="float">
            <text:p>55731</text:p>
          </table:table-cell>
          <table:table-cell office:value-type="float" office:value="8134" calcext:value-type="float">
            <text:p>8134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28" calcext:value-type="float">
            <text:p>128</text:p>
          </table:table-cell>
          <table:table-cell office:value-type="float" office:value="54633" calcext:value-type="float">
            <text:p>54633</text:p>
          </table:table-cell>
          <table:table-cell office:value-type="float" office:value="8126" calcext:value-type="float">
            <text:p>8126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28" calcext:value-type="float">
            <text:p>128</text:p>
          </table:table-cell>
          <table:table-cell office:value-type="float" office:value="54727" calcext:value-type="float">
            <text:p>54727</text:p>
          </table:table-cell>
          <table:table-cell office:value-type="float" office:value="8107" calcext:value-type="float">
            <text:p>8107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28" calcext:value-type="float">
            <text:p>128</text:p>
          </table:table-cell>
          <table:table-cell office:value-type="float" office:value="55390" calcext:value-type="float">
            <text:p>55390</text:p>
          </table:table-cell>
          <table:table-cell office:value-type="float" office:value="8117" calcext:value-type="float">
            <text:p>8117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28" calcext:value-type="float">
            <text:p>128</text:p>
          </table:table-cell>
          <table:table-cell office:value-type="float" office:value="55454" calcext:value-type="float">
            <text:p>55454</text:p>
          </table:table-cell>
          <table:table-cell office:value-type="float" office:value="8104" calcext:value-type="float">
            <text:p>8104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28" calcext:value-type="float">
            <text:p>128</text:p>
          </table:table-cell>
          <table:table-cell office:value-type="float" office:value="54749" calcext:value-type="float">
            <text:p>54749</text:p>
          </table:table-cell>
          <table:table-cell office:value-type="float" office:value="8092" calcext:value-type="float">
            <text:p>8092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28" calcext:value-type="float">
            <text:p>128</text:p>
          </table:table-cell>
          <table:table-cell office:value-type="float" office:value="55550" calcext:value-type="float">
            <text:p>55550</text:p>
          </table:table-cell>
          <table:table-cell office:value-type="float" office:value="8084" calcext:value-type="float">
            <text:p>8084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28" calcext:value-type="float">
            <text:p>128</text:p>
          </table:table-cell>
          <table:table-cell office:value-type="float" office:value="55534" calcext:value-type="float">
            <text:p>55534</text:p>
          </table:table-cell>
          <table:table-cell office:value-type="float" office:value="8086" calcext:value-type="float">
            <text:p>808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28" calcext:value-type="float">
            <text:p>128</text:p>
          </table:table-cell>
          <table:table-cell office:value-type="float" office:value="54994" calcext:value-type="float">
            <text:p>54994</text:p>
          </table:table-cell>
          <table:table-cell office:value-type="float" office:value="8088" calcext:value-type="float">
            <text:p>8088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28" calcext:value-type="float">
            <text:p>128</text:p>
          </table:table-cell>
          <table:table-cell office:value-type="float" office:value="53810" calcext:value-type="float">
            <text:p>53810</text:p>
          </table:table-cell>
          <table:table-cell office:value-type="float" office:value="8050" calcext:value-type="float">
            <text:p>8050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28" calcext:value-type="float">
            <text:p>128</text:p>
          </table:table-cell>
          <table:table-cell office:value-type="float" office:value="54140" calcext:value-type="float">
            <text:p>54140</text:p>
          </table:table-cell>
          <table:table-cell office:value-type="float" office:value="8065" calcext:value-type="float">
            <text:p>8065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28" calcext:value-type="float">
            <text:p>128</text:p>
          </table:table-cell>
          <table:table-cell office:value-type="float" office:value="54123" calcext:value-type="float">
            <text:p>54123</text:p>
          </table:table-cell>
          <table:table-cell office:value-type="float" office:value="8021" calcext:value-type="float">
            <text:p>8021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28" calcext:value-type="float">
            <text:p>128</text:p>
          </table:table-cell>
          <table:table-cell office:value-type="float" office:value="54692" calcext:value-type="float">
            <text:p>54692</text:p>
          </table:table-cell>
          <table:table-cell office:value-type="float" office:value="8008" calcext:value-type="float">
            <text:p>8008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28" calcext:value-type="float">
            <text:p>128</text:p>
          </table:table-cell>
          <table:table-cell office:value-type="float" office:value="54901" calcext:value-type="float">
            <text:p>54901</text:p>
          </table:table-cell>
          <table:table-cell office:value-type="float" office:value="7996" calcext:value-type="float">
            <text:p>7996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28" calcext:value-type="float">
            <text:p>128</text:p>
          </table:table-cell>
          <table:table-cell office:value-type="float" office:value="54755" calcext:value-type="float">
            <text:p>54755</text:p>
          </table:table-cell>
          <table:table-cell office:value-type="float" office:value="8040" calcext:value-type="float">
            <text:p>804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28" calcext:value-type="float">
            <text:p>128</text:p>
          </table:table-cell>
          <table:table-cell office:value-type="float" office:value="55546" calcext:value-type="float">
            <text:p>55546</text:p>
          </table:table-cell>
          <table:table-cell office:value-type="float" office:value="8030" calcext:value-type="float">
            <text:p>8030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28" calcext:value-type="float">
            <text:p>128</text:p>
          </table:table-cell>
          <table:table-cell office:value-type="float" office:value="55830" calcext:value-type="float">
            <text:p>55830</text:p>
          </table:table-cell>
          <table:table-cell office:value-type="float" office:value="8055" calcext:value-type="float">
            <text:p>8055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28" calcext:value-type="float">
            <text:p>128</text:p>
          </table:table-cell>
          <table:table-cell office:value-type="float" office:value="54787" calcext:value-type="float">
            <text:p>54787</text:p>
          </table:table-cell>
          <table:table-cell office:value-type="float" office:value="7982" calcext:value-type="float">
            <text:p>798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28" calcext:value-type="float">
            <text:p>128</text:p>
          </table:table-cell>
          <table:table-cell office:value-type="float" office:value="54479" calcext:value-type="float">
            <text:p>54479</text:p>
          </table:table-cell>
          <table:table-cell office:value-type="float" office:value="8041" calcext:value-type="float">
            <text:p>8041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28" calcext:value-type="float">
            <text:p>128</text:p>
          </table:table-cell>
          <table:table-cell office:value-type="float" office:value="54708" calcext:value-type="float">
            <text:p>54708</text:p>
          </table:table-cell>
          <table:table-cell office:value-type="float" office:value="8015" calcext:value-type="float">
            <text:p>8015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28" calcext:value-type="float">
            <text:p>128</text:p>
          </table:table-cell>
          <table:table-cell office:value-type="float" office:value="54499" calcext:value-type="float">
            <text:p>54499</text:p>
          </table:table-cell>
          <table:table-cell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28" calcext:value-type="float">
            <text:p>128</text:p>
          </table:table-cell>
          <table:table-cell office:value-type="float" office:value="55286" calcext:value-type="float">
            <text:p>55286</text:p>
          </table:table-cell>
          <table:table-cell office:value-type="float" office:value="7994" calcext:value-type="float">
            <text:p>7994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28" calcext:value-type="float">
            <text:p>128</text:p>
          </table:table-cell>
          <table:table-cell office:value-type="float" office:value="54993" calcext:value-type="float">
            <text:p>54993</text:p>
          </table:table-cell>
          <table:table-cell office:value-type="float" office:value="8013" calcext:value-type="float">
            <text:p>8013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28" calcext:value-type="float">
            <text:p>128</text:p>
          </table:table-cell>
          <table:table-cell office:value-type="float" office:value="57211" calcext:value-type="float">
            <text:p>57211</text:p>
          </table:table-cell>
          <table:table-cell office:value-type="float" office:value="8087" calcext:value-type="float">
            <text:p>8087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28" calcext:value-type="float">
            <text:p>128</text:p>
          </table:table-cell>
          <table:table-cell office:value-type="float" office:value="56108" calcext:value-type="float">
            <text:p>56108</text:p>
          </table:table-cell>
          <table:table-cell office:value-type="float" office:value="7961" calcext:value-type="float">
            <text:p>7961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28" calcext:value-type="float">
            <text:p>128</text:p>
          </table:table-cell>
          <table:table-cell office:value-type="float" office:value="56918" calcext:value-type="float">
            <text:p>56918</text:p>
          </table:table-cell>
          <table:table-cell office:value-type="float" office:value="8038" calcext:value-type="float">
            <text:p>8038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28" calcext:value-type="float">
            <text:p>128</text:p>
          </table:table-cell>
          <table:table-cell office:value-type="float" office:value="55437" calcext:value-type="float">
            <text:p>55437</text:p>
          </table:table-cell>
          <table:table-cell office:value-type="float" office:value="7961" calcext:value-type="float">
            <text:p>7961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28" calcext:value-type="float">
            <text:p>128</text:p>
          </table:table-cell>
          <table:table-cell office:value-type="float" office:value="54784" calcext:value-type="float">
            <text:p>54784</text:p>
          </table:table-cell>
          <table:table-cell office:value-type="float" office:value="7929" calcext:value-type="float">
            <text:p>792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28" calcext:value-type="float">
            <text:p>128</text:p>
          </table:table-cell>
          <table:table-cell office:value-type="float" office:value="54414" calcext:value-type="float">
            <text:p>54414</text:p>
          </table:table-cell>
          <table:table-cell office:value-type="float" office:value="7907" calcext:value-type="float">
            <text:p>7907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28" calcext:value-type="float">
            <text:p>128</text:p>
          </table:table-cell>
          <table:table-cell office:value-type="float" office:value="54260" calcext:value-type="float">
            <text:p>54260</text:p>
          </table:table-cell>
          <table:table-cell office:value-type="float" office:value="7941" calcext:value-type="float">
            <text:p>7941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28" calcext:value-type="float">
            <text:p>128</text:p>
          </table:table-cell>
          <table:table-cell office:value-type="float" office:value="54981" calcext:value-type="float">
            <text:p>54981</text:p>
          </table:table-cell>
          <table:table-cell office:value-type="float" office:value="8003" calcext:value-type="float">
            <text:p>8003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28" calcext:value-type="float">
            <text:p>128</text:p>
          </table:table-cell>
          <table:table-cell office:value-type="float" office:value="53891" calcext:value-type="float">
            <text:p>53891</text:p>
          </table:table-cell>
          <table:table-cell office:value-type="float" office:value="7925" calcext:value-type="float">
            <text:p>7925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28" calcext:value-type="float">
            <text:p>128</text:p>
          </table:table-cell>
          <table:table-cell office:value-type="float" office:value="56878" calcext:value-type="float">
            <text:p>56878</text:p>
          </table:table-cell>
          <table:table-cell office:value-type="float" office:value="7952" calcext:value-type="float">
            <text:p>7952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28" calcext:value-type="float">
            <text:p>128</text:p>
          </table:table-cell>
          <table:table-cell office:value-type="float" office:value="59187" calcext:value-type="float">
            <text:p>59187</text:p>
          </table:table-cell>
          <table:table-cell office:value-type="float" office:value="8054" calcext:value-type="float">
            <text:p>8054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28" calcext:value-type="float">
            <text:p>128</text:p>
          </table:table-cell>
          <table:table-cell office:value-type="float" office:value="58333" calcext:value-type="float">
            <text:p>58333</text:p>
          </table:table-cell>
          <table:table-cell office:value-type="float" office:value="7976" calcext:value-type="float">
            <text:p>7976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28" calcext:value-type="float">
            <text:p>128</text:p>
          </table:table-cell>
          <table:table-cell office:value-type="float" office:value="60524" calcext:value-type="float">
            <text:p>60524</text:p>
          </table:table-cell>
          <table:table-cell office:value-type="float" office:value="8024" calcext:value-type="float">
            <text:p>8024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28" calcext:value-type="float">
            <text:p>128</text:p>
          </table:table-cell>
          <table:table-cell office:value-type="float" office:value="56836" calcext:value-type="float">
            <text:p>56836</text:p>
          </table:table-cell>
          <table:table-cell office:value-type="float" office:value="7987" calcext:value-type="float">
            <text:p>7987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128" calcext:value-type="float">
            <text:p>128</text:p>
          </table:table-cell>
          <table:table-cell office:value-type="float" office:value="57169" calcext:value-type="float">
            <text:p>57169</text:p>
          </table:table-cell>
          <table:table-cell office:value-type="float" office:value="7967" calcext:value-type="float">
            <text:p>796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28" calcext:value-type="float">
            <text:p>128</text:p>
          </table:table-cell>
          <table:table-cell office:value-type="float" office:value="57962" calcext:value-type="float">
            <text:p>57962</text:p>
          </table:table-cell>
          <table:table-cell office:value-type="float" office:value="7945" calcext:value-type="float">
            <text:p>7945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28" calcext:value-type="float">
            <text:p>128</text:p>
          </table:table-cell>
          <table:table-cell office:value-type="float" office:value="56104" calcext:value-type="float">
            <text:p>56104</text:p>
          </table:table-cell>
          <table:table-cell office:value-type="float" office:value="7888" calcext:value-type="float">
            <text:p>7888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28" calcext:value-type="float">
            <text:p>128</text:p>
          </table:table-cell>
          <table:table-cell office:value-type="float" office:value="56554" calcext:value-type="float">
            <text:p>56554</text:p>
          </table:table-cell>
          <table:table-cell office:value-type="float" office:value="7924" calcext:value-type="float">
            <text:p>7924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28" calcext:value-type="float">
            <text:p>128</text:p>
          </table:table-cell>
          <table:table-cell office:value-type="float" office:value="55596" calcext:value-type="float">
            <text:p>55596</text:p>
          </table:table-cell>
          <table:table-cell office:value-type="float" office:value="7875" calcext:value-type="float">
            <text:p>7875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28" calcext:value-type="float">
            <text:p>128</text:p>
          </table:table-cell>
          <table:table-cell office:value-type="float" office:value="57978" calcext:value-type="float">
            <text:p>57978</text:p>
          </table:table-cell>
          <table:table-cell office:value-type="float" office:value="7955" calcext:value-type="float">
            <text:p>7955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28" calcext:value-type="float">
            <text:p>128</text:p>
          </table:table-cell>
          <table:table-cell office:value-type="float" office:value="58910" calcext:value-type="float">
            <text:p>58910</text:p>
          </table:table-cell>
          <table:table-cell office:value-type="float" office:value="7947" calcext:value-type="float">
            <text:p>7947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28" calcext:value-type="float">
            <text:p>128</text:p>
          </table:table-cell>
          <table:table-cell office:value-type="float" office:value="61037" calcext:value-type="float">
            <text:p>61037</text:p>
          </table:table-cell>
          <table:table-cell office:value-type="float" office:value="7996" calcext:value-type="float">
            <text:p>7996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128" calcext:value-type="float">
            <text:p>128</text:p>
          </table:table-cell>
          <table:table-cell office:value-type="float" office:value="60407" calcext:value-type="float">
            <text:p>60407</text:p>
          </table:table-cell>
          <table:table-cell office:value-type="float" office:value="7928" calcext:value-type="float">
            <text:p>7928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28" calcext:value-type="float">
            <text:p>128</text:p>
          </table:table-cell>
          <table:table-cell office:value-type="float" office:value="59851" calcext:value-type="float">
            <text:p>59851</text:p>
          </table:table-cell>
          <table:table-cell office:value-type="float" office:value="7935" calcext:value-type="float">
            <text:p>7935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128" calcext:value-type="float">
            <text:p>128</text:p>
          </table:table-cell>
          <table:table-cell office:value-type="float" office:value="60612" calcext:value-type="float">
            <text:p>60612</text:p>
          </table:table-cell>
          <table:table-cell office:value-type="float" office:value="7951" calcext:value-type="float">
            <text:p>795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28" calcext:value-type="float">
            <text:p>128</text:p>
          </table:table-cell>
          <table:table-cell office:value-type="float" office:value="58100" calcext:value-type="float">
            <text:p>58100</text:p>
          </table:table-cell>
          <table:table-cell office:value-type="float" office:value="7911" calcext:value-type="float">
            <text:p>7911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28" calcext:value-type="float">
            <text:p>128</text:p>
          </table:table-cell>
          <table:table-cell office:value-type="float" office:value="57353" calcext:value-type="float">
            <text:p>57353</text:p>
          </table:table-cell>
          <table:table-cell office:value-type="float" office:value="7854" calcext:value-type="float">
            <text:p>7854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28" calcext:value-type="float">
            <text:p>128</text:p>
          </table:table-cell>
          <table:table-cell office:value-type="float" office:value="57607" calcext:value-type="float">
            <text:p>57607</text:p>
          </table:table-cell>
          <table:table-cell office:value-type="float" office:value="7906" calcext:value-type="float">
            <text:p>7906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28" calcext:value-type="float">
            <text:p>128</text:p>
          </table:table-cell>
          <table:table-cell office:value-type="float" office:value="57234" calcext:value-type="float">
            <text:p>57234</text:p>
          </table:table-cell>
          <table:table-cell office:value-type="float" office:value="7883" calcext:value-type="float">
            <text:p>7883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128" calcext:value-type="float">
            <text:p>128</text:p>
          </table:table-cell>
          <table:table-cell office:value-type="float" office:value="60143" calcext:value-type="float">
            <text:p>60143</text:p>
          </table:table-cell>
          <table:table-cell office:value-type="float" office:value="7964" calcext:value-type="float">
            <text:p>7964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28" calcext:value-type="float">
            <text:p>128</text:p>
          </table:table-cell>
          <table:table-cell office:value-type="float" office:value="58865" calcext:value-type="float">
            <text:p>58865</text:p>
          </table:table-cell>
          <table:table-cell office:value-type="float" office:value="7914" calcext:value-type="float">
            <text:p>7914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28" calcext:value-type="float">
            <text:p>128</text:p>
          </table:table-cell>
          <table:table-cell office:value-type="float" office:value="58744" calcext:value-type="float">
            <text:p>58744</text:p>
          </table:table-cell>
          <table:table-cell office:value-type="float" office:value="7906" calcext:value-type="float">
            <text:p>7906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128" calcext:value-type="float">
            <text:p>128</text:p>
          </table:table-cell>
          <table:table-cell office:value-type="float" office:value="62191" calcext:value-type="float">
            <text:p>62191</text:p>
          </table:table-cell>
          <table:table-cell office:value-type="float" office:value="7945" calcext:value-type="float">
            <text:p>7945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28" calcext:value-type="float">
            <text:p>128</text:p>
          </table:table-cell>
          <table:table-cell office:value-type="float" office:value="61755" calcext:value-type="float">
            <text:p>61755</text:p>
          </table:table-cell>
          <table:table-cell office:value-type="float" office:value="7924" calcext:value-type="float">
            <text:p>7924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128" calcext:value-type="float">
            <text:p>128</text:p>
          </table:table-cell>
          <table:table-cell office:value-type="float" office:value="62009" calcext:value-type="float">
            <text:p>62009</text:p>
          </table:table-cell>
          <table:table-cell office:value-type="float" office:value="7928" calcext:value-type="float">
            <text:p>792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28" calcext:value-type="float">
            <text:p>128</text:p>
          </table:table-cell>
          <table:table-cell office:value-type="float" office:value="62965" calcext:value-type="float">
            <text:p>62965</text:p>
          </table:table-cell>
          <table:table-cell office:value-type="float" office:value="7901" calcext:value-type="float">
            <text:p>7901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128" calcext:value-type="float">
            <text:p>128</text:p>
          </table:table-cell>
          <table:table-cell office:value-type="float" office:value="58393" calcext:value-type="float">
            <text:p>58393</text:p>
          </table:table-cell>
          <table:table-cell office:value-type="float" office:value="7888" calcext:value-type="float">
            <text:p>7888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28" calcext:value-type="float">
            <text:p>128</text:p>
          </table:table-cell>
          <table:table-cell office:value-type="float" office:value="59954" calcext:value-type="float">
            <text:p>59954</text:p>
          </table:table-cell>
          <table:table-cell office:value-type="float" office:value="7897" calcext:value-type="float">
            <text:p>7897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128" calcext:value-type="float">
            <text:p>128</text:p>
          </table:table-cell>
          <table:table-cell office:value-type="float" office:value="60011" calcext:value-type="float">
            <text:p>60011</text:p>
          </table:table-cell>
          <table:table-cell office:value-type="float" office:value="7899" calcext:value-type="float">
            <text:p>7899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28" calcext:value-type="float">
            <text:p>128</text:p>
          </table:table-cell>
          <table:table-cell office:value-type="float" office:value="60159" calcext:value-type="float">
            <text:p>60159</text:p>
          </table:table-cell>
          <table:table-cell office:value-type="float" office:value="7891" calcext:value-type="float">
            <text:p>7891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128" calcext:value-type="float">
            <text:p>128</text:p>
          </table:table-cell>
          <table:table-cell office:value-type="float" office:value="58906" calcext:value-type="float">
            <text:p>58906</text:p>
          </table:table-cell>
          <table:table-cell office:value-type="float" office:value="7896" calcext:value-type="float">
            <text:p>7896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28" calcext:value-type="float">
            <text:p>128</text:p>
          </table:table-cell>
          <table:table-cell office:value-type="float" office:value="60560" calcext:value-type="float">
            <text:p>60560</text:p>
          </table:table-cell>
          <table:table-cell office:value-type="float" office:value="7919" calcext:value-type="float">
            <text:p>7919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28" calcext:value-type="float">
            <text:p>128</text:p>
          </table:table-cell>
          <table:table-cell office:value-type="float" office:value="60605" calcext:value-type="float">
            <text:p>60605</text:p>
          </table:table-cell>
          <table:table-cell office:value-type="float" office:value="7883" calcext:value-type="float">
            <text:p>7883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28" calcext:value-type="float">
            <text:p>128</text:p>
          </table:table-cell>
          <table:table-cell office:value-type="float" office:value="61614" calcext:value-type="float">
            <text:p>61614</text:p>
          </table:table-cell>
          <table:table-cell office:value-type="float" office:value="7890" calcext:value-type="float">
            <text:p>7890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128" calcext:value-type="float">
            <text:p>128</text:p>
          </table:table-cell>
          <table:table-cell office:value-type="float" office:value="60461" calcext:value-type="float">
            <text:p>60461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28" calcext:value-type="float">
            <text:p>128</text:p>
          </table:table-cell>
          <table:table-cell office:value-type="float" office:value="61614" calcext:value-type="float">
            <text:p>61614</text:p>
          </table:table-cell>
          <table:table-cell office:value-type="float" office:value="7885" calcext:value-type="float">
            <text:p>7885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128" calcext:value-type="float">
            <text:p>128</text:p>
          </table:table-cell>
          <table:table-cell office:value-type="float" office:value="65338" calcext:value-type="float">
            <text:p>65338</text:p>
          </table:table-cell>
          <table:table-cell office:value-type="float" office:value="7939" calcext:value-type="float">
            <text:p>7939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28" calcext:value-type="float">
            <text:p>128</text:p>
          </table:table-cell>
          <table:table-cell office:value-type="float" office:value="64937" calcext:value-type="float">
            <text:p>64937</text:p>
          </table:table-cell>
          <table:table-cell office:value-type="float" office:value="7902" calcext:value-type="float">
            <text:p>7902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28" calcext:value-type="float">
            <text:p>128</text:p>
          </table:table-cell>
          <table:table-cell office:value-type="float" office:value="65595" calcext:value-type="float">
            <text:p>65595</text:p>
          </table:table-cell>
          <table:table-cell office:value-type="float" office:value="7896" calcext:value-type="float">
            <text:p>7896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28" calcext:value-type="float">
            <text:p>128</text:p>
          </table:table-cell>
          <table:table-cell office:value-type="float" office:value="62755" calcext:value-type="float">
            <text:p>62755</text:p>
          </table:table-cell>
          <table:table-cell office:value-type="float" office:value="7912" calcext:value-type="float">
            <text:p>7912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28" calcext:value-type="float">
            <text:p>128</text:p>
          </table:table-cell>
          <table:table-cell office:value-type="float" office:value="63848" calcext:value-type="float">
            <text:p>63848</text:p>
          </table:table-cell>
          <table:table-cell office:value-type="float" office:value="7861" calcext:value-type="float">
            <text:p>7861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28" calcext:value-type="float">
            <text:p>128</text:p>
          </table:table-cell>
          <table:table-cell office:value-type="float" office:value="62857" calcext:value-type="float">
            <text:p>62857</text:p>
          </table:table-cell>
          <table:table-cell office:value-type="float" office:value="7879" calcext:value-type="float">
            <text:p>7879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28" calcext:value-type="float">
            <text:p>128</text:p>
          </table:table-cell>
          <table:table-cell office:value-type="float" office:value="62920" calcext:value-type="float">
            <text:p>62920</text:p>
          </table:table-cell>
          <table:table-cell office:value-type="float" office:value="7839" calcext:value-type="float">
            <text:p>7839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28" calcext:value-type="float">
            <text:p>128</text:p>
          </table:table-cell>
          <table:table-cell office:value-type="float" office:value="63824" calcext:value-type="float">
            <text:p>63824</text:p>
          </table:table-cell>
          <table:table-cell office:value-type="float" office:value="7861" calcext:value-type="float">
            <text:p>7861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28" calcext:value-type="float">
            <text:p>128</text:p>
          </table:table-cell>
          <table:table-cell office:value-type="float" office:value="63411" calcext:value-type="float">
            <text:p>63411</text:p>
          </table:table-cell>
          <table:table-cell office:value-type="float" office:value="7822" calcext:value-type="float">
            <text:p>782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28" calcext:value-type="float">
            <text:p>128</text:p>
          </table:table-cell>
          <table:table-cell office:value-type="float" office:value="62152" calcext:value-type="float">
            <text:p>62152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28" calcext:value-type="float">
            <text:p>128</text:p>
          </table:table-cell>
          <table:table-cell office:value-type="float" office:value="64170" calcext:value-type="float">
            <text:p>64170</text:p>
          </table:table-cell>
          <table:table-cell office:value-type="float" office:value="7834" calcext:value-type="float">
            <text:p>7834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28" calcext:value-type="float">
            <text:p>128</text:p>
          </table:table-cell>
          <table:table-cell office:value-type="float" office:value="64270" calcext:value-type="float">
            <text:p>64270</text:p>
          </table:table-cell>
          <table:table-cell office:value-type="float" office:value="7847" calcext:value-type="float">
            <text:p>7847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28" calcext:value-type="float">
            <text:p>128</text:p>
          </table:table-cell>
          <table:table-cell office:value-type="float" office:value="65446" calcext:value-type="float">
            <text:p>65446</text:p>
          </table:table-cell>
          <table:table-cell office:value-type="float" office:value="7856" calcext:value-type="float">
            <text:p>7856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28" calcext:value-type="float">
            <text:p>128</text:p>
          </table:table-cell>
          <table:table-cell office:value-type="float" office:value="64424" calcext:value-type="float">
            <text:p>64424</text:p>
          </table:table-cell>
          <table:table-cell office:value-type="float" office:value="7867" calcext:value-type="float">
            <text:p>7867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28" calcext:value-type="float">
            <text:p>128</text:p>
          </table:table-cell>
          <table:table-cell office:value-type="float" office:value="64618" calcext:value-type="float">
            <text:p>64618</text:p>
          </table:table-cell>
          <table:table-cell office:value-type="float" office:value="7852" calcext:value-type="float">
            <text:p>7852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28" calcext:value-type="float">
            <text:p>128</text:p>
          </table:table-cell>
          <table:table-cell office:value-type="float" office:value="65076" calcext:value-type="float">
            <text:p>65076</text:p>
          </table:table-cell>
          <table:table-cell office:value-type="float" office:value="7855" calcext:value-type="float">
            <text:p>7855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28" calcext:value-type="float">
            <text:p>128</text:p>
          </table:table-cell>
          <table:table-cell office:value-type="float" office:value="64442" calcext:value-type="float">
            <text:p>64442</text:p>
          </table:table-cell>
          <table:table-cell office:value-type="float" office:value="7819" calcext:value-type="float">
            <text:p>7819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28" calcext:value-type="float">
            <text:p>128</text:p>
          </table:table-cell>
          <table:table-cell office:value-type="float" office:value="64483" calcext:value-type="float">
            <text:p>64483</text:p>
          </table:table-cell>
          <table:table-cell office:value-type="float" office:value="7798" calcext:value-type="float">
            <text:p>7798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128" calcext:value-type="float">
            <text:p>128</text:p>
          </table:table-cell>
          <table:table-cell office:value-type="float" office:value="64609" calcext:value-type="float">
            <text:p>64609</text:p>
          </table:table-cell>
          <table:table-cell office:value-type="float" office:value="7818" calcext:value-type="float">
            <text:p>781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28" calcext:value-type="float">
            <text:p>128</text:p>
          </table:table-cell>
          <table:table-cell office:value-type="float" office:value="66046" calcext:value-type="float">
            <text:p>66046</text:p>
          </table:table-cell>
          <table:table-cell office:value-type="float" office:value="7808" calcext:value-type="float">
            <text:p>7808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28" calcext:value-type="float">
            <text:p>128</text:p>
          </table:table-cell>
          <table:table-cell office:value-type="float" office:value="66215" calcext:value-type="float">
            <text:p>66215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28" calcext:value-type="float">
            <text:p>128</text:p>
          </table:table-cell>
          <table:table-cell office:value-type="float" office:value="66516" calcext:value-type="float">
            <text:p>66516</text:p>
          </table:table-cell>
          <table:table-cell office:value-type="float" office:value="7828" calcext:value-type="float">
            <text:p>7828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28" calcext:value-type="float">
            <text:p>128</text:p>
          </table:table-cell>
          <table:table-cell office:value-type="float" office:value="67206" calcext:value-type="float">
            <text:p>67206</text:p>
          </table:table-cell>
          <table:table-cell office:value-type="float" office:value="7849" calcext:value-type="float">
            <text:p>7849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28" calcext:value-type="float">
            <text:p>128</text:p>
          </table:table-cell>
          <table:table-cell office:value-type="float" office:value="67077" calcext:value-type="float">
            <text:p>67077</text:p>
          </table:table-cell>
          <table:table-cell office:value-type="float" office:value="7850" calcext:value-type="float">
            <text:p>7850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28" calcext:value-type="float">
            <text:p>128</text:p>
          </table:table-cell>
          <table:table-cell office:value-type="float" office:value="67462" calcext:value-type="float">
            <text:p>67462</text:p>
          </table:table-cell>
          <table:table-cell office:value-type="float" office:value="7862" calcext:value-type="float">
            <text:p>7862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28" calcext:value-type="float">
            <text:p>128</text:p>
          </table:table-cell>
          <table:table-cell office:value-type="float" office:value="68143" calcext:value-type="float">
            <text:p>68143</text:p>
          </table:table-cell>
          <table:table-cell office:value-type="float" office:value="7842" calcext:value-type="float">
            <text:p>7842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128" calcext:value-type="float">
            <text:p>128</text:p>
          </table:table-cell>
          <table:table-cell office:value-type="float" office:value="67434" calcext:value-type="float">
            <text:p>67434</text:p>
          </table:table-cell>
          <table:table-cell office:value-type="float" office:value="7809" calcext:value-type="float">
            <text:p>7809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128" calcext:value-type="float">
            <text:p>128</text:p>
          </table:table-cell>
          <table:table-cell office:value-type="float" office:value="69207" calcext:value-type="float">
            <text:p>69207</text:p>
          </table:table-cell>
          <table:table-cell office:value-type="float" office:value="7854" calcext:value-type="float">
            <text:p>7854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128" calcext:value-type="float">
            <text:p>128</text:p>
          </table:table-cell>
          <table:table-cell office:value-type="float" office:value="68336" calcext:value-type="float">
            <text:p>68336</text:p>
          </table:table-cell>
          <table:table-cell office:value-type="float" office:value="7840" calcext:value-type="float">
            <text:p>784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8" calcext:value-type="float">
            <text:p>128</text:p>
          </table:table-cell>
          <table:table-cell office:value-type="float" office:value="67566" calcext:value-type="float">
            <text:p>67566</text:p>
          </table:table-cell>
          <table:table-cell office:value-type="float" office:value="7838" calcext:value-type="float">
            <text:p>7838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28" calcext:value-type="float">
            <text:p>128</text:p>
          </table:table-cell>
          <table:table-cell office:value-type="float" office:value="68125" calcext:value-type="float">
            <text:p>68125</text:p>
          </table:table-cell>
          <table:table-cell office:value-type="float" office:value="7841" calcext:value-type="float">
            <text:p>7841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28" calcext:value-type="float">
            <text:p>128</text:p>
          </table:table-cell>
          <table:table-cell office:value-type="float" office:value="69110" calcext:value-type="float">
            <text:p>69110</text:p>
          </table:table-cell>
          <table:table-cell office:value-type="float" office:value="7815" calcext:value-type="float">
            <text:p>7815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28" calcext:value-type="float">
            <text:p>128</text:p>
          </table:table-cell>
          <table:table-cell office:value-type="float" office:value="67826" calcext:value-type="float">
            <text:p>67826</text:p>
          </table:table-cell>
          <table:table-cell office:value-type="float" office:value="7793" calcext:value-type="float">
            <text:p>7793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28" calcext:value-type="float">
            <text:p>128</text:p>
          </table:table-cell>
          <table:table-cell office:value-type="float" office:value="69528" calcext:value-type="float">
            <text:p>69528</text:p>
          </table:table-cell>
          <table:table-cell office:value-type="float" office:value="7863" calcext:value-type="float">
            <text:p>7863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128" calcext:value-type="float">
            <text:p>128</text:p>
          </table:table-cell>
          <table:table-cell office:value-type="float" office:value="70513" calcext:value-type="float">
            <text:p>70513</text:p>
          </table:table-cell>
          <table:table-cell office:value-type="float" office:value="7844" calcext:value-type="float">
            <text:p>7844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28" calcext:value-type="float">
            <text:p>128</text:p>
          </table:table-cell>
          <table:table-cell office:value-type="float" office:value="69447" calcext:value-type="float">
            <text:p>69447</text:p>
          </table:table-cell>
          <table:table-cell office:value-type="float" office:value="7822" calcext:value-type="float">
            <text:p>7822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128" calcext:value-type="float">
            <text:p>128</text:p>
          </table:table-cell>
          <table:table-cell office:value-type="float" office:value="68763" calcext:value-type="float">
            <text:p>68763</text:p>
          </table:table-cell>
          <table:table-cell office:value-type="float" office:value="7778" calcext:value-type="float">
            <text:p>7778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28" calcext:value-type="float">
            <text:p>128</text:p>
          </table:table-cell>
          <table:table-cell office:value-type="float" office:value="69370" calcext:value-type="float">
            <text:p>69370</text:p>
          </table:table-cell>
          <table:table-cell office:value-type="float" office:value="7792" calcext:value-type="float">
            <text:p>7792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28" calcext:value-type="float">
            <text:p>128</text:p>
          </table:table-cell>
          <table:table-cell office:value-type="float" office:value="70005" calcext:value-type="float">
            <text:p>70005</text:p>
          </table:table-cell>
          <table:table-cell office:value-type="float" office:value="7798" calcext:value-type="float">
            <text:p>779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28" calcext:value-type="float">
            <text:p>128</text:p>
          </table:table-cell>
          <table:table-cell office:value-type="float" office:value="69259" calcext:value-type="float">
            <text:p>69259</text:p>
          </table:table-cell>
          <table:table-cell office:value-type="float" office:value="7824" calcext:value-type="float">
            <text:p>7824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28" calcext:value-type="float">
            <text:p>128</text:p>
          </table:table-cell>
          <table:table-cell office:value-type="float" office:value="70415" calcext:value-type="float">
            <text:p>70415</text:p>
          </table:table-cell>
          <table:table-cell office:value-type="float" office:value="7827" calcext:value-type="float">
            <text:p>78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28" calcext:value-type="float">
            <text:p>128</text:p>
          </table:table-cell>
          <table:table-cell office:value-type="float" office:value="70362" calcext:value-type="float">
            <text:p>70362</text:p>
          </table:table-cell>
          <table:table-cell office:value-type="float" office:value="7784" calcext:value-type="float">
            <text:p>7784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128" calcext:value-type="float">
            <text:p>128</text:p>
          </table:table-cell>
          <table:table-cell office:value-type="float" office:value="73171" calcext:value-type="float">
            <text:p>73171</text:p>
          </table:table-cell>
          <table:table-cell office:value-type="float" office:value="7849" calcext:value-type="float">
            <text:p>7849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28" calcext:value-type="float">
            <text:p>128</text:p>
          </table:table-cell>
          <table:table-cell office:value-type="float" office:value="70845" calcext:value-type="float">
            <text:p>70845</text:p>
          </table:table-cell>
          <table:table-cell office:value-type="float" office:value="7792" calcext:value-type="float">
            <text:p>7792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28" calcext:value-type="float">
            <text:p>128</text:p>
          </table:table-cell>
          <table:table-cell office:value-type="float" office:value="69019" calcext:value-type="float">
            <text:p>69019</text:p>
          </table:table-cell>
          <table:table-cell office:value-type="float" office:value="7771" calcext:value-type="float">
            <text:p>7771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128" calcext:value-type="float">
            <text:p>128</text:p>
          </table:table-cell>
          <table:table-cell office:value-type="float" office:value="73091" calcext:value-type="float">
            <text:p>73091</text:p>
          </table:table-cell>
          <table:table-cell office:value-type="float" office:value="7777" calcext:value-type="float">
            <text:p>7777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128" calcext:value-type="float">
            <text:p>128</text:p>
          </table:table-cell>
          <table:table-cell office:value-type="float" office:value="72614" calcext:value-type="float">
            <text:p>72614</text:p>
          </table:table-cell>
          <table:table-cell office:value-type="float" office:value="7801" calcext:value-type="float">
            <text:p>7801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28" calcext:value-type="float">
            <text:p>128</text:p>
          </table:table-cell>
          <table:table-cell office:value-type="float" office:value="70495" calcext:value-type="float">
            <text:p>70495</text:p>
          </table:table-cell>
          <table:table-cell office:value-type="float" office:value="7792" calcext:value-type="float">
            <text:p>7792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128" calcext:value-type="float">
            <text:p>128</text:p>
          </table:table-cell>
          <table:table-cell office:value-type="float" office:value="71766" calcext:value-type="float">
            <text:p>71766</text:p>
          </table:table-cell>
          <table:table-cell office:value-type="float" office:value="7801" calcext:value-type="float">
            <text:p>780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28" calcext:value-type="float">
            <text:p>128</text:p>
          </table:table-cell>
          <table:table-cell office:value-type="float" office:value="70938" calcext:value-type="float">
            <text:p>70938</text:p>
          </table:table-cell>
          <table:table-cell office:value-type="float" office:value="7773" calcext:value-type="float">
            <text:p>7773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128" calcext:value-type="float">
            <text:p>128</text:p>
          </table:table-cell>
          <table:table-cell office:value-type="float" office:value="73156" calcext:value-type="float">
            <text:p>73156</text:p>
          </table:table-cell>
          <table:table-cell office:value-type="float" office:value="7732" calcext:value-type="float">
            <text:p>7732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28" calcext:value-type="float">
            <text:p>128</text:p>
          </table:table-cell>
          <table:table-cell office:value-type="float" office:value="73070" calcext:value-type="float">
            <text:p>73070</text:p>
          </table:table-cell>
          <table:table-cell office:value-type="float" office:value="7730" calcext:value-type="float">
            <text:p>7730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128" calcext:value-type="float">
            <text:p>128</text:p>
          </table:table-cell>
          <table:table-cell office:value-type="float" office:value="72637" calcext:value-type="float">
            <text:p>72637</text:p>
          </table:table-cell>
          <table:table-cell office:value-type="float" office:value="7787" calcext:value-type="float">
            <text:p>7787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28" calcext:value-type="float">
            <text:p>128</text:p>
          </table:table-cell>
          <table:table-cell office:value-type="float" office:value="73425" calcext:value-type="float">
            <text:p>73425</text:p>
          </table:table-cell>
          <table:table-cell office:value-type="float" office:value="7771" calcext:value-type="float">
            <text:p>7771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28" calcext:value-type="float">
            <text:p>128</text:p>
          </table:table-cell>
          <table:table-cell office:value-type="float" office:value="73972" calcext:value-type="float">
            <text:p>73972</text:p>
          </table:table-cell>
          <table:table-cell office:value-type="float" office:value="7792" calcext:value-type="float">
            <text:p>7792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128" calcext:value-type="float">
            <text:p>128</text:p>
          </table:table-cell>
          <table:table-cell office:value-type="float" office:value="73027" calcext:value-type="float">
            <text:p>73027</text:p>
          </table:table-cell>
          <table:table-cell office:value-type="float" office:value="7795" calcext:value-type="float">
            <text:p>7795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128" calcext:value-type="float">
            <text:p>128</text:p>
          </table:table-cell>
          <table:table-cell office:value-type="float" office:value="74485" calcext:value-type="float">
            <text:p>74485</text:p>
          </table:table-cell>
          <table:table-cell office:value-type="float" office:value="7747" calcext:value-type="float">
            <text:p>7747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28" calcext:value-type="float">
            <text:p>128</text:p>
          </table:table-cell>
          <table:table-cell office:value-type="float" office:value="73083" calcext:value-type="float">
            <text:p>73083</text:p>
          </table:table-cell>
          <table:table-cell office:value-type="float" office:value="7795" calcext:value-type="float">
            <text:p>7795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128" calcext:value-type="float">
            <text:p>128</text:p>
          </table:table-cell>
          <table:table-cell office:value-type="float" office:value="74209" calcext:value-type="float">
            <text:p>74209</text:p>
          </table:table-cell>
          <table:table-cell office:value-type="float" office:value="7758" calcext:value-type="float">
            <text:p>775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28" calcext:value-type="float">
            <text:p>128</text:p>
          </table:table-cell>
          <table:table-cell office:value-type="float" office:value="73984" calcext:value-type="float">
            <text:p>73984</text:p>
          </table:table-cell>
          <table:table-cell office:value-type="float" office:value="7780" calcext:value-type="float">
            <text:p>7780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28" calcext:value-type="float">
            <text:p>128</text:p>
          </table:table-cell>
          <table:table-cell office:value-type="float" office:value="74926" calcext:value-type="float">
            <text:p>74926</text:p>
          </table:table-cell>
          <table:table-cell office:value-type="float" office:value="7752" calcext:value-type="float">
            <text:p>7752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28" calcext:value-type="float">
            <text:p>128</text:p>
          </table:table-cell>
          <table:table-cell office:value-type="float" office:value="74283" calcext:value-type="float">
            <text:p>74283</text:p>
          </table:table-cell>
          <table:table-cell office:value-type="float" office:value="7753" calcext:value-type="float">
            <text:p>7753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128" calcext:value-type="float">
            <text:p>128</text:p>
          </table:table-cell>
          <table:table-cell office:value-type="float" office:value="75965" calcext:value-type="float">
            <text:p>75965</text:p>
          </table:table-cell>
          <table:table-cell office:value-type="float" office:value="7763" calcext:value-type="float">
            <text:p>7763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28" calcext:value-type="float">
            <text:p>128</text:p>
          </table:table-cell>
          <table:table-cell office:value-type="float" office:value="74030" calcext:value-type="float">
            <text:p>74030</text:p>
          </table:table-cell>
          <table:table-cell office:value-type="float" office:value="7754" calcext:value-type="float">
            <text:p>7754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128" calcext:value-type="float">
            <text:p>128</text:p>
          </table:table-cell>
          <table:table-cell office:value-type="float" office:value="75918" calcext:value-type="float">
            <text:p>75918</text:p>
          </table:table-cell>
          <table:table-cell office:value-type="float" office:value="7737" calcext:value-type="float">
            <text:p>7737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28" calcext:value-type="float">
            <text:p>128</text:p>
          </table:table-cell>
          <table:table-cell office:value-type="float" office:value="75250" calcext:value-type="float">
            <text:p>75250</text:p>
          </table:table-cell>
          <table:table-cell office:value-type="float" office:value="7708" calcext:value-type="float">
            <text:p>7708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128" calcext:value-type="float">
            <text:p>128</text:p>
          </table:table-cell>
          <table:table-cell office:value-type="float" office:value="76451" calcext:value-type="float">
            <text:p>76451</text:p>
          </table:table-cell>
          <table:table-cell office:value-type="float" office:value="7749" calcext:value-type="float">
            <text:p>7749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28" calcext:value-type="float">
            <text:p>128</text:p>
          </table:table-cell>
          <table:table-cell office:value-type="float" office:value="73618" calcext:value-type="float">
            <text:p>73618</text:p>
          </table:table-cell>
          <table:table-cell office:value-type="float" office:value="7781" calcext:value-type="float">
            <text:p>7781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28" calcext:value-type="float">
            <text:p>128</text:p>
          </table:table-cell>
          <table:table-cell office:value-type="float" office:value="75907" calcext:value-type="float">
            <text:p>75907</text:p>
          </table:table-cell>
          <table:table-cell office:value-type="float" office:value="7710" calcext:value-type="float">
            <text:p>771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28" calcext:value-type="float">
            <text:p>128</text:p>
          </table:table-cell>
          <table:table-cell office:value-type="float" office:value="75418" calcext:value-type="float">
            <text:p>75418</text:p>
          </table:table-cell>
          <table:table-cell office:value-type="float" office:value="7735" calcext:value-type="float">
            <text:p>7735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128" calcext:value-type="float">
            <text:p>128</text:p>
          </table:table-cell>
          <table:table-cell office:value-type="float" office:value="75677" calcext:value-type="float">
            <text:p>75677</text:p>
          </table:table-cell>
          <table:table-cell office:value-type="float" office:value="7734" calcext:value-type="float">
            <text:p>7734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28" calcext:value-type="float">
            <text:p>128</text:p>
          </table:table-cell>
          <table:table-cell office:value-type="float" office:value="75712" calcext:value-type="float">
            <text:p>75712</text:p>
          </table:table-cell>
          <table:table-cell office:value-type="float" office:value="7722" calcext:value-type="float">
            <text:p>7722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128" calcext:value-type="float">
            <text:p>128</text:p>
          </table:table-cell>
          <table:table-cell office:value-type="float" office:value="76493" calcext:value-type="float">
            <text:p>76493</text:p>
          </table:table-cell>
          <table:table-cell office:value-type="float" office:value="7714" calcext:value-type="float">
            <text:p>7714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128" calcext:value-type="float">
            <text:p>128</text:p>
          </table:table-cell>
          <table:table-cell office:value-type="float" office:value="77405" calcext:value-type="float">
            <text:p>77405</text:p>
          </table:table-cell>
          <table:table-cell office:value-type="float" office:value="7639" calcext:value-type="float">
            <text:p>7639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128" calcext:value-type="float">
            <text:p>128</text:p>
          </table:table-cell>
          <table:table-cell office:value-type="float" office:value="75944" calcext:value-type="float">
            <text:p>75944</text:p>
          </table:table-cell>
          <table:table-cell office:value-type="float" office:value="7749" calcext:value-type="float">
            <text:p>7749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128" calcext:value-type="float">
            <text:p>128</text:p>
          </table:table-cell>
          <table:table-cell office:value-type="float" office:value="76125" calcext:value-type="float">
            <text:p>76125</text:p>
          </table:table-cell>
          <table:table-cell office:value-type="float" office:value="7735" calcext:value-type="float">
            <text:p>7735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128" calcext:value-type="float">
            <text:p>128</text:p>
          </table:table-cell>
          <table:table-cell office:value-type="float" office:value="76865" calcext:value-type="float">
            <text:p>76865</text:p>
          </table:table-cell>
          <table:table-cell office:value-type="float" office:value="7701" calcext:value-type="float">
            <text:p>7701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28" calcext:value-type="float">
            <text:p>128</text:p>
          </table:table-cell>
          <table:table-cell office:value-type="float" office:value="78018" calcext:value-type="float">
            <text:p>78018</text:p>
          </table:table-cell>
          <table:table-cell office:value-type="float" office:value="7697" calcext:value-type="float">
            <text:p>7697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128" calcext:value-type="float">
            <text:p>128</text:p>
          </table:table-cell>
          <table:table-cell office:value-type="float" office:value="76679" calcext:value-type="float">
            <text:p>76679</text:p>
          </table:table-cell>
          <table:table-cell office:value-type="float" office:value="7698" calcext:value-type="float">
            <text:p>7698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28" calcext:value-type="float">
            <text:p>128</text:p>
          </table:table-cell>
          <table:table-cell office:value-type="float" office:value="76204" calcext:value-type="float">
            <text:p>76204</text:p>
          </table:table-cell>
          <table:table-cell office:value-type="float" office:value="7668" calcext:value-type="float">
            <text:p>7668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128" calcext:value-type="float">
            <text:p>128</text:p>
          </table:table-cell>
          <table:table-cell office:value-type="float" office:value="76493" calcext:value-type="float">
            <text:p>76493</text:p>
          </table:table-cell>
          <table:table-cell office:value-type="float" office:value="7709" calcext:value-type="float">
            <text:p>7709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28" calcext:value-type="float">
            <text:p>128</text:p>
          </table:table-cell>
          <table:table-cell office:value-type="float" office:value="77843" calcext:value-type="float">
            <text:p>77843</text:p>
          </table:table-cell>
          <table:table-cell office:value-type="float" office:value="7647" calcext:value-type="float">
            <text:p>7647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128" calcext:value-type="float">
            <text:p>128</text:p>
          </table:table-cell>
          <table:table-cell office:value-type="float" office:value="78653" calcext:value-type="float">
            <text:p>78653</text:p>
          </table:table-cell>
          <table:table-cell office:value-type="float" office:value="7659" calcext:value-type="float">
            <text:p>7659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28" calcext:value-type="float">
            <text:p>128</text:p>
          </table:table-cell>
          <table:table-cell office:value-type="float" office:value="77339" calcext:value-type="float">
            <text:p>77339</text:p>
          </table:table-cell>
          <table:table-cell office:value-type="float" office:value="7683" calcext:value-type="float">
            <text:p>7683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128" calcext:value-type="float">
            <text:p>128</text:p>
          </table:table-cell>
          <table:table-cell office:value-type="float" office:value="76672" calcext:value-type="float">
            <text:p>76672</text:p>
          </table:table-cell>
          <table:table-cell office:value-type="float" office:value="7689" calcext:value-type="float">
            <text:p>7689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128" calcext:value-type="float">
            <text:p>128</text:p>
          </table:table-cell>
          <table:table-cell office:value-type="float" office:value="77302" calcext:value-type="float">
            <text:p>77302</text:p>
          </table:table-cell>
          <table:table-cell office:value-type="float" office:value="7656" calcext:value-type="float">
            <text:p>7656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128" calcext:value-type="float">
            <text:p>128</text:p>
          </table:table-cell>
          <table:table-cell office:value-type="float" office:value="78053" calcext:value-type="float">
            <text:p>78053</text:p>
          </table:table-cell>
          <table:table-cell office:value-type="float" office:value="7680" calcext:value-type="float">
            <text:p>7680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128" calcext:value-type="float">
            <text:p>128</text:p>
          </table:table-cell>
          <table:table-cell office:value-type="float" office:value="78591" calcext:value-type="float">
            <text:p>78591</text:p>
          </table:table-cell>
          <table:table-cell office:value-type="float" office:value="7675" calcext:value-type="float">
            <text:p>7675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128" calcext:value-type="float">
            <text:p>128</text:p>
          </table:table-cell>
          <table:table-cell office:value-type="float" office:value="77870" calcext:value-type="float">
            <text:p>77870</text:p>
          </table:table-cell>
          <table:table-cell office:value-type="float" office:value="7622" calcext:value-type="float">
            <text:p>762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28" calcext:value-type="float">
            <text:p>128</text:p>
          </table:table-cell>
          <table:table-cell office:value-type="float" office:value="77668" calcext:value-type="float">
            <text:p>77668</text:p>
          </table:table-cell>
          <table:table-cell office:value-type="float" office:value="7620" calcext:value-type="float">
            <text:p>7620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128" calcext:value-type="float">
            <text:p>128</text:p>
          </table:table-cell>
          <table:table-cell office:value-type="float" office:value="79830" calcext:value-type="float">
            <text:p>79830</text:p>
          </table:table-cell>
          <table:table-cell office:value-type="float" office:value="7665" calcext:value-type="float">
            <text:p>7665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128" calcext:value-type="float">
            <text:p>128</text:p>
          </table:table-cell>
          <table:table-cell office:value-type="float" office:value="78928" calcext:value-type="float">
            <text:p>78928</text:p>
          </table:table-cell>
          <table:table-cell office:value-type="float" office:value="7663" calcext:value-type="float">
            <text:p>7663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128" calcext:value-type="float">
            <text:p>128</text:p>
          </table:table-cell>
          <table:table-cell office:value-type="float" office:value="78911" calcext:value-type="float">
            <text:p>78911</text:p>
          </table:table-cell>
          <table:table-cell office:value-type="float" office:value="7648" calcext:value-type="float">
            <text:p>7648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128" calcext:value-type="float">
            <text:p>128</text:p>
          </table:table-cell>
          <table:table-cell office:value-type="float" office:value="77686" calcext:value-type="float">
            <text:p>77686</text:p>
          </table:table-cell>
          <table:table-cell office:value-type="float" office:value="7611" calcext:value-type="float">
            <text:p>7611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128" calcext:value-type="float">
            <text:p>128</text:p>
          </table:table-cell>
          <table:table-cell office:value-type="float" office:value="80778" calcext:value-type="float">
            <text:p>80778</text:p>
          </table:table-cell>
          <table:table-cell office:value-type="float" office:value="7644" calcext:value-type="float">
            <text:p>7644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28" calcext:value-type="float">
            <text:p>128</text:p>
          </table:table-cell>
          <table:table-cell office:value-type="float" office:value="78588" calcext:value-type="float">
            <text:p>78588</text:p>
          </table:table-cell>
          <table:table-cell office:value-type="float" office:value="7635" calcext:value-type="float">
            <text:p>7635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128" calcext:value-type="float">
            <text:p>128</text:p>
          </table:table-cell>
          <table:table-cell office:value-type="float" office:value="78485" calcext:value-type="float">
            <text:p>78485</text:p>
          </table:table-cell>
          <table:table-cell office:value-type="float" office:value="7613" calcext:value-type="float">
            <text:p>7613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128" calcext:value-type="float">
            <text:p>128</text:p>
          </table:table-cell>
          <table:table-cell office:value-type="float" office:value="80558" calcext:value-type="float">
            <text:p>80558</text:p>
          </table:table-cell>
          <table:table-cell office:value-type="float" office:value="7631" calcext:value-type="float">
            <text:p>7631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128" calcext:value-type="float">
            <text:p>128</text:p>
          </table:table-cell>
          <table:table-cell office:value-type="float" office:value="80406" calcext:value-type="float">
            <text:p>80406</text:p>
          </table:table-cell>
          <table:table-cell office:value-type="float" office:value="7643" calcext:value-type="float">
            <text:p>7643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28" calcext:value-type="float">
            <text:p>128</text:p>
          </table:table-cell>
          <table:table-cell office:value-type="float" office:value="80023" calcext:value-type="float">
            <text:p>80023</text:p>
          </table:table-cell>
          <table:table-cell office:value-type="float" office:value="7643" calcext:value-type="float">
            <text:p>7643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128" calcext:value-type="float">
            <text:p>128</text:p>
          </table:table-cell>
          <table:table-cell office:value-type="float" office:value="78879" calcext:value-type="float">
            <text:p>78879</text:p>
          </table:table-cell>
          <table:table-cell office:value-type="float" office:value="7608" calcext:value-type="float">
            <text:p>7608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28" calcext:value-type="float">
            <text:p>128</text:p>
          </table:table-cell>
          <table:table-cell office:value-type="float" office:value="79530" calcext:value-type="float">
            <text:p>79530</text:p>
          </table:table-cell>
          <table:table-cell office:value-type="float" office:value="7608" calcext:value-type="float">
            <text:p>7608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128" calcext:value-type="float">
            <text:p>128</text:p>
          </table:table-cell>
          <table:table-cell office:value-type="float" office:value="79245" calcext:value-type="float">
            <text:p>79245</text:p>
          </table:table-cell>
          <table:table-cell office:value-type="float" office:value="7642" calcext:value-type="float">
            <text:p>7642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128" calcext:value-type="float">
            <text:p>128</text:p>
          </table:table-cell>
          <table:table-cell office:value-type="float" office:value="78335" calcext:value-type="float">
            <text:p>78335</text:p>
          </table:table-cell>
          <table:table-cell office:value-type="float" office:value="7573" calcext:value-type="float">
            <text:p>7573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28" calcext:value-type="float">
            <text:p>128</text:p>
          </table:table-cell>
          <table:table-cell office:value-type="float" office:value="80008" calcext:value-type="float">
            <text:p>80008</text:p>
          </table:table-cell>
          <table:table-cell office:value-type="float" office:value="7597" calcext:value-type="float">
            <text:p>7597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128" calcext:value-type="float">
            <text:p>128</text:p>
          </table:table-cell>
          <table:table-cell office:value-type="float" office:value="80842" calcext:value-type="float">
            <text:p>80842</text:p>
          </table:table-cell>
          <table:table-cell office:value-type="float" office:value="7668" calcext:value-type="float">
            <text:p>7668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128" calcext:value-type="float">
            <text:p>128</text:p>
          </table:table-cell>
          <table:table-cell office:value-type="float" office:value="82014" calcext:value-type="float">
            <text:p>82014</text:p>
          </table:table-cell>
          <table:table-cell office:value-type="float" office:value="7608" calcext:value-type="float">
            <text:p>7608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128" calcext:value-type="float">
            <text:p>128</text:p>
          </table:table-cell>
          <table:table-cell office:value-type="float" office:value="78114" calcext:value-type="float">
            <text:p>78114</text:p>
          </table:table-cell>
          <table:table-cell office:value-type="float" office:value="7584" calcext:value-type="float">
            <text:p>7584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128" calcext:value-type="float">
            <text:p>128</text:p>
          </table:table-cell>
          <table:table-cell office:value-type="float" office:value="80742" calcext:value-type="float">
            <text:p>80742</text:p>
          </table:table-cell>
          <table:table-cell office:value-type="float" office:value="7624" calcext:value-type="float">
            <text:p>762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28" calcext:value-type="float">
            <text:p>128</text:p>
          </table:table-cell>
          <table:table-cell office:value-type="float" office:value="80091" calcext:value-type="float">
            <text:p>80091</text:p>
          </table:table-cell>
          <table:table-cell office:value-type="float" office:value="7603" calcext:value-type="float">
            <text:p>7603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128" calcext:value-type="float">
            <text:p>128</text:p>
          </table:table-cell>
          <table:table-cell office:value-type="float" office:value="80413" calcext:value-type="float">
            <text:p>80413</text:p>
          </table:table-cell>
          <table:table-cell office:value-type="float" office:value="7627" calcext:value-type="float">
            <text:p>7627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128" calcext:value-type="float">
            <text:p>128</text:p>
          </table:table-cell>
          <table:table-cell office:value-type="float" office:value="79488" calcext:value-type="float">
            <text:p>79488</text:p>
          </table:table-cell>
          <table:table-cell office:value-type="float" office:value="7605" calcext:value-type="float">
            <text:p>7605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128" calcext:value-type="float">
            <text:p>128</text:p>
          </table:table-cell>
          <table:table-cell office:value-type="float" office:value="80557" calcext:value-type="float">
            <text:p>80557</text:p>
          </table:table-cell>
          <table:table-cell office:value-type="float" office:value="7598" calcext:value-type="float">
            <text:p>7598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128" calcext:value-type="float">
            <text:p>128</text:p>
          </table:table-cell>
          <table:table-cell office:value-type="float" office:value="79074" calcext:value-type="float">
            <text:p>79074</text:p>
          </table:table-cell>
          <table:table-cell office:value-type="float" office:value="7584" calcext:value-type="float">
            <text:p>7584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128" calcext:value-type="float">
            <text:p>128</text:p>
          </table:table-cell>
          <table:table-cell office:value-type="float" office:value="82896" calcext:value-type="float">
            <text:p>82896</text:p>
          </table:table-cell>
          <table:table-cell office:value-type="float" office:value="7597" calcext:value-type="float">
            <text:p>7597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128" calcext:value-type="float">
            <text:p>128</text:p>
          </table:table-cell>
          <table:table-cell office:value-type="float" office:value="80273" calcext:value-type="float">
            <text:p>80273</text:p>
          </table:table-cell>
          <table:table-cell office:value-type="float" office:value="7594" calcext:value-type="float">
            <text:p>7594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128" calcext:value-type="float">
            <text:p>128</text:p>
          </table:table-cell>
          <table:table-cell office:value-type="float" office:value="81973" calcext:value-type="float">
            <text:p>81973</text:p>
          </table:table-cell>
          <table:table-cell office:value-type="float" office:value="7580" calcext:value-type="float">
            <text:p>7580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128" calcext:value-type="float">
            <text:p>128</text:p>
          </table:table-cell>
          <table:table-cell office:value-type="float" office:value="82181" calcext:value-type="float">
            <text:p>82181</text:p>
          </table:table-cell>
          <table:table-cell office:value-type="float" office:value="7576" calcext:value-type="float">
            <text:p>7576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128" calcext:value-type="float">
            <text:p>128</text:p>
          </table:table-cell>
          <table:table-cell office:value-type="float" office:value="82334" calcext:value-type="float">
            <text:p>82334</text:p>
          </table:table-cell>
          <table:table-cell office:value-type="float" office:value="7628" calcext:value-type="float">
            <text:p>7628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28" calcext:value-type="float">
            <text:p>128</text:p>
          </table:table-cell>
          <table:table-cell office:value-type="float" office:value="82852" calcext:value-type="float">
            <text:p>82852</text:p>
          </table:table-cell>
          <table:table-cell office:value-type="float" office:value="7569" calcext:value-type="float">
            <text:p>7569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128" calcext:value-type="float">
            <text:p>128</text:p>
          </table:table-cell>
          <table:table-cell office:value-type="float" office:value="80307" calcext:value-type="float">
            <text:p>80307</text:p>
          </table:table-cell>
          <table:table-cell office:value-type="float" office:value="7435" calcext:value-type="float">
            <text:p>7435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128" calcext:value-type="float">
            <text:p>128</text:p>
          </table:table-cell>
          <table:table-cell office:value-type="float" office:value="79301" calcext:value-type="float">
            <text:p>79301</text:p>
          </table:table-cell>
          <table:table-cell office:value-type="float" office:value="7609" calcext:value-type="float">
            <text:p>7609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128" calcext:value-type="float">
            <text:p>128</text:p>
          </table:table-cell>
          <table:table-cell office:value-type="float" office:value="81090" calcext:value-type="float">
            <text:p>81090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128" calcext:value-type="float">
            <text:p>128</text:p>
          </table:table-cell>
          <table:table-cell office:value-type="float" office:value="84316" calcext:value-type="float">
            <text:p>84316</text:p>
          </table:table-cell>
          <table:table-cell office:value-type="float" office:value="7605" calcext:value-type="float">
            <text:p>7605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128" calcext:value-type="float">
            <text:p>128</text:p>
          </table:table-cell>
          <table:table-cell office:value-type="float" office:value="81634" calcext:value-type="float">
            <text:p>81634</text:p>
          </table:table-cell>
          <table:table-cell office:value-type="float" office:value="7571" calcext:value-type="float">
            <text:p>7571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128" calcext:value-type="float">
            <text:p>128</text:p>
          </table:table-cell>
          <table:table-cell office:value-type="float" office:value="82899" calcext:value-type="float">
            <text:p>82899</text:p>
          </table:table-cell>
          <table:table-cell office:value-type="float" office:value="7564" calcext:value-type="float">
            <text:p>7564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128" calcext:value-type="float">
            <text:p>128</text:p>
          </table:table-cell>
          <table:table-cell office:value-type="float" office:value="86736" calcext:value-type="float">
            <text:p>86736</text:p>
          </table:table-cell>
          <table:table-cell office:value-type="float" office:value="7636" calcext:value-type="float">
            <text:p>7636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128" calcext:value-type="float">
            <text:p>128</text:p>
          </table:table-cell>
          <table:table-cell office:value-type="float" office:value="82309" calcext:value-type="float">
            <text:p>82309</text:p>
          </table:table-cell>
          <table:table-cell office:value-type="float" office:value="7564" calcext:value-type="float">
            <text:p>7564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128" calcext:value-type="float">
            <text:p>128</text:p>
          </table:table-cell>
          <table:table-cell office:value-type="float" office:value="84275" calcext:value-type="float">
            <text:p>84275</text:p>
          </table:table-cell>
          <table:table-cell office:value-type="float" office:value="7536" calcext:value-type="float">
            <text:p>75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" calcext:value-type="float">
            <text:p>128</text:p>
          </table:table-cell>
          <table:table-cell office:value-type="float" office:value="82831" calcext:value-type="float">
            <text:p>82831</text:p>
          </table:table-cell>
          <table:table-cell office:value-type="float" office:value="7546" calcext:value-type="float">
            <text:p>7546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128" calcext:value-type="float">
            <text:p>128</text:p>
          </table:table-cell>
          <table:table-cell office:value-type="float" office:value="81287" calcext:value-type="float">
            <text:p>81287</text:p>
          </table:table-cell>
          <table:table-cell office:value-type="float" office:value="7549" calcext:value-type="float">
            <text:p>7549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128" calcext:value-type="float">
            <text:p>128</text:p>
          </table:table-cell>
          <table:table-cell office:value-type="float" office:value="85657" calcext:value-type="float">
            <text:p>85657</text:p>
          </table:table-cell>
          <table:table-cell office:value-type="float" office:value="7578" calcext:value-type="float">
            <text:p>7578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128" calcext:value-type="float">
            <text:p>128</text:p>
          </table:table-cell>
          <table:table-cell office:value-type="float" office:value="84659" calcext:value-type="float">
            <text:p>84659</text:p>
          </table:table-cell>
          <table:table-cell office:value-type="float" office:value="7549" calcext:value-type="float">
            <text:p>7549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128" calcext:value-type="float">
            <text:p>128</text:p>
          </table:table-cell>
          <table:table-cell office:value-type="float" office:value="82690" calcext:value-type="float">
            <text:p>82690</text:p>
          </table:table-cell>
          <table:table-cell office:value-type="float" office:value="7530" calcext:value-type="float">
            <text:p>7530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128" calcext:value-type="float">
            <text:p>128</text:p>
          </table:table-cell>
          <table:table-cell office:value-type="float" office:value="87824" calcext:value-type="float">
            <text:p>87824</text:p>
          </table:table-cell>
          <table:table-cell office:value-type="float" office:value="7614" calcext:value-type="float">
            <text:p>7614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128" calcext:value-type="float">
            <text:p>128</text:p>
          </table:table-cell>
          <table:table-cell office:value-type="float" office:value="83330" calcext:value-type="float">
            <text:p>83330</text:p>
          </table:table-cell>
          <table:table-cell office:value-type="float" office:value="7488" calcext:value-type="float">
            <text:p>7488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128" calcext:value-type="float">
            <text:p>128</text:p>
          </table:table-cell>
          <table:table-cell office:value-type="float" office:value="84419" calcext:value-type="float">
            <text:p>84419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128" calcext:value-type="float">
            <text:p>128</text:p>
          </table:table-cell>
          <table:table-cell office:value-type="float" office:value="87076" calcext:value-type="float">
            <text:p>87076</text:p>
          </table:table-cell>
          <table:table-cell office:value-type="float" office:value="7543" calcext:value-type="float">
            <text:p>7543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128" calcext:value-type="float">
            <text:p>128</text:p>
          </table:table-cell>
          <table:table-cell office:value-type="float" office:value="84478" calcext:value-type="float">
            <text:p>84478</text:p>
          </table:table-cell>
          <table:table-cell office:value-type="float" office:value="7539" calcext:value-type="float">
            <text:p>7539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28" calcext:value-type="float">
            <text:p>128</text:p>
          </table:table-cell>
          <table:table-cell office:value-type="float" office:value="85651" calcext:value-type="float">
            <text:p>85651</text:p>
          </table:table-cell>
          <table:table-cell office:value-type="float" office:value="7548" calcext:value-type="float">
            <text:p>7548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128" calcext:value-type="float">
            <text:p>128</text:p>
          </table:table-cell>
          <table:table-cell office:value-type="float" office:value="84917" calcext:value-type="float">
            <text:p>84917</text:p>
          </table:table-cell>
          <table:table-cell office:value-type="float" office:value="7496" calcext:value-type="float">
            <text:p>7496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128" calcext:value-type="float">
            <text:p>128</text:p>
          </table:table-cell>
          <table:table-cell office:value-type="float" office:value="84714" calcext:value-type="float">
            <text:p>84714</text:p>
          </table:table-cell>
          <table:table-cell office:value-type="float" office:value="7551" calcext:value-type="float">
            <text:p>7551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128" calcext:value-type="float">
            <text:p>128</text:p>
          </table:table-cell>
          <table:table-cell office:value-type="float" office:value="85285" calcext:value-type="float">
            <text:p>85285</text:p>
          </table:table-cell>
          <table:table-cell office:value-type="float" office:value="7540" calcext:value-type="float">
            <text:p>7540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128" calcext:value-type="float">
            <text:p>128</text:p>
          </table:table-cell>
          <table:table-cell office:value-type="float" office:value="85922" calcext:value-type="float">
            <text:p>85922</text:p>
          </table:table-cell>
          <table:table-cell office:value-type="float" office:value="7515" calcext:value-type="float">
            <text:p>7515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128" calcext:value-type="float">
            <text:p>128</text:p>
          </table:table-cell>
          <table:table-cell office:value-type="float" office:value="86946" calcext:value-type="float">
            <text:p>86946</text:p>
          </table:table-cell>
          <table:table-cell office:value-type="float" office:value="7517" calcext:value-type="float">
            <text:p>7517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128" calcext:value-type="float">
            <text:p>128</text:p>
          </table:table-cell>
          <table:table-cell office:value-type="float" office:value="82351" calcext:value-type="float">
            <text:p>82351</text:p>
          </table:table-cell>
          <table:table-cell office:value-type="float" office:value="7502" calcext:value-type="float">
            <text:p>7502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128" calcext:value-type="float">
            <text:p>128</text:p>
          </table:table-cell>
          <table:table-cell office:value-type="float" office:value="85742" calcext:value-type="float">
            <text:p>85742</text:p>
          </table:table-cell>
          <table:table-cell office:value-type="float" office:value="7527" calcext:value-type="float">
            <text:p>7527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128" calcext:value-type="float">
            <text:p>128</text:p>
          </table:table-cell>
          <table:table-cell office:value-type="float" office:value="85098" calcext:value-type="float">
            <text:p>85098</text:p>
          </table:table-cell>
          <table:table-cell office:value-type="float" office:value="7501" calcext:value-type="float">
            <text:p>7501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128" calcext:value-type="float">
            <text:p>128</text:p>
          </table:table-cell>
          <table:table-cell office:value-type="float" office:value="86899" calcext:value-type="float">
            <text:p>86899</text:p>
          </table:table-cell>
          <table:table-cell office:value-type="float" office:value="7481" calcext:value-type="float">
            <text:p>7481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28" calcext:value-type="float">
            <text:p>128</text:p>
          </table:table-cell>
          <table:table-cell office:value-type="float" office:value="84926" calcext:value-type="float">
            <text:p>84926</text:p>
          </table:table-cell>
          <table:table-cell office:value-type="float" office:value="7476" calcext:value-type="float">
            <text:p>7476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128" calcext:value-type="float">
            <text:p>128</text:p>
          </table:table-cell>
          <table:table-cell office:value-type="float" office:value="87109" calcext:value-type="float">
            <text:p>87109</text:p>
          </table:table-cell>
          <table:table-cell office:value-type="float" office:value="7509" calcext:value-type="float">
            <text:p>7509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128" calcext:value-type="float">
            <text:p>128</text:p>
          </table:table-cell>
          <table:table-cell office:value-type="float" office:value="84815" calcext:value-type="float">
            <text:p>84815</text:p>
          </table:table-cell>
          <table:table-cell office:value-type="float" office:value="7528" calcext:value-type="float">
            <text:p>7528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28" calcext:value-type="float">
            <text:p>128</text:p>
          </table:table-cell>
          <table:table-cell office:value-type="float" office:value="87259" calcext:value-type="float">
            <text:p>87259</text:p>
          </table:table-cell>
          <table:table-cell office:value-type="float" office:value="7483" calcext:value-type="float">
            <text:p>7483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128" calcext:value-type="float">
            <text:p>128</text:p>
          </table:table-cell>
          <table:table-cell office:value-type="float" office:value="86856" calcext:value-type="float">
            <text:p>86856</text:p>
          </table:table-cell>
          <table:table-cell office:value-type="float" office:value="7493" calcext:value-type="float">
            <text:p>7493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28" calcext:value-type="float">
            <text:p>128</text:p>
          </table:table-cell>
          <table:table-cell office:value-type="float" office:value="86754" calcext:value-type="float">
            <text:p>86754</text:p>
          </table:table-cell>
          <table:table-cell office:value-type="float" office:value="7495" calcext:value-type="float">
            <text:p>7495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128" calcext:value-type="float">
            <text:p>128</text:p>
          </table:table-cell>
          <table:table-cell office:value-type="float" office:value="86193" calcext:value-type="float">
            <text:p>86193</text:p>
          </table:table-cell>
          <table:table-cell office:value-type="float" office:value="7474" calcext:value-type="float">
            <text:p>7474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128" calcext:value-type="float">
            <text:p>128</text:p>
          </table:table-cell>
          <table:table-cell office:value-type="float" office:value="88388" calcext:value-type="float">
            <text:p>88388</text:p>
          </table:table-cell>
          <table:table-cell office:value-type="float" office:value="7470" calcext:value-type="float">
            <text:p>7470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128" calcext:value-type="float">
            <text:p>128</text:p>
          </table:table-cell>
          <table:table-cell office:value-type="float" office:value="87927" calcext:value-type="float">
            <text:p>87927</text:p>
          </table:table-cell>
          <table:table-cell office:value-type="float" office:value="7513" calcext:value-type="float">
            <text:p>7513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128" calcext:value-type="float">
            <text:p>128</text:p>
          </table:table-cell>
          <table:table-cell office:value-type="float" office:value="87284" calcext:value-type="float">
            <text:p>87284</text:p>
          </table:table-cell>
          <table:table-cell office:value-type="float" office:value="7471" calcext:value-type="float">
            <text:p>7471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28" calcext:value-type="float">
            <text:p>128</text:p>
          </table:table-cell>
          <table:table-cell office:value-type="float" office:value="90313" calcext:value-type="float">
            <text:p>90313</text:p>
          </table:table-cell>
          <table:table-cell office:value-type="float" office:value="7451" calcext:value-type="float">
            <text:p>7451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128" calcext:value-type="float">
            <text:p>128</text:p>
          </table:table-cell>
          <table:table-cell office:value-type="float" office:value="89810" calcext:value-type="float">
            <text:p>89810</text:p>
          </table:table-cell>
          <table:table-cell office:value-type="float" office:value="7492" calcext:value-type="float">
            <text:p>7492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128" calcext:value-type="float">
            <text:p>128</text:p>
          </table:table-cell>
          <table:table-cell office:value-type="float" office:value="86929" calcext:value-type="float">
            <text:p>86929</text:p>
          </table:table-cell>
          <table:table-cell office:value-type="float" office:value="7442" calcext:value-type="float">
            <text:p>7442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128" calcext:value-type="float">
            <text:p>128</text:p>
          </table:table-cell>
          <table:table-cell office:value-type="float" office:value="88399" calcext:value-type="float">
            <text:p>88399</text:p>
          </table:table-cell>
          <table:table-cell office:value-type="float" office:value="7522" calcext:value-type="float">
            <text:p>7522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128" calcext:value-type="float">
            <text:p>128</text:p>
          </table:table-cell>
          <table:table-cell office:value-type="float" office:value="91049" calcext:value-type="float">
            <text:p>91049</text:p>
          </table:table-cell>
          <table:table-cell office:value-type="float" office:value="7465" calcext:value-type="float">
            <text:p>7465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128" calcext:value-type="float">
            <text:p>128</text:p>
          </table:table-cell>
          <table:table-cell office:value-type="float" office:value="87088" calcext:value-type="float">
            <text:p>87088</text:p>
          </table:table-cell>
          <table:table-cell office:value-type="float" office:value="7502" calcext:value-type="float">
            <text:p>7502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128" calcext:value-type="float">
            <text:p>128</text:p>
          </table:table-cell>
          <table:table-cell office:value-type="float" office:value="88237" calcext:value-type="float">
            <text:p>88237</text:p>
          </table:table-cell>
          <table:table-cell office:value-type="float" office:value="7478" calcext:value-type="float">
            <text:p>7478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128" calcext:value-type="float">
            <text:p>128</text:p>
          </table:table-cell>
          <table:table-cell office:value-type="float" office:value="87798" calcext:value-type="float">
            <text:p>87798</text:p>
          </table:table-cell>
          <table:table-cell office:value-type="float" office:value="7492" calcext:value-type="float">
            <text:p>7492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128" calcext:value-type="float">
            <text:p>128</text:p>
          </table:table-cell>
          <table:table-cell office:value-type="float" office:value="91155" calcext:value-type="float">
            <text:p>91155</text:p>
          </table:table-cell>
          <table:table-cell office:value-type="float" office:value="7442" calcext:value-type="float">
            <text:p>7442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128" calcext:value-type="float">
            <text:p>128</text:p>
          </table:table-cell>
          <table:table-cell office:value-type="float" office:value="87920" calcext:value-type="float">
            <text:p>87920</text:p>
          </table:table-cell>
          <table:table-cell office:value-type="float" office:value="7475" calcext:value-type="float">
            <text:p>7475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28" calcext:value-type="float">
            <text:p>128</text:p>
          </table:table-cell>
          <table:table-cell office:value-type="float" office:value="90954" calcext:value-type="float">
            <text:p>90954</text:p>
          </table:table-cell>
          <table:table-cell office:value-type="float" office:value="7480" calcext:value-type="float">
            <text:p>7480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128" calcext:value-type="float">
            <text:p>128</text:p>
          </table:table-cell>
          <table:table-cell office:value-type="float" office:value="90589" calcext:value-type="float">
            <text:p>90589</text:p>
          </table:table-cell>
          <table:table-cell office:value-type="float" office:value="7433" calcext:value-type="float">
            <text:p>7433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128" calcext:value-type="float">
            <text:p>128</text:p>
          </table:table-cell>
          <table:table-cell office:value-type="float" office:value="89157" calcext:value-type="float">
            <text:p>89157</text:p>
          </table:table-cell>
          <table:table-cell office:value-type="float" office:value="7460" calcext:value-type="float">
            <text:p>7460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128" calcext:value-type="float">
            <text:p>128</text:p>
          </table:table-cell>
          <table:table-cell office:value-type="float" office:value="88333" calcext:value-type="float">
            <text:p>88333</text:p>
          </table:table-cell>
          <table:table-cell office:value-type="float" office:value="7458" calcext:value-type="float">
            <text:p>7458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128" calcext:value-type="float">
            <text:p>128</text:p>
          </table:table-cell>
          <table:table-cell office:value-type="float" office:value="89965" calcext:value-type="float">
            <text:p>89965</text:p>
          </table:table-cell>
          <table:table-cell office:value-type="float" office:value="7479" calcext:value-type="float">
            <text:p>7479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128" calcext:value-type="float">
            <text:p>128</text:p>
          </table:table-cell>
          <table:table-cell office:value-type="float" office:value="91425" calcext:value-type="float">
            <text:p>91425</text:p>
          </table:table-cell>
          <table:table-cell office:value-type="float" office:value="7461" calcext:value-type="float">
            <text:p>7461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128" calcext:value-type="float">
            <text:p>128</text:p>
          </table:table-cell>
          <table:table-cell office:value-type="float" office:value="89431" calcext:value-type="float">
            <text:p>89431</text:p>
          </table:table-cell>
          <table:table-cell office:value-type="float" office:value="7437" calcext:value-type="float">
            <text:p>7437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128" calcext:value-type="float">
            <text:p>128</text:p>
          </table:table-cell>
          <table:table-cell office:value-type="float" office:value="88838" calcext:value-type="float">
            <text:p>88838</text:p>
          </table:table-cell>
          <table:table-cell office:value-type="float" office:value="7495" calcext:value-type="float">
            <text:p>7495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128" calcext:value-type="float">
            <text:p>128</text:p>
          </table:table-cell>
          <table:table-cell office:value-type="float" office:value="89563" calcext:value-type="float">
            <text:p>89563</text:p>
          </table:table-cell>
          <table:table-cell office:value-type="float" office:value="7469" calcext:value-type="float">
            <text:p>7469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128" calcext:value-type="float">
            <text:p>128</text:p>
          </table:table-cell>
          <table:table-cell office:value-type="float" office:value="89528" calcext:value-type="float">
            <text:p>89528</text:p>
          </table:table-cell>
          <table:table-cell office:value-type="float" office:value="7444" calcext:value-type="float">
            <text:p>744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28" calcext:value-type="float">
            <text:p>128</text:p>
          </table:table-cell>
          <table:table-cell office:value-type="float" office:value="90120" calcext:value-type="float">
            <text:p>90120</text:p>
          </table:table-cell>
          <table:table-cell office:value-type="float" office:value="7447" calcext:value-type="float">
            <text:p>7447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128" calcext:value-type="float">
            <text:p>128</text:p>
          </table:table-cell>
          <table:table-cell office:value-type="float" office:value="91370" calcext:value-type="float">
            <text:p>91370</text:p>
          </table:table-cell>
          <table:table-cell office:value-type="float" office:value="7411" calcext:value-type="float">
            <text:p>7411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128" calcext:value-type="float">
            <text:p>128</text:p>
          </table:table-cell>
          <table:table-cell office:value-type="float" office:value="91760" calcext:value-type="float">
            <text:p>91760</text:p>
          </table:table-cell>
          <table:table-cell office:value-type="float" office:value="7424" calcext:value-type="float">
            <text:p>7424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128" calcext:value-type="float">
            <text:p>128</text:p>
          </table:table-cell>
          <table:table-cell office:value-type="float" office:value="90939" calcext:value-type="float">
            <text:p>90939</text:p>
          </table:table-cell>
          <table:table-cell office:value-type="float" office:value="7421" calcext:value-type="float">
            <text:p>7421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128" calcext:value-type="float">
            <text:p>128</text:p>
          </table:table-cell>
          <table:table-cell office:value-type="float" office:value="92017" calcext:value-type="float">
            <text:p>92017</text:p>
          </table:table-cell>
          <table:table-cell office:value-type="float" office:value="7462" calcext:value-type="float">
            <text:p>7462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128" calcext:value-type="float">
            <text:p>128</text:p>
          </table:table-cell>
          <table:table-cell office:value-type="float" office:value="94389" calcext:value-type="float">
            <text:p>94389</text:p>
          </table:table-cell>
          <table:table-cell office:value-type="float" office:value="7444" calcext:value-type="float">
            <text:p>7444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128" calcext:value-type="float">
            <text:p>128</text:p>
          </table:table-cell>
          <table:table-cell office:value-type="float" office:value="91697" calcext:value-type="float">
            <text:p>91697</text:p>
          </table:table-cell>
          <table:table-cell office:value-type="float" office:value="7368" calcext:value-type="float">
            <text:p>7368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128" calcext:value-type="float">
            <text:p>128</text:p>
          </table:table-cell>
          <table:table-cell office:value-type="float" office:value="91811" calcext:value-type="float">
            <text:p>91811</text:p>
          </table:table-cell>
          <table:table-cell office:value-type="float" office:value="7427" calcext:value-type="float">
            <text:p>7427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128" calcext:value-type="float">
            <text:p>128</text:p>
          </table:table-cell>
          <table:table-cell office:value-type="float" office:value="93937" calcext:value-type="float">
            <text:p>93937</text:p>
          </table:table-cell>
          <table:table-cell office:value-type="float" office:value="7414" calcext:value-type="float">
            <text:p>7414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128" calcext:value-type="float">
            <text:p>128</text:p>
          </table:table-cell>
          <table:table-cell office:value-type="float" office:value="93893" calcext:value-type="float">
            <text:p>93893</text:p>
          </table:table-cell>
          <table:table-cell office:value-type="float" office:value="7397" calcext:value-type="float">
            <text:p>7397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28" calcext:value-type="float">
            <text:p>128</text:p>
          </table:table-cell>
          <table:table-cell office:value-type="float" office:value="90231" calcext:value-type="float">
            <text:p>90231</text:p>
          </table:table-cell>
          <table:table-cell office:value-type="float" office:value="7410" calcext:value-type="float">
            <text:p>7410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128" calcext:value-type="float">
            <text:p>128</text:p>
          </table:table-cell>
          <table:table-cell office:value-type="float" office:value="92033" calcext:value-type="float">
            <text:p>92033</text:p>
          </table:table-cell>
          <table:table-cell office:value-type="float" office:value="7341" calcext:value-type="float">
            <text:p>7341</text:p>
          </table:table-cell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128" calcext:value-type="float">
            <text:p>128</text:p>
          </table:table-cell>
          <table:table-cell office:value-type="float" office:value="93390" calcext:value-type="float">
            <text:p>93390</text:p>
          </table:table-cell>
          <table:table-cell office:value-type="float" office:value="7406" calcext:value-type="float">
            <text:p>7406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128" calcext:value-type="float">
            <text:p>128</text:p>
          </table:table-cell>
          <table:table-cell office:value-type="float" office:value="91422" calcext:value-type="float">
            <text:p>91422</text:p>
          </table:table-cell>
          <table:table-cell office:value-type="float" office:value="7398" calcext:value-type="float">
            <text:p>7398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128" calcext:value-type="float">
            <text:p>128</text:p>
          </table:table-cell>
          <table:table-cell office:value-type="float" office:value="91065" calcext:value-type="float">
            <text:p>91065</text:p>
          </table:table-cell>
          <table:table-cell office:value-type="float" office:value="7383" calcext:value-type="float">
            <text:p>7383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128" calcext:value-type="float">
            <text:p>128</text:p>
          </table:table-cell>
          <table:table-cell office:value-type="float" office:value="93482" calcext:value-type="float">
            <text:p>93482</text:p>
          </table:table-cell>
          <table:table-cell office:value-type="float" office:value="7445" calcext:value-type="float">
            <text:p>7445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128" calcext:value-type="float">
            <text:p>128</text:p>
          </table:table-cell>
          <table:table-cell office:value-type="float" office:value="94025" calcext:value-type="float">
            <text:p>94025</text:p>
          </table:table-cell>
          <table:table-cell office:value-type="float" office:value="7392" calcext:value-type="float">
            <text:p>7392</text:p>
          </table:table-cell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128" calcext:value-type="float">
            <text:p>128</text:p>
          </table:table-cell>
          <table:table-cell office:value-type="float" office:value="93096" calcext:value-type="float">
            <text:p>93096</text:p>
          </table:table-cell>
          <table:table-cell office:value-type="float" office:value="7437" calcext:value-type="float">
            <text:p>7437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128" calcext:value-type="float">
            <text:p>128</text:p>
          </table:table-cell>
          <table:table-cell office:value-type="float" office:value="94728" calcext:value-type="float">
            <text:p>94728</text:p>
          </table:table-cell>
          <table:table-cell office:value-type="float" office:value="7393" calcext:value-type="float">
            <text:p>7393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128" calcext:value-type="float">
            <text:p>128</text:p>
          </table:table-cell>
          <table:table-cell office:value-type="float" office:value="92458" calcext:value-type="float">
            <text:p>92458</text:p>
          </table:table-cell>
          <table:table-cell office:value-type="float" office:value="7359" calcext:value-type="float">
            <text:p>7359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28" calcext:value-type="float">
            <text:p>128</text:p>
          </table:table-cell>
          <table:table-cell office:value-type="float" office:value="94763" calcext:value-type="float">
            <text:p>94763</text:p>
          </table:table-cell>
          <table:table-cell office:value-type="float" office:value="7378" calcext:value-type="float">
            <text:p>7378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128" calcext:value-type="float">
            <text:p>128</text:p>
          </table:table-cell>
          <table:table-cell office:value-type="float" office:value="93860" calcext:value-type="float">
            <text:p>93860</text:p>
          </table:table-cell>
          <table:table-cell office:value-type="float" office:value="7374" calcext:value-type="float">
            <text:p>7374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128" calcext:value-type="float">
            <text:p>128</text:p>
          </table:table-cell>
          <table:table-cell office:value-type="float" office:value="89611" calcext:value-type="float">
            <text:p>89611</text:p>
          </table:table-cell>
          <table:table-cell office:value-type="float" office:value="7366" calcext:value-type="float">
            <text:p>7366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128" calcext:value-type="float">
            <text:p>128</text:p>
          </table:table-cell>
          <table:table-cell office:value-type="float" office:value="94692" calcext:value-type="float">
            <text:p>94692</text:p>
          </table:table-cell>
          <table:table-cell office:value-type="float" office:value="7344" calcext:value-type="float">
            <text:p>7344</text:p>
          </table:table-cell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128" calcext:value-type="float">
            <text:p>128</text:p>
          </table:table-cell>
          <table:table-cell office:value-type="float" office:value="92081" calcext:value-type="float">
            <text:p>92081</text:p>
          </table:table-cell>
          <table:table-cell office:value-type="float" office:value="7377" calcext:value-type="float">
            <text:p>7377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28" calcext:value-type="float">
            <text:p>128</text:p>
          </table:table-cell>
          <table:table-cell office:value-type="float" office:value="93833" calcext:value-type="float">
            <text:p>93833</text:p>
          </table:table-cell>
          <table:table-cell office:value-type="float" office:value="7341" calcext:value-type="float">
            <text:p>7341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128" calcext:value-type="float">
            <text:p>128</text:p>
          </table:table-cell>
          <table:table-cell office:value-type="float" office:value="90090" calcext:value-type="float">
            <text:p>90090</text:p>
          </table:table-cell>
          <table:table-cell office:value-type="float" office:value="7398" calcext:value-type="float">
            <text:p>7398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128" calcext:value-type="float">
            <text:p>128</text:p>
          </table:table-cell>
          <table:table-cell office:value-type="float" office:value="91851" calcext:value-type="float">
            <text:p>91851</text:p>
          </table:table-cell>
          <table:table-cell office:value-type="float" office:value="7458" calcext:value-type="float">
            <text:p>7458</text:p>
          </table:table-cell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128" calcext:value-type="float">
            <text:p>128</text:p>
          </table:table-cell>
          <table:table-cell office:value-type="float" office:value="96617" calcext:value-type="float">
            <text:p>96617</text:p>
          </table:table-cell>
          <table:table-cell office:value-type="float" office:value="7371" calcext:value-type="float">
            <text:p>7371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128" calcext:value-type="float">
            <text:p>128</text:p>
          </table:table-cell>
          <table:table-cell office:value-type="float" office:value="93962" calcext:value-type="float">
            <text:p>93962</text:p>
          </table:table-cell>
          <table:table-cell office:value-type="float" office:value="7326" calcext:value-type="float">
            <text:p>7326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28" calcext:value-type="float">
            <text:p>128</text:p>
          </table:table-cell>
          <table:table-cell office:value-type="float" office:value="94743" calcext:value-type="float">
            <text:p>94743</text:p>
          </table:table-cell>
          <table:table-cell office:value-type="float" office:value="7412" calcext:value-type="float">
            <text:p>7412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128" calcext:value-type="float">
            <text:p>128</text:p>
          </table:table-cell>
          <table:table-cell office:value-type="float" office:value="93692" calcext:value-type="float">
            <text:p>93692</text:p>
          </table:table-cell>
          <table:table-cell office:value-type="float" office:value="7386" calcext:value-type="float">
            <text:p>7386</text:p>
          </table:table-cell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128" calcext:value-type="float">
            <text:p>128</text:p>
          </table:table-cell>
          <table:table-cell office:value-type="float" office:value="94878" calcext:value-type="float">
            <text:p>94878</text:p>
          </table:table-cell>
          <table:table-cell office:value-type="float" office:value="7349" calcext:value-type="float">
            <text:p>7349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128" calcext:value-type="float">
            <text:p>128</text:p>
          </table:table-cell>
          <table:table-cell office:value-type="float" office:value="96120" calcext:value-type="float">
            <text:p>96120</text:p>
          </table:table-cell>
          <table:table-cell office:value-type="float" office:value="7361" calcext:value-type="float">
            <text:p>7361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128" calcext:value-type="float">
            <text:p>128</text:p>
          </table:table-cell>
          <table:table-cell office:value-type="float" office:value="94987" calcext:value-type="float">
            <text:p>94987</text:p>
          </table:table-cell>
          <table:table-cell office:value-type="float" office:value="7340" calcext:value-type="float">
            <text:p>7340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128" calcext:value-type="float">
            <text:p>128</text:p>
          </table:table-cell>
          <table:table-cell office:value-type="float" office:value="93275" calcext:value-type="float">
            <text:p>93275</text:p>
          </table:table-cell>
          <table:table-cell office:value-type="float" office:value="7375" calcext:value-type="float">
            <text:p>7375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128" calcext:value-type="float">
            <text:p>128</text:p>
          </table:table-cell>
          <table:table-cell office:value-type="float" office:value="93031" calcext:value-type="float">
            <text:p>93031</text:p>
          </table:table-cell>
          <table:table-cell office:value-type="float" office:value="7381" calcext:value-type="float">
            <text:p>7381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128" calcext:value-type="float">
            <text:p>128</text:p>
          </table:table-cell>
          <table:table-cell office:value-type="float" office:value="94375" calcext:value-type="float">
            <text:p>94375</text:p>
          </table:table-cell>
          <table:table-cell office:value-type="float" office:value="7334" calcext:value-type="float">
            <text:p>7334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128" calcext:value-type="float">
            <text:p>128</text:p>
          </table:table-cell>
          <table:table-cell office:value-type="float" office:value="97455" calcext:value-type="float">
            <text:p>97455</text:p>
          </table:table-cell>
          <table:table-cell office:value-type="float" office:value="7361" calcext:value-type="float">
            <text:p>7361</text:p>
          </table:table-cell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128" calcext:value-type="float">
            <text:p>128</text:p>
          </table:table-cell>
          <table:table-cell office:value-type="float" office:value="94093" calcext:value-type="float">
            <text:p>94093</text:p>
          </table:table-cell>
          <table:table-cell office:value-type="float" office:value="7326" calcext:value-type="float">
            <text:p>7326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28" calcext:value-type="float">
            <text:p>128</text:p>
          </table:table-cell>
          <table:table-cell office:value-type="float" office:value="95150" calcext:value-type="float">
            <text:p>95150</text:p>
          </table:table-cell>
          <table:table-cell office:value-type="float" office:value="7369" calcext:value-type="float">
            <text:p>7369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128" calcext:value-type="float">
            <text:p>128</text:p>
          </table:table-cell>
          <table:table-cell office:value-type="float" office:value="96182" calcext:value-type="float">
            <text:p>96182</text:p>
          </table:table-cell>
          <table:table-cell office:value-type="float" office:value="7379" calcext:value-type="float">
            <text:p>7379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128" calcext:value-type="float">
            <text:p>128</text:p>
          </table:table-cell>
          <table:table-cell office:value-type="float" office:value="95470" calcext:value-type="float">
            <text:p>95470</text:p>
          </table:table-cell>
          <table:table-cell office:value-type="float" office:value="7329" calcext:value-type="float">
            <text:p>7329</text:p>
          </table:table-cell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128" calcext:value-type="float">
            <text:p>128</text:p>
          </table:table-cell>
          <table:table-cell office:value-type="float" office:value="94650" calcext:value-type="float">
            <text:p>94650</text:p>
          </table:table-cell>
          <table:table-cell office:value-type="float" office:value="7359" calcext:value-type="float">
            <text:p>7359</text:p>
          </table:table-cell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128" calcext:value-type="float">
            <text:p>128</text:p>
          </table:table-cell>
          <table:table-cell office:value-type="float" office:value="96247" calcext:value-type="float">
            <text:p>96247</text:p>
          </table:table-cell>
          <table:table-cell office:value-type="float" office:value="7341" calcext:value-type="float">
            <text:p>7341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28" calcext:value-type="float">
            <text:p>128</text:p>
          </table:table-cell>
          <table:table-cell office:value-type="float" office:value="95616" calcext:value-type="float">
            <text:p>95616</text:p>
          </table:table-cell>
          <table:table-cell office:value-type="float" office:value="7330" calcext:value-type="float">
            <text:p>7330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128" calcext:value-type="float">
            <text:p>128</text:p>
          </table:table-cell>
          <table:table-cell office:value-type="float" office:value="95443" calcext:value-type="float">
            <text:p>95443</text:p>
          </table:table-cell>
          <table:table-cell office:value-type="float" office:value="7353" calcext:value-type="float">
            <text:p>7353</text:p>
          </table:table-cell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128" calcext:value-type="float">
            <text:p>128</text:p>
          </table:table-cell>
          <table:table-cell office:value-type="float" office:value="96396" calcext:value-type="float">
            <text:p>96396</text:p>
          </table:table-cell>
          <table:table-cell office:value-type="float" office:value="7318" calcext:value-type="float">
            <text:p>7318</text:p>
          </table:table-cell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128" calcext:value-type="float">
            <text:p>128</text:p>
          </table:table-cell>
          <table:table-cell office:value-type="float" office:value="96478" calcext:value-type="float">
            <text:p>96478</text:p>
          </table:table-cell>
          <table:table-cell office:value-type="float" office:value="7349" calcext:value-type="float">
            <text:p>7349</text:p>
          </table:table-cell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128" calcext:value-type="float">
            <text:p>128</text:p>
          </table:table-cell>
          <table:table-cell office:value-type="float" office:value="97257" calcext:value-type="float">
            <text:p>97257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8" calcext:value-type="float">
            <text:p>128</text:p>
          </table:table-cell>
          <table:table-cell office:value-type="float" office:value="98211" calcext:value-type="float">
            <text:p>98211</text:p>
          </table:table-cell>
          <table:table-cell office:value-type="float" office:value="7291" calcext:value-type="float">
            <text:p>72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8T21:42:13.299505711</dc:date>
    <dc:creator>Charles Kiorpes</dc:creator>
    <meta:generator>LibreOffice/4.2.4.2$Linux_X86_64 LibreOffice_project/420m0$Build-2</meta:generator>
    <meta:editing-duration>PT5M7S</meta:editing-duration>
    <meta:editing-cycles>4</meta:editing-cycles>
    <meta:document-statistic meta:table-count="5" meta:cell-count="1002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369cm" svg:height="21.496cm" xlink:href=".." xlink:type="simple" chart:class="chart:scatter" chart:style-name="ch1">
        <chart:legend chart:legend-position="end" svg:x="37.18cm" svg:y="10.2cm" style:legend-expansion="high" chart:style-name="ch2"/>
        <chart:plot-area chart:style-name="ch3" table:cell-range-address="'gcc-aging-8'.A1:'gcc-aging-8'.A501 'gcc-aging-8'.C1:'gcc-aging-8'.D501" chart:data-source-has-labels="row" svg:x="1.257cm" svg:y="1.851cm" svg:width="34.309cm" svg:height="18.796cm">
          <chartooo:coordinate-region svg:x="2.619cm" svg:y="2.05cm" svg:width="32.575cm" svg:height="17.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cc-aging-8'.C2:'gcc-aging-8'.C501" chart:label-cell-address="'gcc-aging-8'.C1:'gcc-aging-8'.C1" chart:class="chart:scatter">
            <chart:domain table:cell-range-address="'gcc-aging-8'.A2:'gcc-aging-8'.A501"/>
            <chart:data-point chart:repeated="500"/>
          </chart:series>
          <chart:series chart:style-name="ch8" chart:values-cell-range-address="'gcc-aging-8'.D2:'gcc-aging-8'.D501" chart:label-cell-address="'gcc-aging-8'.D1:'gcc-aging-8'.D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gcc-aging-8'.C1:'gcc-aging-8'.C1</svg:desc>
                </draw:g>
              </table:table-cell>
              <table:table-cell office:value-type="string">
                <text:p> DISK WRITES</text:p>
                <draw:g>
                  <svg:desc>'gcc-aging-8'.D1:'gcc-aging-8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gcc-aging-8'.A2:'gcc-aging-8'.A501</svg:desc>
                </draw:g>
              </table:table-cell>
              <table:table-cell office:value-type="float" office:value="364906">
                <text:p>364906</text:p>
                <draw:g>
                  <svg:desc>'gcc-aging-8'.C2:'gcc-aging-8'.C501</svg:desc>
                </draw:g>
              </table:table-cell>
              <table:table-cell office:value-type="float" office:value="55427">
                <text:p>55427</text:p>
                <draw:g>
                  <svg:desc>'gcc-aging-8'.D2:'gcc-aging-8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66227">
                <text:p>266227</text:p>
              </table:table-cell>
              <table:table-cell office:value-type="float" office:value="41762">
                <text:p>41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38884">
                <text:p>238884</text:p>
              </table:table-cell>
              <table:table-cell office:value-type="float" office:value="36062">
                <text:p>36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24845">
                <text:p>224845</text:p>
              </table:table-cell>
              <table:table-cell office:value-type="float" office:value="32634">
                <text:p>326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24009">
                <text:p>224009</text:p>
              </table:table-cell>
              <table:table-cell office:value-type="float" office:value="30815">
                <text:p>30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31316">
                <text:p>231316</text:p>
              </table:table-cell>
              <table:table-cell office:value-type="float" office:value="29852">
                <text:p>298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39210">
                <text:p>239210</text:p>
              </table:table-cell>
              <table:table-cell office:value-type="float" office:value="29191">
                <text:p>291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45640">
                <text:p>245640</text:p>
              </table:table-cell>
              <table:table-cell office:value-type="float" office:value="28267">
                <text:p>282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53652">
                <text:p>253652</text:p>
              </table:table-cell>
              <table:table-cell office:value-type="float" office:value="27590">
                <text:p>275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57852">
                <text:p>257852</text:p>
              </table:table-cell>
              <table:table-cell office:value-type="float" office:value="26791">
                <text:p>267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264424">
                <text:p>264424</text:p>
              </table:table-cell>
              <table:table-cell office:value-type="float" office:value="26210">
                <text:p>262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267666">
                <text:p>267666</text:p>
              </table:table-cell>
              <table:table-cell office:value-type="float" office:value="25585">
                <text:p>255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271203">
                <text:p>271203</text:p>
              </table:table-cell>
              <table:table-cell office:value-type="float" office:value="25014">
                <text:p>250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276361">
                <text:p>276361</text:p>
              </table:table-cell>
              <table:table-cell office:value-type="float" office:value="24630">
                <text:p>246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280030">
                <text:p>280030</text:p>
              </table:table-cell>
              <table:table-cell office:value-type="float" office:value="24161">
                <text:p>241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282350">
                <text:p>282350</text:p>
              </table:table-cell>
              <table:table-cell office:value-type="float" office:value="23812">
                <text:p>238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284797">
                <text:p>284797</text:p>
              </table:table-cell>
              <table:table-cell office:value-type="float" office:value="23254">
                <text:p>232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289309">
                <text:p>289309</text:p>
              </table:table-cell>
              <table:table-cell office:value-type="float" office:value="23166">
                <text:p>231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289893">
                <text:p>289893</text:p>
              </table:table-cell>
              <table:table-cell office:value-type="float" office:value="22670">
                <text:p>226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290462">
                <text:p>290462</text:p>
              </table:table-cell>
              <table:table-cell office:value-type="float" office:value="22414">
                <text:p>224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293251">
                <text:p>293251</text:p>
              </table:table-cell>
              <table:table-cell office:value-type="float" office:value="22270">
                <text:p>222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294967">
                <text:p>294967</text:p>
              </table:table-cell>
              <table:table-cell office:value-type="float" office:value="22022">
                <text:p>220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295603">
                <text:p>295603</text:p>
              </table:table-cell>
              <table:table-cell office:value-type="float" office:value="21767">
                <text:p>217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296631">
                <text:p>296631</text:p>
              </table:table-cell>
              <table:table-cell office:value-type="float" office:value="21666">
                <text:p>216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298667">
                <text:p>298667</text:p>
              </table:table-cell>
              <table:table-cell office:value-type="float" office:value="21360">
                <text:p>213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301062">
                <text:p>301062</text:p>
              </table:table-cell>
              <table:table-cell office:value-type="float" office:value="21297">
                <text:p>212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302772">
                <text:p>302772</text:p>
              </table:table-cell>
              <table:table-cell office:value-type="float" office:value="21231">
                <text:p>212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303277">
                <text:p>303277</text:p>
              </table:table-cell>
              <table:table-cell office:value-type="float" office:value="20921">
                <text:p>209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303836">
                <text:p>303836</text:p>
              </table:table-cell>
              <table:table-cell office:value-type="float" office:value="21011">
                <text:p>210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305407">
                <text:p>305407</text:p>
              </table:table-cell>
              <table:table-cell office:value-type="float" office:value="20805">
                <text:p>208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306570">
                <text:p>306570</text:p>
              </table:table-cell>
              <table:table-cell office:value-type="float" office:value="20781">
                <text:p>207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308038">
                <text:p>308038</text:p>
              </table:table-cell>
              <table:table-cell office:value-type="float" office:value="20726">
                <text:p>207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309855">
                <text:p>309855</text:p>
              </table:table-cell>
              <table:table-cell office:value-type="float" office:value="20568">
                <text:p>205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308957">
                <text:p>308957</text:p>
              </table:table-cell>
              <table:table-cell office:value-type="float" office:value="20621">
                <text:p>206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313224">
                <text:p>313224</text:p>
              </table:table-cell>
              <table:table-cell office:value-type="float" office:value="20648">
                <text:p>206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312708">
                <text:p>312708</text:p>
              </table:table-cell>
              <table:table-cell office:value-type="float" office:value="20578">
                <text:p>205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314409">
                <text:p>314409</text:p>
              </table:table-cell>
              <table:table-cell office:value-type="float" office:value="20529">
                <text:p>205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313546">
                <text:p>313546</text:p>
              </table:table-cell>
              <table:table-cell office:value-type="float" office:value="20409">
                <text:p>204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314450">
                <text:p>314450</text:p>
              </table:table-cell>
              <table:table-cell office:value-type="float" office:value="20496">
                <text:p>204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315235">
                <text:p>315235</text:p>
              </table:table-cell>
              <table:table-cell office:value-type="float" office:value="20443">
                <text:p>204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317189">
                <text:p>317189</text:p>
              </table:table-cell>
              <table:table-cell office:value-type="float" office:value="20636">
                <text:p>206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318580">
                <text:p>318580</text:p>
              </table:table-cell>
              <table:table-cell office:value-type="float" office:value="20714">
                <text:p>20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317235">
                <text:p>317235</text:p>
              </table:table-cell>
              <table:table-cell office:value-type="float" office:value="20318">
                <text:p>203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320885">
                <text:p>320885</text:p>
              </table:table-cell>
              <table:table-cell office:value-type="float" office:value="20658">
                <text:p>206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321512">
                <text:p>321512</text:p>
              </table:table-cell>
              <table:table-cell office:value-type="float" office:value="20832">
                <text:p>208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322231">
                <text:p>322231</text:p>
              </table:table-cell>
              <table:table-cell office:value-type="float" office:value="20822">
                <text:p>208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320116">
                <text:p>320116</text:p>
              </table:table-cell>
              <table:table-cell office:value-type="float" office:value="20435">
                <text:p>204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323152">
                <text:p>323152</text:p>
              </table:table-cell>
              <table:table-cell office:value-type="float" office:value="20508">
                <text:p>205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323008">
                <text:p>323008</text:p>
              </table:table-cell>
              <table:table-cell office:value-type="float" office:value="20819">
                <text:p>208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324714">
                <text:p>324714</text:p>
              </table:table-cell>
              <table:table-cell office:value-type="float" office:value="20391">
                <text:p>203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325589">
                <text:p>325589</text:p>
              </table:table-cell>
              <table:table-cell office:value-type="float" office:value="20588">
                <text:p>205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328125">
                <text:p>328125</text:p>
              </table:table-cell>
              <table:table-cell office:value-type="float" office:value="20468">
                <text:p>204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327148">
                <text:p>327148</text:p>
              </table:table-cell>
              <table:table-cell office:value-type="float" office:value="20831">
                <text:p>208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329069">
                <text:p>329069</text:p>
              </table:table-cell>
              <table:table-cell office:value-type="float" office:value="21210">
                <text:p>212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331354">
                <text:p>331354</text:p>
              </table:table-cell>
              <table:table-cell office:value-type="float" office:value="20974">
                <text:p>209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331164">
                <text:p>331164</text:p>
              </table:table-cell>
              <table:table-cell office:value-type="float" office:value="21073">
                <text:p>210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330172">
                <text:p>330172</text:p>
              </table:table-cell>
              <table:table-cell office:value-type="float" office:value="21105">
                <text:p>211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330931">
                <text:p>330931</text:p>
              </table:table-cell>
              <table:table-cell office:value-type="float" office:value="21354">
                <text:p>213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332919">
                <text:p>332919</text:p>
              </table:table-cell>
              <table:table-cell office:value-type="float" office:value="21012">
                <text:p>210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333978">
                <text:p>333978</text:p>
              </table:table-cell>
              <table:table-cell office:value-type="float" office:value="21134">
                <text:p>211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334550">
                <text:p>334550</text:p>
              </table:table-cell>
              <table:table-cell office:value-type="float" office:value="21545">
                <text:p>215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338821">
                <text:p>338821</text:p>
              </table:table-cell>
              <table:table-cell office:value-type="float" office:value="22098">
                <text:p>220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335285">
                <text:p>335285</text:p>
              </table:table-cell>
              <table:table-cell office:value-type="float" office:value="21338">
                <text:p>213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337472">
                <text:p>337472</text:p>
              </table:table-cell>
              <table:table-cell office:value-type="float" office:value="21648">
                <text:p>216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335328">
                <text:p>335328</text:p>
              </table:table-cell>
              <table:table-cell office:value-type="float" office:value="21448">
                <text:p>214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338959">
                <text:p>338959</text:p>
              </table:table-cell>
              <table:table-cell office:value-type="float" office:value="22197">
                <text:p>221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340772">
                <text:p>340772</text:p>
              </table:table-cell>
              <table:table-cell office:value-type="float" office:value="22187">
                <text:p>221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339772">
                <text:p>339772</text:p>
              </table:table-cell>
              <table:table-cell office:value-type="float" office:value="22344">
                <text:p>223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342271">
                <text:p>342271</text:p>
              </table:table-cell>
              <table:table-cell office:value-type="float" office:value="22432">
                <text:p>224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340777">
                <text:p>340777</text:p>
              </table:table-cell>
              <table:table-cell office:value-type="float" office:value="22340">
                <text:p>223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343232">
                <text:p>343232</text:p>
              </table:table-cell>
              <table:table-cell office:value-type="float" office:value="22075">
                <text:p>220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342056">
                <text:p>342056</text:p>
              </table:table-cell>
              <table:table-cell office:value-type="float" office:value="22552">
                <text:p>225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343529">
                <text:p>343529</text:p>
              </table:table-cell>
              <table:table-cell office:value-type="float" office:value="22632">
                <text:p>226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345617">
                <text:p>345617</text:p>
              </table:table-cell>
              <table:table-cell office:value-type="float" office:value="22705">
                <text:p>227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345090">
                <text:p>345090</text:p>
              </table:table-cell>
              <table:table-cell office:value-type="float" office:value="22956">
                <text:p>229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345064">
                <text:p>345064</text:p>
              </table:table-cell>
              <table:table-cell office:value-type="float" office:value="23094">
                <text:p>230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346302">
                <text:p>346302</text:p>
              </table:table-cell>
              <table:table-cell office:value-type="float" office:value="22982">
                <text:p>229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347177">
                <text:p>347177</text:p>
              </table:table-cell>
              <table:table-cell office:value-type="float" office:value="22892">
                <text:p>228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347464">
                <text:p>347464</text:p>
              </table:table-cell>
              <table:table-cell office:value-type="float" office:value="23505">
                <text:p>235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350037">
                <text:p>350037</text:p>
              </table:table-cell>
              <table:table-cell office:value-type="float" office:value="23827">
                <text:p>238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350725">
                <text:p>350725</text:p>
              </table:table-cell>
              <table:table-cell office:value-type="float" office:value="23731">
                <text:p>237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349368">
                <text:p>349368</text:p>
              </table:table-cell>
              <table:table-cell office:value-type="float" office:value="23437">
                <text:p>234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351598">
                <text:p>351598</text:p>
              </table:table-cell>
              <table:table-cell office:value-type="float" office:value="23724">
                <text:p>237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351285">
                <text:p>351285</text:p>
              </table:table-cell>
              <table:table-cell office:value-type="float" office:value="23959">
                <text:p>239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350173">
                <text:p>350173</text:p>
              </table:table-cell>
              <table:table-cell office:value-type="float" office:value="23443">
                <text:p>234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351751">
                <text:p>351751</text:p>
              </table:table-cell>
              <table:table-cell office:value-type="float" office:value="23811">
                <text:p>238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350859">
                <text:p>350859</text:p>
              </table:table-cell>
              <table:table-cell office:value-type="float" office:value="23649">
                <text:p>236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356128">
                <text:p>356128</text:p>
              </table:table-cell>
              <table:table-cell office:value-type="float" office:value="24536">
                <text:p>245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355063">
                <text:p>355063</text:p>
              </table:table-cell>
              <table:table-cell office:value-type="float" office:value="24488">
                <text:p>244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356662">
                <text:p>356662</text:p>
              </table:table-cell>
              <table:table-cell office:value-type="float" office:value="24827">
                <text:p>248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356307">
                <text:p>356307</text:p>
              </table:table-cell>
              <table:table-cell office:value-type="float" office:value="24293">
                <text:p>242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358090">
                <text:p>358090</text:p>
              </table:table-cell>
              <table:table-cell office:value-type="float" office:value="24875">
                <text:p>24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358202">
                <text:p>358202</text:p>
              </table:table-cell>
              <table:table-cell office:value-type="float" office:value="24413">
                <text:p>244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357074">
                <text:p>357074</text:p>
              </table:table-cell>
              <table:table-cell office:value-type="float" office:value="24891">
                <text:p>248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357807">
                <text:p>357807</text:p>
              </table:table-cell>
              <table:table-cell office:value-type="float" office:value="24621">
                <text:p>246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361089">
                <text:p>361089</text:p>
              </table:table-cell>
              <table:table-cell office:value-type="float" office:value="25615">
                <text:p>256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360309">
                <text:p>360309</text:p>
              </table:table-cell>
              <table:table-cell office:value-type="float" office:value="24919">
                <text:p>249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359938">
                <text:p>359938</text:p>
              </table:table-cell>
              <table:table-cell office:value-type="float" office:value="24805">
                <text:p>248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361537">
                <text:p>361537</text:p>
              </table:table-cell>
              <table:table-cell office:value-type="float" office:value="25399">
                <text:p>253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361929">
                <text:p>361929</text:p>
              </table:table-cell>
              <table:table-cell office:value-type="float" office:value="25143">
                <text:p>251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361621">
                <text:p>361621</text:p>
              </table:table-cell>
              <table:table-cell office:value-type="float" office:value="25200">
                <text:p>252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361545">
                <text:p>361545</text:p>
              </table:table-cell>
              <table:table-cell office:value-type="float" office:value="25625">
                <text:p>256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366765">
                <text:p>366765</text:p>
              </table:table-cell>
              <table:table-cell office:value-type="float" office:value="26223">
                <text:p>262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364770">
                <text:p>364770</text:p>
              </table:table-cell>
              <table:table-cell office:value-type="float" office:value="25712">
                <text:p>257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367716">
                <text:p>367716</text:p>
              </table:table-cell>
              <table:table-cell office:value-type="float" office:value="26437">
                <text:p>264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364250">
                <text:p>364250</text:p>
              </table:table-cell>
              <table:table-cell office:value-type="float" office:value="25957">
                <text:p>259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366288">
                <text:p>366288</text:p>
              </table:table-cell>
              <table:table-cell office:value-type="float" office:value="26456">
                <text:p>264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366882">
                <text:p>366882</text:p>
              </table:table-cell>
              <table:table-cell office:value-type="float" office:value="26599">
                <text:p>265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369427">
                <text:p>369427</text:p>
              </table:table-cell>
              <table:table-cell office:value-type="float" office:value="26358">
                <text:p>263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368630">
                <text:p>368630</text:p>
              </table:table-cell>
              <table:table-cell office:value-type="float" office:value="26409">
                <text:p>264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368388">
                <text:p>368388</text:p>
              </table:table-cell>
              <table:table-cell office:value-type="float" office:value="26378">
                <text:p>263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370922">
                <text:p>370922</text:p>
              </table:table-cell>
              <table:table-cell office:value-type="float" office:value="26900">
                <text:p>269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370804">
                <text:p>370804</text:p>
              </table:table-cell>
              <table:table-cell office:value-type="float" office:value="26823">
                <text:p>268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370228">
                <text:p>370228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371127">
                <text:p>371127</text:p>
              </table:table-cell>
              <table:table-cell office:value-type="float" office:value="26946">
                <text:p>269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372282">
                <text:p>372282</text:p>
              </table:table-cell>
              <table:table-cell office:value-type="float" office:value="26933">
                <text:p>269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374686">
                <text:p>374686</text:p>
              </table:table-cell>
              <table:table-cell office:value-type="float" office:value="27492">
                <text:p>274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374002">
                <text:p>374002</text:p>
              </table:table-cell>
              <table:table-cell office:value-type="float" office:value="27865">
                <text:p>278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376149">
                <text:p>376149</text:p>
              </table:table-cell>
              <table:table-cell office:value-type="float" office:value="28216">
                <text:p>282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376568">
                <text:p>376568</text:p>
              </table:table-cell>
              <table:table-cell office:value-type="float" office:value="27961">
                <text:p>279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374155">
                <text:p>374155</text:p>
              </table:table-cell>
              <table:table-cell office:value-type="float" office:value="27219">
                <text:p>272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377695">
                <text:p>377695</text:p>
              </table:table-cell>
              <table:table-cell office:value-type="float" office:value="28447">
                <text:p>284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378588">
                <text:p>378588</text:p>
              </table:table-cell>
              <table:table-cell office:value-type="float" office:value="28252">
                <text:p>282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378259">
                <text:p>378259</text:p>
              </table:table-cell>
              <table:table-cell office:value-type="float" office:value="28430">
                <text:p>284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379483">
                <text:p>379483</text:p>
              </table:table-cell>
              <table:table-cell office:value-type="float" office:value="28293">
                <text:p>282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376444">
                <text:p>376444</text:p>
              </table:table-cell>
              <table:table-cell office:value-type="float" office:value="27873">
                <text:p>278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380157">
                <text:p>380157</text:p>
              </table:table-cell>
              <table:table-cell office:value-type="float" office:value="28435">
                <text:p>284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377485">
                <text:p>377485</text:p>
              </table:table-cell>
              <table:table-cell office:value-type="float" office:value="27765">
                <text:p>277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380203">
                <text:p>380203</text:p>
              </table:table-cell>
              <table:table-cell office:value-type="float" office:value="28395">
                <text:p>283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377054">
                <text:p>377054</text:p>
              </table:table-cell>
              <table:table-cell office:value-type="float" office:value="27614">
                <text:p>276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380799">
                <text:p>380799</text:p>
              </table:table-cell>
              <table:table-cell office:value-type="float" office:value="28236">
                <text:p>282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382184">
                <text:p>382184</text:p>
              </table:table-cell>
              <table:table-cell office:value-type="float" office:value="28981">
                <text:p>289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379949">
                <text:p>379949</text:p>
              </table:table-cell>
              <table:table-cell office:value-type="float" office:value="28560">
                <text:p>285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380925">
                <text:p>380925</text:p>
              </table:table-cell>
              <table:table-cell office:value-type="float" office:value="28203">
                <text:p>282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386034">
                <text:p>386034</text:p>
              </table:table-cell>
              <table:table-cell office:value-type="float" office:value="30024">
                <text:p>300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385293">
                <text:p>385293</text:p>
              </table:table-cell>
              <table:table-cell office:value-type="float" office:value="29639">
                <text:p>296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387942">
                <text:p>387942</text:p>
              </table:table-cell>
              <table:table-cell office:value-type="float" office:value="29911">
                <text:p>299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388736">
                <text:p>388736</text:p>
              </table:table-cell>
              <table:table-cell office:value-type="float" office:value="30215">
                <text:p>302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383722">
                <text:p>383722</text:p>
              </table:table-cell>
              <table:table-cell office:value-type="float" office:value="29436">
                <text:p>294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388908">
                <text:p>388908</text:p>
              </table:table-cell>
              <table:table-cell office:value-type="float" office:value="29935">
                <text:p>299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384181">
                <text:p>384181</text:p>
              </table:table-cell>
              <table:table-cell office:value-type="float" office:value="29412">
                <text:p>2941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385152">
                <text:p>385152</text:p>
              </table:table-cell>
              <table:table-cell office:value-type="float" office:value="28761">
                <text:p>287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386292">
                <text:p>386292</text:p>
              </table:table-cell>
              <table:table-cell office:value-type="float" office:value="29214">
                <text:p>292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388009">
                <text:p>388009</text:p>
              </table:table-cell>
              <table:table-cell office:value-type="float" office:value="29952">
                <text:p>299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387109">
                <text:p>387109</text:p>
              </table:table-cell>
              <table:table-cell office:value-type="float" office:value="29814">
                <text:p>298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388452">
                <text:p>388452</text:p>
              </table:table-cell>
              <table:table-cell office:value-type="float" office:value="29593">
                <text:p>295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388554">
                <text:p>388554</text:p>
              </table:table-cell>
              <table:table-cell office:value-type="float" office:value="29921">
                <text:p>299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394073">
                <text:p>394073</text:p>
              </table:table-cell>
              <table:table-cell office:value-type="float" office:value="31272">
                <text:p>312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389595">
                <text:p>389595</text:p>
              </table:table-cell>
              <table:table-cell office:value-type="float" office:value="30444">
                <text:p>304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390381">
                <text:p>390381</text:p>
              </table:table-cell>
              <table:table-cell office:value-type="float" office:value="30252">
                <text:p>302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392661">
                <text:p>392661</text:p>
              </table:table-cell>
              <table:table-cell office:value-type="float" office:value="30571">
                <text:p>305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392918">
                <text:p>392918</text:p>
              </table:table-cell>
              <table:table-cell office:value-type="float" office:value="31109">
                <text:p>311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394635">
                <text:p>394635</text:p>
              </table:table-cell>
              <table:table-cell office:value-type="float" office:value="31507">
                <text:p>315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394146">
                <text:p>394146</text:p>
              </table:table-cell>
              <table:table-cell office:value-type="float" office:value="31199">
                <text:p>311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393520">
                <text:p>393520</text:p>
              </table:table-cell>
              <table:table-cell office:value-type="float" office:value="30562">
                <text:p>305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390216">
                <text:p>390216</text:p>
              </table:table-cell>
              <table:table-cell office:value-type="float" office:value="29615">
                <text:p>296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399753">
                <text:p>399753</text:p>
              </table:table-cell>
              <table:table-cell office:value-type="float" office:value="31815">
                <text:p>318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395834">
                <text:p>395834</text:p>
              </table:table-cell>
              <table:table-cell office:value-type="float" office:value="31486">
                <text:p>314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397163">
                <text:p>397163</text:p>
              </table:table-cell>
              <table:table-cell office:value-type="float" office:value="31352">
                <text:p>313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398824">
                <text:p>398824</text:p>
              </table:table-cell>
              <table:table-cell office:value-type="float" office:value="32003">
                <text:p>320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400575">
                <text:p>400575</text:p>
              </table:table-cell>
              <table:table-cell office:value-type="float" office:value="32383">
                <text:p>323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393581">
                <text:p>393581</text:p>
              </table:table-cell>
              <table:table-cell office:value-type="float" office:value="30759">
                <text:p>307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395867">
                <text:p>395867</text:p>
              </table:table-cell>
              <table:table-cell office:value-type="float" office:value="30928">
                <text:p>309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397244">
                <text:p>397244</text:p>
              </table:table-cell>
              <table:table-cell office:value-type="float" office:value="31809">
                <text:p>3180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400861">
                <text:p>400861</text:p>
              </table:table-cell>
              <table:table-cell office:value-type="float" office:value="32133">
                <text:p>321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398956">
                <text:p>398956</text:p>
              </table:table-cell>
              <table:table-cell office:value-type="float" office:value="31722">
                <text:p>317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399078">
                <text:p>399078</text:p>
              </table:table-cell>
              <table:table-cell office:value-type="float" office:value="32387">
                <text:p>323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400441">
                <text:p>400441</text:p>
              </table:table-cell>
              <table:table-cell office:value-type="float" office:value="32196">
                <text:p>321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399166">
                <text:p>399166</text:p>
              </table:table-cell>
              <table:table-cell office:value-type="float" office:value="32304">
                <text:p>323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398413">
                <text:p>398413</text:p>
              </table:table-cell>
              <table:table-cell office:value-type="float" office:value="31858">
                <text:p>318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396215">
                <text:p>396215</text:p>
              </table:table-cell>
              <table:table-cell office:value-type="float" office:value="31329">
                <text:p>313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398995">
                <text:p>398995</text:p>
              </table:table-cell>
              <table:table-cell office:value-type="float" office:value="31775">
                <text:p>317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402017">
                <text:p>402017</text:p>
              </table:table-cell>
              <table:table-cell office:value-type="float" office:value="32635">
                <text:p>326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401069">
                <text:p>401069</text:p>
              </table:table-cell>
              <table:table-cell office:value-type="float" office:value="32984">
                <text:p>329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405840">
                <text:p>405840</text:p>
              </table:table-cell>
              <table:table-cell office:value-type="float" office:value="33369">
                <text:p>333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400683">
                <text:p>400683</text:p>
              </table:table-cell>
              <table:table-cell office:value-type="float" office:value="32306">
                <text:p>323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397865">
                <text:p>397865</text:p>
              </table:table-cell>
              <table:table-cell office:value-type="float" office:value="31016">
                <text:p>310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405134">
                <text:p>405134</text:p>
              </table:table-cell>
              <table:table-cell office:value-type="float" office:value="33171">
                <text:p>331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400780">
                <text:p>400780</text:p>
              </table:table-cell>
              <table:table-cell office:value-type="float" office:value="32398">
                <text:p>323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407496">
                <text:p>407496</text:p>
              </table:table-cell>
              <table:table-cell office:value-type="float" office:value="33695">
                <text:p>336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405155">
                <text:p>405155</text:p>
              </table:table-cell>
              <table:table-cell office:value-type="float" office:value="33170">
                <text:p>331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404561">
                <text:p>404561</text:p>
              </table:table-cell>
              <table:table-cell office:value-type="float" office:value="33135">
                <text:p>331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406648">
                <text:p>406648</text:p>
              </table:table-cell>
              <table:table-cell office:value-type="float" office:value="33313">
                <text:p>333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403505">
                <text:p>403505</text:p>
              </table:table-cell>
              <table:table-cell office:value-type="float" office:value="31834">
                <text:p>318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406866">
                <text:p>406866</text:p>
              </table:table-cell>
              <table:table-cell office:value-type="float" office:value="33799">
                <text:p>337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407782">
                <text:p>407782</text:p>
              </table:table-cell>
              <table:table-cell office:value-type="float" office:value="33564">
                <text:p>335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408453">
                <text:p>408453</text:p>
              </table:table-cell>
              <table:table-cell office:value-type="float" office:value="33421">
                <text:p>334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405596">
                <text:p>405596</text:p>
              </table:table-cell>
              <table:table-cell office:value-type="float" office:value="33524">
                <text:p>335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405849">
                <text:p>405849</text:p>
              </table:table-cell>
              <table:table-cell office:value-type="float" office:value="33007">
                <text:p>330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406218">
                <text:p>406218</text:p>
              </table:table-cell>
              <table:table-cell office:value-type="float" office:value="33221">
                <text:p>332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408142">
                <text:p>408142</text:p>
              </table:table-cell>
              <table:table-cell office:value-type="float" office:value="33860">
                <text:p>3386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409238">
                <text:p>409238</text:p>
              </table:table-cell>
              <table:table-cell office:value-type="float" office:value="33649">
                <text:p>336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407725">
                <text:p>407725</text:p>
              </table:table-cell>
              <table:table-cell office:value-type="float" office:value="33927">
                <text:p>339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410300">
                <text:p>410300</text:p>
              </table:table-cell>
              <table:table-cell office:value-type="float" office:value="33351">
                <text:p>333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402630">
                <text:p>40263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409167">
                <text:p>409167</text:p>
              </table:table-cell>
              <table:table-cell office:value-type="float" office:value="32987">
                <text:p>329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411403">
                <text:p>411403</text:p>
              </table:table-cell>
              <table:table-cell office:value-type="float" office:value="34142">
                <text:p>341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410621">
                <text:p>410621</text:p>
              </table:table-cell>
              <table:table-cell office:value-type="float" office:value="34077">
                <text:p>340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408512">
                <text:p>408512</text:p>
              </table:table-cell>
              <table:table-cell office:value-type="float" office:value="33657">
                <text:p>336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409951">
                <text:p>409951</text:p>
              </table:table-cell>
              <table:table-cell office:value-type="float" office:value="32908">
                <text:p>329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412963">
                <text:p>412963</text:p>
              </table:table-cell>
              <table:table-cell office:value-type="float" office:value="33971">
                <text:p>339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409047">
                <text:p>409047</text:p>
              </table:table-cell>
              <table:table-cell office:value-type="float" office:value="33715">
                <text:p>337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414157">
                <text:p>414157</text:p>
              </table:table-cell>
              <table:table-cell office:value-type="float" office:value="34274">
                <text:p>342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411303">
                <text:p>411303</text:p>
              </table:table-cell>
              <table:table-cell office:value-type="float" office:value="34343">
                <text:p>343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413219">
                <text:p>413219</text:p>
              </table:table-cell>
              <table:table-cell office:value-type="float" office:value="34721">
                <text:p>347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414955">
                <text:p>414955</text:p>
              </table:table-cell>
              <table:table-cell office:value-type="float" office:value="35048">
                <text:p>3504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416714">
                <text:p>416714</text:p>
              </table:table-cell>
              <table:table-cell office:value-type="float" office:value="35587">
                <text:p>355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410487">
                <text:p>410487</text:p>
              </table:table-cell>
              <table:table-cell office:value-type="float" office:value="33822">
                <text:p>338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413761">
                <text:p>413761</text:p>
              </table:table-cell>
              <table:table-cell office:value-type="float" office:value="35022">
                <text:p>350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412496">
                <text:p>412496</text:p>
              </table:table-cell>
              <table:table-cell office:value-type="float" office:value="34492">
                <text:p>344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414843">
                <text:p>414843</text:p>
              </table:table-cell>
              <table:table-cell office:value-type="float" office:value="34819">
                <text:p>348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416608">
                <text:p>416608</text:p>
              </table:table-cell>
              <table:table-cell office:value-type="float" office:value="35167">
                <text:p>351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410566">
                <text:p>410566</text:p>
              </table:table-cell>
              <table:table-cell office:value-type="float" office:value="32982">
                <text:p>329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413591">
                <text:p>413591</text:p>
              </table:table-cell>
              <table:table-cell office:value-type="float" office:value="34449">
                <text:p>344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410367">
                <text:p>410367</text:p>
              </table:table-cell>
              <table:table-cell office:value-type="float" office:value="33948">
                <text:p>339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414307">
                <text:p>414307</text:p>
              </table:table-cell>
              <table:table-cell office:value-type="float" office:value="35009">
                <text:p>350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415280">
                <text:p>415280</text:p>
              </table:table-cell>
              <table:table-cell office:value-type="float" office:value="34092">
                <text:p>340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417021">
                <text:p>417021</text:p>
              </table:table-cell>
              <table:table-cell office:value-type="float" office:value="34664">
                <text:p>346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414127">
                <text:p>414127</text:p>
              </table:table-cell>
              <table:table-cell office:value-type="float" office:value="34436">
                <text:p>344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419902">
                <text:p>419902</text:p>
              </table:table-cell>
              <table:table-cell office:value-type="float" office:value="35787">
                <text:p>357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416706">
                <text:p>416706</text:p>
              </table:table-cell>
              <table:table-cell office:value-type="float" office:value="34865">
                <text:p>348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418084">
                <text:p>418084</text:p>
              </table:table-cell>
              <table:table-cell office:value-type="float" office:value="35181">
                <text:p>351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417579">
                <text:p>417579</text:p>
              </table:table-cell>
              <table:table-cell office:value-type="float" office:value="35218">
                <text:p>352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418744">
                <text:p>418744</text:p>
              </table:table-cell>
              <table:table-cell office:value-type="float" office:value="35669">
                <text:p>356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415218">
                <text:p>415218</text:p>
              </table:table-cell>
              <table:table-cell office:value-type="float" office:value="34580">
                <text:p>3458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416083">
                <text:p>416083</text:p>
              </table:table-cell>
              <table:table-cell office:value-type="float" office:value="34610">
                <text:p>346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419076">
                <text:p>419076</text:p>
              </table:table-cell>
              <table:table-cell office:value-type="float" office:value="35164">
                <text:p>351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416737">
                <text:p>416737</text:p>
              </table:table-cell>
              <table:table-cell office:value-type="float" office:value="35185">
                <text:p>351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417512">
                <text:p>417512</text:p>
              </table:table-cell>
              <table:table-cell office:value-type="float" office:value="34414">
                <text:p>344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416437">
                <text:p>416437</text:p>
              </table:table-cell>
              <table:table-cell office:value-type="float" office:value="35170">
                <text:p>3517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418516">
                <text:p>418516</text:p>
              </table:table-cell>
              <table:table-cell office:value-type="float" office:value="35409">
                <text:p>3540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417717">
                <text:p>417717</text:p>
              </table:table-cell>
              <table:table-cell office:value-type="float" office:value="35031">
                <text:p>350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417229">
                <text:p>417229</text:p>
              </table:table-cell>
              <table:table-cell office:value-type="float" office:value="34293">
                <text:p>342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419743">
                <text:p>419743</text:p>
              </table:table-cell>
              <table:table-cell office:value-type="float" office:value="35160">
                <text:p>3516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419382">
                <text:p>419382</text:p>
              </table:table-cell>
              <table:table-cell office:value-type="float" office:value="35307">
                <text:p>353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417343">
                <text:p>417343</text:p>
              </table:table-cell>
              <table:table-cell office:value-type="float" office:value="34851">
                <text:p>348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423169">
                <text:p>423169</text:p>
              </table:table-cell>
              <table:table-cell office:value-type="float" office:value="36345">
                <text:p>363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424870">
                <text:p>424870</text:p>
              </table:table-cell>
              <table:table-cell office:value-type="float" office:value="37284">
                <text:p>372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420730">
                <text:p>420730</text:p>
              </table:table-cell>
              <table:table-cell office:value-type="float" office:value="35645">
                <text:p>356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420917">
                <text:p>420917</text:p>
              </table:table-cell>
              <table:table-cell office:value-type="float" office:value="35571">
                <text:p>355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423323">
                <text:p>423323</text:p>
              </table:table-cell>
              <table:table-cell office:value-type="float" office:value="36371">
                <text:p>363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421258">
                <text:p>421258</text:p>
              </table:table-cell>
              <table:table-cell office:value-type="float" office:value="35874">
                <text:p>3587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424515">
                <text:p>424515</text:p>
              </table:table-cell>
              <table:table-cell office:value-type="float" office:value="37222">
                <text:p>3722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423831">
                <text:p>423831</text:p>
              </table:table-cell>
              <table:table-cell office:value-type="float" office:value="36420">
                <text:p>3642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427598">
                <text:p>427598</text:p>
              </table:table-cell>
              <table:table-cell office:value-type="float" office:value="37665">
                <text:p>376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424520">
                <text:p>424520</text:p>
              </table:table-cell>
              <table:table-cell office:value-type="float" office:value="36421">
                <text:p>364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425705">
                <text:p>425705</text:p>
              </table:table-cell>
              <table:table-cell office:value-type="float" office:value="37068">
                <text:p>370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423420">
                <text:p>423420</text:p>
              </table:table-cell>
              <table:table-cell office:value-type="float" office:value="36657">
                <text:p>366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421561">
                <text:p>421561</text:p>
              </table:table-cell>
              <table:table-cell office:value-type="float" office:value="35794">
                <text:p>357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425390">
                <text:p>425390</text:p>
              </table:table-cell>
              <table:table-cell office:value-type="float" office:value="36031">
                <text:p>360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427359">
                <text:p>427359</text:p>
              </table:table-cell>
              <table:table-cell office:value-type="float" office:value="37302">
                <text:p>373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418406">
                <text:p>418406</text:p>
              </table:table-cell>
              <table:table-cell office:value-type="float" office:value="35252">
                <text:p>352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420074">
                <text:p>420074</text:p>
              </table:table-cell>
              <table:table-cell office:value-type="float" office:value="35027">
                <text:p>350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421721">
                <text:p>421721</text:p>
              </table:table-cell>
              <table:table-cell office:value-type="float" office:value="35378">
                <text:p>353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428744">
                <text:p>428744</text:p>
              </table:table-cell>
              <table:table-cell office:value-type="float" office:value="37959">
                <text:p>3795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422043">
                <text:p>422043</text:p>
              </table:table-cell>
              <table:table-cell office:value-type="float" office:value="35928">
                <text:p>359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422546">
                <text:p>422546</text:p>
              </table:table-cell>
              <table:table-cell office:value-type="float" office:value="35793">
                <text:p>3579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425849">
                <text:p>425849</text:p>
              </table:table-cell>
              <table:table-cell office:value-type="float" office:value="36718">
                <text:p>367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428862">
                <text:p>428862</text:p>
              </table:table-cell>
              <table:table-cell office:value-type="float" office:value="38042">
                <text:p>380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428278">
                <text:p>428278</text:p>
              </table:table-cell>
              <table:table-cell office:value-type="float" office:value="37025">
                <text:p>370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417917">
                <text:p>417917</text:p>
              </table:table-cell>
              <table:table-cell office:value-type="float" office:value="34500">
                <text:p>345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418719">
                <text:p>418719</text:p>
              </table:table-cell>
              <table:table-cell office:value-type="float" office:value="34685">
                <text:p>346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429948">
                <text:p>429948</text:p>
              </table:table-cell>
              <table:table-cell office:value-type="float" office:value="37751">
                <text:p>377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425453">
                <text:p>425453</text:p>
              </table:table-cell>
              <table:table-cell office:value-type="float" office:value="36571">
                <text:p>365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425832">
                <text:p>425832</text:p>
              </table:table-cell>
              <table:table-cell office:value-type="float" office:value="37132">
                <text:p>371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422654">
                <text:p>422654</text:p>
              </table:table-cell>
              <table:table-cell office:value-type="float" office:value="35817">
                <text:p>358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430355">
                <text:p>430355</text:p>
              </table:table-cell>
              <table:table-cell office:value-type="float" office:value="38146">
                <text:p>381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427299">
                <text:p>427299</text:p>
              </table:table-cell>
              <table:table-cell office:value-type="float" office:value="36891">
                <text:p>368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432777">
                <text:p>432777</text:p>
              </table:table-cell>
              <table:table-cell office:value-type="float" office:value="37998">
                <text:p>379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436741">
                <text:p>436741</text:p>
              </table:table-cell>
              <table:table-cell office:value-type="float" office:value="39610">
                <text:p>3961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430852">
                <text:p>430852</text:p>
              </table:table-cell>
              <table:table-cell office:value-type="float" office:value="37529">
                <text:p>3752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422989">
                <text:p>422989</text:p>
              </table:table-cell>
              <table:table-cell office:value-type="float" office:value="36215">
                <text:p>362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424494">
                <text:p>424494</text:p>
              </table:table-cell>
              <table:table-cell office:value-type="float" office:value="36138">
                <text:p>3613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430272">
                <text:p>430272</text:p>
              </table:table-cell>
              <table:table-cell office:value-type="float" office:value="37812">
                <text:p>378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424734">
                <text:p>424734</text:p>
              </table:table-cell>
              <table:table-cell office:value-type="float" office:value="36434">
                <text:p>364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434758">
                <text:p>434758</text:p>
              </table:table-cell>
              <table:table-cell office:value-type="float" office:value="38016">
                <text:p>380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425757">
                <text:p>425757</text:p>
              </table:table-cell>
              <table:table-cell office:value-type="float" office:value="36820">
                <text:p>3682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430332">
                <text:p>430332</text:p>
              </table:table-cell>
              <table:table-cell office:value-type="float" office:value="38067">
                <text:p>380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426985">
                <text:p>426985</text:p>
              </table:table-cell>
              <table:table-cell office:value-type="float" office:value="36420">
                <text:p>3642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431242">
                <text:p>431242</text:p>
              </table:table-cell>
              <table:table-cell office:value-type="float" office:value="37662">
                <text:p>376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424614">
                <text:p>424614</text:p>
              </table:table-cell>
              <table:table-cell office:value-type="float" office:value="36052">
                <text:p>360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430729">
                <text:p>430729</text:p>
              </table:table-cell>
              <table:table-cell office:value-type="float" office:value="38321">
                <text:p>383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431081">
                <text:p>431081</text:p>
              </table:table-cell>
              <table:table-cell office:value-type="float" office:value="37360">
                <text:p>3736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425229">
                <text:p>425229</text:p>
              </table:table-cell>
              <table:table-cell office:value-type="float" office:value="35800">
                <text:p>358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432304">
                <text:p>432304</text:p>
              </table:table-cell>
              <table:table-cell office:value-type="float" office:value="38271">
                <text:p>382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427012">
                <text:p>427012</text:p>
              </table:table-cell>
              <table:table-cell office:value-type="float" office:value="36680">
                <text:p>3668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429830">
                <text:p>429830</text:p>
              </table:table-cell>
              <table:table-cell office:value-type="float" office:value="37206">
                <text:p>3720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432927">
                <text:p>432927</text:p>
              </table:table-cell>
              <table:table-cell office:value-type="float" office:value="37728">
                <text:p>3772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432291">
                <text:p>432291</text:p>
              </table:table-cell>
              <table:table-cell office:value-type="float" office:value="38019">
                <text:p>380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426389">
                <text:p>426389</text:p>
              </table:table-cell>
              <table:table-cell office:value-type="float" office:value="36475">
                <text:p>364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433115">
                <text:p>433115</text:p>
              </table:table-cell>
              <table:table-cell office:value-type="float" office:value="38618">
                <text:p>386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427666">
                <text:p>427666</text:p>
              </table:table-cell>
              <table:table-cell office:value-type="float" office:value="36216">
                <text:p>362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426648">
                <text:p>426648</text:p>
              </table:table-cell>
              <table:table-cell office:value-type="float" office:value="36319">
                <text:p>363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433275">
                <text:p>433275</text:p>
              </table:table-cell>
              <table:table-cell office:value-type="float" office:value="37710">
                <text:p>3771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435792">
                <text:p>435792</text:p>
              </table:table-cell>
              <table:table-cell office:value-type="float" office:value="38932">
                <text:p>389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431729">
                <text:p>431729</text:p>
              </table:table-cell>
              <table:table-cell office:value-type="float" office:value="37413">
                <text:p>374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432667">
                <text:p>432667</text:p>
              </table:table-cell>
              <table:table-cell office:value-type="float" office:value="38038">
                <text:p>380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432906">
                <text:p>432906</text:p>
              </table:table-cell>
              <table:table-cell office:value-type="float" office:value="38591">
                <text:p>385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429999">
                <text:p>429999</text:p>
              </table:table-cell>
              <table:table-cell office:value-type="float" office:value="36923">
                <text:p>369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431587">
                <text:p>431587</text:p>
              </table:table-cell>
              <table:table-cell office:value-type="float" office:value="37549">
                <text:p>375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431790">
                <text:p>431790</text:p>
              </table:table-cell>
              <table:table-cell office:value-type="float" office:value="37387">
                <text:p>373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436204">
                <text:p>436204</text:p>
              </table:table-cell>
              <table:table-cell office:value-type="float" office:value="39039">
                <text:p>390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431532">
                <text:p>431532</text:p>
              </table:table-cell>
              <table:table-cell office:value-type="float" office:value="37651">
                <text:p>376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432864">
                <text:p>432864</text:p>
              </table:table-cell>
              <table:table-cell office:value-type="float" office:value="38218">
                <text:p>382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430502">
                <text:p>430502</text:p>
              </table:table-cell>
              <table:table-cell office:value-type="float" office:value="36940">
                <text:p>3694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428740">
                <text:p>428740</text:p>
              </table:table-cell>
              <table:table-cell office:value-type="float" office:value="37278">
                <text:p>3727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440186">
                <text:p>440186</text:p>
              </table:table-cell>
              <table:table-cell office:value-type="float" office:value="39973">
                <text:p>3997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439337">
                <text:p>439337</text:p>
              </table:table-cell>
              <table:table-cell office:value-type="float" office:value="39566">
                <text:p>395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435057">
                <text:p>435057</text:p>
              </table:table-cell>
              <table:table-cell office:value-type="float" office:value="38325">
                <text:p>383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441674">
                <text:p>441674</text:p>
              </table:table-cell>
              <table:table-cell office:value-type="float" office:value="39501">
                <text:p>395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432878">
                <text:p>432878</text:p>
              </table:table-cell>
              <table:table-cell office:value-type="float" office:value="37926">
                <text:p>379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431213">
                <text:p>431213</text:p>
              </table:table-cell>
              <table:table-cell office:value-type="float" office:value="37118">
                <text:p>371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437859">
                <text:p>437859</text:p>
              </table:table-cell>
              <table:table-cell office:value-type="float" office:value="38556">
                <text:p>385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446580">
                <text:p>446580</text:p>
              </table:table-cell>
              <table:table-cell office:value-type="float" office:value="40899">
                <text:p>4089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440910">
                <text:p>440910</text:p>
              </table:table-cell>
              <table:table-cell office:value-type="float" office:value="40313">
                <text:p>403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432226">
                <text:p>432226</text:p>
              </table:table-cell>
              <table:table-cell office:value-type="float" office:value="37736">
                <text:p>377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436116">
                <text:p>436116</text:p>
              </table:table-cell>
              <table:table-cell office:value-type="float" office:value="39024">
                <text:p>390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442208">
                <text:p>442208</text:p>
              </table:table-cell>
              <table:table-cell office:value-type="float" office:value="40508">
                <text:p>405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433241">
                <text:p>433241</text:p>
              </table:table-cell>
              <table:table-cell office:value-type="float" office:value="37667">
                <text:p>376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431100">
                <text:p>431100</text:p>
              </table:table-cell>
              <table:table-cell office:value-type="float" office:value="37387">
                <text:p>3738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432111">
                <text:p>432111</text:p>
              </table:table-cell>
              <table:table-cell office:value-type="float" office:value="37363">
                <text:p>373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441564">
                <text:p>441564</text:p>
              </table:table-cell>
              <table:table-cell office:value-type="float" office:value="40065">
                <text:p>400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438738">
                <text:p>438738</text:p>
              </table:table-cell>
              <table:table-cell office:value-type="float" office:value="39318">
                <text:p>393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430710">
                <text:p>430710</text:p>
              </table:table-cell>
              <table:table-cell office:value-type="float" office:value="37123">
                <text:p>371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437977">
                <text:p>437977</text:p>
              </table:table-cell>
              <table:table-cell office:value-type="float" office:value="38608">
                <text:p>3860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435754">
                <text:p>435754</text:p>
              </table:table-cell>
              <table:table-cell office:value-type="float" office:value="38445">
                <text:p>384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434741">
                <text:p>434741</text:p>
              </table:table-cell>
              <table:table-cell office:value-type="float" office:value="37686">
                <text:p>3768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437264">
                <text:p>437264</text:p>
              </table:table-cell>
              <table:table-cell office:value-type="float" office:value="38836">
                <text:p>388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435177">
                <text:p>435177</text:p>
              </table:table-cell>
              <table:table-cell office:value-type="float" office:value="39170">
                <text:p>3917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440936">
                <text:p>440936</text:p>
              </table:table-cell>
              <table:table-cell office:value-type="float" office:value="39728">
                <text:p>397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440974">
                <text:p>440974</text:p>
              </table:table-cell>
              <table:table-cell office:value-type="float" office:value="39587">
                <text:p>395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440474">
                <text:p>440474</text:p>
              </table:table-cell>
              <table:table-cell office:value-type="float" office:value="39288">
                <text:p>392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437905">
                <text:p>437905</text:p>
              </table:table-cell>
              <table:table-cell office:value-type="float" office:value="39060">
                <text:p>3906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442176">
                <text:p>442176</text:p>
              </table:table-cell>
              <table:table-cell office:value-type="float" office:value="40172">
                <text:p>401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441399">
                <text:p>441399</text:p>
              </table:table-cell>
              <table:table-cell office:value-type="float" office:value="40358">
                <text:p>403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443210">
                <text:p>443210</text:p>
              </table:table-cell>
              <table:table-cell office:value-type="float" office:value="40118">
                <text:p>4011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434820">
                <text:p>434820</text:p>
              </table:table-cell>
              <table:table-cell office:value-type="float" office:value="39038">
                <text:p>3903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439621">
                <text:p>439621</text:p>
              </table:table-cell>
              <table:table-cell office:value-type="float" office:value="39108">
                <text:p>391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443595">
                <text:p>443595</text:p>
              </table:table-cell>
              <table:table-cell office:value-type="float" office:value="40101">
                <text:p>401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445766">
                <text:p>445766</text:p>
              </table:table-cell>
              <table:table-cell office:value-type="float" office:value="41796">
                <text:p>417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440662">
                <text:p>440662</text:p>
              </table:table-cell>
              <table:table-cell office:value-type="float" office:value="39448">
                <text:p>394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436651">
                <text:p>436651</text:p>
              </table:table-cell>
              <table:table-cell office:value-type="float" office:value="38916">
                <text:p>389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450109">
                <text:p>450109</text:p>
              </table:table-cell>
              <table:table-cell office:value-type="float" office:value="41586">
                <text:p>4158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437045">
                <text:p>437045</text:p>
              </table:table-cell>
              <table:table-cell office:value-type="float" office:value="38912">
                <text:p>389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432524">
                <text:p>432524</text:p>
              </table:table-cell>
              <table:table-cell office:value-type="float" office:value="37499">
                <text:p>374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440147">
                <text:p>440147</text:p>
              </table:table-cell>
              <table:table-cell office:value-type="float" office:value="39610">
                <text:p>3961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444589">
                <text:p>444589</text:p>
              </table:table-cell>
              <table:table-cell office:value-type="float" office:value="40363">
                <text:p>403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441052">
                <text:p>441052</text:p>
              </table:table-cell>
              <table:table-cell office:value-type="float" office:value="39920">
                <text:p>3992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438811">
                <text:p>438811</text:p>
              </table:table-cell>
              <table:table-cell office:value-type="float" office:value="38816">
                <text:p>388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434664">
                <text:p>434664</text:p>
              </table:table-cell>
              <table:table-cell office:value-type="float" office:value="37715">
                <text:p>377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441756">
                <text:p>441756</text:p>
              </table:table-cell>
              <table:table-cell office:value-type="float" office:value="39244">
                <text:p>392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444585">
                <text:p>444585</text:p>
              </table:table-cell>
              <table:table-cell office:value-type="float" office:value="40502">
                <text:p>405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439187">
                <text:p>439187</text:p>
              </table:table-cell>
              <table:table-cell office:value-type="float" office:value="39389">
                <text:p>3938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435847">
                <text:p>435847</text:p>
              </table:table-cell>
              <table:table-cell office:value-type="float" office:value="38077">
                <text:p>3807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436150">
                <text:p>436150</text:p>
              </table:table-cell>
              <table:table-cell office:value-type="float" office:value="38226">
                <text:p>382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442194">
                <text:p>442194</text:p>
              </table:table-cell>
              <table:table-cell office:value-type="float" office:value="39791">
                <text:p>397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444097">
                <text:p>444097</text:p>
              </table:table-cell>
              <table:table-cell office:value-type="float" office:value="40399">
                <text:p>403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434326">
                <text:p>434326</text:p>
              </table:table-cell>
              <table:table-cell office:value-type="float" office:value="38315">
                <text:p>383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449662">
                <text:p>449662</text:p>
              </table:table-cell>
              <table:table-cell office:value-type="float" office:value="41494">
                <text:p>4149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442467">
                <text:p>442467</text:p>
              </table:table-cell>
              <table:table-cell office:value-type="float" office:value="39747">
                <text:p>397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441397">
                <text:p>441397</text:p>
              </table:table-cell>
              <table:table-cell office:value-type="float" office:value="39381">
                <text:p>3938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443218">
                <text:p>443218</text:p>
              </table:table-cell>
              <table:table-cell office:value-type="float" office:value="40364">
                <text:p>4036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442725">
                <text:p>442725</text:p>
              </table:table-cell>
              <table:table-cell office:value-type="float" office:value="39277">
                <text:p>3927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446245">
                <text:p>446245</text:p>
              </table:table-cell>
              <table:table-cell office:value-type="float" office:value="40875">
                <text:p>408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447460">
                <text:p>447460</text:p>
              </table:table-cell>
              <table:table-cell office:value-type="float" office:value="40924">
                <text:p>409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444671">
                <text:p>444671</text:p>
              </table:table-cell>
              <table:table-cell office:value-type="float" office:value="39964">
                <text:p>399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449478">
                <text:p>449478</text:p>
              </table:table-cell>
              <table:table-cell office:value-type="float" office:value="41202">
                <text:p>412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443176">
                <text:p>443176</text:p>
              </table:table-cell>
              <table:table-cell office:value-type="float" office:value="39731">
                <text:p>397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444417">
                <text:p>444417</text:p>
              </table:table-cell>
              <table:table-cell office:value-type="float" office:value="39769">
                <text:p>397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442642">
                <text:p>442642</text:p>
              </table:table-cell>
              <table:table-cell office:value-type="float" office:value="40184">
                <text:p>4018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443531">
                <text:p>443531</text:p>
              </table:table-cell>
              <table:table-cell office:value-type="float" office:value="40223">
                <text:p>4022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450486">
                <text:p>450486</text:p>
              </table:table-cell>
              <table:table-cell office:value-type="float" office:value="41762">
                <text:p>4176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439381">
                <text:p>439381</text:p>
              </table:table-cell>
              <table:table-cell office:value-type="float" office:value="38798">
                <text:p>3879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438868">
                <text:p>438868</text:p>
              </table:table-cell>
              <table:table-cell office:value-type="float" office:value="38943">
                <text:p>3894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446185">
                <text:p>446185</text:p>
              </table:table-cell>
              <table:table-cell office:value-type="float" office:value="40626">
                <text:p>4062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444305">
                <text:p>444305</text:p>
              </table:table-cell>
              <table:table-cell office:value-type="float" office:value="40826">
                <text:p>4082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440514">
                <text:p>440514</text:p>
              </table:table-cell>
              <table:table-cell office:value-type="float" office:value="38393">
                <text:p>3839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439014">
                <text:p>439014</text:p>
              </table:table-cell>
              <table:table-cell office:value-type="float" office:value="39111">
                <text:p>391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445888">
                <text:p>445888</text:p>
              </table:table-cell>
              <table:table-cell office:value-type="float" office:value="40657">
                <text:p>4065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446848">
                <text:p>446848</text:p>
              </table:table-cell>
              <table:table-cell office:value-type="float" office:value="40865">
                <text:p>4086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445398">
                <text:p>445398</text:p>
              </table:table-cell>
              <table:table-cell office:value-type="float" office:value="39646">
                <text:p>3964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452191">
                <text:p>452191</text:p>
              </table:table-cell>
              <table:table-cell office:value-type="float" office:value="42147">
                <text:p>421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452565">
                <text:p>452565</text:p>
              </table:table-cell>
              <table:table-cell office:value-type="float" office:value="41258">
                <text:p>4125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441475">
                <text:p>441475</text:p>
              </table:table-cell>
              <table:table-cell office:value-type="float" office:value="39291">
                <text:p>392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446748">
                <text:p>446748</text:p>
              </table:table-cell>
              <table:table-cell office:value-type="float" office:value="40441">
                <text:p>4044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443300">
                <text:p>443300</text:p>
              </table:table-cell>
              <table:table-cell office:value-type="float" office:value="40703">
                <text:p>4070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447039">
                <text:p>447039</text:p>
              </table:table-cell>
              <table:table-cell office:value-type="float" office:value="40316">
                <text:p>4031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444818">
                <text:p>444818</text:p>
              </table:table-cell>
              <table:table-cell office:value-type="float" office:value="40405">
                <text:p>404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443475">
                <text:p>443475</text:p>
              </table:table-cell>
              <table:table-cell office:value-type="float" office:value="39686">
                <text:p>3968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448852">
                <text:p>448852</text:p>
              </table:table-cell>
              <table:table-cell office:value-type="float" office:value="41201">
                <text:p>412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445580">
                <text:p>445580</text:p>
              </table:table-cell>
              <table:table-cell office:value-type="float" office:value="39945">
                <text:p>399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432452">
                <text:p>432452</text:p>
              </table:table-cell>
              <table:table-cell office:value-type="float" office:value="37055">
                <text:p>3705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440095">
                <text:p>440095</text:p>
              </table:table-cell>
              <table:table-cell office:value-type="float" office:value="39071">
                <text:p>3907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449640">
                <text:p>449640</text:p>
              </table:table-cell>
              <table:table-cell office:value-type="float" office:value="40534">
                <text:p>4053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440425">
                <text:p>440425</text:p>
              </table:table-cell>
              <table:table-cell office:value-type="float" office:value="39484">
                <text:p>394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446041">
                <text:p>446041</text:p>
              </table:table-cell>
              <table:table-cell office:value-type="float" office:value="39939">
                <text:p>399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447489">
                <text:p>447489</text:p>
              </table:table-cell>
              <table:table-cell office:value-type="float" office:value="41083">
                <text:p>4108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443000">
                <text:p>443000</text:p>
              </table:table-cell>
              <table:table-cell office:value-type="float" office:value="39212">
                <text:p>392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444736">
                <text:p>444736</text:p>
              </table:table-cell>
              <table:table-cell office:value-type="float" office:value="40022">
                <text:p>400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446817">
                <text:p>446817</text:p>
              </table:table-cell>
              <table:table-cell office:value-type="float" office:value="40541">
                <text:p>4054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">
                <text:p>4010</text:p>
              </table:table-cell>
              <table:table-cell office:value-type="float" office:value="451508">
                <text:p>451508</text:p>
              </table:table-cell>
              <table:table-cell office:value-type="float" office:value="41357">
                <text:p>4135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">
                <text:p>4020</text:p>
              </table:table-cell>
              <table:table-cell office:value-type="float" office:value="444680">
                <text:p>444680</text:p>
              </table:table-cell>
              <table:table-cell office:value-type="float" office:value="39435">
                <text:p>3943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">
                <text:p>4030</text:p>
              </table:table-cell>
              <table:table-cell office:value-type="float" office:value="449132">
                <text:p>449132</text:p>
              </table:table-cell>
              <table:table-cell office:value-type="float" office:value="41219">
                <text:p>412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">
                <text:p>4040</text:p>
              </table:table-cell>
              <table:table-cell office:value-type="float" office:value="441964">
                <text:p>441964</text:p>
              </table:table-cell>
              <table:table-cell office:value-type="float" office:value="39206">
                <text:p>3920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">
                <text:p>4050</text:p>
              </table:table-cell>
              <table:table-cell office:value-type="float" office:value="449816">
                <text:p>449816</text:p>
              </table:table-cell>
              <table:table-cell office:value-type="float" office:value="40876">
                <text:p>4087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">
                <text:p>4060</text:p>
              </table:table-cell>
              <table:table-cell office:value-type="float" office:value="446869">
                <text:p>446869</text:p>
              </table:table-cell>
              <table:table-cell office:value-type="float" office:value="40009">
                <text:p>400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">
                <text:p>4070</text:p>
              </table:table-cell>
              <table:table-cell office:value-type="float" office:value="447029">
                <text:p>447029</text:p>
              </table:table-cell>
              <table:table-cell office:value-type="float" office:value="41022">
                <text:p>410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">
                <text:p>4080</text:p>
              </table:table-cell>
              <table:table-cell office:value-type="float" office:value="446743">
                <text:p>446743</text:p>
              </table:table-cell>
              <table:table-cell office:value-type="float" office:value="40807">
                <text:p>408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">
                <text:p>4090</text:p>
              </table:table-cell>
              <table:table-cell office:value-type="float" office:value="453738">
                <text:p>453738</text:p>
              </table:table-cell>
              <table:table-cell office:value-type="float" office:value="41949">
                <text:p>4194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">
                <text:p>4100</text:p>
              </table:table-cell>
              <table:table-cell office:value-type="float" office:value="450435">
                <text:p>450435</text:p>
              </table:table-cell>
              <table:table-cell office:value-type="float" office:value="41546">
                <text:p>415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">
                <text:p>4110</text:p>
              </table:table-cell>
              <table:table-cell office:value-type="float" office:value="453724">
                <text:p>453724</text:p>
              </table:table-cell>
              <table:table-cell office:value-type="float" office:value="42228">
                <text:p>422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">
                <text:p>4120</text:p>
              </table:table-cell>
              <table:table-cell office:value-type="float" office:value="451085">
                <text:p>451085</text:p>
              </table:table-cell>
              <table:table-cell office:value-type="float" office:value="41750">
                <text:p>4175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">
                <text:p>4130</text:p>
              </table:table-cell>
              <table:table-cell office:value-type="float" office:value="448355">
                <text:p>448355</text:p>
              </table:table-cell>
              <table:table-cell office:value-type="float" office:value="40327">
                <text:p>4032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">
                <text:p>4140</text:p>
              </table:table-cell>
              <table:table-cell office:value-type="float" office:value="447990">
                <text:p>447990</text:p>
              </table:table-cell>
              <table:table-cell office:value-type="float" office:value="40749">
                <text:p>4074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">
                <text:p>4150</text:p>
              </table:table-cell>
              <table:table-cell office:value-type="float" office:value="449659">
                <text:p>449659</text:p>
              </table:table-cell>
              <table:table-cell office:value-type="float" office:value="40427">
                <text:p>4042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">
                <text:p>4160</text:p>
              </table:table-cell>
              <table:table-cell office:value-type="float" office:value="443876">
                <text:p>443876</text:p>
              </table:table-cell>
              <table:table-cell office:value-type="float" office:value="39987">
                <text:p>3998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">
                <text:p>4170</text:p>
              </table:table-cell>
              <table:table-cell office:value-type="float" office:value="448520">
                <text:p>448520</text:p>
              </table:table-cell>
              <table:table-cell office:value-type="float" office:value="41247">
                <text:p>4124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">
                <text:p>4180</text:p>
              </table:table-cell>
              <table:table-cell office:value-type="float" office:value="449261">
                <text:p>449261</text:p>
              </table:table-cell>
              <table:table-cell office:value-type="float" office:value="41516">
                <text:p>415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">
                <text:p>4190</text:p>
              </table:table-cell>
              <table:table-cell office:value-type="float" office:value="446035">
                <text:p>446035</text:p>
              </table:table-cell>
              <table:table-cell office:value-type="float" office:value="40787">
                <text:p>4078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">
                <text:p>4200</text:p>
              </table:table-cell>
              <table:table-cell office:value-type="float" office:value="451487">
                <text:p>451487</text:p>
              </table:table-cell>
              <table:table-cell office:value-type="float" office:value="40997">
                <text:p>4099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">
                <text:p>4210</text:p>
              </table:table-cell>
              <table:table-cell office:value-type="float" office:value="447725">
                <text:p>447725</text:p>
              </table:table-cell>
              <table:table-cell office:value-type="float" office:value="41071">
                <text:p>4107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">
                <text:p>4220</text:p>
              </table:table-cell>
              <table:table-cell office:value-type="float" office:value="447976">
                <text:p>447976</text:p>
              </table:table-cell>
              <table:table-cell office:value-type="float" office:value="40645">
                <text:p>4064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">
                <text:p>4230</text:p>
              </table:table-cell>
              <table:table-cell office:value-type="float" office:value="451465">
                <text:p>451465</text:p>
              </table:table-cell>
              <table:table-cell office:value-type="float" office:value="41428">
                <text:p>4142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">
                <text:p>4240</text:p>
              </table:table-cell>
              <table:table-cell office:value-type="float" office:value="442978">
                <text:p>442978</text:p>
              </table:table-cell>
              <table:table-cell office:value-type="float" office:value="40263">
                <text:p>402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">
                <text:p>4250</text:p>
              </table:table-cell>
              <table:table-cell office:value-type="float" office:value="457370">
                <text:p>457370</text:p>
              </table:table-cell>
              <table:table-cell office:value-type="float" office:value="43407">
                <text:p>434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">
                <text:p>4260</text:p>
              </table:table-cell>
              <table:table-cell office:value-type="float" office:value="443733">
                <text:p>443733</text:p>
              </table:table-cell>
              <table:table-cell office:value-type="float" office:value="39504">
                <text:p>3950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">
                <text:p>4270</text:p>
              </table:table-cell>
              <table:table-cell office:value-type="float" office:value="447712">
                <text:p>447712</text:p>
              </table:table-cell>
              <table:table-cell office:value-type="float" office:value="40242">
                <text:p>4024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">
                <text:p>4280</text:p>
              </table:table-cell>
              <table:table-cell office:value-type="float" office:value="448384">
                <text:p>448384</text:p>
              </table:table-cell>
              <table:table-cell office:value-type="float" office:value="40920">
                <text:p>4092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">
                <text:p>4290</text:p>
              </table:table-cell>
              <table:table-cell office:value-type="float" office:value="449895">
                <text:p>449895</text:p>
              </table:table-cell>
              <table:table-cell office:value-type="float" office:value="40724">
                <text:p>4072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">
                <text:p>4300</text:p>
              </table:table-cell>
              <table:table-cell office:value-type="float" office:value="447473">
                <text:p>447473</text:p>
              </table:table-cell>
              <table:table-cell office:value-type="float" office:value="40634">
                <text:p>4063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">
                <text:p>4310</text:p>
              </table:table-cell>
              <table:table-cell office:value-type="float" office:value="450351">
                <text:p>450351</text:p>
              </table:table-cell>
              <table:table-cell office:value-type="float" office:value="40444">
                <text:p>4044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">
                <text:p>4320</text:p>
              </table:table-cell>
              <table:table-cell office:value-type="float" office:value="446732">
                <text:p>446732</text:p>
              </table:table-cell>
              <table:table-cell office:value-type="float" office:value="40579">
                <text:p>4057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">
                <text:p>4330</text:p>
              </table:table-cell>
              <table:table-cell office:value-type="float" office:value="441496">
                <text:p>441496</text:p>
              </table:table-cell>
              <table:table-cell office:value-type="float" office:value="38760">
                <text:p>3876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">
                <text:p>4340</text:p>
              </table:table-cell>
              <table:table-cell office:value-type="float" office:value="451422">
                <text:p>451422</text:p>
              </table:table-cell>
              <table:table-cell office:value-type="float" office:value="41105">
                <text:p>411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">
                <text:p>4350</text:p>
              </table:table-cell>
              <table:table-cell office:value-type="float" office:value="449749">
                <text:p>449749</text:p>
              </table:table-cell>
              <table:table-cell office:value-type="float" office:value="41226">
                <text:p>4122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">
                <text:p>4360</text:p>
              </table:table-cell>
              <table:table-cell office:value-type="float" office:value="458663">
                <text:p>458663</text:p>
              </table:table-cell>
              <table:table-cell office:value-type="float" office:value="42922">
                <text:p>429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">
                <text:p>4370</text:p>
              </table:table-cell>
              <table:table-cell office:value-type="float" office:value="453560">
                <text:p>453560</text:p>
              </table:table-cell>
              <table:table-cell office:value-type="float" office:value="42298">
                <text:p>4229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">
                <text:p>4380</text:p>
              </table:table-cell>
              <table:table-cell office:value-type="float" office:value="453588">
                <text:p>453588</text:p>
              </table:table-cell>
              <table:table-cell office:value-type="float" office:value="41799">
                <text:p>417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">
                <text:p>4390</text:p>
              </table:table-cell>
              <table:table-cell office:value-type="float" office:value="455102">
                <text:p>455102</text:p>
              </table:table-cell>
              <table:table-cell office:value-type="float" office:value="41755">
                <text:p>417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">
                <text:p>4400</text:p>
              </table:table-cell>
              <table:table-cell office:value-type="float" office:value="459232">
                <text:p>459232</text:p>
              </table:table-cell>
              <table:table-cell office:value-type="float" office:value="43485">
                <text:p>4348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">
                <text:p>4410</text:p>
              </table:table-cell>
              <table:table-cell office:value-type="float" office:value="448514">
                <text:p>448514</text:p>
              </table:table-cell>
              <table:table-cell office:value-type="float" office:value="41055">
                <text:p>4105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">
                <text:p>4420</text:p>
              </table:table-cell>
              <table:table-cell office:value-type="float" office:value="455447">
                <text:p>455447</text:p>
              </table:table-cell>
              <table:table-cell office:value-type="float" office:value="42170">
                <text:p>4217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">
                <text:p>4430</text:p>
              </table:table-cell>
              <table:table-cell office:value-type="float" office:value="448055">
                <text:p>448055</text:p>
              </table:table-cell>
              <table:table-cell office:value-type="float" office:value="41410">
                <text:p>4141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">
                <text:p>4440</text:p>
              </table:table-cell>
              <table:table-cell office:value-type="float" office:value="456940">
                <text:p>456940</text:p>
              </table:table-cell>
              <table:table-cell office:value-type="float" office:value="43410">
                <text:p>4341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">
                <text:p>4450</text:p>
              </table:table-cell>
              <table:table-cell office:value-type="float" office:value="456383">
                <text:p>456383</text:p>
              </table:table-cell>
              <table:table-cell office:value-type="float" office:value="42919">
                <text:p>429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">
                <text:p>4460</text:p>
              </table:table-cell>
              <table:table-cell office:value-type="float" office:value="453370">
                <text:p>453370</text:p>
              </table:table-cell>
              <table:table-cell office:value-type="float" office:value="41745">
                <text:p>417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">
                <text:p>4470</text:p>
              </table:table-cell>
              <table:table-cell office:value-type="float" office:value="466525">
                <text:p>466525</text:p>
              </table:table-cell>
              <table:table-cell office:value-type="float" office:value="45644">
                <text:p>4564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">
                <text:p>4480</text:p>
              </table:table-cell>
              <table:table-cell office:value-type="float" office:value="451110">
                <text:p>451110</text:p>
              </table:table-cell>
              <table:table-cell office:value-type="float" office:value="41620">
                <text:p>4162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">
                <text:p>4490</text:p>
              </table:table-cell>
              <table:table-cell office:value-type="float" office:value="448287">
                <text:p>448287</text:p>
              </table:table-cell>
              <table:table-cell office:value-type="float" office:value="40989">
                <text:p>4098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">
                <text:p>4500</text:p>
              </table:table-cell>
              <table:table-cell office:value-type="float" office:value="456947">
                <text:p>456947</text:p>
              </table:table-cell>
              <table:table-cell office:value-type="float" office:value="43000">
                <text:p>430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">
                <text:p>4510</text:p>
              </table:table-cell>
              <table:table-cell office:value-type="float" office:value="449554">
                <text:p>449554</text:p>
              </table:table-cell>
              <table:table-cell office:value-type="float" office:value="41372">
                <text:p>413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">
                <text:p>4520</text:p>
              </table:table-cell>
              <table:table-cell office:value-type="float" office:value="456475">
                <text:p>456475</text:p>
              </table:table-cell>
              <table:table-cell office:value-type="float" office:value="42250">
                <text:p>4225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">
                <text:p>4530</text:p>
              </table:table-cell>
              <table:table-cell office:value-type="float" office:value="452000">
                <text:p>452000</text:p>
              </table:table-cell>
              <table:table-cell office:value-type="float" office:value="41123">
                <text:p>4112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">
                <text:p>4540</text:p>
              </table:table-cell>
              <table:table-cell office:value-type="float" office:value="449209">
                <text:p>449209</text:p>
              </table:table-cell>
              <table:table-cell office:value-type="float" office:value="41147">
                <text:p>4114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">
                <text:p>4550</text:p>
              </table:table-cell>
              <table:table-cell office:value-type="float" office:value="457915">
                <text:p>457915</text:p>
              </table:table-cell>
              <table:table-cell office:value-type="float" office:value="42821">
                <text:p>4282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">
                <text:p>4560</text:p>
              </table:table-cell>
              <table:table-cell office:value-type="float" office:value="450207">
                <text:p>450207</text:p>
              </table:table-cell>
              <table:table-cell office:value-type="float" office:value="41338">
                <text:p>4133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">
                <text:p>4570</text:p>
              </table:table-cell>
              <table:table-cell office:value-type="float" office:value="446152">
                <text:p>446152</text:p>
              </table:table-cell>
              <table:table-cell office:value-type="float" office:value="40108">
                <text:p>4010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">
                <text:p>4580</text:p>
              </table:table-cell>
              <table:table-cell office:value-type="float" office:value="448725">
                <text:p>448725</text:p>
              </table:table-cell>
              <table:table-cell office:value-type="float" office:value="40860">
                <text:p>4086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">
                <text:p>4590</text:p>
              </table:table-cell>
              <table:table-cell office:value-type="float" office:value="455443">
                <text:p>455443</text:p>
              </table:table-cell>
              <table:table-cell office:value-type="float" office:value="42793">
                <text:p>4279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">
                <text:p>4600</text:p>
              </table:table-cell>
              <table:table-cell office:value-type="float" office:value="447441">
                <text:p>447441</text:p>
              </table:table-cell>
              <table:table-cell office:value-type="float" office:value="40315">
                <text:p>403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">
                <text:p>4610</text:p>
              </table:table-cell>
              <table:table-cell office:value-type="float" office:value="446875">
                <text:p>446875</text:p>
              </table:table-cell>
              <table:table-cell office:value-type="float" office:value="40360">
                <text:p>4036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">
                <text:p>4620</text:p>
              </table:table-cell>
              <table:table-cell office:value-type="float" office:value="448956">
                <text:p>448956</text:p>
              </table:table-cell>
              <table:table-cell office:value-type="float" office:value="41409">
                <text:p>4140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">
                <text:p>4630</text:p>
              </table:table-cell>
              <table:table-cell office:value-type="float" office:value="449985">
                <text:p>449985</text:p>
              </table:table-cell>
              <table:table-cell office:value-type="float" office:value="41587">
                <text:p>4158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">
                <text:p>4640</text:p>
              </table:table-cell>
              <table:table-cell office:value-type="float" office:value="452023">
                <text:p>452023</text:p>
              </table:table-cell>
              <table:table-cell office:value-type="float" office:value="42062">
                <text:p>4206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">
                <text:p>4650</text:p>
              </table:table-cell>
              <table:table-cell office:value-type="float" office:value="454780">
                <text:p>454780</text:p>
              </table:table-cell>
              <table:table-cell office:value-type="float" office:value="42319">
                <text:p>423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">
                <text:p>4660</text:p>
              </table:table-cell>
              <table:table-cell office:value-type="float" office:value="447566">
                <text:p>447566</text:p>
              </table:table-cell>
              <table:table-cell office:value-type="float" office:value="40474">
                <text:p>4047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">
                <text:p>4670</text:p>
              </table:table-cell>
              <table:table-cell office:value-type="float" office:value="458032">
                <text:p>458032</text:p>
              </table:table-cell>
              <table:table-cell office:value-type="float" office:value="43425">
                <text:p>434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">
                <text:p>4680</text:p>
              </table:table-cell>
              <table:table-cell office:value-type="float" office:value="454353">
                <text:p>454353</text:p>
              </table:table-cell>
              <table:table-cell office:value-type="float" office:value="41592">
                <text:p>4159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">
                <text:p>4690</text:p>
              </table:table-cell>
              <table:table-cell office:value-type="float" office:value="455018">
                <text:p>455018</text:p>
              </table:table-cell>
              <table:table-cell office:value-type="float" office:value="41667">
                <text:p>4166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">
                <text:p>4700</text:p>
              </table:table-cell>
              <table:table-cell office:value-type="float" office:value="458392">
                <text:p>458392</text:p>
              </table:table-cell>
              <table:table-cell office:value-type="float" office:value="42854">
                <text:p>4285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">
                <text:p>4710</text:p>
              </table:table-cell>
              <table:table-cell office:value-type="float" office:value="452944">
                <text:p>452944</text:p>
              </table:table-cell>
              <table:table-cell office:value-type="float" office:value="41355">
                <text:p>4135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">
                <text:p>4720</text:p>
              </table:table-cell>
              <table:table-cell office:value-type="float" office:value="443953">
                <text:p>443953</text:p>
              </table:table-cell>
              <table:table-cell office:value-type="float" office:value="39141">
                <text:p>3914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">
                <text:p>4730</text:p>
              </table:table-cell>
              <table:table-cell office:value-type="float" office:value="451200">
                <text:p>451200</text:p>
              </table:table-cell>
              <table:table-cell office:value-type="float" office:value="40668">
                <text:p>4066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">
                <text:p>4740</text:p>
              </table:table-cell>
              <table:table-cell office:value-type="float" office:value="456882">
                <text:p>456882</text:p>
              </table:table-cell>
              <table:table-cell office:value-type="float" office:value="42755">
                <text:p>4275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">
                <text:p>4750</text:p>
              </table:table-cell>
              <table:table-cell office:value-type="float" office:value="460951">
                <text:p>460951</text:p>
              </table:table-cell>
              <table:table-cell office:value-type="float" office:value="43268">
                <text:p>4326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">
                <text:p>4760</text:p>
              </table:table-cell>
              <table:table-cell office:value-type="float" office:value="454307">
                <text:p>454307</text:p>
              </table:table-cell>
              <table:table-cell office:value-type="float" office:value="42189">
                <text:p>4218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">
                <text:p>4770</text:p>
              </table:table-cell>
              <table:table-cell office:value-type="float" office:value="453497">
                <text:p>453497</text:p>
              </table:table-cell>
              <table:table-cell office:value-type="float" office:value="41622">
                <text:p>4162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">
                <text:p>4780</text:p>
              </table:table-cell>
              <table:table-cell office:value-type="float" office:value="457237">
                <text:p>457237</text:p>
              </table:table-cell>
              <table:table-cell office:value-type="float" office:value="43061">
                <text:p>4306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">
                <text:p>4790</text:p>
              </table:table-cell>
              <table:table-cell office:value-type="float" office:value="459042">
                <text:p>459042</text:p>
              </table:table-cell>
              <table:table-cell office:value-type="float" office:value="43338">
                <text:p>4333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">
                <text:p>4800</text:p>
              </table:table-cell>
              <table:table-cell office:value-type="float" office:value="450640">
                <text:p>450640</text:p>
              </table:table-cell>
              <table:table-cell office:value-type="float" office:value="40902">
                <text:p>4090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">
                <text:p>4810</text:p>
              </table:table-cell>
              <table:table-cell office:value-type="float" office:value="455329">
                <text:p>455329</text:p>
              </table:table-cell>
              <table:table-cell office:value-type="float" office:value="42310">
                <text:p>4231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">
                <text:p>4820</text:p>
              </table:table-cell>
              <table:table-cell office:value-type="float" office:value="459969">
                <text:p>459969</text:p>
              </table:table-cell>
              <table:table-cell office:value-type="float" office:value="43068">
                <text:p>4306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">
                <text:p>4830</text:p>
              </table:table-cell>
              <table:table-cell office:value-type="float" office:value="449473">
                <text:p>449473</text:p>
              </table:table-cell>
              <table:table-cell office:value-type="float" office:value="40704">
                <text:p>407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">
                <text:p>4840</text:p>
              </table:table-cell>
              <table:table-cell office:value-type="float" office:value="456925">
                <text:p>456925</text:p>
              </table:table-cell>
              <table:table-cell office:value-type="float" office:value="42754">
                <text:p>4275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">
                <text:p>4850</text:p>
              </table:table-cell>
              <table:table-cell office:value-type="float" office:value="453832">
                <text:p>453832</text:p>
              </table:table-cell>
              <table:table-cell office:value-type="float" office:value="41565">
                <text:p>4156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">
                <text:p>4860</text:p>
              </table:table-cell>
              <table:table-cell office:value-type="float" office:value="448566">
                <text:p>448566</text:p>
              </table:table-cell>
              <table:table-cell office:value-type="float" office:value="41317">
                <text:p>4131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">
                <text:p>4870</text:p>
              </table:table-cell>
              <table:table-cell office:value-type="float" office:value="447856">
                <text:p>447856</text:p>
              </table:table-cell>
              <table:table-cell office:value-type="float" office:value="40392">
                <text:p>4039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">
                <text:p>4880</text:p>
              </table:table-cell>
              <table:table-cell office:value-type="float" office:value="456086">
                <text:p>456086</text:p>
              </table:table-cell>
              <table:table-cell office:value-type="float" office:value="42588">
                <text:p>4258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">
                <text:p>4890</text:p>
              </table:table-cell>
              <table:table-cell office:value-type="float" office:value="459581">
                <text:p>459581</text:p>
              </table:table-cell>
              <table:table-cell office:value-type="float" office:value="42946">
                <text:p>4294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">
                <text:p>4900</text:p>
              </table:table-cell>
              <table:table-cell office:value-type="float" office:value="454343">
                <text:p>454343</text:p>
              </table:table-cell>
              <table:table-cell office:value-type="float" office:value="42618">
                <text:p>4261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">
                <text:p>4910</text:p>
              </table:table-cell>
              <table:table-cell office:value-type="float" office:value="456378">
                <text:p>456378</text:p>
              </table:table-cell>
              <table:table-cell office:value-type="float" office:value="42868">
                <text:p>4286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">
                <text:p>4920</text:p>
              </table:table-cell>
              <table:table-cell office:value-type="float" office:value="465102">
                <text:p>465102</text:p>
              </table:table-cell>
              <table:table-cell office:value-type="float" office:value="44476">
                <text:p>4447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">
                <text:p>4930</text:p>
              </table:table-cell>
              <table:table-cell office:value-type="float" office:value="456750">
                <text:p>456750</text:p>
              </table:table-cell>
              <table:table-cell office:value-type="float" office:value="42280">
                <text:p>4228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">
                <text:p>4940</text:p>
              </table:table-cell>
              <table:table-cell office:value-type="float" office:value="459213">
                <text:p>459213</text:p>
              </table:table-cell>
              <table:table-cell office:value-type="float" office:value="42776">
                <text:p>4277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">
                <text:p>4950</text:p>
              </table:table-cell>
              <table:table-cell office:value-type="float" office:value="455965">
                <text:p>455965</text:p>
              </table:table-cell>
              <table:table-cell office:value-type="float" office:value="42586">
                <text:p>4258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">
                <text:p>4960</text:p>
              </table:table-cell>
              <table:table-cell office:value-type="float" office:value="456013">
                <text:p>456013</text:p>
              </table:table-cell>
              <table:table-cell office:value-type="float" office:value="42614">
                <text:p>4261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">
                <text:p>4970</text:p>
              </table:table-cell>
              <table:table-cell office:value-type="float" office:value="457543">
                <text:p>457543</text:p>
              </table:table-cell>
              <table:table-cell office:value-type="float" office:value="42365">
                <text:p>4236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">
                <text:p>4980</text:p>
              </table:table-cell>
              <table:table-cell office:value-type="float" office:value="451137">
                <text:p>451137</text:p>
              </table:table-cell>
              <table:table-cell office:value-type="float" office:value="41060">
                <text:p>4106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">
                <text:p>4990</text:p>
              </table:table-cell>
              <table:table-cell office:value-type="float" office:value="452510">
                <text:p>452510</text:p>
              </table:table-cell>
              <table:table-cell office:value-type="float" office:value="41302">
                <text:p>4130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">
                <text:p>5000</text:p>
              </table:table-cell>
              <table:table-cell office:value-type="float" office:value="458902">
                <text:p>458902</text:p>
              </table:table-cell>
              <table:table-cell office:value-type="float" office:value="42181">
                <text:p>421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11cm" svg:y="3.952cm" style:legend-expansion="high" chart:style-name="ch2"/>
        <chart:plot-area chart:style-name="ch3" table:cell-range-address="'gcc-aging-16'.A1:'gcc-aging-16'.A501 'gcc-aging-16'.C1:'gcc-aging-16'.D501" chart:data-source-has-labels="row" svg:x="0.77cm" svg:y="0.855cm" svg:width="11.401cm" svg:height="7.545cm">
          <chartooo:coordinate-region svg:x="2.132cm" svg:y="1.054cm" svg:width="9.667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cc-aging-16'.C2:'gcc-aging-16'.C501" chart:label-cell-address="'gcc-aging-16'.C1:'gcc-aging-16'.C1" chart:class="chart:scatter">
            <chart:domain table:cell-range-address="'gcc-aging-16'.A2:'gcc-aging-16'.A501"/>
            <chart:data-point chart:repeated="500"/>
          </chart:series>
          <chart:series chart:style-name="ch7" chart:values-cell-range-address="'gcc-aging-16'.D2:'gcc-aging-16'.D501" chart:label-cell-address="'gcc-aging-16'.D1:'gcc-aging-16'.D1" chart:class="chart:scatter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gcc-aging-16'.C1:'gcc-aging-16'.C1</svg:desc>
                </draw:g>
              </table:table-cell>
              <table:table-cell office:value-type="string">
                <text:p> DISK WRITES</text:p>
                <draw:g>
                  <svg:desc>'gcc-aging-16'.D1:'gcc-aging-16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gcc-aging-16'.A2:'gcc-aging-16'.A501</svg:desc>
                </draw:g>
              </table:table-cell>
              <table:table-cell office:value-type="float" office:value="326203">
                <text:p>326203</text:p>
                <draw:g>
                  <svg:desc>'gcc-aging-16'.C2:'gcc-aging-16'.C501</svg:desc>
                </draw:g>
              </table:table-cell>
              <table:table-cell office:value-type="float" office:value="52419">
                <text:p>52419</text:p>
                <draw:g>
                  <svg:desc>'gcc-aging-16'.D2:'gcc-aging-16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59510">
                <text:p>259510</text:p>
              </table:table-cell>
              <table:table-cell office:value-type="float" office:value="41123">
                <text:p>411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24973">
                <text:p>224973</text:p>
              </table:table-cell>
              <table:table-cell office:value-type="float" office:value="34777">
                <text:p>34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08019">
                <text:p>208019</text:p>
              </table:table-cell>
              <table:table-cell office:value-type="float" office:value="31122">
                <text:p>31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93949">
                <text:p>193949</text:p>
              </table:table-cell>
              <table:table-cell office:value-type="float" office:value="28477">
                <text:p>284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80113">
                <text:p>180113</text:p>
              </table:table-cell>
              <table:table-cell office:value-type="float" office:value="26445">
                <text:p>26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68807">
                <text:p>168807</text:p>
              </table:table-cell>
              <table:table-cell office:value-type="float" office:value="24832">
                <text:p>24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77766">
                <text:p>177766</text:p>
              </table:table-cell>
              <table:table-cell office:value-type="float" office:value="24576">
                <text:p>24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78191">
                <text:p>178191</text:p>
              </table:table-cell>
              <table:table-cell office:value-type="float" office:value="24108">
                <text:p>24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90390">
                <text:p>190390</text:p>
              </table:table-cell>
              <table:table-cell office:value-type="float" office:value="24016">
                <text:p>24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58524">
                <text:p>158524</text:p>
              </table:table-cell>
              <table:table-cell office:value-type="float" office:value="22023">
                <text:p>220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66704">
                <text:p>166704</text:p>
              </table:table-cell>
              <table:table-cell office:value-type="float" office:value="21957">
                <text:p>219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67948">
                <text:p>167948</text:p>
              </table:table-cell>
              <table:table-cell office:value-type="float" office:value="21537">
                <text:p>215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66044">
                <text:p>166044</text:p>
              </table:table-cell>
              <table:table-cell office:value-type="float" office:value="21026">
                <text:p>210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66898">
                <text:p>166898</text:p>
              </table:table-cell>
              <table:table-cell office:value-type="float" office:value="20865">
                <text:p>208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72447">
                <text:p>172447</text:p>
              </table:table-cell>
              <table:table-cell office:value-type="float" office:value="20834">
                <text:p>208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80327">
                <text:p>180327</text:p>
              </table:table-cell>
              <table:table-cell office:value-type="float" office:value="20515">
                <text:p>205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85656">
                <text:p>185656</text:p>
              </table:table-cell>
              <table:table-cell office:value-type="float" office:value="20562">
                <text:p>205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89122">
                <text:p>189122</text:p>
              </table:table-cell>
              <table:table-cell office:value-type="float" office:value="20328">
                <text:p>203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92121">
                <text:p>192121</text:p>
              </table:table-cell>
              <table:table-cell office:value-type="float" office:value="20278">
                <text:p>202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96238">
                <text:p>196238</text:p>
              </table:table-cell>
              <table:table-cell office:value-type="float" office:value="19975">
                <text:p>199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98446">
                <text:p>198446</text:p>
              </table:table-cell>
              <table:table-cell office:value-type="float" office:value="19952">
                <text:p>199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200668">
                <text:p>200668</text:p>
              </table:table-cell>
              <table:table-cell office:value-type="float" office:value="19547">
                <text:p>195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203223">
                <text:p>203223</text:p>
              </table:table-cell>
              <table:table-cell office:value-type="float" office:value="19555">
                <text:p>195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206825">
                <text:p>206825</text:p>
              </table:table-cell>
              <table:table-cell office:value-type="float" office:value="19322">
                <text:p>193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212144">
                <text:p>212144</text:p>
              </table:table-cell>
              <table:table-cell office:value-type="float" office:value="19303">
                <text:p>193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212773">
                <text:p>212773</text:p>
              </table:table-cell>
              <table:table-cell office:value-type="float" office:value="19205">
                <text:p>192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213168">
                <text:p>213168</text:p>
              </table:table-cell>
              <table:table-cell office:value-type="float" office:value="18864">
                <text:p>188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217335">
                <text:p>217335</text:p>
              </table:table-cell>
              <table:table-cell office:value-type="float" office:value="18923">
                <text:p>189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219940">
                <text:p>219940</text:p>
              </table:table-cell>
              <table:table-cell office:value-type="float" office:value="18804">
                <text:p>188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221085">
                <text:p>221085</text:p>
              </table:table-cell>
              <table:table-cell office:value-type="float" office:value="18615">
                <text:p>186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223556">
                <text:p>223556</text:p>
              </table:table-cell>
              <table:table-cell office:value-type="float" office:value="18590">
                <text:p>185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25160">
                <text:p>225160</text:p>
              </table:table-cell>
              <table:table-cell office:value-type="float" office:value="18272">
                <text:p>182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26408">
                <text:p>226408</text:p>
              </table:table-cell>
              <table:table-cell office:value-type="float" office:value="18224">
                <text:p>182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228618">
                <text:p>228618</text:p>
              </table:table-cell>
              <table:table-cell office:value-type="float" office:value="18142">
                <text:p>181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229734">
                <text:p>229734</text:p>
              </table:table-cell>
              <table:table-cell office:value-type="float" office:value="18153">
                <text:p>18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231074">
                <text:p>231074</text:p>
              </table:table-cell>
              <table:table-cell office:value-type="float" office:value="17821">
                <text:p>178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233903">
                <text:p>233903</text:p>
              </table:table-cell>
              <table:table-cell office:value-type="float" office:value="17767">
                <text:p>177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235840">
                <text:p>235840</text:p>
              </table:table-cell>
              <table:table-cell office:value-type="float" office:value="17811">
                <text:p>178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234319">
                <text:p>234319</text:p>
              </table:table-cell>
              <table:table-cell office:value-type="float" office:value="17680">
                <text:p>176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237343">
                <text:p>237343</text:p>
              </table:table-cell>
              <table:table-cell office:value-type="float" office:value="17468">
                <text:p>174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237039">
                <text:p>237039</text:p>
              </table:table-cell>
              <table:table-cell office:value-type="float" office:value="17378">
                <text:p>173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236309">
                <text:p>236309</text:p>
              </table:table-cell>
              <table:table-cell office:value-type="float" office:value="17323">
                <text:p>173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240186">
                <text:p>240186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240338">
                <text:p>240338</text:p>
              </table:table-cell>
              <table:table-cell office:value-type="float" office:value="17164">
                <text:p>171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241722">
                <text:p>241722</text:p>
              </table:table-cell>
              <table:table-cell office:value-type="float" office:value="16992">
                <text:p>169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241275">
                <text:p>241275</text:p>
              </table:table-cell>
              <table:table-cell office:value-type="float" office:value="17047">
                <text:p>170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242895">
                <text:p>242895</text:p>
              </table:table-cell>
              <table:table-cell office:value-type="float" office:value="16947">
                <text:p>169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244805">
                <text:p>244805</text:p>
              </table:table-cell>
              <table:table-cell office:value-type="float" office:value="16702">
                <text:p>167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245743">
                <text:p>245743</text:p>
              </table:table-cell>
              <table:table-cell office:value-type="float" office:value="16670">
                <text:p>166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247148">
                <text:p>247148</text:p>
              </table:table-cell>
              <table:table-cell office:value-type="float" office:value="16541">
                <text:p>165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248063">
                <text:p>248063</text:p>
              </table:table-cell>
              <table:table-cell office:value-type="float" office:value="16629">
                <text:p>166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246186">
                <text:p>246186</text:p>
              </table:table-cell>
              <table:table-cell office:value-type="float" office:value="16508">
                <text:p>165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47917">
                <text:p>247917</text:p>
              </table:table-cell>
              <table:table-cell office:value-type="float" office:value="16474">
                <text:p>164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251012">
                <text:p>251012</text:p>
              </table:table-cell>
              <table:table-cell office:value-type="float" office:value="16301">
                <text:p>163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248616">
                <text:p>248616</text:p>
              </table:table-cell>
              <table:table-cell office:value-type="float" office:value="16248">
                <text:p>162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252482">
                <text:p>252482</text:p>
              </table:table-cell>
              <table:table-cell office:value-type="float" office:value="16100">
                <text:p>16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250651">
                <text:p>250651</text:p>
              </table:table-cell>
              <table:table-cell office:value-type="float" office:value="16150">
                <text:p>161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252828">
                <text:p>252828</text:p>
              </table:table-cell>
              <table:table-cell office:value-type="float" office:value="16126">
                <text:p>161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254640">
                <text:p>254640</text:p>
              </table:table-cell>
              <table:table-cell office:value-type="float" office:value="16074">
                <text:p>16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54297">
                <text:p>254297</text:p>
              </table:table-cell>
              <table:table-cell office:value-type="float" office:value="16056">
                <text:p>160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255389">
                <text:p>255389</text:p>
              </table:table-cell>
              <table:table-cell office:value-type="float" office:value="15943">
                <text:p>159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253980">
                <text:p>253980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257243">
                <text:p>257243</text:p>
              </table:table-cell>
              <table:table-cell office:value-type="float" office:value="15891">
                <text:p>158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257532">
                <text:p>257532</text:p>
              </table:table-cell>
              <table:table-cell office:value-type="float" office:value="15924">
                <text:p>159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256576">
                <text:p>256576</text:p>
              </table:table-cell>
              <table:table-cell office:value-type="float" office:value="15739">
                <text:p>157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260117">
                <text:p>260117</text:p>
              </table:table-cell>
              <table:table-cell office:value-type="float" office:value="15758">
                <text:p>157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58019">
                <text:p>258019</text:p>
              </table:table-cell>
              <table:table-cell office:value-type="float" office:value="15589">
                <text:p>155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260438">
                <text:p>260438</text:p>
              </table:table-cell>
              <table:table-cell office:value-type="float" office:value="15645">
                <text:p>156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58446">
                <text:p>258446</text:p>
              </table:table-cell>
              <table:table-cell office:value-type="float" office:value="15635">
                <text:p>156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61619">
                <text:p>261619</text:p>
              </table:table-cell>
              <table:table-cell office:value-type="float" office:value="15586">
                <text:p>155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257629">
                <text:p>257629</text:p>
              </table:table-cell>
              <table:table-cell office:value-type="float" office:value="15467">
                <text:p>154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261898">
                <text:p>261898</text:p>
              </table:table-cell>
              <table:table-cell office:value-type="float" office:value="15332">
                <text:p>153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61847">
                <text:p>261847</text:p>
              </table:table-cell>
              <table:table-cell office:value-type="float" office:value="15309">
                <text:p>153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61524">
                <text:p>261524</text:p>
              </table:table-cell>
              <table:table-cell office:value-type="float" office:value="15300">
                <text:p>153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61896">
                <text:p>261896</text:p>
              </table:table-cell>
              <table:table-cell office:value-type="float" office:value="15255">
                <text:p>152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263731">
                <text:p>263731</text:p>
              </table:table-cell>
              <table:table-cell office:value-type="float" office:value="15423">
                <text:p>154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264014">
                <text:p>264014</text:p>
              </table:table-cell>
              <table:table-cell office:value-type="float" office:value="15330">
                <text:p>153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265389">
                <text:p>265389</text:p>
              </table:table-cell>
              <table:table-cell office:value-type="float" office:value="15301">
                <text:p>153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265894">
                <text:p>265894</text:p>
              </table:table-cell>
              <table:table-cell office:value-type="float" office:value="15316">
                <text:p>153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266701">
                <text:p>266701</text:p>
              </table:table-cell>
              <table:table-cell office:value-type="float" office:value="15353">
                <text:p>153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265319">
                <text:p>265319</text:p>
              </table:table-cell>
              <table:table-cell office:value-type="float" office:value="15160">
                <text:p>151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266428">
                <text:p>266428</text:p>
              </table:table-cell>
              <table:table-cell office:value-type="float" office:value="15100">
                <text:p>15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264505">
                <text:p>264505</text:p>
              </table:table-cell>
              <table:table-cell office:value-type="float" office:value="15064">
                <text:p>150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265600">
                <text:p>265600</text:p>
              </table:table-cell>
              <table:table-cell office:value-type="float" office:value="14891">
                <text:p>148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266942">
                <text:p>266942</text:p>
              </table:table-cell>
              <table:table-cell office:value-type="float" office:value="15021">
                <text:p>150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268709">
                <text:p>268709</text:p>
              </table:table-cell>
              <table:table-cell office:value-type="float" office:value="15012">
                <text:p>150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266808">
                <text:p>266808</text:p>
              </table:table-cell>
              <table:table-cell office:value-type="float" office:value="14927">
                <text:p>149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270514">
                <text:p>270514</text:p>
              </table:table-cell>
              <table:table-cell office:value-type="float" office:value="15223">
                <text:p>152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270001">
                <text:p>270001</text:p>
              </table:table-cell>
              <table:table-cell office:value-type="float" office:value="15175">
                <text:p>151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271045">
                <text:p>271045</text:p>
              </table:table-cell>
              <table:table-cell office:value-type="float" office:value="14994">
                <text:p>149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270268">
                <text:p>270268</text:p>
              </table:table-cell>
              <table:table-cell office:value-type="float" office:value="14900">
                <text:p>149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271499">
                <text:p>271499</text:p>
              </table:table-cell>
              <table:table-cell office:value-type="float" office:value="14880">
                <text:p>148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271033">
                <text:p>271033</text:p>
              </table:table-cell>
              <table:table-cell office:value-type="float" office:value="15110">
                <text:p>151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272518">
                <text:p>272518</text:p>
              </table:table-cell>
              <table:table-cell office:value-type="float" office:value="14930">
                <text:p>149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272446">
                <text:p>272446</text:p>
              </table:table-cell>
              <table:table-cell office:value-type="float" office:value="15148">
                <text:p>151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271699">
                <text:p>271699</text:p>
              </table:table-cell>
              <table:table-cell office:value-type="float" office:value="14815">
                <text:p>148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272836">
                <text:p>272836</text:p>
              </table:table-cell>
              <table:table-cell office:value-type="float" office:value="14890">
                <text:p>1489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272015">
                <text:p>272015</text:p>
              </table:table-cell>
              <table:table-cell office:value-type="float" office:value="14866">
                <text:p>148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274298">
                <text:p>274298</text:p>
              </table:table-cell>
              <table:table-cell office:value-type="float" office:value="14897">
                <text:p>148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275898">
                <text:p>275898</text:p>
              </table:table-cell>
              <table:table-cell office:value-type="float" office:value="14877">
                <text:p>148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274736">
                <text:p>274736</text:p>
              </table:table-cell>
              <table:table-cell office:value-type="float" office:value="14854">
                <text:p>148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276777">
                <text:p>276777</text:p>
              </table:table-cell>
              <table:table-cell office:value-type="float" office:value="15041">
                <text:p>150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275648">
                <text:p>275648</text:p>
              </table:table-cell>
              <table:table-cell office:value-type="float" office:value="14968">
                <text:p>149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276722">
                <text:p>276722</text:p>
              </table:table-cell>
              <table:table-cell office:value-type="float" office:value="14944">
                <text:p>149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273666">
                <text:p>273666</text:p>
              </table:table-cell>
              <table:table-cell office:value-type="float" office:value="14897">
                <text:p>148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275225">
                <text:p>275225</text:p>
              </table:table-cell>
              <table:table-cell office:value-type="float" office:value="14850">
                <text:p>148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275307">
                <text:p>275307</text:p>
              </table:table-cell>
              <table:table-cell office:value-type="float" office:value="14992">
                <text:p>149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276483">
                <text:p>276483</text:p>
              </table:table-cell>
              <table:table-cell office:value-type="float" office:value="14937">
                <text:p>149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278857">
                <text:p>278857</text:p>
              </table:table-cell>
              <table:table-cell office:value-type="float" office:value="14970">
                <text:p>149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278233">
                <text:p>278233</text:p>
              </table:table-cell>
              <table:table-cell office:value-type="float" office:value="14959">
                <text:p>149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276854">
                <text:p>276854</text:p>
              </table:table-cell>
              <table:table-cell office:value-type="float" office:value="14805">
                <text:p>148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278780">
                <text:p>278780</text:p>
              </table:table-cell>
              <table:table-cell office:value-type="float" office:value="14783">
                <text:p>147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277941">
                <text:p>277941</text:p>
              </table:table-cell>
              <table:table-cell office:value-type="float" office:value="14825">
                <text:p>148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278785">
                <text:p>278785</text:p>
              </table:table-cell>
              <table:table-cell office:value-type="float" office:value="14872">
                <text:p>148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280574">
                <text:p>280574</text:p>
              </table:table-cell>
              <table:table-cell office:value-type="float" office:value="14960">
                <text:p>149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283415">
                <text:p>283415</text:p>
              </table:table-cell>
              <table:table-cell office:value-type="float" office:value="14991">
                <text:p>149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280110">
                <text:p>280110</text:p>
              </table:table-cell>
              <table:table-cell office:value-type="float" office:value="14818">
                <text:p>148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281028">
                <text:p>281028</text:p>
              </table:table-cell>
              <table:table-cell office:value-type="float" office:value="14905">
                <text:p>149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280332">
                <text:p>280332</text:p>
              </table:table-cell>
              <table:table-cell office:value-type="float" office:value="14730">
                <text:p>1473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282111">
                <text:p>282111</text:p>
              </table:table-cell>
              <table:table-cell office:value-type="float" office:value="15106">
                <text:p>151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281187">
                <text:p>281187</text:p>
              </table:table-cell>
              <table:table-cell office:value-type="float" office:value="14989">
                <text:p>149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281857">
                <text:p>281857</text:p>
              </table:table-cell>
              <table:table-cell office:value-type="float" office:value="14666">
                <text:p>146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283678">
                <text:p>283678</text:p>
              </table:table-cell>
              <table:table-cell office:value-type="float" office:value="14839">
                <text:p>148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284546">
                <text:p>284546</text:p>
              </table:table-cell>
              <table:table-cell office:value-type="float" office:value="14988">
                <text:p>149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280360">
                <text:p>280360</text:p>
              </table:table-cell>
              <table:table-cell office:value-type="float" office:value="14731">
                <text:p>147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284014">
                <text:p>284014</text:p>
              </table:table-cell>
              <table:table-cell office:value-type="float" office:value="14676">
                <text:p>146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283769">
                <text:p>283769</text:p>
              </table:table-cell>
              <table:table-cell office:value-type="float" office:value="15050">
                <text:p>150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284082">
                <text:p>284082</text:p>
              </table:table-cell>
              <table:table-cell office:value-type="float" office:value="15084">
                <text:p>150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285458">
                <text:p>285458</text:p>
              </table:table-cell>
              <table:table-cell office:value-type="float" office:value="15081">
                <text:p>150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282665">
                <text:p>28266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286380">
                <text:p>286380</text:p>
              </table:table-cell>
              <table:table-cell office:value-type="float" office:value="15299">
                <text:p>152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284808">
                <text:p>284808</text:p>
              </table:table-cell>
              <table:table-cell office:value-type="float" office:value="15022">
                <text:p>150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287628">
                <text:p>287628</text:p>
              </table:table-cell>
              <table:table-cell office:value-type="float" office:value="15180">
                <text:p>151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286634">
                <text:p>286634</text:p>
              </table:table-cell>
              <table:table-cell office:value-type="float" office:value="14907">
                <text:p>149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288028">
                <text:p>288028</text:p>
              </table:table-cell>
              <table:table-cell office:value-type="float" office:value="15293">
                <text:p>152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287678">
                <text:p>287678</text:p>
              </table:table-cell>
              <table:table-cell office:value-type="float" office:value="14919">
                <text:p>149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288552">
                <text:p>288552</text:p>
              </table:table-cell>
              <table:table-cell office:value-type="float" office:value="15336">
                <text:p>153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287184">
                <text:p>287184</text:p>
              </table:table-cell>
              <table:table-cell office:value-type="float" office:value="14903">
                <text:p>149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287868">
                <text:p>287868</text:p>
              </table:table-cell>
              <table:table-cell office:value-type="float" office:value="15167">
                <text:p>151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289968">
                <text:p>289968</text:p>
              </table:table-cell>
              <table:table-cell office:value-type="float" office:value="15684">
                <text:p>156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287624">
                <text:p>287624</text:p>
              </table:table-cell>
              <table:table-cell office:value-type="float" office:value="14828">
                <text:p>148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290848">
                <text:p>290848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288656">
                <text:p>288656</text:p>
              </table:table-cell>
              <table:table-cell office:value-type="float" office:value="15312">
                <text:p>153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288774">
                <text:p>288774</text:p>
              </table:table-cell>
              <table:table-cell office:value-type="float" office:value="15055">
                <text:p>150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291094">
                <text:p>291094</text:p>
              </table:table-cell>
              <table:table-cell office:value-type="float" office:value="15252">
                <text:p>152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290331">
                <text:p>290331</text:p>
              </table:table-cell>
              <table:table-cell office:value-type="float" office:value="15106">
                <text:p>151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291782">
                <text:p>291782</text:p>
              </table:table-cell>
              <table:table-cell office:value-type="float" office:value="15554">
                <text:p>155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290451">
                <text:p>290451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291946">
                <text:p>291946</text:p>
              </table:table-cell>
              <table:table-cell office:value-type="float" office:value="15386">
                <text:p>153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293768">
                <text:p>293768</text:p>
              </table:table-cell>
              <table:table-cell office:value-type="float" office:value="15560">
                <text:p>1556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290207">
                <text:p>290207</text:p>
              </table:table-cell>
              <table:table-cell office:value-type="float" office:value="15498">
                <text:p>154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296236">
                <text:p>296236</text:p>
              </table:table-cell>
              <table:table-cell office:value-type="float" office:value="16014">
                <text:p>160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293995">
                <text:p>293995</text:p>
              </table:table-cell>
              <table:table-cell office:value-type="float" office:value="15867">
                <text:p>158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293134">
                <text:p>293134</text:p>
              </table:table-cell>
              <table:table-cell office:value-type="float" office:value="15322">
                <text:p>153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294768">
                <text:p>294768</text:p>
              </table:table-cell>
              <table:table-cell office:value-type="float" office:value="15678">
                <text:p>156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296753">
                <text:p>296753</text:p>
              </table:table-cell>
              <table:table-cell office:value-type="float" office:value="15720">
                <text:p>157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296597">
                <text:p>296597</text:p>
              </table:table-cell>
              <table:table-cell office:value-type="float" office:value="15766">
                <text:p>157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295797">
                <text:p>295797</text:p>
              </table:table-cell>
              <table:table-cell office:value-type="float" office:value="15951">
                <text:p>159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297349">
                <text:p>297349</text:p>
              </table:table-cell>
              <table:table-cell office:value-type="float" office:value="15965">
                <text:p>159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298863">
                <text:p>298863</text:p>
              </table:table-cell>
              <table:table-cell office:value-type="float" office:value="16249">
                <text:p>162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297105">
                <text:p>297105</text:p>
              </table:table-cell>
              <table:table-cell office:value-type="float" office:value="15748">
                <text:p>157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298995">
                <text:p>298995</text:p>
              </table:table-cell>
              <table:table-cell office:value-type="float" office:value="16100">
                <text:p>161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296613">
                <text:p>296613</text:p>
              </table:table-cell>
              <table:table-cell office:value-type="float" office:value="15738">
                <text:p>157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301000">
                <text:p>301000</text:p>
              </table:table-cell>
              <table:table-cell office:value-type="float" office:value="16535">
                <text:p>165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298222">
                <text:p>298222</text:p>
              </table:table-cell>
              <table:table-cell office:value-type="float" office:value="15610">
                <text:p>156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300125">
                <text:p>300125</text:p>
              </table:table-cell>
              <table:table-cell office:value-type="float" office:value="16448">
                <text:p>164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298567">
                <text:p>298567</text:p>
              </table:table-cell>
              <table:table-cell office:value-type="float" office:value="16201">
                <text:p>162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296155">
                <text:p>296155</text:p>
              </table:table-cell>
              <table:table-cell office:value-type="float" office:value="15759">
                <text:p>157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300602">
                <text:p>300602</text:p>
              </table:table-cell>
              <table:table-cell office:value-type="float" office:value="16599">
                <text:p>165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299412">
                <text:p>299412</text:p>
              </table:table-cell>
              <table:table-cell office:value-type="float" office:value="16015">
                <text:p>160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299440">
                <text:p>299440</text:p>
              </table:table-cell>
              <table:table-cell office:value-type="float" office:value="16064">
                <text:p>160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302734">
                <text:p>302734</text:p>
              </table:table-cell>
              <table:table-cell office:value-type="float" office:value="16771">
                <text:p>167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301571">
                <text:p>301571</text:p>
              </table:table-cell>
              <table:table-cell office:value-type="float" office:value="16638">
                <text:p>166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300672">
                <text:p>300672</text:p>
              </table:table-cell>
              <table:table-cell office:value-type="float" office:value="16030">
                <text:p>1603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302430">
                <text:p>302430</text:p>
              </table:table-cell>
              <table:table-cell office:value-type="float" office:value="16705">
                <text:p>167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302272">
                <text:p>302272</text:p>
              </table:table-cell>
              <table:table-cell office:value-type="float" office:value="16215">
                <text:p>162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304126">
                <text:p>304126</text:p>
              </table:table-cell>
              <table:table-cell office:value-type="float" office:value="16986">
                <text:p>169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303371">
                <text:p>303371</text:p>
              </table:table-cell>
              <table:table-cell office:value-type="float" office:value="16711">
                <text:p>167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302774">
                <text:p>302774</text:p>
              </table:table-cell>
              <table:table-cell office:value-type="float" office:value="16020">
                <text:p>160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304485">
                <text:p>304485</text:p>
              </table:table-cell>
              <table:table-cell office:value-type="float" office:value="16884">
                <text:p>168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303198">
                <text:p>303198</text:p>
              </table:table-cell>
              <table:table-cell office:value-type="float" office:value="16458">
                <text:p>164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306085">
                <text:p>306085</text:p>
              </table:table-cell>
              <table:table-cell office:value-type="float" office:value="16702">
                <text:p>167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307330">
                <text:p>307330</text:p>
              </table:table-cell>
              <table:table-cell office:value-type="float" office:value="16852">
                <text:p>168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306143">
                <text:p>306143</text:p>
              </table:table-cell>
              <table:table-cell office:value-type="float" office:value="16898">
                <text:p>168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306528">
                <text:p>306528</text:p>
              </table:table-cell>
              <table:table-cell office:value-type="float" office:value="16609">
                <text:p>166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306059">
                <text:p>306059</text:p>
              </table:table-cell>
              <table:table-cell office:value-type="float" office:value="16693">
                <text:p>166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304517">
                <text:p>304517</text:p>
              </table:table-cell>
              <table:table-cell office:value-type="float" office:value="16721">
                <text:p>167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305816">
                <text:p>305816</text:p>
              </table:table-cell>
              <table:table-cell office:value-type="float" office:value="16709">
                <text:p>167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306194">
                <text:p>306194</text:p>
              </table:table-cell>
              <table:table-cell office:value-type="float" office:value="16667">
                <text:p>16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307407">
                <text:p>307407</text:p>
              </table:table-cell>
              <table:table-cell office:value-type="float" office:value="17030">
                <text:p>1703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307679">
                <text:p>307679</text:p>
              </table:table-cell>
              <table:table-cell office:value-type="float" office:value="17309">
                <text:p>173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306431">
                <text:p>306431</text:p>
              </table:table-cell>
              <table:table-cell office:value-type="float" office:value="16901">
                <text:p>169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308688">
                <text:p>308688</text:p>
              </table:table-cell>
              <table:table-cell office:value-type="float" office:value="16692">
                <text:p>166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309133">
                <text:p>309133</text:p>
              </table:table-cell>
              <table:table-cell office:value-type="float" office:value="17325">
                <text:p>173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309607">
                <text:p>309607</text:p>
              </table:table-cell>
              <table:table-cell office:value-type="float" office:value="16826">
                <text:p>168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312215">
                <text:p>312215</text:p>
              </table:table-cell>
              <table:table-cell office:value-type="float" office:value="17637">
                <text:p>176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305958">
                <text:p>305958</text:p>
              </table:table-cell>
              <table:table-cell office:value-type="float" office:value="16895">
                <text:p>168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309646">
                <text:p>309646</text:p>
              </table:table-cell>
              <table:table-cell office:value-type="float" office:value="17201">
                <text:p>172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311219">
                <text:p>311219</text:p>
              </table:table-cell>
              <table:table-cell office:value-type="float" office:value="17279">
                <text:p>172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312207">
                <text:p>312207</text:p>
              </table:table-cell>
              <table:table-cell office:value-type="float" office:value="17395">
                <text:p>173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313718">
                <text:p>313718</text:p>
              </table:table-cell>
              <table:table-cell office:value-type="float" office:value="17853">
                <text:p>178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311836">
                <text:p>311836</text:p>
              </table:table-cell>
              <table:table-cell office:value-type="float" office:value="16715">
                <text:p>167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313550">
                <text:p>313550</text:p>
              </table:table-cell>
              <table:table-cell office:value-type="float" office:value="17481">
                <text:p>174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314138">
                <text:p>314138</text:p>
              </table:table-cell>
              <table:table-cell office:value-type="float" office:value="17999">
                <text:p>179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314993">
                <text:p>314993</text:p>
              </table:table-cell>
              <table:table-cell office:value-type="float" office:value="18050">
                <text:p>180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315315">
                <text:p>315315</text:p>
              </table:table-cell>
              <table:table-cell office:value-type="float" office:value="17620">
                <text:p>1762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311473">
                <text:p>311473</text:p>
              </table:table-cell>
              <table:table-cell office:value-type="float" office:value="16844">
                <text:p>168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315966">
                <text:p>315966</text:p>
              </table:table-cell>
              <table:table-cell office:value-type="float" office:value="17909">
                <text:p>179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312748">
                <text:p>312748</text:p>
              </table:table-cell>
              <table:table-cell office:value-type="float" office:value="17742">
                <text:p>177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316059">
                <text:p>316059</text:p>
              </table:table-cell>
              <table:table-cell office:value-type="float" office:value="17419">
                <text:p>174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312760">
                <text:p>312760</text:p>
              </table:table-cell>
              <table:table-cell office:value-type="float" office:value="17490">
                <text:p>1749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315786">
                <text:p>315786</text:p>
              </table:table-cell>
              <table:table-cell office:value-type="float" office:value="17549">
                <text:p>175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312334">
                <text:p>312334</text:p>
              </table:table-cell>
              <table:table-cell office:value-type="float" office:value="17204">
                <text:p>172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314566">
                <text:p>314566</text:p>
              </table:table-cell>
              <table:table-cell office:value-type="float" office:value="17341">
                <text:p>173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312813">
                <text:p>312813</text:p>
              </table:table-cell>
              <table:table-cell office:value-type="float" office:value="17134">
                <text:p>171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316965">
                <text:p>316965</text:p>
              </table:table-cell>
              <table:table-cell office:value-type="float" office:value="17791">
                <text:p>177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316138">
                <text:p>316138</text:p>
              </table:table-cell>
              <table:table-cell office:value-type="float" office:value="17590">
                <text:p>1759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314365">
                <text:p>314365</text:p>
              </table:table-cell>
              <table:table-cell office:value-type="float" office:value="16904">
                <text:p>169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320273">
                <text:p>320273</text:p>
              </table:table-cell>
              <table:table-cell office:value-type="float" office:value="18303">
                <text:p>183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318630">
                <text:p>318630</text:p>
              </table:table-cell>
              <table:table-cell office:value-type="float" office:value="17752">
                <text:p>177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318253">
                <text:p>318253</text:p>
              </table:table-cell>
              <table:table-cell office:value-type="float" office:value="18527">
                <text:p>185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320940">
                <text:p>320940</text:p>
              </table:table-cell>
              <table:table-cell office:value-type="float" office:value="18157">
                <text:p>181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320478">
                <text:p>320478</text:p>
              </table:table-cell>
              <table:table-cell office:value-type="float" office:value="18657">
                <text:p>186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317557">
                <text:p>317557</text:p>
              </table:table-cell>
              <table:table-cell office:value-type="float" office:value="18046">
                <text:p>180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319511">
                <text:p>319511</text:p>
              </table:table-cell>
              <table:table-cell office:value-type="float" office:value="18261">
                <text:p>182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318694">
                <text:p>318694</text:p>
              </table:table-cell>
              <table:table-cell office:value-type="float" office:value="17743">
                <text:p>177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319075">
                <text:p>319075</text:p>
              </table:table-cell>
              <table:table-cell office:value-type="float" office:value="18237">
                <text:p>182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320853">
                <text:p>320853</text:p>
              </table:table-cell>
              <table:table-cell office:value-type="float" office:value="18144">
                <text:p>181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318742">
                <text:p>318742</text:p>
              </table:table-cell>
              <table:table-cell office:value-type="float" office:value="18152">
                <text:p>181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319768">
                <text:p>319768</text:p>
              </table:table-cell>
              <table:table-cell office:value-type="float" office:value="18160">
                <text:p>1816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319505">
                <text:p>319505</text:p>
              </table:table-cell>
              <table:table-cell office:value-type="float" office:value="17937">
                <text:p>179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322315">
                <text:p>322315</text:p>
              </table:table-cell>
              <table:table-cell office:value-type="float" office:value="18652">
                <text:p>186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321926">
                <text:p>321926</text:p>
              </table:table-cell>
              <table:table-cell office:value-type="float" office:value="18279">
                <text:p>1827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320349">
                <text:p>320349</text:p>
              </table:table-cell>
              <table:table-cell office:value-type="float" office:value="18246">
                <text:p>182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320463">
                <text:p>320463</text:p>
              </table:table-cell>
              <table:table-cell office:value-type="float" office:value="17979">
                <text:p>179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322880">
                <text:p>322880</text:p>
              </table:table-cell>
              <table:table-cell office:value-type="float" office:value="18435">
                <text:p>184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324269">
                <text:p>324269</text:p>
              </table:table-cell>
              <table:table-cell office:value-type="float" office:value="19320">
                <text:p>1932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323714">
                <text:p>323714</text:p>
              </table:table-cell>
              <table:table-cell office:value-type="float" office:value="18821">
                <text:p>188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325783">
                <text:p>325783</text:p>
              </table:table-cell>
              <table:table-cell office:value-type="float" office:value="19223">
                <text:p>192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323515">
                <text:p>323515</text:p>
              </table:table-cell>
              <table:table-cell office:value-type="float" office:value="18747">
                <text:p>187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325078">
                <text:p>325078</text:p>
              </table:table-cell>
              <table:table-cell office:value-type="float" office:value="19049">
                <text:p>190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322715">
                <text:p>322715</text:p>
              </table:table-cell>
              <table:table-cell office:value-type="float" office:value="18215">
                <text:p>182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326031">
                <text:p>326031</text:p>
              </table:table-cell>
              <table:table-cell office:value-type="float" office:value="19166">
                <text:p>191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323804">
                <text:p>323804</text:p>
              </table:table-cell>
              <table:table-cell office:value-type="float" office:value="18653">
                <text:p>186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326534">
                <text:p>326534</text:p>
              </table:table-cell>
              <table:table-cell office:value-type="float" office:value="18900">
                <text:p>189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326953">
                <text:p>326953</text:p>
              </table:table-cell>
              <table:table-cell office:value-type="float" office:value="19436">
                <text:p>194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328556">
                <text:p>328556</text:p>
              </table:table-cell>
              <table:table-cell office:value-type="float" office:value="19848">
                <text:p>198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325740">
                <text:p>325740</text:p>
              </table:table-cell>
              <table:table-cell office:value-type="float" office:value="19146">
                <text:p>191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328533">
                <text:p>328533</text:p>
              </table:table-cell>
              <table:table-cell office:value-type="float" office:value="18972">
                <text:p>1897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329786">
                <text:p>329786</text:p>
              </table:table-cell>
              <table:table-cell office:value-type="float" office:value="19702">
                <text:p>197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325624">
                <text:p>325624</text:p>
              </table:table-cell>
              <table:table-cell office:value-type="float" office:value="19217">
                <text:p>192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324800">
                <text:p>324800</text:p>
              </table:table-cell>
              <table:table-cell office:value-type="float" office:value="18720">
                <text:p>1872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328823">
                <text:p>328823</text:p>
              </table:table-cell>
              <table:table-cell office:value-type="float" office:value="18873">
                <text:p>188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329602">
                <text:p>329602</text:p>
              </table:table-cell>
              <table:table-cell office:value-type="float" office:value="19959">
                <text:p>1995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325230">
                <text:p>325230</text:p>
              </table:table-cell>
              <table:table-cell office:value-type="float" office:value="18397">
                <text:p>183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329389">
                <text:p>329389</text:p>
              </table:table-cell>
              <table:table-cell office:value-type="float" office:value="19901">
                <text:p>199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327379">
                <text:p>327379</text:p>
              </table:table-cell>
              <table:table-cell office:value-type="float" office:value="18787">
                <text:p>187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331897">
                <text:p>331897</text:p>
              </table:table-cell>
              <table:table-cell office:value-type="float" office:value="20107">
                <text:p>201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330299">
                <text:p>330299</text:p>
              </table:table-cell>
              <table:table-cell office:value-type="float" office:value="19408">
                <text:p>194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324067">
                <text:p>324067</text:p>
              </table:table-cell>
              <table:table-cell office:value-type="float" office:value="18456">
                <text:p>184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326830">
                <text:p>326830</text:p>
              </table:table-cell>
              <table:table-cell office:value-type="float" office:value="19205">
                <text:p>192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329851">
                <text:p>329851</text:p>
              </table:table-cell>
              <table:table-cell office:value-type="float" office:value="19402">
                <text:p>194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331434">
                <text:p>331434</text:p>
              </table:table-cell>
              <table:table-cell office:value-type="float" office:value="20195">
                <text:p>201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331721">
                <text:p>331721</text:p>
              </table:table-cell>
              <table:table-cell office:value-type="float" office:value="20033">
                <text:p>200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330252">
                <text:p>330252</text:p>
              </table:table-cell>
              <table:table-cell office:value-type="float" office:value="19924">
                <text:p>199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336003">
                <text:p>336003</text:p>
              </table:table-cell>
              <table:table-cell office:value-type="float" office:value="20776">
                <text:p>207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334896">
                <text:p>334896</text:p>
              </table:table-cell>
              <table:table-cell office:value-type="float" office:value="20560">
                <text:p>2056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334461">
                <text:p>334461</text:p>
              </table:table-cell>
              <table:table-cell office:value-type="float" office:value="19879">
                <text:p>198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330687">
                <text:p>330687</text:p>
              </table:table-cell>
              <table:table-cell office:value-type="float" office:value="19234">
                <text:p>192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332105">
                <text:p>332105</text:p>
              </table:table-cell>
              <table:table-cell office:value-type="float" office:value="19332">
                <text:p>193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328060">
                <text:p>328060</text:p>
              </table:table-cell>
              <table:table-cell office:value-type="float" office:value="18855">
                <text:p>188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327650">
                <text:p>327650</text:p>
              </table:table-cell>
              <table:table-cell office:value-type="float" office:value="18808">
                <text:p>188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332428">
                <text:p>332428</text:p>
              </table:table-cell>
              <table:table-cell office:value-type="float" office:value="20013">
                <text:p>200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333191">
                <text:p>333191</text:p>
              </table:table-cell>
              <table:table-cell office:value-type="float" office:value="20210">
                <text:p>202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334613">
                <text:p>334613</text:p>
              </table:table-cell>
              <table:table-cell office:value-type="float" office:value="20021">
                <text:p>200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334974">
                <text:p>334974</text:p>
              </table:table-cell>
              <table:table-cell office:value-type="float" office:value="20570">
                <text:p>2057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333011">
                <text:p>333011</text:p>
              </table:table-cell>
              <table:table-cell office:value-type="float" office:value="19902">
                <text:p>199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330647">
                <text:p>330647</text:p>
              </table:table-cell>
              <table:table-cell office:value-type="float" office:value="19108">
                <text:p>191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332100">
                <text:p>332100</text:p>
              </table:table-cell>
              <table:table-cell office:value-type="float" office:value="19433">
                <text:p>194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329658">
                <text:p>329658</text:p>
              </table:table-cell>
              <table:table-cell office:value-type="float" office:value="18999">
                <text:p>1899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335594">
                <text:p>335594</text:p>
              </table:table-cell>
              <table:table-cell office:value-type="float" office:value="20090">
                <text:p>2009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335239">
                <text:p>335239</text:p>
              </table:table-cell>
              <table:table-cell office:value-type="float" office:value="19788">
                <text:p>197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336815">
                <text:p>336815</text:p>
              </table:table-cell>
              <table:table-cell office:value-type="float" office:value="20196">
                <text:p>201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337919">
                <text:p>337919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341355">
                <text:p>341355</text:p>
              </table:table-cell>
              <table:table-cell office:value-type="float" office:value="21379">
                <text:p>213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336005">
                <text:p>336005</text:p>
              </table:table-cell>
              <table:table-cell office:value-type="float" office:value="19953">
                <text:p>1995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336050">
                <text:p>336050</text:p>
              </table:table-cell>
              <table:table-cell office:value-type="float" office:value="20425">
                <text:p>204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337101">
                <text:p>337101</text:p>
              </table:table-cell>
              <table:table-cell office:value-type="float" office:value="20579">
                <text:p>205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333200">
                <text:p>333200</text:p>
              </table:table-cell>
              <table:table-cell office:value-type="float" office:value="19951">
                <text:p>199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338059">
                <text:p>338059</text:p>
              </table:table-cell>
              <table:table-cell office:value-type="float" office:value="20993">
                <text:p>209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336743">
                <text:p>336743</text:p>
              </table:table-cell>
              <table:table-cell office:value-type="float" office:value="20409">
                <text:p>204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334909">
                <text:p>334909</text:p>
              </table:table-cell>
              <table:table-cell office:value-type="float" office:value="20286">
                <text:p>202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340367">
                <text:p>340367</text:p>
              </table:table-cell>
              <table:table-cell office:value-type="float" office:value="21155">
                <text:p>211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340660">
                <text:p>340660</text:p>
              </table:table-cell>
              <table:table-cell office:value-type="float" office:value="21129">
                <text:p>2112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340220">
                <text:p>340220</text:p>
              </table:table-cell>
              <table:table-cell office:value-type="float" office:value="21454">
                <text:p>2145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338320">
                <text:p>338320</text:p>
              </table:table-cell>
              <table:table-cell office:value-type="float" office:value="21208">
                <text:p>212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341525">
                <text:p>341525</text:p>
              </table:table-cell>
              <table:table-cell office:value-type="float" office:value="22408">
                <text:p>224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336520">
                <text:p>336520</text:p>
              </table:table-cell>
              <table:table-cell office:value-type="float" office:value="19727">
                <text:p>197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336340">
                <text:p>336340</text:p>
              </table:table-cell>
              <table:table-cell office:value-type="float" office:value="20467">
                <text:p>204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337120">
                <text:p>337120</text:p>
              </table:table-cell>
              <table:table-cell office:value-type="float" office:value="20288">
                <text:p>202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344957">
                <text:p>344957</text:p>
              </table:table-cell>
              <table:table-cell office:value-type="float" office:value="21908">
                <text:p>219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341648">
                <text:p>341648</text:p>
              </table:table-cell>
              <table:table-cell office:value-type="float" office:value="20351">
                <text:p>203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340262">
                <text:p>340262</text:p>
              </table:table-cell>
              <table:table-cell office:value-type="float" office:value="21291">
                <text:p>212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341689">
                <text:p>341689</text:p>
              </table:table-cell>
              <table:table-cell office:value-type="float" office:value="21134">
                <text:p>2113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339356">
                <text:p>339356</text:p>
              </table:table-cell>
              <table:table-cell office:value-type="float" office:value="20851">
                <text:p>208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345127">
                <text:p>345127</text:p>
              </table:table-cell>
              <table:table-cell office:value-type="float" office:value="21589">
                <text:p>215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342601">
                <text:p>342601</text:p>
              </table:table-cell>
              <table:table-cell office:value-type="float" office:value="21841">
                <text:p>2184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344241">
                <text:p>344241</text:p>
              </table:table-cell>
              <table:table-cell office:value-type="float" office:value="21481">
                <text:p>214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343583">
                <text:p>343583</text:p>
              </table:table-cell>
              <table:table-cell office:value-type="float" office:value="21405">
                <text:p>214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341740">
                <text:p>341740</text:p>
              </table:table-cell>
              <table:table-cell office:value-type="float" office:value="20923">
                <text:p>2092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339060">
                <text:p>339060</text:p>
              </table:table-cell>
              <table:table-cell office:value-type="float" office:value="20413">
                <text:p>204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342726">
                <text:p>342726</text:p>
              </table:table-cell>
              <table:table-cell office:value-type="float" office:value="21007">
                <text:p>210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344997">
                <text:p>344997</text:p>
              </table:table-cell>
              <table:table-cell office:value-type="float" office:value="21645">
                <text:p>216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340376">
                <text:p>340376</text:p>
              </table:table-cell>
              <table:table-cell office:value-type="float" office:value="20662">
                <text:p>2066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343876">
                <text:p>343876</text:p>
              </table:table-cell>
              <table:table-cell office:value-type="float" office:value="21332">
                <text:p>213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346837">
                <text:p>346837</text:p>
              </table:table-cell>
              <table:table-cell office:value-type="float" office:value="22571">
                <text:p>225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339563">
                <text:p>339563</text:p>
              </table:table-cell>
              <table:table-cell office:value-type="float" office:value="20869">
                <text:p>208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345014">
                <text:p>345014</text:p>
              </table:table-cell>
              <table:table-cell office:value-type="float" office:value="21762">
                <text:p>217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343282">
                <text:p>343282</text:p>
              </table:table-cell>
              <table:table-cell office:value-type="float" office:value="21543">
                <text:p>2154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342799">
                <text:p>342799</text:p>
              </table:table-cell>
              <table:table-cell office:value-type="float" office:value="21648">
                <text:p>216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343077">
                <text:p>343077</text:p>
              </table:table-cell>
              <table:table-cell office:value-type="float" office:value="21522">
                <text:p>215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345292">
                <text:p>345292</text:p>
              </table:table-cell>
              <table:table-cell office:value-type="float" office:value="21722">
                <text:p>217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348430">
                <text:p>348430</text:p>
              </table:table-cell>
              <table:table-cell office:value-type="float" office:value="22382">
                <text:p>2238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344799">
                <text:p>344799</text:p>
              </table:table-cell>
              <table:table-cell office:value-type="float" office:value="21700">
                <text:p>217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344890">
                <text:p>344890</text:p>
              </table:table-cell>
              <table:table-cell office:value-type="float" office:value="21573">
                <text:p>2157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345061">
                <text:p>345061</text:p>
              </table:table-cell>
              <table:table-cell office:value-type="float" office:value="21325">
                <text:p>213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346867">
                <text:p>346867</text:p>
              </table:table-cell>
              <table:table-cell office:value-type="float" office:value="22072">
                <text:p>2207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348534">
                <text:p>348534</text:p>
              </table:table-cell>
              <table:table-cell office:value-type="float" office:value="22716">
                <text:p>227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346497">
                <text:p>346497</text:p>
              </table:table-cell>
              <table:table-cell office:value-type="float" office:value="21979">
                <text:p>219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348048">
                <text:p>348048</text:p>
              </table:table-cell>
              <table:table-cell office:value-type="float" office:value="21980">
                <text:p>2198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344895">
                <text:p>344895</text:p>
              </table:table-cell>
              <table:table-cell office:value-type="float" office:value="21301">
                <text:p>213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353491">
                <text:p>353491</text:p>
              </table:table-cell>
              <table:table-cell office:value-type="float" office:value="23565">
                <text:p>2356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350840">
                <text:p>350840</text:p>
              </table:table-cell>
              <table:table-cell office:value-type="float" office:value="22952">
                <text:p>2295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351906">
                <text:p>351906</text:p>
              </table:table-cell>
              <table:table-cell office:value-type="float" office:value="22819">
                <text:p>2281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347888">
                <text:p>347888</text:p>
              </table:table-cell>
              <table:table-cell office:value-type="float" office:value="22247">
                <text:p>222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346252">
                <text:p>346252</text:p>
              </table:table-cell>
              <table:table-cell office:value-type="float" office:value="22243">
                <text:p>2224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342566">
                <text:p>342566</text:p>
              </table:table-cell>
              <table:table-cell office:value-type="float" office:value="21178">
                <text:p>2117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349049">
                <text:p>349049</text:p>
              </table:table-cell>
              <table:table-cell office:value-type="float" office:value="22283">
                <text:p>222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353796">
                <text:p>353796</text:p>
              </table:table-cell>
              <table:table-cell office:value-type="float" office:value="24146">
                <text:p>241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351087">
                <text:p>351087</text:p>
              </table:table-cell>
              <table:table-cell office:value-type="float" office:value="23219">
                <text:p>232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346129">
                <text:p>346129</text:p>
              </table:table-cell>
              <table:table-cell office:value-type="float" office:value="21630">
                <text:p>2163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354640">
                <text:p>354640</text:p>
              </table:table-cell>
              <table:table-cell office:value-type="float" office:value="23525">
                <text:p>235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344776">
                <text:p>344776</text:p>
              </table:table-cell>
              <table:table-cell office:value-type="float" office:value="21745">
                <text:p>217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350549">
                <text:p>350549</text:p>
              </table:table-cell>
              <table:table-cell office:value-type="float" office:value="22753">
                <text:p>2275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348752">
                <text:p>348752</text:p>
              </table:table-cell>
              <table:table-cell office:value-type="float" office:value="22155">
                <text:p>221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351131">
                <text:p>351131</text:p>
              </table:table-cell>
              <table:table-cell office:value-type="float" office:value="22955">
                <text:p>229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347491">
                <text:p>347491</text:p>
              </table:table-cell>
              <table:table-cell office:value-type="float" office:value="21755">
                <text:p>217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349875">
                <text:p>349875</text:p>
              </table:table-cell>
              <table:table-cell office:value-type="float" office:value="22251">
                <text:p>2225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346694">
                <text:p>346694</text:p>
              </table:table-cell>
              <table:table-cell office:value-type="float" office:value="21570">
                <text:p>2157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349730">
                <text:p>349730</text:p>
              </table:table-cell>
              <table:table-cell office:value-type="float" office:value="22503">
                <text:p>225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355077">
                <text:p>355077</text:p>
              </table:table-cell>
              <table:table-cell office:value-type="float" office:value="23021">
                <text:p>230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348192">
                <text:p>348192</text:p>
              </table:table-cell>
              <table:table-cell office:value-type="float" office:value="22018">
                <text:p>220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350677">
                <text:p>350677</text:p>
              </table:table-cell>
              <table:table-cell office:value-type="float" office:value="22144">
                <text:p>2214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349125">
                <text:p>349125</text:p>
              </table:table-cell>
              <table:table-cell office:value-type="float" office:value="21911">
                <text:p>2191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349552">
                <text:p>349552</text:p>
              </table:table-cell>
              <table:table-cell office:value-type="float" office:value="22469">
                <text:p>224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351799">
                <text:p>351799</text:p>
              </table:table-cell>
              <table:table-cell office:value-type="float" office:value="22220">
                <text:p>2222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350646">
                <text:p>350646</text:p>
              </table:table-cell>
              <table:table-cell office:value-type="float" office:value="22823">
                <text:p>228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354286">
                <text:p>354286</text:p>
              </table:table-cell>
              <table:table-cell office:value-type="float" office:value="22841">
                <text:p>2284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349387">
                <text:p>349387</text:p>
              </table:table-cell>
              <table:table-cell office:value-type="float" office:value="21859">
                <text:p>218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352483">
                <text:p>352483</text:p>
              </table:table-cell>
              <table:table-cell office:value-type="float" office:value="22762">
                <text:p>2276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354187">
                <text:p>354187</text:p>
              </table:table-cell>
              <table:table-cell office:value-type="float" office:value="23583">
                <text:p>235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353440">
                <text:p>353440</text:p>
              </table:table-cell>
              <table:table-cell office:value-type="float" office:value="22735">
                <text:p>2273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352841">
                <text:p>352841</text:p>
              </table:table-cell>
              <table:table-cell office:value-type="float" office:value="23358">
                <text:p>233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359998">
                <text:p>359998</text:p>
              </table:table-cell>
              <table:table-cell office:value-type="float" office:value="23699">
                <text:p>236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352022">
                <text:p>352022</text:p>
              </table:table-cell>
              <table:table-cell office:value-type="float" office:value="22384">
                <text:p>223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358108">
                <text:p>358108</text:p>
              </table:table-cell>
              <table:table-cell office:value-type="float" office:value="24052">
                <text:p>2405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356736">
                <text:p>356736</text:p>
              </table:table-cell>
              <table:table-cell office:value-type="float" office:value="23464">
                <text:p>2346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354027">
                <text:p>354027</text:p>
              </table:table-cell>
              <table:table-cell office:value-type="float" office:value="22697">
                <text:p>2269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354712">
                <text:p>354712</text:p>
              </table:table-cell>
              <table:table-cell office:value-type="float" office:value="23780">
                <text:p>2378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352719">
                <text:p>352719</text:p>
              </table:table-cell>
              <table:table-cell office:value-type="float" office:value="22234">
                <text:p>2223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355876">
                <text:p>355876</text:p>
              </table:table-cell>
              <table:table-cell office:value-type="float" office:value="23347">
                <text:p>2334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353699">
                <text:p>353699</text:p>
              </table:table-cell>
              <table:table-cell office:value-type="float" office:value="22777">
                <text:p>2277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352641">
                <text:p>352641</text:p>
              </table:table-cell>
              <table:table-cell office:value-type="float" office:value="22849">
                <text:p>2284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356655">
                <text:p>356655</text:p>
              </table:table-cell>
              <table:table-cell office:value-type="float" office:value="23367">
                <text:p>233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353503">
                <text:p>353503</text:p>
              </table:table-cell>
              <table:table-cell office:value-type="float" office:value="23321">
                <text:p>233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354129">
                <text:p>354129</text:p>
              </table:table-cell>
              <table:table-cell office:value-type="float" office:value="22367">
                <text:p>223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351838">
                <text:p>351838</text:p>
              </table:table-cell>
              <table:table-cell office:value-type="float" office:value="22911">
                <text:p>229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354595">
                <text:p>354595</text:p>
              </table:table-cell>
              <table:table-cell office:value-type="float" office:value="23287">
                <text:p>2328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353282">
                <text:p>353282</text:p>
              </table:table-cell>
              <table:table-cell office:value-type="float" office:value="23286">
                <text:p>2328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359878">
                <text:p>359878</text:p>
              </table:table-cell>
              <table:table-cell office:value-type="float" office:value="24334">
                <text:p>2433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358544">
                <text:p>358544</text:p>
              </table:table-cell>
              <table:table-cell office:value-type="float" office:value="24180">
                <text:p>2418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361179">
                <text:p>361179</text:p>
              </table:table-cell>
              <table:table-cell office:value-type="float" office:value="24668">
                <text:p>246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352531">
                <text:p>352531</text:p>
              </table:table-cell>
              <table:table-cell office:value-type="float" office:value="23164">
                <text:p>2316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360015">
                <text:p>360015</text:p>
              </table:table-cell>
              <table:table-cell office:value-type="float" office:value="24206">
                <text:p>242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353583">
                <text:p>353583</text:p>
              </table:table-cell>
              <table:table-cell office:value-type="float" office:value="23161">
                <text:p>2316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359360">
                <text:p>359360</text:p>
              </table:table-cell>
              <table:table-cell office:value-type="float" office:value="23686">
                <text:p>236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356446">
                <text:p>356446</text:p>
              </table:table-cell>
              <table:table-cell office:value-type="float" office:value="23234">
                <text:p>232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355296">
                <text:p>355296</text:p>
              </table:table-cell>
              <table:table-cell office:value-type="float" office:value="22561">
                <text:p>2256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359914">
                <text:p>359914</text:p>
              </table:table-cell>
              <table:table-cell office:value-type="float" office:value="24104">
                <text:p>2410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361503">
                <text:p>361503</text:p>
              </table:table-cell>
              <table:table-cell office:value-type="float" office:value="24107">
                <text:p>2410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350818">
                <text:p>350818</text:p>
              </table:table-cell>
              <table:table-cell office:value-type="float" office:value="21640">
                <text:p>2164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357058">
                <text:p>357058</text:p>
              </table:table-cell>
              <table:table-cell office:value-type="float" office:value="24124">
                <text:p>241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359162">
                <text:p>359162</text:p>
              </table:table-cell>
              <table:table-cell office:value-type="float" office:value="22957">
                <text:p>229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354735">
                <text:p>354735</text:p>
              </table:table-cell>
              <table:table-cell office:value-type="float" office:value="23089">
                <text:p>2308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358229">
                <text:p>358229</text:p>
              </table:table-cell>
              <table:table-cell office:value-type="float" office:value="23864">
                <text:p>238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359868">
                <text:p>359868</text:p>
              </table:table-cell>
              <table:table-cell office:value-type="float" office:value="24539">
                <text:p>2453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360835">
                <text:p>360835</text:p>
              </table:table-cell>
              <table:table-cell office:value-type="float" office:value="24290">
                <text:p>2429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359814">
                <text:p>359814</text:p>
              </table:table-cell>
              <table:table-cell office:value-type="float" office:value="24262">
                <text:p>2426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360662">
                <text:p>360662</text:p>
              </table:table-cell>
              <table:table-cell office:value-type="float" office:value="24494">
                <text:p>244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">
                <text:p>4010</text:p>
              </table:table-cell>
              <table:table-cell office:value-type="float" office:value="362200">
                <text:p>362200</text:p>
              </table:table-cell>
              <table:table-cell office:value-type="float" office:value="24758">
                <text:p>247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">
                <text:p>4020</text:p>
              </table:table-cell>
              <table:table-cell office:value-type="float" office:value="358236">
                <text:p>358236</text:p>
              </table:table-cell>
              <table:table-cell office:value-type="float" office:value="23710">
                <text:p>2371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">
                <text:p>4030</text:p>
              </table:table-cell>
              <table:table-cell office:value-type="float" office:value="360496">
                <text:p>360496</text:p>
              </table:table-cell>
              <table:table-cell office:value-type="float" office:value="23976">
                <text:p>2397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">
                <text:p>4040</text:p>
              </table:table-cell>
              <table:table-cell office:value-type="float" office:value="357009">
                <text:p>357009</text:p>
              </table:table-cell>
              <table:table-cell office:value-type="float" office:value="23432">
                <text:p>234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">
                <text:p>4050</text:p>
              </table:table-cell>
              <table:table-cell office:value-type="float" office:value="361145">
                <text:p>361145</text:p>
              </table:table-cell>
              <table:table-cell office:value-type="float" office:value="23892">
                <text:p>2389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">
                <text:p>4060</text:p>
              </table:table-cell>
              <table:table-cell office:value-type="float" office:value="358568">
                <text:p>358568</text:p>
              </table:table-cell>
              <table:table-cell office:value-type="float" office:value="23541">
                <text:p>235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">
                <text:p>4070</text:p>
              </table:table-cell>
              <table:table-cell office:value-type="float" office:value="358885">
                <text:p>358885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">
                <text:p>4080</text:p>
              </table:table-cell>
              <table:table-cell office:value-type="float" office:value="361248">
                <text:p>361248</text:p>
              </table:table-cell>
              <table:table-cell office:value-type="float" office:value="23543">
                <text:p>2354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">
                <text:p>4090</text:p>
              </table:table-cell>
              <table:table-cell office:value-type="float" office:value="362050">
                <text:p>362050</text:p>
              </table:table-cell>
              <table:table-cell office:value-type="float" office:value="24085">
                <text:p>2408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">
                <text:p>4100</text:p>
              </table:table-cell>
              <table:table-cell office:value-type="float" office:value="360901">
                <text:p>360901</text:p>
              </table:table-cell>
              <table:table-cell office:value-type="float" office:value="24314">
                <text:p>243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">
                <text:p>4110</text:p>
              </table:table-cell>
              <table:table-cell office:value-type="float" office:value="364578">
                <text:p>364578</text:p>
              </table:table-cell>
              <table:table-cell office:value-type="float" office:value="24996">
                <text:p>249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">
                <text:p>4120</text:p>
              </table:table-cell>
              <table:table-cell office:value-type="float" office:value="359025">
                <text:p>359025</text:p>
              </table:table-cell>
              <table:table-cell office:value-type="float" office:value="23667">
                <text:p>2366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">
                <text:p>4130</text:p>
              </table:table-cell>
              <table:table-cell office:value-type="float" office:value="364396">
                <text:p>364396</text:p>
              </table:table-cell>
              <table:table-cell office:value-type="float" office:value="24316">
                <text:p>243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">
                <text:p>4140</text:p>
              </table:table-cell>
              <table:table-cell office:value-type="float" office:value="358730">
                <text:p>358730</text:p>
              </table:table-cell>
              <table:table-cell office:value-type="float" office:value="23356">
                <text:p>2335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">
                <text:p>4150</text:p>
              </table:table-cell>
              <table:table-cell office:value-type="float" office:value="361779">
                <text:p>361779</text:p>
              </table:table-cell>
              <table:table-cell office:value-type="float" office:value="23912">
                <text:p>239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">
                <text:p>4160</text:p>
              </table:table-cell>
              <table:table-cell office:value-type="float" office:value="354449">
                <text:p>354449</text:p>
              </table:table-cell>
              <table:table-cell office:value-type="float" office:value="22522">
                <text:p>225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">
                <text:p>4170</text:p>
              </table:table-cell>
              <table:table-cell office:value-type="float" office:value="358932">
                <text:p>358932</text:p>
              </table:table-cell>
              <table:table-cell office:value-type="float" office:value="23470">
                <text:p>2347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">
                <text:p>4180</text:p>
              </table:table-cell>
              <table:table-cell office:value-type="float" office:value="366306">
                <text:p>366306</text:p>
              </table:table-cell>
              <table:table-cell office:value-type="float" office:value="25064">
                <text:p>250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">
                <text:p>4190</text:p>
              </table:table-cell>
              <table:table-cell office:value-type="float" office:value="364500">
                <text:p>364500</text:p>
              </table:table-cell>
              <table:table-cell office:value-type="float" office:value="25160">
                <text:p>2516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">
                <text:p>4200</text:p>
              </table:table-cell>
              <table:table-cell office:value-type="float" office:value="360424">
                <text:p>360424</text:p>
              </table:table-cell>
              <table:table-cell office:value-type="float" office:value="23801">
                <text:p>238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">
                <text:p>4210</text:p>
              </table:table-cell>
              <table:table-cell office:value-type="float" office:value="360465">
                <text:p>360465</text:p>
              </table:table-cell>
              <table:table-cell office:value-type="float" office:value="24279">
                <text:p>2427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">
                <text:p>4220</text:p>
              </table:table-cell>
              <table:table-cell office:value-type="float" office:value="361580">
                <text:p>361580</text:p>
              </table:table-cell>
              <table:table-cell office:value-type="float" office:value="23841">
                <text:p>2384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">
                <text:p>4230</text:p>
              </table:table-cell>
              <table:table-cell office:value-type="float" office:value="366043">
                <text:p>366043</text:p>
              </table:table-cell>
              <table:table-cell office:value-type="float" office:value="24649">
                <text:p>2464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">
                <text:p>4240</text:p>
              </table:table-cell>
              <table:table-cell office:value-type="float" office:value="354946">
                <text:p>354946</text:p>
              </table:table-cell>
              <table:table-cell office:value-type="float" office:value="23491">
                <text:p>234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">
                <text:p>4250</text:p>
              </table:table-cell>
              <table:table-cell office:value-type="float" office:value="366343">
                <text:p>366343</text:p>
              </table:table-cell>
              <table:table-cell office:value-type="float" office:value="25514">
                <text:p>2551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">
                <text:p>4260</text:p>
              </table:table-cell>
              <table:table-cell office:value-type="float" office:value="362614">
                <text:p>362614</text:p>
              </table:table-cell>
              <table:table-cell office:value-type="float" office:value="24142">
                <text:p>2414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">
                <text:p>4270</text:p>
              </table:table-cell>
              <table:table-cell office:value-type="float" office:value="364285">
                <text:p>364285</text:p>
              </table:table-cell>
              <table:table-cell office:value-type="float" office:value="24587">
                <text:p>2458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">
                <text:p>4280</text:p>
              </table:table-cell>
              <table:table-cell office:value-type="float" office:value="356834">
                <text:p>356834</text:p>
              </table:table-cell>
              <table:table-cell office:value-type="float" office:value="22760">
                <text:p>2276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">
                <text:p>4290</text:p>
              </table:table-cell>
              <table:table-cell office:value-type="float" office:value="366893">
                <text:p>366893</text:p>
              </table:table-cell>
              <table:table-cell office:value-type="float" office:value="25230">
                <text:p>2523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">
                <text:p>4300</text:p>
              </table:table-cell>
              <table:table-cell office:value-type="float" office:value="359862">
                <text:p>359862</text:p>
              </table:table-cell>
              <table:table-cell office:value-type="float" office:value="23140">
                <text:p>2314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">
                <text:p>4310</text:p>
              </table:table-cell>
              <table:table-cell office:value-type="float" office:value="366702">
                <text:p>366702</text:p>
              </table:table-cell>
              <table:table-cell office:value-type="float" office:value="24274">
                <text:p>242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">
                <text:p>4320</text:p>
              </table:table-cell>
              <table:table-cell office:value-type="float" office:value="358651">
                <text:p>358651</text:p>
              </table:table-cell>
              <table:table-cell office:value-type="float" office:value="23448">
                <text:p>234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">
                <text:p>4330</text:p>
              </table:table-cell>
              <table:table-cell office:value-type="float" office:value="366293">
                <text:p>366293</text:p>
              </table:table-cell>
              <table:table-cell office:value-type="float" office:value="24797">
                <text:p>2479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">
                <text:p>4340</text:p>
              </table:table-cell>
              <table:table-cell office:value-type="float" office:value="367622">
                <text:p>367622</text:p>
              </table:table-cell>
              <table:table-cell office:value-type="float" office:value="25419">
                <text:p>254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">
                <text:p>4350</text:p>
              </table:table-cell>
              <table:table-cell office:value-type="float" office:value="362519">
                <text:p>362519</text:p>
              </table:table-cell>
              <table:table-cell office:value-type="float" office:value="24107">
                <text:p>2410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">
                <text:p>4360</text:p>
              </table:table-cell>
              <table:table-cell office:value-type="float" office:value="369167">
                <text:p>369167</text:p>
              </table:table-cell>
              <table:table-cell office:value-type="float" office:value="25537">
                <text:p>2553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">
                <text:p>4370</text:p>
              </table:table-cell>
              <table:table-cell office:value-type="float" office:value="360679">
                <text:p>360679</text:p>
              </table:table-cell>
              <table:table-cell office:value-type="float" office:value="24299">
                <text:p>2429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">
                <text:p>4380</text:p>
              </table:table-cell>
              <table:table-cell office:value-type="float" office:value="365633">
                <text:p>365633</text:p>
              </table:table-cell>
              <table:table-cell office:value-type="float" office:value="24654">
                <text:p>2465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">
                <text:p>4390</text:p>
              </table:table-cell>
              <table:table-cell office:value-type="float" office:value="366386">
                <text:p>366386</text:p>
              </table:table-cell>
              <table:table-cell office:value-type="float" office:value="24516">
                <text:p>245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">
                <text:p>4400</text:p>
              </table:table-cell>
              <table:table-cell office:value-type="float" office:value="370975">
                <text:p>370975</text:p>
              </table:table-cell>
              <table:table-cell office:value-type="float" office:value="26168">
                <text:p>2616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">
                <text:p>4410</text:p>
              </table:table-cell>
              <table:table-cell office:value-type="float" office:value="366352">
                <text:p>366352</text:p>
              </table:table-cell>
              <table:table-cell office:value-type="float" office:value="25419">
                <text:p>254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">
                <text:p>4420</text:p>
              </table:table-cell>
              <table:table-cell office:value-type="float" office:value="369826">
                <text:p>369826</text:p>
              </table:table-cell>
              <table:table-cell office:value-type="float" office:value="25243">
                <text:p>2524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">
                <text:p>4430</text:p>
              </table:table-cell>
              <table:table-cell office:value-type="float" office:value="366517">
                <text:p>366517</text:p>
              </table:table-cell>
              <table:table-cell office:value-type="float" office:value="25277">
                <text:p>2527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">
                <text:p>4440</text:p>
              </table:table-cell>
              <table:table-cell office:value-type="float" office:value="369868">
                <text:p>369868</text:p>
              </table:table-cell>
              <table:table-cell office:value-type="float" office:value="26603">
                <text:p>2660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">
                <text:p>4450</text:p>
              </table:table-cell>
              <table:table-cell office:value-type="float" office:value="369567">
                <text:p>369567</text:p>
              </table:table-cell>
              <table:table-cell office:value-type="float" office:value="25696">
                <text:p>2569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">
                <text:p>4460</text:p>
              </table:table-cell>
              <table:table-cell office:value-type="float" office:value="371179">
                <text:p>371179</text:p>
              </table:table-cell>
              <table:table-cell office:value-type="float" office:value="25690">
                <text:p>2569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">
                <text:p>4470</text:p>
              </table:table-cell>
              <table:table-cell office:value-type="float" office:value="366176">
                <text:p>366176</text:p>
              </table:table-cell>
              <table:table-cell office:value-type="float" office:value="24767">
                <text:p>247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">
                <text:p>4480</text:p>
              </table:table-cell>
              <table:table-cell office:value-type="float" office:value="365774">
                <text:p>365774</text:p>
              </table:table-cell>
              <table:table-cell office:value-type="float" office:value="25252">
                <text:p>2525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">
                <text:p>4490</text:p>
              </table:table-cell>
              <table:table-cell office:value-type="float" office:value="361053">
                <text:p>361053</text:p>
              </table:table-cell>
              <table:table-cell office:value-type="float" office:value="23921">
                <text:p>2392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">
                <text:p>4500</text:p>
              </table:table-cell>
              <table:table-cell office:value-type="float" office:value="364392">
                <text:p>364392</text:p>
              </table:table-cell>
              <table:table-cell office:value-type="float" office:value="24781">
                <text:p>2478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">
                <text:p>4510</text:p>
              </table:table-cell>
              <table:table-cell office:value-type="float" office:value="363668">
                <text:p>363668</text:p>
              </table:table-cell>
              <table:table-cell office:value-type="float" office:value="24371">
                <text:p>2437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">
                <text:p>4520</text:p>
              </table:table-cell>
              <table:table-cell office:value-type="float" office:value="371286">
                <text:p>371286</text:p>
              </table:table-cell>
              <table:table-cell office:value-type="float" office:value="25888">
                <text:p>258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">
                <text:p>4530</text:p>
              </table:table-cell>
              <table:table-cell office:value-type="float" office:value="368541">
                <text:p>368541</text:p>
              </table:table-cell>
              <table:table-cell office:value-type="float" office:value="25457">
                <text:p>2545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">
                <text:p>4540</text:p>
              </table:table-cell>
              <table:table-cell office:value-type="float" office:value="361115">
                <text:p>361115</text:p>
              </table:table-cell>
              <table:table-cell office:value-type="float" office:value="23804">
                <text:p>2380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">
                <text:p>4550</text:p>
              </table:table-cell>
              <table:table-cell office:value-type="float" office:value="370587">
                <text:p>370587</text:p>
              </table:table-cell>
              <table:table-cell office:value-type="float" office:value="25983">
                <text:p>2598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">
                <text:p>4560</text:p>
              </table:table-cell>
              <table:table-cell office:value-type="float" office:value="367616">
                <text:p>367616</text:p>
              </table:table-cell>
              <table:table-cell office:value-type="float" office:value="25265">
                <text:p>252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">
                <text:p>4570</text:p>
              </table:table-cell>
              <table:table-cell office:value-type="float" office:value="363642">
                <text:p>363642</text:p>
              </table:table-cell>
              <table:table-cell office:value-type="float" office:value="23638">
                <text:p>2363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">
                <text:p>4580</text:p>
              </table:table-cell>
              <table:table-cell office:value-type="float" office:value="361958">
                <text:p>361958</text:p>
              </table:table-cell>
              <table:table-cell office:value-type="float" office:value="24343">
                <text:p>243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">
                <text:p>4590</text:p>
              </table:table-cell>
              <table:table-cell office:value-type="float" office:value="370394">
                <text:p>370394</text:p>
              </table:table-cell>
              <table:table-cell office:value-type="float" office:value="25794">
                <text:p>257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">
                <text:p>4600</text:p>
              </table:table-cell>
              <table:table-cell office:value-type="float" office:value="366282">
                <text:p>366282</text:p>
              </table:table-cell>
              <table:table-cell office:value-type="float" office:value="24667">
                <text:p>2466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">
                <text:p>4610</text:p>
              </table:table-cell>
              <table:table-cell office:value-type="float" office:value="364603">
                <text:p>364603</text:p>
              </table:table-cell>
              <table:table-cell office:value-type="float" office:value="25078">
                <text:p>2507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">
                <text:p>4620</text:p>
              </table:table-cell>
              <table:table-cell office:value-type="float" office:value="365101">
                <text:p>365101</text:p>
              </table:table-cell>
              <table:table-cell office:value-type="float" office:value="24753">
                <text:p>247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">
                <text:p>4630</text:p>
              </table:table-cell>
              <table:table-cell office:value-type="float" office:value="369143">
                <text:p>369143</text:p>
              </table:table-cell>
              <table:table-cell office:value-type="float" office:value="25677">
                <text:p>2567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">
                <text:p>4640</text:p>
              </table:table-cell>
              <table:table-cell office:value-type="float" office:value="365211">
                <text:p>365211</text:p>
              </table:table-cell>
              <table:table-cell office:value-type="float" office:value="24566">
                <text:p>2456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">
                <text:p>4650</text:p>
              </table:table-cell>
              <table:table-cell office:value-type="float" office:value="368048">
                <text:p>368048</text:p>
              </table:table-cell>
              <table:table-cell office:value-type="float" office:value="25397">
                <text:p>253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">
                <text:p>4660</text:p>
              </table:table-cell>
              <table:table-cell office:value-type="float" office:value="369926">
                <text:p>369926</text:p>
              </table:table-cell>
              <table:table-cell office:value-type="float" office:value="25632">
                <text:p>256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">
                <text:p>4670</text:p>
              </table:table-cell>
              <table:table-cell office:value-type="float" office:value="372875">
                <text:p>372875</text:p>
              </table:table-cell>
              <table:table-cell office:value-type="float" office:value="26198">
                <text:p>261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">
                <text:p>4680</text:p>
              </table:table-cell>
              <table:table-cell office:value-type="float" office:value="371484">
                <text:p>371484</text:p>
              </table:table-cell>
              <table:table-cell office:value-type="float" office:value="25487">
                <text:p>2548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">
                <text:p>4690</text:p>
              </table:table-cell>
              <table:table-cell office:value-type="float" office:value="369817">
                <text:p>369817</text:p>
              </table:table-cell>
              <table:table-cell office:value-type="float" office:value="24907">
                <text:p>2490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">
                <text:p>4700</text:p>
              </table:table-cell>
              <table:table-cell office:value-type="float" office:value="366425">
                <text:p>366425</text:p>
              </table:table-cell>
              <table:table-cell office:value-type="float" office:value="24693">
                <text:p>2469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">
                <text:p>4710</text:p>
              </table:table-cell>
              <table:table-cell office:value-type="float" office:value="371611">
                <text:p>371611</text:p>
              </table:table-cell>
              <table:table-cell office:value-type="float" office:value="25997">
                <text:p>259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">
                <text:p>4720</text:p>
              </table:table-cell>
              <table:table-cell office:value-type="float" office:value="362733">
                <text:p>362733</text:p>
              </table:table-cell>
              <table:table-cell office:value-type="float" office:value="23348">
                <text:p>2334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">
                <text:p>4730</text:p>
              </table:table-cell>
              <table:table-cell office:value-type="float" office:value="373083">
                <text:p>373083</text:p>
              </table:table-cell>
              <table:table-cell office:value-type="float" office:value="25791">
                <text:p>2579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">
                <text:p>4740</text:p>
              </table:table-cell>
              <table:table-cell office:value-type="float" office:value="364601">
                <text:p>364601</text:p>
              </table:table-cell>
              <table:table-cell office:value-type="float" office:value="24133">
                <text:p>241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">
                <text:p>4750</text:p>
              </table:table-cell>
              <table:table-cell office:value-type="float" office:value="371354">
                <text:p>371354</text:p>
              </table:table-cell>
              <table:table-cell office:value-type="float" office:value="25584">
                <text:p>2558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">
                <text:p>4760</text:p>
              </table:table-cell>
              <table:table-cell office:value-type="float" office:value="364925">
                <text:p>364925</text:p>
              </table:table-cell>
              <table:table-cell office:value-type="float" office:value="24402">
                <text:p>2440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">
                <text:p>4770</text:p>
              </table:table-cell>
              <table:table-cell office:value-type="float" office:value="364791">
                <text:p>364791</text:p>
              </table:table-cell>
              <table:table-cell office:value-type="float" office:value="24823">
                <text:p>2482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">
                <text:p>4780</text:p>
              </table:table-cell>
              <table:table-cell office:value-type="float" office:value="372478">
                <text:p>372478</text:p>
              </table:table-cell>
              <table:table-cell office:value-type="float" office:value="26327">
                <text:p>263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">
                <text:p>4790</text:p>
              </table:table-cell>
              <table:table-cell office:value-type="float" office:value="367168">
                <text:p>367168</text:p>
              </table:table-cell>
              <table:table-cell office:value-type="float" office:value="24423">
                <text:p>244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">
                <text:p>4800</text:p>
              </table:table-cell>
              <table:table-cell office:value-type="float" office:value="364573">
                <text:p>364573</text:p>
              </table:table-cell>
              <table:table-cell office:value-type="float" office:value="23985">
                <text:p>239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">
                <text:p>4810</text:p>
              </table:table-cell>
              <table:table-cell office:value-type="float" office:value="361188">
                <text:p>361188</text:p>
              </table:table-cell>
              <table:table-cell office:value-type="float" office:value="23275">
                <text:p>232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">
                <text:p>4820</text:p>
              </table:table-cell>
              <table:table-cell office:value-type="float" office:value="367203">
                <text:p>367203</text:p>
              </table:table-cell>
              <table:table-cell office:value-type="float" office:value="24487">
                <text:p>2448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">
                <text:p>4830</text:p>
              </table:table-cell>
              <table:table-cell office:value-type="float" office:value="371789">
                <text:p>371789</text:p>
              </table:table-cell>
              <table:table-cell office:value-type="float" office:value="26052">
                <text:p>260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">
                <text:p>4840</text:p>
              </table:table-cell>
              <table:table-cell office:value-type="float" office:value="372816">
                <text:p>372816</text:p>
              </table:table-cell>
              <table:table-cell office:value-type="float" office:value="25845">
                <text:p>2584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">
                <text:p>4850</text:p>
              </table:table-cell>
              <table:table-cell office:value-type="float" office:value="368928">
                <text:p>368928</text:p>
              </table:table-cell>
              <table:table-cell office:value-type="float" office:value="25116">
                <text:p>251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">
                <text:p>4860</text:p>
              </table:table-cell>
              <table:table-cell office:value-type="float" office:value="363218">
                <text:p>363218</text:p>
              </table:table-cell>
              <table:table-cell office:value-type="float" office:value="23956">
                <text:p>2395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">
                <text:p>4870</text:p>
              </table:table-cell>
              <table:table-cell office:value-type="float" office:value="368852">
                <text:p>368852</text:p>
              </table:table-cell>
              <table:table-cell office:value-type="float" office:value="25225">
                <text:p>252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">
                <text:p>4880</text:p>
              </table:table-cell>
              <table:table-cell office:value-type="float" office:value="372287">
                <text:p>372287</text:p>
              </table:table-cell>
              <table:table-cell office:value-type="float" office:value="25813">
                <text:p>258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">
                <text:p>4890</text:p>
              </table:table-cell>
              <table:table-cell office:value-type="float" office:value="371694">
                <text:p>371694</text:p>
              </table:table-cell>
              <table:table-cell office:value-type="float" office:value="25656">
                <text:p>256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">
                <text:p>4900</text:p>
              </table:table-cell>
              <table:table-cell office:value-type="float" office:value="370136">
                <text:p>370136</text:p>
              </table:table-cell>
              <table:table-cell office:value-type="float" office:value="25535">
                <text:p>2553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">
                <text:p>4910</text:p>
              </table:table-cell>
              <table:table-cell office:value-type="float" office:value="373122">
                <text:p>373122</text:p>
              </table:table-cell>
              <table:table-cell office:value-type="float" office:value="26228">
                <text:p>2622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">
                <text:p>4920</text:p>
              </table:table-cell>
              <table:table-cell office:value-type="float" office:value="376875">
                <text:p>376875</text:p>
              </table:table-cell>
              <table:table-cell office:value-type="float" office:value="26479">
                <text:p>2647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">
                <text:p>4930</text:p>
              </table:table-cell>
              <table:table-cell office:value-type="float" office:value="370530">
                <text:p>370530</text:p>
              </table:table-cell>
              <table:table-cell office:value-type="float" office:value="25557">
                <text:p>2555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">
                <text:p>4940</text:p>
              </table:table-cell>
              <table:table-cell office:value-type="float" office:value="372152">
                <text:p>372152</text:p>
              </table:table-cell>
              <table:table-cell office:value-type="float" office:value="25940">
                <text:p>2594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">
                <text:p>4950</text:p>
              </table:table-cell>
              <table:table-cell office:value-type="float" office:value="372153">
                <text:p>372153</text:p>
              </table:table-cell>
              <table:table-cell office:value-type="float" office:value="26528">
                <text:p>2652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">
                <text:p>4960</text:p>
              </table:table-cell>
              <table:table-cell office:value-type="float" office:value="374762">
                <text:p>374762</text:p>
              </table:table-cell>
              <table:table-cell office:value-type="float" office:value="26563">
                <text:p>265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">
                <text:p>4970</text:p>
              </table:table-cell>
              <table:table-cell office:value-type="float" office:value="372912">
                <text:p>372912</text:p>
              </table:table-cell>
              <table:table-cell office:value-type="float" office:value="26053">
                <text:p>2605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">
                <text:p>4980</text:p>
              </table:table-cell>
              <table:table-cell office:value-type="float" office:value="365608">
                <text:p>365608</text:p>
              </table:table-cell>
              <table:table-cell office:value-type="float" office:value="24713">
                <text:p>2471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">
                <text:p>4990</text:p>
              </table:table-cell>
              <table:table-cell office:value-type="float" office:value="369857">
                <text:p>369857</text:p>
              </table:table-cell>
              <table:table-cell office:value-type="float" office:value="25399">
                <text:p>2539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">
                <text:p>5000</text:p>
              </table:table-cell>
              <table:table-cell office:value-type="float" office:value="376970">
                <text:p>376970</text:p>
              </table:table-cell>
              <table:table-cell office:value-type="float" office:value="26330">
                <text:p>263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1.165cm" svg:height="21.576cm" xlink:href=".." xlink:type="simple" chart:class="chart:scatter" chart:style-name="ch1">
        <chart:legend chart:legend-position="end" svg:x="37.976cm" svg:y="10.24cm" style:legend-expansion="high" chart:style-name="ch2"/>
        <chart:plot-area chart:style-name="ch3" table:cell-range-address="'gcc-aging-16'.A2:'gcc-aging-16'.A501 'gcc-aging-16'.C1:'gcc-aging-16'.D501" chart:data-source-has-labels="row" svg:x="1.273cm" svg:y="1.859cm" svg:width="35.057cm" svg:height="18.866cm">
          <chartooo:coordinate-region svg:x="2.635cm" svg:y="2.058cm" svg:width="33.323cm" svg:height="18.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cc-aging-16'.C2:'gcc-aging-16'.C501" chart:label-cell-address="'gcc-aging-16'.C1:'gcc-aging-16'.C1" chart:class="chart:scatter">
            <chart:domain table:cell-range-address="'gcc-aging-16'.A2:'gcc-aging-16'.A501"/>
            <chart:data-point chart:repeated="500"/>
          </chart:series>
          <chart:series chart:style-name="ch8" chart:values-cell-range-address="'gcc-aging-16'.D2:'gcc-aging-16'.D501" chart:label-cell-address="'gcc-aging-16'.D1:'gcc-aging-16'.D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gcc-aging-16'.C1:'gcc-aging-16'.C1</svg:desc>
                </draw:g>
              </table:table-cell>
              <table:table-cell office:value-type="string">
                <text:p> DISK WRITES</text:p>
                <draw:g>
                  <svg:desc>'gcc-aging-16'.D1:'gcc-aging-16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gcc-aging-16'.A2:'gcc-aging-16'.A501</svg:desc>
                </draw:g>
              </table:table-cell>
              <table:table-cell office:value-type="float" office:value="326203">
                <text:p>326203</text:p>
                <draw:g>
                  <svg:desc>'gcc-aging-16'.C2:'gcc-aging-16'.C501</svg:desc>
                </draw:g>
              </table:table-cell>
              <table:table-cell office:value-type="float" office:value="52419">
                <text:p>52419</text:p>
                <draw:g>
                  <svg:desc>'gcc-aging-16'.D2:'gcc-aging-16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59510">
                <text:p>259510</text:p>
              </table:table-cell>
              <table:table-cell office:value-type="float" office:value="41123">
                <text:p>411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24973">
                <text:p>224973</text:p>
              </table:table-cell>
              <table:table-cell office:value-type="float" office:value="34777">
                <text:p>34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08019">
                <text:p>208019</text:p>
              </table:table-cell>
              <table:table-cell office:value-type="float" office:value="31122">
                <text:p>31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93949">
                <text:p>193949</text:p>
              </table:table-cell>
              <table:table-cell office:value-type="float" office:value="28477">
                <text:p>284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80113">
                <text:p>180113</text:p>
              </table:table-cell>
              <table:table-cell office:value-type="float" office:value="26445">
                <text:p>26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68807">
                <text:p>168807</text:p>
              </table:table-cell>
              <table:table-cell office:value-type="float" office:value="24832">
                <text:p>24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77766">
                <text:p>177766</text:p>
              </table:table-cell>
              <table:table-cell office:value-type="float" office:value="24576">
                <text:p>24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78191">
                <text:p>178191</text:p>
              </table:table-cell>
              <table:table-cell office:value-type="float" office:value="24108">
                <text:p>24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90390">
                <text:p>190390</text:p>
              </table:table-cell>
              <table:table-cell office:value-type="float" office:value="24016">
                <text:p>24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58524">
                <text:p>158524</text:p>
              </table:table-cell>
              <table:table-cell office:value-type="float" office:value="22023">
                <text:p>220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66704">
                <text:p>166704</text:p>
              </table:table-cell>
              <table:table-cell office:value-type="float" office:value="21957">
                <text:p>219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67948">
                <text:p>167948</text:p>
              </table:table-cell>
              <table:table-cell office:value-type="float" office:value="21537">
                <text:p>215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66044">
                <text:p>166044</text:p>
              </table:table-cell>
              <table:table-cell office:value-type="float" office:value="21026">
                <text:p>210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66898">
                <text:p>166898</text:p>
              </table:table-cell>
              <table:table-cell office:value-type="float" office:value="20865">
                <text:p>208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72447">
                <text:p>172447</text:p>
              </table:table-cell>
              <table:table-cell office:value-type="float" office:value="20834">
                <text:p>208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80327">
                <text:p>180327</text:p>
              </table:table-cell>
              <table:table-cell office:value-type="float" office:value="20515">
                <text:p>205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85656">
                <text:p>185656</text:p>
              </table:table-cell>
              <table:table-cell office:value-type="float" office:value="20562">
                <text:p>205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89122">
                <text:p>189122</text:p>
              </table:table-cell>
              <table:table-cell office:value-type="float" office:value="20328">
                <text:p>203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92121">
                <text:p>192121</text:p>
              </table:table-cell>
              <table:table-cell office:value-type="float" office:value="20278">
                <text:p>202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96238">
                <text:p>196238</text:p>
              </table:table-cell>
              <table:table-cell office:value-type="float" office:value="19975">
                <text:p>199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98446">
                <text:p>198446</text:p>
              </table:table-cell>
              <table:table-cell office:value-type="float" office:value="19952">
                <text:p>199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200668">
                <text:p>200668</text:p>
              </table:table-cell>
              <table:table-cell office:value-type="float" office:value="19547">
                <text:p>195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203223">
                <text:p>203223</text:p>
              </table:table-cell>
              <table:table-cell office:value-type="float" office:value="19555">
                <text:p>195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206825">
                <text:p>206825</text:p>
              </table:table-cell>
              <table:table-cell office:value-type="float" office:value="19322">
                <text:p>193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212144">
                <text:p>212144</text:p>
              </table:table-cell>
              <table:table-cell office:value-type="float" office:value="19303">
                <text:p>193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212773">
                <text:p>212773</text:p>
              </table:table-cell>
              <table:table-cell office:value-type="float" office:value="19205">
                <text:p>192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213168">
                <text:p>213168</text:p>
              </table:table-cell>
              <table:table-cell office:value-type="float" office:value="18864">
                <text:p>188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217335">
                <text:p>217335</text:p>
              </table:table-cell>
              <table:table-cell office:value-type="float" office:value="18923">
                <text:p>189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219940">
                <text:p>219940</text:p>
              </table:table-cell>
              <table:table-cell office:value-type="float" office:value="18804">
                <text:p>188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221085">
                <text:p>221085</text:p>
              </table:table-cell>
              <table:table-cell office:value-type="float" office:value="18615">
                <text:p>186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223556">
                <text:p>223556</text:p>
              </table:table-cell>
              <table:table-cell office:value-type="float" office:value="18590">
                <text:p>185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25160">
                <text:p>225160</text:p>
              </table:table-cell>
              <table:table-cell office:value-type="float" office:value="18272">
                <text:p>182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26408">
                <text:p>226408</text:p>
              </table:table-cell>
              <table:table-cell office:value-type="float" office:value="18224">
                <text:p>182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228618">
                <text:p>228618</text:p>
              </table:table-cell>
              <table:table-cell office:value-type="float" office:value="18142">
                <text:p>181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229734">
                <text:p>229734</text:p>
              </table:table-cell>
              <table:table-cell office:value-type="float" office:value="18153">
                <text:p>18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231074">
                <text:p>231074</text:p>
              </table:table-cell>
              <table:table-cell office:value-type="float" office:value="17821">
                <text:p>178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233903">
                <text:p>233903</text:p>
              </table:table-cell>
              <table:table-cell office:value-type="float" office:value="17767">
                <text:p>177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235840">
                <text:p>235840</text:p>
              </table:table-cell>
              <table:table-cell office:value-type="float" office:value="17811">
                <text:p>178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234319">
                <text:p>234319</text:p>
              </table:table-cell>
              <table:table-cell office:value-type="float" office:value="17680">
                <text:p>176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237343">
                <text:p>237343</text:p>
              </table:table-cell>
              <table:table-cell office:value-type="float" office:value="17468">
                <text:p>174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237039">
                <text:p>237039</text:p>
              </table:table-cell>
              <table:table-cell office:value-type="float" office:value="17378">
                <text:p>173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236309">
                <text:p>236309</text:p>
              </table:table-cell>
              <table:table-cell office:value-type="float" office:value="17323">
                <text:p>173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240186">
                <text:p>240186</text:p>
              </table:table-cell>
              <table:table-cell office:value-type="float" office:value="17303">
                <text:p>173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240338">
                <text:p>240338</text:p>
              </table:table-cell>
              <table:table-cell office:value-type="float" office:value="17164">
                <text:p>171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241722">
                <text:p>241722</text:p>
              </table:table-cell>
              <table:table-cell office:value-type="float" office:value="16992">
                <text:p>169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241275">
                <text:p>241275</text:p>
              </table:table-cell>
              <table:table-cell office:value-type="float" office:value="17047">
                <text:p>170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242895">
                <text:p>242895</text:p>
              </table:table-cell>
              <table:table-cell office:value-type="float" office:value="16947">
                <text:p>169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244805">
                <text:p>244805</text:p>
              </table:table-cell>
              <table:table-cell office:value-type="float" office:value="16702">
                <text:p>167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245743">
                <text:p>245743</text:p>
              </table:table-cell>
              <table:table-cell office:value-type="float" office:value="16670">
                <text:p>166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247148">
                <text:p>247148</text:p>
              </table:table-cell>
              <table:table-cell office:value-type="float" office:value="16541">
                <text:p>165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248063">
                <text:p>248063</text:p>
              </table:table-cell>
              <table:table-cell office:value-type="float" office:value="16629">
                <text:p>166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246186">
                <text:p>246186</text:p>
              </table:table-cell>
              <table:table-cell office:value-type="float" office:value="16508">
                <text:p>165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47917">
                <text:p>247917</text:p>
              </table:table-cell>
              <table:table-cell office:value-type="float" office:value="16474">
                <text:p>164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251012">
                <text:p>251012</text:p>
              </table:table-cell>
              <table:table-cell office:value-type="float" office:value="16301">
                <text:p>163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248616">
                <text:p>248616</text:p>
              </table:table-cell>
              <table:table-cell office:value-type="float" office:value="16248">
                <text:p>162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252482">
                <text:p>252482</text:p>
              </table:table-cell>
              <table:table-cell office:value-type="float" office:value="16100">
                <text:p>161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250651">
                <text:p>250651</text:p>
              </table:table-cell>
              <table:table-cell office:value-type="float" office:value="16150">
                <text:p>161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252828">
                <text:p>252828</text:p>
              </table:table-cell>
              <table:table-cell office:value-type="float" office:value="16126">
                <text:p>161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254640">
                <text:p>254640</text:p>
              </table:table-cell>
              <table:table-cell office:value-type="float" office:value="16074">
                <text:p>160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54297">
                <text:p>254297</text:p>
              </table:table-cell>
              <table:table-cell office:value-type="float" office:value="16056">
                <text:p>160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255389">
                <text:p>255389</text:p>
              </table:table-cell>
              <table:table-cell office:value-type="float" office:value="15943">
                <text:p>159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253980">
                <text:p>253980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257243">
                <text:p>257243</text:p>
              </table:table-cell>
              <table:table-cell office:value-type="float" office:value="15891">
                <text:p>158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257532">
                <text:p>257532</text:p>
              </table:table-cell>
              <table:table-cell office:value-type="float" office:value="15924">
                <text:p>159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256576">
                <text:p>256576</text:p>
              </table:table-cell>
              <table:table-cell office:value-type="float" office:value="15739">
                <text:p>157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260117">
                <text:p>260117</text:p>
              </table:table-cell>
              <table:table-cell office:value-type="float" office:value="15758">
                <text:p>157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58019">
                <text:p>258019</text:p>
              </table:table-cell>
              <table:table-cell office:value-type="float" office:value="15589">
                <text:p>155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260438">
                <text:p>260438</text:p>
              </table:table-cell>
              <table:table-cell office:value-type="float" office:value="15645">
                <text:p>156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258446">
                <text:p>258446</text:p>
              </table:table-cell>
              <table:table-cell office:value-type="float" office:value="15635">
                <text:p>156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261619">
                <text:p>261619</text:p>
              </table:table-cell>
              <table:table-cell office:value-type="float" office:value="15586">
                <text:p>155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257629">
                <text:p>257629</text:p>
              </table:table-cell>
              <table:table-cell office:value-type="float" office:value="15467">
                <text:p>154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261898">
                <text:p>261898</text:p>
              </table:table-cell>
              <table:table-cell office:value-type="float" office:value="15332">
                <text:p>153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261847">
                <text:p>261847</text:p>
              </table:table-cell>
              <table:table-cell office:value-type="float" office:value="15309">
                <text:p>153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261524">
                <text:p>261524</text:p>
              </table:table-cell>
              <table:table-cell office:value-type="float" office:value="15300">
                <text:p>153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261896">
                <text:p>261896</text:p>
              </table:table-cell>
              <table:table-cell office:value-type="float" office:value="15255">
                <text:p>152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263731">
                <text:p>263731</text:p>
              </table:table-cell>
              <table:table-cell office:value-type="float" office:value="15423">
                <text:p>154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264014">
                <text:p>264014</text:p>
              </table:table-cell>
              <table:table-cell office:value-type="float" office:value="15330">
                <text:p>153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265389">
                <text:p>265389</text:p>
              </table:table-cell>
              <table:table-cell office:value-type="float" office:value="15301">
                <text:p>153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265894">
                <text:p>265894</text:p>
              </table:table-cell>
              <table:table-cell office:value-type="float" office:value="15316">
                <text:p>153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266701">
                <text:p>266701</text:p>
              </table:table-cell>
              <table:table-cell office:value-type="float" office:value="15353">
                <text:p>153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265319">
                <text:p>265319</text:p>
              </table:table-cell>
              <table:table-cell office:value-type="float" office:value="15160">
                <text:p>151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266428">
                <text:p>266428</text:p>
              </table:table-cell>
              <table:table-cell office:value-type="float" office:value="15100">
                <text:p>151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264505">
                <text:p>264505</text:p>
              </table:table-cell>
              <table:table-cell office:value-type="float" office:value="15064">
                <text:p>150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265600">
                <text:p>265600</text:p>
              </table:table-cell>
              <table:table-cell office:value-type="float" office:value="14891">
                <text:p>148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266942">
                <text:p>266942</text:p>
              </table:table-cell>
              <table:table-cell office:value-type="float" office:value="15021">
                <text:p>150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268709">
                <text:p>268709</text:p>
              </table:table-cell>
              <table:table-cell office:value-type="float" office:value="15012">
                <text:p>150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266808">
                <text:p>266808</text:p>
              </table:table-cell>
              <table:table-cell office:value-type="float" office:value="14927">
                <text:p>149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270514">
                <text:p>270514</text:p>
              </table:table-cell>
              <table:table-cell office:value-type="float" office:value="15223">
                <text:p>152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270001">
                <text:p>270001</text:p>
              </table:table-cell>
              <table:table-cell office:value-type="float" office:value="15175">
                <text:p>151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271045">
                <text:p>271045</text:p>
              </table:table-cell>
              <table:table-cell office:value-type="float" office:value="14994">
                <text:p>149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270268">
                <text:p>270268</text:p>
              </table:table-cell>
              <table:table-cell office:value-type="float" office:value="14900">
                <text:p>149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271499">
                <text:p>271499</text:p>
              </table:table-cell>
              <table:table-cell office:value-type="float" office:value="14880">
                <text:p>148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271033">
                <text:p>271033</text:p>
              </table:table-cell>
              <table:table-cell office:value-type="float" office:value="15110">
                <text:p>151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272518">
                <text:p>272518</text:p>
              </table:table-cell>
              <table:table-cell office:value-type="float" office:value="14930">
                <text:p>1493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272446">
                <text:p>272446</text:p>
              </table:table-cell>
              <table:table-cell office:value-type="float" office:value="15148">
                <text:p>151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271699">
                <text:p>271699</text:p>
              </table:table-cell>
              <table:table-cell office:value-type="float" office:value="14815">
                <text:p>148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272836">
                <text:p>272836</text:p>
              </table:table-cell>
              <table:table-cell office:value-type="float" office:value="14890">
                <text:p>1489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272015">
                <text:p>272015</text:p>
              </table:table-cell>
              <table:table-cell office:value-type="float" office:value="14866">
                <text:p>148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274298">
                <text:p>274298</text:p>
              </table:table-cell>
              <table:table-cell office:value-type="float" office:value="14897">
                <text:p>148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275898">
                <text:p>275898</text:p>
              </table:table-cell>
              <table:table-cell office:value-type="float" office:value="14877">
                <text:p>148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274736">
                <text:p>274736</text:p>
              </table:table-cell>
              <table:table-cell office:value-type="float" office:value="14854">
                <text:p>148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276777">
                <text:p>276777</text:p>
              </table:table-cell>
              <table:table-cell office:value-type="float" office:value="15041">
                <text:p>150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275648">
                <text:p>275648</text:p>
              </table:table-cell>
              <table:table-cell office:value-type="float" office:value="14968">
                <text:p>149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276722">
                <text:p>276722</text:p>
              </table:table-cell>
              <table:table-cell office:value-type="float" office:value="14944">
                <text:p>149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273666">
                <text:p>273666</text:p>
              </table:table-cell>
              <table:table-cell office:value-type="float" office:value="14897">
                <text:p>148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275225">
                <text:p>275225</text:p>
              </table:table-cell>
              <table:table-cell office:value-type="float" office:value="14850">
                <text:p>148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275307">
                <text:p>275307</text:p>
              </table:table-cell>
              <table:table-cell office:value-type="float" office:value="14992">
                <text:p>149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276483">
                <text:p>276483</text:p>
              </table:table-cell>
              <table:table-cell office:value-type="float" office:value="14937">
                <text:p>149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278857">
                <text:p>278857</text:p>
              </table:table-cell>
              <table:table-cell office:value-type="float" office:value="14970">
                <text:p>149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278233">
                <text:p>278233</text:p>
              </table:table-cell>
              <table:table-cell office:value-type="float" office:value="14959">
                <text:p>149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276854">
                <text:p>276854</text:p>
              </table:table-cell>
              <table:table-cell office:value-type="float" office:value="14805">
                <text:p>148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278780">
                <text:p>278780</text:p>
              </table:table-cell>
              <table:table-cell office:value-type="float" office:value="14783">
                <text:p>147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277941">
                <text:p>277941</text:p>
              </table:table-cell>
              <table:table-cell office:value-type="float" office:value="14825">
                <text:p>148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278785">
                <text:p>278785</text:p>
              </table:table-cell>
              <table:table-cell office:value-type="float" office:value="14872">
                <text:p>148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280574">
                <text:p>280574</text:p>
              </table:table-cell>
              <table:table-cell office:value-type="float" office:value="14960">
                <text:p>1496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283415">
                <text:p>283415</text:p>
              </table:table-cell>
              <table:table-cell office:value-type="float" office:value="14991">
                <text:p>149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280110">
                <text:p>280110</text:p>
              </table:table-cell>
              <table:table-cell office:value-type="float" office:value="14818">
                <text:p>148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281028">
                <text:p>281028</text:p>
              </table:table-cell>
              <table:table-cell office:value-type="float" office:value="14905">
                <text:p>149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280332">
                <text:p>280332</text:p>
              </table:table-cell>
              <table:table-cell office:value-type="float" office:value="14730">
                <text:p>1473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282111">
                <text:p>282111</text:p>
              </table:table-cell>
              <table:table-cell office:value-type="float" office:value="15106">
                <text:p>151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281187">
                <text:p>281187</text:p>
              </table:table-cell>
              <table:table-cell office:value-type="float" office:value="14989">
                <text:p>149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281857">
                <text:p>281857</text:p>
              </table:table-cell>
              <table:table-cell office:value-type="float" office:value="14666">
                <text:p>146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283678">
                <text:p>283678</text:p>
              </table:table-cell>
              <table:table-cell office:value-type="float" office:value="14839">
                <text:p>148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284546">
                <text:p>284546</text:p>
              </table:table-cell>
              <table:table-cell office:value-type="float" office:value="14988">
                <text:p>149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280360">
                <text:p>280360</text:p>
              </table:table-cell>
              <table:table-cell office:value-type="float" office:value="14731">
                <text:p>147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284014">
                <text:p>284014</text:p>
              </table:table-cell>
              <table:table-cell office:value-type="float" office:value="14676">
                <text:p>146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283769">
                <text:p>283769</text:p>
              </table:table-cell>
              <table:table-cell office:value-type="float" office:value="15050">
                <text:p>150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284082">
                <text:p>284082</text:p>
              </table:table-cell>
              <table:table-cell office:value-type="float" office:value="15084">
                <text:p>150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285458">
                <text:p>285458</text:p>
              </table:table-cell>
              <table:table-cell office:value-type="float" office:value="15081">
                <text:p>150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282665">
                <text:p>28266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286380">
                <text:p>286380</text:p>
              </table:table-cell>
              <table:table-cell office:value-type="float" office:value="15299">
                <text:p>152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284808">
                <text:p>284808</text:p>
              </table:table-cell>
              <table:table-cell office:value-type="float" office:value="15022">
                <text:p>150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287628">
                <text:p>287628</text:p>
              </table:table-cell>
              <table:table-cell office:value-type="float" office:value="15180">
                <text:p>151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286634">
                <text:p>286634</text:p>
              </table:table-cell>
              <table:table-cell office:value-type="float" office:value="14907">
                <text:p>149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288028">
                <text:p>288028</text:p>
              </table:table-cell>
              <table:table-cell office:value-type="float" office:value="15293">
                <text:p>152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287678">
                <text:p>287678</text:p>
              </table:table-cell>
              <table:table-cell office:value-type="float" office:value="14919">
                <text:p>149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288552">
                <text:p>288552</text:p>
              </table:table-cell>
              <table:table-cell office:value-type="float" office:value="15336">
                <text:p>153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287184">
                <text:p>287184</text:p>
              </table:table-cell>
              <table:table-cell office:value-type="float" office:value="14903">
                <text:p>149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287868">
                <text:p>287868</text:p>
              </table:table-cell>
              <table:table-cell office:value-type="float" office:value="15167">
                <text:p>151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289968">
                <text:p>289968</text:p>
              </table:table-cell>
              <table:table-cell office:value-type="float" office:value="15684">
                <text:p>156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287624">
                <text:p>287624</text:p>
              </table:table-cell>
              <table:table-cell office:value-type="float" office:value="14828">
                <text:p>1482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290848">
                <text:p>290848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288656">
                <text:p>288656</text:p>
              </table:table-cell>
              <table:table-cell office:value-type="float" office:value="15312">
                <text:p>153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288774">
                <text:p>288774</text:p>
              </table:table-cell>
              <table:table-cell office:value-type="float" office:value="15055">
                <text:p>150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291094">
                <text:p>291094</text:p>
              </table:table-cell>
              <table:table-cell office:value-type="float" office:value="15252">
                <text:p>152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290331">
                <text:p>290331</text:p>
              </table:table-cell>
              <table:table-cell office:value-type="float" office:value="15106">
                <text:p>151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291782">
                <text:p>291782</text:p>
              </table:table-cell>
              <table:table-cell office:value-type="float" office:value="15554">
                <text:p>155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290451">
                <text:p>290451</text:p>
              </table:table-cell>
              <table:table-cell office:value-type="float" office:value="15600">
                <text:p>156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291946">
                <text:p>291946</text:p>
              </table:table-cell>
              <table:table-cell office:value-type="float" office:value="15386">
                <text:p>153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293768">
                <text:p>293768</text:p>
              </table:table-cell>
              <table:table-cell office:value-type="float" office:value="15560">
                <text:p>1556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290207">
                <text:p>290207</text:p>
              </table:table-cell>
              <table:table-cell office:value-type="float" office:value="15498">
                <text:p>154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296236">
                <text:p>296236</text:p>
              </table:table-cell>
              <table:table-cell office:value-type="float" office:value="16014">
                <text:p>160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293995">
                <text:p>293995</text:p>
              </table:table-cell>
              <table:table-cell office:value-type="float" office:value="15867">
                <text:p>158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293134">
                <text:p>293134</text:p>
              </table:table-cell>
              <table:table-cell office:value-type="float" office:value="15322">
                <text:p>153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294768">
                <text:p>294768</text:p>
              </table:table-cell>
              <table:table-cell office:value-type="float" office:value="15678">
                <text:p>156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296753">
                <text:p>296753</text:p>
              </table:table-cell>
              <table:table-cell office:value-type="float" office:value="15720">
                <text:p>157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296597">
                <text:p>296597</text:p>
              </table:table-cell>
              <table:table-cell office:value-type="float" office:value="15766">
                <text:p>157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295797">
                <text:p>295797</text:p>
              </table:table-cell>
              <table:table-cell office:value-type="float" office:value="15951">
                <text:p>159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297349">
                <text:p>297349</text:p>
              </table:table-cell>
              <table:table-cell office:value-type="float" office:value="15965">
                <text:p>159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298863">
                <text:p>298863</text:p>
              </table:table-cell>
              <table:table-cell office:value-type="float" office:value="16249">
                <text:p>162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297105">
                <text:p>297105</text:p>
              </table:table-cell>
              <table:table-cell office:value-type="float" office:value="15748">
                <text:p>157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298995">
                <text:p>298995</text:p>
              </table:table-cell>
              <table:table-cell office:value-type="float" office:value="16100">
                <text:p>161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296613">
                <text:p>296613</text:p>
              </table:table-cell>
              <table:table-cell office:value-type="float" office:value="15738">
                <text:p>157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301000">
                <text:p>301000</text:p>
              </table:table-cell>
              <table:table-cell office:value-type="float" office:value="16535">
                <text:p>165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298222">
                <text:p>298222</text:p>
              </table:table-cell>
              <table:table-cell office:value-type="float" office:value="15610">
                <text:p>156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300125">
                <text:p>300125</text:p>
              </table:table-cell>
              <table:table-cell office:value-type="float" office:value="16448">
                <text:p>164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298567">
                <text:p>298567</text:p>
              </table:table-cell>
              <table:table-cell office:value-type="float" office:value="16201">
                <text:p>162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296155">
                <text:p>296155</text:p>
              </table:table-cell>
              <table:table-cell office:value-type="float" office:value="15759">
                <text:p>157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300602">
                <text:p>300602</text:p>
              </table:table-cell>
              <table:table-cell office:value-type="float" office:value="16599">
                <text:p>165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299412">
                <text:p>299412</text:p>
              </table:table-cell>
              <table:table-cell office:value-type="float" office:value="16015">
                <text:p>1601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299440">
                <text:p>299440</text:p>
              </table:table-cell>
              <table:table-cell office:value-type="float" office:value="16064">
                <text:p>160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302734">
                <text:p>302734</text:p>
              </table:table-cell>
              <table:table-cell office:value-type="float" office:value="16771">
                <text:p>167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301571">
                <text:p>301571</text:p>
              </table:table-cell>
              <table:table-cell office:value-type="float" office:value="16638">
                <text:p>166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300672">
                <text:p>300672</text:p>
              </table:table-cell>
              <table:table-cell office:value-type="float" office:value="16030">
                <text:p>1603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302430">
                <text:p>302430</text:p>
              </table:table-cell>
              <table:table-cell office:value-type="float" office:value="16705">
                <text:p>167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302272">
                <text:p>302272</text:p>
              </table:table-cell>
              <table:table-cell office:value-type="float" office:value="16215">
                <text:p>162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304126">
                <text:p>304126</text:p>
              </table:table-cell>
              <table:table-cell office:value-type="float" office:value="16986">
                <text:p>169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303371">
                <text:p>303371</text:p>
              </table:table-cell>
              <table:table-cell office:value-type="float" office:value="16711">
                <text:p>167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302774">
                <text:p>302774</text:p>
              </table:table-cell>
              <table:table-cell office:value-type="float" office:value="16020">
                <text:p>160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304485">
                <text:p>304485</text:p>
              </table:table-cell>
              <table:table-cell office:value-type="float" office:value="16884">
                <text:p>168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303198">
                <text:p>303198</text:p>
              </table:table-cell>
              <table:table-cell office:value-type="float" office:value="16458">
                <text:p>164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306085">
                <text:p>306085</text:p>
              </table:table-cell>
              <table:table-cell office:value-type="float" office:value="16702">
                <text:p>167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307330">
                <text:p>307330</text:p>
              </table:table-cell>
              <table:table-cell office:value-type="float" office:value="16852">
                <text:p>168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306143">
                <text:p>306143</text:p>
              </table:table-cell>
              <table:table-cell office:value-type="float" office:value="16898">
                <text:p>168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306528">
                <text:p>306528</text:p>
              </table:table-cell>
              <table:table-cell office:value-type="float" office:value="16609">
                <text:p>166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306059">
                <text:p>306059</text:p>
              </table:table-cell>
              <table:table-cell office:value-type="float" office:value="16693">
                <text:p>166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304517">
                <text:p>304517</text:p>
              </table:table-cell>
              <table:table-cell office:value-type="float" office:value="16721">
                <text:p>167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305816">
                <text:p>305816</text:p>
              </table:table-cell>
              <table:table-cell office:value-type="float" office:value="16709">
                <text:p>167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306194">
                <text:p>306194</text:p>
              </table:table-cell>
              <table:table-cell office:value-type="float" office:value="16667">
                <text:p>16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307407">
                <text:p>307407</text:p>
              </table:table-cell>
              <table:table-cell office:value-type="float" office:value="17030">
                <text:p>1703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307679">
                <text:p>307679</text:p>
              </table:table-cell>
              <table:table-cell office:value-type="float" office:value="17309">
                <text:p>173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306431">
                <text:p>306431</text:p>
              </table:table-cell>
              <table:table-cell office:value-type="float" office:value="16901">
                <text:p>169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308688">
                <text:p>308688</text:p>
              </table:table-cell>
              <table:table-cell office:value-type="float" office:value="16692">
                <text:p>166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309133">
                <text:p>309133</text:p>
              </table:table-cell>
              <table:table-cell office:value-type="float" office:value="17325">
                <text:p>173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309607">
                <text:p>309607</text:p>
              </table:table-cell>
              <table:table-cell office:value-type="float" office:value="16826">
                <text:p>168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312215">
                <text:p>312215</text:p>
              </table:table-cell>
              <table:table-cell office:value-type="float" office:value="17637">
                <text:p>176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305958">
                <text:p>305958</text:p>
              </table:table-cell>
              <table:table-cell office:value-type="float" office:value="16895">
                <text:p>168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309646">
                <text:p>309646</text:p>
              </table:table-cell>
              <table:table-cell office:value-type="float" office:value="17201">
                <text:p>172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311219">
                <text:p>311219</text:p>
              </table:table-cell>
              <table:table-cell office:value-type="float" office:value="17279">
                <text:p>172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312207">
                <text:p>312207</text:p>
              </table:table-cell>
              <table:table-cell office:value-type="float" office:value="17395">
                <text:p>173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313718">
                <text:p>313718</text:p>
              </table:table-cell>
              <table:table-cell office:value-type="float" office:value="17853">
                <text:p>178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311836">
                <text:p>311836</text:p>
              </table:table-cell>
              <table:table-cell office:value-type="float" office:value="16715">
                <text:p>167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313550">
                <text:p>313550</text:p>
              </table:table-cell>
              <table:table-cell office:value-type="float" office:value="17481">
                <text:p>174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314138">
                <text:p>314138</text:p>
              </table:table-cell>
              <table:table-cell office:value-type="float" office:value="17999">
                <text:p>179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314993">
                <text:p>314993</text:p>
              </table:table-cell>
              <table:table-cell office:value-type="float" office:value="18050">
                <text:p>180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315315">
                <text:p>315315</text:p>
              </table:table-cell>
              <table:table-cell office:value-type="float" office:value="17620">
                <text:p>1762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311473">
                <text:p>311473</text:p>
              </table:table-cell>
              <table:table-cell office:value-type="float" office:value="16844">
                <text:p>168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315966">
                <text:p>315966</text:p>
              </table:table-cell>
              <table:table-cell office:value-type="float" office:value="17909">
                <text:p>1790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312748">
                <text:p>312748</text:p>
              </table:table-cell>
              <table:table-cell office:value-type="float" office:value="17742">
                <text:p>177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316059">
                <text:p>316059</text:p>
              </table:table-cell>
              <table:table-cell office:value-type="float" office:value="17419">
                <text:p>174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312760">
                <text:p>312760</text:p>
              </table:table-cell>
              <table:table-cell office:value-type="float" office:value="17490">
                <text:p>1749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315786">
                <text:p>315786</text:p>
              </table:table-cell>
              <table:table-cell office:value-type="float" office:value="17549">
                <text:p>175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312334">
                <text:p>312334</text:p>
              </table:table-cell>
              <table:table-cell office:value-type="float" office:value="17204">
                <text:p>172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314566">
                <text:p>314566</text:p>
              </table:table-cell>
              <table:table-cell office:value-type="float" office:value="17341">
                <text:p>173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312813">
                <text:p>312813</text:p>
              </table:table-cell>
              <table:table-cell office:value-type="float" office:value="17134">
                <text:p>171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316965">
                <text:p>316965</text:p>
              </table:table-cell>
              <table:table-cell office:value-type="float" office:value="17791">
                <text:p>177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316138">
                <text:p>316138</text:p>
              </table:table-cell>
              <table:table-cell office:value-type="float" office:value="17590">
                <text:p>1759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314365">
                <text:p>314365</text:p>
              </table:table-cell>
              <table:table-cell office:value-type="float" office:value="16904">
                <text:p>1690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320273">
                <text:p>320273</text:p>
              </table:table-cell>
              <table:table-cell office:value-type="float" office:value="18303">
                <text:p>183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318630">
                <text:p>318630</text:p>
              </table:table-cell>
              <table:table-cell office:value-type="float" office:value="17752">
                <text:p>177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318253">
                <text:p>318253</text:p>
              </table:table-cell>
              <table:table-cell office:value-type="float" office:value="18527">
                <text:p>185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320940">
                <text:p>320940</text:p>
              </table:table-cell>
              <table:table-cell office:value-type="float" office:value="18157">
                <text:p>1815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320478">
                <text:p>320478</text:p>
              </table:table-cell>
              <table:table-cell office:value-type="float" office:value="18657">
                <text:p>186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317557">
                <text:p>317557</text:p>
              </table:table-cell>
              <table:table-cell office:value-type="float" office:value="18046">
                <text:p>180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319511">
                <text:p>319511</text:p>
              </table:table-cell>
              <table:table-cell office:value-type="float" office:value="18261">
                <text:p>182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318694">
                <text:p>318694</text:p>
              </table:table-cell>
              <table:table-cell office:value-type="float" office:value="17743">
                <text:p>177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319075">
                <text:p>319075</text:p>
              </table:table-cell>
              <table:table-cell office:value-type="float" office:value="18237">
                <text:p>182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320853">
                <text:p>320853</text:p>
              </table:table-cell>
              <table:table-cell office:value-type="float" office:value="18144">
                <text:p>181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318742">
                <text:p>318742</text:p>
              </table:table-cell>
              <table:table-cell office:value-type="float" office:value="18152">
                <text:p>181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319768">
                <text:p>319768</text:p>
              </table:table-cell>
              <table:table-cell office:value-type="float" office:value="18160">
                <text:p>1816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319505">
                <text:p>319505</text:p>
              </table:table-cell>
              <table:table-cell office:value-type="float" office:value="17937">
                <text:p>179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322315">
                <text:p>322315</text:p>
              </table:table-cell>
              <table:table-cell office:value-type="float" office:value="18652">
                <text:p>186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321926">
                <text:p>321926</text:p>
              </table:table-cell>
              <table:table-cell office:value-type="float" office:value="18279">
                <text:p>1827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320349">
                <text:p>320349</text:p>
              </table:table-cell>
              <table:table-cell office:value-type="float" office:value="18246">
                <text:p>182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320463">
                <text:p>320463</text:p>
              </table:table-cell>
              <table:table-cell office:value-type="float" office:value="17979">
                <text:p>179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322880">
                <text:p>322880</text:p>
              </table:table-cell>
              <table:table-cell office:value-type="float" office:value="18435">
                <text:p>1843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324269">
                <text:p>324269</text:p>
              </table:table-cell>
              <table:table-cell office:value-type="float" office:value="19320">
                <text:p>1932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323714">
                <text:p>323714</text:p>
              </table:table-cell>
              <table:table-cell office:value-type="float" office:value="18821">
                <text:p>188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325783">
                <text:p>325783</text:p>
              </table:table-cell>
              <table:table-cell office:value-type="float" office:value="19223">
                <text:p>192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323515">
                <text:p>323515</text:p>
              </table:table-cell>
              <table:table-cell office:value-type="float" office:value="18747">
                <text:p>1874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325078">
                <text:p>325078</text:p>
              </table:table-cell>
              <table:table-cell office:value-type="float" office:value="19049">
                <text:p>190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322715">
                <text:p>322715</text:p>
              </table:table-cell>
              <table:table-cell office:value-type="float" office:value="18215">
                <text:p>182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326031">
                <text:p>326031</text:p>
              </table:table-cell>
              <table:table-cell office:value-type="float" office:value="19166">
                <text:p>191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323804">
                <text:p>323804</text:p>
              </table:table-cell>
              <table:table-cell office:value-type="float" office:value="18653">
                <text:p>186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326534">
                <text:p>326534</text:p>
              </table:table-cell>
              <table:table-cell office:value-type="float" office:value="18900">
                <text:p>189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326953">
                <text:p>326953</text:p>
              </table:table-cell>
              <table:table-cell office:value-type="float" office:value="19436">
                <text:p>194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328556">
                <text:p>328556</text:p>
              </table:table-cell>
              <table:table-cell office:value-type="float" office:value="19848">
                <text:p>198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325740">
                <text:p>325740</text:p>
              </table:table-cell>
              <table:table-cell office:value-type="float" office:value="19146">
                <text:p>191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328533">
                <text:p>328533</text:p>
              </table:table-cell>
              <table:table-cell office:value-type="float" office:value="18972">
                <text:p>1897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329786">
                <text:p>329786</text:p>
              </table:table-cell>
              <table:table-cell office:value-type="float" office:value="19702">
                <text:p>197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325624">
                <text:p>325624</text:p>
              </table:table-cell>
              <table:table-cell office:value-type="float" office:value="19217">
                <text:p>192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324800">
                <text:p>324800</text:p>
              </table:table-cell>
              <table:table-cell office:value-type="float" office:value="18720">
                <text:p>1872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328823">
                <text:p>328823</text:p>
              </table:table-cell>
              <table:table-cell office:value-type="float" office:value="18873">
                <text:p>188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329602">
                <text:p>329602</text:p>
              </table:table-cell>
              <table:table-cell office:value-type="float" office:value="19959">
                <text:p>1995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325230">
                <text:p>325230</text:p>
              </table:table-cell>
              <table:table-cell office:value-type="float" office:value="18397">
                <text:p>183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329389">
                <text:p>329389</text:p>
              </table:table-cell>
              <table:table-cell office:value-type="float" office:value="19901">
                <text:p>199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327379">
                <text:p>327379</text:p>
              </table:table-cell>
              <table:table-cell office:value-type="float" office:value="18787">
                <text:p>187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331897">
                <text:p>331897</text:p>
              </table:table-cell>
              <table:table-cell office:value-type="float" office:value="20107">
                <text:p>2010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330299">
                <text:p>330299</text:p>
              </table:table-cell>
              <table:table-cell office:value-type="float" office:value="19408">
                <text:p>194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324067">
                <text:p>324067</text:p>
              </table:table-cell>
              <table:table-cell office:value-type="float" office:value="18456">
                <text:p>184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326830">
                <text:p>326830</text:p>
              </table:table-cell>
              <table:table-cell office:value-type="float" office:value="19205">
                <text:p>192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329851">
                <text:p>329851</text:p>
              </table:table-cell>
              <table:table-cell office:value-type="float" office:value="19402">
                <text:p>194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331434">
                <text:p>331434</text:p>
              </table:table-cell>
              <table:table-cell office:value-type="float" office:value="20195">
                <text:p>201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331721">
                <text:p>331721</text:p>
              </table:table-cell>
              <table:table-cell office:value-type="float" office:value="20033">
                <text:p>200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330252">
                <text:p>330252</text:p>
              </table:table-cell>
              <table:table-cell office:value-type="float" office:value="19924">
                <text:p>199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336003">
                <text:p>336003</text:p>
              </table:table-cell>
              <table:table-cell office:value-type="float" office:value="20776">
                <text:p>207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334896">
                <text:p>334896</text:p>
              </table:table-cell>
              <table:table-cell office:value-type="float" office:value="20560">
                <text:p>2056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334461">
                <text:p>334461</text:p>
              </table:table-cell>
              <table:table-cell office:value-type="float" office:value="19879">
                <text:p>198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330687">
                <text:p>330687</text:p>
              </table:table-cell>
              <table:table-cell office:value-type="float" office:value="19234">
                <text:p>192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332105">
                <text:p>332105</text:p>
              </table:table-cell>
              <table:table-cell office:value-type="float" office:value="19332">
                <text:p>193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328060">
                <text:p>328060</text:p>
              </table:table-cell>
              <table:table-cell office:value-type="float" office:value="18855">
                <text:p>188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327650">
                <text:p>327650</text:p>
              </table:table-cell>
              <table:table-cell office:value-type="float" office:value="18808">
                <text:p>188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332428">
                <text:p>332428</text:p>
              </table:table-cell>
              <table:table-cell office:value-type="float" office:value="20013">
                <text:p>200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333191">
                <text:p>333191</text:p>
              </table:table-cell>
              <table:table-cell office:value-type="float" office:value="20210">
                <text:p>2021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334613">
                <text:p>334613</text:p>
              </table:table-cell>
              <table:table-cell office:value-type="float" office:value="20021">
                <text:p>200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334974">
                <text:p>334974</text:p>
              </table:table-cell>
              <table:table-cell office:value-type="float" office:value="20570">
                <text:p>2057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333011">
                <text:p>333011</text:p>
              </table:table-cell>
              <table:table-cell office:value-type="float" office:value="19902">
                <text:p>199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330647">
                <text:p>330647</text:p>
              </table:table-cell>
              <table:table-cell office:value-type="float" office:value="19108">
                <text:p>191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332100">
                <text:p>332100</text:p>
              </table:table-cell>
              <table:table-cell office:value-type="float" office:value="19433">
                <text:p>194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329658">
                <text:p>329658</text:p>
              </table:table-cell>
              <table:table-cell office:value-type="float" office:value="18999">
                <text:p>1899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335594">
                <text:p>335594</text:p>
              </table:table-cell>
              <table:table-cell office:value-type="float" office:value="20090">
                <text:p>2009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335239">
                <text:p>335239</text:p>
              </table:table-cell>
              <table:table-cell office:value-type="float" office:value="19788">
                <text:p>1978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336815">
                <text:p>336815</text:p>
              </table:table-cell>
              <table:table-cell office:value-type="float" office:value="20196">
                <text:p>201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337919">
                <text:p>337919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341355">
                <text:p>341355</text:p>
              </table:table-cell>
              <table:table-cell office:value-type="float" office:value="21379">
                <text:p>213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336005">
                <text:p>336005</text:p>
              </table:table-cell>
              <table:table-cell office:value-type="float" office:value="19953">
                <text:p>1995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336050">
                <text:p>336050</text:p>
              </table:table-cell>
              <table:table-cell office:value-type="float" office:value="20425">
                <text:p>204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337101">
                <text:p>337101</text:p>
              </table:table-cell>
              <table:table-cell office:value-type="float" office:value="20579">
                <text:p>205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333200">
                <text:p>333200</text:p>
              </table:table-cell>
              <table:table-cell office:value-type="float" office:value="19951">
                <text:p>199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338059">
                <text:p>338059</text:p>
              </table:table-cell>
              <table:table-cell office:value-type="float" office:value="20993">
                <text:p>209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336743">
                <text:p>336743</text:p>
              </table:table-cell>
              <table:table-cell office:value-type="float" office:value="20409">
                <text:p>204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334909">
                <text:p>334909</text:p>
              </table:table-cell>
              <table:table-cell office:value-type="float" office:value="20286">
                <text:p>202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340367">
                <text:p>340367</text:p>
              </table:table-cell>
              <table:table-cell office:value-type="float" office:value="21155">
                <text:p>211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340660">
                <text:p>340660</text:p>
              </table:table-cell>
              <table:table-cell office:value-type="float" office:value="21129">
                <text:p>2112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340220">
                <text:p>340220</text:p>
              </table:table-cell>
              <table:table-cell office:value-type="float" office:value="21454">
                <text:p>2145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338320">
                <text:p>338320</text:p>
              </table:table-cell>
              <table:table-cell office:value-type="float" office:value="21208">
                <text:p>2120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341525">
                <text:p>341525</text:p>
              </table:table-cell>
              <table:table-cell office:value-type="float" office:value="22408">
                <text:p>224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336520">
                <text:p>336520</text:p>
              </table:table-cell>
              <table:table-cell office:value-type="float" office:value="19727">
                <text:p>197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336340">
                <text:p>336340</text:p>
              </table:table-cell>
              <table:table-cell office:value-type="float" office:value="20467">
                <text:p>204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337120">
                <text:p>337120</text:p>
              </table:table-cell>
              <table:table-cell office:value-type="float" office:value="20288">
                <text:p>202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344957">
                <text:p>344957</text:p>
              </table:table-cell>
              <table:table-cell office:value-type="float" office:value="21908">
                <text:p>219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341648">
                <text:p>341648</text:p>
              </table:table-cell>
              <table:table-cell office:value-type="float" office:value="20351">
                <text:p>2035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340262">
                <text:p>340262</text:p>
              </table:table-cell>
              <table:table-cell office:value-type="float" office:value="21291">
                <text:p>212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341689">
                <text:p>341689</text:p>
              </table:table-cell>
              <table:table-cell office:value-type="float" office:value="21134">
                <text:p>2113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339356">
                <text:p>339356</text:p>
              </table:table-cell>
              <table:table-cell office:value-type="float" office:value="20851">
                <text:p>208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345127">
                <text:p>345127</text:p>
              </table:table-cell>
              <table:table-cell office:value-type="float" office:value="21589">
                <text:p>215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342601">
                <text:p>342601</text:p>
              </table:table-cell>
              <table:table-cell office:value-type="float" office:value="21841">
                <text:p>2184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344241">
                <text:p>344241</text:p>
              </table:table-cell>
              <table:table-cell office:value-type="float" office:value="21481">
                <text:p>214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343583">
                <text:p>343583</text:p>
              </table:table-cell>
              <table:table-cell office:value-type="float" office:value="21405">
                <text:p>214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341740">
                <text:p>341740</text:p>
              </table:table-cell>
              <table:table-cell office:value-type="float" office:value="20923">
                <text:p>2092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339060">
                <text:p>339060</text:p>
              </table:table-cell>
              <table:table-cell office:value-type="float" office:value="20413">
                <text:p>204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342726">
                <text:p>342726</text:p>
              </table:table-cell>
              <table:table-cell office:value-type="float" office:value="21007">
                <text:p>2100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344997">
                <text:p>344997</text:p>
              </table:table-cell>
              <table:table-cell office:value-type="float" office:value="21645">
                <text:p>216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340376">
                <text:p>340376</text:p>
              </table:table-cell>
              <table:table-cell office:value-type="float" office:value="20662">
                <text:p>2066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343876">
                <text:p>343876</text:p>
              </table:table-cell>
              <table:table-cell office:value-type="float" office:value="21332">
                <text:p>213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346837">
                <text:p>346837</text:p>
              </table:table-cell>
              <table:table-cell office:value-type="float" office:value="22571">
                <text:p>225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339563">
                <text:p>339563</text:p>
              </table:table-cell>
              <table:table-cell office:value-type="float" office:value="20869">
                <text:p>208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345014">
                <text:p>345014</text:p>
              </table:table-cell>
              <table:table-cell office:value-type="float" office:value="21762">
                <text:p>2176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343282">
                <text:p>343282</text:p>
              </table:table-cell>
              <table:table-cell office:value-type="float" office:value="21543">
                <text:p>2154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342799">
                <text:p>342799</text:p>
              </table:table-cell>
              <table:table-cell office:value-type="float" office:value="21648">
                <text:p>216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343077">
                <text:p>343077</text:p>
              </table:table-cell>
              <table:table-cell office:value-type="float" office:value="21522">
                <text:p>215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345292">
                <text:p>345292</text:p>
              </table:table-cell>
              <table:table-cell office:value-type="float" office:value="21722">
                <text:p>217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348430">
                <text:p>348430</text:p>
              </table:table-cell>
              <table:table-cell office:value-type="float" office:value="22382">
                <text:p>2238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344799">
                <text:p>344799</text:p>
              </table:table-cell>
              <table:table-cell office:value-type="float" office:value="21700">
                <text:p>217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344890">
                <text:p>344890</text:p>
              </table:table-cell>
              <table:table-cell office:value-type="float" office:value="21573">
                <text:p>2157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345061">
                <text:p>345061</text:p>
              </table:table-cell>
              <table:table-cell office:value-type="float" office:value="21325">
                <text:p>213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346867">
                <text:p>346867</text:p>
              </table:table-cell>
              <table:table-cell office:value-type="float" office:value="22072">
                <text:p>2207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348534">
                <text:p>348534</text:p>
              </table:table-cell>
              <table:table-cell office:value-type="float" office:value="22716">
                <text:p>227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346497">
                <text:p>346497</text:p>
              </table:table-cell>
              <table:table-cell office:value-type="float" office:value="21979">
                <text:p>219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348048">
                <text:p>348048</text:p>
              </table:table-cell>
              <table:table-cell office:value-type="float" office:value="21980">
                <text:p>2198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344895">
                <text:p>344895</text:p>
              </table:table-cell>
              <table:table-cell office:value-type="float" office:value="21301">
                <text:p>2130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353491">
                <text:p>353491</text:p>
              </table:table-cell>
              <table:table-cell office:value-type="float" office:value="23565">
                <text:p>2356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350840">
                <text:p>350840</text:p>
              </table:table-cell>
              <table:table-cell office:value-type="float" office:value="22952">
                <text:p>2295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351906">
                <text:p>351906</text:p>
              </table:table-cell>
              <table:table-cell office:value-type="float" office:value="22819">
                <text:p>2281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347888">
                <text:p>347888</text:p>
              </table:table-cell>
              <table:table-cell office:value-type="float" office:value="22247">
                <text:p>222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346252">
                <text:p>346252</text:p>
              </table:table-cell>
              <table:table-cell office:value-type="float" office:value="22243">
                <text:p>2224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342566">
                <text:p>342566</text:p>
              </table:table-cell>
              <table:table-cell office:value-type="float" office:value="21178">
                <text:p>2117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349049">
                <text:p>349049</text:p>
              </table:table-cell>
              <table:table-cell office:value-type="float" office:value="22283">
                <text:p>222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353796">
                <text:p>353796</text:p>
              </table:table-cell>
              <table:table-cell office:value-type="float" office:value="24146">
                <text:p>241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351087">
                <text:p>351087</text:p>
              </table:table-cell>
              <table:table-cell office:value-type="float" office:value="23219">
                <text:p>232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346129">
                <text:p>346129</text:p>
              </table:table-cell>
              <table:table-cell office:value-type="float" office:value="21630">
                <text:p>2163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354640">
                <text:p>354640</text:p>
              </table:table-cell>
              <table:table-cell office:value-type="float" office:value="23525">
                <text:p>235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344776">
                <text:p>344776</text:p>
              </table:table-cell>
              <table:table-cell office:value-type="float" office:value="21745">
                <text:p>217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350549">
                <text:p>350549</text:p>
              </table:table-cell>
              <table:table-cell office:value-type="float" office:value="22753">
                <text:p>2275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348752">
                <text:p>348752</text:p>
              </table:table-cell>
              <table:table-cell office:value-type="float" office:value="22155">
                <text:p>221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351131">
                <text:p>351131</text:p>
              </table:table-cell>
              <table:table-cell office:value-type="float" office:value="22955">
                <text:p>229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347491">
                <text:p>347491</text:p>
              </table:table-cell>
              <table:table-cell office:value-type="float" office:value="21755">
                <text:p>217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349875">
                <text:p>349875</text:p>
              </table:table-cell>
              <table:table-cell office:value-type="float" office:value="22251">
                <text:p>2225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346694">
                <text:p>346694</text:p>
              </table:table-cell>
              <table:table-cell office:value-type="float" office:value="21570">
                <text:p>2157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349730">
                <text:p>349730</text:p>
              </table:table-cell>
              <table:table-cell office:value-type="float" office:value="22503">
                <text:p>225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355077">
                <text:p>355077</text:p>
              </table:table-cell>
              <table:table-cell office:value-type="float" office:value="23021">
                <text:p>230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348192">
                <text:p>348192</text:p>
              </table:table-cell>
              <table:table-cell office:value-type="float" office:value="22018">
                <text:p>220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350677">
                <text:p>350677</text:p>
              </table:table-cell>
              <table:table-cell office:value-type="float" office:value="22144">
                <text:p>2214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349125">
                <text:p>349125</text:p>
              </table:table-cell>
              <table:table-cell office:value-type="float" office:value="21911">
                <text:p>2191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349552">
                <text:p>349552</text:p>
              </table:table-cell>
              <table:table-cell office:value-type="float" office:value="22469">
                <text:p>224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351799">
                <text:p>351799</text:p>
              </table:table-cell>
              <table:table-cell office:value-type="float" office:value="22220">
                <text:p>2222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350646">
                <text:p>350646</text:p>
              </table:table-cell>
              <table:table-cell office:value-type="float" office:value="22823">
                <text:p>228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354286">
                <text:p>354286</text:p>
              </table:table-cell>
              <table:table-cell office:value-type="float" office:value="22841">
                <text:p>2284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349387">
                <text:p>349387</text:p>
              </table:table-cell>
              <table:table-cell office:value-type="float" office:value="21859">
                <text:p>218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352483">
                <text:p>352483</text:p>
              </table:table-cell>
              <table:table-cell office:value-type="float" office:value="22762">
                <text:p>2276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354187">
                <text:p>354187</text:p>
              </table:table-cell>
              <table:table-cell office:value-type="float" office:value="23583">
                <text:p>235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353440">
                <text:p>353440</text:p>
              </table:table-cell>
              <table:table-cell office:value-type="float" office:value="22735">
                <text:p>2273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352841">
                <text:p>352841</text:p>
              </table:table-cell>
              <table:table-cell office:value-type="float" office:value="23358">
                <text:p>2335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359998">
                <text:p>359998</text:p>
              </table:table-cell>
              <table:table-cell office:value-type="float" office:value="23699">
                <text:p>236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352022">
                <text:p>352022</text:p>
              </table:table-cell>
              <table:table-cell office:value-type="float" office:value="22384">
                <text:p>223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358108">
                <text:p>358108</text:p>
              </table:table-cell>
              <table:table-cell office:value-type="float" office:value="24052">
                <text:p>2405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356736">
                <text:p>356736</text:p>
              </table:table-cell>
              <table:table-cell office:value-type="float" office:value="23464">
                <text:p>2346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354027">
                <text:p>354027</text:p>
              </table:table-cell>
              <table:table-cell office:value-type="float" office:value="22697">
                <text:p>2269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354712">
                <text:p>354712</text:p>
              </table:table-cell>
              <table:table-cell office:value-type="float" office:value="23780">
                <text:p>2378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352719">
                <text:p>352719</text:p>
              </table:table-cell>
              <table:table-cell office:value-type="float" office:value="22234">
                <text:p>2223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355876">
                <text:p>355876</text:p>
              </table:table-cell>
              <table:table-cell office:value-type="float" office:value="23347">
                <text:p>2334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353699">
                <text:p>353699</text:p>
              </table:table-cell>
              <table:table-cell office:value-type="float" office:value="22777">
                <text:p>2277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352641">
                <text:p>352641</text:p>
              </table:table-cell>
              <table:table-cell office:value-type="float" office:value="22849">
                <text:p>2284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356655">
                <text:p>356655</text:p>
              </table:table-cell>
              <table:table-cell office:value-type="float" office:value="23367">
                <text:p>233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353503">
                <text:p>353503</text:p>
              </table:table-cell>
              <table:table-cell office:value-type="float" office:value="23321">
                <text:p>2332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354129">
                <text:p>354129</text:p>
              </table:table-cell>
              <table:table-cell office:value-type="float" office:value="22367">
                <text:p>223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351838">
                <text:p>351838</text:p>
              </table:table-cell>
              <table:table-cell office:value-type="float" office:value="22911">
                <text:p>2291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354595">
                <text:p>354595</text:p>
              </table:table-cell>
              <table:table-cell office:value-type="float" office:value="23287">
                <text:p>2328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353282">
                <text:p>353282</text:p>
              </table:table-cell>
              <table:table-cell office:value-type="float" office:value="23286">
                <text:p>2328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359878">
                <text:p>359878</text:p>
              </table:table-cell>
              <table:table-cell office:value-type="float" office:value="24334">
                <text:p>2433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358544">
                <text:p>358544</text:p>
              </table:table-cell>
              <table:table-cell office:value-type="float" office:value="24180">
                <text:p>2418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361179">
                <text:p>361179</text:p>
              </table:table-cell>
              <table:table-cell office:value-type="float" office:value="24668">
                <text:p>246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352531">
                <text:p>352531</text:p>
              </table:table-cell>
              <table:table-cell office:value-type="float" office:value="23164">
                <text:p>2316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360015">
                <text:p>360015</text:p>
              </table:table-cell>
              <table:table-cell office:value-type="float" office:value="24206">
                <text:p>242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353583">
                <text:p>353583</text:p>
              </table:table-cell>
              <table:table-cell office:value-type="float" office:value="23161">
                <text:p>2316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359360">
                <text:p>359360</text:p>
              </table:table-cell>
              <table:table-cell office:value-type="float" office:value="23686">
                <text:p>236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356446">
                <text:p>356446</text:p>
              </table:table-cell>
              <table:table-cell office:value-type="float" office:value="23234">
                <text:p>232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355296">
                <text:p>355296</text:p>
              </table:table-cell>
              <table:table-cell office:value-type="float" office:value="22561">
                <text:p>2256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359914">
                <text:p>359914</text:p>
              </table:table-cell>
              <table:table-cell office:value-type="float" office:value="24104">
                <text:p>2410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361503">
                <text:p>361503</text:p>
              </table:table-cell>
              <table:table-cell office:value-type="float" office:value="24107">
                <text:p>2410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350818">
                <text:p>350818</text:p>
              </table:table-cell>
              <table:table-cell office:value-type="float" office:value="21640">
                <text:p>2164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357058">
                <text:p>357058</text:p>
              </table:table-cell>
              <table:table-cell office:value-type="float" office:value="24124">
                <text:p>241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359162">
                <text:p>359162</text:p>
              </table:table-cell>
              <table:table-cell office:value-type="float" office:value="22957">
                <text:p>229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354735">
                <text:p>354735</text:p>
              </table:table-cell>
              <table:table-cell office:value-type="float" office:value="23089">
                <text:p>2308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358229">
                <text:p>358229</text:p>
              </table:table-cell>
              <table:table-cell office:value-type="float" office:value="23864">
                <text:p>238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359868">
                <text:p>359868</text:p>
              </table:table-cell>
              <table:table-cell office:value-type="float" office:value="24539">
                <text:p>2453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360835">
                <text:p>360835</text:p>
              </table:table-cell>
              <table:table-cell office:value-type="float" office:value="24290">
                <text:p>2429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359814">
                <text:p>359814</text:p>
              </table:table-cell>
              <table:table-cell office:value-type="float" office:value="24262">
                <text:p>2426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360662">
                <text:p>360662</text:p>
              </table:table-cell>
              <table:table-cell office:value-type="float" office:value="24494">
                <text:p>244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">
                <text:p>4010</text:p>
              </table:table-cell>
              <table:table-cell office:value-type="float" office:value="362200">
                <text:p>362200</text:p>
              </table:table-cell>
              <table:table-cell office:value-type="float" office:value="24758">
                <text:p>247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">
                <text:p>4020</text:p>
              </table:table-cell>
              <table:table-cell office:value-type="float" office:value="358236">
                <text:p>358236</text:p>
              </table:table-cell>
              <table:table-cell office:value-type="float" office:value="23710">
                <text:p>2371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">
                <text:p>4030</text:p>
              </table:table-cell>
              <table:table-cell office:value-type="float" office:value="360496">
                <text:p>360496</text:p>
              </table:table-cell>
              <table:table-cell office:value-type="float" office:value="23976">
                <text:p>2397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">
                <text:p>4040</text:p>
              </table:table-cell>
              <table:table-cell office:value-type="float" office:value="357009">
                <text:p>357009</text:p>
              </table:table-cell>
              <table:table-cell office:value-type="float" office:value="23432">
                <text:p>2343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">
                <text:p>4050</text:p>
              </table:table-cell>
              <table:table-cell office:value-type="float" office:value="361145">
                <text:p>361145</text:p>
              </table:table-cell>
              <table:table-cell office:value-type="float" office:value="23892">
                <text:p>2389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">
                <text:p>4060</text:p>
              </table:table-cell>
              <table:table-cell office:value-type="float" office:value="358568">
                <text:p>358568</text:p>
              </table:table-cell>
              <table:table-cell office:value-type="float" office:value="23541">
                <text:p>2354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">
                <text:p>4070</text:p>
              </table:table-cell>
              <table:table-cell office:value-type="float" office:value="358885">
                <text:p>358885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">
                <text:p>4080</text:p>
              </table:table-cell>
              <table:table-cell office:value-type="float" office:value="361248">
                <text:p>361248</text:p>
              </table:table-cell>
              <table:table-cell office:value-type="float" office:value="23543">
                <text:p>2354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">
                <text:p>4090</text:p>
              </table:table-cell>
              <table:table-cell office:value-type="float" office:value="362050">
                <text:p>362050</text:p>
              </table:table-cell>
              <table:table-cell office:value-type="float" office:value="24085">
                <text:p>2408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">
                <text:p>4100</text:p>
              </table:table-cell>
              <table:table-cell office:value-type="float" office:value="360901">
                <text:p>360901</text:p>
              </table:table-cell>
              <table:table-cell office:value-type="float" office:value="24314">
                <text:p>243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">
                <text:p>4110</text:p>
              </table:table-cell>
              <table:table-cell office:value-type="float" office:value="364578">
                <text:p>364578</text:p>
              </table:table-cell>
              <table:table-cell office:value-type="float" office:value="24996">
                <text:p>249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">
                <text:p>4120</text:p>
              </table:table-cell>
              <table:table-cell office:value-type="float" office:value="359025">
                <text:p>359025</text:p>
              </table:table-cell>
              <table:table-cell office:value-type="float" office:value="23667">
                <text:p>2366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">
                <text:p>4130</text:p>
              </table:table-cell>
              <table:table-cell office:value-type="float" office:value="364396">
                <text:p>364396</text:p>
              </table:table-cell>
              <table:table-cell office:value-type="float" office:value="24316">
                <text:p>243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">
                <text:p>4140</text:p>
              </table:table-cell>
              <table:table-cell office:value-type="float" office:value="358730">
                <text:p>358730</text:p>
              </table:table-cell>
              <table:table-cell office:value-type="float" office:value="23356">
                <text:p>2335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">
                <text:p>4150</text:p>
              </table:table-cell>
              <table:table-cell office:value-type="float" office:value="361779">
                <text:p>361779</text:p>
              </table:table-cell>
              <table:table-cell office:value-type="float" office:value="23912">
                <text:p>239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">
                <text:p>4160</text:p>
              </table:table-cell>
              <table:table-cell office:value-type="float" office:value="354449">
                <text:p>354449</text:p>
              </table:table-cell>
              <table:table-cell office:value-type="float" office:value="22522">
                <text:p>225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">
                <text:p>4170</text:p>
              </table:table-cell>
              <table:table-cell office:value-type="float" office:value="358932">
                <text:p>358932</text:p>
              </table:table-cell>
              <table:table-cell office:value-type="float" office:value="23470">
                <text:p>2347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">
                <text:p>4180</text:p>
              </table:table-cell>
              <table:table-cell office:value-type="float" office:value="366306">
                <text:p>366306</text:p>
              </table:table-cell>
              <table:table-cell office:value-type="float" office:value="25064">
                <text:p>2506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">
                <text:p>4190</text:p>
              </table:table-cell>
              <table:table-cell office:value-type="float" office:value="364500">
                <text:p>364500</text:p>
              </table:table-cell>
              <table:table-cell office:value-type="float" office:value="25160">
                <text:p>2516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">
                <text:p>4200</text:p>
              </table:table-cell>
              <table:table-cell office:value-type="float" office:value="360424">
                <text:p>360424</text:p>
              </table:table-cell>
              <table:table-cell office:value-type="float" office:value="23801">
                <text:p>238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">
                <text:p>4210</text:p>
              </table:table-cell>
              <table:table-cell office:value-type="float" office:value="360465">
                <text:p>360465</text:p>
              </table:table-cell>
              <table:table-cell office:value-type="float" office:value="24279">
                <text:p>2427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">
                <text:p>4220</text:p>
              </table:table-cell>
              <table:table-cell office:value-type="float" office:value="361580">
                <text:p>361580</text:p>
              </table:table-cell>
              <table:table-cell office:value-type="float" office:value="23841">
                <text:p>2384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">
                <text:p>4230</text:p>
              </table:table-cell>
              <table:table-cell office:value-type="float" office:value="366043">
                <text:p>366043</text:p>
              </table:table-cell>
              <table:table-cell office:value-type="float" office:value="24649">
                <text:p>2464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">
                <text:p>4240</text:p>
              </table:table-cell>
              <table:table-cell office:value-type="float" office:value="354946">
                <text:p>354946</text:p>
              </table:table-cell>
              <table:table-cell office:value-type="float" office:value="23491">
                <text:p>234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">
                <text:p>4250</text:p>
              </table:table-cell>
              <table:table-cell office:value-type="float" office:value="366343">
                <text:p>366343</text:p>
              </table:table-cell>
              <table:table-cell office:value-type="float" office:value="25514">
                <text:p>2551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">
                <text:p>4260</text:p>
              </table:table-cell>
              <table:table-cell office:value-type="float" office:value="362614">
                <text:p>362614</text:p>
              </table:table-cell>
              <table:table-cell office:value-type="float" office:value="24142">
                <text:p>2414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">
                <text:p>4270</text:p>
              </table:table-cell>
              <table:table-cell office:value-type="float" office:value="364285">
                <text:p>364285</text:p>
              </table:table-cell>
              <table:table-cell office:value-type="float" office:value="24587">
                <text:p>2458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">
                <text:p>4280</text:p>
              </table:table-cell>
              <table:table-cell office:value-type="float" office:value="356834">
                <text:p>356834</text:p>
              </table:table-cell>
              <table:table-cell office:value-type="float" office:value="22760">
                <text:p>2276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">
                <text:p>4290</text:p>
              </table:table-cell>
              <table:table-cell office:value-type="float" office:value="366893">
                <text:p>366893</text:p>
              </table:table-cell>
              <table:table-cell office:value-type="float" office:value="25230">
                <text:p>2523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">
                <text:p>4300</text:p>
              </table:table-cell>
              <table:table-cell office:value-type="float" office:value="359862">
                <text:p>359862</text:p>
              </table:table-cell>
              <table:table-cell office:value-type="float" office:value="23140">
                <text:p>2314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">
                <text:p>4310</text:p>
              </table:table-cell>
              <table:table-cell office:value-type="float" office:value="366702">
                <text:p>366702</text:p>
              </table:table-cell>
              <table:table-cell office:value-type="float" office:value="24274">
                <text:p>242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">
                <text:p>4320</text:p>
              </table:table-cell>
              <table:table-cell office:value-type="float" office:value="358651">
                <text:p>358651</text:p>
              </table:table-cell>
              <table:table-cell office:value-type="float" office:value="23448">
                <text:p>2344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">
                <text:p>4330</text:p>
              </table:table-cell>
              <table:table-cell office:value-type="float" office:value="366293">
                <text:p>366293</text:p>
              </table:table-cell>
              <table:table-cell office:value-type="float" office:value="24797">
                <text:p>2479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">
                <text:p>4340</text:p>
              </table:table-cell>
              <table:table-cell office:value-type="float" office:value="367622">
                <text:p>367622</text:p>
              </table:table-cell>
              <table:table-cell office:value-type="float" office:value="25419">
                <text:p>254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">
                <text:p>4350</text:p>
              </table:table-cell>
              <table:table-cell office:value-type="float" office:value="362519">
                <text:p>362519</text:p>
              </table:table-cell>
              <table:table-cell office:value-type="float" office:value="24107">
                <text:p>2410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">
                <text:p>4360</text:p>
              </table:table-cell>
              <table:table-cell office:value-type="float" office:value="369167">
                <text:p>369167</text:p>
              </table:table-cell>
              <table:table-cell office:value-type="float" office:value="25537">
                <text:p>2553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">
                <text:p>4370</text:p>
              </table:table-cell>
              <table:table-cell office:value-type="float" office:value="360679">
                <text:p>360679</text:p>
              </table:table-cell>
              <table:table-cell office:value-type="float" office:value="24299">
                <text:p>2429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">
                <text:p>4380</text:p>
              </table:table-cell>
              <table:table-cell office:value-type="float" office:value="365633">
                <text:p>365633</text:p>
              </table:table-cell>
              <table:table-cell office:value-type="float" office:value="24654">
                <text:p>2465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">
                <text:p>4390</text:p>
              </table:table-cell>
              <table:table-cell office:value-type="float" office:value="366386">
                <text:p>366386</text:p>
              </table:table-cell>
              <table:table-cell office:value-type="float" office:value="24516">
                <text:p>245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">
                <text:p>4400</text:p>
              </table:table-cell>
              <table:table-cell office:value-type="float" office:value="370975">
                <text:p>370975</text:p>
              </table:table-cell>
              <table:table-cell office:value-type="float" office:value="26168">
                <text:p>2616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">
                <text:p>4410</text:p>
              </table:table-cell>
              <table:table-cell office:value-type="float" office:value="366352">
                <text:p>366352</text:p>
              </table:table-cell>
              <table:table-cell office:value-type="float" office:value="25419">
                <text:p>254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">
                <text:p>4420</text:p>
              </table:table-cell>
              <table:table-cell office:value-type="float" office:value="369826">
                <text:p>369826</text:p>
              </table:table-cell>
              <table:table-cell office:value-type="float" office:value="25243">
                <text:p>2524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">
                <text:p>4430</text:p>
              </table:table-cell>
              <table:table-cell office:value-type="float" office:value="366517">
                <text:p>366517</text:p>
              </table:table-cell>
              <table:table-cell office:value-type="float" office:value="25277">
                <text:p>2527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">
                <text:p>4440</text:p>
              </table:table-cell>
              <table:table-cell office:value-type="float" office:value="369868">
                <text:p>369868</text:p>
              </table:table-cell>
              <table:table-cell office:value-type="float" office:value="26603">
                <text:p>2660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">
                <text:p>4450</text:p>
              </table:table-cell>
              <table:table-cell office:value-type="float" office:value="369567">
                <text:p>369567</text:p>
              </table:table-cell>
              <table:table-cell office:value-type="float" office:value="25696">
                <text:p>2569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">
                <text:p>4460</text:p>
              </table:table-cell>
              <table:table-cell office:value-type="float" office:value="371179">
                <text:p>371179</text:p>
              </table:table-cell>
              <table:table-cell office:value-type="float" office:value="25690">
                <text:p>2569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">
                <text:p>4470</text:p>
              </table:table-cell>
              <table:table-cell office:value-type="float" office:value="366176">
                <text:p>366176</text:p>
              </table:table-cell>
              <table:table-cell office:value-type="float" office:value="24767">
                <text:p>247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">
                <text:p>4480</text:p>
              </table:table-cell>
              <table:table-cell office:value-type="float" office:value="365774">
                <text:p>365774</text:p>
              </table:table-cell>
              <table:table-cell office:value-type="float" office:value="25252">
                <text:p>2525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">
                <text:p>4490</text:p>
              </table:table-cell>
              <table:table-cell office:value-type="float" office:value="361053">
                <text:p>361053</text:p>
              </table:table-cell>
              <table:table-cell office:value-type="float" office:value="23921">
                <text:p>2392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">
                <text:p>4500</text:p>
              </table:table-cell>
              <table:table-cell office:value-type="float" office:value="364392">
                <text:p>364392</text:p>
              </table:table-cell>
              <table:table-cell office:value-type="float" office:value="24781">
                <text:p>2478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">
                <text:p>4510</text:p>
              </table:table-cell>
              <table:table-cell office:value-type="float" office:value="363668">
                <text:p>363668</text:p>
              </table:table-cell>
              <table:table-cell office:value-type="float" office:value="24371">
                <text:p>2437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">
                <text:p>4520</text:p>
              </table:table-cell>
              <table:table-cell office:value-type="float" office:value="371286">
                <text:p>371286</text:p>
              </table:table-cell>
              <table:table-cell office:value-type="float" office:value="25888">
                <text:p>2588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">
                <text:p>4530</text:p>
              </table:table-cell>
              <table:table-cell office:value-type="float" office:value="368541">
                <text:p>368541</text:p>
              </table:table-cell>
              <table:table-cell office:value-type="float" office:value="25457">
                <text:p>2545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">
                <text:p>4540</text:p>
              </table:table-cell>
              <table:table-cell office:value-type="float" office:value="361115">
                <text:p>361115</text:p>
              </table:table-cell>
              <table:table-cell office:value-type="float" office:value="23804">
                <text:p>2380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">
                <text:p>4550</text:p>
              </table:table-cell>
              <table:table-cell office:value-type="float" office:value="370587">
                <text:p>370587</text:p>
              </table:table-cell>
              <table:table-cell office:value-type="float" office:value="25983">
                <text:p>2598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">
                <text:p>4560</text:p>
              </table:table-cell>
              <table:table-cell office:value-type="float" office:value="367616">
                <text:p>367616</text:p>
              </table:table-cell>
              <table:table-cell office:value-type="float" office:value="25265">
                <text:p>252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">
                <text:p>4570</text:p>
              </table:table-cell>
              <table:table-cell office:value-type="float" office:value="363642">
                <text:p>363642</text:p>
              </table:table-cell>
              <table:table-cell office:value-type="float" office:value="23638">
                <text:p>2363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">
                <text:p>4580</text:p>
              </table:table-cell>
              <table:table-cell office:value-type="float" office:value="361958">
                <text:p>361958</text:p>
              </table:table-cell>
              <table:table-cell office:value-type="float" office:value="24343">
                <text:p>243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">
                <text:p>4590</text:p>
              </table:table-cell>
              <table:table-cell office:value-type="float" office:value="370394">
                <text:p>370394</text:p>
              </table:table-cell>
              <table:table-cell office:value-type="float" office:value="25794">
                <text:p>257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">
                <text:p>4600</text:p>
              </table:table-cell>
              <table:table-cell office:value-type="float" office:value="366282">
                <text:p>366282</text:p>
              </table:table-cell>
              <table:table-cell office:value-type="float" office:value="24667">
                <text:p>2466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">
                <text:p>4610</text:p>
              </table:table-cell>
              <table:table-cell office:value-type="float" office:value="364603">
                <text:p>364603</text:p>
              </table:table-cell>
              <table:table-cell office:value-type="float" office:value="25078">
                <text:p>2507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">
                <text:p>4620</text:p>
              </table:table-cell>
              <table:table-cell office:value-type="float" office:value="365101">
                <text:p>365101</text:p>
              </table:table-cell>
              <table:table-cell office:value-type="float" office:value="24753">
                <text:p>2475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">
                <text:p>4630</text:p>
              </table:table-cell>
              <table:table-cell office:value-type="float" office:value="369143">
                <text:p>369143</text:p>
              </table:table-cell>
              <table:table-cell office:value-type="float" office:value="25677">
                <text:p>2567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">
                <text:p>4640</text:p>
              </table:table-cell>
              <table:table-cell office:value-type="float" office:value="365211">
                <text:p>365211</text:p>
              </table:table-cell>
              <table:table-cell office:value-type="float" office:value="24566">
                <text:p>2456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">
                <text:p>4650</text:p>
              </table:table-cell>
              <table:table-cell office:value-type="float" office:value="368048">
                <text:p>368048</text:p>
              </table:table-cell>
              <table:table-cell office:value-type="float" office:value="25397">
                <text:p>2539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">
                <text:p>4660</text:p>
              </table:table-cell>
              <table:table-cell office:value-type="float" office:value="369926">
                <text:p>369926</text:p>
              </table:table-cell>
              <table:table-cell office:value-type="float" office:value="25632">
                <text:p>256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">
                <text:p>4670</text:p>
              </table:table-cell>
              <table:table-cell office:value-type="float" office:value="372875">
                <text:p>372875</text:p>
              </table:table-cell>
              <table:table-cell office:value-type="float" office:value="26198">
                <text:p>261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">
                <text:p>4680</text:p>
              </table:table-cell>
              <table:table-cell office:value-type="float" office:value="371484">
                <text:p>371484</text:p>
              </table:table-cell>
              <table:table-cell office:value-type="float" office:value="25487">
                <text:p>2548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">
                <text:p>4690</text:p>
              </table:table-cell>
              <table:table-cell office:value-type="float" office:value="369817">
                <text:p>369817</text:p>
              </table:table-cell>
              <table:table-cell office:value-type="float" office:value="24907">
                <text:p>2490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">
                <text:p>4700</text:p>
              </table:table-cell>
              <table:table-cell office:value-type="float" office:value="366425">
                <text:p>366425</text:p>
              </table:table-cell>
              <table:table-cell office:value-type="float" office:value="24693">
                <text:p>2469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">
                <text:p>4710</text:p>
              </table:table-cell>
              <table:table-cell office:value-type="float" office:value="371611">
                <text:p>371611</text:p>
              </table:table-cell>
              <table:table-cell office:value-type="float" office:value="25997">
                <text:p>2599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">
                <text:p>4720</text:p>
              </table:table-cell>
              <table:table-cell office:value-type="float" office:value="362733">
                <text:p>362733</text:p>
              </table:table-cell>
              <table:table-cell office:value-type="float" office:value="23348">
                <text:p>2334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">
                <text:p>4730</text:p>
              </table:table-cell>
              <table:table-cell office:value-type="float" office:value="373083">
                <text:p>373083</text:p>
              </table:table-cell>
              <table:table-cell office:value-type="float" office:value="25791">
                <text:p>2579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">
                <text:p>4740</text:p>
              </table:table-cell>
              <table:table-cell office:value-type="float" office:value="364601">
                <text:p>364601</text:p>
              </table:table-cell>
              <table:table-cell office:value-type="float" office:value="24133">
                <text:p>241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">
                <text:p>4750</text:p>
              </table:table-cell>
              <table:table-cell office:value-type="float" office:value="371354">
                <text:p>371354</text:p>
              </table:table-cell>
              <table:table-cell office:value-type="float" office:value="25584">
                <text:p>2558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">
                <text:p>4760</text:p>
              </table:table-cell>
              <table:table-cell office:value-type="float" office:value="364925">
                <text:p>364925</text:p>
              </table:table-cell>
              <table:table-cell office:value-type="float" office:value="24402">
                <text:p>2440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">
                <text:p>4770</text:p>
              </table:table-cell>
              <table:table-cell office:value-type="float" office:value="364791">
                <text:p>364791</text:p>
              </table:table-cell>
              <table:table-cell office:value-type="float" office:value="24823">
                <text:p>2482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">
                <text:p>4780</text:p>
              </table:table-cell>
              <table:table-cell office:value-type="float" office:value="372478">
                <text:p>372478</text:p>
              </table:table-cell>
              <table:table-cell office:value-type="float" office:value="26327">
                <text:p>263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">
                <text:p>4790</text:p>
              </table:table-cell>
              <table:table-cell office:value-type="float" office:value="367168">
                <text:p>367168</text:p>
              </table:table-cell>
              <table:table-cell office:value-type="float" office:value="24423">
                <text:p>244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">
                <text:p>4800</text:p>
              </table:table-cell>
              <table:table-cell office:value-type="float" office:value="364573">
                <text:p>364573</text:p>
              </table:table-cell>
              <table:table-cell office:value-type="float" office:value="23985">
                <text:p>239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">
                <text:p>4810</text:p>
              </table:table-cell>
              <table:table-cell office:value-type="float" office:value="361188">
                <text:p>361188</text:p>
              </table:table-cell>
              <table:table-cell office:value-type="float" office:value="23275">
                <text:p>2327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">
                <text:p>4820</text:p>
              </table:table-cell>
              <table:table-cell office:value-type="float" office:value="367203">
                <text:p>367203</text:p>
              </table:table-cell>
              <table:table-cell office:value-type="float" office:value="24487">
                <text:p>2448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">
                <text:p>4830</text:p>
              </table:table-cell>
              <table:table-cell office:value-type="float" office:value="371789">
                <text:p>371789</text:p>
              </table:table-cell>
              <table:table-cell office:value-type="float" office:value="26052">
                <text:p>2605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">
                <text:p>4840</text:p>
              </table:table-cell>
              <table:table-cell office:value-type="float" office:value="372816">
                <text:p>372816</text:p>
              </table:table-cell>
              <table:table-cell office:value-type="float" office:value="25845">
                <text:p>2584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">
                <text:p>4850</text:p>
              </table:table-cell>
              <table:table-cell office:value-type="float" office:value="368928">
                <text:p>368928</text:p>
              </table:table-cell>
              <table:table-cell office:value-type="float" office:value="25116">
                <text:p>2511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">
                <text:p>4860</text:p>
              </table:table-cell>
              <table:table-cell office:value-type="float" office:value="363218">
                <text:p>363218</text:p>
              </table:table-cell>
              <table:table-cell office:value-type="float" office:value="23956">
                <text:p>2395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">
                <text:p>4870</text:p>
              </table:table-cell>
              <table:table-cell office:value-type="float" office:value="368852">
                <text:p>368852</text:p>
              </table:table-cell>
              <table:table-cell office:value-type="float" office:value="25225">
                <text:p>252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">
                <text:p>4880</text:p>
              </table:table-cell>
              <table:table-cell office:value-type="float" office:value="372287">
                <text:p>372287</text:p>
              </table:table-cell>
              <table:table-cell office:value-type="float" office:value="25813">
                <text:p>258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">
                <text:p>4890</text:p>
              </table:table-cell>
              <table:table-cell office:value-type="float" office:value="371694">
                <text:p>371694</text:p>
              </table:table-cell>
              <table:table-cell office:value-type="float" office:value="25656">
                <text:p>256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">
                <text:p>4900</text:p>
              </table:table-cell>
              <table:table-cell office:value-type="float" office:value="370136">
                <text:p>370136</text:p>
              </table:table-cell>
              <table:table-cell office:value-type="float" office:value="25535">
                <text:p>2553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">
                <text:p>4910</text:p>
              </table:table-cell>
              <table:table-cell office:value-type="float" office:value="373122">
                <text:p>373122</text:p>
              </table:table-cell>
              <table:table-cell office:value-type="float" office:value="26228">
                <text:p>2622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">
                <text:p>4920</text:p>
              </table:table-cell>
              <table:table-cell office:value-type="float" office:value="376875">
                <text:p>376875</text:p>
              </table:table-cell>
              <table:table-cell office:value-type="float" office:value="26479">
                <text:p>2647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">
                <text:p>4930</text:p>
              </table:table-cell>
              <table:table-cell office:value-type="float" office:value="370530">
                <text:p>370530</text:p>
              </table:table-cell>
              <table:table-cell office:value-type="float" office:value="25557">
                <text:p>2555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">
                <text:p>4940</text:p>
              </table:table-cell>
              <table:table-cell office:value-type="float" office:value="372152">
                <text:p>372152</text:p>
              </table:table-cell>
              <table:table-cell office:value-type="float" office:value="25940">
                <text:p>2594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">
                <text:p>4950</text:p>
              </table:table-cell>
              <table:table-cell office:value-type="float" office:value="372153">
                <text:p>372153</text:p>
              </table:table-cell>
              <table:table-cell office:value-type="float" office:value="26528">
                <text:p>2652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">
                <text:p>4960</text:p>
              </table:table-cell>
              <table:table-cell office:value-type="float" office:value="374762">
                <text:p>374762</text:p>
              </table:table-cell>
              <table:table-cell office:value-type="float" office:value="26563">
                <text:p>265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">
                <text:p>4970</text:p>
              </table:table-cell>
              <table:table-cell office:value-type="float" office:value="372912">
                <text:p>372912</text:p>
              </table:table-cell>
              <table:table-cell office:value-type="float" office:value="26053">
                <text:p>2605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">
                <text:p>4980</text:p>
              </table:table-cell>
              <table:table-cell office:value-type="float" office:value="365608">
                <text:p>365608</text:p>
              </table:table-cell>
              <table:table-cell office:value-type="float" office:value="24713">
                <text:p>2471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">
                <text:p>4990</text:p>
              </table:table-cell>
              <table:table-cell office:value-type="float" office:value="369857">
                <text:p>369857</text:p>
              </table:table-cell>
              <table:table-cell office:value-type="float" office:value="25399">
                <text:p>2539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">
                <text:p>5000</text:p>
              </table:table-cell>
              <table:table-cell office:value-type="float" office:value="376970">
                <text:p>376970</text:p>
              </table:table-cell>
              <table:table-cell office:value-type="float" office:value="26330">
                <text:p>263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743cm" svg:height="19.392cm" xlink:href=".." xlink:type="simple" chart:class="chart:scatter" chart:style-name="ch1">
        <chart:legend chart:legend-position="end" svg:x="34.554cm" svg:y="9.148cm" style:legend-expansion="high" chart:style-name="ch2"/>
        <chart:plot-area chart:style-name="ch3" table:cell-range-address="'gcc-aging-32'.A1:'gcc-aging-32'.A501 'gcc-aging-32'.C1:'gcc-aging-32'.D501" chart:data-source-has-labels="row" svg:x="1.204cm" svg:y="1.683cm" svg:width="31.842cm" svg:height="16.902cm">
          <chartooo:coordinate-region svg:x="2.566cm" svg:y="1.882cm" svg:width="30.108cm" svg:height="16.0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cc-aging-32'.C2:'gcc-aging-32'.C501" chart:label-cell-address="'gcc-aging-32'.C1:'gcc-aging-32'.C1" chart:class="chart:scatter">
            <chart:domain table:cell-range-address="'gcc-aging-32'.A2:'gcc-aging-32'.A501"/>
            <chart:data-point chart:repeated="500"/>
          </chart:series>
          <chart:series chart:style-name="ch8" chart:values-cell-range-address="'gcc-aging-32'.D2:'gcc-aging-32'.D501" chart:label-cell-address="'gcc-aging-32'.D1:'gcc-aging-32'.D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gcc-aging-32'.C1:'gcc-aging-32'.C1</svg:desc>
                </draw:g>
              </table:table-cell>
              <table:table-cell office:value-type="string">
                <text:p> DISK WRITES</text:p>
                <draw:g>
                  <svg:desc>'gcc-aging-32'.D1:'gcc-aging-32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gcc-aging-32'.A2:'gcc-aging-32'.A501</svg:desc>
                </draw:g>
              </table:table-cell>
              <table:table-cell office:value-type="float" office:value="322220">
                <text:p>322220</text:p>
                <draw:g>
                  <svg:desc>'gcc-aging-32'.C2:'gcc-aging-32'.C501</svg:desc>
                </draw:g>
              </table:table-cell>
              <table:table-cell office:value-type="float" office:value="52005">
                <text:p>52005</text:p>
                <draw:g>
                  <svg:desc>'gcc-aging-32'.D2:'gcc-aging-32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51348">
                <text:p>251348</text:p>
              </table:table-cell>
              <table:table-cell office:value-type="float" office:value="40384">
                <text:p>403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29926">
                <text:p>229926</text:p>
              </table:table-cell>
              <table:table-cell office:value-type="float" office:value="35120">
                <text:p>35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01083">
                <text:p>201083</text:p>
              </table:table-cell>
              <table:table-cell office:value-type="float" office:value="30683">
                <text:p>30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84343">
                <text:p>184343</text:p>
              </table:table-cell>
              <table:table-cell office:value-type="float" office:value="27780">
                <text:p>277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72076">
                <text:p>172076</text:p>
              </table:table-cell>
              <table:table-cell office:value-type="float" office:value="25776">
                <text:p>257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63722">
                <text:p>163722</text:p>
              </table:table-cell>
              <table:table-cell office:value-type="float" office:value="24322">
                <text:p>243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58520">
                <text:p>158520</text:p>
              </table:table-cell>
              <table:table-cell office:value-type="float" office:value="23321">
                <text:p>233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51832">
                <text:p>151832</text:p>
              </table:table-cell>
              <table:table-cell office:value-type="float" office:value="22363">
                <text:p>223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48523">
                <text:p>148523</text:p>
              </table:table-cell>
              <table:table-cell office:value-type="float" office:value="21540">
                <text:p>215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41538">
                <text:p>141538</text:p>
              </table:table-cell>
              <table:table-cell office:value-type="float" office:value="20698">
                <text:p>206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40111">
                <text:p>140111</text:p>
              </table:table-cell>
              <table:table-cell office:value-type="float" office:value="20161">
                <text:p>20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37234">
                <text:p>137234</text:p>
              </table:table-cell>
              <table:table-cell office:value-type="float" office:value="19665">
                <text:p>196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36557">
                <text:p>136557</text:p>
              </table:table-cell>
              <table:table-cell office:value-type="float" office:value="19306">
                <text:p>193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28655">
                <text:p>128655</text:p>
              </table:table-cell>
              <table:table-cell office:value-type="float" office:value="18564">
                <text:p>185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25601">
                <text:p>125601</text:p>
              </table:table-cell>
              <table:table-cell office:value-type="float" office:value="18119">
                <text:p>18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24128">
                <text:p>124128</text:p>
              </table:table-cell>
              <table:table-cell office:value-type="float" office:value="17939">
                <text:p>179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25877">
                <text:p>125877</text:p>
              </table:table-cell>
              <table:table-cell office:value-type="float" office:value="17818">
                <text:p>17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27167">
                <text:p>127167</text:p>
              </table:table-cell>
              <table:table-cell office:value-type="float" office:value="17804">
                <text:p>178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18252">
                <text:p>118252</text:p>
              </table:table-cell>
              <table:table-cell office:value-type="float" office:value="17104">
                <text:p>171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23705">
                <text:p>123705</text:p>
              </table:table-cell>
              <table:table-cell office:value-type="float" office:value="17235">
                <text:p>172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14778">
                <text:p>114778</text:p>
              </table:table-cell>
              <table:table-cell office:value-type="float" office:value="16617">
                <text:p>166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21202">
                <text:p>121202</text:p>
              </table:table-cell>
              <table:table-cell office:value-type="float" office:value="16826">
                <text:p>168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15033">
                <text:p>115033</text:p>
              </table:table-cell>
              <table:table-cell office:value-type="float" office:value="16415">
                <text:p>164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21430">
                <text:p>121430</text:p>
              </table:table-cell>
              <table:table-cell office:value-type="float" office:value="16629">
                <text:p>166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12880">
                <text:p>112880</text:p>
              </table:table-cell>
              <table:table-cell office:value-type="float" office:value="16125">
                <text:p>16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14087">
                <text:p>114087</text:p>
              </table:table-cell>
              <table:table-cell office:value-type="float" office:value="16063">
                <text:p>160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15776">
                <text:p>115776</text:p>
              </table:table-cell>
              <table:table-cell office:value-type="float" office:value="15979">
                <text:p>159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15887">
                <text:p>115887</text:p>
              </table:table-cell>
              <table:table-cell office:value-type="float" office:value="16056">
                <text:p>160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16364">
                <text:p>116364</text:p>
              </table:table-cell>
              <table:table-cell office:value-type="float" office:value="15957">
                <text:p>159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14814">
                <text:p>114814</text:p>
              </table:table-cell>
              <table:table-cell office:value-type="float" office:value="15773">
                <text:p>157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15551">
                <text:p>115551</text:p>
              </table:table-cell>
              <table:table-cell office:value-type="float" office:value="15638">
                <text:p>156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118040">
                <text:p>118040</text:p>
              </table:table-cell>
              <table:table-cell office:value-type="float" office:value="15697">
                <text:p>15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121293">
                <text:p>121293</text:p>
              </table:table-cell>
              <table:table-cell office:value-type="float" office:value="15857">
                <text:p>158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25551">
                <text:p>125551</text:p>
              </table:table-cell>
              <table:table-cell office:value-type="float" office:value="15829">
                <text:p>158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23246">
                <text:p>123246</text:p>
              </table:table-cell>
              <table:table-cell office:value-type="float" office:value="15662">
                <text:p>156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20527">
                <text:p>120527</text:p>
              </table:table-cell>
              <table:table-cell office:value-type="float" office:value="15505">
                <text:p>155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25558">
                <text:p>125558</text:p>
              </table:table-cell>
              <table:table-cell office:value-type="float" office:value="15553">
                <text:p>155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25081">
                <text:p>125081</text:p>
              </table:table-cell>
              <table:table-cell office:value-type="float" office:value="15402">
                <text:p>154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26313">
                <text:p>126313</text:p>
              </table:table-cell>
              <table:table-cell office:value-type="float" office:value="15300">
                <text:p>153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27434">
                <text:p>127434</text:p>
              </table:table-cell>
              <table:table-cell office:value-type="float" office:value="15246">
                <text:p>152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27553">
                <text:p>127553</text:p>
              </table:table-cell>
              <table:table-cell office:value-type="float" office:value="15276">
                <text:p>152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30214">
                <text:p>130214</text:p>
              </table:table-cell>
              <table:table-cell office:value-type="float" office:value="15313">
                <text:p>153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133652">
                <text:p>133652</text:p>
              </table:table-cell>
              <table:table-cell office:value-type="float" office:value="15192">
                <text:p>151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132537">
                <text:p>132537</text:p>
              </table:table-cell>
              <table:table-cell office:value-type="float" office:value="15157">
                <text:p>151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135748">
                <text:p>135748</text:p>
              </table:table-cell>
              <table:table-cell office:value-type="float" office:value="15145">
                <text:p>151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142807">
                <text:p>142807</text:p>
              </table:table-cell>
              <table:table-cell office:value-type="float" office:value="15208">
                <text:p>152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140597">
                <text:p>140597</text:p>
              </table:table-cell>
              <table:table-cell office:value-type="float" office:value="15073">
                <text:p>150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141723">
                <text:p>141723</text:p>
              </table:table-cell>
              <table:table-cell office:value-type="float" office:value="15043">
                <text:p>150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42737">
                <text:p>142737</text:p>
              </table:table-cell>
              <table:table-cell office:value-type="float" office:value="15076">
                <text:p>150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143985">
                <text:p>143985</text:p>
              </table:table-cell>
              <table:table-cell office:value-type="float" office:value="15053">
                <text:p>150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149685">
                <text:p>149685</text:p>
              </table:table-cell>
              <table:table-cell office:value-type="float" office:value="15014">
                <text:p>150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148814">
                <text:p>148814</text:p>
              </table:table-cell>
              <table:table-cell office:value-type="float" office:value="14887">
                <text:p>148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148148">
                <text:p>148148</text:p>
              </table:table-cell>
              <table:table-cell office:value-type="float" office:value="14854">
                <text:p>148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150838">
                <text:p>150838</text:p>
              </table:table-cell>
              <table:table-cell office:value-type="float" office:value="14763">
                <text:p>147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154085">
                <text:p>154085</text:p>
              </table:table-cell>
              <table:table-cell office:value-type="float" office:value="14801">
                <text:p>148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152955">
                <text:p>152955</text:p>
              </table:table-cell>
              <table:table-cell office:value-type="float" office:value="14721">
                <text:p>147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153725">
                <text:p>153725</text:p>
              </table:table-cell>
              <table:table-cell office:value-type="float" office:value="14794">
                <text:p>147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155853">
                <text:p>155853</text:p>
              </table:table-cell>
              <table:table-cell office:value-type="float" office:value="14698">
                <text:p>146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157016">
                <text:p>157016</text:p>
              </table:table-cell>
              <table:table-cell office:value-type="float" office:value="14640">
                <text:p>146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158767">
                <text:p>158767</text:p>
              </table:table-cell>
              <table:table-cell office:value-type="float" office:value="14622">
                <text:p>146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159680">
                <text:p>159680</text:p>
              </table:table-cell>
              <table:table-cell office:value-type="float" office:value="14479">
                <text:p>144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160353">
                <text:p>160353</text:p>
              </table:table-cell>
              <table:table-cell office:value-type="float" office:value="14489">
                <text:p>144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160809">
                <text:p>160809</text:p>
              </table:table-cell>
              <table:table-cell office:value-type="float" office:value="14420">
                <text:p>144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163025">
                <text:p>163025</text:p>
              </table:table-cell>
              <table:table-cell office:value-type="float" office:value="14428">
                <text:p>144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165619">
                <text:p>165619</text:p>
              </table:table-cell>
              <table:table-cell office:value-type="float" office:value="14392">
                <text:p>143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165835">
                <text:p>165835</text:p>
              </table:table-cell>
              <table:table-cell office:value-type="float" office:value="14360">
                <text:p>143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164761">
                <text:p>164761</text:p>
              </table:table-cell>
              <table:table-cell office:value-type="float" office:value="14368">
                <text:p>143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168454">
                <text:p>168454</text:p>
              </table:table-cell>
              <table:table-cell office:value-type="float" office:value="14313">
                <text:p>143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168548">
                <text:p>168548</text:p>
              </table:table-cell>
              <table:table-cell office:value-type="float" office:value="14239">
                <text:p>142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168504">
                <text:p>168504</text:p>
              </table:table-cell>
              <table:table-cell office:value-type="float" office:value="14235">
                <text:p>142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171054">
                <text:p>171054</text:p>
              </table:table-cell>
              <table:table-cell office:value-type="float" office:value="14216">
                <text:p>142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173513">
                <text:p>173513</text:p>
              </table:table-cell>
              <table:table-cell office:value-type="float" office:value="14126">
                <text:p>141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170619">
                <text:p>170619</text:p>
              </table:table-cell>
              <table:table-cell office:value-type="float" office:value="14110">
                <text:p>141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171968">
                <text:p>171968</text:p>
              </table:table-cell>
              <table:table-cell office:value-type="float" office:value="14017">
                <text:p>140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171584">
                <text:p>171584</text:p>
              </table:table-cell>
              <table:table-cell office:value-type="float" office:value="13984">
                <text:p>139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174242">
                <text:p>174242</text:p>
              </table:table-cell>
              <table:table-cell office:value-type="float" office:value="13996">
                <text:p>139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175884">
                <text:p>175884</text:p>
              </table:table-cell>
              <table:table-cell office:value-type="float" office:value="13893">
                <text:p>138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177091">
                <text:p>177091</text:p>
              </table:table-cell>
              <table:table-cell office:value-type="float" office:value="13885">
                <text:p>138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177347">
                <text:p>177347</text:p>
              </table:table-cell>
              <table:table-cell office:value-type="float" office:value="13874">
                <text:p>138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178298">
                <text:p>178298</text:p>
              </table:table-cell>
              <table:table-cell office:value-type="float" office:value="13834">
                <text:p>138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177774">
                <text:p>177774</text:p>
              </table:table-cell>
              <table:table-cell office:value-type="float" office:value="13733">
                <text:p>137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180222">
                <text:p>180222</text:p>
              </table:table-cell>
              <table:table-cell office:value-type="float" office:value="13712">
                <text:p>137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178822">
                <text:p>178822</text:p>
              </table:table-cell>
              <table:table-cell office:value-type="float" office:value="13694">
                <text:p>136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180694">
                <text:p>180694</text:p>
              </table:table-cell>
              <table:table-cell office:value-type="float" office:value="13699">
                <text:p>136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182255">
                <text:p>182255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183090">
                <text:p>183090</text:p>
              </table:table-cell>
              <table:table-cell office:value-type="float" office:value="13646">
                <text:p>136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181758">
                <text:p>181758</text:p>
              </table:table-cell>
              <table:table-cell office:value-type="float" office:value="13573">
                <text:p>135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185663">
                <text:p>185663</text:p>
              </table:table-cell>
              <table:table-cell office:value-type="float" office:value="13575">
                <text:p>135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185132">
                <text:p>185132</text:p>
              </table:table-cell>
              <table:table-cell office:value-type="float" office:value="13580">
                <text:p>135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188222">
                <text:p>188222</text:p>
              </table:table-cell>
              <table:table-cell office:value-type="float" office:value="13537">
                <text:p>135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187594">
                <text:p>187594</text:p>
              </table:table-cell>
              <table:table-cell office:value-type="float" office:value="13530">
                <text:p>135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189710">
                <text:p>189710</text:p>
              </table:table-cell>
              <table:table-cell office:value-type="float" office:value="13497">
                <text:p>134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187629">
                <text:p>187629</text:p>
              </table:table-cell>
              <table:table-cell office:value-type="float" office:value="13450">
                <text:p>134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187795">
                <text:p>187795</text:p>
              </table:table-cell>
              <table:table-cell office:value-type="float" office:value="13412">
                <text:p>134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189044">
                <text:p>189044</text:p>
              </table:table-cell>
              <table:table-cell office:value-type="float" office:value="13354">
                <text:p>133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188955">
                <text:p>188955</text:p>
              </table:table-cell>
              <table:table-cell office:value-type="float" office:value="13302">
                <text:p>133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189553">
                <text:p>189553</text:p>
              </table:table-cell>
              <table:table-cell office:value-type="float" office:value="13301">
                <text:p>133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190230">
                <text:p>190230</text:p>
              </table:table-cell>
              <table:table-cell office:value-type="float" office:value="13281">
                <text:p>132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89821">
                <text:p>189821</text:p>
              </table:table-cell>
              <table:table-cell office:value-type="float" office:value="13273">
                <text:p>132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193091">
                <text:p>193091</text:p>
              </table:table-cell>
              <table:table-cell office:value-type="float" office:value="13265">
                <text:p>132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192089">
                <text:p>192089</text:p>
              </table:table-cell>
              <table:table-cell office:value-type="float" office:value="13253">
                <text:p>132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193869">
                <text:p>193869</text:p>
              </table:table-cell>
              <table:table-cell office:value-type="float" office:value="13116">
                <text:p>131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194535">
                <text:p>194535</text:p>
              </table:table-cell>
              <table:table-cell office:value-type="float" office:value="13070">
                <text:p>130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195267">
                <text:p>195267</text:p>
              </table:table-cell>
              <table:table-cell office:value-type="float" office:value="13101">
                <text:p>131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194628">
                <text:p>194628</text:p>
              </table:table-cell>
              <table:table-cell office:value-type="float" office:value="13041">
                <text:p>130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195245">
                <text:p>195245</text:p>
              </table:table-cell>
              <table:table-cell office:value-type="float" office:value="12998">
                <text:p>129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196093">
                <text:p>196093</text:p>
              </table:table-cell>
              <table:table-cell office:value-type="float" office:value="12988">
                <text:p>129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196664">
                <text:p>196664</text:p>
              </table:table-cell>
              <table:table-cell office:value-type="float" office:value="12970">
                <text:p>1297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197458">
                <text:p>197458</text:p>
              </table:table-cell>
              <table:table-cell office:value-type="float" office:value="12831">
                <text:p>128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197731">
                <text:p>197731</text:p>
              </table:table-cell>
              <table:table-cell office:value-type="float" office:value="12838">
                <text:p>1283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200985">
                <text:p>200985</text:p>
              </table:table-cell>
              <table:table-cell office:value-type="float" office:value="12902">
                <text:p>129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196873">
                <text:p>196873</text:p>
              </table:table-cell>
              <table:table-cell office:value-type="float" office:value="12780">
                <text:p>127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196890">
                <text:p>196890</text:p>
              </table:table-cell>
              <table:table-cell office:value-type="float" office:value="12760">
                <text:p>1276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198934">
                <text:p>198934</text:p>
              </table:table-cell>
              <table:table-cell office:value-type="float" office:value="12837">
                <text:p>128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200871">
                <text:p>200871</text:p>
              </table:table-cell>
              <table:table-cell office:value-type="float" office:value="12845">
                <text:p>128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201712">
                <text:p>201712</text:p>
              </table:table-cell>
              <table:table-cell office:value-type="float" office:value="12838">
                <text:p>128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201043">
                <text:p>201043</text:p>
              </table:table-cell>
              <table:table-cell office:value-type="float" office:value="12771">
                <text:p>127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203329">
                <text:p>203329</text:p>
              </table:table-cell>
              <table:table-cell office:value-type="float" office:value="12730">
                <text:p>127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202728">
                <text:p>202728</text:p>
              </table:table-cell>
              <table:table-cell office:value-type="float" office:value="12743">
                <text:p>127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202479">
                <text:p>202479</text:p>
              </table:table-cell>
              <table:table-cell office:value-type="float" office:value="12758">
                <text:p>127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200942">
                <text:p>200942</text:p>
              </table:table-cell>
              <table:table-cell office:value-type="float" office:value="12582">
                <text:p>125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202604">
                <text:p>202604</text:p>
              </table:table-cell>
              <table:table-cell office:value-type="float" office:value="12459">
                <text:p>124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201704">
                <text:p>201704</text:p>
              </table:table-cell>
              <table:table-cell office:value-type="float" office:value="12475">
                <text:p>124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205978">
                <text:p>205978</text:p>
              </table:table-cell>
              <table:table-cell office:value-type="float" office:value="12459">
                <text:p>124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201150">
                <text:p>201150</text:p>
              </table:table-cell>
              <table:table-cell office:value-type="float" office:value="12468">
                <text:p>124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203874">
                <text:p>203874</text:p>
              </table:table-cell>
              <table:table-cell office:value-type="float" office:value="12469">
                <text:p>124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204128">
                <text:p>204128</text:p>
              </table:table-cell>
              <table:table-cell office:value-type="float" office:value="12423">
                <text:p>124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204583">
                <text:p>204583</text:p>
              </table:table-cell>
              <table:table-cell office:value-type="float" office:value="12457">
                <text:p>124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203607">
                <text:p>203607</text:p>
              </table:table-cell>
              <table:table-cell office:value-type="float" office:value="12462">
                <text:p>124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204860">
                <text:p>204860</text:p>
              </table:table-cell>
              <table:table-cell office:value-type="float" office:value="12344">
                <text:p>123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206140">
                <text:p>206140</text:p>
              </table:table-cell>
              <table:table-cell office:value-type="float" office:value="12320">
                <text:p>1232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205782">
                <text:p>205782</text:p>
              </table:table-cell>
              <table:table-cell office:value-type="float" office:value="12304">
                <text:p>123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205520">
                <text:p>205520</text:p>
              </table:table-cell>
              <table:table-cell office:value-type="float" office:value="12369">
                <text:p>123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206420">
                <text:p>206420</text:p>
              </table:table-cell>
              <table:table-cell office:value-type="float" office:value="12340">
                <text:p>1234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208341">
                <text:p>208341</text:p>
              </table:table-cell>
              <table:table-cell office:value-type="float" office:value="12275">
                <text:p>122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207954">
                <text:p>207954</text:p>
              </table:table-cell>
              <table:table-cell office:value-type="float" office:value="12265">
                <text:p>122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207072">
                <text:p>207072</text:p>
              </table:table-cell>
              <table:table-cell office:value-type="float" office:value="12343">
                <text:p>123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206558">
                <text:p>206558</text:p>
              </table:table-cell>
              <table:table-cell office:value-type="float" office:value="12268">
                <text:p>122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209389">
                <text:p>209389</text:p>
              </table:table-cell>
              <table:table-cell office:value-type="float" office:value="12204">
                <text:p>122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211819">
                <text:p>211819</text:p>
              </table:table-cell>
              <table:table-cell office:value-type="float" office:value="12208">
                <text:p>122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208168">
                <text:p>208168</text:p>
              </table:table-cell>
              <table:table-cell office:value-type="float" office:value="12168">
                <text:p>121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209905">
                <text:p>209905</text:p>
              </table:table-cell>
              <table:table-cell office:value-type="float" office:value="12188">
                <text:p>121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208183">
                <text:p>208183</text:p>
              </table:table-cell>
              <table:table-cell office:value-type="float" office:value="12170">
                <text:p>1217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209056">
                <text:p>209056</text:p>
              </table:table-cell>
              <table:table-cell office:value-type="float" office:value="12153">
                <text:p>121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211886">
                <text:p>211886</text:p>
              </table:table-cell>
              <table:table-cell office:value-type="float" office:value="12144">
                <text:p>121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210987">
                <text:p>210987</text:p>
              </table:table-cell>
              <table:table-cell office:value-type="float" office:value="12082">
                <text:p>120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210857">
                <text:p>210857</text:p>
              </table:table-cell>
              <table:table-cell office:value-type="float" office:value="12100">
                <text:p>121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210933">
                <text:p>210933</text:p>
              </table:table-cell>
              <table:table-cell office:value-type="float" office:value="12095">
                <text:p>120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211866">
                <text:p>211866</text:p>
              </table:table-cell>
              <table:table-cell office:value-type="float" office:value="12098">
                <text:p>120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213442">
                <text:p>213442</text:p>
              </table:table-cell>
              <table:table-cell office:value-type="float" office:value="12035">
                <text:p>120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210946">
                <text:p>210946</text:p>
              </table:table-cell>
              <table:table-cell office:value-type="float" office:value="12030">
                <text:p>1203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213104">
                <text:p>213104</text:p>
              </table:table-cell>
              <table:table-cell office:value-type="float" office:value="12027">
                <text:p>1202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211116">
                <text:p>211116</text:p>
              </table:table-cell>
              <table:table-cell office:value-type="float" office:value="11954">
                <text:p>119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214160">
                <text:p>214160</text:p>
              </table:table-cell>
              <table:table-cell office:value-type="float" office:value="11960">
                <text:p>1196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211178">
                <text:p>211178</text:p>
              </table:table-cell>
              <table:table-cell office:value-type="float" office:value="11915">
                <text:p>119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214480">
                <text:p>214480</text:p>
              </table:table-cell>
              <table:table-cell office:value-type="float" office:value="11880">
                <text:p>118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214996">
                <text:p>214996</text:p>
              </table:table-cell>
              <table:table-cell office:value-type="float" office:value="11894">
                <text:p>118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214003">
                <text:p>214003</text:p>
              </table:table-cell>
              <table:table-cell office:value-type="float" office:value="11824">
                <text:p>118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215592">
                <text:p>215592</text:p>
              </table:table-cell>
              <table:table-cell office:value-type="float" office:value="11831">
                <text:p>118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215525">
                <text:p>215525</text:p>
              </table:table-cell>
              <table:table-cell office:value-type="float" office:value="11816">
                <text:p>118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214704">
                <text:p>214704</text:p>
              </table:table-cell>
              <table:table-cell office:value-type="float" office:value="11824">
                <text:p>118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215999">
                <text:p>215999</text:p>
              </table:table-cell>
              <table:table-cell office:value-type="float" office:value="11824">
                <text:p>118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213271">
                <text:p>213271</text:p>
              </table:table-cell>
              <table:table-cell office:value-type="float" office:value="11745">
                <text:p>117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215982">
                <text:p>215982</text:p>
              </table:table-cell>
              <table:table-cell office:value-type="float" office:value="11763">
                <text:p>117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214944">
                <text:p>214944</text:p>
              </table:table-cell>
              <table:table-cell office:value-type="float" office:value="11734">
                <text:p>117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214244">
                <text:p>214244</text:p>
              </table:table-cell>
              <table:table-cell office:value-type="float" office:value="11764">
                <text:p>117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217055">
                <text:p>217055</text:p>
              </table:table-cell>
              <table:table-cell office:value-type="float" office:value="11768">
                <text:p>117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214577">
                <text:p>214577</text:p>
              </table:table-cell>
              <table:table-cell office:value-type="float" office:value="11710">
                <text:p>1171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216136">
                <text:p>216136</text:p>
              </table:table-cell>
              <table:table-cell office:value-type="float" office:value="11665">
                <text:p>116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215836">
                <text:p>215836</text:p>
              </table:table-cell>
              <table:table-cell office:value-type="float" office:value="11638">
                <text:p>116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215592">
                <text:p>215592</text:p>
              </table:table-cell>
              <table:table-cell office:value-type="float" office:value="11646">
                <text:p>116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219143">
                <text:p>219143</text:p>
              </table:table-cell>
              <table:table-cell office:value-type="float" office:value="11636">
                <text:p>116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220202">
                <text:p>220202</text:p>
              </table:table-cell>
              <table:table-cell office:value-type="float" office:value="11678">
                <text:p>116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219409">
                <text:p>219409</text:p>
              </table:table-cell>
              <table:table-cell office:value-type="float" office:value="11599">
                <text:p>115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218888">
                <text:p>218888</text:p>
              </table:table-cell>
              <table:table-cell office:value-type="float" office:value="11585">
                <text:p>115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218624">
                <text:p>218624</text:p>
              </table:table-cell>
              <table:table-cell office:value-type="float" office:value="11493">
                <text:p>114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219998">
                <text:p>219998</text:p>
              </table:table-cell>
              <table:table-cell office:value-type="float" office:value="11518">
                <text:p>115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215433">
                <text:p>215433</text:p>
              </table:table-cell>
              <table:table-cell office:value-type="float" office:value="11551">
                <text:p>1155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220124">
                <text:p>220124</text:p>
              </table:table-cell>
              <table:table-cell office:value-type="float" office:value="11533">
                <text:p>115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217045">
                <text:p>217045</text:p>
              </table:table-cell>
              <table:table-cell office:value-type="float" office:value="11508">
                <text:p>115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219592">
                <text:p>219592</text:p>
              </table:table-cell>
              <table:table-cell office:value-type="float" office:value="11588">
                <text:p>115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222082">
                <text:p>222082</text:p>
              </table:table-cell>
              <table:table-cell office:value-type="float" office:value="11459">
                <text:p>114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219326">
                <text:p>219326</text:p>
              </table:table-cell>
              <table:table-cell office:value-type="float" office:value="11486">
                <text:p>114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221948">
                <text:p>221948</text:p>
              </table:table-cell>
              <table:table-cell office:value-type="float" office:value="11502">
                <text:p>115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223178">
                <text:p>223178</text:p>
              </table:table-cell>
              <table:table-cell office:value-type="float" office:value="11439">
                <text:p>114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220177">
                <text:p>220177</text:p>
              </table:table-cell>
              <table:table-cell office:value-type="float" office:value="11415">
                <text:p>114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221189">
                <text:p>221189</text:p>
              </table:table-cell>
              <table:table-cell office:value-type="float" office:value="11478">
                <text:p>114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220007">
                <text:p>220007</text:p>
              </table:table-cell>
              <table:table-cell office:value-type="float" office:value="11411">
                <text:p>114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221961">
                <text:p>221961</text:p>
              </table:table-cell>
              <table:table-cell office:value-type="float" office:value="11370">
                <text:p>1137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221586">
                <text:p>221586</text:p>
              </table:table-cell>
              <table:table-cell office:value-type="float" office:value="11393">
                <text:p>113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220666">
                <text:p>220666</text:p>
              </table:table-cell>
              <table:table-cell office:value-type="float" office:value="11297">
                <text:p>112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220994">
                <text:p>220994</text:p>
              </table:table-cell>
              <table:table-cell office:value-type="float" office:value="11290">
                <text:p>1129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222208">
                <text:p>222208</text:p>
              </table:table-cell>
              <table:table-cell office:value-type="float" office:value="11313">
                <text:p>113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219715">
                <text:p>219715</text:p>
              </table:table-cell>
              <table:table-cell office:value-type="float" office:value="11279">
                <text:p>112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223707">
                <text:p>223707</text:p>
              </table:table-cell>
              <table:table-cell office:value-type="float" office:value="11293">
                <text:p>112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226696">
                <text:p>226696</text:p>
              </table:table-cell>
              <table:table-cell office:value-type="float" office:value="11290">
                <text:p>112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221695">
                <text:p>221695</text:p>
              </table:table-cell>
              <table:table-cell office:value-type="float" office:value="11299">
                <text:p>112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222717">
                <text:p>222717</text:p>
              </table:table-cell>
              <table:table-cell office:value-type="float" office:value="11336">
                <text:p>113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223410">
                <text:p>223410</text:p>
              </table:table-cell>
              <table:table-cell office:value-type="float" office:value="11287">
                <text:p>112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225336">
                <text:p>225336</text:p>
              </table:table-cell>
              <table:table-cell office:value-type="float" office:value="11230">
                <text:p>1123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223321">
                <text:p>223321</text:p>
              </table:table-cell>
              <table:table-cell office:value-type="float" office:value="11321">
                <text:p>113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229683">
                <text:p>229683</text:p>
              </table:table-cell>
              <table:table-cell office:value-type="float" office:value="11211">
                <text:p>112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224417">
                <text:p>224417</text:p>
              </table:table-cell>
              <table:table-cell office:value-type="float" office:value="11242">
                <text:p>112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224963">
                <text:p>224963</text:p>
              </table:table-cell>
              <table:table-cell office:value-type="float" office:value="11284">
                <text:p>112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224912">
                <text:p>224912</text:p>
              </table:table-cell>
              <table:table-cell office:value-type="float" office:value="11091">
                <text:p>110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224825">
                <text:p>224825</text:p>
              </table:table-cell>
              <table:table-cell office:value-type="float" office:value="11118">
                <text:p>111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225261">
                <text:p>225261</text:p>
              </table:table-cell>
              <table:table-cell office:value-type="float" office:value="11174">
                <text:p>111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224661">
                <text:p>224661</text:p>
              </table:table-cell>
              <table:table-cell office:value-type="float" office:value="11053">
                <text:p>110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224759">
                <text:p>224759</text:p>
              </table:table-cell>
              <table:table-cell office:value-type="float" office:value="10992">
                <text:p>109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225080">
                <text:p>225080</text:p>
              </table:table-cell>
              <table:table-cell office:value-type="float" office:value="10911">
                <text:p>1091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226771">
                <text:p>226771</text:p>
              </table:table-cell>
              <table:table-cell office:value-type="float" office:value="11125">
                <text:p>111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226178">
                <text:p>226178</text:p>
              </table:table-cell>
              <table:table-cell office:value-type="float" office:value="11010">
                <text:p>1101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226736">
                <text:p>226736</text:p>
              </table:table-cell>
              <table:table-cell office:value-type="float" office:value="10964">
                <text:p>109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228503">
                <text:p>228503</text:p>
              </table:table-cell>
              <table:table-cell office:value-type="float" office:value="11046">
                <text:p>1104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229545">
                <text:p>229545</text:p>
              </table:table-cell>
              <table:table-cell office:value-type="float" office:value="11095">
                <text:p>110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226773">
                <text:p>226773</text:p>
              </table:table-cell>
              <table:table-cell office:value-type="float" office:value="10869">
                <text:p>1086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227205">
                <text:p>227205</text:p>
              </table:table-cell>
              <table:table-cell office:value-type="float" office:value="10939">
                <text:p>109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228876">
                <text:p>228876</text:p>
              </table:table-cell>
              <table:table-cell office:value-type="float" office:value="11030">
                <text:p>1103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227137">
                <text:p>227137</text:p>
              </table:table-cell>
              <table:table-cell office:value-type="float" office:value="10998">
                <text:p>109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227926">
                <text:p>227926</text:p>
              </table:table-cell>
              <table:table-cell office:value-type="float" office:value="11095">
                <text:p>110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226560">
                <text:p>226560</text:p>
              </table:table-cell>
              <table:table-cell office:value-type="float" office:value="10992">
                <text:p>109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227911">
                <text:p>227911</text:p>
              </table:table-cell>
              <table:table-cell office:value-type="float" office:value="10953">
                <text:p>109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231328">
                <text:p>231328</text:p>
              </table:table-cell>
              <table:table-cell office:value-type="float" office:value="11029">
                <text:p>110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229205">
                <text:p>229205</text:p>
              </table:table-cell>
              <table:table-cell office:value-type="float" office:value="10972">
                <text:p>109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226434">
                <text:p>226434</text:p>
              </table:table-cell>
              <table:table-cell office:value-type="float" office:value="11040">
                <text:p>1104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229690">
                <text:p>229690</text:p>
              </table:table-cell>
              <table:table-cell office:value-type="float" office:value="10904">
                <text:p>109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228273">
                <text:p>228273</text:p>
              </table:table-cell>
              <table:table-cell office:value-type="float" office:value="10921">
                <text:p>109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230541">
                <text:p>230541</text:p>
              </table:table-cell>
              <table:table-cell office:value-type="float" office:value="10835">
                <text:p>108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228204">
                <text:p>228204</text:p>
              </table:table-cell>
              <table:table-cell office:value-type="float" office:value="11067">
                <text:p>110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230076">
                <text:p>230076</text:p>
              </table:table-cell>
              <table:table-cell office:value-type="float" office:value="10977">
                <text:p>109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231902">
                <text:p>231902</text:p>
              </table:table-cell>
              <table:table-cell office:value-type="float" office:value="11038">
                <text:p>1103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231418">
                <text:p>231418</text:p>
              </table:table-cell>
              <table:table-cell office:value-type="float" office:value="10873">
                <text:p>108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230417">
                <text:p>230417</text:p>
              </table:table-cell>
              <table:table-cell office:value-type="float" office:value="10964">
                <text:p>109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229166">
                <text:p>229166</text:p>
              </table:table-cell>
              <table:table-cell office:value-type="float" office:value="11010">
                <text:p>1101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231592">
                <text:p>231592</text:p>
              </table:table-cell>
              <table:table-cell office:value-type="float" office:value="11123">
                <text:p>111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230426">
                <text:p>230426</text:p>
              </table:table-cell>
              <table:table-cell office:value-type="float" office:value="11049">
                <text:p>110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231336">
                <text:p>231336</text:p>
              </table:table-cell>
              <table:table-cell office:value-type="float" office:value="10910">
                <text:p>1091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231871">
                <text:p>231871</text:p>
              </table:table-cell>
              <table:table-cell office:value-type="float" office:value="10991">
                <text:p>109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230353">
                <text:p>230353</text:p>
              </table:table-cell>
              <table:table-cell office:value-type="float" office:value="10995">
                <text:p>109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230734">
                <text:p>230734</text:p>
              </table:table-cell>
              <table:table-cell office:value-type="float" office:value="10867">
                <text:p>108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232395">
                <text:p>232395</text:p>
              </table:table-cell>
              <table:table-cell office:value-type="float" office:value="11020">
                <text:p>1102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233642">
                <text:p>233642</text:p>
              </table:table-cell>
              <table:table-cell office:value-type="float" office:value="10983">
                <text:p>109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232596">
                <text:p>232596</text:p>
              </table:table-cell>
              <table:table-cell office:value-type="float" office:value="10838">
                <text:p>108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231587">
                <text:p>231587</text:p>
              </table:table-cell>
              <table:table-cell office:value-type="float" office:value="10710">
                <text:p>1071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232773">
                <text:p>232773</text:p>
              </table:table-cell>
              <table:table-cell office:value-type="float" office:value="10740">
                <text:p>1074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230006">
                <text:p>230006</text:p>
              </table:table-cell>
              <table:table-cell office:value-type="float" office:value="10588">
                <text:p>105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231663">
                <text:p>231663</text:p>
              </table:table-cell>
              <table:table-cell office:value-type="float" office:value="10751">
                <text:p>107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233482">
                <text:p>233482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234482">
                <text:p>234482</text:p>
              </table:table-cell>
              <table:table-cell office:value-type="float" office:value="10490">
                <text:p>1049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231809">
                <text:p>231809</text:p>
              </table:table-cell>
              <table:table-cell office:value-type="float" office:value="10517">
                <text:p>105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230717">
                <text:p>230717</text:p>
              </table:table-cell>
              <table:table-cell office:value-type="float" office:value="10665">
                <text:p>106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232613">
                <text:p>232613</text:p>
              </table:table-cell>
              <table:table-cell office:value-type="float" office:value="10801">
                <text:p>108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231904">
                <text:p>231904</text:p>
              </table:table-cell>
              <table:table-cell office:value-type="float" office:value="10598">
                <text:p>105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231520">
                <text:p>231520</text:p>
              </table:table-cell>
              <table:table-cell office:value-type="float" office:value="10731">
                <text:p>107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234275">
                <text:p>234275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232406">
                <text:p>232406</text:p>
              </table:table-cell>
              <table:table-cell office:value-type="float" office:value="10819">
                <text:p>108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233448">
                <text:p>233448</text:p>
              </table:table-cell>
              <table:table-cell office:value-type="float" office:value="10691">
                <text:p>1069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233758">
                <text:p>233758</text:p>
              </table:table-cell>
              <table:table-cell office:value-type="float" office:value="10654">
                <text:p>106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234418">
                <text:p>234418</text:p>
              </table:table-cell>
              <table:table-cell office:value-type="float" office:value="10529">
                <text:p>105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230692">
                <text:p>230692</text:p>
              </table:table-cell>
              <table:table-cell office:value-type="float" office:value="10364">
                <text:p>103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230975">
                <text:p>230975</text:p>
              </table:table-cell>
              <table:table-cell office:value-type="float" office:value="10622">
                <text:p>106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234893">
                <text:p>234893</text:p>
              </table:table-cell>
              <table:table-cell office:value-type="float" office:value="10575">
                <text:p>105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232498">
                <text:p>232498</text:p>
              </table:table-cell>
              <table:table-cell office:value-type="float" office:value="10735">
                <text:p>107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236914">
                <text:p>236914</text:p>
              </table:table-cell>
              <table:table-cell office:value-type="float" office:value="10646">
                <text:p>106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236656">
                <text:p>236656</text:p>
              </table:table-cell>
              <table:table-cell office:value-type="float" office:value="10659">
                <text:p>106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235131">
                <text:p>235131</text:p>
              </table:table-cell>
              <table:table-cell office:value-type="float" office:value="10676">
                <text:p>106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233963">
                <text:p>233963</text:p>
              </table:table-cell>
              <table:table-cell office:value-type="float" office:value="10475">
                <text:p>104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240263">
                <text:p>240263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235444">
                <text:p>235444</text:p>
              </table:table-cell>
              <table:table-cell office:value-type="float" office:value="10502">
                <text:p>105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235679">
                <text:p>235679</text:p>
              </table:table-cell>
              <table:table-cell office:value-type="float" office:value="10435">
                <text:p>1043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234841">
                <text:p>234841</text:p>
              </table:table-cell>
              <table:table-cell office:value-type="float" office:value="10567">
                <text:p>105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236503">
                <text:p>236503</text:p>
              </table:table-cell>
              <table:table-cell office:value-type="float" office:value="10611">
                <text:p>106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236760">
                <text:p>236760</text:p>
              </table:table-cell>
              <table:table-cell office:value-type="float" office:value="10491">
                <text:p>104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237415">
                <text:p>237415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235790">
                <text:p>235790</text:p>
              </table:table-cell>
              <table:table-cell office:value-type="float" office:value="10688">
                <text:p>1068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236574">
                <text:p>236574</text:p>
              </table:table-cell>
              <table:table-cell office:value-type="float" office:value="10653">
                <text:p>106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237286">
                <text:p>237286</text:p>
              </table:table-cell>
              <table:table-cell office:value-type="float" office:value="10733">
                <text:p>107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236803">
                <text:p>236803</text:p>
              </table:table-cell>
              <table:table-cell office:value-type="float" office:value="10735">
                <text:p>1073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239628">
                <text:p>239628</text:p>
              </table:table-cell>
              <table:table-cell office:value-type="float" office:value="10398">
                <text:p>1039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236788">
                <text:p>236788</text:p>
              </table:table-cell>
              <table:table-cell office:value-type="float" office:value="10501">
                <text:p>105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240020">
                <text:p>240020</text:p>
              </table:table-cell>
              <table:table-cell office:value-type="float" office:value="10550">
                <text:p>1055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238323">
                <text:p>238323</text:p>
              </table:table-cell>
              <table:table-cell office:value-type="float" office:value="10650">
                <text:p>1065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241369">
                <text:p>241369</text:p>
              </table:table-cell>
              <table:table-cell office:value-type="float" office:value="10708">
                <text:p>107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240397">
                <text:p>240397</text:p>
              </table:table-cell>
              <table:table-cell office:value-type="float" office:value="10736">
                <text:p>107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239230">
                <text:p>239230</text:p>
              </table:table-cell>
              <table:table-cell office:value-type="float" office:value="10787">
                <text:p>1078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240300">
                <text:p>240300</text:p>
              </table:table-cell>
              <table:table-cell office:value-type="float" office:value="10657">
                <text:p>106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237686">
                <text:p>237686</text:p>
              </table:table-cell>
              <table:table-cell office:value-type="float" office:value="10631">
                <text:p>106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240209">
                <text:p>240209</text:p>
              </table:table-cell>
              <table:table-cell office:value-type="float" office:value="10690">
                <text:p>1069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237149">
                <text:p>237149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238465">
                <text:p>238465</text:p>
              </table:table-cell>
              <table:table-cell office:value-type="float" office:value="10403">
                <text:p>104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239231">
                <text:p>239231</text:p>
              </table:table-cell>
              <table:table-cell office:value-type="float" office:value="10467">
                <text:p>104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237108">
                <text:p>237108</text:p>
              </table:table-cell>
              <table:table-cell office:value-type="float" office:value="10501">
                <text:p>105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239904">
                <text:p>239904</text:p>
              </table:table-cell>
              <table:table-cell office:value-type="float" office:value="10581">
                <text:p>105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241169">
                <text:p>241169</text:p>
              </table:table-cell>
              <table:table-cell office:value-type="float" office:value="10708">
                <text:p>107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240112">
                <text:p>240112</text:p>
              </table:table-cell>
              <table:table-cell office:value-type="float" office:value="10800">
                <text:p>108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240512">
                <text:p>240512</text:p>
              </table:table-cell>
              <table:table-cell office:value-type="float" office:value="10461">
                <text:p>1046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237048">
                <text:p>237048</text:p>
              </table:table-cell>
              <table:table-cell office:value-type="float" office:value="10684">
                <text:p>106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239752">
                <text:p>239752</text:p>
              </table:table-cell>
              <table:table-cell office:value-type="float" office:value="10597">
                <text:p>1059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239407">
                <text:p>239407</text:p>
              </table:table-cell>
              <table:table-cell office:value-type="float" office:value="10514">
                <text:p>105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241400">
                <text:p>241400</text:p>
              </table:table-cell>
              <table:table-cell office:value-type="float" office:value="10448">
                <text:p>104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243068">
                <text:p>243068</text:p>
              </table:table-cell>
              <table:table-cell office:value-type="float" office:value="10552">
                <text:p>105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243754">
                <text:p>243754</text:p>
              </table:table-cell>
              <table:table-cell office:value-type="float" office:value="10726">
                <text:p>107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240488">
                <text:p>240488</text:p>
              </table:table-cell>
              <table:table-cell office:value-type="float" office:value="10526">
                <text:p>105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240424">
                <text:p>240424</text:p>
              </table:table-cell>
              <table:table-cell office:value-type="float" office:value="10725">
                <text:p>107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241290">
                <text:p>241290</text:p>
              </table:table-cell>
              <table:table-cell office:value-type="float" office:value="10627">
                <text:p>1062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242698">
                <text:p>242698</text:p>
              </table:table-cell>
              <table:table-cell office:value-type="float" office:value="10552">
                <text:p>105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240686">
                <text:p>240686</text:p>
              </table:table-cell>
              <table:table-cell office:value-type="float" office:value="10580">
                <text:p>1058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241224">
                <text:p>241224</text:p>
              </table:table-cell>
              <table:table-cell office:value-type="float" office:value="10767">
                <text:p>107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244814">
                <text:p>244814</text:p>
              </table:table-cell>
              <table:table-cell office:value-type="float" office:value="10739">
                <text:p>107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241478">
                <text:p>241478</text:p>
              </table:table-cell>
              <table:table-cell office:value-type="float" office:value="10714">
                <text:p>107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241019">
                <text:p>241019</text:p>
              </table:table-cell>
              <table:table-cell office:value-type="float" office:value="10416">
                <text:p>1041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239954">
                <text:p>239954</text:p>
              </table:table-cell>
              <table:table-cell office:value-type="float" office:value="10622">
                <text:p>106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243837">
                <text:p>243837</text:p>
              </table:table-cell>
              <table:table-cell office:value-type="float" office:value="10638">
                <text:p>1063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244924">
                <text:p>244924</text:p>
              </table:table-cell>
              <table:table-cell office:value-type="float" office:value="10735">
                <text:p>107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242786">
                <text:p>242786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244475">
                <text:p>244475</text:p>
              </table:table-cell>
              <table:table-cell office:value-type="float" office:value="10737">
                <text:p>1073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244396">
                <text:p>244396</text:p>
              </table:table-cell>
              <table:table-cell office:value-type="float" office:value="10683">
                <text:p>1068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245030">
                <text:p>245030</text:p>
              </table:table-cell>
              <table:table-cell office:value-type="float" office:value="10869">
                <text:p>108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243141">
                <text:p>243141</text:p>
              </table:table-cell>
              <table:table-cell office:value-type="float" office:value="10549">
                <text:p>1054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243594">
                <text:p>243594</text:p>
              </table:table-cell>
              <table:table-cell office:value-type="float" office:value="10619">
                <text:p>106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242814">
                <text:p>242814</text:p>
              </table:table-cell>
              <table:table-cell office:value-type="float" office:value="10516">
                <text:p>105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243773">
                <text:p>243773</text:p>
              </table:table-cell>
              <table:table-cell office:value-type="float" office:value="10595">
                <text:p>105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246937">
                <text:p>246937</text:p>
              </table:table-cell>
              <table:table-cell office:value-type="float" office:value="10630">
                <text:p>1063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242436">
                <text:p>242436</text:p>
              </table:table-cell>
              <table:table-cell office:value-type="float" office:value="10696">
                <text:p>106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245332">
                <text:p>245332</text:p>
              </table:table-cell>
              <table:table-cell office:value-type="float" office:value="10602">
                <text:p>106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246723">
                <text:p>246723</text:p>
              </table:table-cell>
              <table:table-cell office:value-type="float" office:value="10815">
                <text:p>108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243190">
                <text:p>243190</text:p>
              </table:table-cell>
              <table:table-cell office:value-type="float" office:value="10544">
                <text:p>105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242052">
                <text:p>242052</text:p>
              </table:table-cell>
              <table:table-cell office:value-type="float" office:value="10358">
                <text:p>103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244613">
                <text:p>244613</text:p>
              </table:table-cell>
              <table:table-cell office:value-type="float" office:value="10517">
                <text:p>105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245422">
                <text:p>245422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246916">
                <text:p>246916</text:p>
              </table:table-cell>
              <table:table-cell office:value-type="float" office:value="10741">
                <text:p>107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245337">
                <text:p>245337</text:p>
              </table:table-cell>
              <table:table-cell office:value-type="float" office:value="10880">
                <text:p>1088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246254">
                <text:p>246254</text:p>
              </table:table-cell>
              <table:table-cell office:value-type="float" office:value="10627">
                <text:p>106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246607">
                <text:p>246607</text:p>
              </table:table-cell>
              <table:table-cell office:value-type="float" office:value="10674">
                <text:p>106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245837">
                <text:p>245837</text:p>
              </table:table-cell>
              <table:table-cell office:value-type="float" office:value="10732">
                <text:p>1073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245090">
                <text:p>245090</text:p>
              </table:table-cell>
              <table:table-cell office:value-type="float" office:value="10656">
                <text:p>106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246450">
                <text:p>246450</text:p>
              </table:table-cell>
              <table:table-cell office:value-type="float" office:value="10791">
                <text:p>107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248134">
                <text:p>248134</text:p>
              </table:table-cell>
              <table:table-cell office:value-type="float" office:value="10708">
                <text:p>107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246231">
                <text:p>246231</text:p>
              </table:table-cell>
              <table:table-cell office:value-type="float" office:value="10489">
                <text:p>1048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245564">
                <text:p>245564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248318">
                <text:p>248318</text:p>
              </table:table-cell>
              <table:table-cell office:value-type="float" office:value="10844">
                <text:p>1084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246084">
                <text:p>246084</text:p>
              </table:table-cell>
              <table:table-cell office:value-type="float" office:value="10511">
                <text:p>105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245779">
                <text:p>245779</text:p>
              </table:table-cell>
              <table:table-cell office:value-type="float" office:value="10702">
                <text:p>1070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249690">
                <text:p>249690</text:p>
              </table:table-cell>
              <table:table-cell office:value-type="float" office:value="10671">
                <text:p>1067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245555">
                <text:p>245555</text:p>
              </table:table-cell>
              <table:table-cell office:value-type="float" office:value="10436">
                <text:p>104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245747">
                <text:p>245747</text:p>
              </table:table-cell>
              <table:table-cell office:value-type="float" office:value="10736">
                <text:p>107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251453">
                <text:p>251453</text:p>
              </table:table-cell>
              <table:table-cell office:value-type="float" office:value="10758">
                <text:p>107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248883">
                <text:p>248883</text:p>
              </table:table-cell>
              <table:table-cell office:value-type="float" office:value="10644">
                <text:p>1064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247891">
                <text:p>247891</text:p>
              </table:table-cell>
              <table:table-cell office:value-type="float" office:value="10472">
                <text:p>1047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247465">
                <text:p>247465</text:p>
              </table:table-cell>
              <table:table-cell office:value-type="float" office:value="10665">
                <text:p>106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248719">
                <text:p>248719</text:p>
              </table:table-cell>
              <table:table-cell office:value-type="float" office:value="10569">
                <text:p>1056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247051">
                <text:p>247051</text:p>
              </table:table-cell>
              <table:table-cell office:value-type="float" office:value="10587">
                <text:p>1058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247644">
                <text:p>247644</text:p>
              </table:table-cell>
              <table:table-cell office:value-type="float" office:value="10435">
                <text:p>104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248290">
                <text:p>248290</text:p>
              </table:table-cell>
              <table:table-cell office:value-type="float" office:value="10875">
                <text:p>108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249664">
                <text:p>249664</text:p>
              </table:table-cell>
              <table:table-cell office:value-type="float" office:value="10515">
                <text:p>105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249986">
                <text:p>249986</text:p>
              </table:table-cell>
              <table:table-cell office:value-type="float" office:value="10792">
                <text:p>1079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245265">
                <text:p>245265</text:p>
              </table:table-cell>
              <table:table-cell office:value-type="float" office:value="10639">
                <text:p>106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250186">
                <text:p>250186</text:p>
              </table:table-cell>
              <table:table-cell office:value-type="float" office:value="10467">
                <text:p>104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247818">
                <text:p>247818</text:p>
              </table:table-cell>
              <table:table-cell office:value-type="float" office:value="10651">
                <text:p>1065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250600">
                <text:p>250600</text:p>
              </table:table-cell>
              <table:table-cell office:value-type="float" office:value="10856">
                <text:p>1085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247628">
                <text:p>247628</text:p>
              </table:table-cell>
              <table:table-cell office:value-type="float" office:value="10885">
                <text:p>1088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250165">
                <text:p>250165</text:p>
              </table:table-cell>
              <table:table-cell office:value-type="float" office:value="10565">
                <text:p>1056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246728">
                <text:p>246728</text:p>
              </table:table-cell>
              <table:table-cell office:value-type="float" office:value="10512">
                <text:p>105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252623">
                <text:p>252623</text:p>
              </table:table-cell>
              <table:table-cell office:value-type="float" office:value="11342">
                <text:p>113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250194">
                <text:p>250194</text:p>
              </table:table-cell>
              <table:table-cell office:value-type="float" office:value="10448">
                <text:p>104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251764">
                <text:p>251764</text:p>
              </table:table-cell>
              <table:table-cell office:value-type="float" office:value="10720">
                <text:p>1072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246164">
                <text:p>246164</text:p>
              </table:table-cell>
              <table:table-cell office:value-type="float" office:value="10665">
                <text:p>1066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252261">
                <text:p>252261</text:p>
              </table:table-cell>
              <table:table-cell office:value-type="float" office:value="10650">
                <text:p>1065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249438">
                <text:p>249438</text:p>
              </table:table-cell>
              <table:table-cell office:value-type="float" office:value="10969">
                <text:p>109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251380">
                <text:p>251380</text:p>
              </table:table-cell>
              <table:table-cell office:value-type="float" office:value="10728">
                <text:p>1072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251165">
                <text:p>251165</text:p>
              </table:table-cell>
              <table:table-cell office:value-type="float" office:value="10832">
                <text:p>1083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251227">
                <text:p>251227</text:p>
              </table:table-cell>
              <table:table-cell office:value-type="float" office:value="10599">
                <text:p>1059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250163">
                <text:p>250163</text:p>
              </table:table-cell>
              <table:table-cell office:value-type="float" office:value="10779">
                <text:p>107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251845">
                <text:p>251845</text:p>
              </table:table-cell>
              <table:table-cell office:value-type="float" office:value="10733">
                <text:p>107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250920">
                <text:p>250920</text:p>
              </table:table-cell>
              <table:table-cell office:value-type="float" office:value="10715">
                <text:p>107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252546">
                <text:p>252546</text:p>
              </table:table-cell>
              <table:table-cell office:value-type="float" office:value="10690">
                <text:p>1069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249288">
                <text:p>249288</text:p>
              </table:table-cell>
              <table:table-cell office:value-type="float" office:value="10626">
                <text:p>1062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250855">
                <text:p>250855</text:p>
              </table:table-cell>
              <table:table-cell office:value-type="float" office:value="11327">
                <text:p>1132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249545">
                <text:p>249545</text:p>
              </table:table-cell>
              <table:table-cell office:value-type="float" office:value="10568">
                <text:p>1056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248748">
                <text:p>248748</text:p>
              </table:table-cell>
              <table:table-cell office:value-type="float" office:value="10709">
                <text:p>107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251105">
                <text:p>251105</text:p>
              </table:table-cell>
              <table:table-cell office:value-type="float" office:value="10797">
                <text:p>1079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254288">
                <text:p>254288</text:p>
              </table:table-cell>
              <table:table-cell office:value-type="float" office:value="10877">
                <text:p>1087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246224">
                <text:p>246224</text:p>
              </table:table-cell>
              <table:table-cell office:value-type="float" office:value="10548">
                <text:p>105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251425">
                <text:p>251425</text:p>
              </table:table-cell>
              <table:table-cell office:value-type="float" office:value="11020">
                <text:p>1102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249780">
                <text:p>249780</text:p>
              </table:table-cell>
              <table:table-cell office:value-type="float" office:value="10573">
                <text:p>105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253864">
                <text:p>253864</text:p>
              </table:table-cell>
              <table:table-cell office:value-type="float" office:value="11098">
                <text:p>1109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253420">
                <text:p>253420</text:p>
              </table:table-cell>
              <table:table-cell office:value-type="float" office:value="10905">
                <text:p>109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252567">
                <text:p>252567</text:p>
              </table:table-cell>
              <table:table-cell office:value-type="float" office:value="10662">
                <text:p>106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253263">
                <text:p>253263</text:p>
              </table:table-cell>
              <table:table-cell office:value-type="float" office:value="10971">
                <text:p>1097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253906">
                <text:p>253906</text:p>
              </table:table-cell>
              <table:table-cell office:value-type="float" office:value="10731">
                <text:p>1073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252028">
                <text:p>252028</text:p>
              </table:table-cell>
              <table:table-cell office:value-type="float" office:value="10806">
                <text:p>1080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249926">
                <text:p>249926</text:p>
              </table:table-cell>
              <table:table-cell office:value-type="float" office:value="10905">
                <text:p>109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256565">
                <text:p>256565</text:p>
              </table:table-cell>
              <table:table-cell office:value-type="float" office:value="10915">
                <text:p>109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249742">
                <text:p>249742</text:p>
              </table:table-cell>
              <table:table-cell office:value-type="float" office:value="10704">
                <text:p>107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252705">
                <text:p>252705</text:p>
              </table:table-cell>
              <table:table-cell office:value-type="float" office:value="10767">
                <text:p>107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250905">
                <text:p>250905</text:p>
              </table:table-cell>
              <table:table-cell office:value-type="float" office:value="10969">
                <text:p>1096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253883">
                <text:p>253883</text:p>
              </table:table-cell>
              <table:table-cell office:value-type="float" office:value="10799">
                <text:p>1079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251587">
                <text:p>251587</text:p>
              </table:table-cell>
              <table:table-cell office:value-type="float" office:value="10735">
                <text:p>1073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251806">
                <text:p>251806</text:p>
              </table:table-cell>
              <table:table-cell office:value-type="float" office:value="10794">
                <text:p>1079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">
                <text:p>4010</text:p>
              </table:table-cell>
              <table:table-cell office:value-type="float" office:value="254436">
                <text:p>254436</text:p>
              </table:table-cell>
              <table:table-cell office:value-type="float" office:value="10530">
                <text:p>1053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">
                <text:p>4020</text:p>
              </table:table-cell>
              <table:table-cell office:value-type="float" office:value="251771">
                <text:p>251771</text:p>
              </table:table-cell>
              <table:table-cell office:value-type="float" office:value="10929">
                <text:p>1092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">
                <text:p>4030</text:p>
              </table:table-cell>
              <table:table-cell office:value-type="float" office:value="253066">
                <text:p>253066</text:p>
              </table:table-cell>
              <table:table-cell office:value-type="float" office:value="10545">
                <text:p>105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">
                <text:p>4040</text:p>
              </table:table-cell>
              <table:table-cell office:value-type="float" office:value="253234">
                <text:p>253234</text:p>
              </table:table-cell>
              <table:table-cell office:value-type="float" office:value="11563">
                <text:p>1156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">
                <text:p>4050</text:p>
              </table:table-cell>
              <table:table-cell office:value-type="float" office:value="257866">
                <text:p>257866</text:p>
              </table:table-cell>
              <table:table-cell office:value-type="float" office:value="10724">
                <text:p>107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">
                <text:p>4060</text:p>
              </table:table-cell>
              <table:table-cell office:value-type="float" office:value="257437">
                <text:p>257437</text:p>
              </table:table-cell>
              <table:table-cell office:value-type="float" office:value="11003">
                <text:p>110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">
                <text:p>4070</text:p>
              </table:table-cell>
              <table:table-cell office:value-type="float" office:value="251008">
                <text:p>251008</text:p>
              </table:table-cell>
              <table:table-cell office:value-type="float" office:value="11078">
                <text:p>1107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">
                <text:p>4080</text:p>
              </table:table-cell>
              <table:table-cell office:value-type="float" office:value="255691">
                <text:p>255691</text:p>
              </table:table-cell>
              <table:table-cell office:value-type="float" office:value="10869">
                <text:p>1086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">
                <text:p>4090</text:p>
              </table:table-cell>
              <table:table-cell office:value-type="float" office:value="253488">
                <text:p>253488</text:p>
              </table:table-cell>
              <table:table-cell office:value-type="float" office:value="10955">
                <text:p>1095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">
                <text:p>4100</text:p>
              </table:table-cell>
              <table:table-cell office:value-type="float" office:value="254589">
                <text:p>254589</text:p>
              </table:table-cell>
              <table:table-cell office:value-type="float" office:value="10635">
                <text:p>1063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">
                <text:p>4110</text:p>
              </table:table-cell>
              <table:table-cell office:value-type="float" office:value="254741">
                <text:p>254741</text:p>
              </table:table-cell>
              <table:table-cell office:value-type="float" office:value="11105">
                <text:p>1110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">
                <text:p>4120</text:p>
              </table:table-cell>
              <table:table-cell office:value-type="float" office:value="253512">
                <text:p>253512</text:p>
              </table:table-cell>
              <table:table-cell office:value-type="float" office:value="10657">
                <text:p>1065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">
                <text:p>4130</text:p>
              </table:table-cell>
              <table:table-cell office:value-type="float" office:value="257739">
                <text:p>257739</text:p>
              </table:table-cell>
              <table:table-cell office:value-type="float" office:value="11382">
                <text:p>1138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">
                <text:p>4140</text:p>
              </table:table-cell>
              <table:table-cell office:value-type="float" office:value="250823">
                <text:p>250823</text:p>
              </table:table-cell>
              <table:table-cell office:value-type="float" office:value="10559">
                <text:p>1055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">
                <text:p>4150</text:p>
              </table:table-cell>
              <table:table-cell office:value-type="float" office:value="259027">
                <text:p>259027</text:p>
              </table:table-cell>
              <table:table-cell office:value-type="float" office:value="11382">
                <text:p>1138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">
                <text:p>4160</text:p>
              </table:table-cell>
              <table:table-cell office:value-type="float" office:value="256769">
                <text:p>256769</text:p>
              </table:table-cell>
              <table:table-cell office:value-type="float" office:value="10702">
                <text:p>107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">
                <text:p>4170</text:p>
              </table:table-cell>
              <table:table-cell office:value-type="float" office:value="256146">
                <text:p>256146</text:p>
              </table:table-cell>
              <table:table-cell office:value-type="float" office:value="11110">
                <text:p>1111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">
                <text:p>4180</text:p>
              </table:table-cell>
              <table:table-cell office:value-type="float" office:value="255493">
                <text:p>255493</text:p>
              </table:table-cell>
              <table:table-cell office:value-type="float" office:value="10696">
                <text:p>1069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">
                <text:p>4190</text:p>
              </table:table-cell>
              <table:table-cell office:value-type="float" office:value="255385">
                <text:p>255385</text:p>
              </table:table-cell>
              <table:table-cell office:value-type="float" office:value="11096">
                <text:p>1109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">
                <text:p>4200</text:p>
              </table:table-cell>
              <table:table-cell office:value-type="float" office:value="254636">
                <text:p>254636</text:p>
              </table:table-cell>
              <table:table-cell office:value-type="float" office:value="10642">
                <text:p>1064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">
                <text:p>4210</text:p>
              </table:table-cell>
              <table:table-cell office:value-type="float" office:value="253254">
                <text:p>253254</text:p>
              </table:table-cell>
              <table:table-cell office:value-type="float" office:value="11120">
                <text:p>1112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">
                <text:p>4220</text:p>
              </table:table-cell>
              <table:table-cell office:value-type="float" office:value="255809">
                <text:p>255809</text:p>
              </table:table-cell>
              <table:table-cell office:value-type="float" office:value="11020">
                <text:p>1102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">
                <text:p>4230</text:p>
              </table:table-cell>
              <table:table-cell office:value-type="float" office:value="259895">
                <text:p>259895</text:p>
              </table:table-cell>
              <table:table-cell office:value-type="float" office:value="10876">
                <text:p>1087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">
                <text:p>4240</text:p>
              </table:table-cell>
              <table:table-cell office:value-type="float" office:value="255053">
                <text:p>255053</text:p>
              </table:table-cell>
              <table:table-cell office:value-type="float" office:value="10995">
                <text:p>1099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">
                <text:p>4250</text:p>
              </table:table-cell>
              <table:table-cell office:value-type="float" office:value="257340">
                <text:p>257340</text:p>
              </table:table-cell>
              <table:table-cell office:value-type="float" office:value="11025">
                <text:p>110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">
                <text:p>4260</text:p>
              </table:table-cell>
              <table:table-cell office:value-type="float" office:value="256133">
                <text:p>256133</text:p>
              </table:table-cell>
              <table:table-cell office:value-type="float" office:value="10898">
                <text:p>108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">
                <text:p>4270</text:p>
              </table:table-cell>
              <table:table-cell office:value-type="float" office:value="255067">
                <text:p>255067</text:p>
              </table:table-cell>
              <table:table-cell office:value-type="float" office:value="11018">
                <text:p>1101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">
                <text:p>4280</text:p>
              </table:table-cell>
              <table:table-cell office:value-type="float" office:value="255849">
                <text:p>255849</text:p>
              </table:table-cell>
              <table:table-cell office:value-type="float" office:value="10551">
                <text:p>105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">
                <text:p>4290</text:p>
              </table:table-cell>
              <table:table-cell office:value-type="float" office:value="257342">
                <text:p>257342</text:p>
              </table:table-cell>
              <table:table-cell office:value-type="float" office:value="11472">
                <text:p>1147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">
                <text:p>4300</text:p>
              </table:table-cell>
              <table:table-cell office:value-type="float" office:value="256293">
                <text:p>256293</text:p>
              </table:table-cell>
              <table:table-cell office:value-type="float" office:value="10499">
                <text:p>1049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">
                <text:p>4310</text:p>
              </table:table-cell>
              <table:table-cell office:value-type="float" office:value="259133">
                <text:p>259133</text:p>
              </table:table-cell>
              <table:table-cell office:value-type="float" office:value="11506">
                <text:p>1150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">
                <text:p>4320</text:p>
              </table:table-cell>
              <table:table-cell office:value-type="float" office:value="258214">
                <text:p>258214</text:p>
              </table:table-cell>
              <table:table-cell office:value-type="float" office:value="11310">
                <text:p>1131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">
                <text:p>4330</text:p>
              </table:table-cell>
              <table:table-cell office:value-type="float" office:value="258836">
                <text:p>258836</text:p>
              </table:table-cell>
              <table:table-cell office:value-type="float" office:value="11478">
                <text:p>1147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">
                <text:p>4340</text:p>
              </table:table-cell>
              <table:table-cell office:value-type="float" office:value="257329">
                <text:p>257329</text:p>
              </table:table-cell>
              <table:table-cell office:value-type="float" office:value="10955">
                <text:p>1095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">
                <text:p>4350</text:p>
              </table:table-cell>
              <table:table-cell office:value-type="float" office:value="256994">
                <text:p>256994</text:p>
              </table:table-cell>
              <table:table-cell office:value-type="float" office:value="11087">
                <text:p>1108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">
                <text:p>4360</text:p>
              </table:table-cell>
              <table:table-cell office:value-type="float" office:value="261062">
                <text:p>261062</text:p>
              </table:table-cell>
              <table:table-cell office:value-type="float" office:value="11350">
                <text:p>1135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">
                <text:p>4370</text:p>
              </table:table-cell>
              <table:table-cell office:value-type="float" office:value="258217">
                <text:p>258217</text:p>
              </table:table-cell>
              <table:table-cell office:value-type="float" office:value="11135">
                <text:p>1113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">
                <text:p>4380</text:p>
              </table:table-cell>
              <table:table-cell office:value-type="float" office:value="259431">
                <text:p>259431</text:p>
              </table:table-cell>
              <table:table-cell office:value-type="float" office:value="11020">
                <text:p>1102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">
                <text:p>4390</text:p>
              </table:table-cell>
              <table:table-cell office:value-type="float" office:value="258737">
                <text:p>258737</text:p>
              </table:table-cell>
              <table:table-cell office:value-type="float" office:value="10857">
                <text:p>1085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">
                <text:p>4400</text:p>
              </table:table-cell>
              <table:table-cell office:value-type="float" office:value="258083">
                <text:p>258083</text:p>
              </table:table-cell>
              <table:table-cell office:value-type="float" office:value="11208">
                <text:p>112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">
                <text:p>4410</text:p>
              </table:table-cell>
              <table:table-cell office:value-type="float" office:value="257120">
                <text:p>257120</text:p>
              </table:table-cell>
              <table:table-cell office:value-type="float" office:value="10991">
                <text:p>1099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">
                <text:p>4420</text:p>
              </table:table-cell>
              <table:table-cell office:value-type="float" office:value="258279">
                <text:p>258279</text:p>
              </table:table-cell>
              <table:table-cell office:value-type="float" office:value="10886">
                <text:p>1088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">
                <text:p>4430</text:p>
              </table:table-cell>
              <table:table-cell office:value-type="float" office:value="256674">
                <text:p>256674</text:p>
              </table:table-cell>
              <table:table-cell office:value-type="float" office:value="11056">
                <text:p>1105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">
                <text:p>4440</text:p>
              </table:table-cell>
              <table:table-cell office:value-type="float" office:value="257682">
                <text:p>257682</text:p>
              </table:table-cell>
              <table:table-cell office:value-type="float" office:value="11395">
                <text:p>113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">
                <text:p>4450</text:p>
              </table:table-cell>
              <table:table-cell office:value-type="float" office:value="259961">
                <text:p>259961</text:p>
              </table:table-cell>
              <table:table-cell office:value-type="float" office:value="10923">
                <text:p>109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">
                <text:p>4460</text:p>
              </table:table-cell>
              <table:table-cell office:value-type="float" office:value="260343">
                <text:p>260343</text:p>
              </table:table-cell>
              <table:table-cell office:value-type="float" office:value="11367">
                <text:p>113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">
                <text:p>4470</text:p>
              </table:table-cell>
              <table:table-cell office:value-type="float" office:value="254733">
                <text:p>254733</text:p>
              </table:table-cell>
              <table:table-cell office:value-type="float" office:value="10573">
                <text:p>1057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">
                <text:p>4480</text:p>
              </table:table-cell>
              <table:table-cell office:value-type="float" office:value="262103">
                <text:p>262103</text:p>
              </table:table-cell>
              <table:table-cell office:value-type="float" office:value="11890">
                <text:p>1189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">
                <text:p>4490</text:p>
              </table:table-cell>
              <table:table-cell office:value-type="float" office:value="257584">
                <text:p>257584</text:p>
              </table:table-cell>
              <table:table-cell office:value-type="float" office:value="10743">
                <text:p>1074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">
                <text:p>4500</text:p>
              </table:table-cell>
              <table:table-cell office:value-type="float" office:value="261156">
                <text:p>261156</text:p>
              </table:table-cell>
              <table:table-cell office:value-type="float" office:value="11258">
                <text:p>1125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">
                <text:p>4510</text:p>
              </table:table-cell>
              <table:table-cell office:value-type="float" office:value="260706">
                <text:p>260706</text:p>
              </table:table-cell>
              <table:table-cell office:value-type="float" office:value="11293">
                <text:p>1129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">
                <text:p>4520</text:p>
              </table:table-cell>
              <table:table-cell office:value-type="float" office:value="263267">
                <text:p>263267</text:p>
              </table:table-cell>
              <table:table-cell office:value-type="float" office:value="11789">
                <text:p>1178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">
                <text:p>4530</text:p>
              </table:table-cell>
              <table:table-cell office:value-type="float" office:value="263608">
                <text:p>263608</text:p>
              </table:table-cell>
              <table:table-cell office:value-type="float" office:value="11560">
                <text:p>1156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">
                <text:p>4540</text:p>
              </table:table-cell>
              <table:table-cell office:value-type="float" office:value="259567">
                <text:p>259567</text:p>
              </table:table-cell>
              <table:table-cell office:value-type="float" office:value="10903">
                <text:p>109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">
                <text:p>4550</text:p>
              </table:table-cell>
              <table:table-cell office:value-type="float" office:value="260823">
                <text:p>260823</text:p>
              </table:table-cell>
              <table:table-cell office:value-type="float" office:value="11327">
                <text:p>1132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">
                <text:p>4560</text:p>
              </table:table-cell>
              <table:table-cell office:value-type="float" office:value="260596">
                <text:p>260596</text:p>
              </table:table-cell>
              <table:table-cell office:value-type="float" office:value="11319">
                <text:p>1131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">
                <text:p>4570</text:p>
              </table:table-cell>
              <table:table-cell office:value-type="float" office:value="262646">
                <text:p>262646</text:p>
              </table:table-cell>
              <table:table-cell office:value-type="float" office:value="11195">
                <text:p>1119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">
                <text:p>4580</text:p>
              </table:table-cell>
              <table:table-cell office:value-type="float" office:value="258124">
                <text:p>258124</text:p>
              </table:table-cell>
              <table:table-cell office:value-type="float" office:value="11079">
                <text:p>1107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">
                <text:p>4590</text:p>
              </table:table-cell>
              <table:table-cell office:value-type="float" office:value="262335">
                <text:p>262335</text:p>
              </table:table-cell>
              <table:table-cell office:value-type="float" office:value="11295">
                <text:p>1129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">
                <text:p>4600</text:p>
              </table:table-cell>
              <table:table-cell office:value-type="float" office:value="260323">
                <text:p>260323</text:p>
              </table:table-cell>
              <table:table-cell office:value-type="float" office:value="11096">
                <text:p>1109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">
                <text:p>4610</text:p>
              </table:table-cell>
              <table:table-cell office:value-type="float" office:value="259636">
                <text:p>259636</text:p>
              </table:table-cell>
              <table:table-cell office:value-type="float" office:value="11243">
                <text:p>1124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">
                <text:p>4620</text:p>
              </table:table-cell>
              <table:table-cell office:value-type="float" office:value="259974">
                <text:p>259974</text:p>
              </table:table-cell>
              <table:table-cell office:value-type="float" office:value="11162">
                <text:p>1116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">
                <text:p>4630</text:p>
              </table:table-cell>
              <table:table-cell office:value-type="float" office:value="261427">
                <text:p>261427</text:p>
              </table:table-cell>
              <table:table-cell office:value-type="float" office:value="11283">
                <text:p>1128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">
                <text:p>4640</text:p>
              </table:table-cell>
              <table:table-cell office:value-type="float" office:value="259868">
                <text:p>259868</text:p>
              </table:table-cell>
              <table:table-cell office:value-type="float" office:value="11480">
                <text:p>1148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">
                <text:p>4650</text:p>
              </table:table-cell>
              <table:table-cell office:value-type="float" office:value="258516">
                <text:p>258516</text:p>
              </table:table-cell>
              <table:table-cell office:value-type="float" office:value="11348">
                <text:p>113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">
                <text:p>4660</text:p>
              </table:table-cell>
              <table:table-cell office:value-type="float" office:value="260752">
                <text:p>260752</text:p>
              </table:table-cell>
              <table:table-cell office:value-type="float" office:value="11200">
                <text:p>112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">
                <text:p>4670</text:p>
              </table:table-cell>
              <table:table-cell office:value-type="float" office:value="262340">
                <text:p>262340</text:p>
              </table:table-cell>
              <table:table-cell office:value-type="float" office:value="11894">
                <text:p>1189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">
                <text:p>4680</text:p>
              </table:table-cell>
              <table:table-cell office:value-type="float" office:value="262272">
                <text:p>262272</text:p>
              </table:table-cell>
              <table:table-cell office:value-type="float" office:value="11472">
                <text:p>1147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">
                <text:p>4690</text:p>
              </table:table-cell>
              <table:table-cell office:value-type="float" office:value="263797">
                <text:p>263797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">
                <text:p>4700</text:p>
              </table:table-cell>
              <table:table-cell office:value-type="float" office:value="263410">
                <text:p>263410</text:p>
              </table:table-cell>
              <table:table-cell office:value-type="float" office:value="11644">
                <text:p>1164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">
                <text:p>4710</text:p>
              </table:table-cell>
              <table:table-cell office:value-type="float" office:value="264859">
                <text:p>264859</text:p>
              </table:table-cell>
              <table:table-cell office:value-type="float" office:value="11179">
                <text:p>1117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">
                <text:p>4720</text:p>
              </table:table-cell>
              <table:table-cell office:value-type="float" office:value="263836">
                <text:p>263836</text:p>
              </table:table-cell>
              <table:table-cell office:value-type="float" office:value="11293">
                <text:p>1129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">
                <text:p>4730</text:p>
              </table:table-cell>
              <table:table-cell office:value-type="float" office:value="262673">
                <text:p>262673</text:p>
              </table:table-cell>
              <table:table-cell office:value-type="float" office:value="11318">
                <text:p>1131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">
                <text:p>4740</text:p>
              </table:table-cell>
              <table:table-cell office:value-type="float" office:value="262063">
                <text:p>262063</text:p>
              </table:table-cell>
              <table:table-cell office:value-type="float" office:value="11390">
                <text:p>1139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">
                <text:p>4750</text:p>
              </table:table-cell>
              <table:table-cell office:value-type="float" office:value="264965">
                <text:p>264965</text:p>
              </table:table-cell>
              <table:table-cell office:value-type="float" office:value="11320">
                <text:p>1132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">
                <text:p>4760</text:p>
              </table:table-cell>
              <table:table-cell office:value-type="float" office:value="260429">
                <text:p>260429</text:p>
              </table:table-cell>
              <table:table-cell office:value-type="float" office:value="11041">
                <text:p>1104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">
                <text:p>4770</text:p>
              </table:table-cell>
              <table:table-cell office:value-type="float" office:value="261326">
                <text:p>261326</text:p>
              </table:table-cell>
              <table:table-cell office:value-type="float" office:value="11542">
                <text:p>1154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">
                <text:p>4780</text:p>
              </table:table-cell>
              <table:table-cell office:value-type="float" office:value="266540">
                <text:p>266540</text:p>
              </table:table-cell>
              <table:table-cell office:value-type="float" office:value="11780">
                <text:p>1178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">
                <text:p>4790</text:p>
              </table:table-cell>
              <table:table-cell office:value-type="float" office:value="261690">
                <text:p>261690</text:p>
              </table:table-cell>
              <table:table-cell office:value-type="float" office:value="11034">
                <text:p>1103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">
                <text:p>4800</text:p>
              </table:table-cell>
              <table:table-cell office:value-type="float" office:value="261756">
                <text:p>261756</text:p>
              </table:table-cell>
              <table:table-cell office:value-type="float" office:value="11449">
                <text:p>1144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">
                <text:p>4810</text:p>
              </table:table-cell>
              <table:table-cell office:value-type="float" office:value="263902">
                <text:p>263902</text:p>
              </table:table-cell>
              <table:table-cell office:value-type="float" office:value="11280">
                <text:p>1128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">
                <text:p>4820</text:p>
              </table:table-cell>
              <table:table-cell office:value-type="float" office:value="261845">
                <text:p>261845</text:p>
              </table:table-cell>
              <table:table-cell office:value-type="float" office:value="11250">
                <text:p>1125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">
                <text:p>4830</text:p>
              </table:table-cell>
              <table:table-cell office:value-type="float" office:value="264214">
                <text:p>264214</text:p>
              </table:table-cell>
              <table:table-cell office:value-type="float" office:value="11528">
                <text:p>1152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">
                <text:p>4840</text:p>
              </table:table-cell>
              <table:table-cell office:value-type="float" office:value="264973">
                <text:p>264973</text:p>
              </table:table-cell>
              <table:table-cell office:value-type="float" office:value="11492">
                <text:p>1149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">
                <text:p>4850</text:p>
              </table:table-cell>
              <table:table-cell office:value-type="float" office:value="265226">
                <text:p>265226</text:p>
              </table:table-cell>
              <table:table-cell office:value-type="float" office:value="11673">
                <text:p>1167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">
                <text:p>4860</text:p>
              </table:table-cell>
              <table:table-cell office:value-type="float" office:value="263595">
                <text:p>263595</text:p>
              </table:table-cell>
              <table:table-cell office:value-type="float" office:value="11350">
                <text:p>1135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">
                <text:p>4870</text:p>
              </table:table-cell>
              <table:table-cell office:value-type="float" office:value="262958">
                <text:p>262958</text:p>
              </table:table-cell>
              <table:table-cell office:value-type="float" office:value="11468">
                <text:p>1146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">
                <text:p>4880</text:p>
              </table:table-cell>
              <table:table-cell office:value-type="float" office:value="266017">
                <text:p>266017</text:p>
              </table:table-cell>
              <table:table-cell office:value-type="float" office:value="11458">
                <text:p>1145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">
                <text:p>4890</text:p>
              </table:table-cell>
              <table:table-cell office:value-type="float" office:value="263830">
                <text:p>263830</text:p>
              </table:table-cell>
              <table:table-cell office:value-type="float" office:value="11087">
                <text:p>1108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">
                <text:p>4900</text:p>
              </table:table-cell>
              <table:table-cell office:value-type="float" office:value="264213">
                <text:p>264213</text:p>
              </table:table-cell>
              <table:table-cell office:value-type="float" office:value="11653">
                <text:p>1165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">
                <text:p>4910</text:p>
              </table:table-cell>
              <table:table-cell office:value-type="float" office:value="266375">
                <text:p>266375</text:p>
              </table:table-cell>
              <table:table-cell office:value-type="float" office:value="11762">
                <text:p>1176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">
                <text:p>4920</text:p>
              </table:table-cell>
              <table:table-cell office:value-type="float" office:value="266021">
                <text:p>266021</text:p>
              </table:table-cell>
              <table:table-cell office:value-type="float" office:value="11046">
                <text:p>1104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">
                <text:p>4930</text:p>
              </table:table-cell>
              <table:table-cell office:value-type="float" office:value="264637">
                <text:p>264637</text:p>
              </table:table-cell>
              <table:table-cell office:value-type="float" office:value="11925">
                <text:p>119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">
                <text:p>4940</text:p>
              </table:table-cell>
              <table:table-cell office:value-type="float" office:value="266024">
                <text:p>266024</text:p>
              </table:table-cell>
              <table:table-cell office:value-type="float" office:value="11698">
                <text:p>1169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">
                <text:p>4950</text:p>
              </table:table-cell>
              <table:table-cell office:value-type="float" office:value="264797">
                <text:p>264797</text:p>
              </table:table-cell>
              <table:table-cell office:value-type="float" office:value="11202">
                <text:p>1120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">
                <text:p>4960</text:p>
              </table:table-cell>
              <table:table-cell office:value-type="float" office:value="265055">
                <text:p>265055</text:p>
              </table:table-cell>
              <table:table-cell office:value-type="float" office:value="11546">
                <text:p>1154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">
                <text:p>4970</text:p>
              </table:table-cell>
              <table:table-cell office:value-type="float" office:value="264947">
                <text:p>264947</text:p>
              </table:table-cell>
              <table:table-cell office:value-type="float" office:value="11332">
                <text:p>1133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">
                <text:p>4980</text:p>
              </table:table-cell>
              <table:table-cell office:value-type="float" office:value="264921">
                <text:p>264921</text:p>
              </table:table-cell>
              <table:table-cell office:value-type="float" office:value="12061">
                <text:p>1206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">
                <text:p>4990</text:p>
              </table:table-cell>
              <table:table-cell office:value-type="float" office:value="268872">
                <text:p>268872</text:p>
              </table:table-cell>
              <table:table-cell office:value-type="float" office:value="11733">
                <text:p>1173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">
                <text:p>5000</text:p>
              </table:table-cell>
              <table:table-cell office:value-type="float" office:value="266575">
                <text:p>266575</text:p>
              </table:table-cell>
              <table:table-cell office:value-type="float" office:value="11080">
                <text:p>1108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743cm" svg:height="19.392cm" xlink:href=".." xlink:type="simple" chart:class="chart:scatter" chart:style-name="ch1">
        <chart:legend chart:legend-position="end" svg:x="34.554cm" svg:y="9.148cm" style:legend-expansion="high" chart:style-name="ch2"/>
        <chart:plot-area chart:style-name="ch3" table:cell-range-address="'gcc-aging-64'.A2:'gcc-aging-64'.A501 'gcc-aging-64'.C1:'gcc-aging-64'.D501" chart:data-source-has-labels="row" svg:x="1.204cm" svg:y="1.683cm" svg:width="31.842cm" svg:height="16.902cm">
          <chartooo:coordinate-region svg:x="2.566cm" svg:y="1.882cm" svg:width="30.108cm" svg:height="16.0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cc-aging-64'.C2:'gcc-aging-64'.C501" chart:label-cell-address="'gcc-aging-64'.C1:'gcc-aging-64'.C1" chart:class="chart:scatter">
            <chart:domain table:cell-range-address="'gcc-aging-64'.A2:'gcc-aging-64'.A501"/>
            <chart:data-point chart:repeated="500"/>
          </chart:series>
          <chart:series chart:style-name="ch8" chart:values-cell-range-address="'gcc-aging-64'.D2:'gcc-aging-64'.D501" chart:label-cell-address="'gcc-aging-64'.D1:'gcc-aging-64'.D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gcc-aging-64'.C1:'gcc-aging-64'.C1</svg:desc>
                </draw:g>
              </table:table-cell>
              <table:table-cell office:value-type="string">
                <text:p> DISK WRITES</text:p>
                <draw:g>
                  <svg:desc>'gcc-aging-64'.D1:'gcc-aging-64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gcc-aging-64'.A2:'gcc-aging-64'.A501</svg:desc>
                </draw:g>
              </table:table-cell>
              <table:table-cell office:value-type="float" office:value="310823">
                <text:p>310823</text:p>
                <draw:g>
                  <svg:desc>'gcc-aging-64'.C2:'gcc-aging-64'.C501</svg:desc>
                </draw:g>
              </table:table-cell>
              <table:table-cell office:value-type="float" office:value="50867">
                <text:p>50867</text:p>
                <draw:g>
                  <svg:desc>'gcc-aging-64'.D2:'gcc-aging-64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49107">
                <text:p>249107</text:p>
              </table:table-cell>
              <table:table-cell office:value-type="float" office:value="40214">
                <text:p>402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16459">
                <text:p>216459</text:p>
              </table:table-cell>
              <table:table-cell office:value-type="float" office:value="34004">
                <text:p>340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92453">
                <text:p>192453</text:p>
              </table:table-cell>
              <table:table-cell office:value-type="float" office:value="30001">
                <text:p>3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79492">
                <text:p>179492</text:p>
              </table:table-cell>
              <table:table-cell office:value-type="float" office:value="27399">
                <text:p>273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69028">
                <text:p>169028</text:p>
              </table:table-cell>
              <table:table-cell office:value-type="float" office:value="25498">
                <text:p>25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60516">
                <text:p>160516</text:p>
              </table:table-cell>
              <table:table-cell office:value-type="float" office:value="24062">
                <text:p>240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52695">
                <text:p>152695</text:p>
              </table:table-cell>
              <table:table-cell office:value-type="float" office:value="22926">
                <text:p>22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9973">
                <text:p>149973</text:p>
              </table:table-cell>
              <table:table-cell office:value-type="float" office:value="22193">
                <text:p>221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45539">
                <text:p>145539</text:p>
              </table:table-cell>
              <table:table-cell office:value-type="float" office:value="21321">
                <text:p>213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40808">
                <text:p>140808</text:p>
              </table:table-cell>
              <table:table-cell office:value-type="float" office:value="20577">
                <text:p>205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35745">
                <text:p>135745</text:p>
              </table:table-cell>
              <table:table-cell office:value-type="float" office:value="19838">
                <text:p>198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32680">
                <text:p>132680</text:p>
              </table:table-cell>
              <table:table-cell office:value-type="float" office:value="19358">
                <text:p>193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31561">
                <text:p>131561</text:p>
              </table:table-cell>
              <table:table-cell office:value-type="float" office:value="18841">
                <text:p>188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27549">
                <text:p>127549</text:p>
              </table:table-cell>
              <table:table-cell office:value-type="float" office:value="18368">
                <text:p>183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21402">
                <text:p>121402</text:p>
              </table:table-cell>
              <table:table-cell office:value-type="float" office:value="17758">
                <text:p>177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19739">
                <text:p>119739</text:p>
              </table:table-cell>
              <table:table-cell office:value-type="float" office:value="17424">
                <text:p>174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16141">
                <text:p>116141</text:p>
              </table:table-cell>
              <table:table-cell office:value-type="float" office:value="16979">
                <text:p>169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15842">
                <text:p>115842</text:p>
              </table:table-cell>
              <table:table-cell office:value-type="float" office:value="16811">
                <text:p>168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12971">
                <text:p>112971</text:p>
              </table:table-cell>
              <table:table-cell office:value-type="float" office:value="16461">
                <text:p>164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13772">
                <text:p>113772</text:p>
              </table:table-cell>
              <table:table-cell office:value-type="float" office:value="16349">
                <text:p>163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08368">
                <text:p>108368</text:p>
              </table:table-cell>
              <table:table-cell office:value-type="float" office:value="15842">
                <text:p>158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07920">
                <text:p>107920</text:p>
              </table:table-cell>
              <table:table-cell office:value-type="float" office:value="15697">
                <text:p>156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06221">
                <text:p>106221</text:p>
              </table:table-cell>
              <table:table-cell office:value-type="float" office:value="15513">
                <text:p>155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05434">
                <text:p>105434</text:p>
              </table:table-cell>
              <table:table-cell office:value-type="float" office:value="15318">
                <text:p>153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04033">
                <text:p>104033</text:p>
              </table:table-cell>
              <table:table-cell office:value-type="float" office:value="15093">
                <text:p>150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02020">
                <text:p>102020</text:p>
              </table:table-cell>
              <table:table-cell office:value-type="float" office:value="14901">
                <text:p>149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02330">
                <text:p>102330</text:p>
              </table:table-cell>
              <table:table-cell office:value-type="float" office:value="14890">
                <text:p>148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99901">
                <text:p>99901</text:p>
              </table:table-cell>
              <table:table-cell office:value-type="float" office:value="14702">
                <text:p>147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00337">
                <text:p>100337</text:p>
              </table:table-cell>
              <table:table-cell office:value-type="float" office:value="14610">
                <text:p>146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97939">
                <text:p>97939</text:p>
              </table:table-cell>
              <table:table-cell office:value-type="float" office:value="14347">
                <text:p>143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97476">
                <text:p>97476</text:p>
              </table:table-cell>
              <table:table-cell office:value-type="float" office:value="14349">
                <text:p>143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95972">
                <text:p>95972</text:p>
              </table:table-cell>
              <table:table-cell office:value-type="float" office:value="14060">
                <text:p>140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96154">
                <text:p>96154</text:p>
              </table:table-cell>
              <table:table-cell office:value-type="float" office:value="14076">
                <text:p>140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94294">
                <text:p>94294</text:p>
              </table:table-cell>
              <table:table-cell office:value-type="float" office:value="13942">
                <text:p>139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94936">
                <text:p>94936</text:p>
              </table:table-cell>
              <table:table-cell office:value-type="float" office:value="13965">
                <text:p>139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92617">
                <text:p>92617</text:p>
              </table:table-cell>
              <table:table-cell office:value-type="float" office:value="13705">
                <text:p>137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91582">
                <text:p>91582</text:p>
              </table:table-cell>
              <table:table-cell office:value-type="float" office:value="13612">
                <text:p>136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91984">
                <text:p>91984</text:p>
              </table:table-cell>
              <table:table-cell office:value-type="float" office:value="13655">
                <text:p>136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90723">
                <text:p>90723</text:p>
              </table:table-cell>
              <table:table-cell office:value-type="float" office:value="13505">
                <text:p>135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89995">
                <text:p>89995</text:p>
              </table:table-cell>
              <table:table-cell office:value-type="float" office:value="13417">
                <text:p>13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88915">
                <text:p>88915</text:p>
              </table:table-cell>
              <table:table-cell office:value-type="float" office:value="13359">
                <text:p>133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89919">
                <text:p>89919</text:p>
              </table:table-cell>
              <table:table-cell office:value-type="float" office:value="13403">
                <text:p>134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89111">
                <text:p>89111</text:p>
              </table:table-cell>
              <table:table-cell office:value-type="float" office:value="13268">
                <text:p>132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88547">
                <text:p>88547</text:p>
              </table:table-cell>
              <table:table-cell office:value-type="float" office:value="13157">
                <text:p>131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88043">
                <text:p>88043</text:p>
              </table:table-cell>
              <table:table-cell office:value-type="float" office:value="13044">
                <text:p>130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87564">
                <text:p>87564</text:p>
              </table:table-cell>
              <table:table-cell office:value-type="float" office:value="13099">
                <text:p>130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87946">
                <text:p>87946</text:p>
              </table:table-cell>
              <table:table-cell office:value-type="float" office:value="13050">
                <text:p>130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85793">
                <text:p>85793</text:p>
              </table:table-cell>
              <table:table-cell office:value-type="float" office:value="12864">
                <text:p>128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84743">
                <text:p>84743</text:p>
              </table:table-cell>
              <table:table-cell office:value-type="float" office:value="12770">
                <text:p>127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85551">
                <text:p>85551</text:p>
              </table:table-cell>
              <table:table-cell office:value-type="float" office:value="12879">
                <text:p>128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84473">
                <text:p>84473</text:p>
              </table:table-cell>
              <table:table-cell office:value-type="float" office:value="12695">
                <text:p>126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83644">
                <text:p>83644</text:p>
              </table:table-cell>
              <table:table-cell office:value-type="float" office:value="12665">
                <text:p>126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82876">
                <text:p>82876</text:p>
              </table:table-cell>
              <table:table-cell office:value-type="float" office:value="12574">
                <text:p>125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83227">
                <text:p>83227</text:p>
              </table:table-cell>
              <table:table-cell office:value-type="float" office:value="12576">
                <text:p>125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83020">
                <text:p>83020</text:p>
              </table:table-cell>
              <table:table-cell office:value-type="float" office:value="12537">
                <text:p>125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84032">
                <text:p>84032</text:p>
              </table:table-cell>
              <table:table-cell office:value-type="float" office:value="12563">
                <text:p>12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84952">
                <text:p>84952</text:p>
              </table:table-cell>
              <table:table-cell office:value-type="float" office:value="12541">
                <text:p>125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83442">
                <text:p>83442</text:p>
              </table:table-cell>
              <table:table-cell office:value-type="float" office:value="12388">
                <text:p>123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82508">
                <text:p>82508</text:p>
              </table:table-cell>
              <table:table-cell office:value-type="float" office:value="12298">
                <text:p>122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81531">
                <text:p>81531</text:p>
              </table:table-cell>
              <table:table-cell office:value-type="float" office:value="12236">
                <text:p>122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81935">
                <text:p>81935</text:p>
              </table:table-cell>
              <table:table-cell office:value-type="float" office:value="12218">
                <text:p>122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83095">
                <text:p>83095</text:p>
              </table:table-cell>
              <table:table-cell office:value-type="float" office:value="12281">
                <text:p>122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84026">
                <text:p>84026</text:p>
              </table:table-cell>
              <table:table-cell office:value-type="float" office:value="12212">
                <text:p>122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82851">
                <text:p>82851</text:p>
              </table:table-cell>
              <table:table-cell office:value-type="float" office:value="12134">
                <text:p>121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82536">
                <text:p>82536</text:p>
              </table:table-cell>
              <table:table-cell office:value-type="float" office:value="12147">
                <text:p>121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84022">
                <text:p>84022</text:p>
              </table:table-cell>
              <table:table-cell office:value-type="float" office:value="12084">
                <text:p>120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80398">
                <text:p>80398</text:p>
              </table:table-cell>
              <table:table-cell office:value-type="float" office:value="11927">
                <text:p>119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79790">
                <text:p>79790</text:p>
              </table:table-cell>
              <table:table-cell office:value-type="float" office:value="11846">
                <text:p>118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80371">
                <text:p>80371</text:p>
              </table:table-cell>
              <table:table-cell office:value-type="float" office:value="11879">
                <text:p>118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79985">
                <text:p>79985</text:p>
              </table:table-cell>
              <table:table-cell office:value-type="float" office:value="11838">
                <text:p>118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84457">
                <text:p>84457</text:p>
              </table:table-cell>
              <table:table-cell office:value-type="float" office:value="12029">
                <text:p>120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81686">
                <text:p>81686</text:p>
              </table:table-cell>
              <table:table-cell office:value-type="float" office:value="11818">
                <text:p>118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82089">
                <text:p>82089</text:p>
              </table:table-cell>
              <table:table-cell office:value-type="float" office:value="11746">
                <text:p>117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82137">
                <text:p>82137</text:p>
              </table:table-cell>
              <table:table-cell office:value-type="float" office:value="11742">
                <text:p>117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82365">
                <text:p>82365</text:p>
              </table:table-cell>
              <table:table-cell office:value-type="float" office:value="11791">
                <text:p>117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81723">
                <text:p>81723</text:p>
              </table:table-cell>
              <table:table-cell office:value-type="float" office:value="11660">
                <text:p>116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82455">
                <text:p>82455</text:p>
              </table:table-cell>
              <table:table-cell office:value-type="float" office:value="11671">
                <text:p>1167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83322">
                <text:p>83322</text:p>
              </table:table-cell>
              <table:table-cell office:value-type="float" office:value="11705">
                <text:p>117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82458">
                <text:p>82458</text:p>
              </table:table-cell>
              <table:table-cell office:value-type="float" office:value="11731">
                <text:p>117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84726">
                <text:p>84726</text:p>
              </table:table-cell>
              <table:table-cell office:value-type="float" office:value="11731">
                <text:p>117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84692">
                <text:p>84692</text:p>
              </table:table-cell>
              <table:table-cell office:value-type="float" office:value="11705">
                <text:p>117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84923">
                <text:p>84923</text:p>
              </table:table-cell>
              <table:table-cell office:value-type="float" office:value="11682">
                <text:p>116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82070">
                <text:p>82070</text:p>
              </table:table-cell>
              <table:table-cell office:value-type="float" office:value="11553">
                <text:p>115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88623">
                <text:p>88623</text:p>
              </table:table-cell>
              <table:table-cell office:value-type="float" office:value="11768">
                <text:p>117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86903">
                <text:p>86903</text:p>
              </table:table-cell>
              <table:table-cell office:value-type="float" office:value="11658">
                <text:p>116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82521">
                <text:p>82521</text:p>
              </table:table-cell>
              <table:table-cell office:value-type="float" office:value="11483">
                <text:p>114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89715">
                <text:p>89715</text:p>
              </table:table-cell>
              <table:table-cell office:value-type="float" office:value="11686">
                <text:p>116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83830">
                <text:p>83830</text:p>
              </table:table-cell>
              <table:table-cell office:value-type="float" office:value="11474">
                <text:p>114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84235">
                <text:p>84235</text:p>
              </table:table-cell>
              <table:table-cell office:value-type="float" office:value="11466">
                <text:p>114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85880">
                <text:p>85880</text:p>
              </table:table-cell>
              <table:table-cell office:value-type="float" office:value="11497">
                <text:p>114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90824">
                <text:p>90824</text:p>
              </table:table-cell>
              <table:table-cell office:value-type="float" office:value="11611">
                <text:p>116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85949">
                <text:p>85949</text:p>
              </table:table-cell>
              <table:table-cell office:value-type="float" office:value="11450">
                <text:p>114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90339">
                <text:p>90339</text:p>
              </table:table-cell>
              <table:table-cell office:value-type="float" office:value="11561">
                <text:p>115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91462">
                <text:p>91462</text:p>
              </table:table-cell>
              <table:table-cell office:value-type="float" office:value="11603">
                <text:p>116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87016">
                <text:p>87016</text:p>
              </table:table-cell>
              <table:table-cell office:value-type="float" office:value="11362">
                <text:p>113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89773">
                <text:p>89773</text:p>
              </table:table-cell>
              <table:table-cell office:value-type="float" office:value="11413">
                <text:p>114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88617">
                <text:p>88617</text:p>
              </table:table-cell>
              <table:table-cell office:value-type="float" office:value="11366">
                <text:p>113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89054">
                <text:p>89054</text:p>
              </table:table-cell>
              <table:table-cell office:value-type="float" office:value="11372">
                <text:p>113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89508">
                <text:p>89508</text:p>
              </table:table-cell>
              <table:table-cell office:value-type="float" office:value="11384">
                <text:p>113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94769">
                <text:p>94769</text:p>
              </table:table-cell>
              <table:table-cell office:value-type="float" office:value="11478">
                <text:p>114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88009">
                <text:p>88009</text:p>
              </table:table-cell>
              <table:table-cell office:value-type="float" office:value="11293">
                <text:p>112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89882">
                <text:p>89882</text:p>
              </table:table-cell>
              <table:table-cell office:value-type="float" office:value="11212">
                <text:p>112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92990">
                <text:p>92990</text:p>
              </table:table-cell>
              <table:table-cell office:value-type="float" office:value="11302">
                <text:p>113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92512">
                <text:p>92512</text:p>
              </table:table-cell>
              <table:table-cell office:value-type="float" office:value="11275">
                <text:p>112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94075">
                <text:p>94075</text:p>
              </table:table-cell>
              <table:table-cell office:value-type="float" office:value="11296">
                <text:p>112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92073">
                <text:p>92073</text:p>
              </table:table-cell>
              <table:table-cell office:value-type="float" office:value="11179">
                <text:p>111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92049">
                <text:p>92049</text:p>
              </table:table-cell>
              <table:table-cell office:value-type="float" office:value="11174">
                <text:p>111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95385">
                <text:p>95385</text:p>
              </table:table-cell>
              <table:table-cell office:value-type="float" office:value="11282">
                <text:p>112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91451">
                <text:p>91451</text:p>
              </table:table-cell>
              <table:table-cell office:value-type="float" office:value="11173">
                <text:p>111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96265">
                <text:p>96265</text:p>
              </table:table-cell>
              <table:table-cell office:value-type="float" office:value="11157">
                <text:p>1115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94029">
                <text:p>94029</text:p>
              </table:table-cell>
              <table:table-cell office:value-type="float" office:value="11171">
                <text:p>111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97583">
                <text:p>97583</text:p>
              </table:table-cell>
              <table:table-cell office:value-type="float" office:value="11124">
                <text:p>111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95345">
                <text:p>95345</text:p>
              </table:table-cell>
              <table:table-cell office:value-type="float" office:value="11095">
                <text:p>110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95738">
                <text:p>95738</text:p>
              </table:table-cell>
              <table:table-cell office:value-type="float" office:value="11058">
                <text:p>110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97748">
                <text:p>97748</text:p>
              </table:table-cell>
              <table:table-cell office:value-type="float" office:value="11068">
                <text:p>110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97540">
                <text:p>97540</text:p>
              </table:table-cell>
              <table:table-cell office:value-type="float" office:value="11075">
                <text:p>110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97604">
                <text:p>97604</text:p>
              </table:table-cell>
              <table:table-cell office:value-type="float" office:value="11067">
                <text:p>110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102064">
                <text:p>102064</text:p>
              </table:table-cell>
              <table:table-cell office:value-type="float" office:value="11119">
                <text:p>111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102361">
                <text:p>102361</text:p>
              </table:table-cell>
              <table:table-cell office:value-type="float" office:value="11120">
                <text:p>1112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99568">
                <text:p>99568</text:p>
              </table:table-cell>
              <table:table-cell office:value-type="float" office:value="11085">
                <text:p>110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99564">
                <text:p>99564</text:p>
              </table:table-cell>
              <table:table-cell office:value-type="float" office:value="11030">
                <text:p>110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99166">
                <text:p>99166</text:p>
              </table:table-cell>
              <table:table-cell office:value-type="float" office:value="11012">
                <text:p>110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100759">
                <text:p>100759</text:p>
              </table:table-cell>
              <table:table-cell office:value-type="float" office:value="11003">
                <text:p>110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103835">
                <text:p>103835</text:p>
              </table:table-cell>
              <table:table-cell office:value-type="float" office:value="11025">
                <text:p>110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101507">
                <text:p>101507</text:p>
              </table:table-cell>
              <table:table-cell office:value-type="float" office:value="10974">
                <text:p>109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103969">
                <text:p>103969</text:p>
              </table:table-cell>
              <table:table-cell office:value-type="float" office:value="11007">
                <text:p>110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105493">
                <text:p>105493</text:p>
              </table:table-cell>
              <table:table-cell office:value-type="float" office:value="11026">
                <text:p>110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104634">
                <text:p>104634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105607">
                <text:p>105607</text:p>
              </table:table-cell>
              <table:table-cell office:value-type="float" office:value="11013">
                <text:p>110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105211">
                <text:p>105211</text:p>
              </table:table-cell>
              <table:table-cell office:value-type="float" office:value="10935">
                <text:p>109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104741">
                <text:p>104741</text:p>
              </table:table-cell>
              <table:table-cell office:value-type="float" office:value="10931">
                <text:p>109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105268">
                <text:p>105268</text:p>
              </table:table-cell>
              <table:table-cell office:value-type="float" office:value="10917">
                <text:p>109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105748">
                <text:p>105748</text:p>
              </table:table-cell>
              <table:table-cell office:value-type="float" office:value="10917">
                <text:p>109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106963">
                <text:p>106963</text:p>
              </table:table-cell>
              <table:table-cell office:value-type="float" office:value="10924">
                <text:p>109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108096">
                <text:p>108096</text:p>
              </table:table-cell>
              <table:table-cell office:value-type="float" office:value="10885">
                <text:p>108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106204">
                <text:p>106204</text:p>
              </table:table-cell>
              <table:table-cell office:value-type="float" office:value="10887">
                <text:p>108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109278">
                <text:p>109278</text:p>
              </table:table-cell>
              <table:table-cell office:value-type="float" office:value="10958">
                <text:p>109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108740">
                <text:p>108740</text:p>
              </table:table-cell>
              <table:table-cell office:value-type="float" office:value="10846">
                <text:p>108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110652">
                <text:p>110652</text:p>
              </table:table-cell>
              <table:table-cell office:value-type="float" office:value="10876">
                <text:p>108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110737">
                <text:p>110737</text:p>
              </table:table-cell>
              <table:table-cell office:value-type="float" office:value="10941">
                <text:p>109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110463">
                <text:p>110463</text:p>
              </table:table-cell>
              <table:table-cell office:value-type="float" office:value="10858">
                <text:p>108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111033">
                <text:p>111033</text:p>
              </table:table-cell>
              <table:table-cell office:value-type="float" office:value="10840">
                <text:p>1084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111157">
                <text:p>111157</text:p>
              </table:table-cell>
              <table:table-cell office:value-type="float" office:value="10796">
                <text:p>107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112345">
                <text:p>112345</text:p>
              </table:table-cell>
              <table:table-cell office:value-type="float" office:value="10770">
                <text:p>107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114031">
                <text:p>114031</text:p>
              </table:table-cell>
              <table:table-cell office:value-type="float" office:value="10734">
                <text:p>107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116585">
                <text:p>116585</text:p>
              </table:table-cell>
              <table:table-cell office:value-type="float" office:value="10713">
                <text:p>107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116463">
                <text:p>116463</text:p>
              </table:table-cell>
              <table:table-cell office:value-type="float" office:value="10700">
                <text:p>107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115974">
                <text:p>115974</text:p>
              </table:table-cell>
              <table:table-cell office:value-type="float" office:value="10724">
                <text:p>107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115571">
                <text:p>115571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116827">
                <text:p>116827</text:p>
              </table:table-cell>
              <table:table-cell office:value-type="float" office:value="10673">
                <text:p>106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118228">
                <text:p>118228</text:p>
              </table:table-cell>
              <table:table-cell office:value-type="float" office:value="10695">
                <text:p>106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117970">
                <text:p>117970</text:p>
              </table:table-cell>
              <table:table-cell office:value-type="float" office:value="10684">
                <text:p>106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117073">
                <text:p>117073</text:p>
              </table:table-cell>
              <table:table-cell office:value-type="float" office:value="10631">
                <text:p>106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118058">
                <text:p>118058</text:p>
              </table:table-cell>
              <table:table-cell office:value-type="float" office:value="10645">
                <text:p>106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119048">
                <text:p>119048</text:p>
              </table:table-cell>
              <table:table-cell office:value-type="float" office:value="10681">
                <text:p>106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120970">
                <text:p>120970</text:p>
              </table:table-cell>
              <table:table-cell office:value-type="float" office:value="10611">
                <text:p>106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120364">
                <text:p>120364</text:p>
              </table:table-cell>
              <table:table-cell office:value-type="float" office:value="10632">
                <text:p>106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120307">
                <text:p>120307</text:p>
              </table:table-cell>
              <table:table-cell office:value-type="float" office:value="10596">
                <text:p>105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121284">
                <text:p>121284</text:p>
              </table:table-cell>
              <table:table-cell office:value-type="float" office:value="10587">
                <text:p>105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120577">
                <text:p>120577</text:p>
              </table:table-cell>
              <table:table-cell office:value-type="float" office:value="10582">
                <text:p>105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122192">
                <text:p>122192</text:p>
              </table:table-cell>
              <table:table-cell office:value-type="float" office:value="10593">
                <text:p>105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122848">
                <text:p>122848</text:p>
              </table:table-cell>
              <table:table-cell office:value-type="float" office:value="10494">
                <text:p>104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119929">
                <text:p>119929</text:p>
              </table:table-cell>
              <table:table-cell office:value-type="float" office:value="10527">
                <text:p>105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124544">
                <text:p>124544</text:p>
              </table:table-cell>
              <table:table-cell office:value-type="float" office:value="10491">
                <text:p>104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122273">
                <text:p>122273</text:p>
              </table:table-cell>
              <table:table-cell office:value-type="float" office:value="10489">
                <text:p>104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125936">
                <text:p>125936</text:p>
              </table:table-cell>
              <table:table-cell office:value-type="float" office:value="10534">
                <text:p>105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123894">
                <text:p>123894</text:p>
              </table:table-cell>
              <table:table-cell office:value-type="float" office:value="10422">
                <text:p>104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124153">
                <text:p>124153</text:p>
              </table:table-cell>
              <table:table-cell office:value-type="float" office:value="10497">
                <text:p>104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125740">
                <text:p>125740</text:p>
              </table:table-cell>
              <table:table-cell office:value-type="float" office:value="10454">
                <text:p>104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124129">
                <text:p>124129</text:p>
              </table:table-cell>
              <table:table-cell office:value-type="float" office:value="10470">
                <text:p>104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126098">
                <text:p>126098</text:p>
              </table:table-cell>
              <table:table-cell office:value-type="float" office:value="10459">
                <text:p>104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125226">
                <text:p>125226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130228">
                <text:p>130228</text:p>
              </table:table-cell>
              <table:table-cell office:value-type="float" office:value="10423">
                <text:p>1042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126750">
                <text:p>126750</text:p>
              </table:table-cell>
              <table:table-cell office:value-type="float" office:value="10444">
                <text:p>104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130835">
                <text:p>130835</text:p>
              </table:table-cell>
              <table:table-cell office:value-type="float" office:value="10495">
                <text:p>104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128849">
                <text:p>128849</text:p>
              </table:table-cell>
              <table:table-cell office:value-type="float" office:value="10388">
                <text:p>103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129086">
                <text:p>129086</text:p>
              </table:table-cell>
              <table:table-cell office:value-type="float" office:value="10383">
                <text:p>103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127124">
                <text:p>127124</text:p>
              </table:table-cell>
              <table:table-cell office:value-type="float" office:value="10393">
                <text:p>103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131711">
                <text:p>131711</text:p>
              </table:table-cell>
              <table:table-cell office:value-type="float" office:value="10358">
                <text:p>103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128231">
                <text:p>128231</text:p>
              </table:table-cell>
              <table:table-cell office:value-type="float" office:value="10378">
                <text:p>103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129603">
                <text:p>129603</text:p>
              </table:table-cell>
              <table:table-cell office:value-type="float" office:value="10364">
                <text:p>103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131400">
                <text:p>131400</text:p>
              </table:table-cell>
              <table:table-cell office:value-type="float" office:value="10305">
                <text:p>103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129251">
                <text:p>129251</text:p>
              </table:table-cell>
              <table:table-cell office:value-type="float" office:value="10290">
                <text:p>1029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130134">
                <text:p>130134</text:p>
              </table:table-cell>
              <table:table-cell office:value-type="float" office:value="10296">
                <text:p>102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134561">
                <text:p>134561</text:p>
              </table:table-cell>
              <table:table-cell office:value-type="float" office:value="10333">
                <text:p>10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132244">
                <text:p>132244</text:p>
              </table:table-cell>
              <table:table-cell office:value-type="float" office:value="10269">
                <text:p>102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135033">
                <text:p>135033</text:p>
              </table:table-cell>
              <table:table-cell office:value-type="float" office:value="10342">
                <text:p>103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133406">
                <text:p>133406</text:p>
              </table:table-cell>
              <table:table-cell office:value-type="float" office:value="10274">
                <text:p>102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133893">
                <text:p>133893</text:p>
              </table:table-cell>
              <table:table-cell office:value-type="float" office:value="10281">
                <text:p>102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134334">
                <text:p>134334</text:p>
              </table:table-cell>
              <table:table-cell office:value-type="float" office:value="10312">
                <text:p>103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133943">
                <text:p>133943</text:p>
              </table:table-cell>
              <table:table-cell office:value-type="float" office:value="10134">
                <text:p>101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135202">
                <text:p>135202</text:p>
              </table:table-cell>
              <table:table-cell office:value-type="float" office:value="10117">
                <text:p>101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135482">
                <text:p>135482</text:p>
              </table:table-cell>
              <table:table-cell office:value-type="float" office:value="10033">
                <text:p>100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133638">
                <text:p>133638</text:p>
              </table:table-cell>
              <table:table-cell office:value-type="float" office:value="10096">
                <text:p>100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134521">
                <text:p>134521</text:p>
              </table:table-cell>
              <table:table-cell office:value-type="float" office:value="10069">
                <text:p>100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138726">
                <text:p>138726</text:p>
              </table:table-cell>
              <table:table-cell office:value-type="float" office:value="10042">
                <text:p>100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139011">
                <text:p>139011</text:p>
              </table:table-cell>
              <table:table-cell office:value-type="float" office:value="10127">
                <text:p>101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136568">
                <text:p>136568</text:p>
              </table:table-cell>
              <table:table-cell office:value-type="float" office:value="10077">
                <text:p>100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139489">
                <text:p>139489</text:p>
              </table:table-cell>
              <table:table-cell office:value-type="float" office:value="10063">
                <text:p>100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137442">
                <text:p>137442</text:p>
              </table:table-cell>
              <table:table-cell office:value-type="float" office:value="10065">
                <text:p>100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140091">
                <text:p>140091</text:p>
              </table:table-cell>
              <table:table-cell office:value-type="float" office:value="10020">
                <text:p>1002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140656">
                <text:p>140656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140849">
                <text:p>140849</text:p>
              </table:table-cell>
              <table:table-cell office:value-type="float" office:value="9904">
                <text:p>99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139467">
                <text:p>139467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141776">
                <text:p>141776</text:p>
              </table:table-cell>
              <table:table-cell office:value-type="float" office:value="9936">
                <text:p>99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141234">
                <text:p>141234</text:p>
              </table:table-cell>
              <table:table-cell office:value-type="float" office:value="9939">
                <text:p>99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141669">
                <text:p>141669</text:p>
              </table:table-cell>
              <table:table-cell office:value-type="float" office:value="9930">
                <text:p>993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139106">
                <text:p>139106</text:p>
              </table:table-cell>
              <table:table-cell office:value-type="float" office:value="9881">
                <text:p>98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135959">
                <text:p>135959</text:p>
              </table:table-cell>
              <table:table-cell office:value-type="float" office:value="9919">
                <text:p>99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139559">
                <text:p>139559</text:p>
              </table:table-cell>
              <table:table-cell office:value-type="float" office:value="9847">
                <text:p>98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142575">
                <text:p>142575</text:p>
              </table:table-cell>
              <table:table-cell office:value-type="float" office:value="9875">
                <text:p>98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139980">
                <text:p>139980</text:p>
              </table:table-cell>
              <table:table-cell office:value-type="float" office:value="10044">
                <text:p>100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141591">
                <text:p>141591</text:p>
              </table:table-cell>
              <table:table-cell office:value-type="float" office:value="10018">
                <text:p>100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143397">
                <text:p>143397</text:p>
              </table:table-cell>
              <table:table-cell office:value-type="float" office:value="9983">
                <text:p>998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144046">
                <text:p>144046</text:p>
              </table:table-cell>
              <table:table-cell office:value-type="float" office:value="9969">
                <text:p>996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142272">
                <text:p>142272</text:p>
              </table:table-cell>
              <table:table-cell office:value-type="float" office:value="10019">
                <text:p>1001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142918">
                <text:p>142918</text:p>
              </table:table-cell>
              <table:table-cell office:value-type="float" office:value="10028">
                <text:p>1002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142850">
                <text:p>142850</text:p>
              </table:table-cell>
              <table:table-cell office:value-type="float" office:value="9960">
                <text:p>996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144211">
                <text:p>144211</text:p>
              </table:table-cell>
              <table:table-cell office:value-type="float" office:value="9976">
                <text:p>99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143517">
                <text:p>143517</text:p>
              </table:table-cell>
              <table:table-cell office:value-type="float" office:value="9993">
                <text:p>99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146117">
                <text:p>146117</text:p>
              </table:table-cell>
              <table:table-cell office:value-type="float" office:value="9970">
                <text:p>997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145330">
                <text:p>145330</text:p>
              </table:table-cell>
              <table:table-cell office:value-type="float" office:value="9923">
                <text:p>99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148739">
                <text:p>148739</text:p>
              </table:table-cell>
              <table:table-cell office:value-type="float" office:value="9856">
                <text:p>98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144969">
                <text:p>144969</text:p>
              </table:table-cell>
              <table:table-cell office:value-type="float" office:value="9914">
                <text:p>99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145383">
                <text:p>145383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148340">
                <text:p>148340</text:p>
              </table:table-cell>
              <table:table-cell office:value-type="float" office:value="9890">
                <text:p>989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147175">
                <text:p>147175</text:p>
              </table:table-cell>
              <table:table-cell office:value-type="float" office:value="9696">
                <text:p>96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146802">
                <text:p>146802</text:p>
              </table:table-cell>
              <table:table-cell office:value-type="float" office:value="9681">
                <text:p>96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146543">
                <text:p>146543</text:p>
              </table:table-cell>
              <table:table-cell office:value-type="float" office:value="9672">
                <text:p>96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146521">
                <text:p>146521</text:p>
              </table:table-cell>
              <table:table-cell office:value-type="float" office:value="9685">
                <text:p>96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145208">
                <text:p>145208</text:p>
              </table:table-cell>
              <table:table-cell office:value-type="float" office:value="9632">
                <text:p>96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146748">
                <text:p>146748</text:p>
              </table:table-cell>
              <table:table-cell office:value-type="float" office:value="9622">
                <text:p>96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147843">
                <text:p>147843</text:p>
              </table:table-cell>
              <table:table-cell office:value-type="float" office:value="9628">
                <text:p>96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147256">
                <text:p>147256</text:p>
              </table:table-cell>
              <table:table-cell office:value-type="float" office:value="9653">
                <text:p>96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145592">
                <text:p>145592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148598">
                <text:p>148598</text:p>
              </table:table-cell>
              <table:table-cell office:value-type="float" office:value="9663">
                <text:p>96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149449">
                <text:p>149449</text:p>
              </table:table-cell>
              <table:table-cell office:value-type="float" office:value="9609">
                <text:p>96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147358">
                <text:p>147358</text:p>
              </table:table-cell>
              <table:table-cell office:value-type="float" office:value="9589">
                <text:p>95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148803">
                <text:p>148803</text:p>
              </table:table-cell>
              <table:table-cell office:value-type="float" office:value="9618">
                <text:p>96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148658">
                <text:p>148658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150557">
                <text:p>150557</text:p>
              </table:table-cell>
              <table:table-cell office:value-type="float" office:value="9536">
                <text:p>95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149797">
                <text:p>149797</text:p>
              </table:table-cell>
              <table:table-cell office:value-type="float" office:value="9591">
                <text:p>95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150353">
                <text:p>150353</text:p>
              </table:table-cell>
              <table:table-cell office:value-type="float" office:value="9545">
                <text:p>95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148713">
                <text:p>148713</text:p>
              </table:table-cell>
              <table:table-cell office:value-type="float" office:value="9546">
                <text:p>954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148734">
                <text:p>148734</text:p>
              </table:table-cell>
              <table:table-cell office:value-type="float" office:value="9579">
                <text:p>957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148645">
                <text:p>148645</text:p>
              </table:table-cell>
              <table:table-cell office:value-type="float" office:value="9554">
                <text:p>95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152126">
                <text:p>152126</text:p>
              </table:table-cell>
              <table:table-cell office:value-type="float" office:value="9547">
                <text:p>95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151037">
                <text:p>151037</text:p>
              </table:table-cell>
              <table:table-cell office:value-type="float" office:value="9512">
                <text:p>95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153984">
                <text:p>153984</text:p>
              </table:table-cell>
              <table:table-cell office:value-type="float" office:value="9503">
                <text:p>950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154119">
                <text:p>154119</text:p>
              </table:table-cell>
              <table:table-cell office:value-type="float" office:value="9484">
                <text:p>94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150232">
                <text:p>150232</text:p>
              </table:table-cell>
              <table:table-cell office:value-type="float" office:value="9512">
                <text:p>95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152325">
                <text:p>152325</text:p>
              </table:table-cell>
              <table:table-cell office:value-type="float" office:value="9504">
                <text:p>950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150780">
                <text:p>150780</text:p>
              </table:table-cell>
              <table:table-cell office:value-type="float" office:value="9515">
                <text:p>95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152841">
                <text:p>152841</text:p>
              </table:table-cell>
              <table:table-cell office:value-type="float" office:value="9510">
                <text:p>951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152726">
                <text:p>152726</text:p>
              </table:table-cell>
              <table:table-cell office:value-type="float" office:value="9481">
                <text:p>94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154714">
                <text:p>154714</text:p>
              </table:table-cell>
              <table:table-cell office:value-type="float" office:value="9518">
                <text:p>95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152755">
                <text:p>152755</text:p>
              </table:table-cell>
              <table:table-cell office:value-type="float" office:value="9485">
                <text:p>94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154994">
                <text:p>154994</text:p>
              </table:table-cell>
              <table:table-cell office:value-type="float" office:value="9495">
                <text:p>94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153961">
                <text:p>153961</text:p>
              </table:table-cell>
              <table:table-cell office:value-type="float" office:value="9447">
                <text:p>944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148688">
                <text:p>148688</text:p>
              </table:table-cell>
              <table:table-cell office:value-type="float" office:value="9403">
                <text:p>94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151792">
                <text:p>151792</text:p>
              </table:table-cell>
              <table:table-cell office:value-type="float" office:value="9502">
                <text:p>95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156243">
                <text:p>156243</text:p>
              </table:table-cell>
              <table:table-cell office:value-type="float" office:value="9421">
                <text:p>94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152774">
                <text:p>152774</text:p>
              </table:table-cell>
              <table:table-cell office:value-type="float" office:value="9448">
                <text:p>94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154835">
                <text:p>154835</text:p>
              </table:table-cell>
              <table:table-cell office:value-type="float" office:value="9437">
                <text:p>94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156694">
                <text:p>156694</text:p>
              </table:table-cell>
              <table:table-cell office:value-type="float" office:value="9439">
                <text:p>94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155297">
                <text:p>155297</text:p>
              </table:table-cell>
              <table:table-cell office:value-type="float" office:value="9451">
                <text:p>94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155904">
                <text:p>155904</text:p>
              </table:table-cell>
              <table:table-cell office:value-type="float" office:value="9393">
                <text:p>939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155449">
                <text:p>155449</text:p>
              </table:table-cell>
              <table:table-cell office:value-type="float" office:value="9379">
                <text:p>93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155102">
                <text:p>155102</text:p>
              </table:table-cell>
              <table:table-cell office:value-type="float" office:value="9344">
                <text:p>93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153240">
                <text:p>153240</text:p>
              </table:table-cell>
              <table:table-cell office:value-type="float" office:value="9333">
                <text:p>93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153596">
                <text:p>153596</text:p>
              </table:table-cell>
              <table:table-cell office:value-type="float" office:value="9375">
                <text:p>93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156628">
                <text:p>156628</text:p>
              </table:table-cell>
              <table:table-cell office:value-type="float" office:value="9386">
                <text:p>938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156141">
                <text:p>156141</text:p>
              </table:table-cell>
              <table:table-cell office:value-type="float" office:value="9366">
                <text:p>93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157277">
                <text:p>157277</text:p>
              </table:table-cell>
              <table:table-cell office:value-type="float" office:value="9360">
                <text:p>936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157072">
                <text:p>157072</text:p>
              </table:table-cell>
              <table:table-cell office:value-type="float" office:value="9333">
                <text:p>93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157236">
                <text:p>157236</text:p>
              </table:table-cell>
              <table:table-cell office:value-type="float" office:value="9337">
                <text:p>93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156205">
                <text:p>156205</text:p>
              </table:table-cell>
              <table:table-cell office:value-type="float" office:value="9339">
                <text:p>93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159170">
                <text:p>159170</text:p>
              </table:table-cell>
              <table:table-cell office:value-type="float" office:value="9334">
                <text:p>933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157704">
                <text:p>157704</text:p>
              </table:table-cell>
              <table:table-cell office:value-type="float" office:value="9278">
                <text:p>92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159699">
                <text:p>159699</text:p>
              </table:table-cell>
              <table:table-cell office:value-type="float" office:value="9289">
                <text:p>928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160197">
                <text:p>160197</text:p>
              </table:table-cell>
              <table:table-cell office:value-type="float" office:value="9368">
                <text:p>93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157672">
                <text:p>157672</text:p>
              </table:table-cell>
              <table:table-cell office:value-type="float" office:value="9305">
                <text:p>93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158593">
                <text:p>158593</text:p>
              </table:table-cell>
              <table:table-cell office:value-type="float" office:value="9270">
                <text:p>927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161384">
                <text:p>161384</text:p>
              </table:table-cell>
              <table:table-cell office:value-type="float" office:value="9320">
                <text:p>932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158646">
                <text:p>158646</text:p>
              </table:table-cell>
              <table:table-cell office:value-type="float" office:value="9313">
                <text:p>93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156025">
                <text:p>156025</text:p>
              </table:table-cell>
              <table:table-cell office:value-type="float" office:value="9295">
                <text:p>929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159071">
                <text:p>159071</text:p>
              </table:table-cell>
              <table:table-cell office:value-type="float" office:value="9288">
                <text:p>92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159402">
                <text:p>159402</text:p>
              </table:table-cell>
              <table:table-cell office:value-type="float" office:value="9233">
                <text:p>92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159365">
                <text:p>159365</text:p>
              </table:table-cell>
              <table:table-cell office:value-type="float" office:value="9245">
                <text:p>92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159482">
                <text:p>159482</text:p>
              </table:table-cell>
              <table:table-cell office:value-type="float" office:value="9219">
                <text:p>921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157450">
                <text:p>157450</text:p>
              </table:table-cell>
              <table:table-cell office:value-type="float" office:value="9258">
                <text:p>925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157780">
                <text:p>157780</text:p>
              </table:table-cell>
              <table:table-cell office:value-type="float" office:value="9216">
                <text:p>92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160829">
                <text:p>160829</text:p>
              </table:table-cell>
              <table:table-cell office:value-type="float" office:value="9213">
                <text:p>92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160330">
                <text:p>160330</text:p>
              </table:table-cell>
              <table:table-cell office:value-type="float" office:value="9251">
                <text:p>92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162249">
                <text:p>162249</text:p>
              </table:table-cell>
              <table:table-cell office:value-type="float" office:value="9226">
                <text:p>92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160932">
                <text:p>160932</text:p>
              </table:table-cell>
              <table:table-cell office:value-type="float" office:value="9222">
                <text:p>92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160905">
                <text:p>160905</text:p>
              </table:table-cell>
              <table:table-cell office:value-type="float" office:value="9306">
                <text:p>93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159216">
                <text:p>159216</text:p>
              </table:table-cell>
              <table:table-cell office:value-type="float" office:value="9181">
                <text:p>918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160561">
                <text:p>160561</text:p>
              </table:table-cell>
              <table:table-cell office:value-type="float" office:value="9207">
                <text:p>92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162484">
                <text:p>162484</text:p>
              </table:table-cell>
              <table:table-cell office:value-type="float" office:value="9183">
                <text:p>91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164116">
                <text:p>164116</text:p>
              </table:table-cell>
              <table:table-cell office:value-type="float" office:value="9180">
                <text:p>918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161191">
                <text:p>161191</text:p>
              </table:table-cell>
              <table:table-cell office:value-type="float" office:value="9182">
                <text:p>918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161355">
                <text:p>161355</text:p>
              </table:table-cell>
              <table:table-cell office:value-type="float" office:value="9180">
                <text:p>918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161015">
                <text:p>161015</text:p>
              </table:table-cell>
              <table:table-cell office:value-type="float" office:value="9174">
                <text:p>91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160844">
                <text:p>160844</text:p>
              </table:table-cell>
              <table:table-cell office:value-type="float" office:value="9173">
                <text:p>91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164995">
                <text:p>164995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161198">
                <text:p>161198</text:p>
              </table:table-cell>
              <table:table-cell office:value-type="float" office:value="9108">
                <text:p>91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162572">
                <text:p>162572</text:p>
              </table:table-cell>
              <table:table-cell office:value-type="float" office:value="9152">
                <text:p>91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163270">
                <text:p>163270</text:p>
              </table:table-cell>
              <table:table-cell office:value-type="float" office:value="9108">
                <text:p>910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160044">
                <text:p>160044</text:p>
              </table:table-cell>
              <table:table-cell office:value-type="float" office:value="9121">
                <text:p>912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162021">
                <text:p>162021</text:p>
              </table:table-cell>
              <table:table-cell office:value-type="float" office:value="9073">
                <text:p>907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161261">
                <text:p>161261</text:p>
              </table:table-cell>
              <table:table-cell office:value-type="float" office:value="9217">
                <text:p>92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165038">
                <text:p>165038</text:p>
              </table:table-cell>
              <table:table-cell office:value-type="float" office:value="9095">
                <text:p>90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161522">
                <text:p>161522</text:p>
              </table:table-cell>
              <table:table-cell office:value-type="float" office:value="9084">
                <text:p>90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164058">
                <text:p>164058</text:p>
              </table:table-cell>
              <table:table-cell office:value-type="float" office:value="9112">
                <text:p>91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165707">
                <text:p>165707</text:p>
              </table:table-cell>
              <table:table-cell office:value-type="float" office:value="9104">
                <text:p>91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164765">
                <text:p>164765</text:p>
              </table:table-cell>
              <table:table-cell office:value-type="float" office:value="9067">
                <text:p>90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163368">
                <text:p>163368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162018">
                <text:p>162018</text:p>
              </table:table-cell>
              <table:table-cell office:value-type="float" office:value="9054">
                <text:p>90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166055">
                <text:p>166055</text:p>
              </table:table-cell>
              <table:table-cell office:value-type="float" office:value="9055">
                <text:p>90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164322">
                <text:p>164322</text:p>
              </table:table-cell>
              <table:table-cell office:value-type="float" office:value="9042">
                <text:p>904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164955">
                <text:p>164955</text:p>
              </table:table-cell>
              <table:table-cell office:value-type="float" office:value="9028">
                <text:p>902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167097">
                <text:p>167097</text:p>
              </table:table-cell>
              <table:table-cell office:value-type="float" office:value="9052">
                <text:p>90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165023">
                <text:p>165023</text:p>
              </table:table-cell>
              <table:table-cell office:value-type="float" office:value="9049">
                <text:p>90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164440">
                <text:p>164440</text:p>
              </table:table-cell>
              <table:table-cell office:value-type="float" office:value="9013">
                <text:p>90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166279">
                <text:p>166279</text:p>
              </table:table-cell>
              <table:table-cell office:value-type="float" office:value="9049">
                <text:p>904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165659">
                <text:p>165659</text:p>
              </table:table-cell>
              <table:table-cell office:value-type="float" office:value="9037">
                <text:p>903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164208">
                <text:p>164208</text:p>
              </table:table-cell>
              <table:table-cell office:value-type="float" office:value="9034">
                <text:p>90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165372">
                <text:p>165372</text:p>
              </table:table-cell>
              <table:table-cell office:value-type="float" office:value="8959">
                <text:p>895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166792">
                <text:p>166792</text:p>
              </table:table-cell>
              <table:table-cell office:value-type="float" office:value="8975">
                <text:p>89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165131">
                <text:p>165131</text:p>
              </table:table-cell>
              <table:table-cell office:value-type="float" office:value="9004">
                <text:p>90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167071">
                <text:p>167071</text:p>
              </table:table-cell>
              <table:table-cell office:value-type="float" office:value="9025">
                <text:p>90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169947">
                <text:p>169947</text:p>
              </table:table-cell>
              <table:table-cell office:value-type="float" office:value="9005">
                <text:p>90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164920">
                <text:p>164920</text:p>
              </table:table-cell>
              <table:table-cell office:value-type="float" office:value="8979">
                <text:p>89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167227">
                <text:p>167227</text:p>
              </table:table-cell>
              <table:table-cell office:value-type="float" office:value="8934">
                <text:p>89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167298">
                <text:p>167298</text:p>
              </table:table-cell>
              <table:table-cell office:value-type="float" office:value="8914">
                <text:p>89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166053">
                <text:p>166053</text:p>
              </table:table-cell>
              <table:table-cell office:value-type="float" office:value="8936">
                <text:p>89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166630">
                <text:p>166630</text:p>
              </table:table-cell>
              <table:table-cell office:value-type="float" office:value="8909">
                <text:p>890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165409">
                <text:p>165409</text:p>
              </table:table-cell>
              <table:table-cell office:value-type="float" office:value="8906">
                <text:p>89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165951">
                <text:p>165951</text:p>
              </table:table-cell>
              <table:table-cell office:value-type="float" office:value="8910">
                <text:p>891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169026">
                <text:p>169026</text:p>
              </table:table-cell>
              <table:table-cell office:value-type="float" office:value="8923">
                <text:p>89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165557">
                <text:p>165557</text:p>
              </table:table-cell>
              <table:table-cell office:value-type="float" office:value="8914">
                <text:p>89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165383">
                <text:p>165383</text:p>
              </table:table-cell>
              <table:table-cell office:value-type="float" office:value="8900">
                <text:p>89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165425">
                <text:p>165425</text:p>
              </table:table-cell>
              <table:table-cell office:value-type="float" office:value="8906">
                <text:p>890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166561">
                <text:p>166561</text:p>
              </table:table-cell>
              <table:table-cell office:value-type="float" office:value="8867">
                <text:p>88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166694">
                <text:p>166694</text:p>
              </table:table-cell>
              <table:table-cell office:value-type="float" office:value="8928">
                <text:p>892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171070">
                <text:p>171070</text:p>
              </table:table-cell>
              <table:table-cell office:value-type="float" office:value="8846">
                <text:p>884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170716">
                <text:p>170716</text:p>
              </table:table-cell>
              <table:table-cell office:value-type="float" office:value="8843">
                <text:p>88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167844">
                <text:p>167844</text:p>
              </table:table-cell>
              <table:table-cell office:value-type="float" office:value="8847">
                <text:p>884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166223">
                <text:p>166223</text:p>
              </table:table-cell>
              <table:table-cell office:value-type="float" office:value="8855">
                <text:p>88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167751">
                <text:p>167751</text:p>
              </table:table-cell>
              <table:table-cell office:value-type="float" office:value="8821">
                <text:p>88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167854">
                <text:p>167854</text:p>
              </table:table-cell>
              <table:table-cell office:value-type="float" office:value="8870">
                <text:p>887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167507">
                <text:p>167507</text:p>
              </table:table-cell>
              <table:table-cell office:value-type="float" office:value="8839">
                <text:p>88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168759">
                <text:p>168759</text:p>
              </table:table-cell>
              <table:table-cell office:value-type="float" office:value="8863">
                <text:p>886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167253">
                <text:p>167253</text:p>
              </table:table-cell>
              <table:table-cell office:value-type="float" office:value="8783">
                <text:p>87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171292">
                <text:p>171292</text:p>
              </table:table-cell>
              <table:table-cell office:value-type="float" office:value="8838">
                <text:p>883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165573">
                <text:p>165573</text:p>
              </table:table-cell>
              <table:table-cell office:value-type="float" office:value="8843">
                <text:p>88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167964">
                <text:p>167964</text:p>
              </table:table-cell>
              <table:table-cell office:value-type="float" office:value="8792">
                <text:p>87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168636">
                <text:p>168636</text:p>
              </table:table-cell>
              <table:table-cell office:value-type="float" office:value="8807">
                <text:p>880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171356">
                <text:p>171356</text:p>
              </table:table-cell>
              <table:table-cell office:value-type="float" office:value="8810">
                <text:p>881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166592">
                <text:p>166592</text:p>
              </table:table-cell>
              <table:table-cell office:value-type="float" office:value="8796">
                <text:p>87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170818">
                <text:p>170818</text:p>
              </table:table-cell>
              <table:table-cell office:value-type="float" office:value="8803">
                <text:p>88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167435">
                <text:p>167435</text:p>
              </table:table-cell>
              <table:table-cell office:value-type="float" office:value="8761">
                <text:p>876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167636">
                <text:p>167636</text:p>
              </table:table-cell>
              <table:table-cell office:value-type="float" office:value="8851">
                <text:p>885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170841">
                <text:p>170841</text:p>
              </table:table-cell>
              <table:table-cell office:value-type="float" office:value="8728">
                <text:p>872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168741">
                <text:p>168741</text:p>
              </table:table-cell>
              <table:table-cell office:value-type="float" office:value="8786">
                <text:p>878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169621">
                <text:p>169621</text:p>
              </table:table-cell>
              <table:table-cell office:value-type="float" office:value="8732">
                <text:p>87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169483">
                <text:p>169483</text:p>
              </table:table-cell>
              <table:table-cell office:value-type="float" office:value="8774">
                <text:p>877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169720">
                <text:p>169720</text:p>
              </table:table-cell>
              <table:table-cell office:value-type="float" office:value="8732">
                <text:p>873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167186">
                <text:p>167186</text:p>
              </table:table-cell>
              <table:table-cell office:value-type="float" office:value="8737">
                <text:p>873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172909">
                <text:p>172909</text:p>
              </table:table-cell>
              <table:table-cell office:value-type="float" office:value="8733">
                <text:p>87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168320">
                <text:p>168320</text:p>
              </table:table-cell>
              <table:table-cell office:value-type="float" office:value="8708">
                <text:p>87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168747">
                <text:p>168747</text:p>
              </table:table-cell>
              <table:table-cell office:value-type="float" office:value="8689">
                <text:p>868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169152">
                <text:p>169152</text:p>
              </table:table-cell>
              <table:table-cell office:value-type="float" office:value="8676">
                <text:p>867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170290">
                <text:p>170290</text:p>
              </table:table-cell>
              <table:table-cell office:value-type="float" office:value="8709">
                <text:p>87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169510">
                <text:p>169510</text:p>
              </table:table-cell>
              <table:table-cell office:value-type="float" office:value="8701">
                <text:p>870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170876">
                <text:p>170876</text:p>
              </table:table-cell>
              <table:table-cell office:value-type="float" office:value="8693">
                <text:p>869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166064">
                <text:p>166064</text:p>
              </table:table-cell>
              <table:table-cell office:value-type="float" office:value="8748">
                <text:p>87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172019">
                <text:p>172019</text:p>
              </table:table-cell>
              <table:table-cell office:value-type="float" office:value="8684">
                <text:p>868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169255">
                <text:p>169255</text:p>
              </table:table-cell>
              <table:table-cell office:value-type="float" office:value="8669">
                <text:p>866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172045">
                <text:p>172045</text:p>
              </table:table-cell>
              <table:table-cell office:value-type="float" office:value="8669">
                <text:p>866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173205">
                <text:p>173205</text:p>
              </table:table-cell>
              <table:table-cell office:value-type="float" office:value="8684">
                <text:p>86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166216">
                <text:p>166216</text:p>
              </table:table-cell>
              <table:table-cell office:value-type="float" office:value="8650">
                <text:p>865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170843">
                <text:p>170843</text:p>
              </table:table-cell>
              <table:table-cell office:value-type="float" office:value="8691">
                <text:p>869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168616">
                <text:p>168616</text:p>
              </table:table-cell>
              <table:table-cell office:value-type="float" office:value="8676">
                <text:p>867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171536">
                <text:p>171536</text:p>
              </table:table-cell>
              <table:table-cell office:value-type="float" office:value="8626">
                <text:p>862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169994">
                <text:p>169994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173317">
                <text:p>173317</text:p>
              </table:table-cell>
              <table:table-cell office:value-type="float" office:value="8604">
                <text:p>860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172144">
                <text:p>172144</text:p>
              </table:table-cell>
              <table:table-cell office:value-type="float" office:value="8676">
                <text:p>867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173455">
                <text:p>173455</text:p>
              </table:table-cell>
              <table:table-cell office:value-type="float" office:value="8556">
                <text:p>85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165354">
                <text:p>165354</text:p>
              </table:table-cell>
              <table:table-cell office:value-type="float" office:value="8610">
                <text:p>86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167342">
                <text:p>167342</text:p>
              </table:table-cell>
              <table:table-cell office:value-type="float" office:value="8624">
                <text:p>86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174193">
                <text:p>174193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165628">
                <text:p>165628</text:p>
              </table:table-cell>
              <table:table-cell office:value-type="float" office:value="8557">
                <text:p>85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170302">
                <text:p>170302</text:p>
              </table:table-cell>
              <table:table-cell office:value-type="float" office:value="8644">
                <text:p>864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172287">
                <text:p>172287</text:p>
              </table:table-cell>
              <table:table-cell office:value-type="float" office:value="8631">
                <text:p>863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172704">
                <text:p>172704</text:p>
              </table:table-cell>
              <table:table-cell office:value-type="float" office:value="8589">
                <text:p>858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173614">
                <text:p>173614</text:p>
              </table:table-cell>
              <table:table-cell office:value-type="float" office:value="8628">
                <text:p>862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171086">
                <text:p>171086</text:p>
              </table:table-cell>
              <table:table-cell office:value-type="float" office:value="8577">
                <text:p>857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">
                <text:p>4010</text:p>
              </table:table-cell>
              <table:table-cell office:value-type="float" office:value="170871">
                <text:p>170871</text:p>
              </table:table-cell>
              <table:table-cell office:value-type="float" office:value="8534">
                <text:p>853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">
                <text:p>4020</text:p>
              </table:table-cell>
              <table:table-cell office:value-type="float" office:value="171361">
                <text:p>171361</text:p>
              </table:table-cell>
              <table:table-cell office:value-type="float" office:value="8595">
                <text:p>85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">
                <text:p>4030</text:p>
              </table:table-cell>
              <table:table-cell office:value-type="float" office:value="172606">
                <text:p>172606</text:p>
              </table:table-cell>
              <table:table-cell office:value-type="float" office:value="8519">
                <text:p>85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">
                <text:p>4040</text:p>
              </table:table-cell>
              <table:table-cell office:value-type="float" office:value="171250">
                <text:p>171250</text:p>
              </table:table-cell>
              <table:table-cell office:value-type="float" office:value="8573">
                <text:p>857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">
                <text:p>4050</text:p>
              </table:table-cell>
              <table:table-cell office:value-type="float" office:value="174388">
                <text:p>174388</text:p>
              </table:table-cell>
              <table:table-cell office:value-type="float" office:value="8587">
                <text:p>858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">
                <text:p>4060</text:p>
              </table:table-cell>
              <table:table-cell office:value-type="float" office:value="172700">
                <text:p>172700</text:p>
              </table:table-cell>
              <table:table-cell office:value-type="float" office:value="8524">
                <text:p>85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">
                <text:p>4070</text:p>
              </table:table-cell>
              <table:table-cell office:value-type="float" office:value="167837">
                <text:p>167837</text:p>
              </table:table-cell>
              <table:table-cell office:value-type="float" office:value="8556">
                <text:p>85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">
                <text:p>4080</text:p>
              </table:table-cell>
              <table:table-cell office:value-type="float" office:value="171091">
                <text:p>171091</text:p>
              </table:table-cell>
              <table:table-cell office:value-type="float" office:value="8514">
                <text:p>851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">
                <text:p>4090</text:p>
              </table:table-cell>
              <table:table-cell office:value-type="float" office:value="173122">
                <text:p>173122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">
                <text:p>4100</text:p>
              </table:table-cell>
              <table:table-cell office:value-type="float" office:value="172416">
                <text:p>172416</text:p>
              </table:table-cell>
              <table:table-cell office:value-type="float" office:value="8518">
                <text:p>85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">
                <text:p>4110</text:p>
              </table:table-cell>
              <table:table-cell office:value-type="float" office:value="172049">
                <text:p>172049</text:p>
              </table:table-cell>
              <table:table-cell office:value-type="float" office:value="8551">
                <text:p>855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">
                <text:p>4120</text:p>
              </table:table-cell>
              <table:table-cell office:value-type="float" office:value="174261">
                <text:p>174261</text:p>
              </table:table-cell>
              <table:table-cell office:value-type="float" office:value="8487">
                <text:p>84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">
                <text:p>4130</text:p>
              </table:table-cell>
              <table:table-cell office:value-type="float" office:value="172949">
                <text:p>172949</text:p>
              </table:table-cell>
              <table:table-cell office:value-type="float" office:value="8498">
                <text:p>84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">
                <text:p>4140</text:p>
              </table:table-cell>
              <table:table-cell office:value-type="float" office:value="172397">
                <text:p>172397</text:p>
              </table:table-cell>
              <table:table-cell office:value-type="float" office:value="8472">
                <text:p>847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">
                <text:p>4150</text:p>
              </table:table-cell>
              <table:table-cell office:value-type="float" office:value="174702">
                <text:p>174702</text:p>
              </table:table-cell>
              <table:table-cell office:value-type="float" office:value="8497">
                <text:p>849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">
                <text:p>4160</text:p>
              </table:table-cell>
              <table:table-cell office:value-type="float" office:value="174677">
                <text:p>174677</text:p>
              </table:table-cell>
              <table:table-cell office:value-type="float" office:value="8453">
                <text:p>845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">
                <text:p>4170</text:p>
              </table:table-cell>
              <table:table-cell office:value-type="float" office:value="172061">
                <text:p>172061</text:p>
              </table:table-cell>
              <table:table-cell office:value-type="float" office:value="8494">
                <text:p>849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">
                <text:p>4180</text:p>
              </table:table-cell>
              <table:table-cell office:value-type="float" office:value="171104">
                <text:p>171104</text:p>
              </table:table-cell>
              <table:table-cell office:value-type="float" office:value="8474">
                <text:p>84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">
                <text:p>4190</text:p>
              </table:table-cell>
              <table:table-cell office:value-type="float" office:value="170114">
                <text:p>170114</text:p>
              </table:table-cell>
              <table:table-cell office:value-type="float" office:value="8492">
                <text:p>849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">
                <text:p>4200</text:p>
              </table:table-cell>
              <table:table-cell office:value-type="float" office:value="170179">
                <text:p>170179</text:p>
              </table:table-cell>
              <table:table-cell office:value-type="float" office:value="8470">
                <text:p>847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">
                <text:p>4210</text:p>
              </table:table-cell>
              <table:table-cell office:value-type="float" office:value="171407">
                <text:p>171407</text:p>
              </table:table-cell>
              <table:table-cell office:value-type="float" office:value="8482">
                <text:p>848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">
                <text:p>4220</text:p>
              </table:table-cell>
              <table:table-cell office:value-type="float" office:value="174507">
                <text:p>174507</text:p>
              </table:table-cell>
              <table:table-cell office:value-type="float" office:value="8466">
                <text:p>84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">
                <text:p>4230</text:p>
              </table:table-cell>
              <table:table-cell office:value-type="float" office:value="173144">
                <text:p>173144</text:p>
              </table:table-cell>
              <table:table-cell office:value-type="float" office:value="8458">
                <text:p>84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">
                <text:p>4240</text:p>
              </table:table-cell>
              <table:table-cell office:value-type="float" office:value="172610">
                <text:p>172610</text:p>
              </table:table-cell>
              <table:table-cell office:value-type="float" office:value="8467">
                <text:p>84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">
                <text:p>4250</text:p>
              </table:table-cell>
              <table:table-cell office:value-type="float" office:value="176205">
                <text:p>176205</text:p>
              </table:table-cell>
              <table:table-cell office:value-type="float" office:value="8458">
                <text:p>845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">
                <text:p>4260</text:p>
              </table:table-cell>
              <table:table-cell office:value-type="float" office:value="169786">
                <text:p>169786</text:p>
              </table:table-cell>
              <table:table-cell office:value-type="float" office:value="8409">
                <text:p>840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">
                <text:p>4270</text:p>
              </table:table-cell>
              <table:table-cell office:value-type="float" office:value="170591">
                <text:p>170591</text:p>
              </table:table-cell>
              <table:table-cell office:value-type="float" office:value="8435">
                <text:p>84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">
                <text:p>4280</text:p>
              </table:table-cell>
              <table:table-cell office:value-type="float" office:value="170997">
                <text:p>170997</text:p>
              </table:table-cell>
              <table:table-cell office:value-type="float" office:value="8426">
                <text:p>842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">
                <text:p>4290</text:p>
              </table:table-cell>
              <table:table-cell office:value-type="float" office:value="172798">
                <text:p>172798</text:p>
              </table:table-cell>
              <table:table-cell office:value-type="float" office:value="8451">
                <text:p>845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">
                <text:p>4300</text:p>
              </table:table-cell>
              <table:table-cell office:value-type="float" office:value="173222">
                <text:p>173222</text:p>
              </table:table-cell>
              <table:table-cell office:value-type="float" office:value="8375">
                <text:p>83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">
                <text:p>4310</text:p>
              </table:table-cell>
              <table:table-cell office:value-type="float" office:value="172808">
                <text:p>172808</text:p>
              </table:table-cell>
              <table:table-cell office:value-type="float" office:value="8413">
                <text:p>84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">
                <text:p>4320</text:p>
              </table:table-cell>
              <table:table-cell office:value-type="float" office:value="174430">
                <text:p>174430</text:p>
              </table:table-cell>
              <table:table-cell office:value-type="float" office:value="8409">
                <text:p>840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">
                <text:p>4330</text:p>
              </table:table-cell>
              <table:table-cell office:value-type="float" office:value="172558">
                <text:p>172558</text:p>
              </table:table-cell>
              <table:table-cell office:value-type="float" office:value="8412">
                <text:p>84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">
                <text:p>4340</text:p>
              </table:table-cell>
              <table:table-cell office:value-type="float" office:value="174329">
                <text:p>174329</text:p>
              </table:table-cell>
              <table:table-cell office:value-type="float" office:value="8427">
                <text:p>842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">
                <text:p>4350</text:p>
              </table:table-cell>
              <table:table-cell office:value-type="float" office:value="174657">
                <text:p>174657</text:p>
              </table:table-cell>
              <table:table-cell office:value-type="float" office:value="8360">
                <text:p>836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">
                <text:p>4360</text:p>
              </table:table-cell>
              <table:table-cell office:value-type="float" office:value="174045">
                <text:p>174045</text:p>
              </table:table-cell>
              <table:table-cell office:value-type="float" office:value="8443">
                <text:p>844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">
                <text:p>4370</text:p>
              </table:table-cell>
              <table:table-cell office:value-type="float" office:value="173175">
                <text:p>173175</text:p>
              </table:table-cell>
              <table:table-cell office:value-type="float" office:value="8403">
                <text:p>840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">
                <text:p>4380</text:p>
              </table:table-cell>
              <table:table-cell office:value-type="float" office:value="173414">
                <text:p>173414</text:p>
              </table:table-cell>
              <table:table-cell office:value-type="float" office:value="8406">
                <text:p>840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">
                <text:p>4390</text:p>
              </table:table-cell>
              <table:table-cell office:value-type="float" office:value="173404">
                <text:p>173404</text:p>
              </table:table-cell>
              <table:table-cell office:value-type="float" office:value="8349">
                <text:p>834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">
                <text:p>4400</text:p>
              </table:table-cell>
              <table:table-cell office:value-type="float" office:value="173414">
                <text:p>173414</text:p>
              </table:table-cell>
              <table:table-cell office:value-type="float" office:value="8402">
                <text:p>840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">
                <text:p>4410</text:p>
              </table:table-cell>
              <table:table-cell office:value-type="float" office:value="175717">
                <text:p>175717</text:p>
              </table:table-cell>
              <table:table-cell office:value-type="float" office:value="8364">
                <text:p>83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">
                <text:p>4420</text:p>
              </table:table-cell>
              <table:table-cell office:value-type="float" office:value="176165">
                <text:p>176165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">
                <text:p>4430</text:p>
              </table:table-cell>
              <table:table-cell office:value-type="float" office:value="174459">
                <text:p>174459</text:p>
              </table:table-cell>
              <table:table-cell office:value-type="float" office:value="8362">
                <text:p>83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">
                <text:p>4440</text:p>
              </table:table-cell>
              <table:table-cell office:value-type="float" office:value="173681">
                <text:p>173681</text:p>
              </table:table-cell>
              <table:table-cell office:value-type="float" office:value="8368">
                <text:p>83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">
                <text:p>4450</text:p>
              </table:table-cell>
              <table:table-cell office:value-type="float" office:value="176843">
                <text:p>176843</text:p>
              </table:table-cell>
              <table:table-cell office:value-type="float" office:value="8340">
                <text:p>834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">
                <text:p>4460</text:p>
              </table:table-cell>
              <table:table-cell office:value-type="float" office:value="174332">
                <text:p>174332</text:p>
              </table:table-cell>
              <table:table-cell office:value-type="float" office:value="8333">
                <text:p>833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">
                <text:p>4470</text:p>
              </table:table-cell>
              <table:table-cell office:value-type="float" office:value="177363">
                <text:p>177363</text:p>
              </table:table-cell>
              <table:table-cell office:value-type="float" office:value="8325">
                <text:p>832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">
                <text:p>4480</text:p>
              </table:table-cell>
              <table:table-cell office:value-type="float" office:value="175597">
                <text:p>175597</text:p>
              </table:table-cell>
              <table:table-cell office:value-type="float" office:value="8364">
                <text:p>83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">
                <text:p>4490</text:p>
              </table:table-cell>
              <table:table-cell office:value-type="float" office:value="172712">
                <text:p>172712</text:p>
              </table:table-cell>
              <table:table-cell office:value-type="float" office:value="8283">
                <text:p>828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">
                <text:p>4500</text:p>
              </table:table-cell>
              <table:table-cell office:value-type="float" office:value="172041">
                <text:p>172041</text:p>
              </table:table-cell>
              <table:table-cell office:value-type="float" office:value="8344">
                <text:p>834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">
                <text:p>4510</text:p>
              </table:table-cell>
              <table:table-cell office:value-type="float" office:value="172767">
                <text:p>172767</text:p>
              </table:table-cell>
              <table:table-cell office:value-type="float" office:value="8311">
                <text:p>831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">
                <text:p>4520</text:p>
              </table:table-cell>
              <table:table-cell office:value-type="float" office:value="175057">
                <text:p>175057</text:p>
              </table:table-cell>
              <table:table-cell office:value-type="float" office:value="8285">
                <text:p>828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">
                <text:p>4530</text:p>
              </table:table-cell>
              <table:table-cell office:value-type="float" office:value="176869">
                <text:p>176869</text:p>
              </table:table-cell>
              <table:table-cell office:value-type="float" office:value="8270">
                <text:p>827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">
                <text:p>4540</text:p>
              </table:table-cell>
              <table:table-cell office:value-type="float" office:value="175717">
                <text:p>175717</text:p>
              </table:table-cell>
              <table:table-cell office:value-type="float" office:value="8332">
                <text:p>833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">
                <text:p>4550</text:p>
              </table:table-cell>
              <table:table-cell office:value-type="float" office:value="175927">
                <text:p>175927</text:p>
              </table:table-cell>
              <table:table-cell office:value-type="float" office:value="8378">
                <text:p>837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">
                <text:p>4560</text:p>
              </table:table-cell>
              <table:table-cell office:value-type="float" office:value="176348">
                <text:p>176348</text:p>
              </table:table-cell>
              <table:table-cell office:value-type="float" office:value="8318">
                <text:p>83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">
                <text:p>4570</text:p>
              </table:table-cell>
              <table:table-cell office:value-type="float" office:value="173898">
                <text:p>173898</text:p>
              </table:table-cell>
              <table:table-cell office:value-type="float" office:value="8270">
                <text:p>827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">
                <text:p>4580</text:p>
              </table:table-cell>
              <table:table-cell office:value-type="float" office:value="173464">
                <text:p>173464</text:p>
              </table:table-cell>
              <table:table-cell office:value-type="float" office:value="8337">
                <text:p>833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">
                <text:p>4590</text:p>
              </table:table-cell>
              <table:table-cell office:value-type="float" office:value="175202">
                <text:p>175202</text:p>
              </table:table-cell>
              <table:table-cell office:value-type="float" office:value="8304">
                <text:p>830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">
                <text:p>4600</text:p>
              </table:table-cell>
              <table:table-cell office:value-type="float" office:value="175942">
                <text:p>175942</text:p>
              </table:table-cell>
              <table:table-cell office:value-type="float" office:value="8307">
                <text:p>83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">
                <text:p>4610</text:p>
              </table:table-cell>
              <table:table-cell office:value-type="float" office:value="173131">
                <text:p>173131</text:p>
              </table:table-cell>
              <table:table-cell office:value-type="float" office:value="8284">
                <text:p>828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">
                <text:p>4620</text:p>
              </table:table-cell>
              <table:table-cell office:value-type="float" office:value="174794">
                <text:p>174794</text:p>
              </table:table-cell>
              <table:table-cell office:value-type="float" office:value="8299">
                <text:p>829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">
                <text:p>4630</text:p>
              </table:table-cell>
              <table:table-cell office:value-type="float" office:value="173909">
                <text:p>173909</text:p>
              </table:table-cell>
              <table:table-cell office:value-type="float" office:value="8281">
                <text:p>82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">
                <text:p>4640</text:p>
              </table:table-cell>
              <table:table-cell office:value-type="float" office:value="172113">
                <text:p>172113</text:p>
              </table:table-cell>
              <table:table-cell office:value-type="float" office:value="8253">
                <text:p>825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">
                <text:p>4650</text:p>
              </table:table-cell>
              <table:table-cell office:value-type="float" office:value="171909">
                <text:p>171909</text:p>
              </table:table-cell>
              <table:table-cell office:value-type="float" office:value="8289">
                <text:p>828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">
                <text:p>4660</text:p>
              </table:table-cell>
              <table:table-cell office:value-type="float" office:value="174353">
                <text:p>174353</text:p>
              </table:table-cell>
              <table:table-cell office:value-type="float" office:value="8238">
                <text:p>82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">
                <text:p>4670</text:p>
              </table:table-cell>
              <table:table-cell office:value-type="float" office:value="179265">
                <text:p>179265</text:p>
              </table:table-cell>
              <table:table-cell office:value-type="float" office:value="8225">
                <text:p>82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">
                <text:p>4680</text:p>
              </table:table-cell>
              <table:table-cell office:value-type="float" office:value="177399">
                <text:p>177399</text:p>
              </table:table-cell>
              <table:table-cell office:value-type="float" office:value="8304">
                <text:p>83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">
                <text:p>4690</text:p>
              </table:table-cell>
              <table:table-cell office:value-type="float" office:value="177661">
                <text:p>177661</text:p>
              </table:table-cell>
              <table:table-cell office:value-type="float" office:value="8220">
                <text:p>822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">
                <text:p>4700</text:p>
              </table:table-cell>
              <table:table-cell office:value-type="float" office:value="176848">
                <text:p>176848</text:p>
              </table:table-cell>
              <table:table-cell office:value-type="float" office:value="8256">
                <text:p>825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">
                <text:p>4710</text:p>
              </table:table-cell>
              <table:table-cell office:value-type="float" office:value="178612">
                <text:p>178612</text:p>
              </table:table-cell>
              <table:table-cell office:value-type="float" office:value="8265">
                <text:p>826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">
                <text:p>4720</text:p>
              </table:table-cell>
              <table:table-cell office:value-type="float" office:value="170957">
                <text:p>170957</text:p>
              </table:table-cell>
              <table:table-cell office:value-type="float" office:value="8191">
                <text:p>819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">
                <text:p>4730</text:p>
              </table:table-cell>
              <table:table-cell office:value-type="float" office:value="176154">
                <text:p>176154</text:p>
              </table:table-cell>
              <table:table-cell office:value-type="float" office:value="8245">
                <text:p>824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">
                <text:p>4740</text:p>
              </table:table-cell>
              <table:table-cell office:value-type="float" office:value="175310">
                <text:p>175310</text:p>
              </table:table-cell>
              <table:table-cell office:value-type="float" office:value="8183">
                <text:p>818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">
                <text:p>4750</text:p>
              </table:table-cell>
              <table:table-cell office:value-type="float" office:value="175981">
                <text:p>175981</text:p>
              </table:table-cell>
              <table:table-cell office:value-type="float" office:value="8214">
                <text:p>82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">
                <text:p>4760</text:p>
              </table:table-cell>
              <table:table-cell office:value-type="float" office:value="175430">
                <text:p>175430</text:p>
              </table:table-cell>
              <table:table-cell office:value-type="float" office:value="8175">
                <text:p>81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">
                <text:p>4770</text:p>
              </table:table-cell>
              <table:table-cell office:value-type="float" office:value="174561">
                <text:p>174561</text:p>
              </table:table-cell>
              <table:table-cell office:value-type="float" office:value="8222">
                <text:p>822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">
                <text:p>4780</text:p>
              </table:table-cell>
              <table:table-cell office:value-type="float" office:value="175389">
                <text:p>175389</text:p>
              </table:table-cell>
              <table:table-cell office:value-type="float" office:value="8275">
                <text:p>82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">
                <text:p>4790</text:p>
              </table:table-cell>
              <table:table-cell office:value-type="float" office:value="174399">
                <text:p>174399</text:p>
              </table:table-cell>
              <table:table-cell office:value-type="float" office:value="8163">
                <text:p>81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">
                <text:p>4800</text:p>
              </table:table-cell>
              <table:table-cell office:value-type="float" office:value="175526">
                <text:p>175526</text:p>
              </table:table-cell>
              <table:table-cell office:value-type="float" office:value="8240">
                <text:p>824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">
                <text:p>4810</text:p>
              </table:table-cell>
              <table:table-cell office:value-type="float" office:value="177298">
                <text:p>177298</text:p>
              </table:table-cell>
              <table:table-cell office:value-type="float" office:value="8169">
                <text:p>816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">
                <text:p>4820</text:p>
              </table:table-cell>
              <table:table-cell office:value-type="float" office:value="176042">
                <text:p>176042</text:p>
              </table:table-cell>
              <table:table-cell office:value-type="float" office:value="8211">
                <text:p>82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">
                <text:p>4830</text:p>
              </table:table-cell>
              <table:table-cell office:value-type="float" office:value="175340">
                <text:p>175340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">
                <text:p>4840</text:p>
              </table:table-cell>
              <table:table-cell office:value-type="float" office:value="176773">
                <text:p>176773</text:p>
              </table:table-cell>
              <table:table-cell office:value-type="float" office:value="8160">
                <text:p>816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">
                <text:p>4850</text:p>
              </table:table-cell>
              <table:table-cell office:value-type="float" office:value="175711">
                <text:p>175711</text:p>
              </table:table-cell>
              <table:table-cell office:value-type="float" office:value="8261">
                <text:p>826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">
                <text:p>4860</text:p>
              </table:table-cell>
              <table:table-cell office:value-type="float" office:value="177050">
                <text:p>177050</text:p>
              </table:table-cell>
              <table:table-cell office:value-type="float" office:value="8183">
                <text:p>818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">
                <text:p>4870</text:p>
              </table:table-cell>
              <table:table-cell office:value-type="float" office:value="173593">
                <text:p>173593</text:p>
              </table:table-cell>
              <table:table-cell office:value-type="float" office:value="8181">
                <text:p>818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">
                <text:p>4880</text:p>
              </table:table-cell>
              <table:table-cell office:value-type="float" office:value="175473">
                <text:p>175473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">
                <text:p>4890</text:p>
              </table:table-cell>
              <table:table-cell office:value-type="float" office:value="178280">
                <text:p>178280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">
                <text:p>4900</text:p>
              </table:table-cell>
              <table:table-cell office:value-type="float" office:value="173384">
                <text:p>173384</text:p>
              </table:table-cell>
              <table:table-cell office:value-type="float" office:value="8198">
                <text:p>819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">
                <text:p>4910</text:p>
              </table:table-cell>
              <table:table-cell office:value-type="float" office:value="177260">
                <text:p>177260</text:p>
              </table:table-cell>
              <table:table-cell office:value-type="float" office:value="8204">
                <text:p>820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">
                <text:p>4920</text:p>
              </table:table-cell>
              <table:table-cell office:value-type="float" office:value="178387">
                <text:p>178387</text:p>
              </table:table-cell>
              <table:table-cell office:value-type="float" office:value="8201">
                <text:p>820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">
                <text:p>4930</text:p>
              </table:table-cell>
              <table:table-cell office:value-type="float" office:value="177727">
                <text:p>177727</text:p>
              </table:table-cell>
              <table:table-cell office:value-type="float" office:value="8152">
                <text:p>815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">
                <text:p>4940</text:p>
              </table:table-cell>
              <table:table-cell office:value-type="float" office:value="177768">
                <text:p>177768</text:p>
              </table:table-cell>
              <table:table-cell office:value-type="float" office:value="8168">
                <text:p>81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">
                <text:p>4950</text:p>
              </table:table-cell>
              <table:table-cell office:value-type="float" office:value="178912">
                <text:p>178912</text:p>
              </table:table-cell>
              <table:table-cell office:value-type="float" office:value="8167">
                <text:p>816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">
                <text:p>4960</text:p>
              </table:table-cell>
              <table:table-cell office:value-type="float" office:value="177160">
                <text:p>177160</text:p>
              </table:table-cell>
              <table:table-cell office:value-type="float" office:value="8172">
                <text:p>817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">
                <text:p>4970</text:p>
              </table:table-cell>
              <table:table-cell office:value-type="float" office:value="177630">
                <text:p>177630</text:p>
              </table:table-cell>
              <table:table-cell office:value-type="float" office:value="8185">
                <text:p>818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">
                <text:p>4980</text:p>
              </table:table-cell>
              <table:table-cell office:value-type="float" office:value="176006">
                <text:p>176006</text:p>
              </table:table-cell>
              <table:table-cell office:value-type="float" office:value="8115">
                <text:p>81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">
                <text:p>4990</text:p>
              </table:table-cell>
              <table:table-cell office:value-type="float" office:value="176131">
                <text:p>176131</text:p>
              </table:table-cell>
              <table:table-cell office:value-type="float" office:value="8134">
                <text:p>813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">
                <text:p>5000</text:p>
              </table:table-cell>
              <table:table-cell office:value-type="float" office:value="181113">
                <text:p>181113</text:p>
              </table:table-cell>
              <table:table-cell office:value-type="float" office:value="8143">
                <text:p>81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743cm" svg:height="19.392cm" xlink:href=".." xlink:type="simple" chart:class="chart:scatter" chart:style-name="ch1">
        <chart:legend chart:legend-position="end" svg:x="34.554cm" svg:y="9.148cm" style:legend-expansion="high" chart:style-name="ch2"/>
        <chart:plot-area chart:style-name="ch3" table:cell-range-address="'gcc-aging-128'.A2:'gcc-aging-128'.A501 'gcc-aging-128'.C1:'gcc-aging-128'.D501" chart:data-source-has-labels="row" svg:x="1.204cm" svg:y="1.683cm" svg:width="31.842cm" svg:height="16.902cm">
          <chartooo:coordinate-region svg:x="2.566cm" svg:y="1.882cm" svg:width="30.108cm" svg:height="16.0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cc-aging-128'.C2:'gcc-aging-128'.C501" chart:label-cell-address="'gcc-aging-128'.C1:'gcc-aging-128'.C1" chart:class="chart:scatter">
            <chart:domain table:cell-range-address="'gcc-aging-128'.A2:'gcc-aging-128'.A501"/>
            <chart:data-point chart:repeated="500"/>
          </chart:series>
          <chart:series chart:style-name="ch8" chart:values-cell-range-address="'gcc-aging-128'.D2:'gcc-aging-128'.D501" chart:label-cell-address="'gcc-aging-128'.D1:'gcc-aging-128'.D1" chart:class="chart:scatter">
            <chart:data-point chart:repeated="5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GE FAULTS</text:p>
                <draw:g>
                  <svg:desc>'gcc-aging-128'.C1:'gcc-aging-128'.C1</svg:desc>
                </draw:g>
              </table:table-cell>
              <table:table-cell office:value-type="string">
                <text:p> DISK WRITES</text:p>
                <draw:g>
                  <svg:desc>'gcc-aging-128'.D1:'gcc-aging-128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gcc-aging-128'.A2:'gcc-aging-128'.A501</svg:desc>
                </draw:g>
              </table:table-cell>
              <table:table-cell office:value-type="float" office:value="306872">
                <text:p>306872</text:p>
                <draw:g>
                  <svg:desc>'gcc-aging-128'.C2:'gcc-aging-128'.C501</svg:desc>
                </draw:g>
              </table:table-cell>
              <table:table-cell office:value-type="float" office:value="50356">
                <text:p>50356</text:p>
                <draw:g>
                  <svg:desc>'gcc-aging-128'.D2:'gcc-aging-128'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40257">
                <text:p>240257</text:p>
              </table:table-cell>
              <table:table-cell office:value-type="float" office:value="39398">
                <text:p>39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09189">
                <text:p>209189</text:p>
              </table:table-cell>
              <table:table-cell office:value-type="float" office:value="33401">
                <text:p>334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88950">
                <text:p>188950</text:p>
              </table:table-cell>
              <table:table-cell office:value-type="float" office:value="29583">
                <text:p>29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74764">
                <text:p>174764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65021">
                <text:p>165021</text:p>
              </table:table-cell>
              <table:table-cell office:value-type="float" office:value="25170">
                <text:p>251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55865">
                <text:p>155865</text:p>
              </table:table-cell>
              <table:table-cell office:value-type="float" office:value="23681">
                <text:p>236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50113">
                <text:p>150113</text:p>
              </table:table-cell>
              <table:table-cell office:value-type="float" office:value="22663">
                <text:p>226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44118">
                <text:p>144118</text:p>
              </table:table-cell>
              <table:table-cell office:value-type="float" office:value="21772">
                <text:p>217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40528">
                <text:p>140528</text:p>
              </table:table-cell>
              <table:table-cell office:value-type="float" office:value="20930">
                <text:p>209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132708">
                <text:p>132708</text:p>
              </table:table-cell>
              <table:table-cell office:value-type="float" office:value="20010">
                <text:p>200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30780">
                <text:p>130780</text:p>
              </table:table-cell>
              <table:table-cell office:value-type="float" office:value="19521">
                <text:p>195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28214">
                <text:p>128214</text:p>
              </table:table-cell>
              <table:table-cell office:value-type="float" office:value="18941">
                <text:p>189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24750">
                <text:p>124750</text:p>
              </table:table-cell>
              <table:table-cell office:value-type="float" office:value="18412">
                <text:p>184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21375">
                <text:p>121375</text:p>
              </table:table-cell>
              <table:table-cell office:value-type="float" office:value="17929">
                <text:p>179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17960">
                <text:p>117960</text:p>
              </table:table-cell>
              <table:table-cell office:value-type="float" office:value="17485">
                <text:p>174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17340">
                <text:p>117340</text:p>
              </table:table-cell>
              <table:table-cell office:value-type="float" office:value="17193">
                <text:p>171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13334">
                <text:p>113334</text:p>
              </table:table-cell>
              <table:table-cell office:value-type="float" office:value="16739">
                <text:p>167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12184">
                <text:p>112184</text:p>
              </table:table-cell>
              <table:table-cell office:value-type="float" office:value="16457">
                <text:p>164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10824">
                <text:p>110824</text:p>
              </table:table-cell>
              <table:table-cell office:value-type="float" office:value="16238">
                <text:p>162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09068">
                <text:p>109068</text:p>
              </table:table-cell>
              <table:table-cell office:value-type="float" office:value="15985">
                <text:p>159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06036">
                <text:p>106036</text:p>
              </table:table-cell>
              <table:table-cell office:value-type="float" office:value="15617">
                <text:p>156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06366">
                <text:p>106366</text:p>
              </table:table-cell>
              <table:table-cell office:value-type="float" office:value="15521">
                <text:p>155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04439">
                <text:p>104439</text:p>
              </table:table-cell>
              <table:table-cell office:value-type="float" office:value="15276">
                <text:p>152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04182">
                <text:p>104182</text:p>
              </table:table-cell>
              <table:table-cell office:value-type="float" office:value="15129">
                <text:p>151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01056">
                <text:p>101056</text:p>
              </table:table-cell>
              <table:table-cell office:value-type="float" office:value="14785">
                <text:p>147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00030">
                <text:p>100030</text:p>
              </table:table-cell>
              <table:table-cell office:value-type="float" office:value="14650">
                <text:p>146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99760">
                <text:p>99760</text:p>
              </table:table-cell>
              <table:table-cell office:value-type="float" office:value="14530">
                <text:p>145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97291">
                <text:p>97291</text:p>
              </table:table-cell>
              <table:table-cell office:value-type="float" office:value="14252">
                <text:p>142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96046">
                <text:p>96046</text:p>
              </table:table-cell>
              <table:table-cell office:value-type="float" office:value="14080">
                <text:p>140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95456">
                <text:p>95456</text:p>
              </table:table-cell>
              <table:table-cell office:value-type="float" office:value="13966">
                <text:p>139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95176">
                <text:p>95176</text:p>
              </table:table-cell>
              <table:table-cell office:value-type="float" office:value="13906">
                <text:p>139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94328">
                <text:p>94328</text:p>
              </table:table-cell>
              <table:table-cell office:value-type="float" office:value="13746">
                <text:p>137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92498">
                <text:p>92498</text:p>
              </table:table-cell>
              <table:table-cell office:value-type="float" office:value="13576">
                <text:p>135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91667">
                <text:p>91667</text:p>
              </table:table-cell>
              <table:table-cell office:value-type="float" office:value="13416">
                <text:p>134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90208">
                <text:p>90208</text:p>
              </table:table-cell>
              <table:table-cell office:value-type="float" office:value="13305">
                <text:p>133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89510">
                <text:p>89510</text:p>
              </table:table-cell>
              <table:table-cell office:value-type="float" office:value="13165">
                <text:p>131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90088">
                <text:p>90088</text:p>
              </table:table-cell>
              <table:table-cell office:value-type="float" office:value="13143">
                <text:p>131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89116">
                <text:p>89116</text:p>
              </table:table-cell>
              <table:table-cell office:value-type="float" office:value="13042">
                <text:p>130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86838">
                <text:p>86838</text:p>
              </table:table-cell>
              <table:table-cell office:value-type="float" office:value="12813">
                <text:p>128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87314">
                <text:p>87314</text:p>
              </table:table-cell>
              <table:table-cell office:value-type="float" office:value="12764">
                <text:p>127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86221">
                <text:p>86221</text:p>
              </table:table-cell>
              <table:table-cell office:value-type="float" office:value="12654">
                <text:p>126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85481">
                <text:p>85481</text:p>
              </table:table-cell>
              <table:table-cell office:value-type="float" office:value="12478">
                <text:p>124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84553">
                <text:p>84553</text:p>
              </table:table-cell>
              <table:table-cell office:value-type="float" office:value="12433">
                <text:p>124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85247">
                <text:p>85247</text:p>
              </table:table-cell>
              <table:table-cell office:value-type="float" office:value="12421">
                <text:p>124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84652">
                <text:p>84652</text:p>
              </table:table-cell>
              <table:table-cell office:value-type="float" office:value="12315">
                <text:p>123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84801">
                <text:p>84801</text:p>
              </table:table-cell>
              <table:table-cell office:value-type="float" office:value="12299">
                <text:p>122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82927">
                <text:p>82927</text:p>
              </table:table-cell>
              <table:table-cell office:value-type="float" office:value="12112">
                <text:p>121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82211">
                <text:p>82211</text:p>
              </table:table-cell>
              <table:table-cell office:value-type="float" office:value="12039">
                <text:p>120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81297">
                <text:p>81297</text:p>
              </table:table-cell>
              <table:table-cell office:value-type="float" office:value="11982">
                <text:p>119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81333">
                <text:p>81333</text:p>
              </table:table-cell>
              <table:table-cell office:value-type="float" office:value="12017">
                <text:p>120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80386">
                <text:p>80386</text:p>
              </table:table-cell>
              <table:table-cell office:value-type="float" office:value="11870">
                <text:p>118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80083">
                <text:p>80083</text:p>
              </table:table-cell>
              <table:table-cell office:value-type="float" office:value="11822">
                <text:p>118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79776">
                <text:p>79776</text:p>
              </table:table-cell>
              <table:table-cell office:value-type="float" office:value="11793">
                <text:p>117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78424">
                <text:p>78424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78405">
                <text:p>78405</text:p>
              </table:table-cell>
              <table:table-cell office:value-type="float" office:value="11642">
                <text:p>116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78917">
                <text:p>78917</text:p>
              </table:table-cell>
              <table:table-cell office:value-type="float" office:value="11662">
                <text:p>11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78084">
                <text:p>78084</text:p>
              </table:table-cell>
              <table:table-cell office:value-type="float" office:value="11551">
                <text:p>115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77890">
                <text:p>77890</text:p>
              </table:table-cell>
              <table:table-cell office:value-type="float" office:value="11526">
                <text:p>115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76430">
                <text:p>76430</text:p>
              </table:table-cell>
              <table:table-cell office:value-type="float" office:value="11433">
                <text:p>114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77040">
                <text:p>77040</text:p>
              </table:table-cell>
              <table:table-cell office:value-type="float" office:value="11430">
                <text:p>114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76565">
                <text:p>76565</text:p>
              </table:table-cell>
              <table:table-cell office:value-type="float" office:value="11353">
                <text:p>113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75875">
                <text:p>75875</text:p>
              </table:table-cell>
              <table:table-cell office:value-type="float" office:value="11302">
                <text:p>113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76180">
                <text:p>76180</text:p>
              </table:table-cell>
              <table:table-cell office:value-type="float" office:value="11277">
                <text:p>112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75774">
                <text:p>75774</text:p>
              </table:table-cell>
              <table:table-cell office:value-type="float" office:value="11204">
                <text:p>112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75989">
                <text:p>75989</text:p>
              </table:table-cell>
              <table:table-cell office:value-type="float" office:value="11195">
                <text:p>111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74553">
                <text:p>74553</text:p>
              </table:table-cell>
              <table:table-cell office:value-type="float" office:value="11092">
                <text:p>110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75189">
                <text:p>75189</text:p>
              </table:table-cell>
              <table:table-cell office:value-type="float" office:value="11155">
                <text:p>111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73668">
                <text:p>73668</text:p>
              </table:table-cell>
              <table:table-cell office:value-type="float" office:value="11068">
                <text:p>110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73754">
                <text:p>73754</text:p>
              </table:table-cell>
              <table:table-cell office:value-type="float" office:value="11055">
                <text:p>110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73244">
                <text:p>73244</text:p>
              </table:table-cell>
              <table:table-cell office:value-type="float" office:value="10953">
                <text:p>109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74473">
                <text:p>74473</text:p>
              </table:table-cell>
              <table:table-cell office:value-type="float" office:value="11008">
                <text:p>110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73091">
                <text:p>73091</text:p>
              </table:table-cell>
              <table:table-cell office:value-type="float" office:value="10877">
                <text:p>108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71917">
                <text:p>71917</text:p>
              </table:table-cell>
              <table:table-cell office:value-type="float" office:value="10831">
                <text:p>108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71344">
                <text:p>71344</text:p>
              </table:table-cell>
              <table:table-cell office:value-type="float" office:value="10790">
                <text:p>1079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72754">
                <text:p>72754</text:p>
              </table:table-cell>
              <table:table-cell office:value-type="float" office:value="10821">
                <text:p>108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72458">
                <text:p>72458</text:p>
              </table:table-cell>
              <table:table-cell office:value-type="float" office:value="10761">
                <text:p>107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71525">
                <text:p>71525</text:p>
              </table:table-cell>
              <table:table-cell office:value-type="float" office:value="10743">
                <text:p>107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71491">
                <text:p>71491</text:p>
              </table:table-cell>
              <table:table-cell office:value-type="float" office:value="10637">
                <text:p>106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72012">
                <text:p>72012</text:p>
              </table:table-cell>
              <table:table-cell office:value-type="float" office:value="10709">
                <text:p>107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71451">
                <text:p>71451</text:p>
              </table:table-cell>
              <table:table-cell office:value-type="float" office:value="10676">
                <text:p>106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71280">
                <text:p>71280</text:p>
              </table:table-cell>
              <table:table-cell office:value-type="float" office:value="10708">
                <text:p>107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70165">
                <text:p>70165</text:p>
              </table:table-cell>
              <table:table-cell office:value-type="float" office:value="10585">
                <text:p>105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70220">
                <text:p>70220</text:p>
              </table:table-cell>
              <table:table-cell office:value-type="float" office:value="10586">
                <text:p>105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70486">
                <text:p>70486</text:p>
              </table:table-cell>
              <table:table-cell office:value-type="float" office:value="10543">
                <text:p>105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69202">
                <text:p>69202</text:p>
              </table:table-cell>
              <table:table-cell office:value-type="float" office:value="10481">
                <text:p>104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68225">
                <text:p>68225</text:p>
              </table:table-cell>
              <table:table-cell office:value-type="float" office:value="10416">
                <text:p>104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69805">
                <text:p>69805</text:p>
              </table:table-cell>
              <table:table-cell office:value-type="float" office:value="10483">
                <text:p>104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70145">
                <text:p>70145</text:p>
              </table:table-cell>
              <table:table-cell office:value-type="float" office:value="10476">
                <text:p>10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69002">
                <text:p>69002</text:p>
              </table:table-cell>
              <table:table-cell office:value-type="float" office:value="10378">
                <text:p>103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68859">
                <text:p>68859</text:p>
              </table:table-cell>
              <table:table-cell office:value-type="float" office:value="10347">
                <text:p>103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68781">
                <text:p>68781</text:p>
              </table:table-cell>
              <table:table-cell office:value-type="float" office:value="10318">
                <text:p>103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68352">
                <text:p>68352</text:p>
              </table:table-cell>
              <table:table-cell office:value-type="float" office:value="10287">
                <text:p>102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68446">
                <text:p>68446</text:p>
              </table:table-cell>
              <table:table-cell office:value-type="float" office:value="10313">
                <text:p>103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68575">
                <text:p>68575</text:p>
              </table:table-cell>
              <table:table-cell office:value-type="float" office:value="10277">
                <text:p>102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68533">
                <text:p>68533</text:p>
              </table:table-cell>
              <table:table-cell office:value-type="float" office:value="10254">
                <text:p>102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67002">
                <text:p>67002</text:p>
              </table:table-cell>
              <table:table-cell office:value-type="float" office:value="10102">
                <text:p>101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69431">
                <text:p>69431</text:p>
              </table:table-cell>
              <table:table-cell office:value-type="float" office:value="10243">
                <text:p>102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67786">
                <text:p>67786</text:p>
              </table:table-cell>
              <table:table-cell office:value-type="float" office:value="10050">
                <text:p>1005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66807">
                <text:p>66807</text:p>
              </table:table-cell>
              <table:table-cell office:value-type="float" office:value="10019">
                <text:p>100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65637">
                <text:p>65637</text:p>
              </table:table-cell>
              <table:table-cell office:value-type="float" office:value="9902">
                <text:p>99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66437">
                <text:p>66437</text:p>
              </table:table-cell>
              <table:table-cell office:value-type="float" office:value="9955">
                <text:p>99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66167">
                <text:p>66167</text:p>
              </table:table-cell>
              <table:table-cell office:value-type="float" office:value="9950">
                <text:p>99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65806">
                <text:p>65806</text:p>
              </table:table-cell>
              <table:table-cell office:value-type="float" office:value="9911">
                <text:p>99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65236">
                <text:p>65236</text:p>
              </table:table-cell>
              <table:table-cell office:value-type="float" office:value="9846">
                <text:p>98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65373">
                <text:p>65373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65315">
                <text:p>65315</text:p>
              </table:table-cell>
              <table:table-cell office:value-type="float" office:value="9895">
                <text:p>98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64813">
                <text:p>64813</text:p>
              </table:table-cell>
              <table:table-cell office:value-type="float" office:value="9878">
                <text:p>98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64349">
                <text:p>64349</text:p>
              </table:table-cell>
              <table:table-cell office:value-type="float" office:value="9810">
                <text:p>98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65377">
                <text:p>65377</text:p>
              </table:table-cell>
              <table:table-cell office:value-type="float" office:value="9924">
                <text:p>99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64784">
                <text:p>64784</text:p>
              </table:table-cell>
              <table:table-cell office:value-type="float" office:value="9880">
                <text:p>98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63189">
                <text:p>63189</text:p>
              </table:table-cell>
              <table:table-cell office:value-type="float" office:value="9771">
                <text:p>97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63913">
                <text:p>63913</text:p>
              </table:table-cell>
              <table:table-cell office:value-type="float" office:value="9743">
                <text:p>97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63306">
                <text:p>63306</text:p>
              </table:table-cell>
              <table:table-cell office:value-type="float" office:value="9709">
                <text:p>97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63022">
                <text:p>63022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64100">
                <text:p>64100</text:p>
              </table:table-cell>
              <table:table-cell office:value-type="float" office:value="9681">
                <text:p>96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65497">
                <text:p>65497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63654">
                <text:p>63654</text:p>
              </table:table-cell>
              <table:table-cell office:value-type="float" office:value="9620">
                <text:p>96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63859">
                <text:p>63859</text:p>
              </table:table-cell>
              <table:table-cell office:value-type="float" office:value="9665">
                <text:p>96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64826">
                <text:p>64826</text:p>
              </table:table-cell>
              <table:table-cell office:value-type="float" office:value="9677">
                <text:p>96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63065">
                <text:p>63065</text:p>
              </table:table-cell>
              <table:table-cell office:value-type="float" office:value="9504">
                <text:p>95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64639">
                <text:p>64639</text:p>
              </table:table-cell>
              <table:table-cell office:value-type="float" office:value="9623">
                <text:p>96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64184">
                <text:p>64184</text:p>
              </table:table-cell>
              <table:table-cell office:value-type="float" office:value="9631">
                <text:p>96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65052">
                <text:p>65052</text:p>
              </table:table-cell>
              <table:table-cell office:value-type="float" office:value="9584">
                <text:p>95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65289">
                <text:p>65289</text:p>
              </table:table-cell>
              <table:table-cell office:value-type="float" office:value="9655">
                <text:p>96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63196">
                <text:p>63196</text:p>
              </table:table-cell>
              <table:table-cell office:value-type="float" office:value="9554">
                <text:p>95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63608">
                <text:p>63608</text:p>
              </table:table-cell>
              <table:table-cell office:value-type="float" office:value="9524">
                <text:p>95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64273">
                <text:p>64273</text:p>
              </table:table-cell>
              <table:table-cell office:value-type="float" office:value="9594">
                <text:p>95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63634">
                <text:p>63634</text:p>
              </table:table-cell>
              <table:table-cell office:value-type="float" office:value="9573">
                <text:p>95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62564">
                <text:p>62564</text:p>
              </table:table-cell>
              <table:table-cell office:value-type="float" office:value="9481">
                <text:p>94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61931">
                <text:p>61931</text:p>
              </table:table-cell>
              <table:table-cell office:value-type="float" office:value="9403">
                <text:p>94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62178">
                <text:p>62178</text:p>
              </table:table-cell>
              <table:table-cell office:value-type="float" office:value="9414">
                <text:p>94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61293">
                <text:p>61293</text:p>
              </table:table-cell>
              <table:table-cell office:value-type="float" office:value="9343">
                <text:p>93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61893">
                <text:p>61893</text:p>
              </table:table-cell>
              <table:table-cell office:value-type="float" office:value="9341">
                <text:p>93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62317">
                <text:p>62317</text:p>
              </table:table-cell>
              <table:table-cell office:value-type="float" office:value="9407">
                <text:p>94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61142">
                <text:p>61142</text:p>
              </table:table-cell>
              <table:table-cell office:value-type="float" office:value="9268">
                <text:p>92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60576">
                <text:p>60576</text:p>
              </table:table-cell>
              <table:table-cell office:value-type="float" office:value="9305">
                <text:p>93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61233">
                <text:p>61233</text:p>
              </table:table-cell>
              <table:table-cell office:value-type="float" office:value="9324">
                <text:p>93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60683">
                <text:p>60683</text:p>
              </table:table-cell>
              <table:table-cell office:value-type="float" office:value="9228">
                <text:p>92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61131">
                <text:p>61131</text:p>
              </table:table-cell>
              <table:table-cell office:value-type="float" office:value="9232">
                <text:p>92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61750">
                <text:p>61750</text:p>
              </table:table-cell>
              <table:table-cell office:value-type="float" office:value="9272">
                <text:p>92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60958">
                <text:p>60958</text:p>
              </table:table-cell>
              <table:table-cell office:value-type="float" office:value="9155">
                <text:p>91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60987">
                <text:p>60987</text:p>
              </table:table-cell>
              <table:table-cell office:value-type="float" office:value="9207">
                <text:p>92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61112">
                <text:p>61112</text:p>
              </table:table-cell>
              <table:table-cell office:value-type="float" office:value="9156">
                <text:p>91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60885">
                <text:p>60885</text:p>
              </table:table-cell>
              <table:table-cell office:value-type="float" office:value="9111">
                <text:p>911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61890">
                <text:p>61890</text:p>
              </table:table-cell>
              <table:table-cell office:value-type="float" office:value="9084">
                <text:p>90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62028">
                <text:p>62028</text:p>
              </table:table-cell>
              <table:table-cell office:value-type="float" office:value="9069">
                <text:p>90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60958">
                <text:p>60958</text:p>
              </table:table-cell>
              <table:table-cell office:value-type="float" office:value="9073">
                <text:p>90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60205">
                <text:p>6020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60005">
                <text:p>60005</text:p>
              </table:table-cell>
              <table:table-cell office:value-type="float" office:value="9011">
                <text:p>90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59303">
                <text:p>59303</text:p>
              </table:table-cell>
              <table:table-cell office:value-type="float" office:value="8932">
                <text:p>89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58481">
                <text:p>58481</text:p>
              </table:table-cell>
              <table:table-cell office:value-type="float" office:value="8884">
                <text:p>88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59663">
                <text:p>59663</text:p>
              </table:table-cell>
              <table:table-cell office:value-type="float" office:value="8902">
                <text:p>89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59156">
                <text:p>59156</text:p>
              </table:table-cell>
              <table:table-cell office:value-type="float" office:value="8916">
                <text:p>89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59914">
                <text:p>59914</text:p>
              </table:table-cell>
              <table:table-cell office:value-type="float" office:value="8998">
                <text:p>89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58038">
                <text:p>58038</text:p>
              </table:table-cell>
              <table:table-cell office:value-type="float" office:value="8834">
                <text:p>88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58870">
                <text:p>58870</text:p>
              </table:table-cell>
              <table:table-cell office:value-type="float" office:value="8862">
                <text:p>88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58498">
                <text:p>58498</text:p>
              </table:table-cell>
              <table:table-cell office:value-type="float" office:value="8807">
                <text:p>88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59091">
                <text:p>59091</text:p>
              </table:table-cell>
              <table:table-cell office:value-type="float" office:value="8801">
                <text:p>88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59805">
                <text:p>59805</text:p>
              </table:table-cell>
              <table:table-cell office:value-type="float" office:value="8887">
                <text:p>88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57585">
                <text:p>57585</text:p>
              </table:table-cell>
              <table:table-cell office:value-type="float" office:value="8704">
                <text:p>87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58142">
                <text:p>58142</text:p>
              </table:table-cell>
              <table:table-cell office:value-type="float" office:value="8683">
                <text:p>86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57584">
                <text:p>57584</text:p>
              </table:table-cell>
              <table:table-cell office:value-type="float" office:value="8655">
                <text:p>86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59004">
                <text:p>59004</text:p>
              </table:table-cell>
              <table:table-cell office:value-type="float" office:value="8649">
                <text:p>86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58319">
                <text:p>58319</text:p>
              </table:table-cell>
              <table:table-cell office:value-type="float" office:value="8635">
                <text:p>86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56899">
                <text:p>56899</text:p>
              </table:table-cell>
              <table:table-cell office:value-type="float" office:value="8590">
                <text:p>859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57165">
                <text:p>57165</text:p>
              </table:table-cell>
              <table:table-cell office:value-type="float" office:value="8630">
                <text:p>863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57156">
                <text:p>57156</text:p>
              </table:table-cell>
              <table:table-cell office:value-type="float" office:value="8647">
                <text:p>86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57967">
                <text:p>57967</text:p>
              </table:table-cell>
              <table:table-cell office:value-type="float" office:value="8590">
                <text:p>859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59164">
                <text:p>59164</text:p>
              </table:table-cell>
              <table:table-cell office:value-type="float" office:value="8601">
                <text:p>86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56820">
                <text:p>56820</text:p>
              </table:table-cell>
              <table:table-cell office:value-type="float" office:value="8514">
                <text:p>85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55612">
                <text:p>55612</text:p>
              </table:table-cell>
              <table:table-cell office:value-type="float" office:value="8468">
                <text:p>84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57208">
                <text:p>57208</text:p>
              </table:table-cell>
              <table:table-cell office:value-type="float" office:value="8522">
                <text:p>85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56147">
                <text:p>56147</text:p>
              </table:table-cell>
              <table:table-cell office:value-type="float" office:value="8419">
                <text:p>84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56881">
                <text:p>56881</text:p>
              </table:table-cell>
              <table:table-cell office:value-type="float" office:value="8501">
                <text:p>85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56452">
                <text:p>56452</text:p>
              </table:table-cell>
              <table:table-cell office:value-type="float" office:value="8437">
                <text:p>84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55808">
                <text:p>55808</text:p>
              </table:table-cell>
              <table:table-cell office:value-type="float" office:value="8365">
                <text:p>83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55060">
                <text:p>55060</text:p>
              </table:table-cell>
              <table:table-cell office:value-type="float" office:value="8351">
                <text:p>83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55420">
                <text:p>55420</text:p>
              </table:table-cell>
              <table:table-cell office:value-type="float" office:value="8357">
                <text:p>83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56290">
                <text:p>56290</text:p>
              </table:table-cell>
              <table:table-cell office:value-type="float" office:value="8348">
                <text:p>83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56680">
                <text:p>56680</text:p>
              </table:table-cell>
              <table:table-cell office:value-type="float" office:value="8376">
                <text:p>83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55790">
                <text:p>55790</text:p>
              </table:table-cell>
              <table:table-cell office:value-type="float" office:value="8303">
                <text:p>83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54489">
                <text:p>54489</text:p>
              </table:table-cell>
              <table:table-cell office:value-type="float" office:value="8234">
                <text:p>82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55749">
                <text:p>55749</text:p>
              </table:table-cell>
              <table:table-cell office:value-type="float" office:value="8282">
                <text:p>82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54391">
                <text:p>54391</text:p>
              </table:table-cell>
              <table:table-cell office:value-type="float" office:value="8229">
                <text:p>82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55040">
                <text:p>55040</text:p>
              </table:table-cell>
              <table:table-cell office:value-type="float" office:value="8213">
                <text:p>82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56491">
                <text:p>56491</text:p>
              </table:table-cell>
              <table:table-cell office:value-type="float" office:value="8290">
                <text:p>829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57230">
                <text:p>57230</text:p>
              </table:table-cell>
              <table:table-cell office:value-type="float" office:value="8314">
                <text:p>83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55350">
                <text:p>55350</text:p>
              </table:table-cell>
              <table:table-cell office:value-type="float" office:value="8264">
                <text:p>82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55510">
                <text:p>55510</text:p>
              </table:table-cell>
              <table:table-cell office:value-type="float" office:value="8263">
                <text:p>82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56163">
                <text:p>56163</text:p>
              </table:table-cell>
              <table:table-cell office:value-type="float" office:value="8199">
                <text:p>81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55729">
                <text:p>55729</text:p>
              </table:table-cell>
              <table:table-cell office:value-type="float" office:value="8159">
                <text:p>81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57311">
                <text:p>57311</text:p>
              </table:table-cell>
              <table:table-cell office:value-type="float" office:value="8218">
                <text:p>821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56723">
                <text:p>56723</text:p>
              </table:table-cell>
              <table:table-cell office:value-type="float" office:value="8173">
                <text:p>81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55740">
                <text:p>55740</text:p>
              </table:table-cell>
              <table:table-cell office:value-type="float" office:value="8176">
                <text:p>81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55030">
                <text:p>55030</text:p>
              </table:table-cell>
              <table:table-cell office:value-type="float" office:value="8144">
                <text:p>81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54957">
                <text:p>54957</text:p>
              </table:table-cell>
              <table:table-cell office:value-type="float" office:value="8122">
                <text:p>81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54875">
                <text:p>54875</text:p>
              </table:table-cell>
              <table:table-cell office:value-type="float" office:value="8135">
                <text:p>81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54913">
                <text:p>54913</text:p>
              </table:table-cell>
              <table:table-cell office:value-type="float" office:value="8138">
                <text:p>81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55027">
                <text:p>55027</text:p>
              </table:table-cell>
              <table:table-cell office:value-type="float" office:value="8113">
                <text:p>81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57520">
                <text:p>57520</text:p>
              </table:table-cell>
              <table:table-cell office:value-type="float" office:value="8178">
                <text:p>817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55731">
                <text:p>55731</text:p>
              </table:table-cell>
              <table:table-cell office:value-type="float" office:value="8134">
                <text:p>81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54633">
                <text:p>54633</text:p>
              </table:table-cell>
              <table:table-cell office:value-type="float" office:value="8126">
                <text:p>81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54727">
                <text:p>54727</text:p>
              </table:table-cell>
              <table:table-cell office:value-type="float" office:value="8107">
                <text:p>81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55390">
                <text:p>55390</text:p>
              </table:table-cell>
              <table:table-cell office:value-type="float" office:value="8117">
                <text:p>81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55454">
                <text:p>55454</text:p>
              </table:table-cell>
              <table:table-cell office:value-type="float" office:value="8104">
                <text:p>81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54749">
                <text:p>54749</text:p>
              </table:table-cell>
              <table:table-cell office:value-type="float" office:value="8092">
                <text:p>80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55550">
                <text:p>55550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55534">
                <text:p>55534</text:p>
              </table:table-cell>
              <table:table-cell office:value-type="float" office:value="8086">
                <text:p>80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54994">
                <text:p>54994</text:p>
              </table:table-cell>
              <table:table-cell office:value-type="float" office:value="8088">
                <text:p>80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53810">
                <text:p>53810</text:p>
              </table:table-cell>
              <table:table-cell office:value-type="float" office:value="8050">
                <text:p>805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54140">
                <text:p>54140</text:p>
              </table:table-cell>
              <table:table-cell office:value-type="float" office:value="8065">
                <text:p>80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54123">
                <text:p>54123</text:p>
              </table:table-cell>
              <table:table-cell office:value-type="float" office:value="8021">
                <text:p>80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54692">
                <text:p>54692</text:p>
              </table:table-cell>
              <table:table-cell office:value-type="float" office:value="8008">
                <text:p>80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54901">
                <text:p>54901</text:p>
              </table:table-cell>
              <table:table-cell office:value-type="float" office:value="7996">
                <text:p>799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54755">
                <text:p>54755</text:p>
              </table:table-cell>
              <table:table-cell office:value-type="float" office:value="8040">
                <text:p>804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55546">
                <text:p>55546</text:p>
              </table:table-cell>
              <table:table-cell office:value-type="float" office:value="8030">
                <text:p>803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55830">
                <text:p>55830</text:p>
              </table:table-cell>
              <table:table-cell office:value-type="float" office:value="8055">
                <text:p>80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54787">
                <text:p>54787</text:p>
              </table:table-cell>
              <table:table-cell office:value-type="float" office:value="7982">
                <text:p>79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54479">
                <text:p>54479</text:p>
              </table:table-cell>
              <table:table-cell office:value-type="float" office:value="8041">
                <text:p>80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54708">
                <text:p>54708</text:p>
              </table:table-cell>
              <table:table-cell office:value-type="float" office:value="8015">
                <text:p>80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54499">
                <text:p>54499</text:p>
              </table:table-cell>
              <table:table-cell office:value-type="float" office:value="7999">
                <text:p>79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55286">
                <text:p>55286</text:p>
              </table:table-cell>
              <table:table-cell office:value-type="float" office:value="7994">
                <text:p>79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54993">
                <text:p>54993</text:p>
              </table:table-cell>
              <table:table-cell office:value-type="float" office:value="8013">
                <text:p>80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57211">
                <text:p>57211</text:p>
              </table:table-cell>
              <table:table-cell office:value-type="float" office:value="8087">
                <text:p>808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56108">
                <text:p>56108</text:p>
              </table:table-cell>
              <table:table-cell office:value-type="float" office:value="7961">
                <text:p>79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56918">
                <text:p>56918</text:p>
              </table:table-cell>
              <table:table-cell office:value-type="float" office:value="8038">
                <text:p>80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55437">
                <text:p>55437</text:p>
              </table:table-cell>
              <table:table-cell office:value-type="float" office:value="7961">
                <text:p>796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54784">
                <text:p>54784</text:p>
              </table:table-cell>
              <table:table-cell office:value-type="float" office:value="7929">
                <text:p>79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54414">
                <text:p>54414</text:p>
              </table:table-cell>
              <table:table-cell office:value-type="float" office:value="7907">
                <text:p>79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54260">
                <text:p>54260</text:p>
              </table:table-cell>
              <table:table-cell office:value-type="float" office:value="7941">
                <text:p>79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54981">
                <text:p>54981</text:p>
              </table:table-cell>
              <table:table-cell office:value-type="float" office:value="8003">
                <text:p>80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53891">
                <text:p>53891</text:p>
              </table:table-cell>
              <table:table-cell office:value-type="float" office:value="7925">
                <text:p>79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56878">
                <text:p>56878</text:p>
              </table:table-cell>
              <table:table-cell office:value-type="float" office:value="7952">
                <text:p>79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59187">
                <text:p>59187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58333">
                <text:p>58333</text:p>
              </table:table-cell>
              <table:table-cell office:value-type="float" office:value="7976">
                <text:p>79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60524">
                <text:p>60524</text:p>
              </table:table-cell>
              <table:table-cell office:value-type="float" office:value="8024">
                <text:p>80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56836">
                <text:p>56836</text:p>
              </table:table-cell>
              <table:table-cell office:value-type="float" office:value="7987">
                <text:p>79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57169">
                <text:p>57169</text:p>
              </table:table-cell>
              <table:table-cell office:value-type="float" office:value="7967">
                <text:p>79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57962">
                <text:p>57962</text:p>
              </table:table-cell>
              <table:table-cell office:value-type="float" office:value="7945">
                <text:p>79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56104">
                <text:p>56104</text:p>
              </table:table-cell>
              <table:table-cell office:value-type="float" office:value="7888">
                <text:p>78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56554">
                <text:p>56554</text:p>
              </table:table-cell>
              <table:table-cell office:value-type="float" office:value="7924">
                <text:p>79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55596">
                <text:p>55596</text:p>
              </table:table-cell>
              <table:table-cell office:value-type="float" office:value="7875">
                <text:p>78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57978">
                <text:p>57978</text:p>
              </table:table-cell>
              <table:table-cell office:value-type="float" office:value="7955">
                <text:p>795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58910">
                <text:p>58910</text:p>
              </table:table-cell>
              <table:table-cell office:value-type="float" office:value="7947">
                <text:p>79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61037">
                <text:p>61037</text:p>
              </table:table-cell>
              <table:table-cell office:value-type="float" office:value="7996">
                <text:p>79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60407">
                <text:p>60407</text:p>
              </table:table-cell>
              <table:table-cell office:value-type="float" office:value="7928">
                <text:p>79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59851">
                <text:p>59851</text:p>
              </table:table-cell>
              <table:table-cell office:value-type="float" office:value="7935">
                <text:p>79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60612">
                <text:p>60612</text:p>
              </table:table-cell>
              <table:table-cell office:value-type="float" office:value="7951">
                <text:p>795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58100">
                <text:p>58100</text:p>
              </table:table-cell>
              <table:table-cell office:value-type="float" office:value="7911">
                <text:p>79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57353">
                <text:p>57353</text:p>
              </table:table-cell>
              <table:table-cell office:value-type="float" office:value="7854">
                <text:p>78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57607">
                <text:p>57607</text:p>
              </table:table-cell>
              <table:table-cell office:value-type="float" office:value="7906">
                <text:p>79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57234">
                <text:p>57234</text:p>
              </table:table-cell>
              <table:table-cell office:value-type="float" office:value="7883">
                <text:p>788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60143">
                <text:p>60143</text:p>
              </table:table-cell>
              <table:table-cell office:value-type="float" office:value="7964">
                <text:p>79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58865">
                <text:p>58865</text:p>
              </table:table-cell>
              <table:table-cell office:value-type="float" office:value="7914">
                <text:p>79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58744">
                <text:p>58744</text:p>
              </table:table-cell>
              <table:table-cell office:value-type="float" office:value="7906">
                <text:p>79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62191">
                <text:p>62191</text:p>
              </table:table-cell>
              <table:table-cell office:value-type="float" office:value="7945">
                <text:p>794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61755">
                <text:p>61755</text:p>
              </table:table-cell>
              <table:table-cell office:value-type="float" office:value="7924">
                <text:p>79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62009">
                <text:p>62009</text:p>
              </table:table-cell>
              <table:table-cell office:value-type="float" office:value="7928">
                <text:p>79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62965">
                <text:p>62965</text:p>
              </table:table-cell>
              <table:table-cell office:value-type="float" office:value="7901">
                <text:p>79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58393">
                <text:p>58393</text:p>
              </table:table-cell>
              <table:table-cell office:value-type="float" office:value="7888">
                <text:p>78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59954">
                <text:p>59954</text:p>
              </table:table-cell>
              <table:table-cell office:value-type="float" office:value="7897">
                <text:p>789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60011">
                <text:p>60011</text:p>
              </table:table-cell>
              <table:table-cell office:value-type="float" office:value="7899">
                <text:p>78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60159">
                <text:p>60159</text:p>
              </table:table-cell>
              <table:table-cell office:value-type="float" office:value="7891">
                <text:p>78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58906">
                <text:p>58906</text:p>
              </table:table-cell>
              <table:table-cell office:value-type="float" office:value="7896">
                <text:p>78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60560">
                <text:p>60560</text:p>
              </table:table-cell>
              <table:table-cell office:value-type="float" office:value="7919">
                <text:p>79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60605">
                <text:p>60605</text:p>
              </table:table-cell>
              <table:table-cell office:value-type="float" office:value="7883">
                <text:p>78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61614">
                <text:p>61614</text:p>
              </table:table-cell>
              <table:table-cell office:value-type="float" office:value="7890">
                <text:p>789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60461">
                <text:p>60461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61614">
                <text:p>61614</text:p>
              </table:table-cell>
              <table:table-cell office:value-type="float" office:value="7885">
                <text:p>78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65338">
                <text:p>65338</text:p>
              </table:table-cell>
              <table:table-cell office:value-type="float" office:value="7939">
                <text:p>79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64937">
                <text:p>64937</text:p>
              </table:table-cell>
              <table:table-cell office:value-type="float" office:value="7902">
                <text:p>79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65595">
                <text:p>65595</text:p>
              </table:table-cell>
              <table:table-cell office:value-type="float" office:value="7896">
                <text:p>78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62755">
                <text:p>62755</text:p>
              </table:table-cell>
              <table:table-cell office:value-type="float" office:value="7912">
                <text:p>79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63848">
                <text:p>63848</text:p>
              </table:table-cell>
              <table:table-cell office:value-type="float" office:value="7861">
                <text:p>78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62857">
                <text:p>62857</text:p>
              </table:table-cell>
              <table:table-cell office:value-type="float" office:value="7879">
                <text:p>787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62920">
                <text:p>62920</text:p>
              </table:table-cell>
              <table:table-cell office:value-type="float" office:value="7839">
                <text:p>783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63824">
                <text:p>63824</text:p>
              </table:table-cell>
              <table:table-cell office:value-type="float" office:value="7861">
                <text:p>786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63411">
                <text:p>63411</text:p>
              </table:table-cell>
              <table:table-cell office:value-type="float" office:value="7822">
                <text:p>78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62152">
                <text:p>62152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64170">
                <text:p>64170</text:p>
              </table:table-cell>
              <table:table-cell office:value-type="float" office:value="7834">
                <text:p>78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64270">
                <text:p>64270</text:p>
              </table:table-cell>
              <table:table-cell office:value-type="float" office:value="7847">
                <text:p>78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65446">
                <text:p>65446</text:p>
              </table:table-cell>
              <table:table-cell office:value-type="float" office:value="7856">
                <text:p>78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64424">
                <text:p>64424</text:p>
              </table:table-cell>
              <table:table-cell office:value-type="float" office:value="7867">
                <text:p>78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64618">
                <text:p>64618</text:p>
              </table:table-cell>
              <table:table-cell office:value-type="float" office:value="7852">
                <text:p>785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65076">
                <text:p>65076</text:p>
              </table:table-cell>
              <table:table-cell office:value-type="float" office:value="7855">
                <text:p>78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64442">
                <text:p>64442</text:p>
              </table:table-cell>
              <table:table-cell office:value-type="float" office:value="7819">
                <text:p>78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64483">
                <text:p>64483</text:p>
              </table:table-cell>
              <table:table-cell office:value-type="float" office:value="7798">
                <text:p>77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64609">
                <text:p>64609</text:p>
              </table:table-cell>
              <table:table-cell office:value-type="float" office:value="7818">
                <text:p>78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66046">
                <text:p>66046</text:p>
              </table:table-cell>
              <table:table-cell office:value-type="float" office:value="7808">
                <text:p>780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66215">
                <text:p>66215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66516">
                <text:p>66516</text:p>
              </table:table-cell>
              <table:table-cell office:value-type="float" office:value="7828">
                <text:p>78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67206">
                <text:p>67206</text:p>
              </table:table-cell>
              <table:table-cell office:value-type="float" office:value="7849">
                <text:p>78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67077">
                <text:p>67077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67462">
                <text:p>67462</text:p>
              </table:table-cell>
              <table:table-cell office:value-type="float" office:value="7862">
                <text:p>78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68143">
                <text:p>68143</text:p>
              </table:table-cell>
              <table:table-cell office:value-type="float" office:value="7842">
                <text:p>784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67434">
                <text:p>67434</text:p>
              </table:table-cell>
              <table:table-cell office:value-type="float" office:value="7809">
                <text:p>78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69207">
                <text:p>69207</text:p>
              </table:table-cell>
              <table:table-cell office:value-type="float" office:value="7854">
                <text:p>78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68336">
                <text:p>68336</text:p>
              </table:table-cell>
              <table:table-cell office:value-type="float" office:value="7840">
                <text:p>784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67566">
                <text:p>67566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68125">
                <text:p>68125</text:p>
              </table:table-cell>
              <table:table-cell office:value-type="float" office:value="7841">
                <text:p>784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69110">
                <text:p>69110</text:p>
              </table:table-cell>
              <table:table-cell office:value-type="float" office:value="7815">
                <text:p>78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67826">
                <text:p>67826</text:p>
              </table:table-cell>
              <table:table-cell office:value-type="float" office:value="7793">
                <text:p>77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69528">
                <text:p>69528</text:p>
              </table:table-cell>
              <table:table-cell office:value-type="float" office:value="7863">
                <text:p>78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70513">
                <text:p>70513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69447">
                <text:p>69447</text:p>
              </table:table-cell>
              <table:table-cell office:value-type="float" office:value="7822">
                <text:p>78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68763">
                <text:p>68763</text:p>
              </table:table-cell>
              <table:table-cell office:value-type="float" office:value="7778">
                <text:p>777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69370">
                <text:p>69370</text:p>
              </table:table-cell>
              <table:table-cell office:value-type="float" office:value="7792">
                <text:p>77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70005">
                <text:p>70005</text:p>
              </table:table-cell>
              <table:table-cell office:value-type="float" office:value="7798">
                <text:p>77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69259">
                <text:p>69259</text:p>
              </table:table-cell>
              <table:table-cell office:value-type="float" office:value="7824">
                <text:p>78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70415">
                <text:p>70415</text:p>
              </table:table-cell>
              <table:table-cell office:value-type="float" office:value="7827">
                <text:p>782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70362">
                <text:p>70362</text:p>
              </table:table-cell>
              <table:table-cell office:value-type="float" office:value="7784">
                <text:p>77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73171">
                <text:p>73171</text:p>
              </table:table-cell>
              <table:table-cell office:value-type="float" office:value="7849">
                <text:p>784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70845">
                <text:p>70845</text:p>
              </table:table-cell>
              <table:table-cell office:value-type="float" office:value="7792">
                <text:p>77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69019">
                <text:p>69019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73091">
                <text:p>73091</text:p>
              </table:table-cell>
              <table:table-cell office:value-type="float" office:value="7777">
                <text:p>77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72614">
                <text:p>72614</text:p>
              </table:table-cell>
              <table:table-cell office:value-type="float" office:value="7801">
                <text:p>780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70495">
                <text:p>70495</text:p>
              </table:table-cell>
              <table:table-cell office:value-type="float" office:value="7792">
                <text:p>77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71766">
                <text:p>71766</text:p>
              </table:table-cell>
              <table:table-cell office:value-type="float" office:value="7801">
                <text:p>780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70938">
                <text:p>70938</text:p>
              </table:table-cell>
              <table:table-cell office:value-type="float" office:value="7773">
                <text:p>777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73156">
                <text:p>73156</text:p>
              </table:table-cell>
              <table:table-cell office:value-type="float" office:value="7732">
                <text:p>773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73070">
                <text:p>73070</text:p>
              </table:table-cell>
              <table:table-cell office:value-type="float" office:value="7730">
                <text:p>773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72637">
                <text:p>72637</text:p>
              </table:table-cell>
              <table:table-cell office:value-type="float" office:value="7787">
                <text:p>77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73425">
                <text:p>73425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73972">
                <text:p>73972</text:p>
              </table:table-cell>
              <table:table-cell office:value-type="float" office:value="7792">
                <text:p>77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73027">
                <text:p>73027</text:p>
              </table:table-cell>
              <table:table-cell office:value-type="float" office:value="7795">
                <text:p>77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74485">
                <text:p>7448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73083">
                <text:p>73083</text:p>
              </table:table-cell>
              <table:table-cell office:value-type="float" office:value="7795">
                <text:p>77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74209">
                <text:p>74209</text:p>
              </table:table-cell>
              <table:table-cell office:value-type="float" office:value="7758">
                <text:p>77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73984">
                <text:p>73984</text:p>
              </table:table-cell>
              <table:table-cell office:value-type="float" office:value="7780">
                <text:p>778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74926">
                <text:p>74926</text:p>
              </table:table-cell>
              <table:table-cell office:value-type="float" office:value="7752">
                <text:p>77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74283">
                <text:p>74283</text:p>
              </table:table-cell>
              <table:table-cell office:value-type="float" office:value="7753">
                <text:p>77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75965">
                <text:p>75965</text:p>
              </table:table-cell>
              <table:table-cell office:value-type="float" office:value="7763">
                <text:p>776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74030">
                <text:p>74030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75918">
                <text:p>75918</text:p>
              </table:table-cell>
              <table:table-cell office:value-type="float" office:value="7737">
                <text:p>773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75250">
                <text:p>75250</text:p>
              </table:table-cell>
              <table:table-cell office:value-type="float" office:value="7708">
                <text:p>77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76451">
                <text:p>76451</text:p>
              </table:table-cell>
              <table:table-cell office:value-type="float" office:value="7749">
                <text:p>77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73618">
                <text:p>73618</text:p>
              </table:table-cell>
              <table:table-cell office:value-type="float" office:value="7781">
                <text:p>77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75907">
                <text:p>75907</text:p>
              </table:table-cell>
              <table:table-cell office:value-type="float" office:value="7710">
                <text:p>771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75418">
                <text:p>75418</text:p>
              </table:table-cell>
              <table:table-cell office:value-type="float" office:value="7735">
                <text:p>77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75677">
                <text:p>75677</text:p>
              </table:table-cell>
              <table:table-cell office:value-type="float" office:value="7734">
                <text:p>77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75712">
                <text:p>75712</text:p>
              </table:table-cell>
              <table:table-cell office:value-type="float" office:value="7722">
                <text:p>77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76493">
                <text:p>76493</text:p>
              </table:table-cell>
              <table:table-cell office:value-type="float" office:value="7714">
                <text:p>77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77405">
                <text:p>77405</text:p>
              </table:table-cell>
              <table:table-cell office:value-type="float" office:value="7639">
                <text:p>763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75944">
                <text:p>75944</text:p>
              </table:table-cell>
              <table:table-cell office:value-type="float" office:value="7749">
                <text:p>774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76125">
                <text:p>76125</text:p>
              </table:table-cell>
              <table:table-cell office:value-type="float" office:value="7735">
                <text:p>773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76865">
                <text:p>76865</text:p>
              </table:table-cell>
              <table:table-cell office:value-type="float" office:value="7701">
                <text:p>77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78018">
                <text:p>78018</text:p>
              </table:table-cell>
              <table:table-cell office:value-type="float" office:value="7697">
                <text:p>76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76679">
                <text:p>76679</text:p>
              </table:table-cell>
              <table:table-cell office:value-type="float" office:value="7698">
                <text:p>769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76204">
                <text:p>76204</text:p>
              </table:table-cell>
              <table:table-cell office:value-type="float" office:value="7668">
                <text:p>76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76493">
                <text:p>76493</text:p>
              </table:table-cell>
              <table:table-cell office:value-type="float" office:value="7709">
                <text:p>77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77843">
                <text:p>77843</text:p>
              </table:table-cell>
              <table:table-cell office:value-type="float" office:value="7647">
                <text:p>764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78653">
                <text:p>78653</text:p>
              </table:table-cell>
              <table:table-cell office:value-type="float" office:value="7659">
                <text:p>765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77339">
                <text:p>77339</text:p>
              </table:table-cell>
              <table:table-cell office:value-type="float" office:value="7683">
                <text:p>76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76672">
                <text:p>76672</text:p>
              </table:table-cell>
              <table:table-cell office:value-type="float" office:value="7689">
                <text:p>768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77302">
                <text:p>77302</text:p>
              </table:table-cell>
              <table:table-cell office:value-type="float" office:value="7656">
                <text:p>76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78053">
                <text:p>78053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78591">
                <text:p>78591</text:p>
              </table:table-cell>
              <table:table-cell office:value-type="float" office:value="7675">
                <text:p>76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77870">
                <text:p>77870</text:p>
              </table:table-cell>
              <table:table-cell office:value-type="float" office:value="7622">
                <text:p>762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77668">
                <text:p>77668</text:p>
              </table:table-cell>
              <table:table-cell office:value-type="float" office:value="7620">
                <text:p>762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0">
                <text:p>3610</text:p>
              </table:table-cell>
              <table:table-cell office:value-type="float" office:value="79830">
                <text:p>79830</text:p>
              </table:table-cell>
              <table:table-cell office:value-type="float" office:value="7665">
                <text:p>766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0">
                <text:p>3620</text:p>
              </table:table-cell>
              <table:table-cell office:value-type="float" office:value="78928">
                <text:p>78928</text:p>
              </table:table-cell>
              <table:table-cell office:value-type="float" office:value="7663">
                <text:p>76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0">
                <text:p>3630</text:p>
              </table:table-cell>
              <table:table-cell office:value-type="float" office:value="78911">
                <text:p>78911</text:p>
              </table:table-cell>
              <table:table-cell office:value-type="float" office:value="7648">
                <text:p>764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0">
                <text:p>3640</text:p>
              </table:table-cell>
              <table:table-cell office:value-type="float" office:value="77686">
                <text:p>77686</text:p>
              </table:table-cell>
              <table:table-cell office:value-type="float" office:value="7611">
                <text:p>76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0">
                <text:p>3650</text:p>
              </table:table-cell>
              <table:table-cell office:value-type="float" office:value="80778">
                <text:p>80778</text:p>
              </table:table-cell>
              <table:table-cell office:value-type="float" office:value="7644">
                <text:p>764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0">
                <text:p>3660</text:p>
              </table:table-cell>
              <table:table-cell office:value-type="float" office:value="78588">
                <text:p>78588</text:p>
              </table:table-cell>
              <table:table-cell office:value-type="float" office:value="7635">
                <text:p>76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0">
                <text:p>3670</text:p>
              </table:table-cell>
              <table:table-cell office:value-type="float" office:value="78485">
                <text:p>78485</text:p>
              </table:table-cell>
              <table:table-cell office:value-type="float" office:value="7613">
                <text:p>76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0">
                <text:p>3680</text:p>
              </table:table-cell>
              <table:table-cell office:value-type="float" office:value="80558">
                <text:p>80558</text:p>
              </table:table-cell>
              <table:table-cell office:value-type="float" office:value="7631">
                <text:p>76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0">
                <text:p>3690</text:p>
              </table:table-cell>
              <table:table-cell office:value-type="float" office:value="80406">
                <text:p>80406</text:p>
              </table:table-cell>
              <table:table-cell office:value-type="float" office:value="7643">
                <text:p>764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0">
                <text:p>3700</text:p>
              </table:table-cell>
              <table:table-cell office:value-type="float" office:value="80023">
                <text:p>80023</text:p>
              </table:table-cell>
              <table:table-cell office:value-type="float" office:value="7643">
                <text:p>76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0">
                <text:p>3710</text:p>
              </table:table-cell>
              <table:table-cell office:value-type="float" office:value="78879">
                <text:p>78879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0">
                <text:p>3720</text:p>
              </table:table-cell>
              <table:table-cell office:value-type="float" office:value="79530">
                <text:p>79530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0">
                <text:p>3730</text:p>
              </table:table-cell>
              <table:table-cell office:value-type="float" office:value="79245">
                <text:p>79245</text:p>
              </table:table-cell>
              <table:table-cell office:value-type="float" office:value="7642">
                <text:p>76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0">
                <text:p>3740</text:p>
              </table:table-cell>
              <table:table-cell office:value-type="float" office:value="78335">
                <text:p>78335</text:p>
              </table:table-cell>
              <table:table-cell office:value-type="float" office:value="7573">
                <text:p>75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0">
                <text:p>3750</text:p>
              </table:table-cell>
              <table:table-cell office:value-type="float" office:value="80008">
                <text:p>80008</text:p>
              </table:table-cell>
              <table:table-cell office:value-type="float" office:value="7597">
                <text:p>759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0">
                <text:p>3760</text:p>
              </table:table-cell>
              <table:table-cell office:value-type="float" office:value="80842">
                <text:p>80842</text:p>
              </table:table-cell>
              <table:table-cell office:value-type="float" office:value="7668">
                <text:p>766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0">
                <text:p>3770</text:p>
              </table:table-cell>
              <table:table-cell office:value-type="float" office:value="82014">
                <text:p>82014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0">
                <text:p>3780</text:p>
              </table:table-cell>
              <table:table-cell office:value-type="float" office:value="78114">
                <text:p>78114</text:p>
              </table:table-cell>
              <table:table-cell office:value-type="float" office:value="7584">
                <text:p>75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0">
                <text:p>3790</text:p>
              </table:table-cell>
              <table:table-cell office:value-type="float" office:value="80742">
                <text:p>80742</text:p>
              </table:table-cell>
              <table:table-cell office:value-type="float" office:value="7624">
                <text:p>76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0">
                <text:p>3800</text:p>
              </table:table-cell>
              <table:table-cell office:value-type="float" office:value="80091">
                <text:p>80091</text:p>
              </table:table-cell>
              <table:table-cell office:value-type="float" office:value="7603">
                <text:p>760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0">
                <text:p>3810</text:p>
              </table:table-cell>
              <table:table-cell office:value-type="float" office:value="80413">
                <text:p>80413</text:p>
              </table:table-cell>
              <table:table-cell office:value-type="float" office:value="7627">
                <text:p>762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0">
                <text:p>3820</text:p>
              </table:table-cell>
              <table:table-cell office:value-type="float" office:value="79488">
                <text:p>79488</text:p>
              </table:table-cell>
              <table:table-cell office:value-type="float" office:value="7605">
                <text:p>76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0">
                <text:p>3830</text:p>
              </table:table-cell>
              <table:table-cell office:value-type="float" office:value="80557">
                <text:p>80557</text:p>
              </table:table-cell>
              <table:table-cell office:value-type="float" office:value="7598">
                <text:p>75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0">
                <text:p>3840</text:p>
              </table:table-cell>
              <table:table-cell office:value-type="float" office:value="79074">
                <text:p>79074</text:p>
              </table:table-cell>
              <table:table-cell office:value-type="float" office:value="7584">
                <text:p>75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0">
                <text:p>3850</text:p>
              </table:table-cell>
              <table:table-cell office:value-type="float" office:value="82896">
                <text:p>82896</text:p>
              </table:table-cell>
              <table:table-cell office:value-type="float" office:value="7597">
                <text:p>759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0">
                <text:p>3860</text:p>
              </table:table-cell>
              <table:table-cell office:value-type="float" office:value="80273">
                <text:p>80273</text:p>
              </table:table-cell>
              <table:table-cell office:value-type="float" office:value="7594">
                <text:p>759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0">
                <text:p>3870</text:p>
              </table:table-cell>
              <table:table-cell office:value-type="float" office:value="81973">
                <text:p>81973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0">
                <text:p>3880</text:p>
              </table:table-cell>
              <table:table-cell office:value-type="float" office:value="82181">
                <text:p>82181</text:p>
              </table:table-cell>
              <table:table-cell office:value-type="float" office:value="7576">
                <text:p>757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0">
                <text:p>3890</text:p>
              </table:table-cell>
              <table:table-cell office:value-type="float" office:value="82334">
                <text:p>82334</text:p>
              </table:table-cell>
              <table:table-cell office:value-type="float" office:value="7628">
                <text:p>762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0">
                <text:p>3900</text:p>
              </table:table-cell>
              <table:table-cell office:value-type="float" office:value="82852">
                <text:p>82852</text:p>
              </table:table-cell>
              <table:table-cell office:value-type="float" office:value="7569">
                <text:p>756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0">
                <text:p>3910</text:p>
              </table:table-cell>
              <table:table-cell office:value-type="float" office:value="80307">
                <text:p>80307</text:p>
              </table:table-cell>
              <table:table-cell office:value-type="float" office:value="7435">
                <text:p>74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0">
                <text:p>3920</text:p>
              </table:table-cell>
              <table:table-cell office:value-type="float" office:value="79301">
                <text:p>79301</text:p>
              </table:table-cell>
              <table:table-cell office:value-type="float" office:value="7609">
                <text:p>760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0">
                <text:p>3930</text:p>
              </table:table-cell>
              <table:table-cell office:value-type="float" office:value="81090">
                <text:p>81090</text:p>
              </table:table-cell>
              <table:table-cell office:value-type="float" office:value="7560">
                <text:p>756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0">
                <text:p>3940</text:p>
              </table:table-cell>
              <table:table-cell office:value-type="float" office:value="84316">
                <text:p>84316</text:p>
              </table:table-cell>
              <table:table-cell office:value-type="float" office:value="7605">
                <text:p>76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0">
                <text:p>3950</text:p>
              </table:table-cell>
              <table:table-cell office:value-type="float" office:value="81634">
                <text:p>81634</text:p>
              </table:table-cell>
              <table:table-cell office:value-type="float" office:value="7571">
                <text:p>757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0">
                <text:p>3960</text:p>
              </table:table-cell>
              <table:table-cell office:value-type="float" office:value="82899">
                <text:p>82899</text:p>
              </table:table-cell>
              <table:table-cell office:value-type="float" office:value="7564">
                <text:p>75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0">
                <text:p>3970</text:p>
              </table:table-cell>
              <table:table-cell office:value-type="float" office:value="86736">
                <text:p>86736</text:p>
              </table:table-cell>
              <table:table-cell office:value-type="float" office:value="7636">
                <text:p>763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0">
                <text:p>3980</text:p>
              </table:table-cell>
              <table:table-cell office:value-type="float" office:value="82309">
                <text:p>82309</text:p>
              </table:table-cell>
              <table:table-cell office:value-type="float" office:value="7564">
                <text:p>756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0">
                <text:p>3990</text:p>
              </table:table-cell>
              <table:table-cell office:value-type="float" office:value="84275">
                <text:p>84275</text:p>
              </table:table-cell>
              <table:table-cell office:value-type="float" office:value="7536">
                <text:p>753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  <table:table-cell office:value-type="float" office:value="82831">
                <text:p>82831</text:p>
              </table:table-cell>
              <table:table-cell office:value-type="float" office:value="7546">
                <text:p>754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0">
                <text:p>4010</text:p>
              </table:table-cell>
              <table:table-cell office:value-type="float" office:value="81287">
                <text:p>81287</text:p>
              </table:table-cell>
              <table:table-cell office:value-type="float" office:value="7549">
                <text:p>75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0">
                <text:p>4020</text:p>
              </table:table-cell>
              <table:table-cell office:value-type="float" office:value="85657">
                <text:p>85657</text:p>
              </table:table-cell>
              <table:table-cell office:value-type="float" office:value="7578">
                <text:p>757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0">
                <text:p>4030</text:p>
              </table:table-cell>
              <table:table-cell office:value-type="float" office:value="84659">
                <text:p>84659</text:p>
              </table:table-cell>
              <table:table-cell office:value-type="float" office:value="7549">
                <text:p>754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0">
                <text:p>4040</text:p>
              </table:table-cell>
              <table:table-cell office:value-type="float" office:value="82690">
                <text:p>82690</text:p>
              </table:table-cell>
              <table:table-cell office:value-type="float" office:value="7530">
                <text:p>753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0">
                <text:p>4050</text:p>
              </table:table-cell>
              <table:table-cell office:value-type="float" office:value="87824">
                <text:p>87824</text:p>
              </table:table-cell>
              <table:table-cell office:value-type="float" office:value="7614">
                <text:p>761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0">
                <text:p>4060</text:p>
              </table:table-cell>
              <table:table-cell office:value-type="float" office:value="83330">
                <text:p>83330</text:p>
              </table:table-cell>
              <table:table-cell office:value-type="float" office:value="7488">
                <text:p>748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0">
                <text:p>4070</text:p>
              </table:table-cell>
              <table:table-cell office:value-type="float" office:value="84419">
                <text:p>84419</text:p>
              </table:table-cell>
              <table:table-cell office:value-type="float" office:value="7560">
                <text:p>756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0">
                <text:p>4080</text:p>
              </table:table-cell>
              <table:table-cell office:value-type="float" office:value="87076">
                <text:p>87076</text:p>
              </table:table-cell>
              <table:table-cell office:value-type="float" office:value="7543">
                <text:p>754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0">
                <text:p>4090</text:p>
              </table:table-cell>
              <table:table-cell office:value-type="float" office:value="84478">
                <text:p>84478</text:p>
              </table:table-cell>
              <table:table-cell office:value-type="float" office:value="7539">
                <text:p>753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0">
                <text:p>4100</text:p>
              </table:table-cell>
              <table:table-cell office:value-type="float" office:value="85651">
                <text:p>85651</text:p>
              </table:table-cell>
              <table:table-cell office:value-type="float" office:value="7548">
                <text:p>754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0">
                <text:p>4110</text:p>
              </table:table-cell>
              <table:table-cell office:value-type="float" office:value="84917">
                <text:p>84917</text:p>
              </table:table-cell>
              <table:table-cell office:value-type="float" office:value="7496">
                <text:p>74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0">
                <text:p>4120</text:p>
              </table:table-cell>
              <table:table-cell office:value-type="float" office:value="84714">
                <text:p>84714</text:p>
              </table:table-cell>
              <table:table-cell office:value-type="float" office:value="7551">
                <text:p>75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0">
                <text:p>4130</text:p>
              </table:table-cell>
              <table:table-cell office:value-type="float" office:value="85285">
                <text:p>85285</text:p>
              </table:table-cell>
              <table:table-cell office:value-type="float" office:value="7540">
                <text:p>754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0">
                <text:p>4140</text:p>
              </table:table-cell>
              <table:table-cell office:value-type="float" office:value="85922">
                <text:p>85922</text:p>
              </table:table-cell>
              <table:table-cell office:value-type="float" office:value="7515">
                <text:p>75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0">
                <text:p>4150</text:p>
              </table:table-cell>
              <table:table-cell office:value-type="float" office:value="86946">
                <text:p>86946</text:p>
              </table:table-cell>
              <table:table-cell office:value-type="float" office:value="7517">
                <text:p>751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0">
                <text:p>4160</text:p>
              </table:table-cell>
              <table:table-cell office:value-type="float" office:value="82351">
                <text:p>82351</text:p>
              </table:table-cell>
              <table:table-cell office:value-type="float" office:value="7502">
                <text:p>75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0">
                <text:p>4170</text:p>
              </table:table-cell>
              <table:table-cell office:value-type="float" office:value="85742">
                <text:p>85742</text:p>
              </table:table-cell>
              <table:table-cell office:value-type="float" office:value="7527">
                <text:p>752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0">
                <text:p>4180</text:p>
              </table:table-cell>
              <table:table-cell office:value-type="float" office:value="85098">
                <text:p>85098</text:p>
              </table:table-cell>
              <table:table-cell office:value-type="float" office:value="7501">
                <text:p>75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0">
                <text:p>4190</text:p>
              </table:table-cell>
              <table:table-cell office:value-type="float" office:value="86899">
                <text:p>86899</text:p>
              </table:table-cell>
              <table:table-cell office:value-type="float" office:value="7481">
                <text:p>748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0">
                <text:p>4200</text:p>
              </table:table-cell>
              <table:table-cell office:value-type="float" office:value="84926">
                <text:p>84926</text:p>
              </table:table-cell>
              <table:table-cell office:value-type="float" office:value="7476">
                <text:p>747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0">
                <text:p>4210</text:p>
              </table:table-cell>
              <table:table-cell office:value-type="float" office:value="87109">
                <text:p>87109</text:p>
              </table:table-cell>
              <table:table-cell office:value-type="float" office:value="7509">
                <text:p>750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0">
                <text:p>4220</text:p>
              </table:table-cell>
              <table:table-cell office:value-type="float" office:value="84815">
                <text:p>84815</text:p>
              </table:table-cell>
              <table:table-cell office:value-type="float" office:value="7528">
                <text:p>75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0">
                <text:p>4230</text:p>
              </table:table-cell>
              <table:table-cell office:value-type="float" office:value="87259">
                <text:p>87259</text:p>
              </table:table-cell>
              <table:table-cell office:value-type="float" office:value="7483">
                <text:p>748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0">
                <text:p>4240</text:p>
              </table:table-cell>
              <table:table-cell office:value-type="float" office:value="86856">
                <text:p>86856</text:p>
              </table:table-cell>
              <table:table-cell office:value-type="float" office:value="7493">
                <text:p>749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0">
                <text:p>4250</text:p>
              </table:table-cell>
              <table:table-cell office:value-type="float" office:value="86754">
                <text:p>86754</text:p>
              </table:table-cell>
              <table:table-cell office:value-type="float" office:value="7495">
                <text:p>749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0">
                <text:p>4260</text:p>
              </table:table-cell>
              <table:table-cell office:value-type="float" office:value="86193">
                <text:p>86193</text:p>
              </table:table-cell>
              <table:table-cell office:value-type="float" office:value="7474">
                <text:p>747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0">
                <text:p>4270</text:p>
              </table:table-cell>
              <table:table-cell office:value-type="float" office:value="88388">
                <text:p>88388</text:p>
              </table:table-cell>
              <table:table-cell office:value-type="float" office:value="7470">
                <text:p>747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0">
                <text:p>4280</text:p>
              </table:table-cell>
              <table:table-cell office:value-type="float" office:value="87927">
                <text:p>87927</text:p>
              </table:table-cell>
              <table:table-cell office:value-type="float" office:value="7513">
                <text:p>75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0">
                <text:p>4290</text:p>
              </table:table-cell>
              <table:table-cell office:value-type="float" office:value="87284">
                <text:p>87284</text:p>
              </table:table-cell>
              <table:table-cell office:value-type="float" office:value="7471">
                <text:p>747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0">
                <text:p>4300</text:p>
              </table:table-cell>
              <table:table-cell office:value-type="float" office:value="90313">
                <text:p>90313</text:p>
              </table:table-cell>
              <table:table-cell office:value-type="float" office:value="7451">
                <text:p>745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0">
                <text:p>4310</text:p>
              </table:table-cell>
              <table:table-cell office:value-type="float" office:value="89810">
                <text:p>89810</text:p>
              </table:table-cell>
              <table:table-cell office:value-type="float" office:value="7492">
                <text:p>749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0">
                <text:p>4320</text:p>
              </table:table-cell>
              <table:table-cell office:value-type="float" office:value="86929">
                <text:p>86929</text:p>
              </table:table-cell>
              <table:table-cell office:value-type="float" office:value="7442">
                <text:p>744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0">
                <text:p>4330</text:p>
              </table:table-cell>
              <table:table-cell office:value-type="float" office:value="88399">
                <text:p>88399</text:p>
              </table:table-cell>
              <table:table-cell office:value-type="float" office:value="7522">
                <text:p>752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0">
                <text:p>4340</text:p>
              </table:table-cell>
              <table:table-cell office:value-type="float" office:value="91049">
                <text:p>91049</text:p>
              </table:table-cell>
              <table:table-cell office:value-type="float" office:value="7465">
                <text:p>746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0">
                <text:p>4350</text:p>
              </table:table-cell>
              <table:table-cell office:value-type="float" office:value="87088">
                <text:p>87088</text:p>
              </table:table-cell>
              <table:table-cell office:value-type="float" office:value="7502">
                <text:p>75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0">
                <text:p>4360</text:p>
              </table:table-cell>
              <table:table-cell office:value-type="float" office:value="88237">
                <text:p>88237</text:p>
              </table:table-cell>
              <table:table-cell office:value-type="float" office:value="7478">
                <text:p>747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0">
                <text:p>4370</text:p>
              </table:table-cell>
              <table:table-cell office:value-type="float" office:value="87798">
                <text:p>87798</text:p>
              </table:table-cell>
              <table:table-cell office:value-type="float" office:value="7492">
                <text:p>74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0">
                <text:p>4380</text:p>
              </table:table-cell>
              <table:table-cell office:value-type="float" office:value="91155">
                <text:p>91155</text:p>
              </table:table-cell>
              <table:table-cell office:value-type="float" office:value="7442">
                <text:p>744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0">
                <text:p>4390</text:p>
              </table:table-cell>
              <table:table-cell office:value-type="float" office:value="87920">
                <text:p>87920</text:p>
              </table:table-cell>
              <table:table-cell office:value-type="float" office:value="7475">
                <text:p>74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0">
                <text:p>4400</text:p>
              </table:table-cell>
              <table:table-cell office:value-type="float" office:value="90954">
                <text:p>90954</text:p>
              </table:table-cell>
              <table:table-cell office:value-type="float" office:value="7480">
                <text:p>748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0">
                <text:p>4410</text:p>
              </table:table-cell>
              <table:table-cell office:value-type="float" office:value="90589">
                <text:p>90589</text:p>
              </table:table-cell>
              <table:table-cell office:value-type="float" office:value="7433">
                <text:p>743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0">
                <text:p>4420</text:p>
              </table:table-cell>
              <table:table-cell office:value-type="float" office:value="89157">
                <text:p>89157</text:p>
              </table:table-cell>
              <table:table-cell office:value-type="float" office:value="7460">
                <text:p>746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0">
                <text:p>4430</text:p>
              </table:table-cell>
              <table:table-cell office:value-type="float" office:value="88333">
                <text:p>88333</text:p>
              </table:table-cell>
              <table:table-cell office:value-type="float" office:value="7458">
                <text:p>745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0">
                <text:p>4440</text:p>
              </table:table-cell>
              <table:table-cell office:value-type="float" office:value="89965">
                <text:p>89965</text:p>
              </table:table-cell>
              <table:table-cell office:value-type="float" office:value="7479">
                <text:p>747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0">
                <text:p>4450</text:p>
              </table:table-cell>
              <table:table-cell office:value-type="float" office:value="91425">
                <text:p>91425</text:p>
              </table:table-cell>
              <table:table-cell office:value-type="float" office:value="7461">
                <text:p>746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0">
                <text:p>4460</text:p>
              </table:table-cell>
              <table:table-cell office:value-type="float" office:value="89431">
                <text:p>89431</text:p>
              </table:table-cell>
              <table:table-cell office:value-type="float" office:value="7437">
                <text:p>743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0">
                <text:p>4470</text:p>
              </table:table-cell>
              <table:table-cell office:value-type="float" office:value="88838">
                <text:p>88838</text:p>
              </table:table-cell>
              <table:table-cell office:value-type="float" office:value="7495">
                <text:p>749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0">
                <text:p>4480</text:p>
              </table:table-cell>
              <table:table-cell office:value-type="float" office:value="89563">
                <text:p>89563</text:p>
              </table:table-cell>
              <table:table-cell office:value-type="float" office:value="7469">
                <text:p>746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0">
                <text:p>4490</text:p>
              </table:table-cell>
              <table:table-cell office:value-type="float" office:value="89528">
                <text:p>89528</text:p>
              </table:table-cell>
              <table:table-cell office:value-type="float" office:value="7444">
                <text:p>744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0">
                <text:p>4500</text:p>
              </table:table-cell>
              <table:table-cell office:value-type="float" office:value="90120">
                <text:p>90120</text:p>
              </table:table-cell>
              <table:table-cell office:value-type="float" office:value="7447">
                <text:p>744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0">
                <text:p>4510</text:p>
              </table:table-cell>
              <table:table-cell office:value-type="float" office:value="91370">
                <text:p>91370</text:p>
              </table:table-cell>
              <table:table-cell office:value-type="float" office:value="7411">
                <text:p>741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0">
                <text:p>4520</text:p>
              </table:table-cell>
              <table:table-cell office:value-type="float" office:value="91760">
                <text:p>91760</text:p>
              </table:table-cell>
              <table:table-cell office:value-type="float" office:value="7424">
                <text:p>74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0">
                <text:p>4530</text:p>
              </table:table-cell>
              <table:table-cell office:value-type="float" office:value="90939">
                <text:p>90939</text:p>
              </table:table-cell>
              <table:table-cell office:value-type="float" office:value="7421">
                <text:p>742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0">
                <text:p>4540</text:p>
              </table:table-cell>
              <table:table-cell office:value-type="float" office:value="92017">
                <text:p>92017</text:p>
              </table:table-cell>
              <table:table-cell office:value-type="float" office:value="7462">
                <text:p>746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0">
                <text:p>4550</text:p>
              </table:table-cell>
              <table:table-cell office:value-type="float" office:value="94389">
                <text:p>94389</text:p>
              </table:table-cell>
              <table:table-cell office:value-type="float" office:value="7444">
                <text:p>744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0">
                <text:p>4560</text:p>
              </table:table-cell>
              <table:table-cell office:value-type="float" office:value="91697">
                <text:p>91697</text:p>
              </table:table-cell>
              <table:table-cell office:value-type="float" office:value="7368">
                <text:p>736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0">
                <text:p>4570</text:p>
              </table:table-cell>
              <table:table-cell office:value-type="float" office:value="91811">
                <text:p>91811</text:p>
              </table:table-cell>
              <table:table-cell office:value-type="float" office:value="7427">
                <text:p>74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0">
                <text:p>4580</text:p>
              </table:table-cell>
              <table:table-cell office:value-type="float" office:value="93937">
                <text:p>93937</text:p>
              </table:table-cell>
              <table:table-cell office:value-type="float" office:value="7414">
                <text:p>741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0">
                <text:p>4590</text:p>
              </table:table-cell>
              <table:table-cell office:value-type="float" office:value="93893">
                <text:p>93893</text:p>
              </table:table-cell>
              <table:table-cell office:value-type="float" office:value="7397">
                <text:p>739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0">
                <text:p>4600</text:p>
              </table:table-cell>
              <table:table-cell office:value-type="float" office:value="90231">
                <text:p>90231</text:p>
              </table:table-cell>
              <table:table-cell office:value-type="float" office:value="7410">
                <text:p>741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0">
                <text:p>4610</text:p>
              </table:table-cell>
              <table:table-cell office:value-type="float" office:value="92033">
                <text:p>92033</text:p>
              </table:table-cell>
              <table:table-cell office:value-type="float" office:value="7341">
                <text:p>734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0">
                <text:p>4620</text:p>
              </table:table-cell>
              <table:table-cell office:value-type="float" office:value="93390">
                <text:p>93390</text:p>
              </table:table-cell>
              <table:table-cell office:value-type="float" office:value="7406">
                <text:p>740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0">
                <text:p>4630</text:p>
              </table:table-cell>
              <table:table-cell office:value-type="float" office:value="91422">
                <text:p>91422</text:p>
              </table:table-cell>
              <table:table-cell office:value-type="float" office:value="7398">
                <text:p>739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0">
                <text:p>4640</text:p>
              </table:table-cell>
              <table:table-cell office:value-type="float" office:value="91065">
                <text:p>91065</text:p>
              </table:table-cell>
              <table:table-cell office:value-type="float" office:value="7383">
                <text:p>738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0">
                <text:p>4650</text:p>
              </table:table-cell>
              <table:table-cell office:value-type="float" office:value="93482">
                <text:p>93482</text:p>
              </table:table-cell>
              <table:table-cell office:value-type="float" office:value="7445">
                <text:p>744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0">
                <text:p>4660</text:p>
              </table:table-cell>
              <table:table-cell office:value-type="float" office:value="94025">
                <text:p>94025</text:p>
              </table:table-cell>
              <table:table-cell office:value-type="float" office:value="7392">
                <text:p>739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0">
                <text:p>4670</text:p>
              </table:table-cell>
              <table:table-cell office:value-type="float" office:value="93096">
                <text:p>93096</text:p>
              </table:table-cell>
              <table:table-cell office:value-type="float" office:value="7437">
                <text:p>743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0">
                <text:p>4680</text:p>
              </table:table-cell>
              <table:table-cell office:value-type="float" office:value="94728">
                <text:p>94728</text:p>
              </table:table-cell>
              <table:table-cell office:value-type="float" office:value="7393">
                <text:p>739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0">
                <text:p>4690</text:p>
              </table:table-cell>
              <table:table-cell office:value-type="float" office:value="92458">
                <text:p>92458</text:p>
              </table:table-cell>
              <table:table-cell office:value-type="float" office:value="7359">
                <text:p>735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0">
                <text:p>4700</text:p>
              </table:table-cell>
              <table:table-cell office:value-type="float" office:value="94763">
                <text:p>94763</text:p>
              </table:table-cell>
              <table:table-cell office:value-type="float" office:value="7378">
                <text:p>737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0">
                <text:p>4710</text:p>
              </table:table-cell>
              <table:table-cell office:value-type="float" office:value="93860">
                <text:p>93860</text:p>
              </table:table-cell>
              <table:table-cell office:value-type="float" office:value="7374">
                <text:p>737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0">
                <text:p>4720</text:p>
              </table:table-cell>
              <table:table-cell office:value-type="float" office:value="89611">
                <text:p>89611</text:p>
              </table:table-cell>
              <table:table-cell office:value-type="float" office:value="7366">
                <text:p>736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0">
                <text:p>4730</text:p>
              </table:table-cell>
              <table:table-cell office:value-type="float" office:value="94692">
                <text:p>94692</text:p>
              </table:table-cell>
              <table:table-cell office:value-type="float" office:value="7344">
                <text:p>73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0">
                <text:p>4740</text:p>
              </table:table-cell>
              <table:table-cell office:value-type="float" office:value="92081">
                <text:p>92081</text:p>
              </table:table-cell>
              <table:table-cell office:value-type="float" office:value="7377">
                <text:p>737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0">
                <text:p>4750</text:p>
              </table:table-cell>
              <table:table-cell office:value-type="float" office:value="93833">
                <text:p>93833</text:p>
              </table:table-cell>
              <table:table-cell office:value-type="float" office:value="7341">
                <text:p>73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0">
                <text:p>4760</text:p>
              </table:table-cell>
              <table:table-cell office:value-type="float" office:value="90090">
                <text:p>90090</text:p>
              </table:table-cell>
              <table:table-cell office:value-type="float" office:value="7398">
                <text:p>739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0">
                <text:p>4770</text:p>
              </table:table-cell>
              <table:table-cell office:value-type="float" office:value="91851">
                <text:p>91851</text:p>
              </table:table-cell>
              <table:table-cell office:value-type="float" office:value="7458">
                <text:p>745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0">
                <text:p>4780</text:p>
              </table:table-cell>
              <table:table-cell office:value-type="float" office:value="96617">
                <text:p>96617</text:p>
              </table:table-cell>
              <table:table-cell office:value-type="float" office:value="7371">
                <text:p>737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0">
                <text:p>4790</text:p>
              </table:table-cell>
              <table:table-cell office:value-type="float" office:value="93962">
                <text:p>93962</text:p>
              </table:table-cell>
              <table:table-cell office:value-type="float" office:value="7326">
                <text:p>732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0">
                <text:p>4800</text:p>
              </table:table-cell>
              <table:table-cell office:value-type="float" office:value="94743">
                <text:p>94743</text:p>
              </table:table-cell>
              <table:table-cell office:value-type="float" office:value="7412">
                <text:p>74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0">
                <text:p>4810</text:p>
              </table:table-cell>
              <table:table-cell office:value-type="float" office:value="93692">
                <text:p>93692</text:p>
              </table:table-cell>
              <table:table-cell office:value-type="float" office:value="7386">
                <text:p>738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0">
                <text:p>4820</text:p>
              </table:table-cell>
              <table:table-cell office:value-type="float" office:value="94878">
                <text:p>94878</text:p>
              </table:table-cell>
              <table:table-cell office:value-type="float" office:value="7349">
                <text:p>734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0">
                <text:p>4830</text:p>
              </table:table-cell>
              <table:table-cell office:value-type="float" office:value="96120">
                <text:p>96120</text:p>
              </table:table-cell>
              <table:table-cell office:value-type="float" office:value="7361">
                <text:p>736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0">
                <text:p>4840</text:p>
              </table:table-cell>
              <table:table-cell office:value-type="float" office:value="94987">
                <text:p>94987</text:p>
              </table:table-cell>
              <table:table-cell office:value-type="float" office:value="7340">
                <text:p>734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0">
                <text:p>4850</text:p>
              </table:table-cell>
              <table:table-cell office:value-type="float" office:value="93275">
                <text:p>93275</text:p>
              </table:table-cell>
              <table:table-cell office:value-type="float" office:value="7375">
                <text:p>73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0">
                <text:p>4860</text:p>
              </table:table-cell>
              <table:table-cell office:value-type="float" office:value="93031">
                <text:p>93031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0">
                <text:p>4870</text:p>
              </table:table-cell>
              <table:table-cell office:value-type="float" office:value="94375">
                <text:p>94375</text:p>
              </table:table-cell>
              <table:table-cell office:value-type="float" office:value="7334">
                <text:p>733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0">
                <text:p>4880</text:p>
              </table:table-cell>
              <table:table-cell office:value-type="float" office:value="97455">
                <text:p>97455</text:p>
              </table:table-cell>
              <table:table-cell office:value-type="float" office:value="7361">
                <text:p>736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0">
                <text:p>4890</text:p>
              </table:table-cell>
              <table:table-cell office:value-type="float" office:value="94093">
                <text:p>94093</text:p>
              </table:table-cell>
              <table:table-cell office:value-type="float" office:value="7326">
                <text:p>732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0">
                <text:p>4900</text:p>
              </table:table-cell>
              <table:table-cell office:value-type="float" office:value="95150">
                <text:p>95150</text:p>
              </table:table-cell>
              <table:table-cell office:value-type="float" office:value="7369">
                <text:p>73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0">
                <text:p>4910</text:p>
              </table:table-cell>
              <table:table-cell office:value-type="float" office:value="96182">
                <text:p>96182</text:p>
              </table:table-cell>
              <table:table-cell office:value-type="float" office:value="7379">
                <text:p>737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0">
                <text:p>4920</text:p>
              </table:table-cell>
              <table:table-cell office:value-type="float" office:value="95470">
                <text:p>95470</text:p>
              </table:table-cell>
              <table:table-cell office:value-type="float" office:value="7329">
                <text:p>732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0">
                <text:p>4930</text:p>
              </table:table-cell>
              <table:table-cell office:value-type="float" office:value="94650">
                <text:p>94650</text:p>
              </table:table-cell>
              <table:table-cell office:value-type="float" office:value="7359">
                <text:p>735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0">
                <text:p>4940</text:p>
              </table:table-cell>
              <table:table-cell office:value-type="float" office:value="96247">
                <text:p>96247</text:p>
              </table:table-cell>
              <table:table-cell office:value-type="float" office:value="7341">
                <text:p>734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0">
                <text:p>4950</text:p>
              </table:table-cell>
              <table:table-cell office:value-type="float" office:value="95616">
                <text:p>95616</text:p>
              </table:table-cell>
              <table:table-cell office:value-type="float" office:value="7330">
                <text:p>733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0">
                <text:p>4960</text:p>
              </table:table-cell>
              <table:table-cell office:value-type="float" office:value="95443">
                <text:p>95443</text:p>
              </table:table-cell>
              <table:table-cell office:value-type="float" office:value="7353">
                <text:p>735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0">
                <text:p>4970</text:p>
              </table:table-cell>
              <table:table-cell office:value-type="float" office:value="96396">
                <text:p>96396</text:p>
              </table:table-cell>
              <table:table-cell office:value-type="float" office:value="7318">
                <text:p>73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0">
                <text:p>4980</text:p>
              </table:table-cell>
              <table:table-cell office:value-type="float" office:value="96478">
                <text:p>96478</text:p>
              </table:table-cell>
              <table:table-cell office:value-type="float" office:value="7349">
                <text:p>734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0">
                <text:p>4990</text:p>
              </table:table-cell>
              <table:table-cell office:value-type="float" office:value="97257">
                <text:p>97257</text:p>
              </table:table-cell>
              <table:table-cell office:value-type="float" office:value="7300">
                <text:p>73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0">
                <text:p>5000</text:p>
              </table:table-cell>
              <table:table-cell office:value-type="float" office:value="98211">
                <text:p>98211</text:p>
              </table:table-cell>
              <table:table-cell office:value-type="float" office:value="7291">
                <text:p>729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